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Pictures/2000000D000000FD000000FDE4AE83B0.svm"/>
  <manifest:file-entry manifest:media-type="" manifest:full-path="Object 1/Pictures/20000011000000DF000000DFF364E8A8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2000000D000000FD000000FDE4AE83B0.svm"/>
  <manifest:file-entry manifest:media-type="" manifest:full-path="Object 2/Pictures/20000011000000DF000000DFF364E8A8.svm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2000000D000000FD000000FDE4AE83B0.svm"/>
  <manifest:file-entry manifest:media-type="" manifest:full-path="Object 3/Pictures/20000011000000DF000000DFF364E8A8.svm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" manifest:full-path="Object 4/Pictures/2000000D000000FD000000FDE4AE83B0.svm"/>
  <manifest:file-entry manifest:media-type="" manifest:full-path="Object 4/Pictures/20000011000000DF000000DFF364E8A8.svm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2000000D000000FD000000FDE4AE83B0.svm"/>
  <manifest:file-entry manifest:media-type="" manifest:full-path="Object 5/Pictures/20000011000000DF000000DFF364E8A8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3.323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4.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13"/>
    <style:style style:name="ce9" style:family="table-cell" style:parent-style-name="Default" style:data-style-name="N0"/>
    <style:style style:name="ce10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8" style:family="table-cell" style:parent-style-name="Default" style:data-style-name="N113">
      <style:table-cell-properties fo:background-color="transparent" fo:border="0.06pt solid #ff0000"/>
    </style:style>
    <style:style style:name="ce19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3" style:family="table-cell" style:parent-style-name="Default" style:data-style-name="N113"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election bia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selection bia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sqrt</text:p>
          </table:table-cell>
          <table:table-cell/>
          <table:table-cell office:value-type="string">
            <text:p>count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SQRT([.A8])" office:value-type="float" office:value="0">
            <text:p>0</text:p>
          </table:table-cell>
          <table:table-cell table:formula="of:=INT([.B8])" office:value-type="float" office:value="0">
            <text:p>0</text:p>
          </table:table-cell>
          <table:table-cell table:formula="of:=COUNTIF([.$C$8:.$C$109];0)" office:value-type="float" office:value="1">
            <text:p>1</text:p>
          </table:table-cell>
          <table:table-cell table:formula="of:=[.D8]/SUM([.$D$8:.$D$17])*100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QRT([.A9])" office:value-type="float" office:value="1">
            <text:p>1</text:p>
          </table:table-cell>
          <table:table-cell table:formula="of:=INT([.B9])" office:value-type="float" office:value="1">
            <text:p>1</text:p>
          </table:table-cell>
          <table:table-cell table:formula="of:=COUNTIF([.$C$8:.$C$109];1)" office:value-type="float" office:value="3">
            <text:p>3</text:p>
          </table:table-cell>
          <table:table-cell table:formula="of:=[.D9]/SUM([.$D$8:.$D$17])*100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QRT([.A10])" office:value-type="float" office:value="1.4142135623731">
            <text:p>1,41</text:p>
          </table:table-cell>
          <table:table-cell table:formula="of:=INT([.B10])" office:value-type="float" office:value="1">
            <text:p>1</text:p>
          </table:table-cell>
          <table:table-cell table:formula="of:=COUNTIF([.$C$8:.$C$109];2)" office:value-type="float" office:value="5">
            <text:p>5</text:p>
          </table:table-cell>
          <table:table-cell table:formula="of:=[.D10]/SUM([.$D$8:.$D$17])*100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QRT([.A11])" office:value-type="float" office:value="1.73205080756888">
            <text:p>1,73</text:p>
          </table:table-cell>
          <table:table-cell table:formula="of:=INT([.B11])" office:value-type="float" office:value="1">
            <text:p>1</text:p>
          </table:table-cell>
          <table:table-cell table:formula="of:=COUNTIF([.$C$8:.$C$109];3)" office:value-type="float" office:value="7">
            <text:p>7</text:p>
          </table:table-cell>
          <table:table-cell table:formula="of:=[.D11]/SUM([.$D$8:.$D$17])*100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QRT([.A12])" office:value-type="float" office:value="2">
            <text:p>2</text:p>
          </table:table-cell>
          <table:table-cell table:formula="of:=INT([.B12])" office:value-type="float" office:value="2">
            <text:p>2</text:p>
          </table:table-cell>
          <table:table-cell table:formula="of:=COUNTIF([.$C$8:.$C$109];4)" office:value-type="float" office:value="9">
            <text:p>9</text:p>
          </table:table-cell>
          <table:table-cell table:formula="of:=[.D12]/SUM([.$D$8:.$D$17])*100"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QRT([.A13])" office:value-type="float" office:value="2.23606797749979">
            <text:p>2,24</text:p>
          </table:table-cell>
          <table:table-cell table:formula="of:=INT([.B13])" office:value-type="float" office:value="2">
            <text:p>2</text:p>
          </table:table-cell>
          <table:table-cell table:formula="of:=COUNTIF([.$C$8:.$C$109];5)" office:value-type="float" office:value="11">
            <text:p>11</text:p>
          </table:table-cell>
          <table:table-cell table:formula="of:=[.D13]/SUM([.$D$8:.$D$17])*100"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QRT([.A14])" office:value-type="float" office:value="2.44948974278318">
            <text:p>2,45</text:p>
          </table:table-cell>
          <table:table-cell table:formula="of:=INT([.B14])" office:value-type="float" office:value="2">
            <text:p>2</text:p>
          </table:table-cell>
          <table:table-cell table:formula="of:=COUNTIF([.$C$8:.$C$109];6)" office:value-type="float" office:value="13">
            <text:p>13</text:p>
          </table:table-cell>
          <table:table-cell table:formula="of:=[.D14]/SUM([.$D$8:.$D$17])*100"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QRT([.A15])" office:value-type="float" office:value="2.64575131106459">
            <text:p>2,65</text:p>
          </table:table-cell>
          <table:table-cell table:formula="of:=INT([.B15])" office:value-type="float" office:value="2">
            <text:p>2</text:p>
          </table:table-cell>
          <table:table-cell table:formula="of:=COUNTIF([.$C$8:.$C$109];7)" office:value-type="float" office:value="15">
            <text:p>15</text:p>
          </table:table-cell>
          <table:table-cell table:formula="of:=[.D15]/SUM([.$D$8:.$D$17])*100"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SQRT([.A16])" office:value-type="float" office:value="2.82842712474619">
            <text:p>2,83</text:p>
          </table:table-cell>
          <table:table-cell table:formula="of:=INT([.B16])" office:value-type="float" office:value="2">
            <text:p>2</text:p>
          </table:table-cell>
          <table:table-cell table:formula="of:=COUNTIF([.$C$8:.$C$109];8)" office:value-type="float" office:value="17">
            <text:p>17</text:p>
          </table:table-cell>
          <table:table-cell table:formula="of:=[.D16]/SUM([.$D$8:.$D$17])*100"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SQRT([.A17])" office:value-type="float" office:value="3">
            <text:p>3</text:p>
          </table:table-cell>
          <table:table-cell table:formula="of:=INT([.B17])" office:value-type="float" office:value="3">
            <text:p>3</text:p>
          </table:table-cell>
          <table:table-cell table:formula="of:=COUNTIF([.$C$8:.$C$109];9)" office:value-type="float" office:value="19">
            <text:p>19</text:p>
          </table:table-cell>
          <table:table-cell table:formula="of:=[.D17]/SUM([.$D$8:.$D$17])*100"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QRT([.A18])" office:value-type="float" office:value="3.16227766016838">
            <text:p>3,16</text:p>
          </table:table-cell>
          <table:table-cell table:formula="of:=INT([.B18])" office:value-type="float" office:value="3">
            <text:p>3</text:p>
          </table:table-cell>
          <table:table-cell table:formula="of:=COUNTIF([.$C$8:.$C$109];10)" office:value-type="float" office:value="1">
            <text:p>1</text:p>
          </table:table-cell>
          <table:table-cell office:value-type="string">
            <text:p>... nice :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QRT([.A19])" office:value-type="float" office:value="3.3166247903554">
            <text:p>3,32</text:p>
          </table:table-cell>
          <table:table-cell table:formula="of:=INT([.B19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SQRT([.A20])" office:value-type="float" office:value="3.46410161513775">
            <text:p>3,46</text:p>
          </table:table-cell>
          <table:table-cell table:formula="of:=INT([.B20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SQRT([.A21])" office:value-type="float" office:value="3.60555127546399">
            <text:p>3,61</text:p>
          </table:table-cell>
          <table:table-cell table:formula="of:=INT([.B21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SQRT([.A22])" office:value-type="float" office:value="3.74165738677394">
            <text:p>3,74</text:p>
          </table:table-cell>
          <table:table-cell table:formula="of:=INT([.B22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SQRT([.A23])" office:value-type="float" office:value="3.87298334620742">
            <text:p>3,87</text:p>
          </table:table-cell>
          <table:table-cell table:formula="of:=INT([.B23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SQRT([.A24])" office:value-type="float" office:value="4">
            <text:p>4</text:p>
          </table:table-cell>
          <table:table-cell table:formula="of:=INT([.B24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SQRT([.A25])" office:value-type="float" office:value="4.12310562561766">
            <text:p>4,12</text:p>
          </table:table-cell>
          <table:table-cell table:formula="of:=INT([.B25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SQRT([.A26])" office:value-type="float" office:value="4.24264068711929">
            <text:p>4,24</text:p>
          </table:table-cell>
          <table:table-cell table:formula="of:=INT([.B26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SQRT([.A27])" office:value-type="float" office:value="4.35889894354067">
            <text:p>4,36</text:p>
          </table:table-cell>
          <table:table-cell table:formula="of:=INT([.B27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SQRT([.A28])" office:value-type="float" office:value="4.47213595499958">
            <text:p>4,47</text:p>
          </table:table-cell>
          <table:table-cell table:formula="of:=INT([.B28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SQRT([.A29])" office:value-type="float" office:value="4.58257569495584">
            <text:p>4,58</text:p>
          </table:table-cell>
          <table:table-cell table:formula="of:=INT([.B29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SQRT([.A30])" office:value-type="float" office:value="4.69041575982343">
            <text:p>4,69</text:p>
          </table:table-cell>
          <table:table-cell table:formula="of:=INT([.B30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SQRT([.A31])" office:value-type="float" office:value="4.79583152331272">
            <text:p>4,8</text:p>
          </table:table-cell>
          <table:table-cell table:formula="of:=INT([.B31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SQRT([.A32])" office:value-type="float" office:value="4.89897948556636">
            <text:p>4,9</text:p>
          </table:table-cell>
          <table:table-cell table:formula="of:=INT([.B32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SQRT([.A33])" office:value-type="float" office:value="5">
            <text:p>5</text:p>
          </table:table-cell>
          <table:table-cell table:formula="of:=INT([.B33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SQRT([.A34])" office:value-type="float" office:value="5.09901951359278">
            <text:p>5,1</text:p>
          </table:table-cell>
          <table:table-cell table:formula="of:=INT([.B34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SQRT([.A35])" office:value-type="float" office:value="5.19615242270663">
            <text:p>5,2</text:p>
          </table:table-cell>
          <table:table-cell table:formula="of:=INT([.B35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SQRT([.A36])" office:value-type="float" office:value="5.29150262212918">
            <text:p>5,29</text:p>
          </table:table-cell>
          <table:table-cell table:formula="of:=INT([.B36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SQRT([.A37])" office:value-type="float" office:value="5.3851648071345">
            <text:p>5,39</text:p>
          </table:table-cell>
          <table:table-cell table:formula="of:=INT([.B37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SQRT([.A38])" office:value-type="float" office:value="5.47722557505166">
            <text:p>5,48</text:p>
          </table:table-cell>
          <table:table-cell table:formula="of:=INT([.B38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SQRT([.A39])" office:value-type="float" office:value="5.56776436283002">
            <text:p>5,57</text:p>
          </table:table-cell>
          <table:table-cell table:formula="of:=INT([.B39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SQRT([.A40])" office:value-type="float" office:value="5.65685424949238">
            <text:p>5,66</text:p>
          </table:table-cell>
          <table:table-cell table:formula="of:=INT([.B40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SQRT([.A41])" office:value-type="float" office:value="5.74456264653803">
            <text:p>5,74</text:p>
          </table:table-cell>
          <table:table-cell table:formula="of:=INT([.B41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SQRT([.A42])" office:value-type="float" office:value="5.8309518948453">
            <text:p>5,83</text:p>
          </table:table-cell>
          <table:table-cell table:formula="of:=INT([.B42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SQRT([.A43])" office:value-type="float" office:value="5.91607978309962">
            <text:p>5,92</text:p>
          </table:table-cell>
          <table:table-cell table:formula="of:=INT([.B43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SQRT([.A44])" office:value-type="float" office:value="6">
            <text:p>6</text:p>
          </table:table-cell>
          <table:table-cell table:formula="of:=INT([.B44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SQRT([.A45])" office:value-type="float" office:value="6.08276253029822">
            <text:p>6,08</text:p>
          </table:table-cell>
          <table:table-cell table:formula="of:=INT([.B45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SQRT([.A46])" office:value-type="float" office:value="6.16441400296898">
            <text:p>6,16</text:p>
          </table:table-cell>
          <table:table-cell table:formula="of:=INT([.B46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SQRT([.A47])" office:value-type="float" office:value="6.2449979983984">
            <text:p>6,24</text:p>
          </table:table-cell>
          <table:table-cell table:formula="of:=INT([.B47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SQRT([.A48])" office:value-type="float" office:value="6.32455532033676">
            <text:p>6,32</text:p>
          </table:table-cell>
          <table:table-cell table:formula="of:=INT([.B48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SQRT([.A49])" office:value-type="float" office:value="6.40312423743285">
            <text:p>6,4</text:p>
          </table:table-cell>
          <table:table-cell table:formula="of:=INT([.B49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SQRT([.A50])" office:value-type="float" office:value="6.48074069840786">
            <text:p>6,48</text:p>
          </table:table-cell>
          <table:table-cell table:formula="of:=INT([.B50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SQRT([.A51])" office:value-type="float" office:value="6.557438524302">
            <text:p>6,56</text:p>
          </table:table-cell>
          <table:table-cell table:formula="of:=INT([.B51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SQRT([.A52])" office:value-type="float" office:value="6.6332495807108">
            <text:p>6,63</text:p>
          </table:table-cell>
          <table:table-cell table:formula="of:=INT([.B5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SQRT([.A53])" office:value-type="float" office:value="6.70820393249937">
            <text:p>6,71</text:p>
          </table:table-cell>
          <table:table-cell table:formula="of:=INT([.B53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SQRT([.A54])" office:value-type="float" office:value="6.78232998312527">
            <text:p>6,78</text:p>
          </table:table-cell>
          <table:table-cell table:formula="of:=INT([.B54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SQRT([.A55])" office:value-type="float" office:value="6.85565460040104">
            <text:p>6,86</text:p>
          </table:table-cell>
          <table:table-cell table:formula="of:=INT([.B55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SQRT([.A56])" office:value-type="float" office:value="6.92820323027551">
            <text:p>6,93</text:p>
          </table:table-cell>
          <table:table-cell table:formula="of:=INT([.B56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SQRT([.A57])" office:value-type="float" office:value="7">
            <text:p>7</text:p>
          </table:table-cell>
          <table:table-cell table:formula="of:=INT([.B57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SQRT([.A58])" office:value-type="float" office:value="7.07106781186548">
            <text:p>7,07</text:p>
          </table:table-cell>
          <table:table-cell table:formula="of:=INT([.B58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SQRT([.A59])" office:value-type="float" office:value="7.14142842854285">
            <text:p>7,14</text:p>
          </table:table-cell>
          <table:table-cell table:formula="of:=INT([.B59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SQRT([.A60])" office:value-type="float" office:value="7.21110255092798">
            <text:p>7,21</text:p>
          </table:table-cell>
          <table:table-cell table:formula="of:=INT([.B60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SQRT([.A61])" office:value-type="float" office:value="7.28010988928052">
            <text:p>7,28</text:p>
          </table:table-cell>
          <table:table-cell table:formula="of:=INT([.B61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SQRT([.A62])" office:value-type="float" office:value="7.34846922834953">
            <text:p>7,35</text:p>
          </table:table-cell>
          <table:table-cell table:formula="of:=INT([.B62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SQRT([.A63])" office:value-type="float" office:value="7.41619848709566">
            <text:p>7,42</text:p>
          </table:table-cell>
          <table:table-cell table:formula="of:=INT([.B63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SQRT([.A64])" office:value-type="float" office:value="7.48331477354788">
            <text:p>7,48</text:p>
          </table:table-cell>
          <table:table-cell table:formula="of:=INT([.B64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SQRT([.A65])" office:value-type="float" office:value="7.54983443527075">
            <text:p>7,55</text:p>
          </table:table-cell>
          <table:table-cell table:formula="of:=INT([.B65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SQRT([.A66])" office:value-type="float" office:value="7.61577310586391">
            <text:p>7,62</text:p>
          </table:table-cell>
          <table:table-cell table:formula="of:=INT([.B66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SQRT([.A67])" office:value-type="float" office:value="7.68114574786861">
            <text:p>7,68</text:p>
          </table:table-cell>
          <table:table-cell table:formula="of:=INT([.B67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SQRT([.A68])" office:value-type="float" office:value="7.74596669241483">
            <text:p>7,75</text:p>
          </table:table-cell>
          <table:table-cell table:formula="of:=INT([.B68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SQRT([.A69])" office:value-type="float" office:value="7.81024967590665">
            <text:p>7,81</text:p>
          </table:table-cell>
          <table:table-cell table:formula="of:=INT([.B69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SQRT([.A70])" office:value-type="float" office:value="7.87400787401181">
            <text:p>7,87</text:p>
          </table:table-cell>
          <table:table-cell table:formula="of:=INT([.B70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SQRT([.A71])" office:value-type="float" office:value="7.93725393319377">
            <text:p>7,94</text:p>
          </table:table-cell>
          <table:table-cell table:formula="of:=INT([.B71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SQRT([.A72])" office:value-type="float" office:value="8">
            <text:p>8</text:p>
          </table:table-cell>
          <table:table-cell table:formula="of:=INT([.B72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SQRT([.A73])" office:value-type="float" office:value="8.06225774829855">
            <text:p>8,06</text:p>
          </table:table-cell>
          <table:table-cell table:formula="of:=INT([.B73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SQRT([.A74])" office:value-type="float" office:value="8.12403840463596">
            <text:p>8,12</text:p>
          </table:table-cell>
          <table:table-cell table:formula="of:=INT([.B74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SQRT([.A75])" office:value-type="float" office:value="8.18535277187245">
            <text:p>8,19</text:p>
          </table:table-cell>
          <table:table-cell table:formula="of:=INT([.B75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SQRT([.A76])" office:value-type="float" office:value="8.24621125123532">
            <text:p>8,25</text:p>
          </table:table-cell>
          <table:table-cell table:formula="of:=INT([.B76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SQRT([.A77])" office:value-type="float" office:value="8.30662386291808">
            <text:p>8,31</text:p>
          </table:table-cell>
          <table:table-cell table:formula="of:=INT([.B77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SQRT([.A78])" office:value-type="float" office:value="8.36660026534076">
            <text:p>8,37</text:p>
          </table:table-cell>
          <table:table-cell table:formula="of:=INT([.B78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SQRT([.A79])" office:value-type="float" office:value="8.42614977317636">
            <text:p>8,43</text:p>
          </table:table-cell>
          <table:table-cell table:formula="of:=INT([.B79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SQRT([.A80])" office:value-type="float" office:value="8.48528137423857">
            <text:p>8,49</text:p>
          </table:table-cell>
          <table:table-cell table:formula="of:=INT([.B80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SQRT([.A81])" office:value-type="float" office:value="8.54400374531753">
            <text:p>8,54</text:p>
          </table:table-cell>
          <table:table-cell table:formula="of:=INT([.B81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SQRT([.A82])" office:value-type="float" office:value="8.60232526704263">
            <text:p>8,6</text:p>
          </table:table-cell>
          <table:table-cell table:formula="of:=INT([.B82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SQRT([.A83])" office:value-type="float" office:value="8.66025403784439">
            <text:p>8,66</text:p>
          </table:table-cell>
          <table:table-cell table:formula="of:=INT([.B83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SQRT([.A84])" office:value-type="float" office:value="8.71779788708135">
            <text:p>8,72</text:p>
          </table:table-cell>
          <table:table-cell table:formula="of:=INT([.B84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SQRT([.A85])" office:value-type="float" office:value="8.77496438739212">
            <text:p>8,77</text:p>
          </table:table-cell>
          <table:table-cell table:formula="of:=INT([.B85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SQRT([.A86])" office:value-type="float" office:value="8.83176086632785">
            <text:p>8,83</text:p>
          </table:table-cell>
          <table:table-cell table:formula="of:=INT([.B86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SQRT([.A87])" office:value-type="float" office:value="8.88819441731559">
            <text:p>8,89</text:p>
          </table:table-cell>
          <table:table-cell table:formula="of:=INT([.B87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SQRT([.A88])" office:value-type="float" office:value="8.94427190999916">
            <text:p>8,94</text:p>
          </table:table-cell>
          <table:table-cell table:formula="of:=INT([.B88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SQRT([.A89])" office:value-type="float" office:value="9">
            <text:p>9</text:p>
          </table:table-cell>
          <table:table-cell table:formula="of:=INT([.B89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SQRT([.A90])" office:value-type="float" office:value="9.05538513813742">
            <text:p>9,06</text:p>
          </table:table-cell>
          <table:table-cell table:formula="of:=INT([.B90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SQRT([.A91])" office:value-type="float" office:value="9.1104335791443">
            <text:p>9,11</text:p>
          </table:table-cell>
          <table:table-cell table:formula="of:=INT([.B91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SQRT([.A92])" office:value-type="float" office:value="9.16515138991168">
            <text:p>9,17</text:p>
          </table:table-cell>
          <table:table-cell table:formula="of:=INT([.B92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SQRT([.A93])" office:value-type="float" office:value="9.21954445729289">
            <text:p>9,22</text:p>
          </table:table-cell>
          <table:table-cell table:formula="of:=INT([.B93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SQRT([.A94])" office:value-type="float" office:value="9.2736184954957">
            <text:p>9,27</text:p>
          </table:table-cell>
          <table:table-cell table:formula="of:=INT([.B94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SQRT([.A95])" office:value-type="float" office:value="9.32737905308882">
            <text:p>9,33</text:p>
          </table:table-cell>
          <table:table-cell table:formula="of:=INT([.B95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SQRT([.A96])" office:value-type="float" office:value="9.38083151964686">
            <text:p>9,38</text:p>
          </table:table-cell>
          <table:table-cell table:formula="of:=INT([.B96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SQRT([.A97])" office:value-type="float" office:value="9.4339811320566">
            <text:p>9,43</text:p>
          </table:table-cell>
          <table:table-cell table:formula="of:=INT([.B97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SQRT([.A98])" office:value-type="float" office:value="9.48683298050514">
            <text:p>9,49</text:p>
          </table:table-cell>
          <table:table-cell table:formula="of:=INT([.B98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SQRT([.A99])" office:value-type="float" office:value="9.53939201416946">
            <text:p>9,54</text:p>
          </table:table-cell>
          <table:table-cell table:formula="of:=INT([.B99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SQRT([.A100])" office:value-type="float" office:value="9.59166304662544">
            <text:p>9,59</text:p>
          </table:table-cell>
          <table:table-cell table:formula="of:=INT([.B100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SQRT([.A101])" office:value-type="float" office:value="9.64365076099296">
            <text:p>9,64</text:p>
          </table:table-cell>
          <table:table-cell table:formula="of:=INT([.B101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SQRT([.A102])" office:value-type="float" office:value="9.69535971483266">
            <text:p>9,7</text:p>
          </table:table-cell>
          <table:table-cell table:formula="of:=INT([.B102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SQRT([.A103])" office:value-type="float" office:value="9.74679434480896">
            <text:p>9,75</text:p>
          </table:table-cell>
          <table:table-cell table:formula="of:=INT([.B103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SQRT([.A104])" office:value-type="float" office:value="9.79795897113271">
            <text:p>9,8</text:p>
          </table:table-cell>
          <table:table-cell table:formula="of:=INT([.B104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SQRT([.A105])" office:value-type="float" office:value="9.8488578017961">
            <text:p>9,85</text:p>
          </table:table-cell>
          <table:table-cell table:formula="of:=INT([.B105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SQRT([.A106])" office:value-type="float" office:value="9.89949493661167">
            <text:p>9,9</text:p>
          </table:table-cell>
          <table:table-cell table:formula="of:=INT([.B106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SQRT([.A107])" office:value-type="float" office:value="9.9498743710662">
            <text:p>9,95</text:p>
          </table:table-cell>
          <table:table-cell table:formula="of:=INT([.B107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SQRT([.A108])" office:value-type="float" office:value="10">
            <text:p>10</text:p>
          </table:table-cell>
          <table:table-cell table:formula="of:=INT([.B108])" office:value-type="float" office:value="10">
            <text:p>10</text:p>
          </table:table-cell>
          <table:table-cell table:number-columns-repeated="3"/>
        </table:table-row>
      </table:table>
      <table:table table:name="more selection bia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selection bia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sqrt</text:p>
          </table:table-cell>
          <table:table-cell/>
          <table:table-cell office:value-type="string">
            <text:p>count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SQRT([.A8])" office:value-type="float" office:value="0">
            <text:p>0</text:p>
          </table:table-cell>
          <table:table-cell table:formula="of:=INT([.B8])" office:value-type="float" office:value="0">
            <text:p>0</text:p>
          </table:table-cell>
          <table:table-cell table:formula="of:=COUNTIF([.$C$8:.$C$5109];[.A8])" office:value-type="float" office:value="1">
            <text:p>1</text:p>
          </table:table-cell>
          <table:table-cell table:formula="of:=[.D8]/SUM([.$D$8:.$D$517])*100" office:value-type="float" office:value="0.0501756146512795">
            <text:p>0,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QRT([.A9])" office:value-type="float" office:value="1">
            <text:p>1</text:p>
          </table:table-cell>
          <table:table-cell table:formula="of:=INT([.B9])" office:value-type="float" office:value="1">
            <text:p>1</text:p>
          </table:table-cell>
          <table:table-cell table:formula="of:=COUNTIF([.$C$8:.$C$5109];[.A9])" office:value-type="float" office:value="3">
            <text:p>3</text:p>
          </table:table-cell>
          <table:table-cell table:formula="of:=[.D9]/SUM([.$D$8:.$D$517])*100" office:value-type="float" office:value="0.150526843953838">
            <text:p>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QRT([.A10])" office:value-type="float" office:value="1.4142135623731">
            <text:p>1,41</text:p>
          </table:table-cell>
          <table:table-cell table:formula="of:=INT([.B10])" office:value-type="float" office:value="1">
            <text:p>1</text:p>
          </table:table-cell>
          <table:table-cell table:formula="of:=COUNTIF([.$C$8:.$C$5109];[.A10])" office:value-type="float" office:value="5">
            <text:p>5</text:p>
          </table:table-cell>
          <table:table-cell table:formula="of:=[.D10]/SUM([.$D$8:.$D$517])*100" office:value-type="float" office:value="0.250878073256397">
            <text:p>0,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QRT([.A11])" office:value-type="float" office:value="1.73205080756888">
            <text:p>1,73</text:p>
          </table:table-cell>
          <table:table-cell table:formula="of:=INT([.B11])" office:value-type="float" office:value="1">
            <text:p>1</text:p>
          </table:table-cell>
          <table:table-cell table:formula="of:=COUNTIF([.$C$8:.$C$5109];[.A11])" office:value-type="float" office:value="7">
            <text:p>7</text:p>
          </table:table-cell>
          <table:table-cell table:formula="of:=[.D11]/SUM([.$D$8:.$D$517])*100" office:value-type="float" office:value="0.351229302558956">
            <text:p>0,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QRT([.A12])" office:value-type="float" office:value="2">
            <text:p>2</text:p>
          </table:table-cell>
          <table:table-cell table:formula="of:=INT([.B12])" office:value-type="float" office:value="2">
            <text:p>2</text:p>
          </table:table-cell>
          <table:table-cell table:formula="of:=COUNTIF([.$C$8:.$C$5109];[.A12])" office:value-type="float" office:value="9">
            <text:p>9</text:p>
          </table:table-cell>
          <table:table-cell table:formula="of:=[.D12]/SUM([.$D$8:.$D$517])*100" office:value-type="float" office:value="0.451580531861515">
            <text:p>0,4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QRT([.A13])" office:value-type="float" office:value="2.23606797749979">
            <text:p>2,24</text:p>
          </table:table-cell>
          <table:table-cell table:formula="of:=INT([.B13])" office:value-type="float" office:value="2">
            <text:p>2</text:p>
          </table:table-cell>
          <table:table-cell table:formula="of:=COUNTIF([.$C$8:.$C$5109];[.A13])" office:value-type="float" office:value="11">
            <text:p>11</text:p>
          </table:table-cell>
          <table:table-cell table:formula="of:=[.D13]/SUM([.$D$8:.$D$517])*100" office:value-type="float" office:value="0.551931761164074">
            <text:p>0,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QRT([.A14])" office:value-type="float" office:value="2.44948974278318">
            <text:p>2,45</text:p>
          </table:table-cell>
          <table:table-cell table:formula="of:=INT([.B14])" office:value-type="float" office:value="2">
            <text:p>2</text:p>
          </table:table-cell>
          <table:table-cell table:formula="of:=COUNTIF([.$C$8:.$C$5109];[.A14])" office:value-type="float" office:value="13">
            <text:p>13</text:p>
          </table:table-cell>
          <table:table-cell table:formula="of:=[.D14]/SUM([.$D$8:.$D$517])*100" office:value-type="float" office:value="0.652282990466633">
            <text:p>0,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QRT([.A15])" office:value-type="float" office:value="2.64575131106459">
            <text:p>2,65</text:p>
          </table:table-cell>
          <table:table-cell table:formula="of:=INT([.B15])" office:value-type="float" office:value="2">
            <text:p>2</text:p>
          </table:table-cell>
          <table:table-cell table:formula="of:=COUNTIF([.$C$8:.$C$5109];[.A15])" office:value-type="float" office:value="15">
            <text:p>15</text:p>
          </table:table-cell>
          <table:table-cell table:formula="of:=[.D15]/SUM([.$D$8:.$D$517])*100" office:value-type="float" office:value="0.752634219769192">
            <text:p>0,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SQRT([.A16])" office:value-type="float" office:value="2.82842712474619">
            <text:p>2,83</text:p>
          </table:table-cell>
          <table:table-cell table:formula="of:=INT([.B16])" office:value-type="float" office:value="2">
            <text:p>2</text:p>
          </table:table-cell>
          <table:table-cell table:formula="of:=COUNTIF([.$C$8:.$C$5109];[.A16])" office:value-type="float" office:value="17">
            <text:p>17</text:p>
          </table:table-cell>
          <table:table-cell table:formula="of:=[.D16]/SUM([.$D$8:.$D$517])*100" office:value-type="float" office:value="0.852985449071751">
            <text:p>0,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SQRT([.A17])" office:value-type="float" office:value="3">
            <text:p>3</text:p>
          </table:table-cell>
          <table:table-cell table:formula="of:=INT([.B17])" office:value-type="float" office:value="3">
            <text:p>3</text:p>
          </table:table-cell>
          <table:table-cell table:formula="of:=COUNTIF([.$C$8:.$C$5109];[.A17])" office:value-type="float" office:value="19">
            <text:p>19</text:p>
          </table:table-cell>
          <table:table-cell table:formula="of:=[.D17]/SUM([.$D$8:.$D$517])*100" office:value-type="float" office:value="0.95333667837431">
            <text:p>0,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QRT([.A18])" office:value-type="float" office:value="3.16227766016838">
            <text:p>3,16</text:p>
          </table:table-cell>
          <table:table-cell table:formula="of:=INT([.B18])" office:value-type="float" office:value="3">
            <text:p>3</text:p>
          </table:table-cell>
          <table:table-cell table:formula="of:=COUNTIF([.$C$8:.$C$5109];[.A18])" office:value-type="float" office:value="21">
            <text:p>21</text:p>
          </table:table-cell>
          <table:table-cell table:formula="of:=[.D18]/SUM([.$D$8:.$D$517])*100" office:value-type="float" office:value="1.05368790767687">
            <text:p>1,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QRT([.A19])" office:value-type="float" office:value="3.3166247903554">
            <text:p>3,32</text:p>
          </table:table-cell>
          <table:table-cell table:formula="of:=INT([.B19])" office:value-type="float" office:value="3">
            <text:p>3</text:p>
          </table:table-cell>
          <table:table-cell table:formula="of:=COUNTIF([.$C$8:.$C$5109];[.A19])" office:value-type="float" office:value="23">
            <text:p>23</text:p>
          </table:table-cell>
          <table:table-cell table:formula="of:=[.D19]/SUM([.$D$8:.$D$517])*100" office:value-type="float" office:value="1.15403913697943">
            <text:p>1,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SQRT([.A20])" office:value-type="float" office:value="3.46410161513775">
            <text:p>3,46</text:p>
          </table:table-cell>
          <table:table-cell table:formula="of:=INT([.B20])" office:value-type="float" office:value="3">
            <text:p>3</text:p>
          </table:table-cell>
          <table:table-cell table:formula="of:=COUNTIF([.$C$8:.$C$5109];[.A20])" office:value-type="float" office:value="25">
            <text:p>25</text:p>
          </table:table-cell>
          <table:table-cell table:formula="of:=[.D20]/SUM([.$D$8:.$D$517])*100" office:value-type="float" office:value="1.25439036628199">
            <text:p>1,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QRT([.A21])" office:value-type="float" office:value="3.60555127546399">
            <text:p>3,61</text:p>
          </table:table-cell>
          <table:table-cell table:formula="of:=INT([.B21])" office:value-type="float" office:value="3">
            <text:p>3</text:p>
          </table:table-cell>
          <table:table-cell table:formula="of:=COUNTIF([.$C$8:.$C$5109];[.A21])" office:value-type="float" office:value="27">
            <text:p>27</text:p>
          </table:table-cell>
          <table:table-cell table:formula="of:=[.D21]/SUM([.$D$8:.$D$517])*100" office:value-type="float" office:value="1.35474159558455">
            <text:p>1,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SQRT([.A22])" office:value-type="float" office:value="3.74165738677394">
            <text:p>3,74</text:p>
          </table:table-cell>
          <table:table-cell table:formula="of:=INT([.B22])" office:value-type="float" office:value="3">
            <text:p>3</text:p>
          </table:table-cell>
          <table:table-cell table:formula="of:=COUNTIF([.$C$8:.$C$5109];[.A22])" office:value-type="float" office:value="29">
            <text:p>29</text:p>
          </table:table-cell>
          <table:table-cell table:formula="of:=[.D22]/SUM([.$D$8:.$D$517])*100" office:value-type="float" office:value="1.45509282488711">
            <text:p>1,4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QRT([.A23])" office:value-type="float" office:value="3.87298334620742">
            <text:p>3,87</text:p>
          </table:table-cell>
          <table:table-cell table:formula="of:=INT([.B23])" office:value-type="float" office:value="3">
            <text:p>3</text:p>
          </table:table-cell>
          <table:table-cell table:formula="of:=COUNTIF([.$C$8:.$C$5109];[.A23])" office:value-type="float" office:value="31">
            <text:p>31</text:p>
          </table:table-cell>
          <table:table-cell table:formula="of:=[.D23]/SUM([.$D$8:.$D$517])*100" office:value-type="float" office:value="1.55544405418966">
            <text:p>1,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SQRT([.A24])" office:value-type="float" office:value="4">
            <text:p>4</text:p>
          </table:table-cell>
          <table:table-cell table:formula="of:=INT([.B24])" office:value-type="float" office:value="4">
            <text:p>4</text:p>
          </table:table-cell>
          <table:table-cell table:formula="of:=COUNTIF([.$C$8:.$C$5109];[.A24])" office:value-type="float" office:value="33">
            <text:p>33</text:p>
          </table:table-cell>
          <table:table-cell table:formula="of:=[.D24]/SUM([.$D$8:.$D$517])*100" office:value-type="float" office:value="1.65579528349222">
            <text:p>1,6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SQRT([.A25])" office:value-type="float" office:value="4.12310562561766">
            <text:p>4,12</text:p>
          </table:table-cell>
          <table:table-cell table:formula="of:=INT([.B25])" office:value-type="float" office:value="4">
            <text:p>4</text:p>
          </table:table-cell>
          <table:table-cell table:formula="of:=COUNTIF([.$C$8:.$C$5109];[.A25])" office:value-type="float" office:value="35">
            <text:p>35</text:p>
          </table:table-cell>
          <table:table-cell table:formula="of:=[.D25]/SUM([.$D$8:.$D$517])*100" office:value-type="float" office:value="1.75614651279478">
            <text:p>1,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SQRT([.A26])" office:value-type="float" office:value="4.24264068711929">
            <text:p>4,24</text:p>
          </table:table-cell>
          <table:table-cell table:formula="of:=INT([.B26])" office:value-type="float" office:value="4">
            <text:p>4</text:p>
          </table:table-cell>
          <table:table-cell table:formula="of:=COUNTIF([.$C$8:.$C$5109];[.A26])" office:value-type="float" office:value="37">
            <text:p>37</text:p>
          </table:table-cell>
          <table:table-cell table:formula="of:=[.D26]/SUM([.$D$8:.$D$517])*100" office:value-type="float" office:value="1.85649774209734">
            <text:p>1,8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SQRT([.A27])" office:value-type="float" office:value="4.35889894354067">
            <text:p>4,36</text:p>
          </table:table-cell>
          <table:table-cell table:formula="of:=INT([.B27])" office:value-type="float" office:value="4">
            <text:p>4</text:p>
          </table:table-cell>
          <table:table-cell table:formula="of:=COUNTIF([.$C$8:.$C$5109];[.A27])" office:value-type="float" office:value="39">
            <text:p>39</text:p>
          </table:table-cell>
          <table:table-cell table:formula="of:=[.D27]/SUM([.$D$8:.$D$517])*100" office:value-type="float" office:value="1.9568489713999">
            <text:p>1,9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SQRT([.A28])" office:value-type="float" office:value="4.47213595499958">
            <text:p>4,47</text:p>
          </table:table-cell>
          <table:table-cell table:formula="of:=INT([.B28])" office:value-type="float" office:value="4">
            <text:p>4</text:p>
          </table:table-cell>
          <table:table-cell table:formula="of:=COUNTIF([.$C$8:.$C$5109];[.A28])" office:value-type="float" office:value="41">
            <text:p>41</text:p>
          </table:table-cell>
          <table:table-cell table:formula="of:=[.D28]/SUM([.$D$8:.$D$517])*100" office:value-type="float" office:value="2.05720020070246">
            <text:p>2,0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SQRT([.A29])" office:value-type="float" office:value="4.58257569495584">
            <text:p>4,58</text:p>
          </table:table-cell>
          <table:table-cell table:formula="of:=INT([.B29])" office:value-type="float" office:value="4">
            <text:p>4</text:p>
          </table:table-cell>
          <table:table-cell table:formula="of:=COUNTIF([.$C$8:.$C$5109];[.A29])" office:value-type="float" office:value="43">
            <text:p>43</text:p>
          </table:table-cell>
          <table:table-cell table:formula="of:=[.D29]/SUM([.$D$8:.$D$517])*100" office:value-type="float" office:value="2.15755143000502">
            <text:p>2,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SQRT([.A30])" office:value-type="float" office:value="4.69041575982343">
            <text:p>4,69</text:p>
          </table:table-cell>
          <table:table-cell table:formula="of:=INT([.B30])" office:value-type="float" office:value="4">
            <text:p>4</text:p>
          </table:table-cell>
          <table:table-cell table:formula="of:=COUNTIF([.$C$8:.$C$5109];[.A30])" office:value-type="float" office:value="45">
            <text:p>45</text:p>
          </table:table-cell>
          <table:table-cell table:formula="of:=[.D30]/SUM([.$D$8:.$D$517])*100" office:value-type="float" office:value="2.25790265930758">
            <text:p>2,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SQRT([.A31])" office:value-type="float" office:value="4.79583152331272">
            <text:p>4,8</text:p>
          </table:table-cell>
          <table:table-cell table:formula="of:=INT([.B31])" office:value-type="float" office:value="4">
            <text:p>4</text:p>
          </table:table-cell>
          <table:table-cell table:formula="of:=COUNTIF([.$C$8:.$C$5109];[.A31])" office:value-type="float" office:value="47">
            <text:p>47</text:p>
          </table:table-cell>
          <table:table-cell table:formula="of:=[.D31]/SUM([.$D$8:.$D$517])*100" office:value-type="float" office:value="2.35825388861014">
            <text:p>2,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SQRT([.A32])" office:value-type="float" office:value="4.89897948556636">
            <text:p>4,9</text:p>
          </table:table-cell>
          <table:table-cell table:formula="of:=INT([.B32])" office:value-type="float" office:value="4">
            <text:p>4</text:p>
          </table:table-cell>
          <table:table-cell table:formula="of:=COUNTIF([.$C$8:.$C$5109];[.A32])" office:value-type="float" office:value="49">
            <text:p>49</text:p>
          </table:table-cell>
          <table:table-cell table:formula="of:=[.D32]/SUM([.$D$8:.$D$517])*100" office:value-type="float" office:value="2.45860511791269">
            <text:p>2,4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QRT([.A33])" office:value-type="float" office:value="5">
            <text:p>5</text:p>
          </table:table-cell>
          <table:table-cell table:formula="of:=INT([.B33])" office:value-type="float" office:value="5">
            <text:p>5</text:p>
          </table:table-cell>
          <table:table-cell table:formula="of:=COUNTIF([.$C$8:.$C$5109];[.A33])" office:value-type="float" office:value="51">
            <text:p>51</text:p>
          </table:table-cell>
          <table:table-cell table:formula="of:=[.D33]/SUM([.$D$8:.$D$517])*100" office:value-type="float" office:value="2.55895634721525">
            <text:p>2,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SQRT([.A34])" office:value-type="float" office:value="5.09901951359278">
            <text:p>5,1</text:p>
          </table:table-cell>
          <table:table-cell table:formula="of:=INT([.B34])" office:value-type="float" office:value="5">
            <text:p>5</text:p>
          </table:table-cell>
          <table:table-cell table:formula="of:=COUNTIF([.$C$8:.$C$5109];[.A34])" office:value-type="float" office:value="53">
            <text:p>53</text:p>
          </table:table-cell>
          <table:table-cell table:formula="of:=[.D34]/SUM([.$D$8:.$D$517])*100" office:value-type="float" office:value="2.65930757651781">
            <text:p>2,6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SQRT([.A35])" office:value-type="float" office:value="5.19615242270663">
            <text:p>5,2</text:p>
          </table:table-cell>
          <table:table-cell table:formula="of:=INT([.B35])" office:value-type="float" office:value="5">
            <text:p>5</text:p>
          </table:table-cell>
          <table:table-cell table:formula="of:=COUNTIF([.$C$8:.$C$5109];[.A35])" office:value-type="float" office:value="55">
            <text:p>55</text:p>
          </table:table-cell>
          <table:table-cell table:formula="of:=[.D35]/SUM([.$D$8:.$D$517])*100" office:value-type="float" office:value="2.75965880582037">
            <text:p>2,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QRT([.A36])" office:value-type="float" office:value="5.29150262212918">
            <text:p>5,29</text:p>
          </table:table-cell>
          <table:table-cell table:formula="of:=INT([.B36])" office:value-type="float" office:value="5">
            <text:p>5</text:p>
          </table:table-cell>
          <table:table-cell table:formula="of:=COUNTIF([.$C$8:.$C$5109];[.A36])" office:value-type="float" office:value="57">
            <text:p>57</text:p>
          </table:table-cell>
          <table:table-cell table:formula="of:=[.D36]/SUM([.$D$8:.$D$517])*100" office:value-type="float" office:value="2.86001003512293">
            <text:p>2,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SQRT([.A37])" office:value-type="float" office:value="5.3851648071345">
            <text:p>5,39</text:p>
          </table:table-cell>
          <table:table-cell table:formula="of:=INT([.B37])" office:value-type="float" office:value="5">
            <text:p>5</text:p>
          </table:table-cell>
          <table:table-cell table:formula="of:=COUNTIF([.$C$8:.$C$5109];[.A37])" office:value-type="float" office:value="59">
            <text:p>59</text:p>
          </table:table-cell>
          <table:table-cell table:formula="of:=[.D37]/SUM([.$D$8:.$D$517])*100" office:value-type="float" office:value="2.96036126442549">
            <text:p>2,9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QRT([.A38])" office:value-type="float" office:value="5.47722557505166">
            <text:p>5,48</text:p>
          </table:table-cell>
          <table:table-cell table:formula="of:=INT([.B38])" office:value-type="float" office:value="5">
            <text:p>5</text:p>
          </table:table-cell>
          <table:table-cell table:formula="of:=COUNTIF([.$C$8:.$C$5109];[.A38])" office:value-type="float" office:value="61">
            <text:p>61</text:p>
          </table:table-cell>
          <table:table-cell table:formula="of:=[.D38]/SUM([.$D$8:.$D$517])*100" office:value-type="float" office:value="3.06071249372805">
            <text:p>3,0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SQRT([.A39])" office:value-type="float" office:value="5.56776436283002">
            <text:p>5,57</text:p>
          </table:table-cell>
          <table:table-cell table:formula="of:=INT([.B39])" office:value-type="float" office:value="5">
            <text:p>5</text:p>
          </table:table-cell>
          <table:table-cell table:formula="of:=COUNTIF([.$C$8:.$C$5109];[.A39])" office:value-type="float" office:value="63">
            <text:p>63</text:p>
          </table:table-cell>
          <table:table-cell table:formula="of:=[.D39]/SUM([.$D$8:.$D$517])*100" office:value-type="float" office:value="3.16106372303061">
            <text:p>3,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SQRT([.A40])" office:value-type="float" office:value="5.65685424949238">
            <text:p>5,66</text:p>
          </table:table-cell>
          <table:table-cell table:formula="of:=INT([.B40])" office:value-type="float" office:value="5">
            <text:p>5</text:p>
          </table:table-cell>
          <table:table-cell table:formula="of:=COUNTIF([.$C$8:.$C$5109];[.A40])" office:value-type="float" office:value="65">
            <text:p>65</text:p>
          </table:table-cell>
          <table:table-cell table:formula="of:=[.D40]/SUM([.$D$8:.$D$517])*100" office:value-type="float" office:value="3.26141495233317">
            <text:p>3,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SQRT([.A41])" office:value-type="float" office:value="5.74456264653803">
            <text:p>5,74</text:p>
          </table:table-cell>
          <table:table-cell table:formula="of:=INT([.B41])" office:value-type="float" office:value="5">
            <text:p>5</text:p>
          </table:table-cell>
          <table:table-cell table:formula="of:=COUNTIF([.$C$8:.$C$5109];[.A41])" office:value-type="float" office:value="67">
            <text:p>67</text:p>
          </table:table-cell>
          <table:table-cell table:formula="of:=[.D41]/SUM([.$D$8:.$D$517])*100" office:value-type="float" office:value="3.36176618163573">
            <text:p>3,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SQRT([.A42])" office:value-type="float" office:value="5.8309518948453">
            <text:p>5,83</text:p>
          </table:table-cell>
          <table:table-cell table:formula="of:=INT([.B42])" office:value-type="float" office:value="5">
            <text:p>5</text:p>
          </table:table-cell>
          <table:table-cell table:formula="of:=COUNTIF([.$C$8:.$C$5109];[.A42])" office:value-type="float" office:value="69">
            <text:p>69</text:p>
          </table:table-cell>
          <table:table-cell table:formula="of:=[.D42]/SUM([.$D$8:.$D$517])*100" office:value-type="float" office:value="3.46211741093828">
            <text:p>3,4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QRT([.A43])" office:value-type="float" office:value="5.91607978309962">
            <text:p>5,92</text:p>
          </table:table-cell>
          <table:table-cell table:formula="of:=INT([.B43])" office:value-type="float" office:value="5">
            <text:p>5</text:p>
          </table:table-cell>
          <table:table-cell table:formula="of:=COUNTIF([.$C$8:.$C$5109];[.A43])" office:value-type="float" office:value="71">
            <text:p>71</text:p>
          </table:table-cell>
          <table:table-cell table:formula="of:=[.D43]/SUM([.$D$8:.$D$517])*100" office:value-type="float" office:value="3.56246864024084">
            <text:p>3,5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SQRT([.A44])" office:value-type="float" office:value="6">
            <text:p>6</text:p>
          </table:table-cell>
          <table:table-cell table:formula="of:=INT([.B44])" office:value-type="float" office:value="6">
            <text:p>6</text:p>
          </table:table-cell>
          <table:table-cell table:formula="of:=COUNTIF([.$C$8:.$C$5109];[.A44])" office:value-type="float" office:value="73">
            <text:p>73</text:p>
          </table:table-cell>
          <table:table-cell table:formula="of:=[.D44]/SUM([.$D$8:.$D$517])*100" office:value-type="float" office:value="3.6628198695434">
            <text:p>3,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SQRT([.A45])" office:value-type="float" office:value="6.08276253029822">
            <text:p>6,08</text:p>
          </table:table-cell>
          <table:table-cell table:formula="of:=INT([.B45])" office:value-type="float" office:value="6">
            <text:p>6</text:p>
          </table:table-cell>
          <table:table-cell table:formula="of:=COUNTIF([.$C$8:.$C$5109];[.A45])" office:value-type="float" office:value="75">
            <text:p>75</text:p>
          </table:table-cell>
          <table:table-cell table:formula="of:=[.D45]/SUM([.$D$8:.$D$517])*100" office:value-type="float" office:value="3.76317109884596">
            <text:p>3,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SQRT([.A46])" office:value-type="float" office:value="6.16441400296898">
            <text:p>6,16</text:p>
          </table:table-cell>
          <table:table-cell table:formula="of:=INT([.B46])" office:value-type="float" office:value="6">
            <text:p>6</text:p>
          </table:table-cell>
          <table:table-cell table:formula="of:=COUNTIF([.$C$8:.$C$5109];[.A46])" office:value-type="float" office:value="77">
            <text:p>77</text:p>
          </table:table-cell>
          <table:table-cell table:formula="of:=[.D46]/SUM([.$D$8:.$D$517])*100" office:value-type="float" office:value="3.86352232814852">
            <text:p>3,8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SQRT([.A47])" office:value-type="float" office:value="6.2449979983984">
            <text:p>6,24</text:p>
          </table:table-cell>
          <table:table-cell table:formula="of:=INT([.B47])" office:value-type="float" office:value="6">
            <text:p>6</text:p>
          </table:table-cell>
          <table:table-cell table:formula="of:=COUNTIF([.$C$8:.$C$5109];[.A47])" office:value-type="float" office:value="79">
            <text:p>79</text:p>
          </table:table-cell>
          <table:table-cell table:formula="of:=[.D47]/SUM([.$D$8:.$D$517])*100" office:value-type="float" office:value="3.96387355745108">
            <text:p>3,9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QRT([.A48])" office:value-type="float" office:value="6.32455532033676">
            <text:p>6,32</text:p>
          </table:table-cell>
          <table:table-cell table:formula="of:=INT([.B48])" office:value-type="float" office:value="6">
            <text:p>6</text:p>
          </table:table-cell>
          <table:table-cell table:formula="of:=COUNTIF([.$C$8:.$C$5109];[.A48])" office:value-type="float" office:value="81">
            <text:p>81</text:p>
          </table:table-cell>
          <table:table-cell table:formula="of:=[.D48]/SUM([.$D$8:.$D$517])*100" office:value-type="float" office:value="4.06422478675364">
            <text:p>4,0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SQRT([.A49])" office:value-type="float" office:value="6.40312423743285">
            <text:p>6,4</text:p>
          </table:table-cell>
          <table:table-cell table:formula="of:=INT([.B49])" office:value-type="float" office:value="6">
            <text:p>6</text:p>
          </table:table-cell>
          <table:table-cell table:formula="of:=COUNTIF([.$C$8:.$C$5109];[.A49])" office:value-type="float" office:value="83">
            <text:p>83</text:p>
          </table:table-cell>
          <table:table-cell table:formula="of:=[.D49]/SUM([.$D$8:.$D$517])*100" office:value-type="float" office:value="4.1645760160562">
            <text:p>4,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SQRT([.A50])" office:value-type="float" office:value="6.48074069840786">
            <text:p>6,48</text:p>
          </table:table-cell>
          <table:table-cell table:formula="of:=INT([.B50])" office:value-type="float" office:value="6">
            <text:p>6</text:p>
          </table:table-cell>
          <table:table-cell table:formula="of:=COUNTIF([.$C$8:.$C$5109];[.A50])" office:value-type="float" office:value="85">
            <text:p>85</text:p>
          </table:table-cell>
          <table:table-cell table:formula="of:=[.D50]/SUM([.$D$8:.$D$517])*100" office:value-type="float" office:value="4.26492724535876">
            <text:p>4,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SQRT([.A51])" office:value-type="float" office:value="6.557438524302">
            <text:p>6,56</text:p>
          </table:table-cell>
          <table:table-cell table:formula="of:=INT([.B51])" office:value-type="float" office:value="6">
            <text:p>6</text:p>
          </table:table-cell>
          <table:table-cell table:formula="of:=COUNTIF([.$C$8:.$C$5109];[.A51])" office:value-type="float" office:value="87">
            <text:p>87</text:p>
          </table:table-cell>
          <table:table-cell table:formula="of:=[.D51]/SUM([.$D$8:.$D$517])*100" office:value-type="float" office:value="4.36527847466132">
            <text:p>4,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SQRT([.A52])" office:value-type="float" office:value="6.6332495807108">
            <text:p>6,63</text:p>
          </table:table-cell>
          <table:table-cell table:formula="of:=INT([.B52])" office:value-type="float" office:value="6">
            <text:p>6</text:p>
          </table:table-cell>
          <table:table-cell table:formula="of:=COUNTIF([.$C$8:.$C$5109];[.A52])" office:value-type="float" office:value="57">
            <text:p>57</text:p>
          </table:table-cell>
          <table:table-cell table:formula="of:=[.D52]/SUM([.$D$8:.$D$517])*100" office:value-type="float" office:value="2.86001003512293">
            <text:p>2,8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SQRT([.A53])" office:value-type="float" office:value="6.70820393249937">
            <text:p>6,71</text:p>
          </table:table-cell>
          <table:table-cell table:formula="of:=INT([.B53])" office:value-type="float" office:value="6">
            <text:p>6</text:p>
          </table:table-cell>
          <table:table-cell table:formula="of:=COUNTIF([.$C$8:.$C$5109];[.A53])" office:value-type="float" office:value="0">
            <text:p>0</text:p>
          </table:table-cell>
          <table:table-cell table:formula="of:=[.D53]/SUM([.$D$8:.$D$517])*100"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SQRT([.A54])" office:value-type="float" office:value="6.78232998312527">
            <text:p>6,78</text:p>
          </table:table-cell>
          <table:table-cell table:formula="of:=INT([.B54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SQRT([.A55])" office:value-type="float" office:value="6.85565460040104">
            <text:p>6,86</text:p>
          </table:table-cell>
          <table:table-cell table:formula="of:=INT([.B55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SQRT([.A56])" office:value-type="float" office:value="6.92820323027551">
            <text:p>6,93</text:p>
          </table:table-cell>
          <table:table-cell table:formula="of:=INT([.B56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SQRT([.A57])" office:value-type="float" office:value="7">
            <text:p>7</text:p>
          </table:table-cell>
          <table:table-cell table:formula="of:=INT([.B57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SQRT([.A58])" office:value-type="float" office:value="7.07106781186548">
            <text:p>7,07</text:p>
          </table:table-cell>
          <table:table-cell table:formula="of:=INT([.B58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SQRT([.A59])" office:value-type="float" office:value="7.14142842854285">
            <text:p>7,14</text:p>
          </table:table-cell>
          <table:table-cell table:formula="of:=INT([.B59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SQRT([.A60])" office:value-type="float" office:value="7.21110255092798">
            <text:p>7,21</text:p>
          </table:table-cell>
          <table:table-cell table:formula="of:=INT([.B60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SQRT([.A61])" office:value-type="float" office:value="7.28010988928052">
            <text:p>7,28</text:p>
          </table:table-cell>
          <table:table-cell table:formula="of:=INT([.B61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SQRT([.A62])" office:value-type="float" office:value="7.34846922834953">
            <text:p>7,35</text:p>
          </table:table-cell>
          <table:table-cell table:formula="of:=INT([.B62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SQRT([.A63])" office:value-type="float" office:value="7.41619848709566">
            <text:p>7,42</text:p>
          </table:table-cell>
          <table:table-cell table:formula="of:=INT([.B63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SQRT([.A64])" office:value-type="float" office:value="7.48331477354788">
            <text:p>7,48</text:p>
          </table:table-cell>
          <table:table-cell table:formula="of:=INT([.B64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SQRT([.A65])" office:value-type="float" office:value="7.54983443527075">
            <text:p>7,55</text:p>
          </table:table-cell>
          <table:table-cell table:formula="of:=INT([.B65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SQRT([.A66])" office:value-type="float" office:value="7.61577310586391">
            <text:p>7,62</text:p>
          </table:table-cell>
          <table:table-cell table:formula="of:=INT([.B66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SQRT([.A67])" office:value-type="float" office:value="7.68114574786861">
            <text:p>7,68</text:p>
          </table:table-cell>
          <table:table-cell table:formula="of:=INT([.B67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SQRT([.A68])" office:value-type="float" office:value="7.74596669241483">
            <text:p>7,75</text:p>
          </table:table-cell>
          <table:table-cell table:formula="of:=INT([.B68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SQRT([.A69])" office:value-type="float" office:value="7.81024967590665">
            <text:p>7,81</text:p>
          </table:table-cell>
          <table:table-cell table:formula="of:=INT([.B69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SQRT([.A70])" office:value-type="float" office:value="7.87400787401181">
            <text:p>7,87</text:p>
          </table:table-cell>
          <table:table-cell table:formula="of:=INT([.B70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SQRT([.A71])" office:value-type="float" office:value="7.93725393319377">
            <text:p>7,94</text:p>
          </table:table-cell>
          <table:table-cell table:formula="of:=INT([.B71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SQRT([.A72])" office:value-type="float" office:value="8">
            <text:p>8</text:p>
          </table:table-cell>
          <table:table-cell table:formula="of:=INT([.B72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SQRT([.A73])" office:value-type="float" office:value="8.06225774829855">
            <text:p>8,06</text:p>
          </table:table-cell>
          <table:table-cell table:formula="of:=INT([.B73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SQRT([.A74])" office:value-type="float" office:value="8.12403840463596">
            <text:p>8,12</text:p>
          </table:table-cell>
          <table:table-cell table:formula="of:=INT([.B74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SQRT([.A75])" office:value-type="float" office:value="8.18535277187245">
            <text:p>8,19</text:p>
          </table:table-cell>
          <table:table-cell table:formula="of:=INT([.B75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SQRT([.A76])" office:value-type="float" office:value="8.24621125123532">
            <text:p>8,25</text:p>
          </table:table-cell>
          <table:table-cell table:formula="of:=INT([.B76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SQRT([.A77])" office:value-type="float" office:value="8.30662386291808">
            <text:p>8,31</text:p>
          </table:table-cell>
          <table:table-cell table:formula="of:=INT([.B77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SQRT([.A78])" office:value-type="float" office:value="8.36660026534076">
            <text:p>8,37</text:p>
          </table:table-cell>
          <table:table-cell table:formula="of:=INT([.B78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SQRT([.A79])" office:value-type="float" office:value="8.42614977317636">
            <text:p>8,43</text:p>
          </table:table-cell>
          <table:table-cell table:formula="of:=INT([.B79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SQRT([.A80])" office:value-type="float" office:value="8.48528137423857">
            <text:p>8,49</text:p>
          </table:table-cell>
          <table:table-cell table:formula="of:=INT([.B80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SQRT([.A81])" office:value-type="float" office:value="8.54400374531753">
            <text:p>8,54</text:p>
          </table:table-cell>
          <table:table-cell table:formula="of:=INT([.B81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SQRT([.A82])" office:value-type="float" office:value="8.60232526704263">
            <text:p>8,6</text:p>
          </table:table-cell>
          <table:table-cell table:formula="of:=INT([.B82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SQRT([.A83])" office:value-type="float" office:value="8.66025403784439">
            <text:p>8,66</text:p>
          </table:table-cell>
          <table:table-cell table:formula="of:=INT([.B83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SQRT([.A84])" office:value-type="float" office:value="8.71779788708135">
            <text:p>8,72</text:p>
          </table:table-cell>
          <table:table-cell table:formula="of:=INT([.B84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SQRT([.A85])" office:value-type="float" office:value="8.77496438739212">
            <text:p>8,77</text:p>
          </table:table-cell>
          <table:table-cell table:formula="of:=INT([.B85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SQRT([.A86])" office:value-type="float" office:value="8.83176086632785">
            <text:p>8,83</text:p>
          </table:table-cell>
          <table:table-cell table:formula="of:=INT([.B86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SQRT([.A87])" office:value-type="float" office:value="8.88819441731559">
            <text:p>8,89</text:p>
          </table:table-cell>
          <table:table-cell table:formula="of:=INT([.B87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SQRT([.A88])" office:value-type="float" office:value="8.94427190999916">
            <text:p>8,94</text:p>
          </table:table-cell>
          <table:table-cell table:formula="of:=INT([.B88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SQRT([.A89])" office:value-type="float" office:value="9">
            <text:p>9</text:p>
          </table:table-cell>
          <table:table-cell table:formula="of:=INT([.B89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SQRT([.A90])" office:value-type="float" office:value="9.05538513813742">
            <text:p>9,06</text:p>
          </table:table-cell>
          <table:table-cell table:formula="of:=INT([.B90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SQRT([.A91])" office:value-type="float" office:value="9.1104335791443">
            <text:p>9,11</text:p>
          </table:table-cell>
          <table:table-cell table:formula="of:=INT([.B91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SQRT([.A92])" office:value-type="float" office:value="9.16515138991168">
            <text:p>9,17</text:p>
          </table:table-cell>
          <table:table-cell table:formula="of:=INT([.B92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SQRT([.A93])" office:value-type="float" office:value="9.21954445729289">
            <text:p>9,22</text:p>
          </table:table-cell>
          <table:table-cell table:formula="of:=INT([.B93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SQRT([.A94])" office:value-type="float" office:value="9.2736184954957">
            <text:p>9,27</text:p>
          </table:table-cell>
          <table:table-cell table:formula="of:=INT([.B94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SQRT([.A95])" office:value-type="float" office:value="9.32737905308882">
            <text:p>9,33</text:p>
          </table:table-cell>
          <table:table-cell table:formula="of:=INT([.B95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SQRT([.A96])" office:value-type="float" office:value="9.38083151964686">
            <text:p>9,38</text:p>
          </table:table-cell>
          <table:table-cell table:formula="of:=INT([.B96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SQRT([.A97])" office:value-type="float" office:value="9.4339811320566">
            <text:p>9,43</text:p>
          </table:table-cell>
          <table:table-cell table:formula="of:=INT([.B97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SQRT([.A98])" office:value-type="float" office:value="9.48683298050514">
            <text:p>9,49</text:p>
          </table:table-cell>
          <table:table-cell table:formula="of:=INT([.B98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SQRT([.A99])" office:value-type="float" office:value="9.53939201416946">
            <text:p>9,54</text:p>
          </table:table-cell>
          <table:table-cell table:formula="of:=INT([.B99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SQRT([.A100])" office:value-type="float" office:value="9.59166304662544">
            <text:p>9,59</text:p>
          </table:table-cell>
          <table:table-cell table:formula="of:=INT([.B100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SQRT([.A101])" office:value-type="float" office:value="9.64365076099296">
            <text:p>9,64</text:p>
          </table:table-cell>
          <table:table-cell table:formula="of:=INT([.B101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SQRT([.A102])" office:value-type="float" office:value="9.69535971483266">
            <text:p>9,7</text:p>
          </table:table-cell>
          <table:table-cell table:formula="of:=INT([.B102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SQRT([.A103])" office:value-type="float" office:value="9.74679434480896">
            <text:p>9,75</text:p>
          </table:table-cell>
          <table:table-cell table:formula="of:=INT([.B103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SQRT([.A104])" office:value-type="float" office:value="9.79795897113271">
            <text:p>9,8</text:p>
          </table:table-cell>
          <table:table-cell table:formula="of:=INT([.B104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SQRT([.A105])" office:value-type="float" office:value="9.8488578017961">
            <text:p>9,85</text:p>
          </table:table-cell>
          <table:table-cell table:formula="of:=INT([.B105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SQRT([.A106])" office:value-type="float" office:value="9.89949493661167">
            <text:p>9,9</text:p>
          </table:table-cell>
          <table:table-cell table:formula="of:=INT([.B106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SQRT([.A107])" office:value-type="float" office:value="9.9498743710662">
            <text:p>9,95</text:p>
          </table:table-cell>
          <table:table-cell table:formula="of:=INT([.B107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SQRT([.A108])" office:value-type="float" office:value="10">
            <text:p>10</text:p>
          </table:table-cell>
          <table:table-cell table:formula="of:=INT([.B108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SQRT([.A109])" office:value-type="float" office:value="10.0498756211209">
            <text:p>10,05</text:p>
          </table:table-cell>
          <table:table-cell table:formula="of:=INT([.B109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SQRT([.A110])" office:value-type="float" office:value="10.0995049383621">
            <text:p>10,1</text:p>
          </table:table-cell>
          <table:table-cell table:formula="of:=INT([.B110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SQRT([.A111])" office:value-type="float" office:value="10.1488915650922">
            <text:p>10,15</text:p>
          </table:table-cell>
          <table:table-cell table:formula="of:=INT([.B111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SQRT([.A112])" office:value-type="float" office:value="10.1980390271856">
            <text:p>10,2</text:p>
          </table:table-cell>
          <table:table-cell table:formula="of:=INT([.B112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SQRT([.A113])" office:value-type="float" office:value="10.2469507659596">
            <text:p>10,25</text:p>
          </table:table-cell>
          <table:table-cell table:formula="of:=INT([.B11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SQRT([.A114])" office:value-type="float" office:value="10.295630140987">
            <text:p>10,3</text:p>
          </table:table-cell>
          <table:table-cell table:formula="of:=INT([.B114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SQRT([.A115])" office:value-type="float" office:value="10.3440804327886">
            <text:p>10,34</text:p>
          </table:table-cell>
          <table:table-cell table:formula="of:=INT([.B115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SQRT([.A116])" office:value-type="float" office:value="10.3923048454133">
            <text:p>10,39</text:p>
          </table:table-cell>
          <table:table-cell table:formula="of:=INT([.B116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SQRT([.A117])" office:value-type="float" office:value="10.4403065089106">
            <text:p>10,44</text:p>
          </table:table-cell>
          <table:table-cell table:formula="of:=INT([.B117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SQRT([.A118])" office:value-type="float" office:value="10.4880884817015">
            <text:p>10,49</text:p>
          </table:table-cell>
          <table:table-cell table:formula="of:=INT([.B118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SQRT([.A119])" office:value-type="float" office:value="10.5356537528527">
            <text:p>10,54</text:p>
          </table:table-cell>
          <table:table-cell table:formula="of:=INT([.B119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SQRT([.A120])" office:value-type="float" office:value="10.5830052442584">
            <text:p>10,58</text:p>
          </table:table-cell>
          <table:table-cell table:formula="of:=INT([.B120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SQRT([.A121])" office:value-type="float" office:value="10.6301458127347">
            <text:p>10,63</text:p>
          </table:table-cell>
          <table:table-cell table:formula="of:=INT([.B121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SQRT([.A122])" office:value-type="float" office:value="10.6770782520313">
            <text:p>10,68</text:p>
          </table:table-cell>
          <table:table-cell table:formula="of:=INT([.B122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SQRT([.A123])" office:value-type="float" office:value="10.7238052947636">
            <text:p>10,72</text:p>
          </table:table-cell>
          <table:table-cell table:formula="of:=INT([.B12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SQRT([.A124])" office:value-type="float" office:value="10.770329614269">
            <text:p>10,77</text:p>
          </table:table-cell>
          <table:table-cell table:formula="of:=INT([.B124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SQRT([.A125])" office:value-type="float" office:value="10.816653826392">
            <text:p>10,82</text:p>
          </table:table-cell>
          <table:table-cell table:formula="of:=INT([.B125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SQRT([.A126])" office:value-type="float" office:value="10.8627804912002">
            <text:p>10,86</text:p>
          </table:table-cell>
          <table:table-cell table:formula="of:=INT([.B126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SQRT([.A127])" office:value-type="float" office:value="10.9087121146357">
            <text:p>10,91</text:p>
          </table:table-cell>
          <table:table-cell table:formula="of:=INT([.B127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SQRT([.A128])" office:value-type="float" office:value="10.9544511501033">
            <text:p>10,95</text:p>
          </table:table-cell>
          <table:table-cell table:formula="of:=INT([.B128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SQRT([.A129])" office:value-type="float" office:value="11">
            <text:p>11</text:p>
          </table:table-cell>
          <table:table-cell table:formula="of:=INT([.B129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SQRT([.A130])" office:value-type="float" office:value="11.0453610171873">
            <text:p>11,05</text:p>
          </table:table-cell>
          <table:table-cell table:formula="of:=INT([.B130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formula="of:=SQRT([.A131])" office:value-type="float" office:value="11.0905365064094">
            <text:p>11,09</text:p>
          </table:table-cell>
          <table:table-cell table:formula="of:=INT([.B131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formula="of:=SQRT([.A132])" office:value-type="float" office:value="11.13552872566">
            <text:p>11,14</text:p>
          </table:table-cell>
          <table:table-cell table:formula="of:=INT([.B132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SQRT([.A133])" office:value-type="float" office:value="11.180339887499">
            <text:p>11,18</text:p>
          </table:table-cell>
          <table:table-cell table:formula="of:=INT([.B133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formula="of:=SQRT([.A134])" office:value-type="float" office:value="11.2249721603218">
            <text:p>11,22</text:p>
          </table:table-cell>
          <table:table-cell table:formula="of:=INT([.B134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SQRT([.A135])" office:value-type="float" office:value="11.2694276695846">
            <text:p>11,27</text:p>
          </table:table-cell>
          <table:table-cell table:formula="of:=INT([.B135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SQRT([.A136])" office:value-type="float" office:value="11.3137084989848">
            <text:p>11,31</text:p>
          </table:table-cell>
          <table:table-cell table:formula="of:=INT([.B136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formula="of:=SQRT([.A137])" office:value-type="float" office:value="11.3578166916005">
            <text:p>11,36</text:p>
          </table:table-cell>
          <table:table-cell table:formula="of:=INT([.B137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formula="of:=SQRT([.A138])" office:value-type="float" office:value="11.4017542509914">
            <text:p>11,4</text:p>
          </table:table-cell>
          <table:table-cell table:formula="of:=INT([.B138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formula="of:=SQRT([.A139])" office:value-type="float" office:value="11.4455231422596">
            <text:p>11,45</text:p>
          </table:table-cell>
          <table:table-cell table:formula="of:=INT([.B139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formula="of:=SQRT([.A140])" office:value-type="float" office:value="11.4891252930761">
            <text:p>11,49</text:p>
          </table:table-cell>
          <table:table-cell table:formula="of:=INT([.B140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formula="of:=SQRT([.A141])" office:value-type="float" office:value="11.5325625946708">
            <text:p>11,53</text:p>
          </table:table-cell>
          <table:table-cell table:formula="of:=INT([.B141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formula="of:=SQRT([.A142])" office:value-type="float" office:value="11.5758369027902">
            <text:p>11,58</text:p>
          </table:table-cell>
          <table:table-cell table:formula="of:=INT([.B142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formula="of:=SQRT([.A143])" office:value-type="float" office:value="11.6189500386223">
            <text:p>11,62</text:p>
          </table:table-cell>
          <table:table-cell table:formula="of:=INT([.B143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formula="of:=SQRT([.A144])" office:value-type="float" office:value="11.6619037896906">
            <text:p>11,66</text:p>
          </table:table-cell>
          <table:table-cell table:formula="of:=INT([.B144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formula="of:=SQRT([.A145])" office:value-type="float" office:value="11.7046999107196">
            <text:p>11,7</text:p>
          </table:table-cell>
          <table:table-cell table:formula="of:=INT([.B145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formula="of:=SQRT([.A146])" office:value-type="float" office:value="11.7473401244707">
            <text:p>11,75</text:p>
          </table:table-cell>
          <table:table-cell table:formula="of:=INT([.B146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formula="of:=SQRT([.A147])" office:value-type="float" office:value="11.7898261225516">
            <text:p>11,79</text:p>
          </table:table-cell>
          <table:table-cell table:formula="of:=INT([.B147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formula="of:=SQRT([.A148])" office:value-type="float" office:value="11.8321595661992">
            <text:p>11,83</text:p>
          </table:table-cell>
          <table:table-cell table:formula="of:=INT([.B148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formula="of:=SQRT([.A149])" office:value-type="float" office:value="11.8743420870379">
            <text:p>11,87</text:p>
          </table:table-cell>
          <table:table-cell table:formula="of:=INT([.B149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formula="of:=SQRT([.A150])" office:value-type="float" office:value="11.916375287813">
            <text:p>11,92</text:p>
          </table:table-cell>
          <table:table-cell table:formula="of:=INT([.B150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formula="of:=SQRT([.A151])" office:value-type="float" office:value="11.9582607431014">
            <text:p>11,96</text:p>
          </table:table-cell>
          <table:table-cell table:formula="of:=INT([.B151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formula="of:=SQRT([.A152])" office:value-type="float" office:value="12">
            <text:p>12</text:p>
          </table:table-cell>
          <table:table-cell table:formula="of:=INT([.B15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formula="of:=SQRT([.A153])" office:value-type="float" office:value="12.0415945787923">
            <text:p>12,04</text:p>
          </table:table-cell>
          <table:table-cell table:formula="of:=INT([.B153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formula="of:=SQRT([.A154])" office:value-type="float" office:value="12.0830459735946">
            <text:p>12,08</text:p>
          </table:table-cell>
          <table:table-cell table:formula="of:=INT([.B154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formula="of:=SQRT([.A155])" office:value-type="float" office:value="12.1243556529821">
            <text:p>12,12</text:p>
          </table:table-cell>
          <table:table-cell table:formula="of:=INT([.B155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formula="of:=SQRT([.A156])" office:value-type="float" office:value="12.1655250605964">
            <text:p>12,17</text:p>
          </table:table-cell>
          <table:table-cell table:formula="of:=INT([.B156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formula="of:=SQRT([.A157])" office:value-type="float" office:value="12.2065556157337">
            <text:p>12,21</text:p>
          </table:table-cell>
          <table:table-cell table:formula="of:=INT([.B157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SQRT([.A158])" office:value-type="float" office:value="12.2474487139159">
            <text:p>12,25</text:p>
          </table:table-cell>
          <table:table-cell table:formula="of:=INT([.B158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formula="of:=SQRT([.A159])" office:value-type="float" office:value="12.2882057274445">
            <text:p>12,29</text:p>
          </table:table-cell>
          <table:table-cell table:formula="of:=INT([.B159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formula="of:=SQRT([.A160])" office:value-type="float" office:value="12.328828005938">
            <text:p>12,33</text:p>
          </table:table-cell>
          <table:table-cell table:formula="of:=INT([.B160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formula="of:=SQRT([.A161])" office:value-type="float" office:value="12.369316876853">
            <text:p>12,37</text:p>
          </table:table-cell>
          <table:table-cell table:formula="of:=INT([.B161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formula="of:=SQRT([.A162])" office:value-type="float" office:value="12.4096736459909">
            <text:p>12,41</text:p>
          </table:table-cell>
          <table:table-cell table:formula="of:=INT([.B16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formula="of:=SQRT([.A163])" office:value-type="float" office:value="12.4498995979887">
            <text:p>12,45</text:p>
          </table:table-cell>
          <table:table-cell table:formula="of:=INT([.B163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formula="of:=SQRT([.A164])" office:value-type="float" office:value="12.4899959967968">
            <text:p>12,49</text:p>
          </table:table-cell>
          <table:table-cell table:formula="of:=INT([.B164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formula="of:=SQRT([.A165])" office:value-type="float" office:value="12.5299640861417">
            <text:p>12,53</text:p>
          </table:table-cell>
          <table:table-cell table:formula="of:=INT([.B165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formula="of:=SQRT([.A166])" office:value-type="float" office:value="12.5698050899765">
            <text:p>12,57</text:p>
          </table:table-cell>
          <table:table-cell table:formula="of:=INT([.B166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formula="of:=SQRT([.A167])" office:value-type="float" office:value="12.6095202129185">
            <text:p>12,61</text:p>
          </table:table-cell>
          <table:table-cell table:formula="of:=INT([.B167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SQRT([.A168])" office:value-type="float" office:value="12.6491106406735">
            <text:p>12,65</text:p>
          </table:table-cell>
          <table:table-cell table:formula="of:=INT([.B168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formula="of:=SQRT([.A169])" office:value-type="float" office:value="12.6885775404495">
            <text:p>12,69</text:p>
          </table:table-cell>
          <table:table-cell table:formula="of:=INT([.B169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formula="of:=SQRT([.A170])" office:value-type="float" office:value="12.7279220613579">
            <text:p>12,73</text:p>
          </table:table-cell>
          <table:table-cell table:formula="of:=INT([.B170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formula="of:=SQRT([.A171])" office:value-type="float" office:value="12.7671453348037">
            <text:p>12,77</text:p>
          </table:table-cell>
          <table:table-cell table:formula="of:=INT([.B171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formula="of:=SQRT([.A172])" office:value-type="float" office:value="12.8062484748657">
            <text:p>12,81</text:p>
          </table:table-cell>
          <table:table-cell table:formula="of:=INT([.B17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formula="of:=SQRT([.A173])" office:value-type="float" office:value="12.8452325786651">
            <text:p>12,85</text:p>
          </table:table-cell>
          <table:table-cell table:formula="of:=INT([.B173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formula="of:=SQRT([.A174])" office:value-type="float" office:value="12.8840987267251">
            <text:p>12,88</text:p>
          </table:table-cell>
          <table:table-cell table:formula="of:=INT([.B174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formula="of:=SQRT([.A175])" office:value-type="float" office:value="12.9228479833201">
            <text:p>12,92</text:p>
          </table:table-cell>
          <table:table-cell table:formula="of:=INT([.B175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formula="of:=SQRT([.A176])" office:value-type="float" office:value="12.9614813968157">
            <text:p>12,96</text:p>
          </table:table-cell>
          <table:table-cell table:formula="of:=INT([.B176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formula="of:=SQRT([.A177])" office:value-type="float" office:value="13">
            <text:p>13</text:p>
          </table:table-cell>
          <table:table-cell table:formula="of:=INT([.B177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formula="of:=SQRT([.A178])" office:value-type="float" office:value="13.0384048104053">
            <text:p>13,04</text:p>
          </table:table-cell>
          <table:table-cell table:formula="of:=INT([.B178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formula="of:=SQRT([.A179])" office:value-type="float" office:value="13.076696830622">
            <text:p>13,08</text:p>
          </table:table-cell>
          <table:table-cell table:formula="of:=INT([.B179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formula="of:=SQRT([.A180])" office:value-type="float" office:value="13.114877048604">
            <text:p>13,11</text:p>
          </table:table-cell>
          <table:table-cell table:formula="of:=INT([.B180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formula="of:=SQRT([.A181])" office:value-type="float" office:value="13.1529464379659">
            <text:p>13,15</text:p>
          </table:table-cell>
          <table:table-cell table:formula="of:=INT([.B181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formula="of:=SQRT([.A182])" office:value-type="float" office:value="13.1909059582729">
            <text:p>13,19</text:p>
          </table:table-cell>
          <table:table-cell table:formula="of:=INT([.B182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formula="of:=SQRT([.A183])" office:value-type="float" office:value="13.228756555323">
            <text:p>13,23</text:p>
          </table:table-cell>
          <table:table-cell table:formula="of:=INT([.B183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formula="of:=SQRT([.A184])" office:value-type="float" office:value="13.2664991614216">
            <text:p>13,27</text:p>
          </table:table-cell>
          <table:table-cell table:formula="of:=INT([.B184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formula="of:=SQRT([.A185])" office:value-type="float" office:value="13.3041346956501">
            <text:p>13,3</text:p>
          </table:table-cell>
          <table:table-cell table:formula="of:=INT([.B185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formula="of:=SQRT([.A186])" office:value-type="float" office:value="13.3416640641263">
            <text:p>13,34</text:p>
          </table:table-cell>
          <table:table-cell table:formula="of:=INT([.B186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formula="of:=SQRT([.A187])" office:value-type="float" office:value="13.3790881602597">
            <text:p>13,38</text:p>
          </table:table-cell>
          <table:table-cell table:formula="of:=INT([.B187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formula="of:=SQRT([.A188])" office:value-type="float" office:value="13.4164078649987">
            <text:p>13,42</text:p>
          </table:table-cell>
          <table:table-cell table:formula="of:=INT([.B188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formula="of:=SQRT([.A189])" office:value-type="float" office:value="13.4536240470737">
            <text:p>13,45</text:p>
          </table:table-cell>
          <table:table-cell table:formula="of:=INT([.B189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formula="of:=SQRT([.A190])" office:value-type="float" office:value="13.490737563232">
            <text:p>13,49</text:p>
          </table:table-cell>
          <table:table-cell table:formula="of:=INT([.B190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formula="of:=SQRT([.A191])" office:value-type="float" office:value="13.5277492584687">
            <text:p>13,53</text:p>
          </table:table-cell>
          <table:table-cell table:formula="of:=INT([.B191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formula="of:=SQRT([.A192])" office:value-type="float" office:value="13.5646599662505">
            <text:p>13,56</text:p>
          </table:table-cell>
          <table:table-cell table:formula="of:=INT([.B192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formula="of:=SQRT([.A193])" office:value-type="float" office:value="13.6014705087354">
            <text:p>13,6</text:p>
          </table:table-cell>
          <table:table-cell table:formula="of:=INT([.B193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formula="of:=SQRT([.A194])" office:value-type="float" office:value="13.6381816969859">
            <text:p>13,64</text:p>
          </table:table-cell>
          <table:table-cell table:formula="of:=INT([.B194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formula="of:=SQRT([.A195])" office:value-type="float" office:value="13.6747943311773">
            <text:p>13,67</text:p>
          </table:table-cell>
          <table:table-cell table:formula="of:=INT([.B195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formula="of:=SQRT([.A196])" office:value-type="float" office:value="13.7113092008021">
            <text:p>13,71</text:p>
          </table:table-cell>
          <table:table-cell table:formula="of:=INT([.B196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formula="of:=SQRT([.A197])" office:value-type="float" office:value="13.7477270848675">
            <text:p>13,75</text:p>
          </table:table-cell>
          <table:table-cell table:formula="of:=INT([.B197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formula="of:=SQRT([.A198])" office:value-type="float" office:value="13.7840487520902">
            <text:p>13,78</text:p>
          </table:table-cell>
          <table:table-cell table:formula="of:=INT([.B198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formula="of:=SQRT([.A199])" office:value-type="float" office:value="13.8202749610853">
            <text:p>13,82</text:p>
          </table:table-cell>
          <table:table-cell table:formula="of:=INT([.B199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formula="of:=SQRT([.A200])" office:value-type="float" office:value="13.856406460551">
            <text:p>13,86</text:p>
          </table:table-cell>
          <table:table-cell table:formula="of:=INT([.B200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formula="of:=SQRT([.A201])" office:value-type="float" office:value="13.8924439894498">
            <text:p>13,89</text:p>
          </table:table-cell>
          <table:table-cell table:formula="of:=INT([.B201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formula="of:=SQRT([.A202])" office:value-type="float" office:value="13.9283882771841">
            <text:p>13,93</text:p>
          </table:table-cell>
          <table:table-cell table:formula="of:=INT([.B202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formula="of:=SQRT([.A203])" office:value-type="float" office:value="13.9642400437689">
            <text:p>13,96</text:p>
          </table:table-cell>
          <table:table-cell table:formula="of:=INT([.B203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formula="of:=SQRT([.A204])" office:value-type="float" office:value="14">
            <text:p>14</text:p>
          </table:table-cell>
          <table:table-cell table:formula="of:=INT([.B204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formula="of:=SQRT([.A205])" office:value-type="float" office:value="14.0356688476182">
            <text:p>14,04</text:p>
          </table:table-cell>
          <table:table-cell table:formula="of:=INT([.B205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formula="of:=SQRT([.A206])" office:value-type="float" office:value="14.0712472794703">
            <text:p>14,07</text:p>
          </table:table-cell>
          <table:table-cell table:formula="of:=INT([.B206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formula="of:=SQRT([.A207])" office:value-type="float" office:value="14.1067359796659">
            <text:p>14,11</text:p>
          </table:table-cell>
          <table:table-cell table:formula="of:=INT([.B207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SQRT([.A208])" office:value-type="float" office:value="14.142135623731">
            <text:p>14,14</text:p>
          </table:table-cell>
          <table:table-cell table:formula="of:=INT([.B208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table:formula="of:=SQRT([.A209])" office:value-type="float" office:value="14.1774468787578">
            <text:p>14,18</text:p>
          </table:table-cell>
          <table:table-cell table:formula="of:=INT([.B209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formula="of:=SQRT([.A210])" office:value-type="float" office:value="14.2126704035519">
            <text:p>14,21</text:p>
          </table:table-cell>
          <table:table-cell table:formula="of:=INT([.B210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table:formula="of:=SQRT([.A211])" office:value-type="float" office:value="14.247806848775">
            <text:p>14,25</text:p>
          </table:table-cell>
          <table:table-cell table:formula="of:=INT([.B211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formula="of:=SQRT([.A212])" office:value-type="float" office:value="14.2828568570857">
            <text:p>14,28</text:p>
          </table:table-cell>
          <table:table-cell table:formula="of:=INT([.B212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table:formula="of:=SQRT([.A213])" office:value-type="float" office:value="14.3178210632764">
            <text:p>14,32</text:p>
          </table:table-cell>
          <table:table-cell table:formula="of:=INT([.B213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table:formula="of:=SQRT([.A214])" office:value-type="float" office:value="14.3527000944073">
            <text:p>14,35</text:p>
          </table:table-cell>
          <table:table-cell table:formula="of:=INT([.B214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formula="of:=SQRT([.A215])" office:value-type="float" office:value="14.3874945699382">
            <text:p>14,39</text:p>
          </table:table-cell>
          <table:table-cell table:formula="of:=INT([.B215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table:formula="of:=SQRT([.A216])" office:value-type="float" office:value="14.422205101856">
            <text:p>14,42</text:p>
          </table:table-cell>
          <table:table-cell table:formula="of:=INT([.B216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table:formula="of:=SQRT([.A217])" office:value-type="float" office:value="14.456832294801">
            <text:p>14,46</text:p>
          </table:table-cell>
          <table:table-cell table:formula="of:=INT([.B217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formula="of:=SQRT([.A218])" office:value-type="float" office:value="14.4913767461894">
            <text:p>14,49</text:p>
          </table:table-cell>
          <table:table-cell table:formula="of:=INT([.B218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table:formula="of:=SQRT([.A219])" office:value-type="float" office:value="14.525839046334">
            <text:p>14,53</text:p>
          </table:table-cell>
          <table:table-cell table:formula="of:=INT([.B219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table:formula="of:=SQRT([.A220])" office:value-type="float" office:value="14.560219778561">
            <text:p>14,56</text:p>
          </table:table-cell>
          <table:table-cell table:formula="of:=INT([.B220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table:formula="of:=SQRT([.A221])" office:value-type="float" office:value="14.5945195193264">
            <text:p>14,59</text:p>
          </table:table-cell>
          <table:table-cell table:formula="of:=INT([.B221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table:formula="of:=SQRT([.A222])" office:value-type="float" office:value="14.6287388383278">
            <text:p>14,63</text:p>
          </table:table-cell>
          <table:table-cell table:formula="of:=INT([.B222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table:formula="of:=SQRT([.A223])" office:value-type="float" office:value="14.6628782986152">
            <text:p>14,66</text:p>
          </table:table-cell>
          <table:table-cell table:formula="of:=INT([.B223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table:formula="of:=SQRT([.A224])" office:value-type="float" office:value="14.6969384566991">
            <text:p>14,7</text:p>
          </table:table-cell>
          <table:table-cell table:formula="of:=INT([.B224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table:formula="of:=SQRT([.A225])" office:value-type="float" office:value="14.7309198626562">
            <text:p>14,73</text:p>
          </table:table-cell>
          <table:table-cell table:formula="of:=INT([.B225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table:formula="of:=SQRT([.A226])" office:value-type="float" office:value="14.7648230602334">
            <text:p>14,76</text:p>
          </table:table-cell>
          <table:table-cell table:formula="of:=INT([.B226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table:formula="of:=SQRT([.A227])" office:value-type="float" office:value="14.7986485869487">
            <text:p>14,8</text:p>
          </table:table-cell>
          <table:table-cell table:formula="of:=INT([.B227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table:formula="of:=SQRT([.A228])" office:value-type="float" office:value="14.8323969741913">
            <text:p>14,83</text:p>
          </table:table-cell>
          <table:table-cell table:formula="of:=INT([.B228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table:formula="of:=SQRT([.A229])" office:value-type="float" office:value="14.8660687473185">
            <text:p>14,87</text:p>
          </table:table-cell>
          <table:table-cell table:formula="of:=INT([.B229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table:formula="of:=SQRT([.A230])" office:value-type="float" office:value="14.8996644257513">
            <text:p>14,9</text:p>
          </table:table-cell>
          <table:table-cell table:formula="of:=INT([.B230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table:formula="of:=SQRT([.A231])" office:value-type="float" office:value="14.9331845230681">
            <text:p>14,93</text:p>
          </table:table-cell>
          <table:table-cell table:formula="of:=INT([.B231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formula="of:=SQRT([.A232])" office:value-type="float" office:value="14.9666295470958">
            <text:p>14,97</text:p>
          </table:table-cell>
          <table:table-cell table:formula="of:=INT([.B232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table:formula="of:=SQRT([.A233])" office:value-type="float" office:value="15">
            <text:p>15</text:p>
          </table:table-cell>
          <table:table-cell table:formula="of:=INT([.B233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table:formula="of:=SQRT([.A234])" office:value-type="float" office:value="15.0332963783729">
            <text:p>15,03</text:p>
          </table:table-cell>
          <table:table-cell table:formula="of:=INT([.B234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table:formula="of:=SQRT([.A235])" office:value-type="float" office:value="15.0665191733194">
            <text:p>15,07</text:p>
          </table:table-cell>
          <table:table-cell table:formula="of:=INT([.B235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table:formula="of:=SQRT([.A236])" office:value-type="float" office:value="15.0996688705415">
            <text:p>15,1</text:p>
          </table:table-cell>
          <table:table-cell table:formula="of:=INT([.B236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table:formula="of:=SQRT([.A237])" office:value-type="float" office:value="15.1327459504216">
            <text:p>15,13</text:p>
          </table:table-cell>
          <table:table-cell table:formula="of:=INT([.B237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table:formula="of:=SQRT([.A238])" office:value-type="float" office:value="15.1657508881031">
            <text:p>15,17</text:p>
          </table:table-cell>
          <table:table-cell table:formula="of:=INT([.B238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table:formula="of:=SQRT([.A239])" office:value-type="float" office:value="15.1986841535707">
            <text:p>15,2</text:p>
          </table:table-cell>
          <table:table-cell table:formula="of:=INT([.B239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table:formula="of:=SQRT([.A240])" office:value-type="float" office:value="15.2315462117278">
            <text:p>15,23</text:p>
          </table:table-cell>
          <table:table-cell table:formula="of:=INT([.B240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table:formula="of:=SQRT([.A241])" office:value-type="float" office:value="15.2643375224737">
            <text:p>15,26</text:p>
          </table:table-cell>
          <table:table-cell table:formula="of:=INT([.B241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formula="of:=SQRT([.A242])" office:value-type="float" office:value="15.2970585407784">
            <text:p>15,3</text:p>
          </table:table-cell>
          <table:table-cell table:formula="of:=INT([.B242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table:formula="of:=SQRT([.A243])" office:value-type="float" office:value="15.3297097167559">
            <text:p>15,33</text:p>
          </table:table-cell>
          <table:table-cell table:formula="of:=INT([.B243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table:formula="of:=SQRT([.A244])" office:value-type="float" office:value="15.3622914957372">
            <text:p>15,36</text:p>
          </table:table-cell>
          <table:table-cell table:formula="of:=INT([.B244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formula="of:=SQRT([.A245])" office:value-type="float" office:value="15.3948043183407">
            <text:p>15,39</text:p>
          </table:table-cell>
          <table:table-cell table:formula="of:=INT([.B245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table:formula="of:=SQRT([.A246])" office:value-type="float" office:value="15.4272486205415">
            <text:p>15,43</text:p>
          </table:table-cell>
          <table:table-cell table:formula="of:=INT([.B246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table:formula="of:=SQRT([.A247])" office:value-type="float" office:value="15.4596248337403">
            <text:p>15,46</text:p>
          </table:table-cell>
          <table:table-cell table:formula="of:=INT([.B247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formula="of:=SQRT([.A248])" office:value-type="float" office:value="15.4919333848297">
            <text:p>15,49</text:p>
          </table:table-cell>
          <table:table-cell table:formula="of:=INT([.B248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table:formula="of:=SQRT([.A249])" office:value-type="float" office:value="15.52417469626">
            <text:p>15,52</text:p>
          </table:table-cell>
          <table:table-cell table:formula="of:=INT([.B249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table:formula="of:=SQRT([.A250])" office:value-type="float" office:value="15.556349186104">
            <text:p>15,56</text:p>
          </table:table-cell>
          <table:table-cell table:formula="of:=INT([.B250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table:formula="of:=SQRT([.A251])" office:value-type="float" office:value="15.5884572681199">
            <text:p>15,59</text:p>
          </table:table-cell>
          <table:table-cell table:formula="of:=INT([.B251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table:formula="of:=SQRT([.A252])" office:value-type="float" office:value="15.6204993518133">
            <text:p>15,62</text:p>
          </table:table-cell>
          <table:table-cell table:formula="of:=INT([.B252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table:formula="of:=SQRT([.A253])" office:value-type="float" office:value="15.6524758424985">
            <text:p>15,65</text:p>
          </table:table-cell>
          <table:table-cell table:formula="of:=INT([.B253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table:formula="of:=SQRT([.A254])" office:value-type="float" office:value="15.6843871413581">
            <text:p>15,68</text:p>
          </table:table-cell>
          <table:table-cell table:formula="of:=INT([.B254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table:formula="of:=SQRT([.A255])" office:value-type="float" office:value="15.7162336455017">
            <text:p>15,72</text:p>
          </table:table-cell>
          <table:table-cell table:formula="of:=INT([.B255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table:formula="of:=SQRT([.A256])" office:value-type="float" office:value="15.7480157480236">
            <text:p>15,75</text:p>
          </table:table-cell>
          <table:table-cell table:formula="of:=INT([.B256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table:formula="of:=SQRT([.A257])" office:value-type="float" office:value="15.7797338380595">
            <text:p>15,78</text:p>
          </table:table-cell>
          <table:table-cell table:formula="of:=INT([.B257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table:formula="of:=SQRT([.A258])" office:value-type="float" office:value="15.8113883008419">
            <text:p>15,81</text:p>
          </table:table-cell>
          <table:table-cell table:formula="of:=INT([.B258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table:formula="of:=SQRT([.A259])" office:value-type="float" office:value="15.8429795177549">
            <text:p>15,84</text:p>
          </table:table-cell>
          <table:table-cell table:formula="of:=INT([.B259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formula="of:=SQRT([.A260])" office:value-type="float" office:value="15.8745078663875">
            <text:p>15,87</text:p>
          </table:table-cell>
          <table:table-cell table:formula="of:=INT([.B260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table:formula="of:=SQRT([.A261])" office:value-type="float" office:value="15.9059737205869">
            <text:p>15,91</text:p>
          </table:table-cell>
          <table:table-cell table:formula="of:=INT([.B261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table:formula="of:=SQRT([.A262])" office:value-type="float" office:value="15.9373774505092">
            <text:p>15,94</text:p>
          </table:table-cell>
          <table:table-cell table:formula="of:=INT([.B262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table:formula="of:=SQRT([.A263])" office:value-type="float" office:value="15.9687194226713">
            <text:p>15,97</text:p>
          </table:table-cell>
          <table:table-cell table:formula="of:=INT([.B263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formula="of:=SQRT([.A264])" office:value-type="float" office:value="16">
            <text:p>16</text:p>
          </table:table-cell>
          <table:table-cell table:formula="of:=INT([.B264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table:formula="of:=SQRT([.A265])" office:value-type="float" office:value="16.0312195418814">
            <text:p>16,03</text:p>
          </table:table-cell>
          <table:table-cell table:formula="of:=INT([.B265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table:formula="of:=SQRT([.A266])" office:value-type="float" office:value="16.062378404209">
            <text:p>16,06</text:p>
          </table:table-cell>
          <table:table-cell table:formula="of:=INT([.B266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table:formula="of:=SQRT([.A267])" office:value-type="float" office:value="16.0934769394311">
            <text:p>16,09</text:p>
          </table:table-cell>
          <table:table-cell table:formula="of:=INT([.B267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table:formula="of:=SQRT([.A268])" office:value-type="float" office:value="16.1245154965971">
            <text:p>16,12</text:p>
          </table:table-cell>
          <table:table-cell table:formula="of:=INT([.B268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table:formula="of:=SQRT([.A269])" office:value-type="float" office:value="16.1554944214035">
            <text:p>16,16</text:p>
          </table:table-cell>
          <table:table-cell table:formula="of:=INT([.B269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table:formula="of:=SQRT([.A270])" office:value-type="float" office:value="16.1864140562386">
            <text:p>16,19</text:p>
          </table:table-cell>
          <table:table-cell table:formula="of:=INT([.B270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table:formula="of:=SQRT([.A271])" office:value-type="float" office:value="16.2172747402269">
            <text:p>16,22</text:p>
          </table:table-cell>
          <table:table-cell table:formula="of:=INT([.B271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table:formula="of:=SQRT([.A272])" office:value-type="float" office:value="16.2480768092719">
            <text:p>16,25</text:p>
          </table:table-cell>
          <table:table-cell table:formula="of:=INT([.B272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table:formula="of:=SQRT([.A273])" office:value-type="float" office:value="16.2788205960997">
            <text:p>16,28</text:p>
          </table:table-cell>
          <table:table-cell table:formula="of:=INT([.B273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table:formula="of:=SQRT([.A274])" office:value-type="float" office:value="16.3095064303001">
            <text:p>16,31</text:p>
          </table:table-cell>
          <table:table-cell table:formula="of:=INT([.B274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table:formula="of:=SQRT([.A275])" office:value-type="float" office:value="16.3401346383682">
            <text:p>16,34</text:p>
          </table:table-cell>
          <table:table-cell table:formula="of:=INT([.B275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table:formula="of:=SQRT([.A276])" office:value-type="float" office:value="16.3707055437449">
            <text:p>16,37</text:p>
          </table:table-cell>
          <table:table-cell table:formula="of:=INT([.B276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table:formula="of:=SQRT([.A277])" office:value-type="float" office:value="16.4012194668567">
            <text:p>16,4</text:p>
          </table:table-cell>
          <table:table-cell table:formula="of:=INT([.B277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table:formula="of:=SQRT([.A278])" office:value-type="float" office:value="16.431676725155">
            <text:p>16,43</text:p>
          </table:table-cell>
          <table:table-cell table:formula="of:=INT([.B278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table:formula="of:=SQRT([.A279])" office:value-type="float" office:value="16.4620776331543">
            <text:p>16,46</text:p>
          </table:table-cell>
          <table:table-cell table:formula="of:=INT([.B279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table:formula="of:=SQRT([.A280])" office:value-type="float" office:value="16.4924225024706">
            <text:p>16,49</text:p>
          </table:table-cell>
          <table:table-cell table:formula="of:=INT([.B280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table:formula="of:=SQRT([.A281])" office:value-type="float" office:value="16.5227116418583">
            <text:p>16,52</text:p>
          </table:table-cell>
          <table:table-cell table:formula="of:=INT([.B281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table:formula="of:=SQRT([.A282])" office:value-type="float" office:value="16.5529453572468">
            <text:p>16,55</text:p>
          </table:table-cell>
          <table:table-cell table:formula="of:=INT([.B282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table:formula="of:=SQRT([.A283])" office:value-type="float" office:value="16.583123951777">
            <text:p>16,58</text:p>
          </table:table-cell>
          <table:table-cell table:formula="of:=INT([.B283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table:formula="of:=SQRT([.A284])" office:value-type="float" office:value="16.6132477258361">
            <text:p>16,61</text:p>
          </table:table-cell>
          <table:table-cell table:formula="of:=INT([.B284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table:formula="of:=SQRT([.A285])" office:value-type="float" office:value="16.6433169770932">
            <text:p>16,64</text:p>
          </table:table-cell>
          <table:table-cell table:formula="of:=INT([.B285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table:formula="of:=SQRT([.A286])" office:value-type="float" office:value="16.6733320005331">
            <text:p>16,67</text:p>
          </table:table-cell>
          <table:table-cell table:formula="of:=INT([.B286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table:formula="of:=SQRT([.A287])" office:value-type="float" office:value="16.7032930884901">
            <text:p>16,7</text:p>
          </table:table-cell>
          <table:table-cell table:formula="of:=INT([.B287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table:formula="of:=SQRT([.A288])" office:value-type="float" office:value="16.7332005306815">
            <text:p>16,73</text:p>
          </table:table-cell>
          <table:table-cell table:formula="of:=INT([.B288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table:formula="of:=SQRT([.A289])" office:value-type="float" office:value="16.7630546142402">
            <text:p>16,76</text:p>
          </table:table-cell>
          <table:table-cell table:formula="of:=INT([.B289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table:formula="of:=SQRT([.A290])" office:value-type="float" office:value="16.7928556237467">
            <text:p>16,79</text:p>
          </table:table-cell>
          <table:table-cell table:formula="of:=INT([.B290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table:formula="of:=SQRT([.A291])" office:value-type="float" office:value="16.8226038412607">
            <text:p>16,82</text:p>
          </table:table-cell>
          <table:table-cell table:formula="of:=INT([.B291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table:formula="of:=SQRT([.A292])" office:value-type="float" office:value="16.8522995463527">
            <text:p>16,85</text:p>
          </table:table-cell>
          <table:table-cell table:formula="of:=INT([.B292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table:formula="of:=SQRT([.A293])" office:value-type="float" office:value="16.8819430161341">
            <text:p>16,88</text:p>
          </table:table-cell>
          <table:table-cell table:formula="of:=INT([.B293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table:formula="of:=SQRT([.A294])" office:value-type="float" office:value="16.9115345252878">
            <text:p>16,91</text:p>
          </table:table-cell>
          <table:table-cell table:formula="of:=INT([.B294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table:formula="of:=SQRT([.A295])" office:value-type="float" office:value="16.9410743460974">
            <text:p>16,94</text:p>
          </table:table-cell>
          <table:table-cell table:formula="of:=INT([.B295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table:formula="of:=SQRT([.A296])" office:value-type="float" office:value="16.9705627484771">
            <text:p>16,97</text:p>
          </table:table-cell>
          <table:table-cell table:formula="of:=INT([.B296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table:formula="of:=SQRT([.A297])" office:value-type="float" office:value="17">
            <text:p>17</text:p>
          </table:table-cell>
          <table:table-cell table:formula="of:=INT([.B297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table:formula="of:=SQRT([.A298])" office:value-type="float" office:value="17.0293863659264">
            <text:p>17,03</text:p>
          </table:table-cell>
          <table:table-cell table:formula="of:=INT([.B298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table:formula="of:=SQRT([.A299])" office:value-type="float" office:value="17.058722109232">
            <text:p>17,06</text:p>
          </table:table-cell>
          <table:table-cell table:formula="of:=INT([.B299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table:formula="of:=SQRT([.A300])" office:value-type="float" office:value="17.0880074906351">
            <text:p>17,09</text:p>
          </table:table-cell>
          <table:table-cell table:formula="of:=INT([.B300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table:formula="of:=SQRT([.A301])" office:value-type="float" office:value="17.1172427686237">
            <text:p>17,12</text:p>
          </table:table-cell>
          <table:table-cell table:formula="of:=INT([.B301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table:formula="of:=SQRT([.A302])" office:value-type="float" office:value="17.1464281994822">
            <text:p>17,15</text:p>
          </table:table-cell>
          <table:table-cell table:formula="of:=INT([.B302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table:formula="of:=SQRT([.A303])" office:value-type="float" office:value="17.1755640373177">
            <text:p>17,18</text:p>
          </table:table-cell>
          <table:table-cell table:formula="of:=INT([.B303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table:formula="of:=SQRT([.A304])" office:value-type="float" office:value="17.2046505340853">
            <text:p>17,2</text:p>
          </table:table-cell>
          <table:table-cell table:formula="of:=INT([.B304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table:formula="of:=SQRT([.A305])" office:value-type="float" office:value="17.2336879396141">
            <text:p>17,23</text:p>
          </table:table-cell>
          <table:table-cell table:formula="of:=INT([.B305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table:formula="of:=SQRT([.A306])" office:value-type="float" office:value="17.2626765016321">
            <text:p>17,26</text:p>
          </table:table-cell>
          <table:table-cell table:formula="of:=INT([.B306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table:formula="of:=SQRT([.A307])" office:value-type="float" office:value="17.2916164657906">
            <text:p>17,29</text:p>
          </table:table-cell>
          <table:table-cell table:formula="of:=INT([.B307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formula="of:=SQRT([.A308])" office:value-type="float" office:value="17.3205080756888">
            <text:p>17,32</text:p>
          </table:table-cell>
          <table:table-cell table:formula="of:=INT([.B308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table:formula="of:=SQRT([.A309])" office:value-type="float" office:value="17.3493515728975">
            <text:p>17,35</text:p>
          </table:table-cell>
          <table:table-cell table:formula="of:=INT([.B309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table:formula="of:=SQRT([.A310])" office:value-type="float" office:value="17.3781471969828">
            <text:p>17,38</text:p>
          </table:table-cell>
          <table:table-cell table:formula="of:=INT([.B310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table:formula="of:=SQRT([.A311])" office:value-type="float" office:value="17.4068951855292">
            <text:p>17,41</text:p>
          </table:table-cell>
          <table:table-cell table:formula="of:=INT([.B311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table:formula="of:=SQRT([.A312])" office:value-type="float" office:value="17.4355957741627">
            <text:p>17,44</text:p>
          </table:table-cell>
          <table:table-cell table:formula="of:=INT([.B312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table:formula="of:=SQRT([.A313])" office:value-type="float" office:value="17.464249196573">
            <text:p>17,46</text:p>
          </table:table-cell>
          <table:table-cell table:formula="of:=INT([.B313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table:formula="of:=SQRT([.A314])" office:value-type="float" office:value="17.4928556845359">
            <text:p>17,49</text:p>
          </table:table-cell>
          <table:table-cell table:formula="of:=INT([.B314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table:formula="of:=SQRT([.A315])" office:value-type="float" office:value="17.5214154679352">
            <text:p>17,52</text:p>
          </table:table-cell>
          <table:table-cell table:formula="of:=INT([.B315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table:formula="of:=SQRT([.A316])" office:value-type="float" office:value="17.5499287747842">
            <text:p>17,55</text:p>
          </table:table-cell>
          <table:table-cell table:formula="of:=INT([.B316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table:formula="of:=SQRT([.A317])" office:value-type="float" office:value="17.5783958312469">
            <text:p>17,58</text:p>
          </table:table-cell>
          <table:table-cell table:formula="of:=INT([.B317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table:formula="of:=SQRT([.A318])" office:value-type="float" office:value="17.606816861659">
            <text:p>17,61</text:p>
          </table:table-cell>
          <table:table-cell table:formula="of:=INT([.B318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table:formula="of:=SQRT([.A319])" office:value-type="float" office:value="17.6351920885484">
            <text:p>17,64</text:p>
          </table:table-cell>
          <table:table-cell table:formula="of:=INT([.B319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table:formula="of:=SQRT([.A320])" office:value-type="float" office:value="17.6635217326557">
            <text:p>17,66</text:p>
          </table:table-cell>
          <table:table-cell table:formula="of:=INT([.B320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table:formula="of:=SQRT([.A321])" office:value-type="float" office:value="17.6918060129541">
            <text:p>17,69</text:p>
          </table:table-cell>
          <table:table-cell table:formula="of:=INT([.B321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table:formula="of:=SQRT([.A322])" office:value-type="float" office:value="17.7200451466694">
            <text:p>17,72</text:p>
          </table:table-cell>
          <table:table-cell table:formula="of:=INT([.B322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table:formula="of:=SQRT([.A323])" office:value-type="float" office:value="17.7482393492988">
            <text:p>17,75</text:p>
          </table:table-cell>
          <table:table-cell table:formula="of:=INT([.B323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table:formula="of:=SQRT([.A324])" office:value-type="float" office:value="17.7763888346312">
            <text:p>17,78</text:p>
          </table:table-cell>
          <table:table-cell table:formula="of:=INT([.B324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table:formula="of:=SQRT([.A325])" office:value-type="float" office:value="17.8044938147649">
            <text:p>17,8</text:p>
          </table:table-cell>
          <table:table-cell table:formula="of:=INT([.B325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table:formula="of:=SQRT([.A326])" office:value-type="float" office:value="17.832554500127">
            <text:p>17,83</text:p>
          </table:table-cell>
          <table:table-cell table:formula="of:=INT([.B326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table:formula="of:=SQRT([.A327])" office:value-type="float" office:value="17.8605710994918">
            <text:p>17,86</text:p>
          </table:table-cell>
          <table:table-cell table:formula="of:=INT([.B327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table:formula="of:=SQRT([.A328])" office:value-type="float" office:value="17.8885438199983">
            <text:p>17,89</text:p>
          </table:table-cell>
          <table:table-cell table:formula="of:=INT([.B328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table:formula="of:=SQRT([.A329])" office:value-type="float" office:value="17.9164728671689">
            <text:p>17,92</text:p>
          </table:table-cell>
          <table:table-cell table:formula="of:=INT([.B329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table:formula="of:=SQRT([.A330])" office:value-type="float" office:value="17.9443584449264">
            <text:p>17,94</text:p>
          </table:table-cell>
          <table:table-cell table:formula="of:=INT([.B330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table:formula="of:=SQRT([.A331])" office:value-type="float" office:value="17.9722007556114">
            <text:p>17,97</text:p>
          </table:table-cell>
          <table:table-cell table:formula="of:=INT([.B331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table:formula="of:=SQRT([.A332])" office:value-type="float" office:value="18">
            <text:p>18</text:p>
          </table:table-cell>
          <table:table-cell table:formula="of:=INT([.B33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table:formula="of:=SQRT([.A333])" office:value-type="float" office:value="18.0277563773199">
            <text:p>18,03</text:p>
          </table:table-cell>
          <table:table-cell table:formula="of:=INT([.B333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table:formula="of:=SQRT([.A334])" office:value-type="float" office:value="18.0554700852678">
            <text:p>18,06</text:p>
          </table:table-cell>
          <table:table-cell table:formula="of:=INT([.B33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table:formula="of:=SQRT([.A335])" office:value-type="float" office:value="18.0831413200251">
            <text:p>18,08</text:p>
          </table:table-cell>
          <table:table-cell table:formula="of:=INT([.B335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table:formula="of:=SQRT([.A336])" office:value-type="float" office:value="18.1107702762748">
            <text:p>18,11</text:p>
          </table:table-cell>
          <table:table-cell table:formula="of:=INT([.B336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table:formula="of:=SQRT([.A337])" office:value-type="float" office:value="18.1383571472171">
            <text:p>18,14</text:p>
          </table:table-cell>
          <table:table-cell table:formula="of:=INT([.B337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table:formula="of:=SQRT([.A338])" office:value-type="float" office:value="18.165902124585">
            <text:p>18,17</text:p>
          </table:table-cell>
          <table:table-cell table:formula="of:=INT([.B338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table:formula="of:=SQRT([.A339])" office:value-type="float" office:value="18.1934053986603">
            <text:p>18,19</text:p>
          </table:table-cell>
          <table:table-cell table:formula="of:=INT([.B339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table:formula="of:=SQRT([.A340])" office:value-type="float" office:value="18.2208671582886">
            <text:p>18,22</text:p>
          </table:table-cell>
          <table:table-cell table:formula="of:=INT([.B340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table:formula="of:=SQRT([.A341])" office:value-type="float" office:value="18.2482875908947">
            <text:p>18,25</text:p>
          </table:table-cell>
          <table:table-cell table:formula="of:=INT([.B341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table:formula="of:=SQRT([.A342])" office:value-type="float" office:value="18.2756668824971">
            <text:p>18,28</text:p>
          </table:table-cell>
          <table:table-cell table:formula="of:=INT([.B34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table:formula="of:=SQRT([.A343])" office:value-type="float" office:value="18.3030052177231">
            <text:p>18,3</text:p>
          </table:table-cell>
          <table:table-cell table:formula="of:=INT([.B343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table:formula="of:=SQRT([.A344])" office:value-type="float" office:value="18.3303027798234">
            <text:p>18,33</text:p>
          </table:table-cell>
          <table:table-cell table:formula="of:=INT([.B34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table:formula="of:=SQRT([.A345])" office:value-type="float" office:value="18.3575597506858">
            <text:p>18,36</text:p>
          </table:table-cell>
          <table:table-cell table:formula="of:=INT([.B345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table:formula="of:=SQRT([.A346])" office:value-type="float" office:value="18.3847763108502">
            <text:p>18,38</text:p>
          </table:table-cell>
          <table:table-cell table:formula="of:=INT([.B346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formula="of:=SQRT([.A347])" office:value-type="float" office:value="18.411952639522">
            <text:p>18,41</text:p>
          </table:table-cell>
          <table:table-cell table:formula="of:=INT([.B347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table:formula="of:=SQRT([.A348])" office:value-type="float" office:value="18.4390889145858">
            <text:p>18,44</text:p>
          </table:table-cell>
          <table:table-cell table:formula="of:=INT([.B348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table:formula="of:=SQRT([.A349])" office:value-type="float" office:value="18.4661853126194">
            <text:p>18,47</text:p>
          </table:table-cell>
          <table:table-cell table:formula="of:=INT([.B349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table:formula="of:=SQRT([.A350])" office:value-type="float" office:value="18.4932420089069">
            <text:p>18,49</text:p>
          </table:table-cell>
          <table:table-cell table:formula="of:=INT([.B350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table:formula="of:=SQRT([.A351])" office:value-type="float" office:value="18.5202591774521">
            <text:p>18,52</text:p>
          </table:table-cell>
          <table:table-cell table:formula="of:=INT([.B351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table:formula="of:=SQRT([.A352])" office:value-type="float" office:value="18.5472369909914">
            <text:p>18,55</text:p>
          </table:table-cell>
          <table:table-cell table:formula="of:=INT([.B35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table:formula="of:=SQRT([.A353])" office:value-type="float" office:value="18.5741756210067">
            <text:p>18,57</text:p>
          </table:table-cell>
          <table:table-cell table:formula="of:=INT([.B353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table:formula="of:=SQRT([.A354])" office:value-type="float" office:value="18.6010752377383">
            <text:p>18,6</text:p>
          </table:table-cell>
          <table:table-cell table:formula="of:=INT([.B35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table:formula="of:=SQRT([.A355])" office:value-type="float" office:value="18.6279360101972">
            <text:p>18,63</text:p>
          </table:table-cell>
          <table:table-cell table:formula="of:=INT([.B355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table:formula="of:=SQRT([.A356])" office:value-type="float" office:value="18.6547581061776">
            <text:p>18,65</text:p>
          </table:table-cell>
          <table:table-cell table:formula="of:=INT([.B356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table:formula="of:=SQRT([.A357])" office:value-type="float" office:value="18.6815416922694">
            <text:p>18,68</text:p>
          </table:table-cell>
          <table:table-cell table:formula="of:=INT([.B357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table:formula="of:=SQRT([.A358])" office:value-type="float" office:value="18.7082869338697">
            <text:p>18,71</text:p>
          </table:table-cell>
          <table:table-cell table:formula="of:=INT([.B358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table:formula="of:=SQRT([.A359])" office:value-type="float" office:value="18.7349939951952">
            <text:p>18,73</text:p>
          </table:table-cell>
          <table:table-cell table:formula="of:=INT([.B359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table:formula="of:=SQRT([.A360])" office:value-type="float" office:value="18.7616630392937">
            <text:p>18,76</text:p>
          </table:table-cell>
          <table:table-cell table:formula="of:=INT([.B360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table:formula="of:=SQRT([.A361])" office:value-type="float" office:value="18.7882942280559">
            <text:p>18,79</text:p>
          </table:table-cell>
          <table:table-cell table:formula="of:=INT([.B361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table:formula="of:=SQRT([.A362])" office:value-type="float" office:value="18.8148877222268">
            <text:p>18,81</text:p>
          </table:table-cell>
          <table:table-cell table:formula="of:=INT([.B36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table:formula="of:=SQRT([.A363])" office:value-type="float" office:value="18.8414436814168">
            <text:p>18,84</text:p>
          </table:table-cell>
          <table:table-cell table:formula="of:=INT([.B363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table:formula="of:=SQRT([.A364])" office:value-type="float" office:value="18.8679622641132">
            <text:p>18,87</text:p>
          </table:table-cell>
          <table:table-cell table:formula="of:=INT([.B36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table:formula="of:=SQRT([.A365])" office:value-type="float" office:value="18.8944436276912">
            <text:p>18,89</text:p>
          </table:table-cell>
          <table:table-cell table:formula="of:=INT([.B365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table:formula="of:=SQRT([.A366])" office:value-type="float" office:value="18.9208879284245">
            <text:p>18,92</text:p>
          </table:table-cell>
          <table:table-cell table:formula="of:=INT([.B366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table:formula="of:=SQRT([.A367])" office:value-type="float" office:value="18.9472953214964">
            <text:p>18,95</text:p>
          </table:table-cell>
          <table:table-cell table:formula="of:=INT([.B367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table:formula="of:=SQRT([.A368])" office:value-type="float" office:value="18.9736659610103">
            <text:p>18,97</text:p>
          </table:table-cell>
          <table:table-cell table:formula="of:=INT([.B368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table:formula="of:=SQRT([.A369])" office:value-type="float" office:value="19">
            <text:p>19</text:p>
          </table:table-cell>
          <table:table-cell table:formula="of:=INT([.B369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table:formula="of:=SQRT([.A370])" office:value-type="float" office:value="19.0262975904404">
            <text:p>19,03</text:p>
          </table:table-cell>
          <table:table-cell table:formula="of:=INT([.B370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table:formula="of:=SQRT([.A371])" office:value-type="float" office:value="19.0525588832576">
            <text:p>19,05</text:p>
          </table:table-cell>
          <table:table-cell table:formula="of:=INT([.B371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table:formula="of:=SQRT([.A372])" office:value-type="float" office:value="19.0787840283389">
            <text:p>19,08</text:p>
          </table:table-cell>
          <table:table-cell table:formula="of:=INT([.B372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table:formula="of:=SQRT([.A373])" office:value-type="float" office:value="19.1049731745428">
            <text:p>19,1</text:p>
          </table:table-cell>
          <table:table-cell table:formula="of:=INT([.B373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table:formula="of:=SQRT([.A374])" office:value-type="float" office:value="19.131126469709">
            <text:p>19,13</text:p>
          </table:table-cell>
          <table:table-cell table:formula="of:=INT([.B374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table:formula="of:=SQRT([.A375])" office:value-type="float" office:value="19.157244060668">
            <text:p>19,16</text:p>
          </table:table-cell>
          <table:table-cell table:formula="of:=INT([.B375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table:formula="of:=SQRT([.A376])" office:value-type="float" office:value="19.1833260932509">
            <text:p>19,18</text:p>
          </table:table-cell>
          <table:table-cell table:formula="of:=INT([.B376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table:formula="of:=SQRT([.A377])" office:value-type="float" office:value="19.2093727122985">
            <text:p>19,21</text:p>
          </table:table-cell>
          <table:table-cell table:formula="of:=INT([.B377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table:formula="of:=SQRT([.A378])" office:value-type="float" office:value="19.2353840616713">
            <text:p>19,24</text:p>
          </table:table-cell>
          <table:table-cell table:formula="of:=INT([.B378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table:formula="of:=SQRT([.A379])" office:value-type="float" office:value="19.2613602842582">
            <text:p>19,26</text:p>
          </table:table-cell>
          <table:table-cell table:formula="of:=INT([.B379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table:formula="of:=SQRT([.A380])" office:value-type="float" office:value="19.2873015219859">
            <text:p>19,29</text:p>
          </table:table-cell>
          <table:table-cell table:formula="of:=INT([.B380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table:formula="of:=SQRT([.A381])" office:value-type="float" office:value="19.313207915828">
            <text:p>19,31</text:p>
          </table:table-cell>
          <table:table-cell table:formula="of:=INT([.B381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table:formula="of:=SQRT([.A382])" office:value-type="float" office:value="19.3390796058137">
            <text:p>19,34</text:p>
          </table:table-cell>
          <table:table-cell table:formula="of:=INT([.B382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table:formula="of:=SQRT([.A383])" office:value-type="float" office:value="19.3649167310371">
            <text:p>19,36</text:p>
          </table:table-cell>
          <table:table-cell table:formula="of:=INT([.B383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table:formula="of:=SQRT([.A384])" office:value-type="float" office:value="19.3907194296653">
            <text:p>19,39</text:p>
          </table:table-cell>
          <table:table-cell table:formula="of:=INT([.B384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table:formula="of:=SQRT([.A385])" office:value-type="float" office:value="19.4164878389476">
            <text:p>19,42</text:p>
          </table:table-cell>
          <table:table-cell table:formula="of:=INT([.B385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table:formula="of:=SQRT([.A386])" office:value-type="float" office:value="19.4422220952236">
            <text:p>19,44</text:p>
          </table:table-cell>
          <table:table-cell table:formula="of:=INT([.B386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table:formula="of:=SQRT([.A387])" office:value-type="float" office:value="19.4679223339318">
            <text:p>19,47</text:p>
          </table:table-cell>
          <table:table-cell table:formula="of:=INT([.B387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table:formula="of:=SQRT([.A388])" office:value-type="float" office:value="19.4935886896179">
            <text:p>19,49</text:p>
          </table:table-cell>
          <table:table-cell table:formula="of:=INT([.B388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table:formula="of:=SQRT([.A389])" office:value-type="float" office:value="19.5192212959431">
            <text:p>19,52</text:p>
          </table:table-cell>
          <table:table-cell table:formula="of:=INT([.B389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table:formula="of:=SQRT([.A390])" office:value-type="float" office:value="19.5448202856921">
            <text:p>19,54</text:p>
          </table:table-cell>
          <table:table-cell table:formula="of:=INT([.B390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table:formula="of:=SQRT([.A391])" office:value-type="float" office:value="19.5703857907809">
            <text:p>19,57</text:p>
          </table:table-cell>
          <table:table-cell table:formula="of:=INT([.B391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table:formula="of:=SQRT([.A392])" office:value-type="float" office:value="19.5959179422654">
            <text:p>19,6</text:p>
          </table:table-cell>
          <table:table-cell table:formula="of:=INT([.B392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table:formula="of:=SQRT([.A393])" office:value-type="float" office:value="19.6214168703486">
            <text:p>19,62</text:p>
          </table:table-cell>
          <table:table-cell table:formula="of:=INT([.B393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table:formula="of:=SQRT([.A394])" office:value-type="float" office:value="19.6468827043885">
            <text:p>19,65</text:p>
          </table:table-cell>
          <table:table-cell table:formula="of:=INT([.B394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table:formula="of:=SQRT([.A395])" office:value-type="float" office:value="19.672315572906">
            <text:p>19,67</text:p>
          </table:table-cell>
          <table:table-cell table:formula="of:=INT([.B395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table:formula="of:=SQRT([.A396])" office:value-type="float" office:value="19.6977156035922">
            <text:p>19,7</text:p>
          </table:table-cell>
          <table:table-cell table:formula="of:=INT([.B396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table:formula="of:=SQRT([.A397])" office:value-type="float" office:value="19.723082923316">
            <text:p>19,72</text:p>
          </table:table-cell>
          <table:table-cell table:formula="of:=INT([.B397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table:formula="of:=SQRT([.A398])" office:value-type="float" office:value="19.7484176581315">
            <text:p>19,75</text:p>
          </table:table-cell>
          <table:table-cell table:formula="of:=INT([.B398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table:formula="of:=SQRT([.A399])" office:value-type="float" office:value="19.7737199332852">
            <text:p>19,77</text:p>
          </table:table-cell>
          <table:table-cell table:formula="of:=INT([.B399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table:formula="of:=SQRT([.A400])" office:value-type="float" office:value="19.7989898732233">
            <text:p>19,8</text:p>
          </table:table-cell>
          <table:table-cell table:formula="of:=INT([.B400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table:formula="of:=SQRT([.A401])" office:value-type="float" office:value="19.824227601599">
            <text:p>19,82</text:p>
          </table:table-cell>
          <table:table-cell table:formula="of:=INT([.B401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table:formula="of:=SQRT([.A402])" office:value-type="float" office:value="19.8494332412792">
            <text:p>19,85</text:p>
          </table:table-cell>
          <table:table-cell table:formula="of:=INT([.B402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table:formula="of:=SQRT([.A403])" office:value-type="float" office:value="19.8746069143518">
            <text:p>19,87</text:p>
          </table:table-cell>
          <table:table-cell table:formula="of:=INT([.B403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table:formula="of:=SQRT([.A404])" office:value-type="float" office:value="19.8997487421324">
            <text:p>19,9</text:p>
          </table:table-cell>
          <table:table-cell table:formula="of:=INT([.B404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table:formula="of:=SQRT([.A405])" office:value-type="float" office:value="19.9248588451713">
            <text:p>19,92</text:p>
          </table:table-cell>
          <table:table-cell table:formula="of:=INT([.B405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table:formula="of:=SQRT([.A406])" office:value-type="float" office:value="19.94993734326">
            <text:p>19,95</text:p>
          </table:table-cell>
          <table:table-cell table:formula="of:=INT([.B406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table:formula="of:=SQRT([.A407])" office:value-type="float" office:value="19.9749843554382">
            <text:p>19,97</text:p>
          </table:table-cell>
          <table:table-cell table:formula="of:=INT([.B407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table:formula="of:=SQRT([.A408])" office:value-type="float" office:value="20">
            <text:p>20</text:p>
          </table:table-cell>
          <table:table-cell table:formula="of:=INT([.B408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table:formula="of:=SQRT([.A409])" office:value-type="float" office:value="20.0249843945008">
            <text:p>20,02</text:p>
          </table:table-cell>
          <table:table-cell table:formula="of:=INT([.B409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table:formula="of:=SQRT([.A410])" office:value-type="float" office:value="20.0499376557634">
            <text:p>20,05</text:p>
          </table:table-cell>
          <table:table-cell table:formula="of:=INT([.B410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table:formula="of:=SQRT([.A411])" office:value-type="float" office:value="20.0748598998847">
            <text:p>20,07</text:p>
          </table:table-cell>
          <table:table-cell table:formula="of:=INT([.B411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table:formula="of:=SQRT([.A412])" office:value-type="float" office:value="20.0997512422418">
            <text:p>20,1</text:p>
          </table:table-cell>
          <table:table-cell table:formula="of:=INT([.B412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table:formula="of:=SQRT([.A413])" office:value-type="float" office:value="20.1246117974981">
            <text:p>20,12</text:p>
          </table:table-cell>
          <table:table-cell table:formula="of:=INT([.B413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table:formula="of:=SQRT([.A414])" office:value-type="float" office:value="20.1494416796099">
            <text:p>20,15</text:p>
          </table:table-cell>
          <table:table-cell table:formula="of:=INT([.B414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table:formula="of:=SQRT([.A415])" office:value-type="float" office:value="20.174241001832">
            <text:p>20,17</text:p>
          </table:table-cell>
          <table:table-cell table:formula="of:=INT([.B415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table:formula="of:=SQRT([.A416])" office:value-type="float" office:value="20.1990098767242">
            <text:p>20,2</text:p>
          </table:table-cell>
          <table:table-cell table:formula="of:=INT([.B416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table:formula="of:=SQRT([.A417])" office:value-type="float" office:value="20.2237484161567">
            <text:p>20,22</text:p>
          </table:table-cell>
          <table:table-cell table:formula="of:=INT([.B417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table:formula="of:=SQRT([.A418])" office:value-type="float" office:value="20.2484567313166">
            <text:p>20,25</text:p>
          </table:table-cell>
          <table:table-cell table:formula="of:=INT([.B418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table:formula="of:=SQRT([.A419])" office:value-type="float" office:value="20.2731349327133">
            <text:p>20,27</text:p>
          </table:table-cell>
          <table:table-cell table:formula="of:=INT([.B419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table:formula="of:=SQRT([.A420])" office:value-type="float" office:value="20.2977831301844">
            <text:p>20,3</text:p>
          </table:table-cell>
          <table:table-cell table:formula="of:=INT([.B420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table:formula="of:=SQRT([.A421])" office:value-type="float" office:value="20.3224014329016">
            <text:p>20,32</text:p>
          </table:table-cell>
          <table:table-cell table:formula="of:=INT([.B421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table:formula="of:=SQRT([.A422])" office:value-type="float" office:value="20.3469899493758">
            <text:p>20,35</text:p>
          </table:table-cell>
          <table:table-cell table:formula="of:=INT([.B422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table:formula="of:=SQRT([.A423])" office:value-type="float" office:value="20.3715487874634">
            <text:p>20,37</text:p>
          </table:table-cell>
          <table:table-cell table:formula="of:=INT([.B423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table:formula="of:=SQRT([.A424])" office:value-type="float" office:value="20.3960780543711">
            <text:p>20,4</text:p>
          </table:table-cell>
          <table:table-cell table:formula="of:=INT([.B424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table:formula="of:=SQRT([.A425])" office:value-type="float" office:value="20.4205778566621">
            <text:p>20,42</text:p>
          </table:table-cell>
          <table:table-cell table:formula="of:=INT([.B425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table:formula="of:=SQRT([.A426])" office:value-type="float" office:value="20.4450483002609">
            <text:p>20,45</text:p>
          </table:table-cell>
          <table:table-cell table:formula="of:=INT([.B426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table:formula="of:=SQRT([.A427])" office:value-type="float" office:value="20.4694894904587">
            <text:p>20,47</text:p>
          </table:table-cell>
          <table:table-cell table:formula="of:=INT([.B427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table:formula="of:=SQRT([.A428])" office:value-type="float" office:value="20.4939015319192">
            <text:p>20,49</text:p>
          </table:table-cell>
          <table:table-cell table:formula="of:=INT([.B428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table:formula="of:=SQRT([.A429])" office:value-type="float" office:value="20.5182845286832">
            <text:p>20,52</text:p>
          </table:table-cell>
          <table:table-cell table:formula="of:=INT([.B429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table:formula="of:=SQRT([.A430])" office:value-type="float" office:value="20.5426385841741">
            <text:p>20,54</text:p>
          </table:table-cell>
          <table:table-cell table:formula="of:=INT([.B430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table:formula="of:=SQRT([.A431])" office:value-type="float" office:value="20.5669638012031">
            <text:p>20,57</text:p>
          </table:table-cell>
          <table:table-cell table:formula="of:=INT([.B431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table:formula="of:=SQRT([.A432])" office:value-type="float" office:value="20.591260281974">
            <text:p>20,59</text:p>
          </table:table-cell>
          <table:table-cell table:formula="of:=INT([.B432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table:formula="of:=SQRT([.A433])" office:value-type="float" office:value="20.6155281280883">
            <text:p>20,62</text:p>
          </table:table-cell>
          <table:table-cell table:formula="of:=INT([.B433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table:formula="of:=SQRT([.A434])" office:value-type="float" office:value="20.6397674405503">
            <text:p>20,64</text:p>
          </table:table-cell>
          <table:table-cell table:formula="of:=INT([.B434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table:formula="of:=SQRT([.A435])" office:value-type="float" office:value="20.6639783197718">
            <text:p>20,66</text:p>
          </table:table-cell>
          <table:table-cell table:formula="of:=INT([.B435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table:formula="of:=SQRT([.A436])" office:value-type="float" office:value="20.6881608655772">
            <text:p>20,69</text:p>
          </table:table-cell>
          <table:table-cell table:formula="of:=INT([.B436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table:formula="of:=SQRT([.A437])" office:value-type="float" office:value="20.712315177208">
            <text:p>20,71</text:p>
          </table:table-cell>
          <table:table-cell table:formula="of:=INT([.B437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table:formula="of:=SQRT([.A438])" office:value-type="float" office:value="20.7364413533277">
            <text:p>20,74</text:p>
          </table:table-cell>
          <table:table-cell table:formula="of:=INT([.B438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table:formula="of:=SQRT([.A439])" office:value-type="float" office:value="20.7605394920267">
            <text:p>20,76</text:p>
          </table:table-cell>
          <table:table-cell table:formula="of:=INT([.B439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table:formula="of:=SQRT([.A440])" office:value-type="float" office:value="20.7846096908265">
            <text:p>20,78</text:p>
          </table:table-cell>
          <table:table-cell table:formula="of:=INT([.B440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table:formula="of:=SQRT([.A441])" office:value-type="float" office:value="20.8086520466848">
            <text:p>20,81</text:p>
          </table:table-cell>
          <table:table-cell table:formula="of:=INT([.B441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table:formula="of:=SQRT([.A442])" office:value-type="float" office:value="20.8326666559997">
            <text:p>20,83</text:p>
          </table:table-cell>
          <table:table-cell table:formula="of:=INT([.B442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table:formula="of:=SQRT([.A443])" office:value-type="float" office:value="20.8566536146142">
            <text:p>20,86</text:p>
          </table:table-cell>
          <table:table-cell table:formula="of:=INT([.B443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table:formula="of:=SQRT([.A444])" office:value-type="float" office:value="20.8806130178211">
            <text:p>20,88</text:p>
          </table:table-cell>
          <table:table-cell table:formula="of:=INT([.B444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table:formula="of:=SQRT([.A445])" office:value-type="float" office:value="20.9045449603669">
            <text:p>20,9</text:p>
          </table:table-cell>
          <table:table-cell table:formula="of:=INT([.B445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table:formula="of:=SQRT([.A446])" office:value-type="float" office:value="20.9284495364563">
            <text:p>20,93</text:p>
          </table:table-cell>
          <table:table-cell table:formula="of:=INT([.B446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table:formula="of:=SQRT([.A447])" office:value-type="float" office:value="20.952326839757">
            <text:p>20,95</text:p>
          </table:table-cell>
          <table:table-cell table:formula="of:=INT([.B447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table:formula="of:=SQRT([.A448])" office:value-type="float" office:value="20.976176963403">
            <text:p>20,98</text:p>
          </table:table-cell>
          <table:table-cell table:formula="of:=INT([.B448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table:formula="of:=SQRT([.A449])" office:value-type="float" office:value="21">
            <text:p>21</text:p>
          </table:table-cell>
          <table:table-cell table:formula="of:=INT([.B449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table:formula="of:=SQRT([.A450])" office:value-type="float" office:value="21.0237960416286">
            <text:p>21,02</text:p>
          </table:table-cell>
          <table:table-cell table:formula="of:=INT([.B450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table:formula="of:=SQRT([.A451])" office:value-type="float" office:value="21.0475651798492">
            <text:p>21,05</text:p>
          </table:table-cell>
          <table:table-cell table:formula="of:=INT([.B451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table:formula="of:=SQRT([.A452])" office:value-type="float" office:value="21.0713075057055">
            <text:p>21,07</text:p>
          </table:table-cell>
          <table:table-cell table:formula="of:=INT([.B452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table:formula="of:=SQRT([.A453])" office:value-type="float" office:value="21.095023109729">
            <text:p>21,1</text:p>
          </table:table-cell>
          <table:table-cell table:formula="of:=INT([.B453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table:formula="of:=SQRT([.A454])" office:value-type="float" office:value="21.1187120819429">
            <text:p>21,12</text:p>
          </table:table-cell>
          <table:table-cell table:formula="of:=INT([.B454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table:formula="of:=SQRT([.A455])" office:value-type="float" office:value="21.142374511866">
            <text:p>21,14</text:p>
          </table:table-cell>
          <table:table-cell table:formula="of:=INT([.B455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table:formula="of:=SQRT([.A456])" office:value-type="float" office:value="21.1660104885167">
            <text:p>21,17</text:p>
          </table:table-cell>
          <table:table-cell table:formula="of:=INT([.B456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table:formula="of:=SQRT([.A457])" office:value-type="float" office:value="21.1896201004171">
            <text:p>21,19</text:p>
          </table:table-cell>
          <table:table-cell table:formula="of:=INT([.B457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table:formula="of:=SQRT([.A458])" office:value-type="float" office:value="21.2132034355964">
            <text:p>21,21</text:p>
          </table:table-cell>
          <table:table-cell table:formula="of:=INT([.B458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table:formula="of:=SQRT([.A459])" office:value-type="float" office:value="21.2367605815953">
            <text:p>21,24</text:p>
          </table:table-cell>
          <table:table-cell table:formula="of:=INT([.B459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table:formula="of:=SQRT([.A460])" office:value-type="float" office:value="21.2602916254693">
            <text:p>21,26</text:p>
          </table:table-cell>
          <table:table-cell table:formula="of:=INT([.B460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table:formula="of:=SQRT([.A461])" office:value-type="float" office:value="21.2837966537928">
            <text:p>21,28</text:p>
          </table:table-cell>
          <table:table-cell table:formula="of:=INT([.B461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table:formula="of:=SQRT([.A462])" office:value-type="float" office:value="21.3072757526625">
            <text:p>21,31</text:p>
          </table:table-cell>
          <table:table-cell table:formula="of:=INT([.B462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table:formula="of:=SQRT([.A463])" office:value-type="float" office:value="21.3307290077015">
            <text:p>21,33</text:p>
          </table:table-cell>
          <table:table-cell table:formula="of:=INT([.B463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table:formula="of:=SQRT([.A464])" office:value-type="float" office:value="21.3541565040626">
            <text:p>21,35</text:p>
          </table:table-cell>
          <table:table-cell table:formula="of:=INT([.B464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table:formula="of:=SQRT([.A465])" office:value-type="float" office:value="21.3775583264319">
            <text:p>21,38</text:p>
          </table:table-cell>
          <table:table-cell table:formula="of:=INT([.B465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table:formula="of:=SQRT([.A466])" office:value-type="float" office:value="21.4009345590327">
            <text:p>21,4</text:p>
          </table:table-cell>
          <table:table-cell table:formula="of:=INT([.B466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table:formula="of:=SQRT([.A467])" office:value-type="float" office:value="21.4242852856285">
            <text:p>21,42</text:p>
          </table:table-cell>
          <table:table-cell table:formula="of:=INT([.B467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table:formula="of:=SQRT([.A468])" office:value-type="float" office:value="21.4476105895272">
            <text:p>21,45</text:p>
          </table:table-cell>
          <table:table-cell table:formula="of:=INT([.B468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table:formula="of:=SQRT([.A469])" office:value-type="float" office:value="21.4709105535839">
            <text:p>21,47</text:p>
          </table:table-cell>
          <table:table-cell table:formula="of:=INT([.B469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table:formula="of:=SQRT([.A470])" office:value-type="float" office:value="21.4941852602047">
            <text:p>21,49</text:p>
          </table:table-cell>
          <table:table-cell table:formula="of:=INT([.B470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table:formula="of:=SQRT([.A471])" office:value-type="float" office:value="21.51743479135">
            <text:p>21,52</text:p>
          </table:table-cell>
          <table:table-cell table:formula="of:=INT([.B471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table:formula="of:=SQRT([.A472])" office:value-type="float" office:value="21.540659228538">
            <text:p>21,54</text:p>
          </table:table-cell>
          <table:table-cell table:formula="of:=INT([.B472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table:formula="of:=SQRT([.A473])" office:value-type="float" office:value="21.5638586528478">
            <text:p>21,56</text:p>
          </table:table-cell>
          <table:table-cell table:formula="of:=INT([.B473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table:formula="of:=SQRT([.A474])" office:value-type="float" office:value="21.5870331449229">
            <text:p>21,59</text:p>
          </table:table-cell>
          <table:table-cell table:formula="of:=INT([.B474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table:formula="of:=SQRT([.A475])" office:value-type="float" office:value="21.6101827849743">
            <text:p>21,61</text:p>
          </table:table-cell>
          <table:table-cell table:formula="of:=INT([.B475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table:formula="of:=SQRT([.A476])" office:value-type="float" office:value="21.6333076527839">
            <text:p>21,63</text:p>
          </table:table-cell>
          <table:table-cell table:formula="of:=INT([.B476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table:formula="of:=SQRT([.A477])" office:value-type="float" office:value="21.6564078277077">
            <text:p>21,66</text:p>
          </table:table-cell>
          <table:table-cell table:formula="of:=INT([.B477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table:formula="of:=SQRT([.A478])" office:value-type="float" office:value="21.6794833886788">
            <text:p>21,68</text:p>
          </table:table-cell>
          <table:table-cell table:formula="of:=INT([.B478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table:formula="of:=SQRT([.A479])" office:value-type="float" office:value="21.7025344142107">
            <text:p>21,7</text:p>
          </table:table-cell>
          <table:table-cell table:formula="of:=INT([.B479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table:formula="of:=SQRT([.A480])" office:value-type="float" office:value="21.7255609824004">
            <text:p>21,73</text:p>
          </table:table-cell>
          <table:table-cell table:formula="of:=INT([.B480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table:formula="of:=SQRT([.A481])" office:value-type="float" office:value="21.7485631709315">
            <text:p>21,75</text:p>
          </table:table-cell>
          <table:table-cell table:formula="of:=INT([.B481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table:formula="of:=SQRT([.A482])" office:value-type="float" office:value="21.7715410570772">
            <text:p>21,77</text:p>
          </table:table-cell>
          <table:table-cell table:formula="of:=INT([.B482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table:formula="of:=SQRT([.A483])" office:value-type="float" office:value="21.7944947177034">
            <text:p>21,79</text:p>
          </table:table-cell>
          <table:table-cell table:formula="of:=INT([.B483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table:formula="of:=SQRT([.A484])" office:value-type="float" office:value="21.8174242292714">
            <text:p>21,82</text:p>
          </table:table-cell>
          <table:table-cell table:formula="of:=INT([.B484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table:formula="of:=SQRT([.A485])" office:value-type="float" office:value="21.8403296678416">
            <text:p>21,84</text:p>
          </table:table-cell>
          <table:table-cell table:formula="of:=INT([.B485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table:formula="of:=SQRT([.A486])" office:value-type="float" office:value="21.8632111090754">
            <text:p>21,86</text:p>
          </table:table-cell>
          <table:table-cell table:formula="of:=INT([.B486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table:formula="of:=SQRT([.A487])" office:value-type="float" office:value="21.8860686282393">
            <text:p>21,89</text:p>
          </table:table-cell>
          <table:table-cell table:formula="of:=INT([.B487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table:formula="of:=SQRT([.A488])" office:value-type="float" office:value="21.9089023002066">
            <text:p>21,91</text:p>
          </table:table-cell>
          <table:table-cell table:formula="of:=INT([.B488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table:formula="of:=SQRT([.A489])" office:value-type="float" office:value="21.9317121994613">
            <text:p>21,93</text:p>
          </table:table-cell>
          <table:table-cell table:formula="of:=INT([.B489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table:formula="of:=SQRT([.A490])" office:value-type="float" office:value="21.9544984001001">
            <text:p>21,95</text:p>
          </table:table-cell>
          <table:table-cell table:formula="of:=INT([.B490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table:formula="of:=SQRT([.A491])" office:value-type="float" office:value="21.9772609758359">
            <text:p>21,98</text:p>
          </table:table-cell>
          <table:table-cell table:formula="of:=INT([.B491]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table:formula="of:=SQRT([.A492])" office:value-type="float" office:value="22">
            <text:p>22</text:p>
          </table:table-cell>
          <table:table-cell table:formula="of:=INT([.B492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table:formula="of:=SQRT([.A493])" office:value-type="float" office:value="22.0227155455452">
            <text:p>22,02</text:p>
          </table:table-cell>
          <table:table-cell table:formula="of:=INT([.B493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table:formula="of:=SQRT([.A494])" office:value-type="float" office:value="22.0454076850486">
            <text:p>22,05</text:p>
          </table:table-cell>
          <table:table-cell table:formula="of:=INT([.B494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table:formula="of:=SQRT([.A495])" office:value-type="float" office:value="22.0680764907139">
            <text:p>22,07</text:p>
          </table:table-cell>
          <table:table-cell table:formula="of:=INT([.B495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table:formula="of:=SQRT([.A496])" office:value-type="float" office:value="22.0907220343745">
            <text:p>22,09</text:p>
          </table:table-cell>
          <table:table-cell table:formula="of:=INT([.B496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table:formula="of:=SQRT([.A497])" office:value-type="float" office:value="22.113344387496">
            <text:p>22,11</text:p>
          </table:table-cell>
          <table:table-cell table:formula="of:=INT([.B497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table:formula="of:=SQRT([.A498])" office:value-type="float" office:value="22.1359436211787">
            <text:p>22,14</text:p>
          </table:table-cell>
          <table:table-cell table:formula="of:=INT([.B498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table:formula="of:=SQRT([.A499])" office:value-type="float" office:value="22.1585198061603">
            <text:p>22,16</text:p>
          </table:table-cell>
          <table:table-cell table:formula="of:=INT([.B499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table:formula="of:=SQRT([.A500])" office:value-type="float" office:value="22.1810730128188">
            <text:p>22,18</text:p>
          </table:table-cell>
          <table:table-cell table:formula="of:=INT([.B500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table:formula="of:=SQRT([.A501])" office:value-type="float" office:value="22.2036033111745">
            <text:p>22,2</text:p>
          </table:table-cell>
          <table:table-cell table:formula="of:=INT([.B501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table:formula="of:=SQRT([.A502])" office:value-type="float" office:value="22.2261107708929">
            <text:p>22,23</text:p>
          </table:table-cell>
          <table:table-cell table:formula="of:=INT([.B502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table:formula="of:=SQRT([.A503])" office:value-type="float" office:value="22.248595461287">
            <text:p>22,25</text:p>
          </table:table-cell>
          <table:table-cell table:formula="of:=INT([.B503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table:formula="of:=SQRT([.A504])" office:value-type="float" office:value="22.2710574513201">
            <text:p>22,27</text:p>
          </table:table-cell>
          <table:table-cell table:formula="of:=INT([.B504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table:formula="of:=SQRT([.A505])" office:value-type="float" office:value="22.293496809608">
            <text:p>22,29</text:p>
          </table:table-cell>
          <table:table-cell table:formula="of:=INT([.B505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table:formula="of:=SQRT([.A506])" office:value-type="float" office:value="22.3159136044214">
            <text:p>22,32</text:p>
          </table:table-cell>
          <table:table-cell table:formula="of:=INT([.B506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table:formula="of:=SQRT([.A507])" office:value-type="float" office:value="22.3383079036887">
            <text:p>22,34</text:p>
          </table:table-cell>
          <table:table-cell table:formula="of:=INT([.B507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SQRT([.A508])" office:value-type="float" office:value="22.3606797749979">
            <text:p>22,36</text:p>
          </table:table-cell>
          <table:table-cell table:formula="of:=INT([.B508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table:formula="of:=SQRT([.A509])" office:value-type="float" office:value="22.3830292855994">
            <text:p>22,38</text:p>
          </table:table-cell>
          <table:table-cell table:formula="of:=INT([.B509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table:formula="of:=SQRT([.A510])" office:value-type="float" office:value="22.4053565024081">
            <text:p>22,41</text:p>
          </table:table-cell>
          <table:table-cell table:formula="of:=INT([.B510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table:formula="of:=SQRT([.A511])" office:value-type="float" office:value="22.4276614920058">
            <text:p>22,43</text:p>
          </table:table-cell>
          <table:table-cell table:formula="of:=INT([.B511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table:formula="of:=SQRT([.A512])" office:value-type="float" office:value="22.4499443206436">
            <text:p>22,45</text:p>
          </table:table-cell>
          <table:table-cell table:formula="of:=INT([.B512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table:formula="of:=SQRT([.A513])" office:value-type="float" office:value="22.4722050542442">
            <text:p>22,47</text:p>
          </table:table-cell>
          <table:table-cell table:formula="of:=INT([.B513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table:formula="of:=SQRT([.A514])" office:value-type="float" office:value="22.494443758404">
            <text:p>22,49</text:p>
          </table:table-cell>
          <table:table-cell table:formula="of:=INT([.B514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7">
            <text:p>507</text:p>
          </table:table-cell>
          <table:table-cell table:formula="of:=SQRT([.A515])" office:value-type="float" office:value="22.5166604983954">
            <text:p>22,52</text:p>
          </table:table-cell>
          <table:table-cell table:formula="of:=INT([.B515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table:formula="of:=SQRT([.A516])" office:value-type="float" office:value="22.5388553391693">
            <text:p>22,54</text:p>
          </table:table-cell>
          <table:table-cell table:formula="of:=INT([.B516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table:formula="of:=SQRT([.A517])" office:value-type="float" office:value="22.561028345357">
            <text:p>22,56</text:p>
          </table:table-cell>
          <table:table-cell table:formula="of:=INT([.B517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table:formula="of:=SQRT([.A518])" office:value-type="float" office:value="22.5831795812724">
            <text:p>22,58</text:p>
          </table:table-cell>
          <table:table-cell table:formula="of:=INT([.B518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table:formula="of:=SQRT([.A519])" office:value-type="float" office:value="22.6053091109146">
            <text:p>22,61</text:p>
          </table:table-cell>
          <table:table-cell table:formula="of:=INT([.B519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formula="of:=SQRT([.A520])" office:value-type="float" office:value="22.6274169979695">
            <text:p>22,63</text:p>
          </table:table-cell>
          <table:table-cell table:formula="of:=INT([.B520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table:formula="of:=SQRT([.A521])" office:value-type="float" office:value="22.6495033058122">
            <text:p>22,65</text:p>
          </table:table-cell>
          <table:table-cell table:formula="of:=INT([.B521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table:formula="of:=SQRT([.A522])" office:value-type="float" office:value="22.6715680975093">
            <text:p>22,67</text:p>
          </table:table-cell>
          <table:table-cell table:formula="of:=INT([.B522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table:formula="of:=SQRT([.A523])" office:value-type="float" office:value="22.6936114358204">
            <text:p>22,69</text:p>
          </table:table-cell>
          <table:table-cell table:formula="of:=INT([.B523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table:formula="of:=SQRT([.A524])" office:value-type="float" office:value="22.7156333832011">
            <text:p>22,72</text:p>
          </table:table-cell>
          <table:table-cell table:formula="of:=INT([.B524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table:formula="of:=SQRT([.A525])" office:value-type="float" office:value="22.7376340018041">
            <text:p>22,74</text:p>
          </table:table-cell>
          <table:table-cell table:formula="of:=INT([.B525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table:formula="of:=SQRT([.A526])" office:value-type="float" office:value="22.7596133534821">
            <text:p>22,76</text:p>
          </table:table-cell>
          <table:table-cell table:formula="of:=INT([.B526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table:formula="of:=SQRT([.A527])" office:value-type="float" office:value="22.781571499789">
            <text:p>22,78</text:p>
          </table:table-cell>
          <table:table-cell table:formula="of:=INT([.B527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table:formula="of:=SQRT([.A528])" office:value-type="float" office:value="22.8035085019828">
            <text:p>22,8</text:p>
          </table:table-cell>
          <table:table-cell table:formula="of:=INT([.B528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table:formula="of:=SQRT([.A529])" office:value-type="float" office:value="22.8254244210267">
            <text:p>22,83</text:p>
          </table:table-cell>
          <table:table-cell table:formula="of:=INT([.B529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table:formula="of:=SQRT([.A530])" office:value-type="float" office:value="22.8473193175917">
            <text:p>22,85</text:p>
          </table:table-cell>
          <table:table-cell table:formula="of:=INT([.B530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table:formula="of:=SQRT([.A531])" office:value-type="float" office:value="22.8691932520585">
            <text:p>22,87</text:p>
          </table:table-cell>
          <table:table-cell table:formula="of:=INT([.B531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table:formula="of:=SQRT([.A532])" office:value-type="float" office:value="22.8910462845192">
            <text:p>22,89</text:p>
          </table:table-cell>
          <table:table-cell table:formula="of:=INT([.B532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table:formula="of:=SQRT([.A533])" office:value-type="float" office:value="22.9128784747792">
            <text:p>22,91</text:p>
          </table:table-cell>
          <table:table-cell table:formula="of:=INT([.B533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table:formula="of:=SQRT([.A534])" office:value-type="float" office:value="22.9346898823594">
            <text:p>22,93</text:p>
          </table:table-cell>
          <table:table-cell table:formula="of:=INT([.B534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table:formula="of:=SQRT([.A535])" office:value-type="float" office:value="22.956480566498">
            <text:p>22,96</text:p>
          </table:table-cell>
          <table:table-cell table:formula="of:=INT([.B535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table:formula="of:=SQRT([.A536])" office:value-type="float" office:value="22.9782505861521">
            <text:p>22,98</text:p>
          </table:table-cell>
          <table:table-cell table:formula="of:=INT([.B536]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table:formula="of:=SQRT([.A537])" office:value-type="float" office:value="23">
            <text:p>23</text:p>
          </table:table-cell>
          <table:table-cell table:formula="of:=INT([.B537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table:formula="of:=SQRT([.A538])" office:value-type="float" office:value="23.0217288664427">
            <text:p>23,02</text:p>
          </table:table-cell>
          <table:table-cell table:formula="of:=INT([.B538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table:formula="of:=SQRT([.A539])" office:value-type="float" office:value="23.0434372436058">
            <text:p>23,04</text:p>
          </table:table-cell>
          <table:table-cell table:formula="of:=INT([.B53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table:formula="of:=SQRT([.A540])" office:value-type="float" office:value="23.0651251893416">
            <text:p>23,07</text:p>
          </table:table-cell>
          <table:table-cell table:formula="of:=INT([.B540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table:formula="of:=SQRT([.A541])" office:value-type="float" office:value="23.0867927612304">
            <text:p>23,09</text:p>
          </table:table-cell>
          <table:table-cell table:formula="of:=INT([.B541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4">
            <text:p>534</text:p>
          </table:table-cell>
          <table:table-cell table:formula="of:=SQRT([.A542])" office:value-type="float" office:value="23.1084400165827">
            <text:p>23,11</text:p>
          </table:table-cell>
          <table:table-cell table:formula="of:=INT([.B542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5">
            <text:p>535</text:p>
          </table:table-cell>
          <table:table-cell table:formula="of:=SQRT([.A543])" office:value-type="float" office:value="23.1300670124408">
            <text:p>23,13</text:p>
          </table:table-cell>
          <table:table-cell table:formula="of:=INT([.B543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6">
            <text:p>536</text:p>
          </table:table-cell>
          <table:table-cell table:formula="of:=SQRT([.A544])" office:value-type="float" office:value="23.1516738055805">
            <text:p>23,15</text:p>
          </table:table-cell>
          <table:table-cell table:formula="of:=INT([.B544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7">
            <text:p>537</text:p>
          </table:table-cell>
          <table:table-cell table:formula="of:=SQRT([.A545])" office:value-type="float" office:value="23.1732604525129">
            <text:p>23,17</text:p>
          </table:table-cell>
          <table:table-cell table:formula="of:=INT([.B545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8">
            <text:p>538</text:p>
          </table:table-cell>
          <table:table-cell table:formula="of:=SQRT([.A546])" office:value-type="float" office:value="23.1948270094864">
            <text:p>23,19</text:p>
          </table:table-cell>
          <table:table-cell table:formula="of:=INT([.B546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9">
            <text:p>539</text:p>
          </table:table-cell>
          <table:table-cell table:formula="of:=SQRT([.A547])" office:value-type="float" office:value="23.2163735324878">
            <text:p>23,22</text:p>
          </table:table-cell>
          <table:table-cell table:formula="of:=INT([.B547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table:formula="of:=SQRT([.A548])" office:value-type="float" office:value="23.2379000772445">
            <text:p>23,24</text:p>
          </table:table-cell>
          <table:table-cell table:formula="of:=INT([.B548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1">
            <text:p>541</text:p>
          </table:table-cell>
          <table:table-cell table:formula="of:=SQRT([.A549])" office:value-type="float" office:value="23.259406699226">
            <text:p>23,26</text:p>
          </table:table-cell>
          <table:table-cell table:formula="of:=INT([.B54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table:formula="of:=SQRT([.A550])" office:value-type="float" office:value="23.2808934536456">
            <text:p>23,28</text:p>
          </table:table-cell>
          <table:table-cell table:formula="of:=INT([.B550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3">
            <text:p>543</text:p>
          </table:table-cell>
          <table:table-cell table:formula="of:=SQRT([.A551])" office:value-type="float" office:value="23.3023603954621">
            <text:p>23,3</text:p>
          </table:table-cell>
          <table:table-cell table:formula="of:=INT([.B551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4">
            <text:p>544</text:p>
          </table:table-cell>
          <table:table-cell table:formula="of:=SQRT([.A552])" office:value-type="float" office:value="23.3238075793812">
            <text:p>23,32</text:p>
          </table:table-cell>
          <table:table-cell table:formula="of:=INT([.B552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table:formula="of:=SQRT([.A553])" office:value-type="float" office:value="23.3452350598575">
            <text:p>23,35</text:p>
          </table:table-cell>
          <table:table-cell table:formula="of:=INT([.B553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6">
            <text:p>546</text:p>
          </table:table-cell>
          <table:table-cell table:formula="of:=SQRT([.A554])" office:value-type="float" office:value="23.3666428910958">
            <text:p>23,37</text:p>
          </table:table-cell>
          <table:table-cell table:formula="of:=INT([.B554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7">
            <text:p>547</text:p>
          </table:table-cell>
          <table:table-cell table:formula="of:=SQRT([.A555])" office:value-type="float" office:value="23.388031127053">
            <text:p>23,39</text:p>
          </table:table-cell>
          <table:table-cell table:formula="of:=INT([.B555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table:formula="of:=SQRT([.A556])" office:value-type="float" office:value="23.4093998214392">
            <text:p>23,41</text:p>
          </table:table-cell>
          <table:table-cell table:formula="of:=INT([.B556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9">
            <text:p>549</text:p>
          </table:table-cell>
          <table:table-cell table:formula="of:=SQRT([.A557])" office:value-type="float" office:value="23.43074902772">
            <text:p>23,43</text:p>
          </table:table-cell>
          <table:table-cell table:formula="of:=INT([.B557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table:formula="of:=SQRT([.A558])" office:value-type="float" office:value="23.4520787991171">
            <text:p>23,45</text:p>
          </table:table-cell>
          <table:table-cell table:formula="of:=INT([.B558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1">
            <text:p>551</text:p>
          </table:table-cell>
          <table:table-cell table:formula="of:=SQRT([.A559])" office:value-type="float" office:value="23.473389188611">
            <text:p>23,47</text:p>
          </table:table-cell>
          <table:table-cell table:formula="of:=INT([.B55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2">
            <text:p>552</text:p>
          </table:table-cell>
          <table:table-cell table:formula="of:=SQRT([.A560])" office:value-type="float" office:value="23.4946802489415">
            <text:p>23,49</text:p>
          </table:table-cell>
          <table:table-cell table:formula="of:=INT([.B560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3">
            <text:p>553</text:p>
          </table:table-cell>
          <table:table-cell table:formula="of:=SQRT([.A561])" office:value-type="float" office:value="23.5159520326097">
            <text:p>23,52</text:p>
          </table:table-cell>
          <table:table-cell table:formula="of:=INT([.B561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4">
            <text:p>554</text:p>
          </table:table-cell>
          <table:table-cell table:formula="of:=SQRT([.A562])" office:value-type="float" office:value="23.5372045918796">
            <text:p>23,54</text:p>
          </table:table-cell>
          <table:table-cell table:formula="of:=INT([.B562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5">
            <text:p>555</text:p>
          </table:table-cell>
          <table:table-cell table:formula="of:=SQRT([.A563])" office:value-type="float" office:value="23.5584379787795">
            <text:p>23,56</text:p>
          </table:table-cell>
          <table:table-cell table:formula="of:=INT([.B563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6">
            <text:p>556</text:p>
          </table:table-cell>
          <table:table-cell table:formula="of:=SQRT([.A564])" office:value-type="float" office:value="23.5796522451032">
            <text:p>23,58</text:p>
          </table:table-cell>
          <table:table-cell table:formula="of:=INT([.B564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7">
            <text:p>557</text:p>
          </table:table-cell>
          <table:table-cell table:formula="of:=SQRT([.A565])" office:value-type="float" office:value="23.6008474424119">
            <text:p>23,6</text:p>
          </table:table-cell>
          <table:table-cell table:formula="of:=INT([.B565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8">
            <text:p>558</text:p>
          </table:table-cell>
          <table:table-cell table:formula="of:=SQRT([.A566])" office:value-type="float" office:value="23.6220236220354">
            <text:p>23,62</text:p>
          </table:table-cell>
          <table:table-cell table:formula="of:=INT([.B566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9">
            <text:p>559</text:p>
          </table:table-cell>
          <table:table-cell table:formula="of:=SQRT([.A567])" office:value-type="float" office:value="23.6431808350738">
            <text:p>23,64</text:p>
          </table:table-cell>
          <table:table-cell table:formula="of:=INT([.B567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0">
            <text:p>560</text:p>
          </table:table-cell>
          <table:table-cell table:formula="of:=SQRT([.A568])" office:value-type="float" office:value="23.6643191323985">
            <text:p>23,66</text:p>
          </table:table-cell>
          <table:table-cell table:formula="of:=INT([.B568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1">
            <text:p>561</text:p>
          </table:table-cell>
          <table:table-cell table:formula="of:=SQRT([.A569])" office:value-type="float" office:value="23.685438564654">
            <text:p>23,69</text:p>
          </table:table-cell>
          <table:table-cell table:formula="of:=INT([.B56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2">
            <text:p>562</text:p>
          </table:table-cell>
          <table:table-cell table:formula="of:=SQRT([.A570])" office:value-type="float" office:value="23.7065391822594">
            <text:p>23,71</text:p>
          </table:table-cell>
          <table:table-cell table:formula="of:=INT([.B570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3">
            <text:p>563</text:p>
          </table:table-cell>
          <table:table-cell table:formula="of:=SQRT([.A571])" office:value-type="float" office:value="23.7276210354093">
            <text:p>23,73</text:p>
          </table:table-cell>
          <table:table-cell table:formula="of:=INT([.B571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table:formula="of:=SQRT([.A572])" office:value-type="float" office:value="23.7486841740758">
            <text:p>23,75</text:p>
          </table:table-cell>
          <table:table-cell table:formula="of:=INT([.B572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table:formula="of:=SQRT([.A573])" office:value-type="float" office:value="23.7697286480094">
            <text:p>23,77</text:p>
          </table:table-cell>
          <table:table-cell table:formula="of:=INT([.B573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table:formula="of:=SQRT([.A574])" office:value-type="float" office:value="23.7907545067406">
            <text:p>23,79</text:p>
          </table:table-cell>
          <table:table-cell table:formula="of:=INT([.B574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table:formula="of:=SQRT([.A575])" office:value-type="float" office:value="23.8117617995813">
            <text:p>23,81</text:p>
          </table:table-cell>
          <table:table-cell table:formula="of:=INT([.B575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table:formula="of:=SQRT([.A576])" office:value-type="float" office:value="23.832750575626">
            <text:p>23,83</text:p>
          </table:table-cell>
          <table:table-cell table:formula="of:=INT([.B576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table:formula="of:=SQRT([.A577])" office:value-type="float" office:value="23.8537208837531">
            <text:p>23,85</text:p>
          </table:table-cell>
          <table:table-cell table:formula="of:=INT([.B577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70">
            <text:p>570</text:p>
          </table:table-cell>
          <table:table-cell table:formula="of:=SQRT([.A578])" office:value-type="float" office:value="23.8746727726266">
            <text:p>23,87</text:p>
          </table:table-cell>
          <table:table-cell table:formula="of:=INT([.B578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71">
            <text:p>571</text:p>
          </table:table-cell>
          <table:table-cell table:formula="of:=SQRT([.A579])" office:value-type="float" office:value="23.895606290697">
            <text:p>23,9</text:p>
          </table:table-cell>
          <table:table-cell table:formula="of:=INT([.B57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table:formula="of:=SQRT([.A580])" office:value-type="float" office:value="23.9165214862028">
            <text:p>23,92</text:p>
          </table:table-cell>
          <table:table-cell table:formula="of:=INT([.B580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table:formula="of:=SQRT([.A581])" office:value-type="float" office:value="23.9374184071716">
            <text:p>23,94</text:p>
          </table:table-cell>
          <table:table-cell table:formula="of:=INT([.B581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table:formula="of:=SQRT([.A582])" office:value-type="float" office:value="23.9582971014219">
            <text:p>23,96</text:p>
          </table:table-cell>
          <table:table-cell table:formula="of:=INT([.B582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table:formula="of:=SQRT([.A583])" office:value-type="float" office:value="23.9791576165636">
            <text:p>23,98</text:p>
          </table:table-cell>
          <table:table-cell table:formula="of:=INT([.B583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76">
            <text:p>576</text:p>
          </table:table-cell>
          <table:table-cell table:formula="of:=SQRT([.A584])" office:value-type="float" office:value="24">
            <text:p>24</text:p>
          </table:table-cell>
          <table:table-cell table:formula="of:=INT([.B584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table:formula="of:=SQRT([.A585])" office:value-type="float" office:value="24.0208242989286">
            <text:p>24,02</text:p>
          </table:table-cell>
          <table:table-cell table:formula="of:=INT([.B585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8">
            <text:p>578</text:p>
          </table:table-cell>
          <table:table-cell table:formula="of:=SQRT([.A586])" office:value-type="float" office:value="24.0416305603426">
            <text:p>24,04</text:p>
          </table:table-cell>
          <table:table-cell table:formula="of:=INT([.B586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table:formula="of:=SQRT([.A587])" office:value-type="float" office:value="24.0624188310319">
            <text:p>24,06</text:p>
          </table:table-cell>
          <table:table-cell table:formula="of:=INT([.B587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0">
            <text:p>580</text:p>
          </table:table-cell>
          <table:table-cell table:formula="of:=SQRT([.A588])" office:value-type="float" office:value="24.0831891575846">
            <text:p>24,08</text:p>
          </table:table-cell>
          <table:table-cell table:formula="of:=INT([.B588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table:formula="of:=SQRT([.A589])" office:value-type="float" office:value="24.1039415863879">
            <text:p>24,1</text:p>
          </table:table-cell>
          <table:table-cell table:formula="of:=INT([.B589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2">
            <text:p>582</text:p>
          </table:table-cell>
          <table:table-cell table:formula="of:=SQRT([.A590])" office:value-type="float" office:value="24.1246761636296">
            <text:p>24,12</text:p>
          </table:table-cell>
          <table:table-cell table:formula="of:=INT([.B590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3">
            <text:p>583</text:p>
          </table:table-cell>
          <table:table-cell table:formula="of:=SQRT([.A591])" office:value-type="float" office:value="24.1453929352993">
            <text:p>24,15</text:p>
          </table:table-cell>
          <table:table-cell table:formula="of:=INT([.B591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4">
            <text:p>584</text:p>
          </table:table-cell>
          <table:table-cell table:formula="of:=SQRT([.A592])" office:value-type="float" office:value="24.1660919471891">
            <text:p>24,17</text:p>
          </table:table-cell>
          <table:table-cell table:formula="of:=INT([.B592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5">
            <text:p>585</text:p>
          </table:table-cell>
          <table:table-cell table:formula="of:=SQRT([.A593])" office:value-type="float" office:value="24.1867732448956">
            <text:p>24,19</text:p>
          </table:table-cell>
          <table:table-cell table:formula="of:=INT([.B593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6">
            <text:p>586</text:p>
          </table:table-cell>
          <table:table-cell table:formula="of:=SQRT([.A594])" office:value-type="float" office:value="24.2074368738204">
            <text:p>24,21</text:p>
          </table:table-cell>
          <table:table-cell table:formula="of:=INT([.B594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7">
            <text:p>587</text:p>
          </table:table-cell>
          <table:table-cell table:formula="of:=SQRT([.A595])" office:value-type="float" office:value="24.2280828791714">
            <text:p>24,23</text:p>
          </table:table-cell>
          <table:table-cell table:formula="of:=INT([.B595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8">
            <text:p>588</text:p>
          </table:table-cell>
          <table:table-cell table:formula="of:=SQRT([.A596])" office:value-type="float" office:value="24.2487113059643">
            <text:p>24,25</text:p>
          </table:table-cell>
          <table:table-cell table:formula="of:=INT([.B596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9">
            <text:p>589</text:p>
          </table:table-cell>
          <table:table-cell table:formula="of:=SQRT([.A597])" office:value-type="float" office:value="24.2693221990232">
            <text:p>24,27</text:p>
          </table:table-cell>
          <table:table-cell table:formula="of:=INT([.B597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0">
            <text:p>590</text:p>
          </table:table-cell>
          <table:table-cell table:formula="of:=SQRT([.A598])" office:value-type="float" office:value="24.2899156029822">
            <text:p>24,29</text:p>
          </table:table-cell>
          <table:table-cell table:formula="of:=INT([.B598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1">
            <text:p>591</text:p>
          </table:table-cell>
          <table:table-cell table:formula="of:=SQRT([.A599])" office:value-type="float" office:value="24.3104915622864">
            <text:p>24,31</text:p>
          </table:table-cell>
          <table:table-cell table:formula="of:=INT([.B599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2">
            <text:p>592</text:p>
          </table:table-cell>
          <table:table-cell table:formula="of:=SQRT([.A600])" office:value-type="float" office:value="24.3310501211929">
            <text:p>24,33</text:p>
          </table:table-cell>
          <table:table-cell table:formula="of:=INT([.B600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3">
            <text:p>593</text:p>
          </table:table-cell>
          <table:table-cell table:formula="of:=SQRT([.A601])" office:value-type="float" office:value="24.3515913237718">
            <text:p>24,35</text:p>
          </table:table-cell>
          <table:table-cell table:formula="of:=INT([.B601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4">
            <text:p>594</text:p>
          </table:table-cell>
          <table:table-cell table:formula="of:=SQRT([.A602])" office:value-type="float" office:value="24.3721152139079">
            <text:p>24,37</text:p>
          </table:table-cell>
          <table:table-cell table:formula="of:=INT([.B602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5">
            <text:p>595</text:p>
          </table:table-cell>
          <table:table-cell table:formula="of:=SQRT([.A603])" office:value-type="float" office:value="24.3926218353009">
            <text:p>24,39</text:p>
          </table:table-cell>
          <table:table-cell table:formula="of:=INT([.B603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6">
            <text:p>596</text:p>
          </table:table-cell>
          <table:table-cell table:formula="of:=SQRT([.A604])" office:value-type="float" office:value="24.4131112314674">
            <text:p>24,41</text:p>
          </table:table-cell>
          <table:table-cell table:formula="of:=INT([.B604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table:formula="of:=SQRT([.A605])" office:value-type="float" office:value="24.4335834457412">
            <text:p>24,43</text:p>
          </table:table-cell>
          <table:table-cell table:formula="of:=INT([.B605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8">
            <text:p>598</text:p>
          </table:table-cell>
          <table:table-cell table:formula="of:=SQRT([.A606])" office:value-type="float" office:value="24.454038521275">
            <text:p>24,45</text:p>
          </table:table-cell>
          <table:table-cell table:formula="of:=INT([.B606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9">
            <text:p>599</text:p>
          </table:table-cell>
          <table:table-cell table:formula="of:=SQRT([.A607])" office:value-type="float" office:value="24.4744765010408">
            <text:p>24,47</text:p>
          </table:table-cell>
          <table:table-cell table:formula="of:=INT([.B607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table:formula="of:=SQRT([.A608])" office:value-type="float" office:value="24.4948974278318">
            <text:p>24,49</text:p>
          </table:table-cell>
          <table:table-cell table:formula="of:=INT([.B608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table:formula="of:=SQRT([.A609])" office:value-type="float" office:value="24.5153013442625">
            <text:p>24,52</text:p>
          </table:table-cell>
          <table:table-cell table:formula="of:=INT([.B609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2">
            <text:p>602</text:p>
          </table:table-cell>
          <table:table-cell table:formula="of:=SQRT([.A610])" office:value-type="float" office:value="24.5356882927706">
            <text:p>24,54</text:p>
          </table:table-cell>
          <table:table-cell table:formula="of:=INT([.B610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3">
            <text:p>603</text:p>
          </table:table-cell>
          <table:table-cell table:formula="of:=SQRT([.A611])" office:value-type="float" office:value="24.5560583156173">
            <text:p>24,56</text:p>
          </table:table-cell>
          <table:table-cell table:formula="of:=INT([.B611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4">
            <text:p>604</text:p>
          </table:table-cell>
          <table:table-cell table:formula="of:=SQRT([.A612])" office:value-type="float" office:value="24.576411454889">
            <text:p>24,58</text:p>
          </table:table-cell>
          <table:table-cell table:formula="of:=INT([.B612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5">
            <text:p>605</text:p>
          </table:table-cell>
          <table:table-cell table:formula="of:=SQRT([.A613])" office:value-type="float" office:value="24.5967477524977">
            <text:p>24,6</text:p>
          </table:table-cell>
          <table:table-cell table:formula="of:=INT([.B613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6">
            <text:p>606</text:p>
          </table:table-cell>
          <table:table-cell table:formula="of:=SQRT([.A614])" office:value-type="float" office:value="24.6170672501823">
            <text:p>24,62</text:p>
          </table:table-cell>
          <table:table-cell table:formula="of:=INT([.B614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7">
            <text:p>607</text:p>
          </table:table-cell>
          <table:table-cell table:formula="of:=SQRT([.A615])" office:value-type="float" office:value="24.6373699895098">
            <text:p>24,64</text:p>
          </table:table-cell>
          <table:table-cell table:formula="of:=INT([.B615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8">
            <text:p>608</text:p>
          </table:table-cell>
          <table:table-cell table:formula="of:=SQRT([.A616])" office:value-type="float" office:value="24.6576560118759">
            <text:p>24,66</text:p>
          </table:table-cell>
          <table:table-cell table:formula="of:=INT([.B616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9">
            <text:p>609</text:p>
          </table:table-cell>
          <table:table-cell table:formula="of:=SQRT([.A617])" office:value-type="float" office:value="24.6779253585061">
            <text:p>24,68</text:p>
          </table:table-cell>
          <table:table-cell table:formula="of:=INT([.B617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0">
            <text:p>610</text:p>
          </table:table-cell>
          <table:table-cell table:formula="of:=SQRT([.A618])" office:value-type="float" office:value="24.6981780704569">
            <text:p>24,7</text:p>
          </table:table-cell>
          <table:table-cell table:formula="of:=INT([.B618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1">
            <text:p>611</text:p>
          </table:table-cell>
          <table:table-cell table:formula="of:=SQRT([.A619])" office:value-type="float" office:value="24.7184141886165">
            <text:p>24,72</text:p>
          </table:table-cell>
          <table:table-cell table:formula="of:=INT([.B619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2">
            <text:p>612</text:p>
          </table:table-cell>
          <table:table-cell table:formula="of:=SQRT([.A620])" office:value-type="float" office:value="24.738633753706">
            <text:p>24,74</text:p>
          </table:table-cell>
          <table:table-cell table:formula="of:=INT([.B620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3">
            <text:p>613</text:p>
          </table:table-cell>
          <table:table-cell table:formula="of:=SQRT([.A621])" office:value-type="float" office:value="24.7588368062799">
            <text:p>24,76</text:p>
          </table:table-cell>
          <table:table-cell table:formula="of:=INT([.B621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4">
            <text:p>614</text:p>
          </table:table-cell>
          <table:table-cell table:formula="of:=SQRT([.A622])" office:value-type="float" office:value="24.7790233867277">
            <text:p>24,78</text:p>
          </table:table-cell>
          <table:table-cell table:formula="of:=INT([.B622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5">
            <text:p>615</text:p>
          </table:table-cell>
          <table:table-cell table:formula="of:=SQRT([.A623])" office:value-type="float" office:value="24.7991935352745">
            <text:p>24,8</text:p>
          </table:table-cell>
          <table:table-cell table:formula="of:=INT([.B623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6">
            <text:p>616</text:p>
          </table:table-cell>
          <table:table-cell table:formula="of:=SQRT([.A624])" office:value-type="float" office:value="24.8193472919817">
            <text:p>24,82</text:p>
          </table:table-cell>
          <table:table-cell table:formula="of:=INT([.B624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7">
            <text:p>617</text:p>
          </table:table-cell>
          <table:table-cell table:formula="of:=SQRT([.A625])" office:value-type="float" office:value="24.8394846967484">
            <text:p>24,84</text:p>
          </table:table-cell>
          <table:table-cell table:formula="of:=INT([.B625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8">
            <text:p>618</text:p>
          </table:table-cell>
          <table:table-cell table:formula="of:=SQRT([.A626])" office:value-type="float" office:value="24.8596057893121">
            <text:p>24,86</text:p>
          </table:table-cell>
          <table:table-cell table:formula="of:=INT([.B626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19">
            <text:p>619</text:p>
          </table:table-cell>
          <table:table-cell table:formula="of:=SQRT([.A627])" office:value-type="float" office:value="24.8797106092495">
            <text:p>24,88</text:p>
          </table:table-cell>
          <table:table-cell table:formula="of:=INT([.B627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20">
            <text:p>620</text:p>
          </table:table-cell>
          <table:table-cell table:formula="of:=SQRT([.A628])" office:value-type="float" office:value="24.8997991959775">
            <text:p>24,9</text:p>
          </table:table-cell>
          <table:table-cell table:formula="of:=INT([.B628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21">
            <text:p>621</text:p>
          </table:table-cell>
          <table:table-cell table:formula="of:=SQRT([.A629])" office:value-type="float" office:value="24.9198715887542">
            <text:p>24,92</text:p>
          </table:table-cell>
          <table:table-cell table:formula="of:=INT([.B629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22">
            <text:p>622</text:p>
          </table:table-cell>
          <table:table-cell table:formula="of:=SQRT([.A630])" office:value-type="float" office:value="24.9399278266798">
            <text:p>24,94</text:p>
          </table:table-cell>
          <table:table-cell table:formula="of:=INT([.B630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23">
            <text:p>623</text:p>
          </table:table-cell>
          <table:table-cell table:formula="of:=SQRT([.A631])" office:value-type="float" office:value="24.9599679486974">
            <text:p>24,96</text:p>
          </table:table-cell>
          <table:table-cell table:formula="of:=INT([.B631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24">
            <text:p>624</text:p>
          </table:table-cell>
          <table:table-cell table:formula="of:=SQRT([.A632])" office:value-type="float" office:value="24.9799919935936">
            <text:p>24,98</text:p>
          </table:table-cell>
          <table:table-cell table:formula="of:=INT([.B632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25">
            <text:p>625</text:p>
          </table:table-cell>
          <table:table-cell table:formula="of:=SQRT([.A633])" office:value-type="float" office:value="25">
            <text:p>25</text:p>
          </table:table-cell>
          <table:table-cell table:formula="of:=INT([.B633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26">
            <text:p>626</text:p>
          </table:table-cell>
          <table:table-cell table:formula="of:=SQRT([.A634])" office:value-type="float" office:value="25.0199920063936">
            <text:p>25,02</text:p>
          </table:table-cell>
          <table:table-cell table:formula="of:=INT([.B634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27">
            <text:p>627</text:p>
          </table:table-cell>
          <table:table-cell table:formula="of:=SQRT([.A635])" office:value-type="float" office:value="25.0399680510978">
            <text:p>25,04</text:p>
          </table:table-cell>
          <table:table-cell table:formula="of:=INT([.B635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28">
            <text:p>628</text:p>
          </table:table-cell>
          <table:table-cell table:formula="of:=SQRT([.A636])" office:value-type="float" office:value="25.0599281722833">
            <text:p>25,06</text:p>
          </table:table-cell>
          <table:table-cell table:formula="of:=INT([.B636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29">
            <text:p>629</text:p>
          </table:table-cell>
          <table:table-cell table:formula="of:=SQRT([.A637])" office:value-type="float" office:value="25.0798724079689">
            <text:p>25,08</text:p>
          </table:table-cell>
          <table:table-cell table:formula="of:=INT([.B637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0">
            <text:p>630</text:p>
          </table:table-cell>
          <table:table-cell table:formula="of:=SQRT([.A638])" office:value-type="float" office:value="25.0998007960223">
            <text:p>25,1</text:p>
          </table:table-cell>
          <table:table-cell table:formula="of:=INT([.B638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1">
            <text:p>631</text:p>
          </table:table-cell>
          <table:table-cell table:formula="of:=SQRT([.A639])" office:value-type="float" office:value="25.1197133741609">
            <text:p>25,12</text:p>
          </table:table-cell>
          <table:table-cell table:formula="of:=INT([.B639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2">
            <text:p>632</text:p>
          </table:table-cell>
          <table:table-cell table:formula="of:=SQRT([.A640])" office:value-type="float" office:value="25.1396101799531">
            <text:p>25,14</text:p>
          </table:table-cell>
          <table:table-cell table:formula="of:=INT([.B640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3">
            <text:p>633</text:p>
          </table:table-cell>
          <table:table-cell table:formula="of:=SQRT([.A641])" office:value-type="float" office:value="25.1594912508182">
            <text:p>25,16</text:p>
          </table:table-cell>
          <table:table-cell table:formula="of:=INT([.B641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4">
            <text:p>634</text:p>
          </table:table-cell>
          <table:table-cell table:formula="of:=SQRT([.A642])" office:value-type="float" office:value="25.1793566240283">
            <text:p>25,18</text:p>
          </table:table-cell>
          <table:table-cell table:formula="of:=INT([.B642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5">
            <text:p>635</text:p>
          </table:table-cell>
          <table:table-cell table:formula="of:=SQRT([.A643])" office:value-type="float" office:value="25.1992063367083">
            <text:p>25,2</text:p>
          </table:table-cell>
          <table:table-cell table:formula="of:=INT([.B643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6">
            <text:p>636</text:p>
          </table:table-cell>
          <table:table-cell table:formula="of:=SQRT([.A644])" office:value-type="float" office:value="25.219040425837">
            <text:p>25,22</text:p>
          </table:table-cell>
          <table:table-cell table:formula="of:=INT([.B644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7">
            <text:p>637</text:p>
          </table:table-cell>
          <table:table-cell table:formula="of:=SQRT([.A645])" office:value-type="float" office:value="25.2388589282479">
            <text:p>25,24</text:p>
          </table:table-cell>
          <table:table-cell table:formula="of:=INT([.B645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8">
            <text:p>638</text:p>
          </table:table-cell>
          <table:table-cell table:formula="of:=SQRT([.A646])" office:value-type="float" office:value="25.2586618806302">
            <text:p>25,26</text:p>
          </table:table-cell>
          <table:table-cell table:formula="of:=INT([.B646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39">
            <text:p>639</text:p>
          </table:table-cell>
          <table:table-cell table:formula="of:=SQRT([.A647])" office:value-type="float" office:value="25.2784493195291">
            <text:p>25,28</text:p>
          </table:table-cell>
          <table:table-cell table:formula="of:=INT([.B647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0">
            <text:p>640</text:p>
          </table:table-cell>
          <table:table-cell table:formula="of:=SQRT([.A648])" office:value-type="float" office:value="25.298221281347">
            <text:p>25,3</text:p>
          </table:table-cell>
          <table:table-cell table:formula="of:=INT([.B648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1">
            <text:p>641</text:p>
          </table:table-cell>
          <table:table-cell table:formula="of:=SQRT([.A649])" office:value-type="float" office:value="25.3179778023443">
            <text:p>25,32</text:p>
          </table:table-cell>
          <table:table-cell table:formula="of:=INT([.B649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2">
            <text:p>642</text:p>
          </table:table-cell>
          <table:table-cell table:formula="of:=SQRT([.A650])" office:value-type="float" office:value="25.3377189186399">
            <text:p>25,34</text:p>
          </table:table-cell>
          <table:table-cell table:formula="of:=INT([.B650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3">
            <text:p>643</text:p>
          </table:table-cell>
          <table:table-cell table:formula="of:=SQRT([.A651])" office:value-type="float" office:value="25.3574446662119">
            <text:p>25,36</text:p>
          </table:table-cell>
          <table:table-cell table:formula="of:=INT([.B651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4">
            <text:p>644</text:p>
          </table:table-cell>
          <table:table-cell table:formula="of:=SQRT([.A652])" office:value-type="float" office:value="25.377155080899">
            <text:p>25,38</text:p>
          </table:table-cell>
          <table:table-cell table:formula="of:=INT([.B652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5">
            <text:p>645</text:p>
          </table:table-cell>
          <table:table-cell table:formula="of:=SQRT([.A653])" office:value-type="float" office:value="25.3968501984006">
            <text:p>25,4</text:p>
          </table:table-cell>
          <table:table-cell table:formula="of:=INT([.B653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6">
            <text:p>646</text:p>
          </table:table-cell>
          <table:table-cell table:formula="of:=SQRT([.A654])" office:value-type="float" office:value="25.4165300542777">
            <text:p>25,42</text:p>
          </table:table-cell>
          <table:table-cell table:formula="of:=INT([.B654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7">
            <text:p>647</text:p>
          </table:table-cell>
          <table:table-cell table:formula="of:=SQRT([.A655])" office:value-type="float" office:value="25.4361946839538">
            <text:p>25,44</text:p>
          </table:table-cell>
          <table:table-cell table:formula="of:=INT([.B655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8">
            <text:p>648</text:p>
          </table:table-cell>
          <table:table-cell table:formula="of:=SQRT([.A656])" office:value-type="float" office:value="25.4558441227157">
            <text:p>25,46</text:p>
          </table:table-cell>
          <table:table-cell table:formula="of:=INT([.B656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49">
            <text:p>649</text:p>
          </table:table-cell>
          <table:table-cell table:formula="of:=SQRT([.A657])" office:value-type="float" office:value="25.475478405714">
            <text:p>25,48</text:p>
          </table:table-cell>
          <table:table-cell table:formula="of:=INT([.B657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0">
            <text:p>650</text:p>
          </table:table-cell>
          <table:table-cell table:formula="of:=SQRT([.A658])" office:value-type="float" office:value="25.4950975679639">
            <text:p>25,5</text:p>
          </table:table-cell>
          <table:table-cell table:formula="of:=INT([.B658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1">
            <text:p>651</text:p>
          </table:table-cell>
          <table:table-cell table:formula="of:=SQRT([.A659])" office:value-type="float" office:value="25.5147016443461">
            <text:p>25,51</text:p>
          </table:table-cell>
          <table:table-cell table:formula="of:=INT([.B659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2">
            <text:p>652</text:p>
          </table:table-cell>
          <table:table-cell table:formula="of:=SQRT([.A660])" office:value-type="float" office:value="25.5342906696074">
            <text:p>25,53</text:p>
          </table:table-cell>
          <table:table-cell table:formula="of:=INT([.B660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3">
            <text:p>653</text:p>
          </table:table-cell>
          <table:table-cell table:formula="of:=SQRT([.A661])" office:value-type="float" office:value="25.5538646783613">
            <text:p>25,55</text:p>
          </table:table-cell>
          <table:table-cell table:formula="of:=INT([.B661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4">
            <text:p>654</text:p>
          </table:table-cell>
          <table:table-cell table:formula="of:=SQRT([.A662])" office:value-type="float" office:value="25.5734237050888">
            <text:p>25,57</text:p>
          </table:table-cell>
          <table:table-cell table:formula="of:=INT([.B662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5">
            <text:p>655</text:p>
          </table:table-cell>
          <table:table-cell table:formula="of:=SQRT([.A663])" office:value-type="float" office:value="25.5929677841395">
            <text:p>25,59</text:p>
          </table:table-cell>
          <table:table-cell table:formula="of:=INT([.B663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6">
            <text:p>656</text:p>
          </table:table-cell>
          <table:table-cell table:formula="of:=SQRT([.A664])" office:value-type="float" office:value="25.6124969497314">
            <text:p>25,61</text:p>
          </table:table-cell>
          <table:table-cell table:formula="of:=INT([.B664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7">
            <text:p>657</text:p>
          </table:table-cell>
          <table:table-cell table:formula="of:=SQRT([.A665])" office:value-type="float" office:value="25.6320112359526">
            <text:p>25,63</text:p>
          </table:table-cell>
          <table:table-cell table:formula="of:=INT([.B665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8">
            <text:p>658</text:p>
          </table:table-cell>
          <table:table-cell table:formula="of:=SQRT([.A666])" office:value-type="float" office:value="25.6515106767613">
            <text:p>25,65</text:p>
          </table:table-cell>
          <table:table-cell table:formula="of:=INT([.B666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59">
            <text:p>659</text:p>
          </table:table-cell>
          <table:table-cell table:formula="of:=SQRT([.A667])" office:value-type="float" office:value="25.6709953059869">
            <text:p>25,67</text:p>
          </table:table-cell>
          <table:table-cell table:formula="of:=INT([.B667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0">
            <text:p>660</text:p>
          </table:table-cell>
          <table:table-cell table:formula="of:=SQRT([.A668])" office:value-type="float" office:value="25.6904651573303">
            <text:p>25,69</text:p>
          </table:table-cell>
          <table:table-cell table:formula="of:=INT([.B668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1">
            <text:p>661</text:p>
          </table:table-cell>
          <table:table-cell table:formula="of:=SQRT([.A669])" office:value-type="float" office:value="25.7099202643649">
            <text:p>25,71</text:p>
          </table:table-cell>
          <table:table-cell table:formula="of:=INT([.B669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2">
            <text:p>662</text:p>
          </table:table-cell>
          <table:table-cell table:formula="of:=SQRT([.A670])" office:value-type="float" office:value="25.7293606605372">
            <text:p>25,73</text:p>
          </table:table-cell>
          <table:table-cell table:formula="of:=INT([.B670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3">
            <text:p>663</text:p>
          </table:table-cell>
          <table:table-cell table:formula="of:=SQRT([.A671])" office:value-type="float" office:value="25.7487863791675">
            <text:p>25,75</text:p>
          </table:table-cell>
          <table:table-cell table:formula="of:=INT([.B671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4">
            <text:p>664</text:p>
          </table:table-cell>
          <table:table-cell table:formula="of:=SQRT([.A672])" office:value-type="float" office:value="25.7681974534503">
            <text:p>25,77</text:p>
          </table:table-cell>
          <table:table-cell table:formula="of:=INT([.B672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5">
            <text:p>665</text:p>
          </table:table-cell>
          <table:table-cell table:formula="of:=SQRT([.A673])" office:value-type="float" office:value="25.7875939164553">
            <text:p>25,79</text:p>
          </table:table-cell>
          <table:table-cell table:formula="of:=INT([.B673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6">
            <text:p>666</text:p>
          </table:table-cell>
          <table:table-cell table:formula="of:=SQRT([.A674])" office:value-type="float" office:value="25.8069758011279">
            <text:p>25,81</text:p>
          </table:table-cell>
          <table:table-cell table:formula="of:=INT([.B674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7">
            <text:p>667</text:p>
          </table:table-cell>
          <table:table-cell table:formula="of:=SQRT([.A675])" office:value-type="float" office:value="25.8263431402899">
            <text:p>25,83</text:p>
          </table:table-cell>
          <table:table-cell table:formula="of:=INT([.B675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8">
            <text:p>668</text:p>
          </table:table-cell>
          <table:table-cell table:formula="of:=SQRT([.A676])" office:value-type="float" office:value="25.8456959666402">
            <text:p>25,85</text:p>
          </table:table-cell>
          <table:table-cell table:formula="of:=INT([.B676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69">
            <text:p>669</text:p>
          </table:table-cell>
          <table:table-cell table:formula="of:=SQRT([.A677])" office:value-type="float" office:value="25.8650343127551">
            <text:p>25,87</text:p>
          </table:table-cell>
          <table:table-cell table:formula="of:=INT([.B677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70">
            <text:p>670</text:p>
          </table:table-cell>
          <table:table-cell table:formula="of:=SQRT([.A678])" office:value-type="float" office:value="25.8843582110896">
            <text:p>25,88</text:p>
          </table:table-cell>
          <table:table-cell table:formula="of:=INT([.B678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71">
            <text:p>671</text:p>
          </table:table-cell>
          <table:table-cell table:formula="of:=SQRT([.A679])" office:value-type="float" office:value="25.9036676939772">
            <text:p>25,9</text:p>
          </table:table-cell>
          <table:table-cell table:formula="of:=INT([.B679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72">
            <text:p>672</text:p>
          </table:table-cell>
          <table:table-cell table:formula="of:=SQRT([.A680])" office:value-type="float" office:value="25.9229627936314">
            <text:p>25,92</text:p>
          </table:table-cell>
          <table:table-cell table:formula="of:=INT([.B680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73">
            <text:p>673</text:p>
          </table:table-cell>
          <table:table-cell table:formula="of:=SQRT([.A681])" office:value-type="float" office:value="25.9422435421457">
            <text:p>25,94</text:p>
          </table:table-cell>
          <table:table-cell table:formula="of:=INT([.B681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74">
            <text:p>674</text:p>
          </table:table-cell>
          <table:table-cell table:formula="of:=SQRT([.A682])" office:value-type="float" office:value="25.9615099714943">
            <text:p>25,96</text:p>
          </table:table-cell>
          <table:table-cell table:formula="of:=INT([.B682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75">
            <text:p>675</text:p>
          </table:table-cell>
          <table:table-cell table:formula="of:=SQRT([.A683])" office:value-type="float" office:value="25.9807621135332">
            <text:p>25,98</text:p>
          </table:table-cell>
          <table:table-cell table:formula="of:=INT([.B683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76">
            <text:p>676</text:p>
          </table:table-cell>
          <table:table-cell table:formula="of:=SQRT([.A684])" office:value-type="float" office:value="26">
            <text:p>26</text:p>
          </table:table-cell>
          <table:table-cell table:formula="of:=INT([.B68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77">
            <text:p>677</text:p>
          </table:table-cell>
          <table:table-cell table:formula="of:=SQRT([.A685])" office:value-type="float" office:value="26.0192236625154">
            <text:p>26,02</text:p>
          </table:table-cell>
          <table:table-cell table:formula="of:=INT([.B685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78">
            <text:p>678</text:p>
          </table:table-cell>
          <table:table-cell table:formula="of:=SQRT([.A686])" office:value-type="float" office:value="26.0384331325831">
            <text:p>26,04</text:p>
          </table:table-cell>
          <table:table-cell table:formula="of:=INT([.B686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79">
            <text:p>679</text:p>
          </table:table-cell>
          <table:table-cell table:formula="of:=SQRT([.A687])" office:value-type="float" office:value="26.0576284415908">
            <text:p>26,06</text:p>
          </table:table-cell>
          <table:table-cell table:formula="of:=INT([.B687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0">
            <text:p>680</text:p>
          </table:table-cell>
          <table:table-cell table:formula="of:=SQRT([.A688])" office:value-type="float" office:value="26.0768096208106">
            <text:p>26,08</text:p>
          </table:table-cell>
          <table:table-cell table:formula="of:=INT([.B688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1">
            <text:p>681</text:p>
          </table:table-cell>
          <table:table-cell table:formula="of:=SQRT([.A689])" office:value-type="float" office:value="26.0959767013998">
            <text:p>26,1</text:p>
          </table:table-cell>
          <table:table-cell table:formula="of:=INT([.B689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2">
            <text:p>682</text:p>
          </table:table-cell>
          <table:table-cell table:formula="of:=SQRT([.A690])" office:value-type="float" office:value="26.1151297144012">
            <text:p>26,12</text:p>
          </table:table-cell>
          <table:table-cell table:formula="of:=INT([.B690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3">
            <text:p>683</text:p>
          </table:table-cell>
          <table:table-cell table:formula="of:=SQRT([.A691])" office:value-type="float" office:value="26.134268690744">
            <text:p>26,13</text:p>
          </table:table-cell>
          <table:table-cell table:formula="of:=INT([.B691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4">
            <text:p>684</text:p>
          </table:table-cell>
          <table:table-cell table:formula="of:=SQRT([.A692])" office:value-type="float" office:value="26.153393661244">
            <text:p>26,15</text:p>
          </table:table-cell>
          <table:table-cell table:formula="of:=INT([.B692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5">
            <text:p>685</text:p>
          </table:table-cell>
          <table:table-cell table:formula="of:=SQRT([.A693])" office:value-type="float" office:value="26.1725046566048">
            <text:p>26,17</text:p>
          </table:table-cell>
          <table:table-cell table:formula="of:=INT([.B693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6">
            <text:p>686</text:p>
          </table:table-cell>
          <table:table-cell table:formula="of:=SQRT([.A694])" office:value-type="float" office:value="26.1916017074176">
            <text:p>26,19</text:p>
          </table:table-cell>
          <table:table-cell table:formula="of:=INT([.B69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7">
            <text:p>687</text:p>
          </table:table-cell>
          <table:table-cell table:formula="of:=SQRT([.A695])" office:value-type="float" office:value="26.2106848441623">
            <text:p>26,21</text:p>
          </table:table-cell>
          <table:table-cell table:formula="of:=INT([.B695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8">
            <text:p>688</text:p>
          </table:table-cell>
          <table:table-cell table:formula="of:=SQRT([.A696])" office:value-type="float" office:value="26.229754097208">
            <text:p>26,23</text:p>
          </table:table-cell>
          <table:table-cell table:formula="of:=INT([.B696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89">
            <text:p>689</text:p>
          </table:table-cell>
          <table:table-cell table:formula="of:=SQRT([.A697])" office:value-type="float" office:value="26.2488094968134">
            <text:p>26,25</text:p>
          </table:table-cell>
          <table:table-cell table:formula="of:=INT([.B697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0">
            <text:p>690</text:p>
          </table:table-cell>
          <table:table-cell table:formula="of:=SQRT([.A698])" office:value-type="float" office:value="26.2678510731274">
            <text:p>26,27</text:p>
          </table:table-cell>
          <table:table-cell table:formula="of:=INT([.B698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1">
            <text:p>691</text:p>
          </table:table-cell>
          <table:table-cell table:formula="of:=SQRT([.A699])" office:value-type="float" office:value="26.2868788561898">
            <text:p>26,29</text:p>
          </table:table-cell>
          <table:table-cell table:formula="of:=INT([.B699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2">
            <text:p>692</text:p>
          </table:table-cell>
          <table:table-cell table:formula="of:=SQRT([.A700])" office:value-type="float" office:value="26.3058928759318">
            <text:p>26,31</text:p>
          </table:table-cell>
          <table:table-cell table:formula="of:=INT([.B700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3">
            <text:p>693</text:p>
          </table:table-cell>
          <table:table-cell table:formula="of:=SQRT([.A701])" office:value-type="float" office:value="26.3248931621764">
            <text:p>26,32</text:p>
          </table:table-cell>
          <table:table-cell table:formula="of:=INT([.B701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4">
            <text:p>694</text:p>
          </table:table-cell>
          <table:table-cell table:formula="of:=SQRT([.A702])" office:value-type="float" office:value="26.343879744639">
            <text:p>26,34</text:p>
          </table:table-cell>
          <table:table-cell table:formula="of:=INT([.B702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5">
            <text:p>695</text:p>
          </table:table-cell>
          <table:table-cell table:formula="of:=SQRT([.A703])" office:value-type="float" office:value="26.3628526529281">
            <text:p>26,36</text:p>
          </table:table-cell>
          <table:table-cell table:formula="of:=INT([.B703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6">
            <text:p>696</text:p>
          </table:table-cell>
          <table:table-cell table:formula="of:=SQRT([.A704])" office:value-type="float" office:value="26.3818119165458">
            <text:p>26,38</text:p>
          </table:table-cell>
          <table:table-cell table:formula="of:=INT([.B70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7">
            <text:p>697</text:p>
          </table:table-cell>
          <table:table-cell table:formula="of:=SQRT([.A705])" office:value-type="float" office:value="26.4007575648882">
            <text:p>26,4</text:p>
          </table:table-cell>
          <table:table-cell table:formula="of:=INT([.B705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8">
            <text:p>698</text:p>
          </table:table-cell>
          <table:table-cell table:formula="of:=SQRT([.A706])" office:value-type="float" office:value="26.4196896272458">
            <text:p>26,42</text:p>
          </table:table-cell>
          <table:table-cell table:formula="of:=INT([.B706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99">
            <text:p>699</text:p>
          </table:table-cell>
          <table:table-cell table:formula="of:=SQRT([.A707])" office:value-type="float" office:value="26.4386081328046">
            <text:p>26,44</text:p>
          </table:table-cell>
          <table:table-cell table:formula="of:=INT([.B707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table:formula="of:=SQRT([.A708])" office:value-type="float" office:value="26.4575131106459">
            <text:p>26,46</text:p>
          </table:table-cell>
          <table:table-cell table:formula="of:=INT([.B708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1">
            <text:p>701</text:p>
          </table:table-cell>
          <table:table-cell table:formula="of:=SQRT([.A709])" office:value-type="float" office:value="26.4764045897475">
            <text:p>26,48</text:p>
          </table:table-cell>
          <table:table-cell table:formula="of:=INT([.B709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2">
            <text:p>702</text:p>
          </table:table-cell>
          <table:table-cell table:formula="of:=SQRT([.A710])" office:value-type="float" office:value="26.4952825989835">
            <text:p>26,5</text:p>
          </table:table-cell>
          <table:table-cell table:formula="of:=INT([.B710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3">
            <text:p>703</text:p>
          </table:table-cell>
          <table:table-cell table:formula="of:=SQRT([.A711])" office:value-type="float" office:value="26.5141471671257">
            <text:p>26,51</text:p>
          </table:table-cell>
          <table:table-cell table:formula="of:=INT([.B711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4">
            <text:p>704</text:p>
          </table:table-cell>
          <table:table-cell table:formula="of:=SQRT([.A712])" office:value-type="float" office:value="26.5329983228432">
            <text:p>26,53</text:p>
          </table:table-cell>
          <table:table-cell table:formula="of:=INT([.B712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5">
            <text:p>705</text:p>
          </table:table-cell>
          <table:table-cell table:formula="of:=SQRT([.A713])" office:value-type="float" office:value="26.5518360947035">
            <text:p>26,55</text:p>
          </table:table-cell>
          <table:table-cell table:formula="of:=INT([.B713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6">
            <text:p>706</text:p>
          </table:table-cell>
          <table:table-cell table:formula="of:=SQRT([.A714])" office:value-type="float" office:value="26.5706605111728">
            <text:p>26,57</text:p>
          </table:table-cell>
          <table:table-cell table:formula="of:=INT([.B71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7">
            <text:p>707</text:p>
          </table:table-cell>
          <table:table-cell table:formula="of:=SQRT([.A715])" office:value-type="float" office:value="26.5894716006167">
            <text:p>26,59</text:p>
          </table:table-cell>
          <table:table-cell table:formula="of:=INT([.B715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8">
            <text:p>708</text:p>
          </table:table-cell>
          <table:table-cell table:formula="of:=SQRT([.A716])" office:value-type="float" office:value="26.6082693913001">
            <text:p>26,61</text:p>
          </table:table-cell>
          <table:table-cell table:formula="of:=INT([.B716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09">
            <text:p>709</text:p>
          </table:table-cell>
          <table:table-cell table:formula="of:=SQRT([.A717])" office:value-type="float" office:value="26.6270539113887">
            <text:p>26,63</text:p>
          </table:table-cell>
          <table:table-cell table:formula="of:=INT([.B717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table:formula="of:=SQRT([.A718])" office:value-type="float" office:value="26.6458251889485">
            <text:p>26,65</text:p>
          </table:table-cell>
          <table:table-cell table:formula="of:=INT([.B718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1">
            <text:p>711</text:p>
          </table:table-cell>
          <table:table-cell table:formula="of:=SQRT([.A719])" office:value-type="float" office:value="26.6645832519468">
            <text:p>26,66</text:p>
          </table:table-cell>
          <table:table-cell table:formula="of:=INT([.B719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2">
            <text:p>712</text:p>
          </table:table-cell>
          <table:table-cell table:formula="of:=SQRT([.A720])" office:value-type="float" office:value="26.6833281282527">
            <text:p>26,68</text:p>
          </table:table-cell>
          <table:table-cell table:formula="of:=INT([.B720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3">
            <text:p>713</text:p>
          </table:table-cell>
          <table:table-cell table:formula="of:=SQRT([.A721])" office:value-type="float" office:value="26.7020598456374">
            <text:p>26,7</text:p>
          </table:table-cell>
          <table:table-cell table:formula="of:=INT([.B721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4">
            <text:p>714</text:p>
          </table:table-cell>
          <table:table-cell table:formula="of:=SQRT([.A722])" office:value-type="float" office:value="26.7207784317748">
            <text:p>26,72</text:p>
          </table:table-cell>
          <table:table-cell table:formula="of:=INT([.B722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5">
            <text:p>715</text:p>
          </table:table-cell>
          <table:table-cell table:formula="of:=SQRT([.A723])" office:value-type="float" office:value="26.7394839142419">
            <text:p>26,74</text:p>
          </table:table-cell>
          <table:table-cell table:formula="of:=INT([.B723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6">
            <text:p>716</text:p>
          </table:table-cell>
          <table:table-cell table:formula="of:=SQRT([.A724])" office:value-type="float" office:value="26.7581763205193">
            <text:p>26,76</text:p>
          </table:table-cell>
          <table:table-cell table:formula="of:=INT([.B72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7">
            <text:p>717</text:p>
          </table:table-cell>
          <table:table-cell table:formula="of:=SQRT([.A725])" office:value-type="float" office:value="26.7768556779918">
            <text:p>26,78</text:p>
          </table:table-cell>
          <table:table-cell table:formula="of:=INT([.B725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8">
            <text:p>718</text:p>
          </table:table-cell>
          <table:table-cell table:formula="of:=SQRT([.A726])" office:value-type="float" office:value="26.7955220139485">
            <text:p>26,8</text:p>
          </table:table-cell>
          <table:table-cell table:formula="of:=INT([.B726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19">
            <text:p>719</text:p>
          </table:table-cell>
          <table:table-cell table:formula="of:=SQRT([.A727])" office:value-type="float" office:value="26.8141753555838">
            <text:p>26,81</text:p>
          </table:table-cell>
          <table:table-cell table:formula="of:=INT([.B727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table:formula="of:=SQRT([.A728])" office:value-type="float" office:value="26.8328157299975">
            <text:p>26,83</text:p>
          </table:table-cell>
          <table:table-cell table:formula="of:=INT([.B728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1">
            <text:p>721</text:p>
          </table:table-cell>
          <table:table-cell table:formula="of:=SQRT([.A729])" office:value-type="float" office:value="26.8514431641951">
            <text:p>26,85</text:p>
          </table:table-cell>
          <table:table-cell table:formula="of:=INT([.B729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2">
            <text:p>722</text:p>
          </table:table-cell>
          <table:table-cell table:formula="of:=SQRT([.A730])" office:value-type="float" office:value="26.8700576850888">
            <text:p>26,87</text:p>
          </table:table-cell>
          <table:table-cell table:formula="of:=INT([.B730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3">
            <text:p>723</text:p>
          </table:table-cell>
          <table:table-cell table:formula="of:=SQRT([.A731])" office:value-type="float" office:value="26.8886593194975">
            <text:p>26,89</text:p>
          </table:table-cell>
          <table:table-cell table:formula="of:=INT([.B731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4">
            <text:p>724</text:p>
          </table:table-cell>
          <table:table-cell table:formula="of:=SQRT([.A732])" office:value-type="float" office:value="26.9072480941474">
            <text:p>26,91</text:p>
          </table:table-cell>
          <table:table-cell table:formula="of:=INT([.B732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5">
            <text:p>725</text:p>
          </table:table-cell>
          <table:table-cell table:formula="of:=SQRT([.A733])" office:value-type="float" office:value="26.9258240356725">
            <text:p>26,93</text:p>
          </table:table-cell>
          <table:table-cell table:formula="of:=INT([.B733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6">
            <text:p>726</text:p>
          </table:table-cell>
          <table:table-cell table:formula="of:=SQRT([.A734])" office:value-type="float" office:value="26.944387170615">
            <text:p>26,94</text:p>
          </table:table-cell>
          <table:table-cell table:formula="of:=INT([.B73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7">
            <text:p>727</text:p>
          </table:table-cell>
          <table:table-cell table:formula="of:=SQRT([.A735])" office:value-type="float" office:value="26.9629375254255">
            <text:p>26,96</text:p>
          </table:table-cell>
          <table:table-cell table:formula="of:=INT([.B735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8">
            <text:p>728</text:p>
          </table:table-cell>
          <table:table-cell table:formula="of:=SQRT([.A736])" office:value-type="float" office:value="26.9814751264641">
            <text:p>26,98</text:p>
          </table:table-cell>
          <table:table-cell table:formula="of:=INT([.B736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729">
            <text:p>729</text:p>
          </table:table-cell>
          <table:table-cell table:formula="of:=SQRT([.A737])" office:value-type="float" office:value="27">
            <text:p>27</text:p>
          </table:table-cell>
          <table:table-cell table:formula="of:=INT([.B737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0">
            <text:p>730</text:p>
          </table:table-cell>
          <table:table-cell table:formula="of:=SQRT([.A738])" office:value-type="float" office:value="27.0185121722126">
            <text:p>27,02</text:p>
          </table:table-cell>
          <table:table-cell table:formula="of:=INT([.B738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1">
            <text:p>731</text:p>
          </table:table-cell>
          <table:table-cell table:formula="of:=SQRT([.A739])" office:value-type="float" office:value="27.0370116691915">
            <text:p>27,04</text:p>
          </table:table-cell>
          <table:table-cell table:formula="of:=INT([.B739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2">
            <text:p>732</text:p>
          </table:table-cell>
          <table:table-cell table:formula="of:=SQRT([.A740])" office:value-type="float" office:value="27.0554985169374">
            <text:p>27,06</text:p>
          </table:table-cell>
          <table:table-cell table:formula="of:=INT([.B740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3">
            <text:p>733</text:p>
          </table:table-cell>
          <table:table-cell table:formula="of:=SQRT([.A741])" office:value-type="float" office:value="27.0739727413618">
            <text:p>27,07</text:p>
          </table:table-cell>
          <table:table-cell table:formula="of:=INT([.B741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4">
            <text:p>734</text:p>
          </table:table-cell>
          <table:table-cell table:formula="of:=SQRT([.A742])" office:value-type="float" office:value="27.0924343682881">
            <text:p>27,09</text:p>
          </table:table-cell>
          <table:table-cell table:formula="of:=INT([.B742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5">
            <text:p>735</text:p>
          </table:table-cell>
          <table:table-cell table:formula="of:=SQRT([.A743])" office:value-type="float" office:value="27.1108834234519">
            <text:p>27,11</text:p>
          </table:table-cell>
          <table:table-cell table:formula="of:=INT([.B743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6">
            <text:p>736</text:p>
          </table:table-cell>
          <table:table-cell table:formula="of:=SQRT([.A744])" office:value-type="float" office:value="27.1293199325011">
            <text:p>27,13</text:p>
          </table:table-cell>
          <table:table-cell table:formula="of:=INT([.B744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7">
            <text:p>737</text:p>
          </table:table-cell>
          <table:table-cell table:formula="of:=SQRT([.A745])" office:value-type="float" office:value="27.1477439209965">
            <text:p>27,15</text:p>
          </table:table-cell>
          <table:table-cell table:formula="of:=INT([.B745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8">
            <text:p>738</text:p>
          </table:table-cell>
          <table:table-cell table:formula="of:=SQRT([.A746])" office:value-type="float" office:value="27.1661554144122">
            <text:p>27,17</text:p>
          </table:table-cell>
          <table:table-cell table:formula="of:=INT([.B746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39">
            <text:p>739</text:p>
          </table:table-cell>
          <table:table-cell table:formula="of:=SQRT([.A747])" office:value-type="float" office:value="27.1845544381364">
            <text:p>27,18</text:p>
          </table:table-cell>
          <table:table-cell table:formula="of:=INT([.B747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0">
            <text:p>740</text:p>
          </table:table-cell>
          <table:table-cell table:formula="of:=SQRT([.A748])" office:value-type="float" office:value="27.2029410174709">
            <text:p>27,2</text:p>
          </table:table-cell>
          <table:table-cell table:formula="of:=INT([.B748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1">
            <text:p>741</text:p>
          </table:table-cell>
          <table:table-cell table:formula="of:=SQRT([.A749])" office:value-type="float" office:value="27.2213151776324">
            <text:p>27,22</text:p>
          </table:table-cell>
          <table:table-cell table:formula="of:=INT([.B749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2">
            <text:p>742</text:p>
          </table:table-cell>
          <table:table-cell table:formula="of:=SQRT([.A750])" office:value-type="float" office:value="27.2396769437525">
            <text:p>27,24</text:p>
          </table:table-cell>
          <table:table-cell table:formula="of:=INT([.B750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3">
            <text:p>743</text:p>
          </table:table-cell>
          <table:table-cell table:formula="of:=SQRT([.A751])" office:value-type="float" office:value="27.258026340878">
            <text:p>27,26</text:p>
          </table:table-cell>
          <table:table-cell table:formula="of:=INT([.B751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4">
            <text:p>744</text:p>
          </table:table-cell>
          <table:table-cell table:formula="of:=SQRT([.A752])" office:value-type="float" office:value="27.2763633939717">
            <text:p>27,28</text:p>
          </table:table-cell>
          <table:table-cell table:formula="of:=INT([.B752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5">
            <text:p>745</text:p>
          </table:table-cell>
          <table:table-cell table:formula="of:=SQRT([.A753])" office:value-type="float" office:value="27.2946881279124">
            <text:p>27,29</text:p>
          </table:table-cell>
          <table:table-cell table:formula="of:=INT([.B753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6">
            <text:p>746</text:p>
          </table:table-cell>
          <table:table-cell table:formula="of:=SQRT([.A754])" office:value-type="float" office:value="27.3130005674953">
            <text:p>27,31</text:p>
          </table:table-cell>
          <table:table-cell table:formula="of:=INT([.B754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7">
            <text:p>747</text:p>
          </table:table-cell>
          <table:table-cell table:formula="of:=SQRT([.A755])" office:value-type="float" office:value="27.3313007374329">
            <text:p>27,33</text:p>
          </table:table-cell>
          <table:table-cell table:formula="of:=INT([.B755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8">
            <text:p>748</text:p>
          </table:table-cell>
          <table:table-cell table:formula="of:=SQRT([.A756])" office:value-type="float" office:value="27.3495886623547">
            <text:p>27,35</text:p>
          </table:table-cell>
          <table:table-cell table:formula="of:=INT([.B756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49">
            <text:p>749</text:p>
          </table:table-cell>
          <table:table-cell table:formula="of:=SQRT([.A757])" office:value-type="float" office:value="27.367864366808">
            <text:p>27,37</text:p>
          </table:table-cell>
          <table:table-cell table:formula="of:=INT([.B757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0">
            <text:p>750</text:p>
          </table:table-cell>
          <table:table-cell table:formula="of:=SQRT([.A758])" office:value-type="float" office:value="27.3861278752583">
            <text:p>27,39</text:p>
          </table:table-cell>
          <table:table-cell table:formula="of:=INT([.B758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1">
            <text:p>751</text:p>
          </table:table-cell>
          <table:table-cell table:formula="of:=SQRT([.A759])" office:value-type="float" office:value="27.4043792120894">
            <text:p>27,4</text:p>
          </table:table-cell>
          <table:table-cell table:formula="of:=INT([.B759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2">
            <text:p>752</text:p>
          </table:table-cell>
          <table:table-cell table:formula="of:=SQRT([.A760])" office:value-type="float" office:value="27.4226184016042">
            <text:p>27,42</text:p>
          </table:table-cell>
          <table:table-cell table:formula="of:=INT([.B760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3">
            <text:p>753</text:p>
          </table:table-cell>
          <table:table-cell table:formula="of:=SQRT([.A761])" office:value-type="float" office:value="27.4408454680245">
            <text:p>27,44</text:p>
          </table:table-cell>
          <table:table-cell table:formula="of:=INT([.B761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4">
            <text:p>754</text:p>
          </table:table-cell>
          <table:table-cell table:formula="of:=SQRT([.A762])" office:value-type="float" office:value="27.459060435492">
            <text:p>27,46</text:p>
          </table:table-cell>
          <table:table-cell table:formula="of:=INT([.B762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5">
            <text:p>755</text:p>
          </table:table-cell>
          <table:table-cell table:formula="of:=SQRT([.A763])" office:value-type="float" office:value="27.4772633280682">
            <text:p>27,48</text:p>
          </table:table-cell>
          <table:table-cell table:formula="of:=INT([.B763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6">
            <text:p>756</text:p>
          </table:table-cell>
          <table:table-cell table:formula="of:=SQRT([.A764])" office:value-type="float" office:value="27.495454169735">
            <text:p>27,5</text:p>
          </table:table-cell>
          <table:table-cell table:formula="of:=INT([.B764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7">
            <text:p>757</text:p>
          </table:table-cell>
          <table:table-cell table:formula="of:=SQRT([.A765])" office:value-type="float" office:value="27.5136329843952">
            <text:p>27,51</text:p>
          </table:table-cell>
          <table:table-cell table:formula="of:=INT([.B765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8">
            <text:p>758</text:p>
          </table:table-cell>
          <table:table-cell table:formula="of:=SQRT([.A766])" office:value-type="float" office:value="27.5317997958724">
            <text:p>27,53</text:p>
          </table:table-cell>
          <table:table-cell table:formula="of:=INT([.B766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59">
            <text:p>759</text:p>
          </table:table-cell>
          <table:table-cell table:formula="of:=SQRT([.A767])" office:value-type="float" office:value="27.5499546279118">
            <text:p>27,55</text:p>
          </table:table-cell>
          <table:table-cell table:formula="of:=INT([.B767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0">
            <text:p>760</text:p>
          </table:table-cell>
          <table:table-cell table:formula="of:=SQRT([.A768])" office:value-type="float" office:value="27.5680975041804">
            <text:p>27,57</text:p>
          </table:table-cell>
          <table:table-cell table:formula="of:=INT([.B768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1">
            <text:p>761</text:p>
          </table:table-cell>
          <table:table-cell table:formula="of:=SQRT([.A769])" office:value-type="float" office:value="27.5862284482674">
            <text:p>27,59</text:p>
          </table:table-cell>
          <table:table-cell table:formula="of:=INT([.B769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2">
            <text:p>762</text:p>
          </table:table-cell>
          <table:table-cell table:formula="of:=SQRT([.A770])" office:value-type="float" office:value="27.6043474836845">
            <text:p>27,6</text:p>
          </table:table-cell>
          <table:table-cell table:formula="of:=INT([.B770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3">
            <text:p>763</text:p>
          </table:table-cell>
          <table:table-cell table:formula="of:=SQRT([.A771])" office:value-type="float" office:value="27.6224546338663">
            <text:p>27,62</text:p>
          </table:table-cell>
          <table:table-cell table:formula="of:=INT([.B771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4">
            <text:p>764</text:p>
          </table:table-cell>
          <table:table-cell table:formula="of:=SQRT([.A772])" office:value-type="float" office:value="27.6405499221705">
            <text:p>27,64</text:p>
          </table:table-cell>
          <table:table-cell table:formula="of:=INT([.B772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5">
            <text:p>765</text:p>
          </table:table-cell>
          <table:table-cell table:formula="of:=SQRT([.A773])" office:value-type="float" office:value="27.6586333718787">
            <text:p>27,66</text:p>
          </table:table-cell>
          <table:table-cell table:formula="of:=INT([.B773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6">
            <text:p>766</text:p>
          </table:table-cell>
          <table:table-cell table:formula="of:=SQRT([.A774])" office:value-type="float" office:value="27.6767050061961">
            <text:p>27,68</text:p>
          </table:table-cell>
          <table:table-cell table:formula="of:=INT([.B774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7">
            <text:p>767</text:p>
          </table:table-cell>
          <table:table-cell table:formula="of:=SQRT([.A775])" office:value-type="float" office:value="27.6947648482525">
            <text:p>27,69</text:p>
          </table:table-cell>
          <table:table-cell table:formula="of:=INT([.B775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SQRT([.A776])" office:value-type="float" office:value="27.712812921102">
            <text:p>27,71</text:p>
          </table:table-cell>
          <table:table-cell table:formula="of:=INT([.B776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69">
            <text:p>769</text:p>
          </table:table-cell>
          <table:table-cell table:formula="of:=SQRT([.A777])" office:value-type="float" office:value="27.7308492477241">
            <text:p>27,73</text:p>
          </table:table-cell>
          <table:table-cell table:formula="of:=INT([.B777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0">
            <text:p>770</text:p>
          </table:table-cell>
          <table:table-cell table:formula="of:=SQRT([.A778])" office:value-type="float" office:value="27.7488738510232">
            <text:p>27,75</text:p>
          </table:table-cell>
          <table:table-cell table:formula="of:=INT([.B778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1">
            <text:p>771</text:p>
          </table:table-cell>
          <table:table-cell table:formula="of:=SQRT([.A779])" office:value-type="float" office:value="27.7668867538296">
            <text:p>27,77</text:p>
          </table:table-cell>
          <table:table-cell table:formula="of:=INT([.B779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2">
            <text:p>772</text:p>
          </table:table-cell>
          <table:table-cell table:formula="of:=SQRT([.A780])" office:value-type="float" office:value="27.7848879788996">
            <text:p>27,78</text:p>
          </table:table-cell>
          <table:table-cell table:formula="of:=INT([.B780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3">
            <text:p>773</text:p>
          </table:table-cell>
          <table:table-cell table:formula="of:=SQRT([.A781])" office:value-type="float" office:value="27.8028775489157">
            <text:p>27,8</text:p>
          </table:table-cell>
          <table:table-cell table:formula="of:=INT([.B781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4">
            <text:p>774</text:p>
          </table:table-cell>
          <table:table-cell table:formula="of:=SQRT([.A782])" office:value-type="float" office:value="27.8208554864871">
            <text:p>27,82</text:p>
          </table:table-cell>
          <table:table-cell table:formula="of:=INT([.B782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5">
            <text:p>775</text:p>
          </table:table-cell>
          <table:table-cell table:formula="of:=SQRT([.A783])" office:value-type="float" office:value="27.8388218141501">
            <text:p>27,84</text:p>
          </table:table-cell>
          <table:table-cell table:formula="of:=INT([.B783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6">
            <text:p>776</text:p>
          </table:table-cell>
          <table:table-cell table:formula="of:=SQRT([.A784])" office:value-type="float" office:value="27.8567765543682">
            <text:p>27,86</text:p>
          </table:table-cell>
          <table:table-cell table:formula="of:=INT([.B784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7">
            <text:p>777</text:p>
          </table:table-cell>
          <table:table-cell table:formula="of:=SQRT([.A785])" office:value-type="float" office:value="27.8747197295327">
            <text:p>27,87</text:p>
          </table:table-cell>
          <table:table-cell table:formula="of:=INT([.B785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8">
            <text:p>778</text:p>
          </table:table-cell>
          <table:table-cell table:formula="of:=SQRT([.A786])" office:value-type="float" office:value="27.8926513619627">
            <text:p>27,89</text:p>
          </table:table-cell>
          <table:table-cell table:formula="of:=INT([.B786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79">
            <text:p>779</text:p>
          </table:table-cell>
          <table:table-cell table:formula="of:=SQRT([.A787])" office:value-type="float" office:value="27.9105714739057">
            <text:p>27,91</text:p>
          </table:table-cell>
          <table:table-cell table:formula="of:=INT([.B787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80">
            <text:p>780</text:p>
          </table:table-cell>
          <table:table-cell table:formula="of:=SQRT([.A788])" office:value-type="float" office:value="27.9284800875379">
            <text:p>27,93</text:p>
          </table:table-cell>
          <table:table-cell table:formula="of:=INT([.B788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81">
            <text:p>781</text:p>
          </table:table-cell>
          <table:table-cell table:formula="of:=SQRT([.A789])" office:value-type="float" office:value="27.9463772249642">
            <text:p>27,95</text:p>
          </table:table-cell>
          <table:table-cell table:formula="of:=INT([.B789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82">
            <text:p>782</text:p>
          </table:table-cell>
          <table:table-cell table:formula="of:=SQRT([.A790])" office:value-type="float" office:value="27.9642629082191">
            <text:p>27,96</text:p>
          </table:table-cell>
          <table:table-cell table:formula="of:=INT([.B790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83">
            <text:p>783</text:p>
          </table:table-cell>
          <table:table-cell table:formula="of:=SQRT([.A791])" office:value-type="float" office:value="27.9821371592664">
            <text:p>27,98</text:p>
          </table:table-cell>
          <table:table-cell table:formula="of:=INT([.B791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784">
            <text:p>784</text:p>
          </table:table-cell>
          <table:table-cell table:formula="of:=SQRT([.A792])" office:value-type="float" office:value="28">
            <text:p>28</text:p>
          </table:table-cell>
          <table:table-cell table:formula="of:=INT([.B79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85">
            <text:p>785</text:p>
          </table:table-cell>
          <table:table-cell table:formula="of:=SQRT([.A793])" office:value-type="float" office:value="28.0178514522438">
            <text:p>28,02</text:p>
          </table:table-cell>
          <table:table-cell table:formula="of:=INT([.B793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86">
            <text:p>786</text:p>
          </table:table-cell>
          <table:table-cell table:formula="of:=SQRT([.A794])" office:value-type="float" office:value="28.0356915377524">
            <text:p>28,04</text:p>
          </table:table-cell>
          <table:table-cell table:formula="of:=INT([.B794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87">
            <text:p>787</text:p>
          </table:table-cell>
          <table:table-cell table:formula="of:=SQRT([.A795])" office:value-type="float" office:value="28.0535202782111">
            <text:p>28,05</text:p>
          </table:table-cell>
          <table:table-cell table:formula="of:=INT([.B795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88">
            <text:p>788</text:p>
          </table:table-cell>
          <table:table-cell table:formula="of:=SQRT([.A796])" office:value-type="float" office:value="28.0713376952364">
            <text:p>28,07</text:p>
          </table:table-cell>
          <table:table-cell table:formula="of:=INT([.B796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89">
            <text:p>789</text:p>
          </table:table-cell>
          <table:table-cell table:formula="of:=SQRT([.A797])" office:value-type="float" office:value="28.0891438103763">
            <text:p>28,09</text:p>
          </table:table-cell>
          <table:table-cell table:formula="of:=INT([.B797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0">
            <text:p>790</text:p>
          </table:table-cell>
          <table:table-cell table:formula="of:=SQRT([.A798])" office:value-type="float" office:value="28.1069386451104">
            <text:p>28,11</text:p>
          </table:table-cell>
          <table:table-cell table:formula="of:=INT([.B798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1">
            <text:p>791</text:p>
          </table:table-cell>
          <table:table-cell table:formula="of:=SQRT([.A799])" office:value-type="float" office:value="28.1247222208505">
            <text:p>28,12</text:p>
          </table:table-cell>
          <table:table-cell table:formula="of:=INT([.B799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2">
            <text:p>792</text:p>
          </table:table-cell>
          <table:table-cell table:formula="of:=SQRT([.A800])" office:value-type="float" office:value="28.1424945589406">
            <text:p>28,14</text:p>
          </table:table-cell>
          <table:table-cell table:formula="of:=INT([.B800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3">
            <text:p>793</text:p>
          </table:table-cell>
          <table:table-cell table:formula="of:=SQRT([.A801])" office:value-type="float" office:value="28.1602556806574">
            <text:p>28,16</text:p>
          </table:table-cell>
          <table:table-cell table:formula="of:=INT([.B801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4">
            <text:p>794</text:p>
          </table:table-cell>
          <table:table-cell table:formula="of:=SQRT([.A802])" office:value-type="float" office:value="28.1780056072107">
            <text:p>28,18</text:p>
          </table:table-cell>
          <table:table-cell table:formula="of:=INT([.B80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5">
            <text:p>795</text:p>
          </table:table-cell>
          <table:table-cell table:formula="of:=SQRT([.A803])" office:value-type="float" office:value="28.1957443597434">
            <text:p>28,2</text:p>
          </table:table-cell>
          <table:table-cell table:formula="of:=INT([.B803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6">
            <text:p>796</text:p>
          </table:table-cell>
          <table:table-cell table:formula="of:=SQRT([.A804])" office:value-type="float" office:value="28.2134719593318">
            <text:p>28,21</text:p>
          </table:table-cell>
          <table:table-cell table:formula="of:=INT([.B804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7">
            <text:p>797</text:p>
          </table:table-cell>
          <table:table-cell table:formula="of:=SQRT([.A805])" office:value-type="float" office:value="28.2311884269862">
            <text:p>28,23</text:p>
          </table:table-cell>
          <table:table-cell table:formula="of:=INT([.B805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8">
            <text:p>798</text:p>
          </table:table-cell>
          <table:table-cell table:formula="of:=SQRT([.A806])" office:value-type="float" office:value="28.2488937836511">
            <text:p>28,25</text:p>
          </table:table-cell>
          <table:table-cell table:formula="of:=INT([.B806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799">
            <text:p>799</text:p>
          </table:table-cell>
          <table:table-cell table:formula="of:=SQRT([.A807])" office:value-type="float" office:value="28.2665880502051">
            <text:p>28,27</text:p>
          </table:table-cell>
          <table:table-cell table:formula="of:=INT([.B807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formula="of:=SQRT([.A808])" office:value-type="float" office:value="28.2842712474619">
            <text:p>28,28</text:p>
          </table:table-cell>
          <table:table-cell table:formula="of:=INT([.B808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1">
            <text:p>801</text:p>
          </table:table-cell>
          <table:table-cell table:formula="of:=SQRT([.A809])" office:value-type="float" office:value="28.3019433961698">
            <text:p>28,3</text:p>
          </table:table-cell>
          <table:table-cell table:formula="of:=INT([.B809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2">
            <text:p>802</text:p>
          </table:table-cell>
          <table:table-cell table:formula="of:=SQRT([.A810])" office:value-type="float" office:value="28.3196045170126">
            <text:p>28,32</text:p>
          </table:table-cell>
          <table:table-cell table:formula="of:=INT([.B810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3">
            <text:p>803</text:p>
          </table:table-cell>
          <table:table-cell table:formula="of:=SQRT([.A811])" office:value-type="float" office:value="28.3372546306095">
            <text:p>28,34</text:p>
          </table:table-cell>
          <table:table-cell table:formula="of:=INT([.B811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4">
            <text:p>804</text:p>
          </table:table-cell>
          <table:table-cell table:formula="of:=SQRT([.A812])" office:value-type="float" office:value="28.3548937575156">
            <text:p>28,35</text:p>
          </table:table-cell>
          <table:table-cell table:formula="of:=INT([.B81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5">
            <text:p>805</text:p>
          </table:table-cell>
          <table:table-cell table:formula="of:=SQRT([.A813])" office:value-type="float" office:value="28.3725219182222">
            <text:p>28,37</text:p>
          </table:table-cell>
          <table:table-cell table:formula="of:=INT([.B813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6">
            <text:p>806</text:p>
          </table:table-cell>
          <table:table-cell table:formula="of:=SQRT([.A814])" office:value-type="float" office:value="28.3901391331568">
            <text:p>28,39</text:p>
          </table:table-cell>
          <table:table-cell table:formula="of:=INT([.B814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7">
            <text:p>807</text:p>
          </table:table-cell>
          <table:table-cell table:formula="of:=SQRT([.A815])" office:value-type="float" office:value="28.4077454226836">
            <text:p>28,41</text:p>
          </table:table-cell>
          <table:table-cell table:formula="of:=INT([.B815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8">
            <text:p>808</text:p>
          </table:table-cell>
          <table:table-cell table:formula="of:=SQRT([.A816])" office:value-type="float" office:value="28.4253408071038">
            <text:p>28,43</text:p>
          </table:table-cell>
          <table:table-cell table:formula="of:=INT([.B816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09">
            <text:p>809</text:p>
          </table:table-cell>
          <table:table-cell table:formula="of:=SQRT([.A817])" office:value-type="float" office:value="28.4429253066558">
            <text:p>28,44</text:p>
          </table:table-cell>
          <table:table-cell table:formula="of:=INT([.B817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0">
            <text:p>810</text:p>
          </table:table-cell>
          <table:table-cell table:formula="of:=SQRT([.A818])" office:value-type="float" office:value="28.4604989415154">
            <text:p>28,46</text:p>
          </table:table-cell>
          <table:table-cell table:formula="of:=INT([.B818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1">
            <text:p>811</text:p>
          </table:table-cell>
          <table:table-cell table:formula="of:=SQRT([.A819])" office:value-type="float" office:value="28.4780617317963">
            <text:p>28,48</text:p>
          </table:table-cell>
          <table:table-cell table:formula="of:=INT([.B819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2">
            <text:p>812</text:p>
          </table:table-cell>
          <table:table-cell table:formula="of:=SQRT([.A820])" office:value-type="float" office:value="28.49561369755">
            <text:p>28,5</text:p>
          </table:table-cell>
          <table:table-cell table:formula="of:=INT([.B820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3">
            <text:p>813</text:p>
          </table:table-cell>
          <table:table-cell table:formula="of:=SQRT([.A821])" office:value-type="float" office:value="28.5131548587665">
            <text:p>28,51</text:p>
          </table:table-cell>
          <table:table-cell table:formula="of:=INT([.B821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4">
            <text:p>814</text:p>
          </table:table-cell>
          <table:table-cell table:formula="of:=SQRT([.A822])" office:value-type="float" office:value="28.5306852353742">
            <text:p>28,53</text:p>
          </table:table-cell>
          <table:table-cell table:formula="of:=INT([.B82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5">
            <text:p>815</text:p>
          </table:table-cell>
          <table:table-cell table:formula="of:=SQRT([.A823])" office:value-type="float" office:value="28.5482048472404">
            <text:p>28,55</text:p>
          </table:table-cell>
          <table:table-cell table:formula="of:=INT([.B823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6">
            <text:p>816</text:p>
          </table:table-cell>
          <table:table-cell table:formula="of:=SQRT([.A824])" office:value-type="float" office:value="28.5657137141714">
            <text:p>28,57</text:p>
          </table:table-cell>
          <table:table-cell table:formula="of:=INT([.B824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7">
            <text:p>817</text:p>
          </table:table-cell>
          <table:table-cell table:formula="of:=SQRT([.A825])" office:value-type="float" office:value="28.5832118559129">
            <text:p>28,58</text:p>
          </table:table-cell>
          <table:table-cell table:formula="of:=INT([.B825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8">
            <text:p>818</text:p>
          </table:table-cell>
          <table:table-cell table:formula="of:=SQRT([.A826])" office:value-type="float" office:value="28.6006992921502">
            <text:p>28,6</text:p>
          </table:table-cell>
          <table:table-cell table:formula="of:=INT([.B826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19">
            <text:p>819</text:p>
          </table:table-cell>
          <table:table-cell table:formula="of:=SQRT([.A827])" office:value-type="float" office:value="28.6181760425084">
            <text:p>28,62</text:p>
          </table:table-cell>
          <table:table-cell table:formula="of:=INT([.B827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0">
            <text:p>820</text:p>
          </table:table-cell>
          <table:table-cell table:formula="of:=SQRT([.A828])" office:value-type="float" office:value="28.6356421265527">
            <text:p>28,64</text:p>
          </table:table-cell>
          <table:table-cell table:formula="of:=INT([.B828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1">
            <text:p>821</text:p>
          </table:table-cell>
          <table:table-cell table:formula="of:=SQRT([.A829])" office:value-type="float" office:value="28.6530975637888">
            <text:p>28,65</text:p>
          </table:table-cell>
          <table:table-cell table:formula="of:=INT([.B829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2">
            <text:p>822</text:p>
          </table:table-cell>
          <table:table-cell table:formula="of:=SQRT([.A830])" office:value-type="float" office:value="28.6705423736629">
            <text:p>28,67</text:p>
          </table:table-cell>
          <table:table-cell table:formula="of:=INT([.B830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3">
            <text:p>823</text:p>
          </table:table-cell>
          <table:table-cell table:formula="of:=SQRT([.A831])" office:value-type="float" office:value="28.6879765755621">
            <text:p>28,69</text:p>
          </table:table-cell>
          <table:table-cell table:formula="of:=INT([.B831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4">
            <text:p>824</text:p>
          </table:table-cell>
          <table:table-cell table:formula="of:=SQRT([.A832])" office:value-type="float" office:value="28.7054001888146">
            <text:p>28,71</text:p>
          </table:table-cell>
          <table:table-cell table:formula="of:=INT([.B83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5">
            <text:p>825</text:p>
          </table:table-cell>
          <table:table-cell table:formula="of:=SQRT([.A833])" office:value-type="float" office:value="28.7228132326901">
            <text:p>28,72</text:p>
          </table:table-cell>
          <table:table-cell table:formula="of:=INT([.B833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6">
            <text:p>826</text:p>
          </table:table-cell>
          <table:table-cell table:formula="of:=SQRT([.A834])" office:value-type="float" office:value="28.7402157263998">
            <text:p>28,74</text:p>
          </table:table-cell>
          <table:table-cell table:formula="of:=INT([.B834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7">
            <text:p>827</text:p>
          </table:table-cell>
          <table:table-cell table:formula="of:=SQRT([.A835])" office:value-type="float" office:value="28.7576076890968">
            <text:p>28,76</text:p>
          </table:table-cell>
          <table:table-cell table:formula="of:=INT([.B835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8">
            <text:p>828</text:p>
          </table:table-cell>
          <table:table-cell table:formula="of:=SQRT([.A836])" office:value-type="float" office:value="28.7749891398763">
            <text:p>28,77</text:p>
          </table:table-cell>
          <table:table-cell table:formula="of:=INT([.B836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29">
            <text:p>829</text:p>
          </table:table-cell>
          <table:table-cell table:formula="of:=SQRT([.A837])" office:value-type="float" office:value="28.7923600977759">
            <text:p>28,79</text:p>
          </table:table-cell>
          <table:table-cell table:formula="of:=INT([.B837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0">
            <text:p>830</text:p>
          </table:table-cell>
          <table:table-cell table:formula="of:=SQRT([.A838])" office:value-type="float" office:value="28.8097205817759">
            <text:p>28,81</text:p>
          </table:table-cell>
          <table:table-cell table:formula="of:=INT([.B838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1">
            <text:p>831</text:p>
          </table:table-cell>
          <table:table-cell table:formula="of:=SQRT([.A839])" office:value-type="float" office:value="28.8270706107991">
            <text:p>28,83</text:p>
          </table:table-cell>
          <table:table-cell table:formula="of:=INT([.B839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2">
            <text:p>832</text:p>
          </table:table-cell>
          <table:table-cell table:formula="of:=SQRT([.A840])" office:value-type="float" office:value="28.8444102037119">
            <text:p>28,84</text:p>
          </table:table-cell>
          <table:table-cell table:formula="of:=INT([.B840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3">
            <text:p>833</text:p>
          </table:table-cell>
          <table:table-cell table:formula="of:=SQRT([.A841])" office:value-type="float" office:value="28.8617393793236">
            <text:p>28,86</text:p>
          </table:table-cell>
          <table:table-cell table:formula="of:=INT([.B841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4">
            <text:p>834</text:p>
          </table:table-cell>
          <table:table-cell table:formula="of:=SQRT([.A842])" office:value-type="float" office:value="28.8790581563873">
            <text:p>28,88</text:p>
          </table:table-cell>
          <table:table-cell table:formula="of:=INT([.B84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5">
            <text:p>835</text:p>
          </table:table-cell>
          <table:table-cell table:formula="of:=SQRT([.A843])" office:value-type="float" office:value="28.8963665535998">
            <text:p>28,9</text:p>
          </table:table-cell>
          <table:table-cell table:formula="of:=INT([.B843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6">
            <text:p>836</text:p>
          </table:table-cell>
          <table:table-cell table:formula="of:=SQRT([.A844])" office:value-type="float" office:value="28.9136645896019">
            <text:p>28,91</text:p>
          </table:table-cell>
          <table:table-cell table:formula="of:=INT([.B844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7">
            <text:p>837</text:p>
          </table:table-cell>
          <table:table-cell table:formula="of:=SQRT([.A845])" office:value-type="float" office:value="28.9309522829789">
            <text:p>28,93</text:p>
          </table:table-cell>
          <table:table-cell table:formula="of:=INT([.B845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8">
            <text:p>838</text:p>
          </table:table-cell>
          <table:table-cell table:formula="of:=SQRT([.A846])" office:value-type="float" office:value="28.9482296522603">
            <text:p>28,95</text:p>
          </table:table-cell>
          <table:table-cell table:formula="of:=INT([.B846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39">
            <text:p>839</text:p>
          </table:table-cell>
          <table:table-cell table:formula="of:=SQRT([.A847])" office:value-type="float" office:value="28.9654967159205">
            <text:p>28,97</text:p>
          </table:table-cell>
          <table:table-cell table:formula="of:=INT([.B847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40">
            <text:p>840</text:p>
          </table:table-cell>
          <table:table-cell table:formula="of:=SQRT([.A848])" office:value-type="float" office:value="28.9827534923789">
            <text:p>28,98</text:p>
          </table:table-cell>
          <table:table-cell table:formula="of:=INT([.B848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841">
            <text:p>841</text:p>
          </table:table-cell>
          <table:table-cell table:formula="of:=SQRT([.A849])" office:value-type="float" office:value="29">
            <text:p>29</text:p>
          </table:table-cell>
          <table:table-cell table:formula="of:=INT([.B849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2">
            <text:p>842</text:p>
          </table:table-cell>
          <table:table-cell table:formula="of:=SQRT([.A850])" office:value-type="float" office:value="29.0172362570938">
            <text:p>29,02</text:p>
          </table:table-cell>
          <table:table-cell table:formula="of:=INT([.B850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3">
            <text:p>843</text:p>
          </table:table-cell>
          <table:table-cell table:formula="of:=SQRT([.A851])" office:value-type="float" office:value="29.0344622819159">
            <text:p>29,03</text:p>
          </table:table-cell>
          <table:table-cell table:formula="of:=INT([.B851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4">
            <text:p>844</text:p>
          </table:table-cell>
          <table:table-cell table:formula="of:=SQRT([.A852])" office:value-type="float" office:value="29.0516780926679">
            <text:p>29,05</text:p>
          </table:table-cell>
          <table:table-cell table:formula="of:=INT([.B852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5">
            <text:p>845</text:p>
          </table:table-cell>
          <table:table-cell table:formula="of:=SQRT([.A853])" office:value-type="float" office:value="29.0688837074973">
            <text:p>29,07</text:p>
          </table:table-cell>
          <table:table-cell table:formula="of:=INT([.B853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6">
            <text:p>846</text:p>
          </table:table-cell>
          <table:table-cell table:formula="of:=SQRT([.A854])" office:value-type="float" office:value="29.086079144498">
            <text:p>29,09</text:p>
          </table:table-cell>
          <table:table-cell table:formula="of:=INT([.B854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7">
            <text:p>847</text:p>
          </table:table-cell>
          <table:table-cell table:formula="of:=SQRT([.A855])" office:value-type="float" office:value="29.1032644217105">
            <text:p>29,1</text:p>
          </table:table-cell>
          <table:table-cell table:formula="of:=INT([.B855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8">
            <text:p>848</text:p>
          </table:table-cell>
          <table:table-cell table:formula="of:=SQRT([.A856])" office:value-type="float" office:value="29.1204395571221">
            <text:p>29,12</text:p>
          </table:table-cell>
          <table:table-cell table:formula="of:=INT([.B85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49">
            <text:p>849</text:p>
          </table:table-cell>
          <table:table-cell table:formula="of:=SQRT([.A857])" office:value-type="float" office:value="29.1376045686669">
            <text:p>29,14</text:p>
          </table:table-cell>
          <table:table-cell table:formula="of:=INT([.B857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0">
            <text:p>850</text:p>
          </table:table-cell>
          <table:table-cell table:formula="of:=SQRT([.A858])" office:value-type="float" office:value="29.1547594742265">
            <text:p>29,15</text:p>
          </table:table-cell>
          <table:table-cell table:formula="of:=INT([.B858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1">
            <text:p>851</text:p>
          </table:table-cell>
          <table:table-cell table:formula="of:=SQRT([.A859])" office:value-type="float" office:value="29.1719042916296">
            <text:p>29,17</text:p>
          </table:table-cell>
          <table:table-cell table:formula="of:=INT([.B859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2">
            <text:p>852</text:p>
          </table:table-cell>
          <table:table-cell table:formula="of:=SQRT([.A860])" office:value-type="float" office:value="29.1890390386528">
            <text:p>29,19</text:p>
          </table:table-cell>
          <table:table-cell table:formula="of:=INT([.B860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3">
            <text:p>853</text:p>
          </table:table-cell>
          <table:table-cell table:formula="of:=SQRT([.A861])" office:value-type="float" office:value="29.2061637330205">
            <text:p>29,21</text:p>
          </table:table-cell>
          <table:table-cell table:formula="of:=INT([.B861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4">
            <text:p>854</text:p>
          </table:table-cell>
          <table:table-cell table:formula="of:=SQRT([.A862])" office:value-type="float" office:value="29.2232783924049">
            <text:p>29,22</text:p>
          </table:table-cell>
          <table:table-cell table:formula="of:=INT([.B862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5">
            <text:p>855</text:p>
          </table:table-cell>
          <table:table-cell table:formula="of:=SQRT([.A863])" office:value-type="float" office:value="29.2403830344269">
            <text:p>29,24</text:p>
          </table:table-cell>
          <table:table-cell table:formula="of:=INT([.B863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6">
            <text:p>856</text:p>
          </table:table-cell>
          <table:table-cell table:formula="of:=SQRT([.A864])" office:value-type="float" office:value="29.2574776766556">
            <text:p>29,26</text:p>
          </table:table-cell>
          <table:table-cell table:formula="of:=INT([.B864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7">
            <text:p>857</text:p>
          </table:table-cell>
          <table:table-cell table:formula="of:=SQRT([.A865])" office:value-type="float" office:value="29.2745623366089">
            <text:p>29,27</text:p>
          </table:table-cell>
          <table:table-cell table:formula="of:=INT([.B865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8">
            <text:p>858</text:p>
          </table:table-cell>
          <table:table-cell table:formula="of:=SQRT([.A866])" office:value-type="float" office:value="29.2916370317536">
            <text:p>29,29</text:p>
          </table:table-cell>
          <table:table-cell table:formula="of:=INT([.B86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59">
            <text:p>859</text:p>
          </table:table-cell>
          <table:table-cell table:formula="of:=SQRT([.A867])" office:value-type="float" office:value="29.3087017795057">
            <text:p>29,31</text:p>
          </table:table-cell>
          <table:table-cell table:formula="of:=INT([.B867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0">
            <text:p>860</text:p>
          </table:table-cell>
          <table:table-cell table:formula="of:=SQRT([.A868])" office:value-type="float" office:value="29.3257565972304">
            <text:p>29,33</text:p>
          </table:table-cell>
          <table:table-cell table:formula="of:=INT([.B868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1">
            <text:p>861</text:p>
          </table:table-cell>
          <table:table-cell table:formula="of:=SQRT([.A869])" office:value-type="float" office:value="29.3428015022424">
            <text:p>29,34</text:p>
          </table:table-cell>
          <table:table-cell table:formula="of:=INT([.B869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2">
            <text:p>862</text:p>
          </table:table-cell>
          <table:table-cell table:formula="of:=SQRT([.A870])" office:value-type="float" office:value="29.3598365118064">
            <text:p>29,36</text:p>
          </table:table-cell>
          <table:table-cell table:formula="of:=INT([.B870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3">
            <text:p>863</text:p>
          </table:table-cell>
          <table:table-cell table:formula="of:=SQRT([.A871])" office:value-type="float" office:value="29.3768616431368">
            <text:p>29,38</text:p>
          </table:table-cell>
          <table:table-cell table:formula="of:=INT([.B871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4">
            <text:p>864</text:p>
          </table:table-cell>
          <table:table-cell table:formula="of:=SQRT([.A872])" office:value-type="float" office:value="29.3938769133981">
            <text:p>29,39</text:p>
          </table:table-cell>
          <table:table-cell table:formula="of:=INT([.B872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5">
            <text:p>865</text:p>
          </table:table-cell>
          <table:table-cell table:formula="of:=SQRT([.A873])" office:value-type="float" office:value="29.4108823397055">
            <text:p>29,41</text:p>
          </table:table-cell>
          <table:table-cell table:formula="of:=INT([.B873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6">
            <text:p>866</text:p>
          </table:table-cell>
          <table:table-cell table:formula="of:=SQRT([.A874])" office:value-type="float" office:value="29.4278779391243">
            <text:p>29,43</text:p>
          </table:table-cell>
          <table:table-cell table:formula="of:=INT([.B874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7">
            <text:p>867</text:p>
          </table:table-cell>
          <table:table-cell table:formula="of:=SQRT([.A875])" office:value-type="float" office:value="29.4448637286709">
            <text:p>29,44</text:p>
          </table:table-cell>
          <table:table-cell table:formula="of:=INT([.B875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8">
            <text:p>868</text:p>
          </table:table-cell>
          <table:table-cell table:formula="of:=SQRT([.A876])" office:value-type="float" office:value="29.4618397253125">
            <text:p>29,46</text:p>
          </table:table-cell>
          <table:table-cell table:formula="of:=INT([.B87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69">
            <text:p>869</text:p>
          </table:table-cell>
          <table:table-cell table:formula="of:=SQRT([.A877])" office:value-type="float" office:value="29.4788059459673">
            <text:p>29,48</text:p>
          </table:table-cell>
          <table:table-cell table:formula="of:=INT([.B877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0">
            <text:p>870</text:p>
          </table:table-cell>
          <table:table-cell table:formula="of:=SQRT([.A878])" office:value-type="float" office:value="29.4957624075052">
            <text:p>29,5</text:p>
          </table:table-cell>
          <table:table-cell table:formula="of:=INT([.B878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1">
            <text:p>871</text:p>
          </table:table-cell>
          <table:table-cell table:formula="of:=SQRT([.A879])" office:value-type="float" office:value="29.5127091267474">
            <text:p>29,51</text:p>
          </table:table-cell>
          <table:table-cell table:formula="of:=INT([.B879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2">
            <text:p>872</text:p>
          </table:table-cell>
          <table:table-cell table:formula="of:=SQRT([.A880])" office:value-type="float" office:value="29.5296461204668">
            <text:p>29,53</text:p>
          </table:table-cell>
          <table:table-cell table:formula="of:=INT([.B880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3">
            <text:p>873</text:p>
          </table:table-cell>
          <table:table-cell table:formula="of:=SQRT([.A881])" office:value-type="float" office:value="29.5465734053883">
            <text:p>29,55</text:p>
          </table:table-cell>
          <table:table-cell table:formula="of:=INT([.B881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4">
            <text:p>874</text:p>
          </table:table-cell>
          <table:table-cell table:formula="of:=SQRT([.A882])" office:value-type="float" office:value="29.563490998189">
            <text:p>29,56</text:p>
          </table:table-cell>
          <table:table-cell table:formula="of:=INT([.B882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5">
            <text:p>875</text:p>
          </table:table-cell>
          <table:table-cell table:formula="of:=SQRT([.A883])" office:value-type="float" office:value="29.5803989154981">
            <text:p>29,58</text:p>
          </table:table-cell>
          <table:table-cell table:formula="of:=INT([.B883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6">
            <text:p>876</text:p>
          </table:table-cell>
          <table:table-cell table:formula="of:=SQRT([.A884])" office:value-type="float" office:value="29.5972971738975">
            <text:p>29,6</text:p>
          </table:table-cell>
          <table:table-cell table:formula="of:=INT([.B884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7">
            <text:p>877</text:p>
          </table:table-cell>
          <table:table-cell table:formula="of:=SQRT([.A885])" office:value-type="float" office:value="29.6141857899217">
            <text:p>29,61</text:p>
          </table:table-cell>
          <table:table-cell table:formula="of:=INT([.B885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8">
            <text:p>878</text:p>
          </table:table-cell>
          <table:table-cell table:formula="of:=SQRT([.A886])" office:value-type="float" office:value="29.6310647800581">
            <text:p>29,63</text:p>
          </table:table-cell>
          <table:table-cell table:formula="of:=INT([.B88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79">
            <text:p>879</text:p>
          </table:table-cell>
          <table:table-cell table:formula="of:=SQRT([.A887])" office:value-type="float" office:value="29.6479341607472">
            <text:p>29,65</text:p>
          </table:table-cell>
          <table:table-cell table:formula="of:=INT([.B887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0">
            <text:p>880</text:p>
          </table:table-cell>
          <table:table-cell table:formula="of:=SQRT([.A888])" office:value-type="float" office:value="29.6647939483827">
            <text:p>29,66</text:p>
          </table:table-cell>
          <table:table-cell table:formula="of:=INT([.B888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1">
            <text:p>881</text:p>
          </table:table-cell>
          <table:table-cell table:formula="of:=SQRT([.A889])" office:value-type="float" office:value="29.6816441593117">
            <text:p>29,68</text:p>
          </table:table-cell>
          <table:table-cell table:formula="of:=INT([.B889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2">
            <text:p>882</text:p>
          </table:table-cell>
          <table:table-cell table:formula="of:=SQRT([.A890])" office:value-type="float" office:value="29.698484809835">
            <text:p>29,7</text:p>
          </table:table-cell>
          <table:table-cell table:formula="of:=INT([.B890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3">
            <text:p>883</text:p>
          </table:table-cell>
          <table:table-cell table:formula="of:=SQRT([.A891])" office:value-type="float" office:value="29.7153159162073">
            <text:p>29,72</text:p>
          </table:table-cell>
          <table:table-cell table:formula="of:=INT([.B891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4">
            <text:p>884</text:p>
          </table:table-cell>
          <table:table-cell table:formula="of:=SQRT([.A892])" office:value-type="float" office:value="29.732137494637">
            <text:p>29,73</text:p>
          </table:table-cell>
          <table:table-cell table:formula="of:=INT([.B892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5">
            <text:p>885</text:p>
          </table:table-cell>
          <table:table-cell table:formula="of:=SQRT([.A893])" office:value-type="float" office:value="29.748949561287">
            <text:p>29,75</text:p>
          </table:table-cell>
          <table:table-cell table:formula="of:=INT([.B893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6">
            <text:p>886</text:p>
          </table:table-cell>
          <table:table-cell table:formula="of:=SQRT([.A894])" office:value-type="float" office:value="29.7657521322744">
            <text:p>29,77</text:p>
          </table:table-cell>
          <table:table-cell table:formula="of:=INT([.B894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7">
            <text:p>887</text:p>
          </table:table-cell>
          <table:table-cell table:formula="of:=SQRT([.A895])" office:value-type="float" office:value="29.7825452236709">
            <text:p>29,78</text:p>
          </table:table-cell>
          <table:table-cell table:formula="of:=INT([.B895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8">
            <text:p>888</text:p>
          </table:table-cell>
          <table:table-cell table:formula="of:=SQRT([.A896])" office:value-type="float" office:value="29.7993288515027">
            <text:p>29,8</text:p>
          </table:table-cell>
          <table:table-cell table:formula="of:=INT([.B89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89">
            <text:p>889</text:p>
          </table:table-cell>
          <table:table-cell table:formula="of:=SQRT([.A897])" office:value-type="float" office:value="29.8161030317511">
            <text:p>29,82</text:p>
          </table:table-cell>
          <table:table-cell table:formula="of:=INT([.B897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0">
            <text:p>890</text:p>
          </table:table-cell>
          <table:table-cell table:formula="of:=SQRT([.A898])" office:value-type="float" office:value="29.8328677803526">
            <text:p>29,83</text:p>
          </table:table-cell>
          <table:table-cell table:formula="of:=INT([.B898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1">
            <text:p>891</text:p>
          </table:table-cell>
          <table:table-cell table:formula="of:=SQRT([.A899])" office:value-type="float" office:value="29.8496231131986">
            <text:p>29,85</text:p>
          </table:table-cell>
          <table:table-cell table:formula="of:=INT([.B899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2">
            <text:p>892</text:p>
          </table:table-cell>
          <table:table-cell table:formula="of:=SQRT([.A900])" office:value-type="float" office:value="29.8663690461362">
            <text:p>29,87</text:p>
          </table:table-cell>
          <table:table-cell table:formula="of:=INT([.B900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3">
            <text:p>893</text:p>
          </table:table-cell>
          <table:table-cell table:formula="of:=SQRT([.A901])" office:value-type="float" office:value="29.8831055949679">
            <text:p>29,88</text:p>
          </table:table-cell>
          <table:table-cell table:formula="of:=INT([.B901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4">
            <text:p>894</text:p>
          </table:table-cell>
          <table:table-cell table:formula="of:=SQRT([.A902])" office:value-type="float" office:value="29.8998327754521">
            <text:p>29,9</text:p>
          </table:table-cell>
          <table:table-cell table:formula="of:=INT([.B902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5">
            <text:p>895</text:p>
          </table:table-cell>
          <table:table-cell table:formula="of:=SQRT([.A903])" office:value-type="float" office:value="29.9165506033032">
            <text:p>29,92</text:p>
          </table:table-cell>
          <table:table-cell table:formula="of:=INT([.B903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SQRT([.A904])" office:value-type="float" office:value="29.9332590941915">
            <text:p>29,93</text:p>
          </table:table-cell>
          <table:table-cell table:formula="of:=INT([.B904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7">
            <text:p>897</text:p>
          </table:table-cell>
          <table:table-cell table:formula="of:=SQRT([.A905])" office:value-type="float" office:value="29.9499582637439">
            <text:p>29,95</text:p>
          </table:table-cell>
          <table:table-cell table:formula="of:=INT([.B905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8">
            <text:p>898</text:p>
          </table:table-cell>
          <table:table-cell table:formula="of:=SQRT([.A906])" office:value-type="float" office:value="29.9666481275434">
            <text:p>29,97</text:p>
          </table:table-cell>
          <table:table-cell table:formula="of:=INT([.B90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899">
            <text:p>899</text:p>
          </table:table-cell>
          <table:table-cell table:formula="of:=SQRT([.A907])" office:value-type="float" office:value="29.9833287011299">
            <text:p>29,98</text:p>
          </table:table-cell>
          <table:table-cell table:formula="of:=INT([.B907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table:formula="of:=SQRT([.A908])" office:value-type="float" office:value="30">
            <text:p>30</text:p>
          </table:table-cell>
          <table:table-cell table:formula="of:=INT([.B908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1">
            <text:p>901</text:p>
          </table:table-cell>
          <table:table-cell table:formula="of:=SQRT([.A909])" office:value-type="float" office:value="30.0166620396073">
            <text:p>30,02</text:p>
          </table:table-cell>
          <table:table-cell table:formula="of:=INT([.B909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2">
            <text:p>902</text:p>
          </table:table-cell>
          <table:table-cell table:formula="of:=SQRT([.A910])" office:value-type="float" office:value="30.0333148353624">
            <text:p>30,03</text:p>
          </table:table-cell>
          <table:table-cell table:formula="of:=INT([.B910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3">
            <text:p>903</text:p>
          </table:table-cell>
          <table:table-cell table:formula="of:=SQRT([.A911])" office:value-type="float" office:value="30.0499584026334">
            <text:p>30,05</text:p>
          </table:table-cell>
          <table:table-cell table:formula="of:=INT([.B911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4">
            <text:p>904</text:p>
          </table:table-cell>
          <table:table-cell table:formula="of:=SQRT([.A912])" office:value-type="float" office:value="30.0665927567458">
            <text:p>30,07</text:p>
          </table:table-cell>
          <table:table-cell table:formula="of:=INT([.B912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5">
            <text:p>905</text:p>
          </table:table-cell>
          <table:table-cell table:formula="of:=SQRT([.A913])" office:value-type="float" office:value="30.0832179129826">
            <text:p>30,08</text:p>
          </table:table-cell>
          <table:table-cell table:formula="of:=INT([.B913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6">
            <text:p>906</text:p>
          </table:table-cell>
          <table:table-cell table:formula="of:=SQRT([.A914])" office:value-type="float" office:value="30.0998338865848">
            <text:p>30,1</text:p>
          </table:table-cell>
          <table:table-cell table:formula="of:=INT([.B914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7">
            <text:p>907</text:p>
          </table:table-cell>
          <table:table-cell table:formula="of:=SQRT([.A915])" office:value-type="float" office:value="30.1164406927512">
            <text:p>30,12</text:p>
          </table:table-cell>
          <table:table-cell table:formula="of:=INT([.B915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8">
            <text:p>908</text:p>
          </table:table-cell>
          <table:table-cell table:formula="of:=SQRT([.A916])" office:value-type="float" office:value="30.1330383466387">
            <text:p>30,13</text:p>
          </table:table-cell>
          <table:table-cell table:formula="of:=INT([.B916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09">
            <text:p>909</text:p>
          </table:table-cell>
          <table:table-cell table:formula="of:=SQRT([.A917])" office:value-type="float" office:value="30.1496268633627">
            <text:p>30,15</text:p>
          </table:table-cell>
          <table:table-cell table:formula="of:=INT([.B917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0">
            <text:p>910</text:p>
          </table:table-cell>
          <table:table-cell table:formula="of:=SQRT([.A918])" office:value-type="float" office:value="30.1662062579967">
            <text:p>30,17</text:p>
          </table:table-cell>
          <table:table-cell table:formula="of:=INT([.B918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1">
            <text:p>911</text:p>
          </table:table-cell>
          <table:table-cell table:formula="of:=SQRT([.A919])" office:value-type="float" office:value="30.1827765455731">
            <text:p>30,18</text:p>
          </table:table-cell>
          <table:table-cell table:formula="of:=INT([.B919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2">
            <text:p>912</text:p>
          </table:table-cell>
          <table:table-cell table:formula="of:=SQRT([.A920])" office:value-type="float" office:value="30.199337741083">
            <text:p>30,2</text:p>
          </table:table-cell>
          <table:table-cell table:formula="of:=INT([.B920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3">
            <text:p>913</text:p>
          </table:table-cell>
          <table:table-cell table:formula="of:=SQRT([.A921])" office:value-type="float" office:value="30.2158898594763">
            <text:p>30,22</text:p>
          </table:table-cell>
          <table:table-cell table:formula="of:=INT([.B921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4">
            <text:p>914</text:p>
          </table:table-cell>
          <table:table-cell table:formula="of:=SQRT([.A922])" office:value-type="float" office:value="30.2324329156619">
            <text:p>30,23</text:p>
          </table:table-cell>
          <table:table-cell table:formula="of:=INT([.B922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5">
            <text:p>915</text:p>
          </table:table-cell>
          <table:table-cell table:formula="of:=SQRT([.A923])" office:value-type="float" office:value="30.2489669245083">
            <text:p>30,25</text:p>
          </table:table-cell>
          <table:table-cell table:formula="of:=INT([.B923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6">
            <text:p>916</text:p>
          </table:table-cell>
          <table:table-cell table:formula="of:=SQRT([.A924])" office:value-type="float" office:value="30.2654919008431">
            <text:p>30,27</text:p>
          </table:table-cell>
          <table:table-cell table:formula="of:=INT([.B924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7">
            <text:p>917</text:p>
          </table:table-cell>
          <table:table-cell table:formula="of:=SQRT([.A925])" office:value-type="float" office:value="30.2820078594534">
            <text:p>30,28</text:p>
          </table:table-cell>
          <table:table-cell table:formula="of:=INT([.B925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8">
            <text:p>918</text:p>
          </table:table-cell>
          <table:table-cell table:formula="of:=SQRT([.A926])" office:value-type="float" office:value="30.2985148150862">
            <text:p>30,3</text:p>
          </table:table-cell>
          <table:table-cell table:formula="of:=INT([.B926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19">
            <text:p>919</text:p>
          </table:table-cell>
          <table:table-cell table:formula="of:=SQRT([.A927])" office:value-type="float" office:value="30.3150127824482">
            <text:p>30,32</text:p>
          </table:table-cell>
          <table:table-cell table:formula="of:=INT([.B927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0">
            <text:p>920</text:p>
          </table:table-cell>
          <table:table-cell table:formula="of:=SQRT([.A928])" office:value-type="float" office:value="30.3315017762062">
            <text:p>30,33</text:p>
          </table:table-cell>
          <table:table-cell table:formula="of:=INT([.B928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1">
            <text:p>921</text:p>
          </table:table-cell>
          <table:table-cell table:formula="of:=SQRT([.A929])" office:value-type="float" office:value="30.347981810987">
            <text:p>30,35</text:p>
          </table:table-cell>
          <table:table-cell table:formula="of:=INT([.B929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2">
            <text:p>922</text:p>
          </table:table-cell>
          <table:table-cell table:formula="of:=SQRT([.A930])" office:value-type="float" office:value="30.364452901378">
            <text:p>30,36</text:p>
          </table:table-cell>
          <table:table-cell table:formula="of:=INT([.B930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3">
            <text:p>923</text:p>
          </table:table-cell>
          <table:table-cell table:formula="of:=SQRT([.A931])" office:value-type="float" office:value="30.3809150619266">
            <text:p>30,38</text:p>
          </table:table-cell>
          <table:table-cell table:formula="of:=INT([.B931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4">
            <text:p>924</text:p>
          </table:table-cell>
          <table:table-cell table:formula="of:=SQRT([.A932])" office:value-type="float" office:value="30.3973683071413">
            <text:p>30,4</text:p>
          </table:table-cell>
          <table:table-cell table:formula="of:=INT([.B932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5">
            <text:p>925</text:p>
          </table:table-cell>
          <table:table-cell table:formula="of:=SQRT([.A933])" office:value-type="float" office:value="30.4138126514911">
            <text:p>30,41</text:p>
          </table:table-cell>
          <table:table-cell table:formula="of:=INT([.B933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6">
            <text:p>926</text:p>
          </table:table-cell>
          <table:table-cell table:formula="of:=SQRT([.A934])" office:value-type="float" office:value="30.4302481094059">
            <text:p>30,43</text:p>
          </table:table-cell>
          <table:table-cell table:formula="of:=INT([.B934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7">
            <text:p>927</text:p>
          </table:table-cell>
          <table:table-cell table:formula="of:=SQRT([.A935])" office:value-type="float" office:value="30.4466746952767">
            <text:p>30,45</text:p>
          </table:table-cell>
          <table:table-cell table:formula="of:=INT([.B935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8">
            <text:p>928</text:p>
          </table:table-cell>
          <table:table-cell table:formula="of:=SQRT([.A936])" office:value-type="float" office:value="30.4630924234556">
            <text:p>30,46</text:p>
          </table:table-cell>
          <table:table-cell table:formula="of:=INT([.B936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29">
            <text:p>929</text:p>
          </table:table-cell>
          <table:table-cell table:formula="of:=SQRT([.A937])" office:value-type="float" office:value="30.4795013082563">
            <text:p>30,48</text:p>
          </table:table-cell>
          <table:table-cell table:formula="of:=INT([.B937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0">
            <text:p>930</text:p>
          </table:table-cell>
          <table:table-cell table:formula="of:=SQRT([.A938])" office:value-type="float" office:value="30.4959013639538">
            <text:p>30,5</text:p>
          </table:table-cell>
          <table:table-cell table:formula="of:=INT([.B938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1">
            <text:p>931</text:p>
          </table:table-cell>
          <table:table-cell table:formula="of:=SQRT([.A939])" office:value-type="float" office:value="30.5122926047847">
            <text:p>30,51</text:p>
          </table:table-cell>
          <table:table-cell table:formula="of:=INT([.B939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2">
            <text:p>932</text:p>
          </table:table-cell>
          <table:table-cell table:formula="of:=SQRT([.A940])" office:value-type="float" office:value="30.5286750449475">
            <text:p>30,53</text:p>
          </table:table-cell>
          <table:table-cell table:formula="of:=INT([.B940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3">
            <text:p>933</text:p>
          </table:table-cell>
          <table:table-cell table:formula="of:=SQRT([.A941])" office:value-type="float" office:value="30.5450486986025">
            <text:p>30,55</text:p>
          </table:table-cell>
          <table:table-cell table:formula="of:=INT([.B941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4">
            <text:p>934</text:p>
          </table:table-cell>
          <table:table-cell table:formula="of:=SQRT([.A942])" office:value-type="float" office:value="30.5614135798722">
            <text:p>30,56</text:p>
          </table:table-cell>
          <table:table-cell table:formula="of:=INT([.B942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5">
            <text:p>935</text:p>
          </table:table-cell>
          <table:table-cell table:formula="of:=SQRT([.A943])" office:value-type="float" office:value="30.5777697028413">
            <text:p>30,58</text:p>
          </table:table-cell>
          <table:table-cell table:formula="of:=INT([.B943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6">
            <text:p>936</text:p>
          </table:table-cell>
          <table:table-cell table:formula="of:=SQRT([.A944])" office:value-type="float" office:value="30.5941170815567">
            <text:p>30,59</text:p>
          </table:table-cell>
          <table:table-cell table:formula="of:=INT([.B944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7">
            <text:p>937</text:p>
          </table:table-cell>
          <table:table-cell table:formula="of:=SQRT([.A945])" office:value-type="float" office:value="30.6104557300279">
            <text:p>30,61</text:p>
          </table:table-cell>
          <table:table-cell table:formula="of:=INT([.B945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8">
            <text:p>938</text:p>
          </table:table-cell>
          <table:table-cell table:formula="of:=SQRT([.A946])" office:value-type="float" office:value="30.6267856622271">
            <text:p>30,63</text:p>
          </table:table-cell>
          <table:table-cell table:formula="of:=INT([.B946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39">
            <text:p>939</text:p>
          </table:table-cell>
          <table:table-cell table:formula="of:=SQRT([.A947])" office:value-type="float" office:value="30.6431068920891">
            <text:p>30,64</text:p>
          </table:table-cell>
          <table:table-cell table:formula="of:=INT([.B947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0">
            <text:p>940</text:p>
          </table:table-cell>
          <table:table-cell table:formula="of:=SQRT([.A948])" office:value-type="float" office:value="30.6594194335118">
            <text:p>30,66</text:p>
          </table:table-cell>
          <table:table-cell table:formula="of:=INT([.B948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1">
            <text:p>941</text:p>
          </table:table-cell>
          <table:table-cell table:formula="of:=SQRT([.A949])" office:value-type="float" office:value="30.6757233003559">
            <text:p>30,68</text:p>
          </table:table-cell>
          <table:table-cell table:formula="of:=INT([.B949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2">
            <text:p>942</text:p>
          </table:table-cell>
          <table:table-cell table:formula="of:=SQRT([.A950])" office:value-type="float" office:value="30.6920185064456">
            <text:p>30,69</text:p>
          </table:table-cell>
          <table:table-cell table:formula="of:=INT([.B950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3">
            <text:p>943</text:p>
          </table:table-cell>
          <table:table-cell table:formula="of:=SQRT([.A951])" office:value-type="float" office:value="30.7083050655682">
            <text:p>30,71</text:p>
          </table:table-cell>
          <table:table-cell table:formula="of:=INT([.B951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4">
            <text:p>944</text:p>
          </table:table-cell>
          <table:table-cell table:formula="of:=SQRT([.A952])" office:value-type="float" office:value="30.7245829914744">
            <text:p>30,72</text:p>
          </table:table-cell>
          <table:table-cell table:formula="of:=INT([.B952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5">
            <text:p>945</text:p>
          </table:table-cell>
          <table:table-cell table:formula="of:=SQRT([.A953])" office:value-type="float" office:value="30.7408522978788">
            <text:p>30,74</text:p>
          </table:table-cell>
          <table:table-cell table:formula="of:=INT([.B953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6">
            <text:p>946</text:p>
          </table:table-cell>
          <table:table-cell table:formula="of:=SQRT([.A954])" office:value-type="float" office:value="30.7571129984594">
            <text:p>30,76</text:p>
          </table:table-cell>
          <table:table-cell table:formula="of:=INT([.B954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7">
            <text:p>947</text:p>
          </table:table-cell>
          <table:table-cell table:formula="of:=SQRT([.A955])" office:value-type="float" office:value="30.7733651068582">
            <text:p>30,77</text:p>
          </table:table-cell>
          <table:table-cell table:formula="of:=INT([.B955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8">
            <text:p>948</text:p>
          </table:table-cell>
          <table:table-cell table:formula="of:=SQRT([.A956])" office:value-type="float" office:value="30.7896086366813">
            <text:p>30,79</text:p>
          </table:table-cell>
          <table:table-cell table:formula="of:=INT([.B956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49">
            <text:p>949</text:p>
          </table:table-cell>
          <table:table-cell table:formula="of:=SQRT([.A957])" office:value-type="float" office:value="30.8058436014987">
            <text:p>30,81</text:p>
          </table:table-cell>
          <table:table-cell table:formula="of:=INT([.B957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0">
            <text:p>950</text:p>
          </table:table-cell>
          <table:table-cell table:formula="of:=SQRT([.A958])" office:value-type="float" office:value="30.8220700148449">
            <text:p>30,82</text:p>
          </table:table-cell>
          <table:table-cell table:formula="of:=INT([.B958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1">
            <text:p>951</text:p>
          </table:table-cell>
          <table:table-cell table:formula="of:=SQRT([.A959])" office:value-type="float" office:value="30.8382878902185">
            <text:p>30,84</text:p>
          </table:table-cell>
          <table:table-cell table:formula="of:=INT([.B959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2">
            <text:p>952</text:p>
          </table:table-cell>
          <table:table-cell table:formula="of:=SQRT([.A960])" office:value-type="float" office:value="30.854497241083">
            <text:p>30,85</text:p>
          </table:table-cell>
          <table:table-cell table:formula="of:=INT([.B960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3">
            <text:p>953</text:p>
          </table:table-cell>
          <table:table-cell table:formula="of:=SQRT([.A961])" office:value-type="float" office:value="30.8706980808663">
            <text:p>30,87</text:p>
          </table:table-cell>
          <table:table-cell table:formula="of:=INT([.B961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4">
            <text:p>954</text:p>
          </table:table-cell>
          <table:table-cell table:formula="of:=SQRT([.A962])" office:value-type="float" office:value="30.886890422961">
            <text:p>30,89</text:p>
          </table:table-cell>
          <table:table-cell table:formula="of:=INT([.B962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5">
            <text:p>955</text:p>
          </table:table-cell>
          <table:table-cell table:formula="of:=SQRT([.A963])" office:value-type="float" office:value="30.9030742807249">
            <text:p>30,9</text:p>
          </table:table-cell>
          <table:table-cell table:formula="of:=INT([.B963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6">
            <text:p>956</text:p>
          </table:table-cell>
          <table:table-cell table:formula="of:=SQRT([.A964])" office:value-type="float" office:value="30.9192496674806">
            <text:p>30,92</text:p>
          </table:table-cell>
          <table:table-cell table:formula="of:=INT([.B964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7">
            <text:p>957</text:p>
          </table:table-cell>
          <table:table-cell table:formula="of:=SQRT([.A965])" office:value-type="float" office:value="30.935416596516">
            <text:p>30,94</text:p>
          </table:table-cell>
          <table:table-cell table:formula="of:=INT([.B965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8">
            <text:p>958</text:p>
          </table:table-cell>
          <table:table-cell table:formula="of:=SQRT([.A966])" office:value-type="float" office:value="30.9515750810843">
            <text:p>30,95</text:p>
          </table:table-cell>
          <table:table-cell table:formula="of:=INT([.B966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59">
            <text:p>959</text:p>
          </table:table-cell>
          <table:table-cell table:formula="of:=SQRT([.A967])" office:value-type="float" office:value="30.967725134404">
            <text:p>30,97</text:p>
          </table:table-cell>
          <table:table-cell table:formula="of:=INT([.B967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60">
            <text:p>960</text:p>
          </table:table-cell>
          <table:table-cell table:formula="of:=SQRT([.A968])" office:value-type="float" office:value="30.9838667696593">
            <text:p>30,98</text:p>
          </table:table-cell>
          <table:table-cell table:formula="of:=INT([.B968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961">
            <text:p>961</text:p>
          </table:table-cell>
          <table:table-cell table:formula="of:=SQRT([.A969])" office:value-type="float" office:value="31">
            <text:p>31</text:p>
          </table:table-cell>
          <table:table-cell table:formula="of:=INT([.B969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2">
            <text:p>962</text:p>
          </table:table-cell>
          <table:table-cell table:formula="of:=SQRT([.A970])" office:value-type="float" office:value="31.0161248385416">
            <text:p>31,02</text:p>
          </table:table-cell>
          <table:table-cell table:formula="of:=INT([.B970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3">
            <text:p>963</text:p>
          </table:table-cell>
          <table:table-cell table:formula="of:=SQRT([.A971])" office:value-type="float" office:value="31.0322412983658">
            <text:p>31,03</text:p>
          </table:table-cell>
          <table:table-cell table:formula="of:=INT([.B97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4">
            <text:p>964</text:p>
          </table:table-cell>
          <table:table-cell table:formula="of:=SQRT([.A972])" office:value-type="float" office:value="31.04834939252">
            <text:p>31,05</text:p>
          </table:table-cell>
          <table:table-cell table:formula="of:=INT([.B972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5">
            <text:p>965</text:p>
          </table:table-cell>
          <table:table-cell table:formula="of:=SQRT([.A973])" office:value-type="float" office:value="31.0644491340181">
            <text:p>31,06</text:p>
          </table:table-cell>
          <table:table-cell table:formula="of:=INT([.B973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6">
            <text:p>966</text:p>
          </table:table-cell>
          <table:table-cell table:formula="of:=SQRT([.A974])" office:value-type="float" office:value="31.0805405358401">
            <text:p>31,08</text:p>
          </table:table-cell>
          <table:table-cell table:formula="of:=INT([.B974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7">
            <text:p>967</text:p>
          </table:table-cell>
          <table:table-cell table:formula="of:=SQRT([.A975])" office:value-type="float" office:value="31.0966236109324">
            <text:p>31,1</text:p>
          </table:table-cell>
          <table:table-cell table:formula="of:=INT([.B975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8">
            <text:p>968</text:p>
          </table:table-cell>
          <table:table-cell table:formula="of:=SQRT([.A976])" office:value-type="float" office:value="31.1126983722081">
            <text:p>31,11</text:p>
          </table:table-cell>
          <table:table-cell table:formula="of:=INT([.B976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69">
            <text:p>969</text:p>
          </table:table-cell>
          <table:table-cell table:formula="of:=SQRT([.A977])" office:value-type="float" office:value="31.1287648325468">
            <text:p>31,13</text:p>
          </table:table-cell>
          <table:table-cell table:formula="of:=INT([.B97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0">
            <text:p>970</text:p>
          </table:table-cell>
          <table:table-cell table:formula="of:=SQRT([.A978])" office:value-type="float" office:value="31.1448230047949">
            <text:p>31,14</text:p>
          </table:table-cell>
          <table:table-cell table:formula="of:=INT([.B978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1">
            <text:p>971</text:p>
          </table:table-cell>
          <table:table-cell table:formula="of:=SQRT([.A979])" office:value-type="float" office:value="31.1608729017658">
            <text:p>31,16</text:p>
          </table:table-cell>
          <table:table-cell table:formula="of:=INT([.B979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2">
            <text:p>972</text:p>
          </table:table-cell>
          <table:table-cell table:formula="of:=SQRT([.A980])" office:value-type="float" office:value="31.1769145362398">
            <text:p>31,18</text:p>
          </table:table-cell>
          <table:table-cell table:formula="of:=INT([.B980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3">
            <text:p>973</text:p>
          </table:table-cell>
          <table:table-cell table:formula="of:=SQRT([.A981])" office:value-type="float" office:value="31.1929479209644">
            <text:p>31,19</text:p>
          </table:table-cell>
          <table:table-cell table:formula="of:=INT([.B98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4">
            <text:p>974</text:p>
          </table:table-cell>
          <table:table-cell table:formula="of:=SQRT([.A982])" office:value-type="float" office:value="31.2089730686545">
            <text:p>31,21</text:p>
          </table:table-cell>
          <table:table-cell table:formula="of:=INT([.B982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5">
            <text:p>975</text:p>
          </table:table-cell>
          <table:table-cell table:formula="of:=SQRT([.A983])" office:value-type="float" office:value="31.224989991992">
            <text:p>31,22</text:p>
          </table:table-cell>
          <table:table-cell table:formula="of:=INT([.B983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6">
            <text:p>976</text:p>
          </table:table-cell>
          <table:table-cell table:formula="of:=SQRT([.A984])" office:value-type="float" office:value="31.2409987036266">
            <text:p>31,24</text:p>
          </table:table-cell>
          <table:table-cell table:formula="of:=INT([.B984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7">
            <text:p>977</text:p>
          </table:table-cell>
          <table:table-cell table:formula="of:=SQRT([.A985])" office:value-type="float" office:value="31.2569992161756">
            <text:p>31,26</text:p>
          </table:table-cell>
          <table:table-cell table:formula="of:=INT([.B985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8">
            <text:p>978</text:p>
          </table:table-cell>
          <table:table-cell table:formula="of:=SQRT([.A986])" office:value-type="float" office:value="31.2729915422238">
            <text:p>31,27</text:p>
          </table:table-cell>
          <table:table-cell table:formula="of:=INT([.B986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79">
            <text:p>979</text:p>
          </table:table-cell>
          <table:table-cell table:formula="of:=SQRT([.A987])" office:value-type="float" office:value="31.288975694324">
            <text:p>31,29</text:p>
          </table:table-cell>
          <table:table-cell table:formula="of:=INT([.B98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0">
            <text:p>980</text:p>
          </table:table-cell>
          <table:table-cell table:formula="of:=SQRT([.A988])" office:value-type="float" office:value="31.3049516849971">
            <text:p>31,3</text:p>
          </table:table-cell>
          <table:table-cell table:formula="of:=INT([.B988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1">
            <text:p>981</text:p>
          </table:table-cell>
          <table:table-cell table:formula="of:=SQRT([.A989])" office:value-type="float" office:value="31.3209195267317">
            <text:p>31,32</text:p>
          </table:table-cell>
          <table:table-cell table:formula="of:=INT([.B989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2">
            <text:p>982</text:p>
          </table:table-cell>
          <table:table-cell table:formula="of:=SQRT([.A990])" office:value-type="float" office:value="31.3368792319848">
            <text:p>31,34</text:p>
          </table:table-cell>
          <table:table-cell table:formula="of:=INT([.B990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3">
            <text:p>983</text:p>
          </table:table-cell>
          <table:table-cell table:formula="of:=SQRT([.A991])" office:value-type="float" office:value="31.3528308131818">
            <text:p>31,35</text:p>
          </table:table-cell>
          <table:table-cell table:formula="of:=INT([.B99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4">
            <text:p>984</text:p>
          </table:table-cell>
          <table:table-cell table:formula="of:=SQRT([.A992])" office:value-type="float" office:value="31.3687742827162">
            <text:p>31,37</text:p>
          </table:table-cell>
          <table:table-cell table:formula="of:=INT([.B992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5">
            <text:p>985</text:p>
          </table:table-cell>
          <table:table-cell table:formula="of:=SQRT([.A993])" office:value-type="float" office:value="31.3847096529504">
            <text:p>31,38</text:p>
          </table:table-cell>
          <table:table-cell table:formula="of:=INT([.B993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6">
            <text:p>986</text:p>
          </table:table-cell>
          <table:table-cell table:formula="of:=SQRT([.A994])" office:value-type="float" office:value="31.4006369362152">
            <text:p>31,4</text:p>
          </table:table-cell>
          <table:table-cell table:formula="of:=INT([.B994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7">
            <text:p>987</text:p>
          </table:table-cell>
          <table:table-cell table:formula="of:=SQRT([.A995])" office:value-type="float" office:value="31.41655614481">
            <text:p>31,42</text:p>
          </table:table-cell>
          <table:table-cell table:formula="of:=INT([.B995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8">
            <text:p>988</text:p>
          </table:table-cell>
          <table:table-cell table:formula="of:=SQRT([.A996])" office:value-type="float" office:value="31.4324672910034">
            <text:p>31,43</text:p>
          </table:table-cell>
          <table:table-cell table:formula="of:=INT([.B996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89">
            <text:p>989</text:p>
          </table:table-cell>
          <table:table-cell table:formula="of:=SQRT([.A997])" office:value-type="float" office:value="31.4483703870328">
            <text:p>31,45</text:p>
          </table:table-cell>
          <table:table-cell table:formula="of:=INT([.B99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0">
            <text:p>990</text:p>
          </table:table-cell>
          <table:table-cell table:formula="of:=SQRT([.A998])" office:value-type="float" office:value="31.4642654451045">
            <text:p>31,46</text:p>
          </table:table-cell>
          <table:table-cell table:formula="of:=INT([.B998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1">
            <text:p>991</text:p>
          </table:table-cell>
          <table:table-cell table:formula="of:=SQRT([.A999])" office:value-type="float" office:value="31.4801524773944">
            <text:p>31,48</text:p>
          </table:table-cell>
          <table:table-cell table:formula="of:=INT([.B999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2">
            <text:p>992</text:p>
          </table:table-cell>
          <table:table-cell table:formula="of:=SQRT([.A1000])" office:value-type="float" office:value="31.4960314960472">
            <text:p>31,5</text:p>
          </table:table-cell>
          <table:table-cell table:formula="of:=INT([.B1000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3">
            <text:p>993</text:p>
          </table:table-cell>
          <table:table-cell table:formula="of:=SQRT([.A1001])" office:value-type="float" office:value="31.5119025131775">
            <text:p>31,51</text:p>
          </table:table-cell>
          <table:table-cell table:formula="of:=INT([.B100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4">
            <text:p>994</text:p>
          </table:table-cell>
          <table:table-cell table:formula="of:=SQRT([.A1002])" office:value-type="float" office:value="31.5277655408689">
            <text:p>31,53</text:p>
          </table:table-cell>
          <table:table-cell table:formula="of:=INT([.B1002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5">
            <text:p>995</text:p>
          </table:table-cell>
          <table:table-cell table:formula="of:=SQRT([.A1003])" office:value-type="float" office:value="31.543620591175">
            <text:p>31,54</text:p>
          </table:table-cell>
          <table:table-cell table:formula="of:=INT([.B1003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6">
            <text:p>996</text:p>
          </table:table-cell>
          <table:table-cell table:formula="of:=SQRT([.A1004])" office:value-type="float" office:value="31.559467676119">
            <text:p>31,56</text:p>
          </table:table-cell>
          <table:table-cell table:formula="of:=INT([.B1004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7">
            <text:p>997</text:p>
          </table:table-cell>
          <table:table-cell table:formula="of:=SQRT([.A1005])" office:value-type="float" office:value="31.5753068076939">
            <text:p>31,58</text:p>
          </table:table-cell>
          <table:table-cell table:formula="of:=INT([.B1005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8">
            <text:p>998</text:p>
          </table:table-cell>
          <table:table-cell table:formula="of:=SQRT([.A1006])" office:value-type="float" office:value="31.5911379978626">
            <text:p>31,59</text:p>
          </table:table-cell>
          <table:table-cell table:formula="of:=INT([.B1006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999">
            <text:p>999</text:p>
          </table:table-cell>
          <table:table-cell table:formula="of:=SQRT([.A1007])" office:value-type="float" office:value="31.6069612585582">
            <text:p>31,61</text:p>
          </table:table-cell>
          <table:table-cell table:formula="of:=INT([.B100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SQRT([.A1008])" office:value-type="float" office:value="31.6227766016838">
            <text:p>31,62</text:p>
          </table:table-cell>
          <table:table-cell table:formula="of:=INT([.B1008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1">
            <text:p>1001</text:p>
          </table:table-cell>
          <table:table-cell table:formula="of:=SQRT([.A1009])" office:value-type="float" office:value="31.6385840391127">
            <text:p>31,64</text:p>
          </table:table-cell>
          <table:table-cell table:formula="of:=INT([.B1009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2">
            <text:p>1002</text:p>
          </table:table-cell>
          <table:table-cell table:formula="of:=SQRT([.A1010])" office:value-type="float" office:value="31.6543835826888">
            <text:p>31,65</text:p>
          </table:table-cell>
          <table:table-cell table:formula="of:=INT([.B1010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3">
            <text:p>1003</text:p>
          </table:table-cell>
          <table:table-cell table:formula="of:=SQRT([.A1011])" office:value-type="float" office:value="31.6701752442262">
            <text:p>31,67</text:p>
          </table:table-cell>
          <table:table-cell table:formula="of:=INT([.B101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4">
            <text:p>1004</text:p>
          </table:table-cell>
          <table:table-cell table:formula="of:=SQRT([.A1012])" office:value-type="float" office:value="31.6859590355097">
            <text:p>31,69</text:p>
          </table:table-cell>
          <table:table-cell table:formula="of:=INT([.B1012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5">
            <text:p>1005</text:p>
          </table:table-cell>
          <table:table-cell table:formula="of:=SQRT([.A1013])" office:value-type="float" office:value="31.7017349682947">
            <text:p>31,7</text:p>
          </table:table-cell>
          <table:table-cell table:formula="of:=INT([.B1013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6">
            <text:p>1006</text:p>
          </table:table-cell>
          <table:table-cell table:formula="of:=SQRT([.A1014])" office:value-type="float" office:value="31.7175030543074">
            <text:p>31,72</text:p>
          </table:table-cell>
          <table:table-cell table:formula="of:=INT([.B1014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7">
            <text:p>1007</text:p>
          </table:table-cell>
          <table:table-cell table:formula="of:=SQRT([.A1015])" office:value-type="float" office:value="31.7332633052449">
            <text:p>31,73</text:p>
          </table:table-cell>
          <table:table-cell table:formula="of:=INT([.B1015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8">
            <text:p>1008</text:p>
          </table:table-cell>
          <table:table-cell table:formula="of:=SQRT([.A1016])" office:value-type="float" office:value="31.7490157327751">
            <text:p>31,75</text:p>
          </table:table-cell>
          <table:table-cell table:formula="of:=INT([.B1016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09">
            <text:p>1009</text:p>
          </table:table-cell>
          <table:table-cell table:formula="of:=SQRT([.A1017])" office:value-type="float" office:value="31.7647603485372">
            <text:p>31,76</text:p>
          </table:table-cell>
          <table:table-cell table:formula="of:=INT([.B101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0">
            <text:p>1010</text:p>
          </table:table-cell>
          <table:table-cell table:formula="of:=SQRT([.A1018])" office:value-type="float" office:value="31.7804971641414">
            <text:p>31,78</text:p>
          </table:table-cell>
          <table:table-cell table:formula="of:=INT([.B1018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1">
            <text:p>1011</text:p>
          </table:table-cell>
          <table:table-cell table:formula="of:=SQRT([.A1019])" office:value-type="float" office:value="31.7962261911693">
            <text:p>31,8</text:p>
          </table:table-cell>
          <table:table-cell table:formula="of:=INT([.B1019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2">
            <text:p>1012</text:p>
          </table:table-cell>
          <table:table-cell table:formula="of:=SQRT([.A1020])" office:value-type="float" office:value="31.8119474411737">
            <text:p>31,81</text:p>
          </table:table-cell>
          <table:table-cell table:formula="of:=INT([.B1020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3">
            <text:p>1013</text:p>
          </table:table-cell>
          <table:table-cell table:formula="of:=SQRT([.A1021])" office:value-type="float" office:value="31.8276609256791">
            <text:p>31,83</text:p>
          </table:table-cell>
          <table:table-cell table:formula="of:=INT([.B102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4">
            <text:p>1014</text:p>
          </table:table-cell>
          <table:table-cell table:formula="of:=SQRT([.A1022])" office:value-type="float" office:value="31.8433666561813">
            <text:p>31,84</text:p>
          </table:table-cell>
          <table:table-cell table:formula="of:=INT([.B1022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5">
            <text:p>1015</text:p>
          </table:table-cell>
          <table:table-cell table:formula="of:=SQRT([.A1023])" office:value-type="float" office:value="31.859064644148">
            <text:p>31,86</text:p>
          </table:table-cell>
          <table:table-cell table:formula="of:=INT([.B1023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6">
            <text:p>1016</text:p>
          </table:table-cell>
          <table:table-cell table:formula="of:=SQRT([.A1024])" office:value-type="float" office:value="31.8747549010185">
            <text:p>31,87</text:p>
          </table:table-cell>
          <table:table-cell table:formula="of:=INT([.B1024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7">
            <text:p>1017</text:p>
          </table:table-cell>
          <table:table-cell table:formula="of:=SQRT([.A1025])" office:value-type="float" office:value="31.8904374382039">
            <text:p>31,89</text:p>
          </table:table-cell>
          <table:table-cell table:formula="of:=INT([.B1025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8">
            <text:p>1018</text:p>
          </table:table-cell>
          <table:table-cell table:formula="of:=SQRT([.A1026])" office:value-type="float" office:value="31.9061122670876">
            <text:p>31,91</text:p>
          </table:table-cell>
          <table:table-cell table:formula="of:=INT([.B1026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19">
            <text:p>1019</text:p>
          </table:table-cell>
          <table:table-cell table:formula="of:=SQRT([.A1027])" office:value-type="float" office:value="31.9217793990247">
            <text:p>31,92</text:p>
          </table:table-cell>
          <table:table-cell table:formula="of:=INT([.B102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20">
            <text:p>1020</text:p>
          </table:table-cell>
          <table:table-cell table:formula="of:=SQRT([.A1028])" office:value-type="float" office:value="31.9374388453426">
            <text:p>31,94</text:p>
          </table:table-cell>
          <table:table-cell table:formula="of:=INT([.B1028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21">
            <text:p>1021</text:p>
          </table:table-cell>
          <table:table-cell table:formula="of:=SQRT([.A1029])" office:value-type="float" office:value="31.9530906173409">
            <text:p>31,95</text:p>
          </table:table-cell>
          <table:table-cell table:formula="of:=INT([.B1029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22">
            <text:p>1022</text:p>
          </table:table-cell>
          <table:table-cell table:formula="of:=SQRT([.A1030])" office:value-type="float" office:value="31.9687347262916">
            <text:p>31,97</text:p>
          </table:table-cell>
          <table:table-cell table:formula="of:=INT([.B1030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23">
            <text:p>1023</text:p>
          </table:table-cell>
          <table:table-cell table:formula="of:=SQRT([.A1031])" office:value-type="float" office:value="31.984371183439">
            <text:p>31,98</text:p>
          </table:table-cell>
          <table:table-cell table:formula="of:=INT([.B103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formula="of:=SQRT([.A1032])" office:value-type="float" office:value="32">
            <text:p>32</text:p>
          </table:table-cell>
          <table:table-cell table:formula="of:=INT([.B1032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25">
            <text:p>1025</text:p>
          </table:table-cell>
          <table:table-cell table:formula="of:=SQRT([.A1033])" office:value-type="float" office:value="32.0156211871642">
            <text:p>32,02</text:p>
          </table:table-cell>
          <table:table-cell table:formula="of:=INT([.B1033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26">
            <text:p>1026</text:p>
          </table:table-cell>
          <table:table-cell table:formula="of:=SQRT([.A1034])" office:value-type="float" office:value="32.0312347560939">
            <text:p>32,03</text:p>
          </table:table-cell>
          <table:table-cell table:formula="of:=INT([.B1034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27">
            <text:p>1027</text:p>
          </table:table-cell>
          <table:table-cell table:formula="of:=SQRT([.A1035])" office:value-type="float" office:value="32.0468407179241">
            <text:p>32,05</text:p>
          </table:table-cell>
          <table:table-cell table:formula="of:=INT([.B1035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28">
            <text:p>1028</text:p>
          </table:table-cell>
          <table:table-cell table:formula="of:=SQRT([.A1036])" office:value-type="float" office:value="32.0624390837628">
            <text:p>32,06</text:p>
          </table:table-cell>
          <table:table-cell table:formula="of:=INT([.B103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29">
            <text:p>1029</text:p>
          </table:table-cell>
          <table:table-cell table:formula="of:=SQRT([.A1037])" office:value-type="float" office:value="32.0780298646909">
            <text:p>32,08</text:p>
          </table:table-cell>
          <table:table-cell table:formula="of:=INT([.B1037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0">
            <text:p>1030</text:p>
          </table:table-cell>
          <table:table-cell table:formula="of:=SQRT([.A1038])" office:value-type="float" office:value="32.0936130717624">
            <text:p>32,09</text:p>
          </table:table-cell>
          <table:table-cell table:formula="of:=INT([.B103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1">
            <text:p>1031</text:p>
          </table:table-cell>
          <table:table-cell table:formula="of:=SQRT([.A1039])" office:value-type="float" office:value="32.1091887160046">
            <text:p>32,11</text:p>
          </table:table-cell>
          <table:table-cell table:formula="of:=INT([.B1039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2">
            <text:p>1032</text:p>
          </table:table-cell>
          <table:table-cell table:formula="of:=SQRT([.A1040])" office:value-type="float" office:value="32.124756808418">
            <text:p>32,12</text:p>
          </table:table-cell>
          <table:table-cell table:formula="of:=INT([.B1040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3">
            <text:p>1033</text:p>
          </table:table-cell>
          <table:table-cell table:formula="of:=SQRT([.A1041])" office:value-type="float" office:value="32.1403173599764">
            <text:p>32,14</text:p>
          </table:table-cell>
          <table:table-cell table:formula="of:=INT([.B1041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4">
            <text:p>1034</text:p>
          </table:table-cell>
          <table:table-cell table:formula="of:=SQRT([.A1042])" office:value-type="float" office:value="32.1558703816271">
            <text:p>32,16</text:p>
          </table:table-cell>
          <table:table-cell table:formula="of:=INT([.B1042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5">
            <text:p>1035</text:p>
          </table:table-cell>
          <table:table-cell table:formula="of:=SQRT([.A1043])" office:value-type="float" office:value="32.1714158842908">
            <text:p>32,17</text:p>
          </table:table-cell>
          <table:table-cell table:formula="of:=INT([.B1043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6">
            <text:p>1036</text:p>
          </table:table-cell>
          <table:table-cell table:formula="of:=SQRT([.A1044])" office:value-type="float" office:value="32.1869538788622">
            <text:p>32,19</text:p>
          </table:table-cell>
          <table:table-cell table:formula="of:=INT([.B1044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7">
            <text:p>1037</text:p>
          </table:table-cell>
          <table:table-cell table:formula="of:=SQRT([.A1045])" office:value-type="float" office:value="32.2024843762092">
            <text:p>32,2</text:p>
          </table:table-cell>
          <table:table-cell table:formula="of:=INT([.B1045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8">
            <text:p>1038</text:p>
          </table:table-cell>
          <table:table-cell table:formula="of:=SQRT([.A1046])" office:value-type="float" office:value="32.218007387174">
            <text:p>32,22</text:p>
          </table:table-cell>
          <table:table-cell table:formula="of:=INT([.B104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39">
            <text:p>1039</text:p>
          </table:table-cell>
          <table:table-cell table:formula="of:=SQRT([.A1047])" office:value-type="float" office:value="32.2335229225724">
            <text:p>32,23</text:p>
          </table:table-cell>
          <table:table-cell table:formula="of:=INT([.B1047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0">
            <text:p>1040</text:p>
          </table:table-cell>
          <table:table-cell table:formula="of:=SQRT([.A1048])" office:value-type="float" office:value="32.2490309931942">
            <text:p>32,25</text:p>
          </table:table-cell>
          <table:table-cell table:formula="of:=INT([.B104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1">
            <text:p>1041</text:p>
          </table:table-cell>
          <table:table-cell table:formula="of:=SQRT([.A1049])" office:value-type="float" office:value="32.2645316098034">
            <text:p>32,26</text:p>
          </table:table-cell>
          <table:table-cell table:formula="of:=INT([.B1049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2">
            <text:p>1042</text:p>
          </table:table-cell>
          <table:table-cell table:formula="of:=SQRT([.A1050])" office:value-type="float" office:value="32.2800247831379">
            <text:p>32,28</text:p>
          </table:table-cell>
          <table:table-cell table:formula="of:=INT([.B1050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3">
            <text:p>1043</text:p>
          </table:table-cell>
          <table:table-cell table:formula="of:=SQRT([.A1051])" office:value-type="float" office:value="32.2955105239103">
            <text:p>32,3</text:p>
          </table:table-cell>
          <table:table-cell table:formula="of:=INT([.B1051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4">
            <text:p>1044</text:p>
          </table:table-cell>
          <table:table-cell table:formula="of:=SQRT([.A1052])" office:value-type="float" office:value="32.310988842807">
            <text:p>32,31</text:p>
          </table:table-cell>
          <table:table-cell table:formula="of:=INT([.B1052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5">
            <text:p>1045</text:p>
          </table:table-cell>
          <table:table-cell table:formula="of:=SQRT([.A1053])" office:value-type="float" office:value="32.3264597504892">
            <text:p>32,33</text:p>
          </table:table-cell>
          <table:table-cell table:formula="of:=INT([.B1053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6">
            <text:p>1046</text:p>
          </table:table-cell>
          <table:table-cell table:formula="of:=SQRT([.A1054])" office:value-type="float" office:value="32.3419232575925">
            <text:p>32,34</text:p>
          </table:table-cell>
          <table:table-cell table:formula="of:=INT([.B1054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7">
            <text:p>1047</text:p>
          </table:table-cell>
          <table:table-cell table:formula="of:=SQRT([.A1055])" office:value-type="float" office:value="32.3573793747269">
            <text:p>32,36</text:p>
          </table:table-cell>
          <table:table-cell table:formula="of:=INT([.B1055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8">
            <text:p>1048</text:p>
          </table:table-cell>
          <table:table-cell table:formula="of:=SQRT([.A1056])" office:value-type="float" office:value="32.3728281124773">
            <text:p>32,37</text:p>
          </table:table-cell>
          <table:table-cell table:formula="of:=INT([.B105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49">
            <text:p>1049</text:p>
          </table:table-cell>
          <table:table-cell table:formula="of:=SQRT([.A1057])" office:value-type="float" office:value="32.3882694814033">
            <text:p>32,39</text:p>
          </table:table-cell>
          <table:table-cell table:formula="of:=INT([.B1057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0">
            <text:p>1050</text:p>
          </table:table-cell>
          <table:table-cell table:formula="of:=SQRT([.A1058])" office:value-type="float" office:value="32.4037034920393">
            <text:p>32,4</text:p>
          </table:table-cell>
          <table:table-cell table:formula="of:=INT([.B105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1">
            <text:p>1051</text:p>
          </table:table-cell>
          <table:table-cell table:formula="of:=SQRT([.A1059])" office:value-type="float" office:value="32.4191301548946">
            <text:p>32,42</text:p>
          </table:table-cell>
          <table:table-cell table:formula="of:=INT([.B1059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2">
            <text:p>1052</text:p>
          </table:table-cell>
          <table:table-cell table:formula="of:=SQRT([.A1060])" office:value-type="float" office:value="32.4345494804537">
            <text:p>32,43</text:p>
          </table:table-cell>
          <table:table-cell table:formula="of:=INT([.B1060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3">
            <text:p>1053</text:p>
          </table:table-cell>
          <table:table-cell table:formula="of:=SQRT([.A1061])" office:value-type="float" office:value="32.4499614791759">
            <text:p>32,45</text:p>
          </table:table-cell>
          <table:table-cell table:formula="of:=INT([.B1061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4">
            <text:p>1054</text:p>
          </table:table-cell>
          <table:table-cell table:formula="of:=SQRT([.A1062])" office:value-type="float" office:value="32.4653661614958">
            <text:p>32,47</text:p>
          </table:table-cell>
          <table:table-cell table:formula="of:=INT([.B1062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5">
            <text:p>1055</text:p>
          </table:table-cell>
          <table:table-cell table:formula="of:=SQRT([.A1063])" office:value-type="float" office:value="32.4807635378234">
            <text:p>32,48</text:p>
          </table:table-cell>
          <table:table-cell table:formula="of:=INT([.B1063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6">
            <text:p>1056</text:p>
          </table:table-cell>
          <table:table-cell table:formula="of:=SQRT([.A1064])" office:value-type="float" office:value="32.4961536185438">
            <text:p>32,5</text:p>
          </table:table-cell>
          <table:table-cell table:formula="of:=INT([.B1064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7">
            <text:p>1057</text:p>
          </table:table-cell>
          <table:table-cell table:formula="of:=SQRT([.A1065])" office:value-type="float" office:value="32.5115364140177">
            <text:p>32,51</text:p>
          </table:table-cell>
          <table:table-cell table:formula="of:=INT([.B1065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8">
            <text:p>1058</text:p>
          </table:table-cell>
          <table:table-cell table:formula="of:=SQRT([.A1066])" office:value-type="float" office:value="32.5269119345812">
            <text:p>32,53</text:p>
          </table:table-cell>
          <table:table-cell table:formula="of:=INT([.B106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59">
            <text:p>1059</text:p>
          </table:table-cell>
          <table:table-cell table:formula="of:=SQRT([.A1067])" office:value-type="float" office:value="32.542280190546">
            <text:p>32,54</text:p>
          </table:table-cell>
          <table:table-cell table:formula="of:=INT([.B1067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0">
            <text:p>1060</text:p>
          </table:table-cell>
          <table:table-cell table:formula="of:=SQRT([.A1068])" office:value-type="float" office:value="32.5576411921994">
            <text:p>32,56</text:p>
          </table:table-cell>
          <table:table-cell table:formula="of:=INT([.B106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1">
            <text:p>1061</text:p>
          </table:table-cell>
          <table:table-cell table:formula="of:=SQRT([.A1069])" office:value-type="float" office:value="32.5729949498047">
            <text:p>32,57</text:p>
          </table:table-cell>
          <table:table-cell table:formula="of:=INT([.B1069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2">
            <text:p>1062</text:p>
          </table:table-cell>
          <table:table-cell table:formula="of:=SQRT([.A1070])" office:value-type="float" office:value="32.5883414736006">
            <text:p>32,59</text:p>
          </table:table-cell>
          <table:table-cell table:formula="of:=INT([.B1070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3">
            <text:p>1063</text:p>
          </table:table-cell>
          <table:table-cell table:formula="of:=SQRT([.A1071])" office:value-type="float" office:value="32.6036807738022">
            <text:p>32,6</text:p>
          </table:table-cell>
          <table:table-cell table:formula="of:=INT([.B1071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4">
            <text:p>1064</text:p>
          </table:table-cell>
          <table:table-cell table:formula="of:=SQRT([.A1072])" office:value-type="float" office:value="32.6190128606002">
            <text:p>32,62</text:p>
          </table:table-cell>
          <table:table-cell table:formula="of:=INT([.B1072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5">
            <text:p>1065</text:p>
          </table:table-cell>
          <table:table-cell table:formula="of:=SQRT([.A1073])" office:value-type="float" office:value="32.6343377441614">
            <text:p>32,63</text:p>
          </table:table-cell>
          <table:table-cell table:formula="of:=INT([.B1073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6">
            <text:p>1066</text:p>
          </table:table-cell>
          <table:table-cell table:formula="of:=SQRT([.A1074])" office:value-type="float" office:value="32.649655434629">
            <text:p>32,65</text:p>
          </table:table-cell>
          <table:table-cell table:formula="of:=INT([.B1074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7">
            <text:p>1067</text:p>
          </table:table-cell>
          <table:table-cell table:formula="of:=SQRT([.A1075])" office:value-type="float" office:value="32.6649659421221">
            <text:p>32,66</text:p>
          </table:table-cell>
          <table:table-cell table:formula="of:=INT([.B1075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8">
            <text:p>1068</text:p>
          </table:table-cell>
          <table:table-cell table:formula="of:=SQRT([.A1076])" office:value-type="float" office:value="32.6802692767364">
            <text:p>32,68</text:p>
          </table:table-cell>
          <table:table-cell table:formula="of:=INT([.B107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69">
            <text:p>1069</text:p>
          </table:table-cell>
          <table:table-cell table:formula="of:=SQRT([.A1077])" office:value-type="float" office:value="32.6955654485436">
            <text:p>32,7</text:p>
          </table:table-cell>
          <table:table-cell table:formula="of:=INT([.B1077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0">
            <text:p>1070</text:p>
          </table:table-cell>
          <table:table-cell table:formula="of:=SQRT([.A1078])" office:value-type="float" office:value="32.7108544675922">
            <text:p>32,71</text:p>
          </table:table-cell>
          <table:table-cell table:formula="of:=INT([.B107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1">
            <text:p>1071</text:p>
          </table:table-cell>
          <table:table-cell table:formula="of:=SQRT([.A1079])" office:value-type="float" office:value="32.7261363439071">
            <text:p>32,73</text:p>
          </table:table-cell>
          <table:table-cell table:formula="of:=INT([.B1079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2">
            <text:p>1072</text:p>
          </table:table-cell>
          <table:table-cell table:formula="of:=SQRT([.A1080])" office:value-type="float" office:value="32.7414110874898">
            <text:p>32,74</text:p>
          </table:table-cell>
          <table:table-cell table:formula="of:=INT([.B1080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3">
            <text:p>1073</text:p>
          </table:table-cell>
          <table:table-cell table:formula="of:=SQRT([.A1081])" office:value-type="float" office:value="32.7566787083184">
            <text:p>32,76</text:p>
          </table:table-cell>
          <table:table-cell table:formula="of:=INT([.B1081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4">
            <text:p>1074</text:p>
          </table:table-cell>
          <table:table-cell table:formula="of:=SQRT([.A1082])" office:value-type="float" office:value="32.7719392163479">
            <text:p>32,77</text:p>
          </table:table-cell>
          <table:table-cell table:formula="of:=INT([.B1082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5">
            <text:p>1075</text:p>
          </table:table-cell>
          <table:table-cell table:formula="of:=SQRT([.A1083])" office:value-type="float" office:value="32.78719262151">
            <text:p>32,79</text:p>
          </table:table-cell>
          <table:table-cell table:formula="of:=INT([.B1083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6">
            <text:p>1076</text:p>
          </table:table-cell>
          <table:table-cell table:formula="of:=SQRT([.A1084])" office:value-type="float" office:value="32.8024389337135">
            <text:p>32,8</text:p>
          </table:table-cell>
          <table:table-cell table:formula="of:=INT([.B1084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7">
            <text:p>1077</text:p>
          </table:table-cell>
          <table:table-cell table:formula="of:=SQRT([.A1085])" office:value-type="float" office:value="32.8176781628439">
            <text:p>32,82</text:p>
          </table:table-cell>
          <table:table-cell table:formula="of:=INT([.B1085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8">
            <text:p>1078</text:p>
          </table:table-cell>
          <table:table-cell table:formula="of:=SQRT([.A1086])" office:value-type="float" office:value="32.832910318764">
            <text:p>32,83</text:p>
          </table:table-cell>
          <table:table-cell table:formula="of:=INT([.B108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79">
            <text:p>1079</text:p>
          </table:table-cell>
          <table:table-cell table:formula="of:=SQRT([.A1087])" office:value-type="float" office:value="32.8481354113137">
            <text:p>32,85</text:p>
          </table:table-cell>
          <table:table-cell table:formula="of:=INT([.B1087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0">
            <text:p>1080</text:p>
          </table:table-cell>
          <table:table-cell table:formula="of:=SQRT([.A1088])" office:value-type="float" office:value="32.86335345031">
            <text:p>32,86</text:p>
          </table:table-cell>
          <table:table-cell table:formula="of:=INT([.B108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1">
            <text:p>1081</text:p>
          </table:table-cell>
          <table:table-cell table:formula="of:=SQRT([.A1089])" office:value-type="float" office:value="32.8785644455472">
            <text:p>32,88</text:p>
          </table:table-cell>
          <table:table-cell table:formula="of:=INT([.B1089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2">
            <text:p>1082</text:p>
          </table:table-cell>
          <table:table-cell table:formula="of:=SQRT([.A1090])" office:value-type="float" office:value="32.8937684067971">
            <text:p>32,89</text:p>
          </table:table-cell>
          <table:table-cell table:formula="of:=INT([.B1090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3">
            <text:p>1083</text:p>
          </table:table-cell>
          <table:table-cell table:formula="of:=SQRT([.A1091])" office:value-type="float" office:value="32.9089653438087">
            <text:p>32,91</text:p>
          </table:table-cell>
          <table:table-cell table:formula="of:=INT([.B1091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4">
            <text:p>1084</text:p>
          </table:table-cell>
          <table:table-cell table:formula="of:=SQRT([.A1092])" office:value-type="float" office:value="32.9241552663087">
            <text:p>32,92</text:p>
          </table:table-cell>
          <table:table-cell table:formula="of:=INT([.B1092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5">
            <text:p>1085</text:p>
          </table:table-cell>
          <table:table-cell table:formula="of:=SQRT([.A1093])" office:value-type="float" office:value="32.9393381840012">
            <text:p>32,94</text:p>
          </table:table-cell>
          <table:table-cell table:formula="of:=INT([.B1093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6">
            <text:p>1086</text:p>
          </table:table-cell>
          <table:table-cell table:formula="of:=SQRT([.A1094])" office:value-type="float" office:value="32.9545141065682">
            <text:p>32,95</text:p>
          </table:table-cell>
          <table:table-cell table:formula="of:=INT([.B1094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7">
            <text:p>1087</text:p>
          </table:table-cell>
          <table:table-cell table:formula="of:=SQRT([.A1095])" office:value-type="float" office:value="32.9696830436691">
            <text:p>32,97</text:p>
          </table:table-cell>
          <table:table-cell table:formula="of:=INT([.B1095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8">
            <text:p>1088</text:p>
          </table:table-cell>
          <table:table-cell table:formula="of:=SQRT([.A1096])" office:value-type="float" office:value="32.9848450049413">
            <text:p>32,98</text:p>
          </table:table-cell>
          <table:table-cell table:formula="of:=INT([.B109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089">
            <text:p>1089</text:p>
          </table:table-cell>
          <table:table-cell table:formula="of:=SQRT([.A1097])" office:value-type="float" office:value="33">
            <text:p>33</text:p>
          </table:table-cell>
          <table:table-cell table:formula="of:=INT([.B1097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0">
            <text:p>1090</text:p>
          </table:table-cell>
          <table:table-cell table:formula="of:=SQRT([.A1098])" office:value-type="float" office:value="33.0151480384384">
            <text:p>33,02</text:p>
          </table:table-cell>
          <table:table-cell table:formula="of:=INT([.B1098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1">
            <text:p>1091</text:p>
          </table:table-cell>
          <table:table-cell table:formula="of:=SQRT([.A1099])" office:value-type="float" office:value="33.0302891298275">
            <text:p>33,03</text:p>
          </table:table-cell>
          <table:table-cell table:formula="of:=INT([.B1099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2">
            <text:p>1092</text:p>
          </table:table-cell>
          <table:table-cell table:formula="of:=SQRT([.A1100])" office:value-type="float" office:value="33.0454232837166">
            <text:p>33,05</text:p>
          </table:table-cell>
          <table:table-cell table:formula="of:=INT([.B1100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3">
            <text:p>1093</text:p>
          </table:table-cell>
          <table:table-cell table:formula="of:=SQRT([.A1101])" office:value-type="float" office:value="33.0605505096331">
            <text:p>33,06</text:p>
          </table:table-cell>
          <table:table-cell table:formula="of:=INT([.B1101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4">
            <text:p>1094</text:p>
          </table:table-cell>
          <table:table-cell table:formula="of:=SQRT([.A1102])" office:value-type="float" office:value="33.0756708170825">
            <text:p>33,08</text:p>
          </table:table-cell>
          <table:table-cell table:formula="of:=INT([.B1102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5">
            <text:p>1095</text:p>
          </table:table-cell>
          <table:table-cell table:formula="of:=SQRT([.A1103])" office:value-type="float" office:value="33.0907842155486">
            <text:p>33,09</text:p>
          </table:table-cell>
          <table:table-cell table:formula="of:=INT([.B1103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6">
            <text:p>1096</text:p>
          </table:table-cell>
          <table:table-cell table:formula="of:=SQRT([.A1104])" office:value-type="float" office:value="33.1058907144937">
            <text:p>33,11</text:p>
          </table:table-cell>
          <table:table-cell table:formula="of:=INT([.B1104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7">
            <text:p>1097</text:p>
          </table:table-cell>
          <table:table-cell table:formula="of:=SQRT([.A1105])" office:value-type="float" office:value="33.1209903233584">
            <text:p>33,12</text:p>
          </table:table-cell>
          <table:table-cell table:formula="of:=INT([.B1105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8">
            <text:p>1098</text:p>
          </table:table-cell>
          <table:table-cell table:formula="of:=SQRT([.A1106])" office:value-type="float" office:value="33.1360830515618">
            <text:p>33,14</text:p>
          </table:table-cell>
          <table:table-cell table:formula="of:=INT([.B1106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99">
            <text:p>1099</text:p>
          </table:table-cell>
          <table:table-cell table:formula="of:=SQRT([.A1107])" office:value-type="float" office:value="33.1511689085016">
            <text:p>33,15</text:p>
          </table:table-cell>
          <table:table-cell table:formula="of:=INT([.B1107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table:formula="of:=SQRT([.A1108])" office:value-type="float" office:value="33.166247903554">
            <text:p>33,17</text:p>
          </table:table-cell>
          <table:table-cell table:formula="of:=INT([.B1108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1">
            <text:p>1101</text:p>
          </table:table-cell>
          <table:table-cell table:formula="of:=SQRT([.A1109])" office:value-type="float" office:value="33.1813200460741">
            <text:p>33,18</text:p>
          </table:table-cell>
          <table:table-cell table:formula="of:=INT([.B1109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2">
            <text:p>1102</text:p>
          </table:table-cell>
          <table:table-cell table:formula="of:=SQRT([.A1110])" office:value-type="float" office:value="33.1963853453957">
            <text:p>33,2</text:p>
          </table:table-cell>
          <table:table-cell table:formula="of:=INT([.B1110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3">
            <text:p>1103</text:p>
          </table:table-cell>
          <table:table-cell table:formula="of:=SQRT([.A1111])" office:value-type="float" office:value="33.2114438108312">
            <text:p>33,21</text:p>
          </table:table-cell>
          <table:table-cell table:formula="of:=INT([.B1111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4">
            <text:p>1104</text:p>
          </table:table-cell>
          <table:table-cell table:formula="of:=SQRT([.A1112])" office:value-type="float" office:value="33.2264954516723">
            <text:p>33,23</text:p>
          </table:table-cell>
          <table:table-cell table:formula="of:=INT([.B1112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5">
            <text:p>1105</text:p>
          </table:table-cell>
          <table:table-cell table:formula="of:=SQRT([.A1113])" office:value-type="float" office:value="33.2415402771893">
            <text:p>33,24</text:p>
          </table:table-cell>
          <table:table-cell table:formula="of:=INT([.B1113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6">
            <text:p>1106</text:p>
          </table:table-cell>
          <table:table-cell table:formula="of:=SQRT([.A1114])" office:value-type="float" office:value="33.2565782966318">
            <text:p>33,26</text:p>
          </table:table-cell>
          <table:table-cell table:formula="of:=INT([.B1114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7">
            <text:p>1107</text:p>
          </table:table-cell>
          <table:table-cell table:formula="of:=SQRT([.A1115])" office:value-type="float" office:value="33.2716095192283">
            <text:p>33,27</text:p>
          </table:table-cell>
          <table:table-cell table:formula="of:=INT([.B1115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8">
            <text:p>1108</text:p>
          </table:table-cell>
          <table:table-cell table:formula="of:=SQRT([.A1116])" office:value-type="float" office:value="33.2866339541865">
            <text:p>33,29</text:p>
          </table:table-cell>
          <table:table-cell table:formula="of:=INT([.B1116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09">
            <text:p>1109</text:p>
          </table:table-cell>
          <table:table-cell table:formula="of:=SQRT([.A1117])" office:value-type="float" office:value="33.3016516106934">
            <text:p>33,3</text:p>
          </table:table-cell>
          <table:table-cell table:formula="of:=INT([.B1117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0">
            <text:p>1110</text:p>
          </table:table-cell>
          <table:table-cell table:formula="of:=SQRT([.A1118])" office:value-type="float" office:value="33.3166624979154">
            <text:p>33,32</text:p>
          </table:table-cell>
          <table:table-cell table:formula="of:=INT([.B1118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1">
            <text:p>1111</text:p>
          </table:table-cell>
          <table:table-cell table:formula="of:=SQRT([.A1119])" office:value-type="float" office:value="33.3316666249979">
            <text:p>33,33</text:p>
          </table:table-cell>
          <table:table-cell table:formula="of:=INT([.B1119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2">
            <text:p>1112</text:p>
          </table:table-cell>
          <table:table-cell table:formula="of:=SQRT([.A1120])" office:value-type="float" office:value="33.3466640010661">
            <text:p>33,35</text:p>
          </table:table-cell>
          <table:table-cell table:formula="of:=INT([.B1120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3">
            <text:p>1113</text:p>
          </table:table-cell>
          <table:table-cell table:formula="of:=SQRT([.A1121])" office:value-type="float" office:value="33.3616546352246">
            <text:p>33,36</text:p>
          </table:table-cell>
          <table:table-cell table:formula="of:=INT([.B1121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4">
            <text:p>1114</text:p>
          </table:table-cell>
          <table:table-cell table:formula="of:=SQRT([.A1122])" office:value-type="float" office:value="33.3766385365573">
            <text:p>33,38</text:p>
          </table:table-cell>
          <table:table-cell table:formula="of:=INT([.B1122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5">
            <text:p>1115</text:p>
          </table:table-cell>
          <table:table-cell table:formula="of:=SQRT([.A1123])" office:value-type="float" office:value="33.391615714128">
            <text:p>33,39</text:p>
          </table:table-cell>
          <table:table-cell table:formula="of:=INT([.B1123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6">
            <text:p>1116</text:p>
          </table:table-cell>
          <table:table-cell table:formula="of:=SQRT([.A1124])" office:value-type="float" office:value="33.4065861769801">
            <text:p>33,41</text:p>
          </table:table-cell>
          <table:table-cell table:formula="of:=INT([.B1124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7">
            <text:p>1117</text:p>
          </table:table-cell>
          <table:table-cell table:formula="of:=SQRT([.A1125])" office:value-type="float" office:value="33.4215499341368">
            <text:p>33,42</text:p>
          </table:table-cell>
          <table:table-cell table:formula="of:=INT([.B1125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8">
            <text:p>1118</text:p>
          </table:table-cell>
          <table:table-cell table:formula="of:=SQRT([.A1126])" office:value-type="float" office:value="33.436506994601">
            <text:p>33,44</text:p>
          </table:table-cell>
          <table:table-cell table:formula="of:=INT([.B1126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19">
            <text:p>1119</text:p>
          </table:table-cell>
          <table:table-cell table:formula="of:=SQRT([.A1127])" office:value-type="float" office:value="33.4514573673555">
            <text:p>33,45</text:p>
          </table:table-cell>
          <table:table-cell table:formula="of:=INT([.B1127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0">
            <text:p>1120</text:p>
          </table:table-cell>
          <table:table-cell table:formula="of:=SQRT([.A1128])" office:value-type="float" office:value="33.466401061363">
            <text:p>33,47</text:p>
          </table:table-cell>
          <table:table-cell table:formula="of:=INT([.B1128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1">
            <text:p>1121</text:p>
          </table:table-cell>
          <table:table-cell table:formula="of:=SQRT([.A1129])" office:value-type="float" office:value="33.4813380855664">
            <text:p>33,48</text:p>
          </table:table-cell>
          <table:table-cell table:formula="of:=INT([.B1129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2">
            <text:p>1122</text:p>
          </table:table-cell>
          <table:table-cell table:formula="of:=SQRT([.A1130])" office:value-type="float" office:value="33.4962684488884">
            <text:p>33,5</text:p>
          </table:table-cell>
          <table:table-cell table:formula="of:=INT([.B1130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3">
            <text:p>1123</text:p>
          </table:table-cell>
          <table:table-cell table:formula="of:=SQRT([.A1131])" office:value-type="float" office:value="33.5111921602321">
            <text:p>33,51</text:p>
          </table:table-cell>
          <table:table-cell table:formula="of:=INT([.B1131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4">
            <text:p>1124</text:p>
          </table:table-cell>
          <table:table-cell table:formula="of:=SQRT([.A1132])" office:value-type="float" office:value="33.5261092284804">
            <text:p>33,53</text:p>
          </table:table-cell>
          <table:table-cell table:formula="of:=INT([.B1132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5">
            <text:p>1125</text:p>
          </table:table-cell>
          <table:table-cell table:formula="of:=SQRT([.A1133])" office:value-type="float" office:value="33.5410196624968">
            <text:p>33,54</text:p>
          </table:table-cell>
          <table:table-cell table:formula="of:=INT([.B1133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6">
            <text:p>1126</text:p>
          </table:table-cell>
          <table:table-cell table:formula="of:=SQRT([.A1134])" office:value-type="float" office:value="33.555923471125">
            <text:p>33,56</text:p>
          </table:table-cell>
          <table:table-cell table:formula="of:=INT([.B1134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7">
            <text:p>1127</text:p>
          </table:table-cell>
          <table:table-cell table:formula="of:=SQRT([.A1135])" office:value-type="float" office:value="33.570820663189">
            <text:p>33,57</text:p>
          </table:table-cell>
          <table:table-cell table:formula="of:=INT([.B1135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8">
            <text:p>1128</text:p>
          </table:table-cell>
          <table:table-cell table:formula="of:=SQRT([.A1136])" office:value-type="float" office:value="33.5857112474933">
            <text:p>33,59</text:p>
          </table:table-cell>
          <table:table-cell table:formula="of:=INT([.B1136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29">
            <text:p>1129</text:p>
          </table:table-cell>
          <table:table-cell table:formula="of:=SQRT([.A1137])" office:value-type="float" office:value="33.6005952328229">
            <text:p>33,6</text:p>
          </table:table-cell>
          <table:table-cell table:formula="of:=INT([.B1137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0">
            <text:p>1130</text:p>
          </table:table-cell>
          <table:table-cell table:formula="of:=SQRT([.A1138])" office:value-type="float" office:value="33.6154726279432">
            <text:p>33,62</text:p>
          </table:table-cell>
          <table:table-cell table:formula="of:=INT([.B1138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1">
            <text:p>1131</text:p>
          </table:table-cell>
          <table:table-cell table:formula="of:=SQRT([.A1139])" office:value-type="float" office:value="33.6303434416005">
            <text:p>33,63</text:p>
          </table:table-cell>
          <table:table-cell table:formula="of:=INT([.B1139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2">
            <text:p>1132</text:p>
          </table:table-cell>
          <table:table-cell table:formula="of:=SQRT([.A1140])" office:value-type="float" office:value="33.6452076825214">
            <text:p>33,65</text:p>
          </table:table-cell>
          <table:table-cell table:formula="of:=INT([.B1140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3">
            <text:p>1133</text:p>
          </table:table-cell>
          <table:table-cell table:formula="of:=SQRT([.A1141])" office:value-type="float" office:value="33.6600653594137">
            <text:p>33,66</text:p>
          </table:table-cell>
          <table:table-cell table:formula="of:=INT([.B1141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4">
            <text:p>1134</text:p>
          </table:table-cell>
          <table:table-cell table:formula="of:=SQRT([.A1142])" office:value-type="float" office:value="33.6749164809655">
            <text:p>33,67</text:p>
          </table:table-cell>
          <table:table-cell table:formula="of:=INT([.B1142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5">
            <text:p>1135</text:p>
          </table:table-cell>
          <table:table-cell table:formula="of:=SQRT([.A1143])" office:value-type="float" office:value="33.689761055846">
            <text:p>33,69</text:p>
          </table:table-cell>
          <table:table-cell table:formula="of:=INT([.B1143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6">
            <text:p>1136</text:p>
          </table:table-cell>
          <table:table-cell table:formula="of:=SQRT([.A1144])" office:value-type="float" office:value="33.7045990927054">
            <text:p>33,7</text:p>
          </table:table-cell>
          <table:table-cell table:formula="of:=INT([.B1144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7">
            <text:p>1137</text:p>
          </table:table-cell>
          <table:table-cell table:formula="of:=SQRT([.A1145])" office:value-type="float" office:value="33.7194306001747">
            <text:p>33,72</text:p>
          </table:table-cell>
          <table:table-cell table:formula="of:=INT([.B1145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8">
            <text:p>1138</text:p>
          </table:table-cell>
          <table:table-cell table:formula="of:=SQRT([.A1146])" office:value-type="float" office:value="33.734255586866">
            <text:p>33,73</text:p>
          </table:table-cell>
          <table:table-cell table:formula="of:=INT([.B1146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39">
            <text:p>1139</text:p>
          </table:table-cell>
          <table:table-cell table:formula="of:=SQRT([.A1147])" office:value-type="float" office:value="33.7490740613724">
            <text:p>33,75</text:p>
          </table:table-cell>
          <table:table-cell table:formula="of:=INT([.B1147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0">
            <text:p>1140</text:p>
          </table:table-cell>
          <table:table-cell table:formula="of:=SQRT([.A1148])" office:value-type="float" office:value="33.7638860322683">
            <text:p>33,76</text:p>
          </table:table-cell>
          <table:table-cell table:formula="of:=INT([.B1148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1">
            <text:p>1141</text:p>
          </table:table-cell>
          <table:table-cell table:formula="of:=SQRT([.A1149])" office:value-type="float" office:value="33.7786915081091">
            <text:p>33,78</text:p>
          </table:table-cell>
          <table:table-cell table:formula="of:=INT([.B1149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2">
            <text:p>1142</text:p>
          </table:table-cell>
          <table:table-cell table:formula="of:=SQRT([.A1150])" office:value-type="float" office:value="33.7934904974316">
            <text:p>33,79</text:p>
          </table:table-cell>
          <table:table-cell table:formula="of:=INT([.B1150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3">
            <text:p>1143</text:p>
          </table:table-cell>
          <table:table-cell table:formula="of:=SQRT([.A1151])" office:value-type="float" office:value="33.8082830087539">
            <text:p>33,81</text:p>
          </table:table-cell>
          <table:table-cell table:formula="of:=INT([.B1151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4">
            <text:p>1144</text:p>
          </table:table-cell>
          <table:table-cell table:formula="of:=SQRT([.A1152])" office:value-type="float" office:value="33.8230690505755">
            <text:p>33,82</text:p>
          </table:table-cell>
          <table:table-cell table:formula="of:=INT([.B1152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5">
            <text:p>1145</text:p>
          </table:table-cell>
          <table:table-cell table:formula="of:=SQRT([.A1153])" office:value-type="float" office:value="33.8378486313773">
            <text:p>33,84</text:p>
          </table:table-cell>
          <table:table-cell table:formula="of:=INT([.B1153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6">
            <text:p>1146</text:p>
          </table:table-cell>
          <table:table-cell table:formula="of:=SQRT([.A1154])" office:value-type="float" office:value="33.8526217596215">
            <text:p>33,85</text:p>
          </table:table-cell>
          <table:table-cell table:formula="of:=INT([.B1154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7">
            <text:p>1147</text:p>
          </table:table-cell>
          <table:table-cell table:formula="of:=SQRT([.A1155])" office:value-type="float" office:value="33.8673884437522">
            <text:p>33,87</text:p>
          </table:table-cell>
          <table:table-cell table:formula="of:=INT([.B1155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8">
            <text:p>1148</text:p>
          </table:table-cell>
          <table:table-cell table:formula="of:=SQRT([.A1156])" office:value-type="float" office:value="33.8821486921948">
            <text:p>33,88</text:p>
          </table:table-cell>
          <table:table-cell table:formula="of:=INT([.B1156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49">
            <text:p>1149</text:p>
          </table:table-cell>
          <table:table-cell table:formula="of:=SQRT([.A1157])" office:value-type="float" office:value="33.8969025133566">
            <text:p>33,9</text:p>
          </table:table-cell>
          <table:table-cell table:formula="of:=INT([.B1157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50">
            <text:p>1150</text:p>
          </table:table-cell>
          <table:table-cell table:formula="of:=SQRT([.A1158])" office:value-type="float" office:value="33.9116499156263">
            <text:p>33,91</text:p>
          </table:table-cell>
          <table:table-cell table:formula="of:=INT([.B1158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51">
            <text:p>1151</text:p>
          </table:table-cell>
          <table:table-cell table:formula="of:=SQRT([.A1159])" office:value-type="float" office:value="33.9263909073747">
            <text:p>33,93</text:p>
          </table:table-cell>
          <table:table-cell table:formula="of:=INT([.B1159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52">
            <text:p>1152</text:p>
          </table:table-cell>
          <table:table-cell table:formula="of:=SQRT([.A1160])" office:value-type="float" office:value="33.9411254969543">
            <text:p>33,94</text:p>
          </table:table-cell>
          <table:table-cell table:formula="of:=INT([.B1160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53">
            <text:p>1153</text:p>
          </table:table-cell>
          <table:table-cell table:formula="of:=SQRT([.A1161])" office:value-type="float" office:value="33.9558536926993">
            <text:p>33,96</text:p>
          </table:table-cell>
          <table:table-cell table:formula="of:=INT([.B1161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54">
            <text:p>1154</text:p>
          </table:table-cell>
          <table:table-cell table:formula="of:=SQRT([.A1162])" office:value-type="float" office:value="33.9705755029261">
            <text:p>33,97</text:p>
          </table:table-cell>
          <table:table-cell table:formula="of:=INT([.B1162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55">
            <text:p>1155</text:p>
          </table:table-cell>
          <table:table-cell table:formula="of:=SQRT([.A1163])" office:value-type="float" office:value="33.9852909359329">
            <text:p>33,99</text:p>
          </table:table-cell>
          <table:table-cell table:formula="of:=INT([.B1163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156">
            <text:p>1156</text:p>
          </table:table-cell>
          <table:table-cell table:formula="of:=SQRT([.A1164])" office:value-type="float" office:value="34">
            <text:p>34</text:p>
          </table:table-cell>
          <table:table-cell table:formula="of:=INT([.B1164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57">
            <text:p>1157</text:p>
          </table:table-cell>
          <table:table-cell table:formula="of:=SQRT([.A1165])" office:value-type="float" office:value="34.0147027033899">
            <text:p>34,01</text:p>
          </table:table-cell>
          <table:table-cell table:formula="of:=INT([.B1165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58">
            <text:p>1158</text:p>
          </table:table-cell>
          <table:table-cell table:formula="of:=SQRT([.A1166])" office:value-type="float" office:value="34.0293990543471">
            <text:p>34,03</text:p>
          </table:table-cell>
          <table:table-cell table:formula="of:=INT([.B116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59">
            <text:p>1159</text:p>
          </table:table-cell>
          <table:table-cell table:formula="of:=SQRT([.A1167])" office:value-type="float" office:value="34.0440890610984">
            <text:p>34,04</text:p>
          </table:table-cell>
          <table:table-cell table:formula="of:=INT([.B1167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0">
            <text:p>1160</text:p>
          </table:table-cell>
          <table:table-cell table:formula="of:=SQRT([.A1168])" office:value-type="float" office:value="34.0587727318528">
            <text:p>34,06</text:p>
          </table:table-cell>
          <table:table-cell table:formula="of:=INT([.B1168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1">
            <text:p>1161</text:p>
          </table:table-cell>
          <table:table-cell table:formula="of:=SQRT([.A1169])" office:value-type="float" office:value="34.0734500748016">
            <text:p>34,07</text:p>
          </table:table-cell>
          <table:table-cell table:formula="of:=INT([.B116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2">
            <text:p>1162</text:p>
          </table:table-cell>
          <table:table-cell table:formula="of:=SQRT([.A1170])" office:value-type="float" office:value="34.0881210981186">
            <text:p>34,09</text:p>
          </table:table-cell>
          <table:table-cell table:formula="of:=INT([.B1170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3">
            <text:p>1163</text:p>
          </table:table-cell>
          <table:table-cell table:formula="of:=SQRT([.A1171])" office:value-type="float" office:value="34.1027858099599">
            <text:p>34,1</text:p>
          </table:table-cell>
          <table:table-cell table:formula="of:=INT([.B1171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4">
            <text:p>1164</text:p>
          </table:table-cell>
          <table:table-cell table:formula="of:=SQRT([.A1172])" office:value-type="float" office:value="34.117444218464">
            <text:p>34,12</text:p>
          </table:table-cell>
          <table:table-cell table:formula="of:=INT([.B1172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5">
            <text:p>1165</text:p>
          </table:table-cell>
          <table:table-cell table:formula="of:=SQRT([.A1173])" office:value-type="float" office:value="34.132096331752">
            <text:p>34,13</text:p>
          </table:table-cell>
          <table:table-cell table:formula="of:=INT([.B1173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6">
            <text:p>1166</text:p>
          </table:table-cell>
          <table:table-cell table:formula="of:=SQRT([.A1174])" office:value-type="float" office:value="34.1467421579277">
            <text:p>34,15</text:p>
          </table:table-cell>
          <table:table-cell table:formula="of:=INT([.B1174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7">
            <text:p>1167</text:p>
          </table:table-cell>
          <table:table-cell table:formula="of:=SQRT([.A1175])" office:value-type="float" office:value="34.1613817050774">
            <text:p>34,16</text:p>
          </table:table-cell>
          <table:table-cell table:formula="of:=INT([.B1175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8">
            <text:p>1168</text:p>
          </table:table-cell>
          <table:table-cell table:formula="of:=SQRT([.A1176])" office:value-type="float" office:value="34.1760149812701">
            <text:p>34,18</text:p>
          </table:table-cell>
          <table:table-cell table:formula="of:=INT([.B117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69">
            <text:p>1169</text:p>
          </table:table-cell>
          <table:table-cell table:formula="of:=SQRT([.A1177])" office:value-type="float" office:value="34.1906419945575">
            <text:p>34,19</text:p>
          </table:table-cell>
          <table:table-cell table:formula="of:=INT([.B1177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0">
            <text:p>1170</text:p>
          </table:table-cell>
          <table:table-cell table:formula="of:=SQRT([.A1178])" office:value-type="float" office:value="34.2052627529741">
            <text:p>34,21</text:p>
          </table:table-cell>
          <table:table-cell table:formula="of:=INT([.B1178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1">
            <text:p>1171</text:p>
          </table:table-cell>
          <table:table-cell table:formula="of:=SQRT([.A1179])" office:value-type="float" office:value="34.2198772645373">
            <text:p>34,22</text:p>
          </table:table-cell>
          <table:table-cell table:formula="of:=INT([.B117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2">
            <text:p>1172</text:p>
          </table:table-cell>
          <table:table-cell table:formula="of:=SQRT([.A1180])" office:value-type="float" office:value="34.2344855372474">
            <text:p>34,23</text:p>
          </table:table-cell>
          <table:table-cell table:formula="of:=INT([.B1180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3">
            <text:p>1173</text:p>
          </table:table-cell>
          <table:table-cell table:formula="of:=SQRT([.A1181])" office:value-type="float" office:value="34.2490875790874">
            <text:p>34,25</text:p>
          </table:table-cell>
          <table:table-cell table:formula="of:=INT([.B1181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4">
            <text:p>1174</text:p>
          </table:table-cell>
          <table:table-cell table:formula="of:=SQRT([.A1182])" office:value-type="float" office:value="34.2636833980236">
            <text:p>34,26</text:p>
          </table:table-cell>
          <table:table-cell table:formula="of:=INT([.B1182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5">
            <text:p>1175</text:p>
          </table:table-cell>
          <table:table-cell table:formula="of:=SQRT([.A1183])" office:value-type="float" office:value="34.2782730020052">
            <text:p>34,28</text:p>
          </table:table-cell>
          <table:table-cell table:formula="of:=INT([.B1183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6">
            <text:p>1176</text:p>
          </table:table-cell>
          <table:table-cell table:formula="of:=SQRT([.A1184])" office:value-type="float" office:value="34.2928563989645">
            <text:p>34,29</text:p>
          </table:table-cell>
          <table:table-cell table:formula="of:=INT([.B1184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7">
            <text:p>1177</text:p>
          </table:table-cell>
          <table:table-cell table:formula="of:=SQRT([.A1185])" office:value-type="float" office:value="34.3074335968169">
            <text:p>34,31</text:p>
          </table:table-cell>
          <table:table-cell table:formula="of:=INT([.B1185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8">
            <text:p>1178</text:p>
          </table:table-cell>
          <table:table-cell table:formula="of:=SQRT([.A1186])" office:value-type="float" office:value="34.322004603461">
            <text:p>34,32</text:p>
          </table:table-cell>
          <table:table-cell table:formula="of:=INT([.B118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79">
            <text:p>1179</text:p>
          </table:table-cell>
          <table:table-cell table:formula="of:=SQRT([.A1187])" office:value-type="float" office:value="34.3365694267788">
            <text:p>34,34</text:p>
          </table:table-cell>
          <table:table-cell table:formula="of:=INT([.B1187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0">
            <text:p>1180</text:p>
          </table:table-cell>
          <table:table-cell table:formula="of:=SQRT([.A1188])" office:value-type="float" office:value="34.3511280746353">
            <text:p>34,35</text:p>
          </table:table-cell>
          <table:table-cell table:formula="of:=INT([.B1188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1">
            <text:p>1181</text:p>
          </table:table-cell>
          <table:table-cell table:formula="of:=SQRT([.A1189])" office:value-type="float" office:value="34.3656805548792">
            <text:p>34,37</text:p>
          </table:table-cell>
          <table:table-cell table:formula="of:=INT([.B118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2">
            <text:p>1182</text:p>
          </table:table-cell>
          <table:table-cell table:formula="of:=SQRT([.A1190])" office:value-type="float" office:value="34.3802268753422">
            <text:p>34,38</text:p>
          </table:table-cell>
          <table:table-cell table:formula="of:=INT([.B1190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3">
            <text:p>1183</text:p>
          </table:table-cell>
          <table:table-cell table:formula="of:=SQRT([.A1191])" office:value-type="float" office:value="34.3947670438397">
            <text:p>34,39</text:p>
          </table:table-cell>
          <table:table-cell table:formula="of:=INT([.B1191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4">
            <text:p>1184</text:p>
          </table:table-cell>
          <table:table-cell table:formula="of:=SQRT([.A1192])" office:value-type="float" office:value="34.4093010681705">
            <text:p>34,41</text:p>
          </table:table-cell>
          <table:table-cell table:formula="of:=INT([.B1192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5">
            <text:p>1185</text:p>
          </table:table-cell>
          <table:table-cell table:formula="of:=SQRT([.A1193])" office:value-type="float" office:value="34.423828956117">
            <text:p>34,42</text:p>
          </table:table-cell>
          <table:table-cell table:formula="of:=INT([.B1193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6">
            <text:p>1186</text:p>
          </table:table-cell>
          <table:table-cell table:formula="of:=SQRT([.A1194])" office:value-type="float" office:value="34.4383507154451">
            <text:p>34,44</text:p>
          </table:table-cell>
          <table:table-cell table:formula="of:=INT([.B1194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7">
            <text:p>1187</text:p>
          </table:table-cell>
          <table:table-cell table:formula="of:=SQRT([.A1195])" office:value-type="float" office:value="34.4528663539044">
            <text:p>34,45</text:p>
          </table:table-cell>
          <table:table-cell table:formula="of:=INT([.B1195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8">
            <text:p>1188</text:p>
          </table:table-cell>
          <table:table-cell table:formula="of:=SQRT([.A1196])" office:value-type="float" office:value="34.4673758792282">
            <text:p>34,47</text:p>
          </table:table-cell>
          <table:table-cell table:formula="of:=INT([.B119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89">
            <text:p>1189</text:p>
          </table:table-cell>
          <table:table-cell table:formula="of:=SQRT([.A1197])" office:value-type="float" office:value="34.4818792991333">
            <text:p>34,48</text:p>
          </table:table-cell>
          <table:table-cell table:formula="of:=INT([.B1197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0">
            <text:p>1190</text:p>
          </table:table-cell>
          <table:table-cell table:formula="of:=SQRT([.A1198])" office:value-type="float" office:value="34.4963766213207">
            <text:p>34,5</text:p>
          </table:table-cell>
          <table:table-cell table:formula="of:=INT([.B1198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1">
            <text:p>1191</text:p>
          </table:table-cell>
          <table:table-cell table:formula="of:=SQRT([.A1199])" office:value-type="float" office:value="34.5108678534748">
            <text:p>34,51</text:p>
          </table:table-cell>
          <table:table-cell table:formula="of:=INT([.B119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2">
            <text:p>1192</text:p>
          </table:table-cell>
          <table:table-cell table:formula="of:=SQRT([.A1200])" office:value-type="float" office:value="34.5253530032641">
            <text:p>34,53</text:p>
          </table:table-cell>
          <table:table-cell table:formula="of:=INT([.B1200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3">
            <text:p>1193</text:p>
          </table:table-cell>
          <table:table-cell table:formula="of:=SQRT([.A1201])" office:value-type="float" office:value="34.5398320783411">
            <text:p>34,54</text:p>
          </table:table-cell>
          <table:table-cell table:formula="of:=INT([.B1201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4">
            <text:p>1194</text:p>
          </table:table-cell>
          <table:table-cell table:formula="of:=SQRT([.A1202])" office:value-type="float" office:value="34.554305086342">
            <text:p>34,55</text:p>
          </table:table-cell>
          <table:table-cell table:formula="of:=INT([.B1202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5">
            <text:p>1195</text:p>
          </table:table-cell>
          <table:table-cell table:formula="of:=SQRT([.A1203])" office:value-type="float" office:value="34.5687720348872">
            <text:p>34,57</text:p>
          </table:table-cell>
          <table:table-cell table:formula="of:=INT([.B1203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6">
            <text:p>1196</text:p>
          </table:table-cell>
          <table:table-cell table:formula="of:=SQRT([.A1204])" office:value-type="float" office:value="34.5832329315812">
            <text:p>34,58</text:p>
          </table:table-cell>
          <table:table-cell table:formula="of:=INT([.B1204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7">
            <text:p>1197</text:p>
          </table:table-cell>
          <table:table-cell table:formula="of:=SQRT([.A1205])" office:value-type="float" office:value="34.5976877840124">
            <text:p>34,6</text:p>
          </table:table-cell>
          <table:table-cell table:formula="of:=INT([.B1205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8">
            <text:p>1198</text:p>
          </table:table-cell>
          <table:table-cell table:formula="of:=SQRT([.A1206])" office:value-type="float" office:value="34.6121365997536">
            <text:p>34,61</text:p>
          </table:table-cell>
          <table:table-cell table:formula="of:=INT([.B120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199">
            <text:p>1199</text:p>
          </table:table-cell>
          <table:table-cell table:formula="of:=SQRT([.A1207])" office:value-type="float" office:value="34.6265793863616">
            <text:p>34,63</text:p>
          </table:table-cell>
          <table:table-cell table:formula="of:=INT([.B1207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table:formula="of:=SQRT([.A1208])" office:value-type="float" office:value="34.6410161513775">
            <text:p>34,64</text:p>
          </table:table-cell>
          <table:table-cell table:formula="of:=INT([.B1208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1">
            <text:p>1201</text:p>
          </table:table-cell>
          <table:table-cell table:formula="of:=SQRT([.A1209])" office:value-type="float" office:value="34.6554469023269">
            <text:p>34,66</text:p>
          </table:table-cell>
          <table:table-cell table:formula="of:=INT([.B120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2">
            <text:p>1202</text:p>
          </table:table-cell>
          <table:table-cell table:formula="of:=SQRT([.A1210])" office:value-type="float" office:value="34.6698716467194">
            <text:p>34,67</text:p>
          </table:table-cell>
          <table:table-cell table:formula="of:=INT([.B1210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3">
            <text:p>1203</text:p>
          </table:table-cell>
          <table:table-cell table:formula="of:=SQRT([.A1211])" office:value-type="float" office:value="34.6842903920492">
            <text:p>34,68</text:p>
          </table:table-cell>
          <table:table-cell table:formula="of:=INT([.B1211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4">
            <text:p>1204</text:p>
          </table:table-cell>
          <table:table-cell table:formula="of:=SQRT([.A1212])" office:value-type="float" office:value="34.6987031457949">
            <text:p>34,7</text:p>
          </table:table-cell>
          <table:table-cell table:formula="of:=INT([.B1212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5">
            <text:p>1205</text:p>
          </table:table-cell>
          <table:table-cell table:formula="of:=SQRT([.A1213])" office:value-type="float" office:value="34.7131099154196">
            <text:p>34,71</text:p>
          </table:table-cell>
          <table:table-cell table:formula="of:=INT([.B1213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6">
            <text:p>1206</text:p>
          </table:table-cell>
          <table:table-cell table:formula="of:=SQRT([.A1214])" office:value-type="float" office:value="34.7275107083707">
            <text:p>34,73</text:p>
          </table:table-cell>
          <table:table-cell table:formula="of:=INT([.B1214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7">
            <text:p>1207</text:p>
          </table:table-cell>
          <table:table-cell table:formula="of:=SQRT([.A1215])" office:value-type="float" office:value="34.7419055320804">
            <text:p>34,74</text:p>
          </table:table-cell>
          <table:table-cell table:formula="of:=INT([.B1215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8">
            <text:p>1208</text:p>
          </table:table-cell>
          <table:table-cell table:formula="of:=SQRT([.A1216])" office:value-type="float" office:value="34.7562943939655">
            <text:p>34,76</text:p>
          </table:table-cell>
          <table:table-cell table:formula="of:=INT([.B121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09">
            <text:p>1209</text:p>
          </table:table-cell>
          <table:table-cell table:formula="of:=SQRT([.A1217])" office:value-type="float" office:value="34.7706773014274">
            <text:p>34,77</text:p>
          </table:table-cell>
          <table:table-cell table:formula="of:=INT([.B1217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0">
            <text:p>1210</text:p>
          </table:table-cell>
          <table:table-cell table:formula="of:=SQRT([.A1218])" office:value-type="float" office:value="34.7850542618522">
            <text:p>34,79</text:p>
          </table:table-cell>
          <table:table-cell table:formula="of:=INT([.B1218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1">
            <text:p>1211</text:p>
          </table:table-cell>
          <table:table-cell table:formula="of:=SQRT([.A1219])" office:value-type="float" office:value="34.7994252826106">
            <text:p>34,8</text:p>
          </table:table-cell>
          <table:table-cell table:formula="of:=INT([.B121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2">
            <text:p>1212</text:p>
          </table:table-cell>
          <table:table-cell table:formula="of:=SQRT([.A1220])" office:value-type="float" office:value="34.8137903710584">
            <text:p>34,81</text:p>
          </table:table-cell>
          <table:table-cell table:formula="of:=INT([.B1220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3">
            <text:p>1213</text:p>
          </table:table-cell>
          <table:table-cell table:formula="of:=SQRT([.A1221])" office:value-type="float" office:value="34.828149534536">
            <text:p>34,83</text:p>
          </table:table-cell>
          <table:table-cell table:formula="of:=INT([.B1221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4">
            <text:p>1214</text:p>
          </table:table-cell>
          <table:table-cell table:formula="of:=SQRT([.A1222])" office:value-type="float" office:value="34.8425027803687">
            <text:p>34,84</text:p>
          </table:table-cell>
          <table:table-cell table:formula="of:=INT([.B1222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5">
            <text:p>1215</text:p>
          </table:table-cell>
          <table:table-cell table:formula="of:=SQRT([.A1223])" office:value-type="float" office:value="34.8568501158667">
            <text:p>34,86</text:p>
          </table:table-cell>
          <table:table-cell table:formula="of:=INT([.B1223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6">
            <text:p>1216</text:p>
          </table:table-cell>
          <table:table-cell table:formula="of:=SQRT([.A1224])" office:value-type="float" office:value="34.8711915483254">
            <text:p>34,87</text:p>
          </table:table-cell>
          <table:table-cell table:formula="of:=INT([.B1224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7">
            <text:p>1217</text:p>
          </table:table-cell>
          <table:table-cell table:formula="of:=SQRT([.A1225])" office:value-type="float" office:value="34.8855270850248">
            <text:p>34,89</text:p>
          </table:table-cell>
          <table:table-cell table:formula="of:=INT([.B1225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8">
            <text:p>1218</text:p>
          </table:table-cell>
          <table:table-cell table:formula="of:=SQRT([.A1226])" office:value-type="float" office:value="34.8998567332303">
            <text:p>34,9</text:p>
          </table:table-cell>
          <table:table-cell table:formula="of:=INT([.B122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19">
            <text:p>1219</text:p>
          </table:table-cell>
          <table:table-cell table:formula="of:=SQRT([.A1227])" office:value-type="float" office:value="34.9141805001922">
            <text:p>34,91</text:p>
          </table:table-cell>
          <table:table-cell table:formula="of:=INT([.B1227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20">
            <text:p>1220</text:p>
          </table:table-cell>
          <table:table-cell table:formula="of:=SQRT([.A1228])" office:value-type="float" office:value="34.928498393146">
            <text:p>34,93</text:p>
          </table:table-cell>
          <table:table-cell table:formula="of:=INT([.B1228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21">
            <text:p>1221</text:p>
          </table:table-cell>
          <table:table-cell table:formula="of:=SQRT([.A1229])" office:value-type="float" office:value="34.9428104193123">
            <text:p>34,94</text:p>
          </table:table-cell>
          <table:table-cell table:formula="of:=INT([.B122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22">
            <text:p>1222</text:p>
          </table:table-cell>
          <table:table-cell table:formula="of:=SQRT([.A1230])" office:value-type="float" office:value="34.9571165858971">
            <text:p>34,96</text:p>
          </table:table-cell>
          <table:table-cell table:formula="of:=INT([.B1230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23">
            <text:p>1223</text:p>
          </table:table-cell>
          <table:table-cell table:formula="of:=SQRT([.A1231])" office:value-type="float" office:value="34.9714169000914">
            <text:p>34,97</text:p>
          </table:table-cell>
          <table:table-cell table:formula="of:=INT([.B1231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24">
            <text:p>1224</text:p>
          </table:table-cell>
          <table:table-cell table:formula="of:=SQRT([.A1232])" office:value-type="float" office:value="34.9857113690718">
            <text:p>34,99</text:p>
          </table:table-cell>
          <table:table-cell table:formula="of:=INT([.B1232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225">
            <text:p>1225</text:p>
          </table:table-cell>
          <table:table-cell table:formula="of:=SQRT([.A1233])" office:value-type="float" office:value="35">
            <text:p>35</text:p>
          </table:table-cell>
          <table:table-cell table:formula="of:=INT([.B123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26">
            <text:p>1226</text:p>
          </table:table-cell>
          <table:table-cell table:formula="of:=SQRT([.A1234])" office:value-type="float" office:value="35.0142828000232">
            <text:p>35,01</text:p>
          </table:table-cell>
          <table:table-cell table:formula="of:=INT([.B1234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27">
            <text:p>1227</text:p>
          </table:table-cell>
          <table:table-cell table:formula="of:=SQRT([.A1235])" office:value-type="float" office:value="35.028559776274">
            <text:p>35,03</text:p>
          </table:table-cell>
          <table:table-cell table:formula="of:=INT([.B1235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28">
            <text:p>1228</text:p>
          </table:table-cell>
          <table:table-cell table:formula="of:=SQRT([.A1236])" office:value-type="float" office:value="35.0428309358705">
            <text:p>35,04</text:p>
          </table:table-cell>
          <table:table-cell table:formula="of:=INT([.B1236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29">
            <text:p>1229</text:p>
          </table:table-cell>
          <table:table-cell table:formula="of:=SQRT([.A1237])" office:value-type="float" office:value="35.0570962859162">
            <text:p>35,06</text:p>
          </table:table-cell>
          <table:table-cell table:formula="of:=INT([.B1237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0">
            <text:p>1230</text:p>
          </table:table-cell>
          <table:table-cell table:formula="of:=SQRT([.A1238])" office:value-type="float" office:value="35.0713558335004">
            <text:p>35,07</text:p>
          </table:table-cell>
          <table:table-cell table:formula="of:=INT([.B1238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1">
            <text:p>1231</text:p>
          </table:table-cell>
          <table:table-cell table:formula="of:=SQRT([.A1239])" office:value-type="float" office:value="35.0856095856977">
            <text:p>35,09</text:p>
          </table:table-cell>
          <table:table-cell table:formula="of:=INT([.B1239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2">
            <text:p>1232</text:p>
          </table:table-cell>
          <table:table-cell table:formula="of:=SQRT([.A1240])" office:value-type="float" office:value="35.0998575495685">
            <text:p>35,1</text:p>
          </table:table-cell>
          <table:table-cell table:formula="of:=INT([.B1240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3">
            <text:p>1233</text:p>
          </table:table-cell>
          <table:table-cell table:formula="of:=SQRT([.A1241])" office:value-type="float" office:value="35.1140997321589">
            <text:p>35,11</text:p>
          </table:table-cell>
          <table:table-cell table:formula="of:=INT([.B1241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4">
            <text:p>1234</text:p>
          </table:table-cell>
          <table:table-cell table:formula="of:=SQRT([.A1242])" office:value-type="float" office:value="35.1283361405006">
            <text:p>35,13</text:p>
          </table:table-cell>
          <table:table-cell table:formula="of:=INT([.B1242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5">
            <text:p>1235</text:p>
          </table:table-cell>
          <table:table-cell table:formula="of:=SQRT([.A1243])" office:value-type="float" office:value="35.1425667816112">
            <text:p>35,14</text:p>
          </table:table-cell>
          <table:table-cell table:formula="of:=INT([.B124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6">
            <text:p>1236</text:p>
          </table:table-cell>
          <table:table-cell table:formula="of:=SQRT([.A1244])" office:value-type="float" office:value="35.1567916624939">
            <text:p>35,16</text:p>
          </table:table-cell>
          <table:table-cell table:formula="of:=INT([.B1244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7">
            <text:p>1237</text:p>
          </table:table-cell>
          <table:table-cell table:formula="of:=SQRT([.A1245])" office:value-type="float" office:value="35.1710107901379">
            <text:p>35,17</text:p>
          </table:table-cell>
          <table:table-cell table:formula="of:=INT([.B1245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8">
            <text:p>1238</text:p>
          </table:table-cell>
          <table:table-cell table:formula="of:=SQRT([.A1246])" office:value-type="float" office:value="35.1852241715184">
            <text:p>35,19</text:p>
          </table:table-cell>
          <table:table-cell table:formula="of:=INT([.B1246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39">
            <text:p>1239</text:p>
          </table:table-cell>
          <table:table-cell table:formula="of:=SQRT([.A1247])" office:value-type="float" office:value="35.1994318135961">
            <text:p>35,2</text:p>
          </table:table-cell>
          <table:table-cell table:formula="of:=INT([.B1247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0">
            <text:p>1240</text:p>
          </table:table-cell>
          <table:table-cell table:formula="of:=SQRT([.A1248])" office:value-type="float" office:value="35.213633723318">
            <text:p>35,21</text:p>
          </table:table-cell>
          <table:table-cell table:formula="of:=INT([.B1248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1">
            <text:p>1241</text:p>
          </table:table-cell>
          <table:table-cell table:formula="of:=SQRT([.A1249])" office:value-type="float" office:value="35.2278299076171">
            <text:p>35,23</text:p>
          </table:table-cell>
          <table:table-cell table:formula="of:=INT([.B1249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2">
            <text:p>1242</text:p>
          </table:table-cell>
          <table:table-cell table:formula="of:=SQRT([.A1250])" office:value-type="float" office:value="35.2420203734122">
            <text:p>35,24</text:p>
          </table:table-cell>
          <table:table-cell table:formula="of:=INT([.B1250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3">
            <text:p>1243</text:p>
          </table:table-cell>
          <table:table-cell table:formula="of:=SQRT([.A1251])" office:value-type="float" office:value="35.2562051276084">
            <text:p>35,26</text:p>
          </table:table-cell>
          <table:table-cell table:formula="of:=INT([.B1251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4">
            <text:p>1244</text:p>
          </table:table-cell>
          <table:table-cell table:formula="of:=SQRT([.A1252])" office:value-type="float" office:value="35.2703841770968">
            <text:p>35,27</text:p>
          </table:table-cell>
          <table:table-cell table:formula="of:=INT([.B1252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5">
            <text:p>1245</text:p>
          </table:table-cell>
          <table:table-cell table:formula="of:=SQRT([.A1253])" office:value-type="float" office:value="35.2845575287547">
            <text:p>35,28</text:p>
          </table:table-cell>
          <table:table-cell table:formula="of:=INT([.B125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6">
            <text:p>1246</text:p>
          </table:table-cell>
          <table:table-cell table:formula="of:=SQRT([.A1254])" office:value-type="float" office:value="35.2987251894456">
            <text:p>35,3</text:p>
          </table:table-cell>
          <table:table-cell table:formula="of:=INT([.B1254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7">
            <text:p>1247</text:p>
          </table:table-cell>
          <table:table-cell table:formula="of:=SQRT([.A1255])" office:value-type="float" office:value="35.3128871660192">
            <text:p>35,31</text:p>
          </table:table-cell>
          <table:table-cell table:formula="of:=INT([.B1255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8">
            <text:p>1248</text:p>
          </table:table-cell>
          <table:table-cell table:formula="of:=SQRT([.A1256])" office:value-type="float" office:value="35.3270434653114">
            <text:p>35,33</text:p>
          </table:table-cell>
          <table:table-cell table:formula="of:=INT([.B1256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49">
            <text:p>1249</text:p>
          </table:table-cell>
          <table:table-cell table:formula="of:=SQRT([.A1257])" office:value-type="float" office:value="35.3411940941446">
            <text:p>35,34</text:p>
          </table:table-cell>
          <table:table-cell table:formula="of:=INT([.B1257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0">
            <text:p>1250</text:p>
          </table:table-cell>
          <table:table-cell table:formula="of:=SQRT([.A1258])" office:value-type="float" office:value="35.3553390593274">
            <text:p>35,36</text:p>
          </table:table-cell>
          <table:table-cell table:formula="of:=INT([.B1258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1">
            <text:p>1251</text:p>
          </table:table-cell>
          <table:table-cell table:formula="of:=SQRT([.A1259])" office:value-type="float" office:value="35.3694783676548">
            <text:p>35,37</text:p>
          </table:table-cell>
          <table:table-cell table:formula="of:=INT([.B1259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2">
            <text:p>1252</text:p>
          </table:table-cell>
          <table:table-cell table:formula="of:=SQRT([.A1260])" office:value-type="float" office:value="35.3836120259083">
            <text:p>35,38</text:p>
          </table:table-cell>
          <table:table-cell table:formula="of:=INT([.B1260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3">
            <text:p>1253</text:p>
          </table:table-cell>
          <table:table-cell table:formula="of:=SQRT([.A1261])" office:value-type="float" office:value="35.3977400408557">
            <text:p>35,4</text:p>
          </table:table-cell>
          <table:table-cell table:formula="of:=INT([.B1261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4">
            <text:p>1254</text:p>
          </table:table-cell>
          <table:table-cell table:formula="of:=SQRT([.A1262])" office:value-type="float" office:value="35.4118624192515">
            <text:p>35,41</text:p>
          </table:table-cell>
          <table:table-cell table:formula="of:=INT([.B1262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5">
            <text:p>1255</text:p>
          </table:table-cell>
          <table:table-cell table:formula="of:=SQRT([.A1263])" office:value-type="float" office:value="35.4259791678367">
            <text:p>35,43</text:p>
          </table:table-cell>
          <table:table-cell table:formula="of:=INT([.B126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6">
            <text:p>1256</text:p>
          </table:table-cell>
          <table:table-cell table:formula="of:=SQRT([.A1264])" office:value-type="float" office:value="35.4400902933387">
            <text:p>35,44</text:p>
          </table:table-cell>
          <table:table-cell table:formula="of:=INT([.B1264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7">
            <text:p>1257</text:p>
          </table:table-cell>
          <table:table-cell table:formula="of:=SQRT([.A1265])" office:value-type="float" office:value="35.4541958024717">
            <text:p>35,45</text:p>
          </table:table-cell>
          <table:table-cell table:formula="of:=INT([.B1265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8">
            <text:p>1258</text:p>
          </table:table-cell>
          <table:table-cell table:formula="of:=SQRT([.A1266])" office:value-type="float" office:value="35.4682957019364">
            <text:p>35,47</text:p>
          </table:table-cell>
          <table:table-cell table:formula="of:=INT([.B1266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59">
            <text:p>1259</text:p>
          </table:table-cell>
          <table:table-cell table:formula="of:=SQRT([.A1267])" office:value-type="float" office:value="35.4823899984203">
            <text:p>35,48</text:p>
          </table:table-cell>
          <table:table-cell table:formula="of:=INT([.B1267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0">
            <text:p>1260</text:p>
          </table:table-cell>
          <table:table-cell table:formula="of:=SQRT([.A1268])" office:value-type="float" office:value="35.4964786985977">
            <text:p>35,5</text:p>
          </table:table-cell>
          <table:table-cell table:formula="of:=INT([.B1268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1">
            <text:p>1261</text:p>
          </table:table-cell>
          <table:table-cell table:formula="of:=SQRT([.A1269])" office:value-type="float" office:value="35.5105618091294">
            <text:p>35,51</text:p>
          </table:table-cell>
          <table:table-cell table:formula="of:=INT([.B1269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2">
            <text:p>1262</text:p>
          </table:table-cell>
          <table:table-cell table:formula="of:=SQRT([.A1270])" office:value-type="float" office:value="35.5246393366632">
            <text:p>35,52</text:p>
          </table:table-cell>
          <table:table-cell table:formula="of:=INT([.B1270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3">
            <text:p>1263</text:p>
          </table:table-cell>
          <table:table-cell table:formula="of:=SQRT([.A1271])" office:value-type="float" office:value="35.5387112878337">
            <text:p>35,54</text:p>
          </table:table-cell>
          <table:table-cell table:formula="of:=INT([.B1271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4">
            <text:p>1264</text:p>
          </table:table-cell>
          <table:table-cell table:formula="of:=SQRT([.A1272])" office:value-type="float" office:value="35.5527776692624">
            <text:p>35,55</text:p>
          </table:table-cell>
          <table:table-cell table:formula="of:=INT([.B1272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5">
            <text:p>1265</text:p>
          </table:table-cell>
          <table:table-cell table:formula="of:=SQRT([.A1273])" office:value-type="float" office:value="35.5668384875575">
            <text:p>35,57</text:p>
          </table:table-cell>
          <table:table-cell table:formula="of:=INT([.B127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6">
            <text:p>1266</text:p>
          </table:table-cell>
          <table:table-cell table:formula="of:=SQRT([.A1274])" office:value-type="float" office:value="35.5808937493144">
            <text:p>35,58</text:p>
          </table:table-cell>
          <table:table-cell table:formula="of:=INT([.B1274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7">
            <text:p>1267</text:p>
          </table:table-cell>
          <table:table-cell table:formula="of:=SQRT([.A1275])" office:value-type="float" office:value="35.5949434611154">
            <text:p>35,59</text:p>
          </table:table-cell>
          <table:table-cell table:formula="of:=INT([.B1275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8">
            <text:p>1268</text:p>
          </table:table-cell>
          <table:table-cell table:formula="of:=SQRT([.A1276])" office:value-type="float" office:value="35.6089876295297">
            <text:p>35,61</text:p>
          </table:table-cell>
          <table:table-cell table:formula="of:=INT([.B1276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69">
            <text:p>1269</text:p>
          </table:table-cell>
          <table:table-cell table:formula="of:=SQRT([.A1277])" office:value-type="float" office:value="35.6230262611137">
            <text:p>35,62</text:p>
          </table:table-cell>
          <table:table-cell table:formula="of:=INT([.B1277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0">
            <text:p>1270</text:p>
          </table:table-cell>
          <table:table-cell table:formula="of:=SQRT([.A1278])" office:value-type="float" office:value="35.6370593624109">
            <text:p>35,64</text:p>
          </table:table-cell>
          <table:table-cell table:formula="of:=INT([.B1278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1">
            <text:p>1271</text:p>
          </table:table-cell>
          <table:table-cell table:formula="of:=SQRT([.A1279])" office:value-type="float" office:value="35.6510869399518">
            <text:p>35,65</text:p>
          </table:table-cell>
          <table:table-cell table:formula="of:=INT([.B1279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2">
            <text:p>1272</text:p>
          </table:table-cell>
          <table:table-cell table:formula="of:=SQRT([.A1280])" office:value-type="float" office:value="35.665109000254">
            <text:p>35,67</text:p>
          </table:table-cell>
          <table:table-cell table:formula="of:=INT([.B1280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3">
            <text:p>1273</text:p>
          </table:table-cell>
          <table:table-cell table:formula="of:=SQRT([.A1281])" office:value-type="float" office:value="35.6791255498225">
            <text:p>35,68</text:p>
          </table:table-cell>
          <table:table-cell table:formula="of:=INT([.B1281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4">
            <text:p>1274</text:p>
          </table:table-cell>
          <table:table-cell table:formula="of:=SQRT([.A1282])" office:value-type="float" office:value="35.6931365951495">
            <text:p>35,69</text:p>
          </table:table-cell>
          <table:table-cell table:formula="of:=INT([.B1282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5">
            <text:p>1275</text:p>
          </table:table-cell>
          <table:table-cell table:formula="of:=SQRT([.A1283])" office:value-type="float" office:value="35.7071421427142">
            <text:p>35,71</text:p>
          </table:table-cell>
          <table:table-cell table:formula="of:=INT([.B128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6">
            <text:p>1276</text:p>
          </table:table-cell>
          <table:table-cell table:formula="of:=SQRT([.A1284])" office:value-type="float" office:value="35.7211421989835">
            <text:p>35,72</text:p>
          </table:table-cell>
          <table:table-cell table:formula="of:=INT([.B1284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7">
            <text:p>1277</text:p>
          </table:table-cell>
          <table:table-cell table:formula="of:=SQRT([.A1285])" office:value-type="float" office:value="35.7351367704113">
            <text:p>35,74</text:p>
          </table:table-cell>
          <table:table-cell table:formula="of:=INT([.B1285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8">
            <text:p>1278</text:p>
          </table:table-cell>
          <table:table-cell table:formula="of:=SQRT([.A1286])" office:value-type="float" office:value="35.749125863439">
            <text:p>35,75</text:p>
          </table:table-cell>
          <table:table-cell table:formula="of:=INT([.B1286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79">
            <text:p>1279</text:p>
          </table:table-cell>
          <table:table-cell table:formula="of:=SQRT([.A1287])" office:value-type="float" office:value="35.7631094844953">
            <text:p>35,76</text:p>
          </table:table-cell>
          <table:table-cell table:formula="of:=INT([.B1287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0">
            <text:p>1280</text:p>
          </table:table-cell>
          <table:table-cell table:formula="of:=SQRT([.A1288])" office:value-type="float" office:value="35.7770876399966">
            <text:p>35,78</text:p>
          </table:table-cell>
          <table:table-cell table:formula="of:=INT([.B1288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1">
            <text:p>1281</text:p>
          </table:table-cell>
          <table:table-cell table:formula="of:=SQRT([.A1289])" office:value-type="float" office:value="35.7910603363466">
            <text:p>35,79</text:p>
          </table:table-cell>
          <table:table-cell table:formula="of:=INT([.B1289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2">
            <text:p>1282</text:p>
          </table:table-cell>
          <table:table-cell table:formula="of:=SQRT([.A1290])" office:value-type="float" office:value="35.8050275799363">
            <text:p>35,81</text:p>
          </table:table-cell>
          <table:table-cell table:formula="of:=INT([.B1290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3">
            <text:p>1283</text:p>
          </table:table-cell>
          <table:table-cell table:formula="of:=SQRT([.A1291])" office:value-type="float" office:value="35.8189893771446">
            <text:p>35,82</text:p>
          </table:table-cell>
          <table:table-cell table:formula="of:=INT([.B1291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4">
            <text:p>1284</text:p>
          </table:table-cell>
          <table:table-cell table:formula="of:=SQRT([.A1292])" office:value-type="float" office:value="35.8329457343378">
            <text:p>35,83</text:p>
          </table:table-cell>
          <table:table-cell table:formula="of:=INT([.B1292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5">
            <text:p>1285</text:p>
          </table:table-cell>
          <table:table-cell table:formula="of:=SQRT([.A1293])" office:value-type="float" office:value="35.8468966578698">
            <text:p>35,85</text:p>
          </table:table-cell>
          <table:table-cell table:formula="of:=INT([.B129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6">
            <text:p>1286</text:p>
          </table:table-cell>
          <table:table-cell table:formula="of:=SQRT([.A1294])" office:value-type="float" office:value="35.8608421540822">
            <text:p>35,86</text:p>
          </table:table-cell>
          <table:table-cell table:formula="of:=INT([.B1294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7">
            <text:p>1287</text:p>
          </table:table-cell>
          <table:table-cell table:formula="of:=SQRT([.A1295])" office:value-type="float" office:value="35.8747822293042">
            <text:p>35,87</text:p>
          </table:table-cell>
          <table:table-cell table:formula="of:=INT([.B1295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8">
            <text:p>1288</text:p>
          </table:table-cell>
          <table:table-cell table:formula="of:=SQRT([.A1296])" office:value-type="float" office:value="35.8887168898527">
            <text:p>35,89</text:p>
          </table:table-cell>
          <table:table-cell table:formula="of:=INT([.B1296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89">
            <text:p>1289</text:p>
          </table:table-cell>
          <table:table-cell table:formula="of:=SQRT([.A1297])" office:value-type="float" office:value="35.9026461420325">
            <text:p>35,9</text:p>
          </table:table-cell>
          <table:table-cell table:formula="of:=INT([.B1297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90">
            <text:p>1290</text:p>
          </table:table-cell>
          <table:table-cell table:formula="of:=SQRT([.A1298])" office:value-type="float" office:value="35.9165699921359">
            <text:p>35,92</text:p>
          </table:table-cell>
          <table:table-cell table:formula="of:=INT([.B1298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91">
            <text:p>1291</text:p>
          </table:table-cell>
          <table:table-cell table:formula="of:=SQRT([.A1299])" office:value-type="float" office:value="35.9304884464434">
            <text:p>35,93</text:p>
          </table:table-cell>
          <table:table-cell table:formula="of:=INT([.B1299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92">
            <text:p>1292</text:p>
          </table:table-cell>
          <table:table-cell table:formula="of:=SQRT([.A1300])" office:value-type="float" office:value="35.9444015112229">
            <text:p>35,94</text:p>
          </table:table-cell>
          <table:table-cell table:formula="of:=INT([.B1300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93">
            <text:p>1293</text:p>
          </table:table-cell>
          <table:table-cell table:formula="of:=SQRT([.A1301])" office:value-type="float" office:value="35.9583091927304">
            <text:p>35,96</text:p>
          </table:table-cell>
          <table:table-cell table:formula="of:=INT([.B1301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94">
            <text:p>1294</text:p>
          </table:table-cell>
          <table:table-cell table:formula="of:=SQRT([.A1302])" office:value-type="float" office:value="35.9722114972099">
            <text:p>35,97</text:p>
          </table:table-cell>
          <table:table-cell table:formula="of:=INT([.B1302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95">
            <text:p>1295</text:p>
          </table:table-cell>
          <table:table-cell table:formula="of:=SQRT([.A1303])" office:value-type="float" office:value="35.9861084308932">
            <text:p>35,99</text:p>
          </table:table-cell>
          <table:table-cell table:formula="of:=INT([.B1303]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96">
            <text:p>1296</text:p>
          </table:table-cell>
          <table:table-cell table:formula="of:=SQRT([.A1304])" office:value-type="float" office:value="36">
            <text:p>36</text:p>
          </table:table-cell>
          <table:table-cell table:formula="of:=INT([.B130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297">
            <text:p>1297</text:p>
          </table:table-cell>
          <table:table-cell table:formula="of:=SQRT([.A1305])" office:value-type="float" office:value="36.0138862107382">
            <text:p>36,01</text:p>
          </table:table-cell>
          <table:table-cell table:formula="of:=INT([.B130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298">
            <text:p>1298</text:p>
          </table:table-cell>
          <table:table-cell table:formula="of:=SQRT([.A1306])" office:value-type="float" office:value="36.0277670693036">
            <text:p>36,03</text:p>
          </table:table-cell>
          <table:table-cell table:formula="of:=INT([.B130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299">
            <text:p>1299</text:p>
          </table:table-cell>
          <table:table-cell table:formula="of:=SQRT([.A1307])" office:value-type="float" office:value="36.0416425818802">
            <text:p>36,04</text:p>
          </table:table-cell>
          <table:table-cell table:formula="of:=INT([.B1307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0">
            <text:p>1300</text:p>
          </table:table-cell>
          <table:table-cell table:formula="of:=SQRT([.A1308])" office:value-type="float" office:value="36.0555127546399">
            <text:p>36,06</text:p>
          </table:table-cell>
          <table:table-cell table:formula="of:=INT([.B130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1">
            <text:p>1301</text:p>
          </table:table-cell>
          <table:table-cell table:formula="of:=SQRT([.A1309])" office:value-type="float" office:value="36.0693775937429">
            <text:p>36,07</text:p>
          </table:table-cell>
          <table:table-cell table:formula="of:=INT([.B1309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2">
            <text:p>1302</text:p>
          </table:table-cell>
          <table:table-cell table:formula="of:=SQRT([.A1310])" office:value-type="float" office:value="36.0832371053374">
            <text:p>36,08</text:p>
          </table:table-cell>
          <table:table-cell table:formula="of:=INT([.B131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3">
            <text:p>1303</text:p>
          </table:table-cell>
          <table:table-cell table:formula="of:=SQRT([.A1311])" office:value-type="float" office:value="36.0970912955601">
            <text:p>36,1</text:p>
          </table:table-cell>
          <table:table-cell table:formula="of:=INT([.B1311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4">
            <text:p>1304</text:p>
          </table:table-cell>
          <table:table-cell table:formula="of:=SQRT([.A1312])" office:value-type="float" office:value="36.1109401705356">
            <text:p>36,11</text:p>
          </table:table-cell>
          <table:table-cell table:formula="of:=INT([.B131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5">
            <text:p>1305</text:p>
          </table:table-cell>
          <table:table-cell table:formula="of:=SQRT([.A1313])" office:value-type="float" office:value="36.1247837363769">
            <text:p>36,12</text:p>
          </table:table-cell>
          <table:table-cell table:formula="of:=INT([.B1313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6">
            <text:p>1306</text:p>
          </table:table-cell>
          <table:table-cell table:formula="of:=SQRT([.A1314])" office:value-type="float" office:value="36.1386219991853">
            <text:p>36,14</text:p>
          </table:table-cell>
          <table:table-cell table:formula="of:=INT([.B131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7">
            <text:p>1307</text:p>
          </table:table-cell>
          <table:table-cell table:formula="of:=SQRT([.A1315])" office:value-type="float" office:value="36.1524549650504">
            <text:p>36,15</text:p>
          </table:table-cell>
          <table:table-cell table:formula="of:=INT([.B131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8">
            <text:p>1308</text:p>
          </table:table-cell>
          <table:table-cell table:formula="of:=SQRT([.A1316])" office:value-type="float" office:value="36.1662826400502">
            <text:p>36,17</text:p>
          </table:table-cell>
          <table:table-cell table:formula="of:=INT([.B131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09">
            <text:p>1309</text:p>
          </table:table-cell>
          <table:table-cell table:formula="of:=SQRT([.A1317])" office:value-type="float" office:value="36.1801050302511">
            <text:p>36,18</text:p>
          </table:table-cell>
          <table:table-cell table:formula="of:=INT([.B1317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0">
            <text:p>1310</text:p>
          </table:table-cell>
          <table:table-cell table:formula="of:=SQRT([.A1318])" office:value-type="float" office:value="36.1939221417077">
            <text:p>36,19</text:p>
          </table:table-cell>
          <table:table-cell table:formula="of:=INT([.B131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1">
            <text:p>1311</text:p>
          </table:table-cell>
          <table:table-cell table:formula="of:=SQRT([.A1319])" office:value-type="float" office:value="36.2077339804633">
            <text:p>36,21</text:p>
          </table:table-cell>
          <table:table-cell table:formula="of:=INT([.B1319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2">
            <text:p>1312</text:p>
          </table:table-cell>
          <table:table-cell table:formula="of:=SQRT([.A1320])" office:value-type="float" office:value="36.2215405525497">
            <text:p>36,22</text:p>
          </table:table-cell>
          <table:table-cell table:formula="of:=INT([.B132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3">
            <text:p>1313</text:p>
          </table:table-cell>
          <table:table-cell table:formula="of:=SQRT([.A1321])" office:value-type="float" office:value="36.2353418639869">
            <text:p>36,24</text:p>
          </table:table-cell>
          <table:table-cell table:formula="of:=INT([.B1321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4">
            <text:p>1314</text:p>
          </table:table-cell>
          <table:table-cell table:formula="of:=SQRT([.A1322])" office:value-type="float" office:value="36.2491379207837">
            <text:p>36,25</text:p>
          </table:table-cell>
          <table:table-cell table:formula="of:=INT([.B132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5">
            <text:p>1315</text:p>
          </table:table-cell>
          <table:table-cell table:formula="of:=SQRT([.A1323])" office:value-type="float" office:value="36.2629287289375">
            <text:p>36,26</text:p>
          </table:table-cell>
          <table:table-cell table:formula="of:=INT([.B1323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6">
            <text:p>1316</text:p>
          </table:table-cell>
          <table:table-cell table:formula="of:=SQRT([.A1324])" office:value-type="float" office:value="36.2767142944341">
            <text:p>36,28</text:p>
          </table:table-cell>
          <table:table-cell table:formula="of:=INT([.B132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7">
            <text:p>1317</text:p>
          </table:table-cell>
          <table:table-cell table:formula="of:=SQRT([.A1325])" office:value-type="float" office:value="36.2904946232481">
            <text:p>36,29</text:p>
          </table:table-cell>
          <table:table-cell table:formula="of:=INT([.B132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8">
            <text:p>1318</text:p>
          </table:table-cell>
          <table:table-cell table:formula="of:=SQRT([.A1326])" office:value-type="float" office:value="36.3042697213427">
            <text:p>36,3</text:p>
          </table:table-cell>
          <table:table-cell table:formula="of:=INT([.B132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19">
            <text:p>1319</text:p>
          </table:table-cell>
          <table:table-cell table:formula="of:=SQRT([.A1327])" office:value-type="float" office:value="36.3180395946698">
            <text:p>36,32</text:p>
          </table:table-cell>
          <table:table-cell table:formula="of:=INT([.B1327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0">
            <text:p>1320</text:p>
          </table:table-cell>
          <table:table-cell table:formula="of:=SQRT([.A1328])" office:value-type="float" office:value="36.3318042491699">
            <text:p>36,33</text:p>
          </table:table-cell>
          <table:table-cell table:formula="of:=INT([.B132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1">
            <text:p>1321</text:p>
          </table:table-cell>
          <table:table-cell table:formula="of:=SQRT([.A1329])" office:value-type="float" office:value="36.3455636907725">
            <text:p>36,35</text:p>
          </table:table-cell>
          <table:table-cell table:formula="of:=INT([.B1329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2">
            <text:p>1322</text:p>
          </table:table-cell>
          <table:table-cell table:formula="of:=SQRT([.A1330])" office:value-type="float" office:value="36.3593179253957">
            <text:p>36,36</text:p>
          </table:table-cell>
          <table:table-cell table:formula="of:=INT([.B133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3">
            <text:p>1323</text:p>
          </table:table-cell>
          <table:table-cell table:formula="of:=SQRT([.A1331])" office:value-type="float" office:value="36.3730669589464">
            <text:p>36,37</text:p>
          </table:table-cell>
          <table:table-cell table:formula="of:=INT([.B1331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4">
            <text:p>1324</text:p>
          </table:table-cell>
          <table:table-cell table:formula="of:=SQRT([.A1332])" office:value-type="float" office:value="36.3868107973205">
            <text:p>36,39</text:p>
          </table:table-cell>
          <table:table-cell table:formula="of:=INT([.B133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5">
            <text:p>1325</text:p>
          </table:table-cell>
          <table:table-cell table:formula="of:=SQRT([.A1333])" office:value-type="float" office:value="36.4005494464026">
            <text:p>36,4</text:p>
          </table:table-cell>
          <table:table-cell table:formula="of:=INT([.B1333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6">
            <text:p>1326</text:p>
          </table:table-cell>
          <table:table-cell table:formula="of:=SQRT([.A1334])" office:value-type="float" office:value="36.4142829120662">
            <text:p>36,41</text:p>
          </table:table-cell>
          <table:table-cell table:formula="of:=INT([.B133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7">
            <text:p>1327</text:p>
          </table:table-cell>
          <table:table-cell table:formula="of:=SQRT([.A1335])" office:value-type="float" office:value="36.428011200174">
            <text:p>36,43</text:p>
          </table:table-cell>
          <table:table-cell table:formula="of:=INT([.B133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8">
            <text:p>1328</text:p>
          </table:table-cell>
          <table:table-cell table:formula="of:=SQRT([.A1336])" office:value-type="float" office:value="36.4417343165772">
            <text:p>36,44</text:p>
          </table:table-cell>
          <table:table-cell table:formula="of:=INT([.B133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29">
            <text:p>1329</text:p>
          </table:table-cell>
          <table:table-cell table:formula="of:=SQRT([.A1337])" office:value-type="float" office:value="36.4554522671164">
            <text:p>36,46</text:p>
          </table:table-cell>
          <table:table-cell table:formula="of:=INT([.B1337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0">
            <text:p>1330</text:p>
          </table:table-cell>
          <table:table-cell table:formula="of:=SQRT([.A1338])" office:value-type="float" office:value="36.4691650576209">
            <text:p>36,47</text:p>
          </table:table-cell>
          <table:table-cell table:formula="of:=INT([.B133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1">
            <text:p>1331</text:p>
          </table:table-cell>
          <table:table-cell table:formula="of:=SQRT([.A1339])" office:value-type="float" office:value="36.4828726939094">
            <text:p>36,48</text:p>
          </table:table-cell>
          <table:table-cell table:formula="of:=INT([.B1339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2">
            <text:p>1332</text:p>
          </table:table-cell>
          <table:table-cell table:formula="of:=SQRT([.A1340])" office:value-type="float" office:value="36.4965751817893">
            <text:p>36,5</text:p>
          </table:table-cell>
          <table:table-cell table:formula="of:=INT([.B134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3">
            <text:p>1333</text:p>
          </table:table-cell>
          <table:table-cell table:formula="of:=SQRT([.A1341])" office:value-type="float" office:value="36.5102725270574">
            <text:p>36,51</text:p>
          </table:table-cell>
          <table:table-cell table:formula="of:=INT([.B1341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4">
            <text:p>1334</text:p>
          </table:table-cell>
          <table:table-cell table:formula="of:=SQRT([.A1342])" office:value-type="float" office:value="36.5239647354993">
            <text:p>36,52</text:p>
          </table:table-cell>
          <table:table-cell table:formula="of:=INT([.B134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5">
            <text:p>1335</text:p>
          </table:table-cell>
          <table:table-cell table:formula="of:=SQRT([.A1343])" office:value-type="float" office:value="36.5376518128902">
            <text:p>36,54</text:p>
          </table:table-cell>
          <table:table-cell table:formula="of:=INT([.B1343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6">
            <text:p>1336</text:p>
          </table:table-cell>
          <table:table-cell table:formula="of:=SQRT([.A1344])" office:value-type="float" office:value="36.5513337649941">
            <text:p>36,55</text:p>
          </table:table-cell>
          <table:table-cell table:formula="of:=INT([.B134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7">
            <text:p>1337</text:p>
          </table:table-cell>
          <table:table-cell table:formula="of:=SQRT([.A1345])" office:value-type="float" office:value="36.5650105975644">
            <text:p>36,57</text:p>
          </table:table-cell>
          <table:table-cell table:formula="of:=INT([.B134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8">
            <text:p>1338</text:p>
          </table:table-cell>
          <table:table-cell table:formula="of:=SQRT([.A1346])" office:value-type="float" office:value="36.5786823163438">
            <text:p>36,58</text:p>
          </table:table-cell>
          <table:table-cell table:formula="of:=INT([.B134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39">
            <text:p>1339</text:p>
          </table:table-cell>
          <table:table-cell table:formula="of:=SQRT([.A1347])" office:value-type="float" office:value="36.592348927064">
            <text:p>36,59</text:p>
          </table:table-cell>
          <table:table-cell table:formula="of:=INT([.B1347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0">
            <text:p>1340</text:p>
          </table:table-cell>
          <table:table-cell table:formula="of:=SQRT([.A1348])" office:value-type="float" office:value="36.6060104354462">
            <text:p>36,61</text:p>
          </table:table-cell>
          <table:table-cell table:formula="of:=INT([.B134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1">
            <text:p>1341</text:p>
          </table:table-cell>
          <table:table-cell table:formula="of:=SQRT([.A1349])" office:value-type="float" office:value="36.6196668472011">
            <text:p>36,62</text:p>
          </table:table-cell>
          <table:table-cell table:formula="of:=INT([.B1349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2">
            <text:p>1342</text:p>
          </table:table-cell>
          <table:table-cell table:formula="of:=SQRT([.A1350])" office:value-type="float" office:value="36.6333181680284">
            <text:p>36,63</text:p>
          </table:table-cell>
          <table:table-cell table:formula="of:=INT([.B135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3">
            <text:p>1343</text:p>
          </table:table-cell>
          <table:table-cell table:formula="of:=SQRT([.A1351])" office:value-type="float" office:value="36.6469644036174">
            <text:p>36,65</text:p>
          </table:table-cell>
          <table:table-cell table:formula="of:=INT([.B1351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4">
            <text:p>1344</text:p>
          </table:table-cell>
          <table:table-cell table:formula="of:=SQRT([.A1352])" office:value-type="float" office:value="36.6606055596467">
            <text:p>36,66</text:p>
          </table:table-cell>
          <table:table-cell table:formula="of:=INT([.B135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5">
            <text:p>1345</text:p>
          </table:table-cell>
          <table:table-cell table:formula="of:=SQRT([.A1353])" office:value-type="float" office:value="36.6742416417845">
            <text:p>36,67</text:p>
          </table:table-cell>
          <table:table-cell table:formula="of:=INT([.B1353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6">
            <text:p>1346</text:p>
          </table:table-cell>
          <table:table-cell table:formula="of:=SQRT([.A1354])" office:value-type="float" office:value="36.6878726556883">
            <text:p>36,69</text:p>
          </table:table-cell>
          <table:table-cell table:formula="of:=INT([.B135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7">
            <text:p>1347</text:p>
          </table:table-cell>
          <table:table-cell table:formula="of:=SQRT([.A1355])" office:value-type="float" office:value="36.7014986070051">
            <text:p>36,7</text:p>
          </table:table-cell>
          <table:table-cell table:formula="of:=INT([.B135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8">
            <text:p>1348</text:p>
          </table:table-cell>
          <table:table-cell table:formula="of:=SQRT([.A1356])" office:value-type="float" office:value="36.7151195013716">
            <text:p>36,72</text:p>
          </table:table-cell>
          <table:table-cell table:formula="of:=INT([.B135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49">
            <text:p>1349</text:p>
          </table:table-cell>
          <table:table-cell table:formula="of:=SQRT([.A1357])" office:value-type="float" office:value="36.7287353444139">
            <text:p>36,73</text:p>
          </table:table-cell>
          <table:table-cell table:formula="of:=INT([.B1357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0">
            <text:p>1350</text:p>
          </table:table-cell>
          <table:table-cell table:formula="of:=SQRT([.A1358])" office:value-type="float" office:value="36.7423461417477">
            <text:p>36,74</text:p>
          </table:table-cell>
          <table:table-cell table:formula="of:=INT([.B135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1">
            <text:p>1351</text:p>
          </table:table-cell>
          <table:table-cell table:formula="of:=SQRT([.A1359])" office:value-type="float" office:value="36.7559518989782">
            <text:p>36,76</text:p>
          </table:table-cell>
          <table:table-cell table:formula="of:=INT([.B1359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2">
            <text:p>1352</text:p>
          </table:table-cell>
          <table:table-cell table:formula="of:=SQRT([.A1360])" office:value-type="float" office:value="36.7695526217005">
            <text:p>36,77</text:p>
          </table:table-cell>
          <table:table-cell table:formula="of:=INT([.B136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3">
            <text:p>1353</text:p>
          </table:table-cell>
          <table:table-cell table:formula="of:=SQRT([.A1361])" office:value-type="float" office:value="36.783148315499">
            <text:p>36,78</text:p>
          </table:table-cell>
          <table:table-cell table:formula="of:=INT([.B1361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4">
            <text:p>1354</text:p>
          </table:table-cell>
          <table:table-cell table:formula="of:=SQRT([.A1362])" office:value-type="float" office:value="36.7967389859482">
            <text:p>36,8</text:p>
          </table:table-cell>
          <table:table-cell table:formula="of:=INT([.B136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5">
            <text:p>1355</text:p>
          </table:table-cell>
          <table:table-cell table:formula="of:=SQRT([.A1363])" office:value-type="float" office:value="36.8103246386119">
            <text:p>36,81</text:p>
          </table:table-cell>
          <table:table-cell table:formula="of:=INT([.B1363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6">
            <text:p>1356</text:p>
          </table:table-cell>
          <table:table-cell table:formula="of:=SQRT([.A1364])" office:value-type="float" office:value="36.8239052790439">
            <text:p>36,82</text:p>
          </table:table-cell>
          <table:table-cell table:formula="of:=INT([.B136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7">
            <text:p>1357</text:p>
          </table:table-cell>
          <table:table-cell table:formula="of:=SQRT([.A1365])" office:value-type="float" office:value="36.8374809127877">
            <text:p>36,84</text:p>
          </table:table-cell>
          <table:table-cell table:formula="of:=INT([.B136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8">
            <text:p>1358</text:p>
          </table:table-cell>
          <table:table-cell table:formula="of:=SQRT([.A1366])" office:value-type="float" office:value="36.8510515453766">
            <text:p>36,85</text:p>
          </table:table-cell>
          <table:table-cell table:formula="of:=INT([.B136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59">
            <text:p>1359</text:p>
          </table:table-cell>
          <table:table-cell table:formula="of:=SQRT([.A1367])" office:value-type="float" office:value="36.8646171823335">
            <text:p>36,86</text:p>
          </table:table-cell>
          <table:table-cell table:formula="of:=INT([.B1367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0">
            <text:p>1360</text:p>
          </table:table-cell>
          <table:table-cell table:formula="of:=SQRT([.A1368])" office:value-type="float" office:value="36.8781778291715">
            <text:p>36,88</text:p>
          </table:table-cell>
          <table:table-cell table:formula="of:=INT([.B136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1">
            <text:p>1361</text:p>
          </table:table-cell>
          <table:table-cell table:formula="of:=SQRT([.A1369])" office:value-type="float" office:value="36.8917334913934">
            <text:p>36,89</text:p>
          </table:table-cell>
          <table:table-cell table:formula="of:=INT([.B1369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2">
            <text:p>1362</text:p>
          </table:table-cell>
          <table:table-cell table:formula="of:=SQRT([.A1370])" office:value-type="float" office:value="36.9052841744919">
            <text:p>36,91</text:p>
          </table:table-cell>
          <table:table-cell table:formula="of:=INT([.B137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3">
            <text:p>1363</text:p>
          </table:table-cell>
          <table:table-cell table:formula="of:=SQRT([.A1371])" office:value-type="float" office:value="36.9188298839495">
            <text:p>36,92</text:p>
          </table:table-cell>
          <table:table-cell table:formula="of:=INT([.B1371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4">
            <text:p>1364</text:p>
          </table:table-cell>
          <table:table-cell table:formula="of:=SQRT([.A1372])" office:value-type="float" office:value="36.9323706252388">
            <text:p>36,93</text:p>
          </table:table-cell>
          <table:table-cell table:formula="of:=INT([.B137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5">
            <text:p>1365</text:p>
          </table:table-cell>
          <table:table-cell table:formula="of:=SQRT([.A1373])" office:value-type="float" office:value="36.9459064038223">
            <text:p>36,95</text:p>
          </table:table-cell>
          <table:table-cell table:formula="of:=INT([.B1373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6">
            <text:p>1366</text:p>
          </table:table-cell>
          <table:table-cell table:formula="of:=SQRT([.A1374])" office:value-type="float" office:value="36.9594372251527">
            <text:p>36,96</text:p>
          </table:table-cell>
          <table:table-cell table:formula="of:=INT([.B1374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7">
            <text:p>1367</text:p>
          </table:table-cell>
          <table:table-cell table:formula="of:=SQRT([.A1375])" office:value-type="float" office:value="36.9729630946723">
            <text:p>36,97</text:p>
          </table:table-cell>
          <table:table-cell table:formula="of:=INT([.B1375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8">
            <text:p>1368</text:p>
          </table:table-cell>
          <table:table-cell table:formula="of:=SQRT([.A1376])" office:value-type="float" office:value="36.9864840178139">
            <text:p>36,99</text:p>
          </table:table-cell>
          <table:table-cell table:formula="of:=INT([.B1376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369">
            <text:p>1369</text:p>
          </table:table-cell>
          <table:table-cell table:formula="of:=SQRT([.A1377])" office:value-type="float" office:value="37">
            <text:p>37</text:p>
          </table:table-cell>
          <table:table-cell table:formula="of:=INT([.B137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0">
            <text:p>1370</text:p>
          </table:table-cell>
          <table:table-cell table:formula="of:=SQRT([.A1378])" office:value-type="float" office:value="37.0135110466435">
            <text:p>37,01</text:p>
          </table:table-cell>
          <table:table-cell table:formula="of:=INT([.B137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1">
            <text:p>1371</text:p>
          </table:table-cell>
          <table:table-cell table:formula="of:=SQRT([.A1379])" office:value-type="float" office:value="37.0270171631472">
            <text:p>37,03</text:p>
          </table:table-cell>
          <table:table-cell table:formula="of:=INT([.B137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2">
            <text:p>1372</text:p>
          </table:table-cell>
          <table:table-cell table:formula="of:=SQRT([.A1380])" office:value-type="float" office:value="37.0405183549043">
            <text:p>37,04</text:p>
          </table:table-cell>
          <table:table-cell table:formula="of:=INT([.B138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3">
            <text:p>1373</text:p>
          </table:table-cell>
          <table:table-cell table:formula="of:=SQRT([.A1381])" office:value-type="float" office:value="37.0540146272978">
            <text:p>37,05</text:p>
          </table:table-cell>
          <table:table-cell table:formula="of:=INT([.B138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4">
            <text:p>1374</text:p>
          </table:table-cell>
          <table:table-cell table:formula="of:=SQRT([.A1382])" office:value-type="float" office:value="37.0675059857013">
            <text:p>37,07</text:p>
          </table:table-cell>
          <table:table-cell table:formula="of:=INT([.B1382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5">
            <text:p>1375</text:p>
          </table:table-cell>
          <table:table-cell table:formula="of:=SQRT([.A1383])" office:value-type="float" office:value="37.0809924354783">
            <text:p>37,08</text:p>
          </table:table-cell>
          <table:table-cell table:formula="of:=INT([.B1383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6">
            <text:p>1376</text:p>
          </table:table-cell>
          <table:table-cell table:formula="of:=SQRT([.A1384])" office:value-type="float" office:value="37.0944739819828">
            <text:p>37,09</text:p>
          </table:table-cell>
          <table:table-cell table:formula="of:=INT([.B1384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7">
            <text:p>1377</text:p>
          </table:table-cell>
          <table:table-cell table:formula="of:=SQRT([.A1385])" office:value-type="float" office:value="37.1079506305589">
            <text:p>37,11</text:p>
          </table:table-cell>
          <table:table-cell table:formula="of:=INT([.B1385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8">
            <text:p>1378</text:p>
          </table:table-cell>
          <table:table-cell table:formula="of:=SQRT([.A1386])" office:value-type="float" office:value="37.1214223865412">
            <text:p>37,12</text:p>
          </table:table-cell>
          <table:table-cell table:formula="of:=INT([.B138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79">
            <text:p>1379</text:p>
          </table:table-cell>
          <table:table-cell table:formula="of:=SQRT([.A1387])" office:value-type="float" office:value="37.1348892552543">
            <text:p>37,13</text:p>
          </table:table-cell>
          <table:table-cell table:formula="of:=INT([.B138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0">
            <text:p>1380</text:p>
          </table:table-cell>
          <table:table-cell table:formula="of:=SQRT([.A1388])" office:value-type="float" office:value="37.1483512420134">
            <text:p>37,15</text:p>
          </table:table-cell>
          <table:table-cell table:formula="of:=INT([.B138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1">
            <text:p>1381</text:p>
          </table:table-cell>
          <table:table-cell table:formula="of:=SQRT([.A1389])" office:value-type="float" office:value="37.1618083521241">
            <text:p>37,16</text:p>
          </table:table-cell>
          <table:table-cell table:formula="of:=INT([.B138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2">
            <text:p>1382</text:p>
          </table:table-cell>
          <table:table-cell table:formula="of:=SQRT([.A1390])" office:value-type="float" office:value="37.1752605908822">
            <text:p>37,18</text:p>
          </table:table-cell>
          <table:table-cell table:formula="of:=INT([.B139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3">
            <text:p>1383</text:p>
          </table:table-cell>
          <table:table-cell table:formula="of:=SQRT([.A1391])" office:value-type="float" office:value="37.1887079635741">
            <text:p>37,19</text:p>
          </table:table-cell>
          <table:table-cell table:formula="of:=INT([.B139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4">
            <text:p>1384</text:p>
          </table:table-cell>
          <table:table-cell table:formula="of:=SQRT([.A1392])" office:value-type="float" office:value="37.2021504754766">
            <text:p>37,2</text:p>
          </table:table-cell>
          <table:table-cell table:formula="of:=INT([.B1392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5">
            <text:p>1385</text:p>
          </table:table-cell>
          <table:table-cell table:formula="of:=SQRT([.A1393])" office:value-type="float" office:value="37.2155881318568">
            <text:p>37,22</text:p>
          </table:table-cell>
          <table:table-cell table:formula="of:=INT([.B1393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6">
            <text:p>1386</text:p>
          </table:table-cell>
          <table:table-cell table:formula="of:=SQRT([.A1394])" office:value-type="float" office:value="37.2290209379726">
            <text:p>37,23</text:p>
          </table:table-cell>
          <table:table-cell table:formula="of:=INT([.B1394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7">
            <text:p>1387</text:p>
          </table:table-cell>
          <table:table-cell table:formula="of:=SQRT([.A1395])" office:value-type="float" office:value="37.2424488990721">
            <text:p>37,24</text:p>
          </table:table-cell>
          <table:table-cell table:formula="of:=INT([.B1395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8">
            <text:p>1388</text:p>
          </table:table-cell>
          <table:table-cell table:formula="of:=SQRT([.A1396])" office:value-type="float" office:value="37.2558720203943">
            <text:p>37,26</text:p>
          </table:table-cell>
          <table:table-cell table:formula="of:=INT([.B139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89">
            <text:p>1389</text:p>
          </table:table-cell>
          <table:table-cell table:formula="of:=SQRT([.A1397])" office:value-type="float" office:value="37.2692903071684">
            <text:p>37,27</text:p>
          </table:table-cell>
          <table:table-cell table:formula="of:=INT([.B139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0">
            <text:p>1390</text:p>
          </table:table-cell>
          <table:table-cell table:formula="of:=SQRT([.A1398])" office:value-type="float" office:value="37.2827037646145">
            <text:p>37,28</text:p>
          </table:table-cell>
          <table:table-cell table:formula="of:=INT([.B139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1">
            <text:p>1391</text:p>
          </table:table-cell>
          <table:table-cell table:formula="of:=SQRT([.A1399])" office:value-type="float" office:value="37.296112397943">
            <text:p>37,3</text:p>
          </table:table-cell>
          <table:table-cell table:formula="of:=INT([.B139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2">
            <text:p>1392</text:p>
          </table:table-cell>
          <table:table-cell table:formula="of:=SQRT([.A1400])" office:value-type="float" office:value="37.3095162123553">
            <text:p>37,31</text:p>
          </table:table-cell>
          <table:table-cell table:formula="of:=INT([.B140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3">
            <text:p>1393</text:p>
          </table:table-cell>
          <table:table-cell table:formula="of:=SQRT([.A1401])" office:value-type="float" office:value="37.322915213043">
            <text:p>37,32</text:p>
          </table:table-cell>
          <table:table-cell table:formula="of:=INT([.B140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4">
            <text:p>1394</text:p>
          </table:table-cell>
          <table:table-cell table:formula="of:=SQRT([.A1402])" office:value-type="float" office:value="37.3363094051889">
            <text:p>37,34</text:p>
          </table:table-cell>
          <table:table-cell table:formula="of:=INT([.B1402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5">
            <text:p>1395</text:p>
          </table:table-cell>
          <table:table-cell table:formula="of:=SQRT([.A1403])" office:value-type="float" office:value="37.3496987939662">
            <text:p>37,35</text:p>
          </table:table-cell>
          <table:table-cell table:formula="of:=INT([.B1403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6">
            <text:p>1396</text:p>
          </table:table-cell>
          <table:table-cell table:formula="of:=SQRT([.A1404])" office:value-type="float" office:value="37.3630833845388">
            <text:p>37,36</text:p>
          </table:table-cell>
          <table:table-cell table:formula="of:=INT([.B1404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7">
            <text:p>1397</text:p>
          </table:table-cell>
          <table:table-cell table:formula="of:=SQRT([.A1405])" office:value-type="float" office:value="37.3764631820615">
            <text:p>37,38</text:p>
          </table:table-cell>
          <table:table-cell table:formula="of:=INT([.B1405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8">
            <text:p>1398</text:p>
          </table:table-cell>
          <table:table-cell table:formula="of:=SQRT([.A1406])" office:value-type="float" office:value="37.3898381916798">
            <text:p>37,39</text:p>
          </table:table-cell>
          <table:table-cell table:formula="of:=INT([.B140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399">
            <text:p>1399</text:p>
          </table:table-cell>
          <table:table-cell table:formula="of:=SQRT([.A1407])" office:value-type="float" office:value="37.4032084185301">
            <text:p>37,4</text:p>
          </table:table-cell>
          <table:table-cell table:formula="of:=INT([.B140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table:formula="of:=SQRT([.A1408])" office:value-type="float" office:value="37.4165738677394">
            <text:p>37,42</text:p>
          </table:table-cell>
          <table:table-cell table:formula="of:=INT([.B140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1">
            <text:p>1401</text:p>
          </table:table-cell>
          <table:table-cell table:formula="of:=SQRT([.A1409])" office:value-type="float" office:value="37.4299345444258">
            <text:p>37,43</text:p>
          </table:table-cell>
          <table:table-cell table:formula="of:=INT([.B140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2">
            <text:p>1402</text:p>
          </table:table-cell>
          <table:table-cell table:formula="of:=SQRT([.A1410])" office:value-type="float" office:value="37.4432904536981">
            <text:p>37,44</text:p>
          </table:table-cell>
          <table:table-cell table:formula="of:=INT([.B141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3">
            <text:p>1403</text:p>
          </table:table-cell>
          <table:table-cell table:formula="of:=SQRT([.A1411])" office:value-type="float" office:value="37.4566416006561">
            <text:p>37,46</text:p>
          </table:table-cell>
          <table:table-cell table:formula="of:=INT([.B141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4">
            <text:p>1404</text:p>
          </table:table-cell>
          <table:table-cell table:formula="of:=SQRT([.A1412])" office:value-type="float" office:value="37.4699879903904">
            <text:p>37,47</text:p>
          </table:table-cell>
          <table:table-cell table:formula="of:=INT([.B1412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5">
            <text:p>1405</text:p>
          </table:table-cell>
          <table:table-cell table:formula="of:=SQRT([.A1413])" office:value-type="float" office:value="37.4833296279826">
            <text:p>37,48</text:p>
          </table:table-cell>
          <table:table-cell table:formula="of:=INT([.B1413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6">
            <text:p>1406</text:p>
          </table:table-cell>
          <table:table-cell table:formula="of:=SQRT([.A1414])" office:value-type="float" office:value="37.4966665185053">
            <text:p>37,5</text:p>
          </table:table-cell>
          <table:table-cell table:formula="of:=INT([.B1414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7">
            <text:p>1407</text:p>
          </table:table-cell>
          <table:table-cell table:formula="of:=SQRT([.A1415])" office:value-type="float" office:value="37.5099986670221">
            <text:p>37,51</text:p>
          </table:table-cell>
          <table:table-cell table:formula="of:=INT([.B1415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8">
            <text:p>1408</text:p>
          </table:table-cell>
          <table:table-cell table:formula="of:=SQRT([.A1416])" office:value-type="float" office:value="37.5233260785874">
            <text:p>37,52</text:p>
          </table:table-cell>
          <table:table-cell table:formula="of:=INT([.B141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09">
            <text:p>1409</text:p>
          </table:table-cell>
          <table:table-cell table:formula="of:=SQRT([.A1417])" office:value-type="float" office:value="37.5366487582469">
            <text:p>37,54</text:p>
          </table:table-cell>
          <table:table-cell table:formula="of:=INT([.B141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0">
            <text:p>1410</text:p>
          </table:table-cell>
          <table:table-cell table:formula="of:=SQRT([.A1418])" office:value-type="float" office:value="37.5499667110372">
            <text:p>37,55</text:p>
          </table:table-cell>
          <table:table-cell table:formula="of:=INT([.B141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1">
            <text:p>1411</text:p>
          </table:table-cell>
          <table:table-cell table:formula="of:=SQRT([.A1419])" office:value-type="float" office:value="37.5632799419859">
            <text:p>37,56</text:p>
          </table:table-cell>
          <table:table-cell table:formula="of:=INT([.B141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2">
            <text:p>1412</text:p>
          </table:table-cell>
          <table:table-cell table:formula="of:=SQRT([.A1420])" office:value-type="float" office:value="37.5765884561119">
            <text:p>37,58</text:p>
          </table:table-cell>
          <table:table-cell table:formula="of:=INT([.B142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3">
            <text:p>1413</text:p>
          </table:table-cell>
          <table:table-cell table:formula="of:=SQRT([.A1421])" office:value-type="float" office:value="37.589892258425">
            <text:p>37,59</text:p>
          </table:table-cell>
          <table:table-cell table:formula="of:=INT([.B142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4">
            <text:p>1414</text:p>
          </table:table-cell>
          <table:table-cell table:formula="of:=SQRT([.A1422])" office:value-type="float" office:value="37.6031913539263">
            <text:p>37,6</text:p>
          </table:table-cell>
          <table:table-cell table:formula="of:=INT([.B1422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5">
            <text:p>1415</text:p>
          </table:table-cell>
          <table:table-cell table:formula="of:=SQRT([.A1423])" office:value-type="float" office:value="37.6164857476081">
            <text:p>37,62</text:p>
          </table:table-cell>
          <table:table-cell table:formula="of:=INT([.B1423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6">
            <text:p>1416</text:p>
          </table:table-cell>
          <table:table-cell table:formula="of:=SQRT([.A1424])" office:value-type="float" office:value="37.6297754444536">
            <text:p>37,63</text:p>
          </table:table-cell>
          <table:table-cell table:formula="of:=INT([.B1424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7">
            <text:p>1417</text:p>
          </table:table-cell>
          <table:table-cell table:formula="of:=SQRT([.A1425])" office:value-type="float" office:value="37.6430604494374">
            <text:p>37,64</text:p>
          </table:table-cell>
          <table:table-cell table:formula="of:=INT([.B1425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8">
            <text:p>1418</text:p>
          </table:table-cell>
          <table:table-cell table:formula="of:=SQRT([.A1426])" office:value-type="float" office:value="37.6563407675255">
            <text:p>37,66</text:p>
          </table:table-cell>
          <table:table-cell table:formula="of:=INT([.B142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19">
            <text:p>1419</text:p>
          </table:table-cell>
          <table:table-cell table:formula="of:=SQRT([.A1427])" office:value-type="float" office:value="37.6696164036747">
            <text:p>37,67</text:p>
          </table:table-cell>
          <table:table-cell table:formula="of:=INT([.B142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0">
            <text:p>1420</text:p>
          </table:table-cell>
          <table:table-cell table:formula="of:=SQRT([.A1428])" office:value-type="float" office:value="37.6828873628335">
            <text:p>37,68</text:p>
          </table:table-cell>
          <table:table-cell table:formula="of:=INT([.B142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1">
            <text:p>1421</text:p>
          </table:table-cell>
          <table:table-cell table:formula="of:=SQRT([.A1429])" office:value-type="float" office:value="37.6961536499415">
            <text:p>37,7</text:p>
          </table:table-cell>
          <table:table-cell table:formula="of:=INT([.B142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2">
            <text:p>1422</text:p>
          </table:table-cell>
          <table:table-cell table:formula="of:=SQRT([.A1430])" office:value-type="float" office:value="37.7094152699296">
            <text:p>37,71</text:p>
          </table:table-cell>
          <table:table-cell table:formula="of:=INT([.B143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3">
            <text:p>1423</text:p>
          </table:table-cell>
          <table:table-cell table:formula="of:=SQRT([.A1431])" office:value-type="float" office:value="37.72267222772">
            <text:p>37,72</text:p>
          </table:table-cell>
          <table:table-cell table:formula="of:=INT([.B143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4">
            <text:p>1424</text:p>
          </table:table-cell>
          <table:table-cell table:formula="of:=SQRT([.A1432])" office:value-type="float" office:value="37.7359245282264">
            <text:p>37,74</text:p>
          </table:table-cell>
          <table:table-cell table:formula="of:=INT([.B1432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5">
            <text:p>1425</text:p>
          </table:table-cell>
          <table:table-cell table:formula="of:=SQRT([.A1433])" office:value-type="float" office:value="37.7491721763537">
            <text:p>37,75</text:p>
          </table:table-cell>
          <table:table-cell table:formula="of:=INT([.B1433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6">
            <text:p>1426</text:p>
          </table:table-cell>
          <table:table-cell table:formula="of:=SQRT([.A1434])" office:value-type="float" office:value="37.7624151769984">
            <text:p>37,76</text:p>
          </table:table-cell>
          <table:table-cell table:formula="of:=INT([.B1434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7">
            <text:p>1427</text:p>
          </table:table-cell>
          <table:table-cell table:formula="of:=SQRT([.A1435])" office:value-type="float" office:value="37.7756535350482">
            <text:p>37,78</text:p>
          </table:table-cell>
          <table:table-cell table:formula="of:=INT([.B1435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8">
            <text:p>1428</text:p>
          </table:table-cell>
          <table:table-cell table:formula="of:=SQRT([.A1436])" office:value-type="float" office:value="37.7888872553824">
            <text:p>37,79</text:p>
          </table:table-cell>
          <table:table-cell table:formula="of:=INT([.B143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29">
            <text:p>1429</text:p>
          </table:table-cell>
          <table:table-cell table:formula="of:=SQRT([.A1437])" office:value-type="float" office:value="37.8021163428716">
            <text:p>37,8</text:p>
          </table:table-cell>
          <table:table-cell table:formula="of:=INT([.B143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0">
            <text:p>1430</text:p>
          </table:table-cell>
          <table:table-cell table:formula="of:=SQRT([.A1438])" office:value-type="float" office:value="37.8153408023781">
            <text:p>37,82</text:p>
          </table:table-cell>
          <table:table-cell table:formula="of:=INT([.B143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1">
            <text:p>1431</text:p>
          </table:table-cell>
          <table:table-cell table:formula="of:=SQRT([.A1439])" office:value-type="float" office:value="37.8285606387555">
            <text:p>37,83</text:p>
          </table:table-cell>
          <table:table-cell table:formula="of:=INT([.B143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2">
            <text:p>1432</text:p>
          </table:table-cell>
          <table:table-cell table:formula="of:=SQRT([.A1440])" office:value-type="float" office:value="37.841775856849">
            <text:p>37,84</text:p>
          </table:table-cell>
          <table:table-cell table:formula="of:=INT([.B144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3">
            <text:p>1433</text:p>
          </table:table-cell>
          <table:table-cell table:formula="of:=SQRT([.A1441])" office:value-type="float" office:value="37.8549864614954">
            <text:p>37,85</text:p>
          </table:table-cell>
          <table:table-cell table:formula="of:=INT([.B144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4">
            <text:p>1434</text:p>
          </table:table-cell>
          <table:table-cell table:formula="of:=SQRT([.A1442])" office:value-type="float" office:value="37.868192457523">
            <text:p>37,87</text:p>
          </table:table-cell>
          <table:table-cell table:formula="of:=INT([.B1442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5">
            <text:p>1435</text:p>
          </table:table-cell>
          <table:table-cell table:formula="of:=SQRT([.A1443])" office:value-type="float" office:value="37.8813938497516">
            <text:p>37,88</text:p>
          </table:table-cell>
          <table:table-cell table:formula="of:=INT([.B1443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6">
            <text:p>1436</text:p>
          </table:table-cell>
          <table:table-cell table:formula="of:=SQRT([.A1444])" office:value-type="float" office:value="37.8945906429928">
            <text:p>37,89</text:p>
          </table:table-cell>
          <table:table-cell table:formula="of:=INT([.B1444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7">
            <text:p>1437</text:p>
          </table:table-cell>
          <table:table-cell table:formula="of:=SQRT([.A1445])" office:value-type="float" office:value="37.9077828420497">
            <text:p>37,91</text:p>
          </table:table-cell>
          <table:table-cell table:formula="of:=INT([.B1445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8">
            <text:p>1438</text:p>
          </table:table-cell>
          <table:table-cell table:formula="of:=SQRT([.A1446])" office:value-type="float" office:value="37.9209704517171">
            <text:p>37,92</text:p>
          </table:table-cell>
          <table:table-cell table:formula="of:=INT([.B144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39">
            <text:p>1439</text:p>
          </table:table-cell>
          <table:table-cell table:formula="of:=SQRT([.A1447])" office:value-type="float" office:value="37.9341534767813">
            <text:p>37,93</text:p>
          </table:table-cell>
          <table:table-cell table:formula="of:=INT([.B144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40">
            <text:p>1440</text:p>
          </table:table-cell>
          <table:table-cell table:formula="of:=SQRT([.A1448])" office:value-type="float" office:value="37.9473319220205">
            <text:p>37,95</text:p>
          </table:table-cell>
          <table:table-cell table:formula="of:=INT([.B1448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41">
            <text:p>1441</text:p>
          </table:table-cell>
          <table:table-cell table:formula="of:=SQRT([.A1449])" office:value-type="float" office:value="37.9605057922046">
            <text:p>37,96</text:p>
          </table:table-cell>
          <table:table-cell table:formula="of:=INT([.B1449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42">
            <text:p>1442</text:p>
          </table:table-cell>
          <table:table-cell table:formula="of:=SQRT([.A1450])" office:value-type="float" office:value="37.9736750920951">
            <text:p>37,97</text:p>
          </table:table-cell>
          <table:table-cell table:formula="of:=INT([.B145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43">
            <text:p>1443</text:p>
          </table:table-cell>
          <table:table-cell table:formula="of:=SQRT([.A1451])" office:value-type="float" office:value="37.9868398264452">
            <text:p>37,99</text:p>
          </table:table-cell>
          <table:table-cell table:formula="of:=INT([.B1451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444">
            <text:p>1444</text:p>
          </table:table-cell>
          <table:table-cell table:formula="of:=SQRT([.A1452])" office:value-type="float" office:value="38">
            <text:p>38</text:p>
          </table:table-cell>
          <table:table-cell table:formula="of:=INT([.B145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45">
            <text:p>1445</text:p>
          </table:table-cell>
          <table:table-cell table:formula="of:=SQRT([.A1453])" office:value-type="float" office:value="38.0131556174964">
            <text:p>38,01</text:p>
          </table:table-cell>
          <table:table-cell table:formula="of:=INT([.B145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46">
            <text:p>1446</text:p>
          </table:table-cell>
          <table:table-cell table:formula="of:=SQRT([.A1454])" office:value-type="float" office:value="38.0263066836631">
            <text:p>38,03</text:p>
          </table:table-cell>
          <table:table-cell table:formula="of:=INT([.B145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47">
            <text:p>1447</text:p>
          </table:table-cell>
          <table:table-cell table:formula="of:=SQRT([.A1455])" office:value-type="float" office:value="38.0394532032205">
            <text:p>38,04</text:p>
          </table:table-cell>
          <table:table-cell table:formula="of:=INT([.B145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48">
            <text:p>1448</text:p>
          </table:table-cell>
          <table:table-cell table:formula="of:=SQRT([.A1456])" office:value-type="float" office:value="38.0525951808809">
            <text:p>38,05</text:p>
          </table:table-cell>
          <table:table-cell table:formula="of:=INT([.B145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49">
            <text:p>1449</text:p>
          </table:table-cell>
          <table:table-cell table:formula="of:=SQRT([.A1457])" office:value-type="float" office:value="38.0657326213486">
            <text:p>38,07</text:p>
          </table:table-cell>
          <table:table-cell table:formula="of:=INT([.B145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0">
            <text:p>1450</text:p>
          </table:table-cell>
          <table:table-cell table:formula="of:=SQRT([.A1458])" office:value-type="float" office:value="38.0788655293195">
            <text:p>38,08</text:p>
          </table:table-cell>
          <table:table-cell table:formula="of:=INT([.B145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1">
            <text:p>1451</text:p>
          </table:table-cell>
          <table:table-cell table:formula="of:=SQRT([.A1459])" office:value-type="float" office:value="38.0919939094818">
            <text:p>38,09</text:p>
          </table:table-cell>
          <table:table-cell table:formula="of:=INT([.B1459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2">
            <text:p>1452</text:p>
          </table:table-cell>
          <table:table-cell table:formula="of:=SQRT([.A1460])" office:value-type="float" office:value="38.1051177665153">
            <text:p>38,11</text:p>
          </table:table-cell>
          <table:table-cell table:formula="of:=INT([.B1460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3">
            <text:p>1453</text:p>
          </table:table-cell>
          <table:table-cell table:formula="of:=SQRT([.A1461])" office:value-type="float" office:value="38.1182371050918">
            <text:p>38,12</text:p>
          </table:table-cell>
          <table:table-cell table:formula="of:=INT([.B1461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4">
            <text:p>1454</text:p>
          </table:table-cell>
          <table:table-cell table:formula="of:=SQRT([.A1462])" office:value-type="float" office:value="38.1313519298752">
            <text:p>38,13</text:p>
          </table:table-cell>
          <table:table-cell table:formula="of:=INT([.B146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5">
            <text:p>1455</text:p>
          </table:table-cell>
          <table:table-cell table:formula="of:=SQRT([.A1463])" office:value-type="float" office:value="38.1444622455213">
            <text:p>38,14</text:p>
          </table:table-cell>
          <table:table-cell table:formula="of:=INT([.B146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6">
            <text:p>1456</text:p>
          </table:table-cell>
          <table:table-cell table:formula="of:=SQRT([.A1464])" office:value-type="float" office:value="38.1575680566778">
            <text:p>38,16</text:p>
          </table:table-cell>
          <table:table-cell table:formula="of:=INT([.B146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7">
            <text:p>1457</text:p>
          </table:table-cell>
          <table:table-cell table:formula="of:=SQRT([.A1465])" office:value-type="float" office:value="38.1706693679846">
            <text:p>38,17</text:p>
          </table:table-cell>
          <table:table-cell table:formula="of:=INT([.B146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8">
            <text:p>1458</text:p>
          </table:table-cell>
          <table:table-cell table:formula="of:=SQRT([.A1466])" office:value-type="float" office:value="38.1837661840736">
            <text:p>38,18</text:p>
          </table:table-cell>
          <table:table-cell table:formula="of:=INT([.B146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59">
            <text:p>1459</text:p>
          </table:table-cell>
          <table:table-cell table:formula="of:=SQRT([.A1467])" office:value-type="float" office:value="38.1968585095686">
            <text:p>38,2</text:p>
          </table:table-cell>
          <table:table-cell table:formula="of:=INT([.B146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0">
            <text:p>1460</text:p>
          </table:table-cell>
          <table:table-cell table:formula="of:=SQRT([.A1468])" office:value-type="float" office:value="38.2099463490856">
            <text:p>38,21</text:p>
          </table:table-cell>
          <table:table-cell table:formula="of:=INT([.B146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1">
            <text:p>1461</text:p>
          </table:table-cell>
          <table:table-cell table:formula="of:=SQRT([.A1469])" office:value-type="float" office:value="38.2230297072328">
            <text:p>38,22</text:p>
          </table:table-cell>
          <table:table-cell table:formula="of:=INT([.B1469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2">
            <text:p>1462</text:p>
          </table:table-cell>
          <table:table-cell table:formula="of:=SQRT([.A1470])" office:value-type="float" office:value="38.2361085886103">
            <text:p>38,24</text:p>
          </table:table-cell>
          <table:table-cell table:formula="of:=INT([.B1470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3">
            <text:p>1463</text:p>
          </table:table-cell>
          <table:table-cell table:formula="of:=SQRT([.A1471])" office:value-type="float" office:value="38.2491829978106">
            <text:p>38,25</text:p>
          </table:table-cell>
          <table:table-cell table:formula="of:=INT([.B1471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4">
            <text:p>1464</text:p>
          </table:table-cell>
          <table:table-cell table:formula="of:=SQRT([.A1472])" office:value-type="float" office:value="38.262252939418">
            <text:p>38,26</text:p>
          </table:table-cell>
          <table:table-cell table:formula="of:=INT([.B147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5">
            <text:p>1465</text:p>
          </table:table-cell>
          <table:table-cell table:formula="of:=SQRT([.A1473])" office:value-type="float" office:value="38.2753184180093">
            <text:p>38,28</text:p>
          </table:table-cell>
          <table:table-cell table:formula="of:=INT([.B147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6">
            <text:p>1466</text:p>
          </table:table-cell>
          <table:table-cell table:formula="of:=SQRT([.A1474])" office:value-type="float" office:value="38.2883794381533">
            <text:p>38,29</text:p>
          </table:table-cell>
          <table:table-cell table:formula="of:=INT([.B147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7">
            <text:p>1467</text:p>
          </table:table-cell>
          <table:table-cell table:formula="of:=SQRT([.A1475])" office:value-type="float" office:value="38.3014360044111">
            <text:p>38,3</text:p>
          </table:table-cell>
          <table:table-cell table:formula="of:=INT([.B147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8">
            <text:p>1468</text:p>
          </table:table-cell>
          <table:table-cell table:formula="of:=SQRT([.A1476])" office:value-type="float" office:value="38.314488121336">
            <text:p>38,31</text:p>
          </table:table-cell>
          <table:table-cell table:formula="of:=INT([.B147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69">
            <text:p>1469</text:p>
          </table:table-cell>
          <table:table-cell table:formula="of:=SQRT([.A1477])" office:value-type="float" office:value="38.3275357934736">
            <text:p>38,33</text:p>
          </table:table-cell>
          <table:table-cell table:formula="of:=INT([.B147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0">
            <text:p>1470</text:p>
          </table:table-cell>
          <table:table-cell table:formula="of:=SQRT([.A1478])" office:value-type="float" office:value="38.3405790253616">
            <text:p>38,34</text:p>
          </table:table-cell>
          <table:table-cell table:formula="of:=INT([.B147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1">
            <text:p>1471</text:p>
          </table:table-cell>
          <table:table-cell table:formula="of:=SQRT([.A1479])" office:value-type="float" office:value="38.3536178215302">
            <text:p>38,35</text:p>
          </table:table-cell>
          <table:table-cell table:formula="of:=INT([.B1479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2">
            <text:p>1472</text:p>
          </table:table-cell>
          <table:table-cell table:formula="of:=SQRT([.A1480])" office:value-type="float" office:value="38.3666521865018">
            <text:p>38,37</text:p>
          </table:table-cell>
          <table:table-cell table:formula="of:=INT([.B1480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3">
            <text:p>1473</text:p>
          </table:table-cell>
          <table:table-cell table:formula="of:=SQRT([.A1481])" office:value-type="float" office:value="38.379682124791">
            <text:p>38,38</text:p>
          </table:table-cell>
          <table:table-cell table:formula="of:=INT([.B1481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4">
            <text:p>1474</text:p>
          </table:table-cell>
          <table:table-cell table:formula="of:=SQRT([.A1482])" office:value-type="float" office:value="38.3927076409049">
            <text:p>38,39</text:p>
          </table:table-cell>
          <table:table-cell table:formula="of:=INT([.B148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5">
            <text:p>1475</text:p>
          </table:table-cell>
          <table:table-cell table:formula="of:=SQRT([.A1483])" office:value-type="float" office:value="38.405728739343">
            <text:p>38,41</text:p>
          </table:table-cell>
          <table:table-cell table:formula="of:=INT([.B148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6">
            <text:p>1476</text:p>
          </table:table-cell>
          <table:table-cell table:formula="of:=SQRT([.A1484])" office:value-type="float" office:value="38.4187454245971">
            <text:p>38,42</text:p>
          </table:table-cell>
          <table:table-cell table:formula="of:=INT([.B148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7">
            <text:p>1477</text:p>
          </table:table-cell>
          <table:table-cell table:formula="of:=SQRT([.A1485])" office:value-type="float" office:value="38.4317577011513">
            <text:p>38,43</text:p>
          </table:table-cell>
          <table:table-cell table:formula="of:=INT([.B148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8">
            <text:p>1478</text:p>
          </table:table-cell>
          <table:table-cell table:formula="of:=SQRT([.A1486])" office:value-type="float" office:value="38.4447655734822">
            <text:p>38,44</text:p>
          </table:table-cell>
          <table:table-cell table:formula="of:=INT([.B148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79">
            <text:p>1479</text:p>
          </table:table-cell>
          <table:table-cell table:formula="of:=SQRT([.A1487])" office:value-type="float" office:value="38.4577690460588">
            <text:p>38,46</text:p>
          </table:table-cell>
          <table:table-cell table:formula="of:=INT([.B148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0">
            <text:p>1480</text:p>
          </table:table-cell>
          <table:table-cell table:formula="of:=SQRT([.A1488])" office:value-type="float" office:value="38.4707681233427">
            <text:p>38,47</text:p>
          </table:table-cell>
          <table:table-cell table:formula="of:=INT([.B148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1">
            <text:p>1481</text:p>
          </table:table-cell>
          <table:table-cell table:formula="of:=SQRT([.A1489])" office:value-type="float" office:value="38.4837628097877">
            <text:p>38,48</text:p>
          </table:table-cell>
          <table:table-cell table:formula="of:=INT([.B1489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2">
            <text:p>1482</text:p>
          </table:table-cell>
          <table:table-cell table:formula="of:=SQRT([.A1490])" office:value-type="float" office:value="38.4967531098403">
            <text:p>38,5</text:p>
          </table:table-cell>
          <table:table-cell table:formula="of:=INT([.B1490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3">
            <text:p>1483</text:p>
          </table:table-cell>
          <table:table-cell table:formula="of:=SQRT([.A1491])" office:value-type="float" office:value="38.5097390279394">
            <text:p>38,51</text:p>
          </table:table-cell>
          <table:table-cell table:formula="of:=INT([.B1491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4">
            <text:p>1484</text:p>
          </table:table-cell>
          <table:table-cell table:formula="of:=SQRT([.A1492])" office:value-type="float" office:value="38.5227205685164">
            <text:p>38,52</text:p>
          </table:table-cell>
          <table:table-cell table:formula="of:=INT([.B149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5">
            <text:p>1485</text:p>
          </table:table-cell>
          <table:table-cell table:formula="of:=SQRT([.A1493])" office:value-type="float" office:value="38.5356977359954">
            <text:p>38,54</text:p>
          </table:table-cell>
          <table:table-cell table:formula="of:=INT([.B149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6">
            <text:p>1486</text:p>
          </table:table-cell>
          <table:table-cell table:formula="of:=SQRT([.A1494])" office:value-type="float" office:value="38.5486705347928">
            <text:p>38,55</text:p>
          </table:table-cell>
          <table:table-cell table:formula="of:=INT([.B149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7">
            <text:p>1487</text:p>
          </table:table-cell>
          <table:table-cell table:formula="of:=SQRT([.A1495])" office:value-type="float" office:value="38.5616389693177">
            <text:p>38,56</text:p>
          </table:table-cell>
          <table:table-cell table:formula="of:=INT([.B149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8">
            <text:p>1488</text:p>
          </table:table-cell>
          <table:table-cell table:formula="of:=SQRT([.A1496])" office:value-type="float" office:value="38.5746030439718">
            <text:p>38,57</text:p>
          </table:table-cell>
          <table:table-cell table:formula="of:=INT([.B149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89">
            <text:p>1489</text:p>
          </table:table-cell>
          <table:table-cell table:formula="of:=SQRT([.A1497])" office:value-type="float" office:value="38.5875627631495">
            <text:p>38,59</text:p>
          </table:table-cell>
          <table:table-cell table:formula="of:=INT([.B149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0">
            <text:p>1490</text:p>
          </table:table-cell>
          <table:table-cell table:formula="of:=SQRT([.A1498])" office:value-type="float" office:value="38.6005181312376">
            <text:p>38,6</text:p>
          </table:table-cell>
          <table:table-cell table:formula="of:=INT([.B149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1">
            <text:p>1491</text:p>
          </table:table-cell>
          <table:table-cell table:formula="of:=SQRT([.A1499])" office:value-type="float" office:value="38.6134691526156">
            <text:p>38,61</text:p>
          </table:table-cell>
          <table:table-cell table:formula="of:=INT([.B1499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2">
            <text:p>1492</text:p>
          </table:table-cell>
          <table:table-cell table:formula="of:=SQRT([.A1500])" office:value-type="float" office:value="38.6264158316559">
            <text:p>38,63</text:p>
          </table:table-cell>
          <table:table-cell table:formula="of:=INT([.B1500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3">
            <text:p>1493</text:p>
          </table:table-cell>
          <table:table-cell table:formula="of:=SQRT([.A1501])" office:value-type="float" office:value="38.6393581727233">
            <text:p>38,64</text:p>
          </table:table-cell>
          <table:table-cell table:formula="of:=INT([.B1501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4">
            <text:p>1494</text:p>
          </table:table-cell>
          <table:table-cell table:formula="of:=SQRT([.A1502])" office:value-type="float" office:value="38.6522961801754">
            <text:p>38,65</text:p>
          </table:table-cell>
          <table:table-cell table:formula="of:=INT([.B150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5">
            <text:p>1495</text:p>
          </table:table-cell>
          <table:table-cell table:formula="of:=SQRT([.A1503])" office:value-type="float" office:value="38.6652298583624">
            <text:p>38,67</text:p>
          </table:table-cell>
          <table:table-cell table:formula="of:=INT([.B150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6">
            <text:p>1496</text:p>
          </table:table-cell>
          <table:table-cell table:formula="of:=SQRT([.A1504])" office:value-type="float" office:value="38.6781592116274">
            <text:p>38,68</text:p>
          </table:table-cell>
          <table:table-cell table:formula="of:=INT([.B150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7">
            <text:p>1497</text:p>
          </table:table-cell>
          <table:table-cell table:formula="of:=SQRT([.A1505])" office:value-type="float" office:value="38.6910842443062">
            <text:p>38,69</text:p>
          </table:table-cell>
          <table:table-cell table:formula="of:=INT([.B150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8">
            <text:p>1498</text:p>
          </table:table-cell>
          <table:table-cell table:formula="of:=SQRT([.A1506])" office:value-type="float" office:value="38.7040049607272">
            <text:p>38,7</text:p>
          </table:table-cell>
          <table:table-cell table:formula="of:=INT([.B150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499">
            <text:p>1499</text:p>
          </table:table-cell>
          <table:table-cell table:formula="of:=SQRT([.A1507])" office:value-type="float" office:value="38.7169213652119">
            <text:p>38,72</text:p>
          </table:table-cell>
          <table:table-cell table:formula="of:=INT([.B150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table:formula="of:=SQRT([.A1508])" office:value-type="float" office:value="38.7298334620742">
            <text:p>38,73</text:p>
          </table:table-cell>
          <table:table-cell table:formula="of:=INT([.B150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1">
            <text:p>1501</text:p>
          </table:table-cell>
          <table:table-cell table:formula="of:=SQRT([.A1509])" office:value-type="float" office:value="38.742741255621">
            <text:p>38,74</text:p>
          </table:table-cell>
          <table:table-cell table:formula="of:=INT([.B1509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2">
            <text:p>1502</text:p>
          </table:table-cell>
          <table:table-cell table:formula="of:=SQRT([.A1510])" office:value-type="float" office:value="38.7556447501522">
            <text:p>38,76</text:p>
          </table:table-cell>
          <table:table-cell table:formula="of:=INT([.B1510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3">
            <text:p>1503</text:p>
          </table:table-cell>
          <table:table-cell table:formula="of:=SQRT([.A1511])" office:value-type="float" office:value="38.7685439499603">
            <text:p>38,77</text:p>
          </table:table-cell>
          <table:table-cell table:formula="of:=INT([.B1511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4">
            <text:p>1504</text:p>
          </table:table-cell>
          <table:table-cell table:formula="of:=SQRT([.A1512])" office:value-type="float" office:value="38.7814388593306">
            <text:p>38,78</text:p>
          </table:table-cell>
          <table:table-cell table:formula="of:=INT([.B151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5">
            <text:p>1505</text:p>
          </table:table-cell>
          <table:table-cell table:formula="of:=SQRT([.A1513])" office:value-type="float" office:value="38.7943294825416">
            <text:p>38,79</text:p>
          </table:table-cell>
          <table:table-cell table:formula="of:=INT([.B151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6">
            <text:p>1506</text:p>
          </table:table-cell>
          <table:table-cell table:formula="of:=SQRT([.A1514])" office:value-type="float" office:value="38.8072158238645">
            <text:p>38,81</text:p>
          </table:table-cell>
          <table:table-cell table:formula="of:=INT([.B151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7">
            <text:p>1507</text:p>
          </table:table-cell>
          <table:table-cell table:formula="of:=SQRT([.A1515])" office:value-type="float" office:value="38.8200978875633">
            <text:p>38,82</text:p>
          </table:table-cell>
          <table:table-cell table:formula="of:=INT([.B151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8">
            <text:p>1508</text:p>
          </table:table-cell>
          <table:table-cell table:formula="of:=SQRT([.A1516])" office:value-type="float" office:value="38.8329756778952">
            <text:p>38,83</text:p>
          </table:table-cell>
          <table:table-cell table:formula="of:=INT([.B151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09">
            <text:p>1509</text:p>
          </table:table-cell>
          <table:table-cell table:formula="of:=SQRT([.A1517])" office:value-type="float" office:value="38.8458491991101">
            <text:p>38,85</text:p>
          </table:table-cell>
          <table:table-cell table:formula="of:=INT([.B151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0">
            <text:p>1510</text:p>
          </table:table-cell>
          <table:table-cell table:formula="of:=SQRT([.A1518])" office:value-type="float" office:value="38.8587184554509">
            <text:p>38,86</text:p>
          </table:table-cell>
          <table:table-cell table:formula="of:=INT([.B151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1">
            <text:p>1511</text:p>
          </table:table-cell>
          <table:table-cell table:formula="of:=SQRT([.A1519])" office:value-type="float" office:value="38.8715834511536">
            <text:p>38,87</text:p>
          </table:table-cell>
          <table:table-cell table:formula="of:=INT([.B1519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2">
            <text:p>1512</text:p>
          </table:table-cell>
          <table:table-cell table:formula="of:=SQRT([.A1520])" office:value-type="float" office:value="38.8844441904472">
            <text:p>38,88</text:p>
          </table:table-cell>
          <table:table-cell table:formula="of:=INT([.B1520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3">
            <text:p>1513</text:p>
          </table:table-cell>
          <table:table-cell table:formula="of:=SQRT([.A1521])" office:value-type="float" office:value="38.8973006775534">
            <text:p>38,9</text:p>
          </table:table-cell>
          <table:table-cell table:formula="of:=INT([.B1521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4">
            <text:p>1514</text:p>
          </table:table-cell>
          <table:table-cell table:formula="of:=SQRT([.A1522])" office:value-type="float" office:value="38.9101529166874">
            <text:p>38,91</text:p>
          </table:table-cell>
          <table:table-cell table:formula="of:=INT([.B1522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5">
            <text:p>1515</text:p>
          </table:table-cell>
          <table:table-cell table:formula="of:=SQRT([.A1523])" office:value-type="float" office:value="38.9230009120571">
            <text:p>38,92</text:p>
          </table:table-cell>
          <table:table-cell table:formula="of:=INT([.B1523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6">
            <text:p>1516</text:p>
          </table:table-cell>
          <table:table-cell table:formula="of:=SQRT([.A1524])" office:value-type="float" office:value="38.9358446678636">
            <text:p>38,94</text:p>
          </table:table-cell>
          <table:table-cell table:formula="of:=INT([.B1524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7">
            <text:p>1517</text:p>
          </table:table-cell>
          <table:table-cell table:formula="of:=SQRT([.A1525])" office:value-type="float" office:value="38.9486841883009">
            <text:p>38,95</text:p>
          </table:table-cell>
          <table:table-cell table:formula="of:=INT([.B1525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8">
            <text:p>1518</text:p>
          </table:table-cell>
          <table:table-cell table:formula="of:=SQRT([.A1526])" office:value-type="float" office:value="38.9615194775563">
            <text:p>38,96</text:p>
          </table:table-cell>
          <table:table-cell table:formula="of:=INT([.B1526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19">
            <text:p>1519</text:p>
          </table:table-cell>
          <table:table-cell table:formula="of:=SQRT([.A1527])" office:value-type="float" office:value="38.9743505398102">
            <text:p>38,97</text:p>
          </table:table-cell>
          <table:table-cell table:formula="of:=INT([.B1527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20">
            <text:p>1520</text:p>
          </table:table-cell>
          <table:table-cell table:formula="of:=SQRT([.A1528])" office:value-type="float" office:value="38.9871773792359">
            <text:p>38,99</text:p>
          </table:table-cell>
          <table:table-cell table:formula="of:=INT([.B1528]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1521">
            <text:p>1521</text:p>
          </table:table-cell>
          <table:table-cell table:formula="of:=SQRT([.A1529])" office:value-type="float" office:value="39">
            <text:p>39</text:p>
          </table:table-cell>
          <table:table-cell table:formula="of:=INT([.B152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2">
            <text:p>1522</text:p>
          </table:table-cell>
          <table:table-cell table:formula="of:=SQRT([.A1530])" office:value-type="float" office:value="39.0128184062623">
            <text:p>39,01</text:p>
          </table:table-cell>
          <table:table-cell table:formula="of:=INT([.B153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3">
            <text:p>1523</text:p>
          </table:table-cell>
          <table:table-cell table:formula="of:=SQRT([.A1531])" office:value-type="float" office:value="39.0256326021757">
            <text:p>39,03</text:p>
          </table:table-cell>
          <table:table-cell table:formula="of:=INT([.B153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4">
            <text:p>1524</text:p>
          </table:table-cell>
          <table:table-cell table:formula="of:=SQRT([.A1532])" office:value-type="float" office:value="39.0384425918863">
            <text:p>39,04</text:p>
          </table:table-cell>
          <table:table-cell table:formula="of:=INT([.B153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5">
            <text:p>1525</text:p>
          </table:table-cell>
          <table:table-cell table:formula="of:=SQRT([.A1533])" office:value-type="float" office:value="39.0512483795333">
            <text:p>39,05</text:p>
          </table:table-cell>
          <table:table-cell table:formula="of:=INT([.B153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6">
            <text:p>1526</text:p>
          </table:table-cell>
          <table:table-cell table:formula="of:=SQRT([.A1534])" office:value-type="float" office:value="39.0640499692492">
            <text:p>39,06</text:p>
          </table:table-cell>
          <table:table-cell table:formula="of:=INT([.B153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7">
            <text:p>1527</text:p>
          </table:table-cell>
          <table:table-cell table:formula="of:=SQRT([.A1535])" office:value-type="float" office:value="39.0768473651598">
            <text:p>39,08</text:p>
          </table:table-cell>
          <table:table-cell table:formula="of:=INT([.B153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8">
            <text:p>1528</text:p>
          </table:table-cell>
          <table:table-cell table:formula="of:=SQRT([.A1536])" office:value-type="float" office:value="39.0896405713841">
            <text:p>39,09</text:p>
          </table:table-cell>
          <table:table-cell table:formula="of:=INT([.B153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29">
            <text:p>1529</text:p>
          </table:table-cell>
          <table:table-cell table:formula="of:=SQRT([.A1537])" office:value-type="float" office:value="39.1024295920343">
            <text:p>39,1</text:p>
          </table:table-cell>
          <table:table-cell table:formula="of:=INT([.B153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0">
            <text:p>1530</text:p>
          </table:table-cell>
          <table:table-cell table:formula="of:=SQRT([.A1538])" office:value-type="float" office:value="39.1152144312159">
            <text:p>39,12</text:p>
          </table:table-cell>
          <table:table-cell table:formula="of:=INT([.B1538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1">
            <text:p>1531</text:p>
          </table:table-cell>
          <table:table-cell table:formula="of:=SQRT([.A1539])" office:value-type="float" office:value="39.1279950930277">
            <text:p>39,13</text:p>
          </table:table-cell>
          <table:table-cell table:formula="of:=INT([.B153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2">
            <text:p>1532</text:p>
          </table:table-cell>
          <table:table-cell table:formula="of:=SQRT([.A1540])" office:value-type="float" office:value="39.1407715815618">
            <text:p>39,14</text:p>
          </table:table-cell>
          <table:table-cell table:formula="of:=INT([.B154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3">
            <text:p>1533</text:p>
          </table:table-cell>
          <table:table-cell table:formula="of:=SQRT([.A1541])" office:value-type="float" office:value="39.1535439009038">
            <text:p>39,15</text:p>
          </table:table-cell>
          <table:table-cell table:formula="of:=INT([.B154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4">
            <text:p>1534</text:p>
          </table:table-cell>
          <table:table-cell table:formula="of:=SQRT([.A1542])" office:value-type="float" office:value="39.1663120551323">
            <text:p>39,17</text:p>
          </table:table-cell>
          <table:table-cell table:formula="of:=INT([.B154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5">
            <text:p>1535</text:p>
          </table:table-cell>
          <table:table-cell table:formula="of:=SQRT([.A1543])" office:value-type="float" office:value="39.1790760483195">
            <text:p>39,18</text:p>
          </table:table-cell>
          <table:table-cell table:formula="of:=INT([.B154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6">
            <text:p>1536</text:p>
          </table:table-cell>
          <table:table-cell table:formula="of:=SQRT([.A1544])" office:value-type="float" office:value="39.1918358845308">
            <text:p>39,19</text:p>
          </table:table-cell>
          <table:table-cell table:formula="of:=INT([.B154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7">
            <text:p>1537</text:p>
          </table:table-cell>
          <table:table-cell table:formula="of:=SQRT([.A1545])" office:value-type="float" office:value="39.2045915678253">
            <text:p>39,2</text:p>
          </table:table-cell>
          <table:table-cell table:formula="of:=INT([.B154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8">
            <text:p>1538</text:p>
          </table:table-cell>
          <table:table-cell table:formula="of:=SQRT([.A1546])" office:value-type="float" office:value="39.2173431022552">
            <text:p>39,22</text:p>
          </table:table-cell>
          <table:table-cell table:formula="of:=INT([.B154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39">
            <text:p>1539</text:p>
          </table:table-cell>
          <table:table-cell table:formula="of:=SQRT([.A1547])" office:value-type="float" office:value="39.2300904918661">
            <text:p>39,23</text:p>
          </table:table-cell>
          <table:table-cell table:formula="of:=INT([.B154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0">
            <text:p>1540</text:p>
          </table:table-cell>
          <table:table-cell table:formula="of:=SQRT([.A1548])" office:value-type="float" office:value="39.2428337406972">
            <text:p>39,24</text:p>
          </table:table-cell>
          <table:table-cell table:formula="of:=INT([.B1548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1">
            <text:p>1541</text:p>
          </table:table-cell>
          <table:table-cell table:formula="of:=SQRT([.A1549])" office:value-type="float" office:value="39.255572852781">
            <text:p>39,26</text:p>
          </table:table-cell>
          <table:table-cell table:formula="of:=INT([.B154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2">
            <text:p>1542</text:p>
          </table:table-cell>
          <table:table-cell table:formula="of:=SQRT([.A1550])" office:value-type="float" office:value="39.2683078321437">
            <text:p>39,27</text:p>
          </table:table-cell>
          <table:table-cell table:formula="of:=INT([.B155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3">
            <text:p>1543</text:p>
          </table:table-cell>
          <table:table-cell table:formula="of:=SQRT([.A1551])" office:value-type="float" office:value="39.2810386828047">
            <text:p>39,28</text:p>
          </table:table-cell>
          <table:table-cell table:formula="of:=INT([.B155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4">
            <text:p>1544</text:p>
          </table:table-cell>
          <table:table-cell table:formula="of:=SQRT([.A1552])" office:value-type="float" office:value="39.293765408777">
            <text:p>39,29</text:p>
          </table:table-cell>
          <table:table-cell table:formula="of:=INT([.B155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5">
            <text:p>1545</text:p>
          </table:table-cell>
          <table:table-cell table:formula="of:=SQRT([.A1553])" office:value-type="float" office:value="39.3064880140671">
            <text:p>39,31</text:p>
          </table:table-cell>
          <table:table-cell table:formula="of:=INT([.B155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6">
            <text:p>1546</text:p>
          </table:table-cell>
          <table:table-cell table:formula="of:=SQRT([.A1554])" office:value-type="float" office:value="39.319206502675">
            <text:p>39,32</text:p>
          </table:table-cell>
          <table:table-cell table:formula="of:=INT([.B155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7">
            <text:p>1547</text:p>
          </table:table-cell>
          <table:table-cell table:formula="of:=SQRT([.A1555])" office:value-type="float" office:value="39.3319208785943">
            <text:p>39,33</text:p>
          </table:table-cell>
          <table:table-cell table:formula="of:=INT([.B155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8">
            <text:p>1548</text:p>
          </table:table-cell>
          <table:table-cell table:formula="of:=SQRT([.A1556])" office:value-type="float" office:value="39.344631145812">
            <text:p>39,34</text:p>
          </table:table-cell>
          <table:table-cell table:formula="of:=INT([.B155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49">
            <text:p>1549</text:p>
          </table:table-cell>
          <table:table-cell table:formula="of:=SQRT([.A1557])" office:value-type="float" office:value="39.3573373083089">
            <text:p>39,36</text:p>
          </table:table-cell>
          <table:table-cell table:formula="of:=INT([.B155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0">
            <text:p>1550</text:p>
          </table:table-cell>
          <table:table-cell table:formula="of:=SQRT([.A1558])" office:value-type="float" office:value="39.3700393700591">
            <text:p>39,37</text:p>
          </table:table-cell>
          <table:table-cell table:formula="of:=INT([.B1558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1">
            <text:p>1551</text:p>
          </table:table-cell>
          <table:table-cell table:formula="of:=SQRT([.A1559])" office:value-type="float" office:value="39.3827373350304">
            <text:p>39,38</text:p>
          </table:table-cell>
          <table:table-cell table:formula="of:=INT([.B155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2">
            <text:p>1552</text:p>
          </table:table-cell>
          <table:table-cell table:formula="of:=SQRT([.A1560])" office:value-type="float" office:value="39.3954312071844">
            <text:p>39,4</text:p>
          </table:table-cell>
          <table:table-cell table:formula="of:=INT([.B156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3">
            <text:p>1553</text:p>
          </table:table-cell>
          <table:table-cell table:formula="of:=SQRT([.A1561])" office:value-type="float" office:value="39.4081209904761">
            <text:p>39,41</text:p>
          </table:table-cell>
          <table:table-cell table:formula="of:=INT([.B156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4">
            <text:p>1554</text:p>
          </table:table-cell>
          <table:table-cell table:formula="of:=SQRT([.A1562])" office:value-type="float" office:value="39.420806688854">
            <text:p>39,42</text:p>
          </table:table-cell>
          <table:table-cell table:formula="of:=INT([.B156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5">
            <text:p>1555</text:p>
          </table:table-cell>
          <table:table-cell table:formula="of:=SQRT([.A1563])" office:value-type="float" office:value="39.4334883062607">
            <text:p>39,43</text:p>
          </table:table-cell>
          <table:table-cell table:formula="of:=INT([.B156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6">
            <text:p>1556</text:p>
          </table:table-cell>
          <table:table-cell table:formula="of:=SQRT([.A1564])" office:value-type="float" office:value="39.446165846632">
            <text:p>39,45</text:p>
          </table:table-cell>
          <table:table-cell table:formula="of:=INT([.B156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7">
            <text:p>1557</text:p>
          </table:table-cell>
          <table:table-cell table:formula="of:=SQRT([.A1565])" office:value-type="float" office:value="39.4588393138977">
            <text:p>39,46</text:p>
          </table:table-cell>
          <table:table-cell table:formula="of:=INT([.B156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8">
            <text:p>1558</text:p>
          </table:table-cell>
          <table:table-cell table:formula="of:=SQRT([.A1566])" office:value-type="float" office:value="39.4715087119811">
            <text:p>39,47</text:p>
          </table:table-cell>
          <table:table-cell table:formula="of:=INT([.B156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59">
            <text:p>1559</text:p>
          </table:table-cell>
          <table:table-cell table:formula="of:=SQRT([.A1567])" office:value-type="float" office:value="39.4841740447993">
            <text:p>39,48</text:p>
          </table:table-cell>
          <table:table-cell table:formula="of:=INT([.B156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0">
            <text:p>1560</text:p>
          </table:table-cell>
          <table:table-cell table:formula="of:=SQRT([.A1568])" office:value-type="float" office:value="39.496835316263">
            <text:p>39,5</text:p>
          </table:table-cell>
          <table:table-cell table:formula="of:=INT([.B1568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1">
            <text:p>1561</text:p>
          </table:table-cell>
          <table:table-cell table:formula="of:=SQRT([.A1569])" office:value-type="float" office:value="39.5094925302768">
            <text:p>39,51</text:p>
          </table:table-cell>
          <table:table-cell table:formula="of:=INT([.B156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2">
            <text:p>1562</text:p>
          </table:table-cell>
          <table:table-cell table:formula="of:=SQRT([.A1570])" office:value-type="float" office:value="39.522145690739">
            <text:p>39,52</text:p>
          </table:table-cell>
          <table:table-cell table:formula="of:=INT([.B157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3">
            <text:p>1563</text:p>
          </table:table-cell>
          <table:table-cell table:formula="of:=SQRT([.A1571])" office:value-type="float" office:value="39.5347948015416">
            <text:p>39,53</text:p>
          </table:table-cell>
          <table:table-cell table:formula="of:=INT([.B157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4">
            <text:p>1564</text:p>
          </table:table-cell>
          <table:table-cell table:formula="of:=SQRT([.A1572])" office:value-type="float" office:value="39.5474398665704">
            <text:p>39,55</text:p>
          </table:table-cell>
          <table:table-cell table:formula="of:=INT([.B157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5">
            <text:p>1565</text:p>
          </table:table-cell>
          <table:table-cell table:formula="of:=SQRT([.A1573])" office:value-type="float" office:value="39.560080889705">
            <text:p>39,56</text:p>
          </table:table-cell>
          <table:table-cell table:formula="of:=INT([.B157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6">
            <text:p>1566</text:p>
          </table:table-cell>
          <table:table-cell table:formula="of:=SQRT([.A1574])" office:value-type="float" office:value="39.5727178748188">
            <text:p>39,57</text:p>
          </table:table-cell>
          <table:table-cell table:formula="of:=INT([.B157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7">
            <text:p>1567</text:p>
          </table:table-cell>
          <table:table-cell table:formula="of:=SQRT([.A1575])" office:value-type="float" office:value="39.585350825779">
            <text:p>39,59</text:p>
          </table:table-cell>
          <table:table-cell table:formula="of:=INT([.B157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8">
            <text:p>1568</text:p>
          </table:table-cell>
          <table:table-cell table:formula="of:=SQRT([.A1576])" office:value-type="float" office:value="39.5979797464467">
            <text:p>39,6</text:p>
          </table:table-cell>
          <table:table-cell table:formula="of:=INT([.B157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69">
            <text:p>1569</text:p>
          </table:table-cell>
          <table:table-cell table:formula="of:=SQRT([.A1577])" office:value-type="float" office:value="39.6106046406767">
            <text:p>39,61</text:p>
          </table:table-cell>
          <table:table-cell table:formula="of:=INT([.B157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0">
            <text:p>1570</text:p>
          </table:table-cell>
          <table:table-cell table:formula="of:=SQRT([.A1578])" office:value-type="float" office:value="39.6232255123179">
            <text:p>39,62</text:p>
          </table:table-cell>
          <table:table-cell table:formula="of:=INT([.B1578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1">
            <text:p>1571</text:p>
          </table:table-cell>
          <table:table-cell table:formula="of:=SQRT([.A1579])" office:value-type="float" office:value="39.6358423652128">
            <text:p>39,64</text:p>
          </table:table-cell>
          <table:table-cell table:formula="of:=INT([.B157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2">
            <text:p>1572</text:p>
          </table:table-cell>
          <table:table-cell table:formula="of:=SQRT([.A1580])" office:value-type="float" office:value="39.648455203198">
            <text:p>39,65</text:p>
          </table:table-cell>
          <table:table-cell table:formula="of:=INT([.B158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3">
            <text:p>1573</text:p>
          </table:table-cell>
          <table:table-cell table:formula="of:=SQRT([.A1581])" office:value-type="float" office:value="39.6610640301039">
            <text:p>39,66</text:p>
          </table:table-cell>
          <table:table-cell table:formula="of:=INT([.B158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4">
            <text:p>1574</text:p>
          </table:table-cell>
          <table:table-cell table:formula="of:=SQRT([.A1582])" office:value-type="float" office:value="39.6736688497547">
            <text:p>39,67</text:p>
          </table:table-cell>
          <table:table-cell table:formula="of:=INT([.B158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5">
            <text:p>1575</text:p>
          </table:table-cell>
          <table:table-cell table:formula="of:=SQRT([.A1583])" office:value-type="float" office:value="39.6862696659689">
            <text:p>39,69</text:p>
          </table:table-cell>
          <table:table-cell table:formula="of:=INT([.B158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6">
            <text:p>1576</text:p>
          </table:table-cell>
          <table:table-cell table:formula="of:=SQRT([.A1584])" office:value-type="float" office:value="39.6988664825584">
            <text:p>39,7</text:p>
          </table:table-cell>
          <table:table-cell table:formula="of:=INT([.B158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7">
            <text:p>1577</text:p>
          </table:table-cell>
          <table:table-cell table:formula="of:=SQRT([.A1585])" office:value-type="float" office:value="39.7114593033296">
            <text:p>39,71</text:p>
          </table:table-cell>
          <table:table-cell table:formula="of:=INT([.B158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8">
            <text:p>1578</text:p>
          </table:table-cell>
          <table:table-cell table:formula="of:=SQRT([.A1586])" office:value-type="float" office:value="39.7240481320824">
            <text:p>39,72</text:p>
          </table:table-cell>
          <table:table-cell table:formula="of:=INT([.B158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79">
            <text:p>1579</text:p>
          </table:table-cell>
          <table:table-cell table:formula="of:=SQRT([.A1587])" office:value-type="float" office:value="39.7366329726111">
            <text:p>39,74</text:p>
          </table:table-cell>
          <table:table-cell table:formula="of:=INT([.B158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0">
            <text:p>1580</text:p>
          </table:table-cell>
          <table:table-cell table:formula="of:=SQRT([.A1588])" office:value-type="float" office:value="39.7492138287036">
            <text:p>39,75</text:p>
          </table:table-cell>
          <table:table-cell table:formula="of:=INT([.B1588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1">
            <text:p>1581</text:p>
          </table:table-cell>
          <table:table-cell table:formula="of:=SQRT([.A1589])" office:value-type="float" office:value="39.7617907041421">
            <text:p>39,76</text:p>
          </table:table-cell>
          <table:table-cell table:formula="of:=INT([.B158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2">
            <text:p>1582</text:p>
          </table:table-cell>
          <table:table-cell table:formula="of:=SQRT([.A1590])" office:value-type="float" office:value="39.7743636027027">
            <text:p>39,77</text:p>
          </table:table-cell>
          <table:table-cell table:formula="of:=INT([.B159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3">
            <text:p>1583</text:p>
          </table:table-cell>
          <table:table-cell table:formula="of:=SQRT([.A1591])" office:value-type="float" office:value="39.7869325281555">
            <text:p>39,79</text:p>
          </table:table-cell>
          <table:table-cell table:formula="of:=INT([.B159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4">
            <text:p>1584</text:p>
          </table:table-cell>
          <table:table-cell table:formula="of:=SQRT([.A1592])" office:value-type="float" office:value="39.7994974842648">
            <text:p>39,8</text:p>
          </table:table-cell>
          <table:table-cell table:formula="of:=INT([.B159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5">
            <text:p>1585</text:p>
          </table:table-cell>
          <table:table-cell table:formula="of:=SQRT([.A1593])" office:value-type="float" office:value="39.8120584747888">
            <text:p>39,81</text:p>
          </table:table-cell>
          <table:table-cell table:formula="of:=INT([.B159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6">
            <text:p>1586</text:p>
          </table:table-cell>
          <table:table-cell table:formula="of:=SQRT([.A1594])" office:value-type="float" office:value="39.8246155034798">
            <text:p>39,82</text:p>
          </table:table-cell>
          <table:table-cell table:formula="of:=INT([.B159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7">
            <text:p>1587</text:p>
          </table:table-cell>
          <table:table-cell table:formula="of:=SQRT([.A1595])" office:value-type="float" office:value="39.8371685740842">
            <text:p>39,84</text:p>
          </table:table-cell>
          <table:table-cell table:formula="of:=INT([.B159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8">
            <text:p>1588</text:p>
          </table:table-cell>
          <table:table-cell table:formula="of:=SQRT([.A1596])" office:value-type="float" office:value="39.8497176903426">
            <text:p>39,85</text:p>
          </table:table-cell>
          <table:table-cell table:formula="of:=INT([.B159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89">
            <text:p>1589</text:p>
          </table:table-cell>
          <table:table-cell table:formula="of:=SQRT([.A1597])" office:value-type="float" office:value="39.8622628559895">
            <text:p>39,86</text:p>
          </table:table-cell>
          <table:table-cell table:formula="of:=INT([.B159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0">
            <text:p>1590</text:p>
          </table:table-cell>
          <table:table-cell table:formula="of:=SQRT([.A1598])" office:value-type="float" office:value="39.8748040747538">
            <text:p>39,87</text:p>
          </table:table-cell>
          <table:table-cell table:formula="of:=INT([.B1598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1">
            <text:p>1591</text:p>
          </table:table-cell>
          <table:table-cell table:formula="of:=SQRT([.A1599])" office:value-type="float" office:value="39.8873413503583">
            <text:p>39,89</text:p>
          </table:table-cell>
          <table:table-cell table:formula="of:=INT([.B1599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2">
            <text:p>1592</text:p>
          </table:table-cell>
          <table:table-cell table:formula="of:=SQRT([.A1600])" office:value-type="float" office:value="39.89987468652">
            <text:p>39,9</text:p>
          </table:table-cell>
          <table:table-cell table:formula="of:=INT([.B1600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3">
            <text:p>1593</text:p>
          </table:table-cell>
          <table:table-cell table:formula="of:=SQRT([.A1601])" office:value-type="float" office:value="39.9124040869502">
            <text:p>39,91</text:p>
          </table:table-cell>
          <table:table-cell table:formula="of:=INT([.B160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4">
            <text:p>1594</text:p>
          </table:table-cell>
          <table:table-cell table:formula="of:=SQRT([.A1602])" office:value-type="float" office:value="39.9249295553543">
            <text:p>39,92</text:p>
          </table:table-cell>
          <table:table-cell table:formula="of:=INT([.B1602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5">
            <text:p>1595</text:p>
          </table:table-cell>
          <table:table-cell table:formula="of:=SQRT([.A1603])" office:value-type="float" office:value="39.9374510954317">
            <text:p>39,94</text:p>
          </table:table-cell>
          <table:table-cell table:formula="of:=INT([.B160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6">
            <text:p>1596</text:p>
          </table:table-cell>
          <table:table-cell table:formula="of:=SQRT([.A1604])" office:value-type="float" office:value="39.9499687108764">
            <text:p>39,95</text:p>
          </table:table-cell>
          <table:table-cell table:formula="of:=INT([.B1604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7">
            <text:p>1597</text:p>
          </table:table-cell>
          <table:table-cell table:formula="of:=SQRT([.A1605])" office:value-type="float" office:value="39.9624824053762">
            <text:p>39,96</text:p>
          </table:table-cell>
          <table:table-cell table:formula="of:=INT([.B1605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8">
            <text:p>1598</text:p>
          </table:table-cell>
          <table:table-cell table:formula="of:=SQRT([.A1606])" office:value-type="float" office:value="39.9749921826134">
            <text:p>39,97</text:p>
          </table:table-cell>
          <table:table-cell table:formula="of:=INT([.B160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599">
            <text:p>1599</text:p>
          </table:table-cell>
          <table:table-cell table:formula="of:=SQRT([.A1607])" office:value-type="float" office:value="39.9874980462644">
            <text:p>39,99</text:p>
          </table:table-cell>
          <table:table-cell table:formula="of:=INT([.B1607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table:formula="of:=SQRT([.A1608])" office:value-type="float" office:value="40">
            <text:p>40</text:p>
          </table:table-cell>
          <table:table-cell table:formula="of:=INT([.B160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1">
            <text:p>1601</text:p>
          </table:table-cell>
          <table:table-cell table:formula="of:=SQRT([.A1609])" office:value-type="float" office:value="40.0124980474851">
            <text:p>40,01</text:p>
          </table:table-cell>
          <table:table-cell table:formula="of:=INT([.B160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2">
            <text:p>1602</text:p>
          </table:table-cell>
          <table:table-cell table:formula="of:=SQRT([.A1610])" office:value-type="float" office:value="40.024992192379">
            <text:p>40,02</text:p>
          </table:table-cell>
          <table:table-cell table:formula="of:=INT([.B161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3">
            <text:p>1603</text:p>
          </table:table-cell>
          <table:table-cell table:formula="of:=SQRT([.A1611])" office:value-type="float" office:value="40.0374824383352">
            <text:p>40,04</text:p>
          </table:table-cell>
          <table:table-cell table:formula="of:=INT([.B161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4">
            <text:p>1604</text:p>
          </table:table-cell>
          <table:table-cell table:formula="of:=SQRT([.A1612])" office:value-type="float" office:value="40.0499687890016">
            <text:p>40,05</text:p>
          </table:table-cell>
          <table:table-cell table:formula="of:=INT([.B161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5">
            <text:p>1605</text:p>
          </table:table-cell>
          <table:table-cell table:formula="of:=SQRT([.A1613])" office:value-type="float" office:value="40.0624512480203">
            <text:p>40,06</text:p>
          </table:table-cell>
          <table:table-cell table:formula="of:=INT([.B161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6">
            <text:p>1606</text:p>
          </table:table-cell>
          <table:table-cell table:formula="of:=SQRT([.A1614])" office:value-type="float" office:value="40.0749298190278">
            <text:p>40,07</text:p>
          </table:table-cell>
          <table:table-cell table:formula="of:=INT([.B161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7">
            <text:p>1607</text:p>
          </table:table-cell>
          <table:table-cell table:formula="of:=SQRT([.A1615])" office:value-type="float" office:value="40.0874045056549">
            <text:p>40,09</text:p>
          </table:table-cell>
          <table:table-cell table:formula="of:=INT([.B161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8">
            <text:p>1608</text:p>
          </table:table-cell>
          <table:table-cell table:formula="of:=SQRT([.A1616])" office:value-type="float" office:value="40.0998753115268">
            <text:p>40,1</text:p>
          </table:table-cell>
          <table:table-cell table:formula="of:=INT([.B161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09">
            <text:p>1609</text:p>
          </table:table-cell>
          <table:table-cell table:formula="of:=SQRT([.A1617])" office:value-type="float" office:value="40.1123422402632">
            <text:p>40,11</text:p>
          </table:table-cell>
          <table:table-cell table:formula="of:=INT([.B161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0">
            <text:p>1610</text:p>
          </table:table-cell>
          <table:table-cell table:formula="of:=SQRT([.A1618])" office:value-type="float" office:value="40.1248052954778">
            <text:p>40,12</text:p>
          </table:table-cell>
          <table:table-cell table:formula="of:=INT([.B161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1">
            <text:p>1611</text:p>
          </table:table-cell>
          <table:table-cell table:formula="of:=SQRT([.A1619])" office:value-type="float" office:value="40.137264480779">
            <text:p>40,14</text:p>
          </table:table-cell>
          <table:table-cell table:formula="of:=INT([.B161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2">
            <text:p>1612</text:p>
          </table:table-cell>
          <table:table-cell table:formula="of:=SQRT([.A1620])" office:value-type="float" office:value="40.1497197997695">
            <text:p>40,15</text:p>
          </table:table-cell>
          <table:table-cell table:formula="of:=INT([.B162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3">
            <text:p>1613</text:p>
          </table:table-cell>
          <table:table-cell table:formula="of:=SQRT([.A1621])" office:value-type="float" office:value="40.1621712560464">
            <text:p>40,16</text:p>
          </table:table-cell>
          <table:table-cell table:formula="of:=INT([.B162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4">
            <text:p>1614</text:p>
          </table:table-cell>
          <table:table-cell table:formula="of:=SQRT([.A1622])" office:value-type="float" office:value="40.1746188532013">
            <text:p>40,17</text:p>
          </table:table-cell>
          <table:table-cell table:formula="of:=INT([.B162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5">
            <text:p>1615</text:p>
          </table:table-cell>
          <table:table-cell table:formula="of:=SQRT([.A1623])" office:value-type="float" office:value="40.1870625948202">
            <text:p>40,19</text:p>
          </table:table-cell>
          <table:table-cell table:formula="of:=INT([.B162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6">
            <text:p>1616</text:p>
          </table:table-cell>
          <table:table-cell table:formula="of:=SQRT([.A1624])" office:value-type="float" office:value="40.1995024844836">
            <text:p>40,2</text:p>
          </table:table-cell>
          <table:table-cell table:formula="of:=INT([.B162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7">
            <text:p>1617</text:p>
          </table:table-cell>
          <table:table-cell table:formula="of:=SQRT([.A1625])" office:value-type="float" office:value="40.2119385257662">
            <text:p>40,21</text:p>
          </table:table-cell>
          <table:table-cell table:formula="of:=INT([.B162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8">
            <text:p>1618</text:p>
          </table:table-cell>
          <table:table-cell table:formula="of:=SQRT([.A1626])" office:value-type="float" office:value="40.2243707222375">
            <text:p>40,22</text:p>
          </table:table-cell>
          <table:table-cell table:formula="of:=INT([.B162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19">
            <text:p>1619</text:p>
          </table:table-cell>
          <table:table-cell table:formula="of:=SQRT([.A1627])" office:value-type="float" office:value="40.2367990774614">
            <text:p>40,24</text:p>
          </table:table-cell>
          <table:table-cell table:formula="of:=INT([.B162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0">
            <text:p>1620</text:p>
          </table:table-cell>
          <table:table-cell table:formula="of:=SQRT([.A1628])" office:value-type="float" office:value="40.2492235949962">
            <text:p>40,25</text:p>
          </table:table-cell>
          <table:table-cell table:formula="of:=INT([.B162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1">
            <text:p>1621</text:p>
          </table:table-cell>
          <table:table-cell table:formula="of:=SQRT([.A1629])" office:value-type="float" office:value="40.2616442783948">
            <text:p>40,26</text:p>
          </table:table-cell>
          <table:table-cell table:formula="of:=INT([.B162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2">
            <text:p>1622</text:p>
          </table:table-cell>
          <table:table-cell table:formula="of:=SQRT([.A1630])" office:value-type="float" office:value="40.2740611312045">
            <text:p>40,27</text:p>
          </table:table-cell>
          <table:table-cell table:formula="of:=INT([.B163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3">
            <text:p>1623</text:p>
          </table:table-cell>
          <table:table-cell table:formula="of:=SQRT([.A1631])" office:value-type="float" office:value="40.2864741569674">
            <text:p>40,29</text:p>
          </table:table-cell>
          <table:table-cell table:formula="of:=INT([.B163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4">
            <text:p>1624</text:p>
          </table:table-cell>
          <table:table-cell table:formula="of:=SQRT([.A1632])" office:value-type="float" office:value="40.2988833592198">
            <text:p>40,3</text:p>
          </table:table-cell>
          <table:table-cell table:formula="of:=INT([.B163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5">
            <text:p>1625</text:p>
          </table:table-cell>
          <table:table-cell table:formula="of:=SQRT([.A1633])" office:value-type="float" office:value="40.3112887414927">
            <text:p>40,31</text:p>
          </table:table-cell>
          <table:table-cell table:formula="of:=INT([.B163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6">
            <text:p>1626</text:p>
          </table:table-cell>
          <table:table-cell table:formula="of:=SQRT([.A1634])" office:value-type="float" office:value="40.3236903073119">
            <text:p>40,32</text:p>
          </table:table-cell>
          <table:table-cell table:formula="of:=INT([.B163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7">
            <text:p>1627</text:p>
          </table:table-cell>
          <table:table-cell table:formula="of:=SQRT([.A1635])" office:value-type="float" office:value="40.3360880601974">
            <text:p>40,34</text:p>
          </table:table-cell>
          <table:table-cell table:formula="of:=INT([.B163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8">
            <text:p>1628</text:p>
          </table:table-cell>
          <table:table-cell table:formula="of:=SQRT([.A1636])" office:value-type="float" office:value="40.348482003664">
            <text:p>40,35</text:p>
          </table:table-cell>
          <table:table-cell table:formula="of:=INT([.B163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29">
            <text:p>1629</text:p>
          </table:table-cell>
          <table:table-cell table:formula="of:=SQRT([.A1637])" office:value-type="float" office:value="40.3608721412211">
            <text:p>40,36</text:p>
          </table:table-cell>
          <table:table-cell table:formula="of:=INT([.B163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0">
            <text:p>1630</text:p>
          </table:table-cell>
          <table:table-cell table:formula="of:=SQRT([.A1638])" office:value-type="float" office:value="40.3732584763727">
            <text:p>40,37</text:p>
          </table:table-cell>
          <table:table-cell table:formula="of:=INT([.B163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1">
            <text:p>1631</text:p>
          </table:table-cell>
          <table:table-cell table:formula="of:=SQRT([.A1639])" office:value-type="float" office:value="40.3856410126173">
            <text:p>40,39</text:p>
          </table:table-cell>
          <table:table-cell table:formula="of:=INT([.B163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2">
            <text:p>1632</text:p>
          </table:table-cell>
          <table:table-cell table:formula="of:=SQRT([.A1640])" office:value-type="float" office:value="40.3980197534483">
            <text:p>40,4</text:p>
          </table:table-cell>
          <table:table-cell table:formula="of:=INT([.B164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3">
            <text:p>1633</text:p>
          </table:table-cell>
          <table:table-cell table:formula="of:=SQRT([.A1641])" office:value-type="float" office:value="40.4103947023535">
            <text:p>40,41</text:p>
          </table:table-cell>
          <table:table-cell table:formula="of:=INT([.B164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4">
            <text:p>1634</text:p>
          </table:table-cell>
          <table:table-cell table:formula="of:=SQRT([.A1642])" office:value-type="float" office:value="40.4227658628155">
            <text:p>40,42</text:p>
          </table:table-cell>
          <table:table-cell table:formula="of:=INT([.B164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5">
            <text:p>1635</text:p>
          </table:table-cell>
          <table:table-cell table:formula="of:=SQRT([.A1643])" office:value-type="float" office:value="40.4351332383115">
            <text:p>40,44</text:p>
          </table:table-cell>
          <table:table-cell table:formula="of:=INT([.B164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6">
            <text:p>1636</text:p>
          </table:table-cell>
          <table:table-cell table:formula="of:=SQRT([.A1644])" office:value-type="float" office:value="40.4474968323134">
            <text:p>40,45</text:p>
          </table:table-cell>
          <table:table-cell table:formula="of:=INT([.B164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7">
            <text:p>1637</text:p>
          </table:table-cell>
          <table:table-cell table:formula="of:=SQRT([.A1645])" office:value-type="float" office:value="40.4598566482878">
            <text:p>40,46</text:p>
          </table:table-cell>
          <table:table-cell table:formula="of:=INT([.B164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8">
            <text:p>1638</text:p>
          </table:table-cell>
          <table:table-cell table:formula="of:=SQRT([.A1646])" office:value-type="float" office:value="40.4722126896961">
            <text:p>40,47</text:p>
          </table:table-cell>
          <table:table-cell table:formula="of:=INT([.B164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39">
            <text:p>1639</text:p>
          </table:table-cell>
          <table:table-cell table:formula="of:=SQRT([.A1647])" office:value-type="float" office:value="40.4845649599943">
            <text:p>40,48</text:p>
          </table:table-cell>
          <table:table-cell table:formula="of:=INT([.B164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0">
            <text:p>1640</text:p>
          </table:table-cell>
          <table:table-cell table:formula="of:=SQRT([.A1648])" office:value-type="float" office:value="40.4969134626332">
            <text:p>40,5</text:p>
          </table:table-cell>
          <table:table-cell table:formula="of:=INT([.B164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1">
            <text:p>1641</text:p>
          </table:table-cell>
          <table:table-cell table:formula="of:=SQRT([.A1649])" office:value-type="float" office:value="40.5092582010582">
            <text:p>40,51</text:p>
          </table:table-cell>
          <table:table-cell table:formula="of:=INT([.B164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2">
            <text:p>1642</text:p>
          </table:table-cell>
          <table:table-cell table:formula="of:=SQRT([.A1650])" office:value-type="float" office:value="40.5215991787096">
            <text:p>40,52</text:p>
          </table:table-cell>
          <table:table-cell table:formula="of:=INT([.B165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3">
            <text:p>1643</text:p>
          </table:table-cell>
          <table:table-cell table:formula="of:=SQRT([.A1651])" office:value-type="float" office:value="40.5339363990225">
            <text:p>40,53</text:p>
          </table:table-cell>
          <table:table-cell table:formula="of:=INT([.B165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4">
            <text:p>1644</text:p>
          </table:table-cell>
          <table:table-cell table:formula="of:=SQRT([.A1652])" office:value-type="float" office:value="40.5462698654266">
            <text:p>40,55</text:p>
          </table:table-cell>
          <table:table-cell table:formula="of:=INT([.B165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5">
            <text:p>1645</text:p>
          </table:table-cell>
          <table:table-cell table:formula="of:=SQRT([.A1653])" office:value-type="float" office:value="40.5585995813465">
            <text:p>40,56</text:p>
          </table:table-cell>
          <table:table-cell table:formula="of:=INT([.B165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6">
            <text:p>1646</text:p>
          </table:table-cell>
          <table:table-cell table:formula="of:=SQRT([.A1654])" office:value-type="float" office:value="40.5709255502016">
            <text:p>40,57</text:p>
          </table:table-cell>
          <table:table-cell table:formula="of:=INT([.B165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7">
            <text:p>1647</text:p>
          </table:table-cell>
          <table:table-cell table:formula="of:=SQRT([.A1655])" office:value-type="float" office:value="40.5832477754061">
            <text:p>40,58</text:p>
          </table:table-cell>
          <table:table-cell table:formula="of:=INT([.B165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8">
            <text:p>1648</text:p>
          </table:table-cell>
          <table:table-cell table:formula="of:=SQRT([.A1656])" office:value-type="float" office:value="40.5955662603689">
            <text:p>40,6</text:p>
          </table:table-cell>
          <table:table-cell table:formula="of:=INT([.B165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49">
            <text:p>1649</text:p>
          </table:table-cell>
          <table:table-cell table:formula="of:=SQRT([.A1657])" office:value-type="float" office:value="40.6078810084939">
            <text:p>40,61</text:p>
          </table:table-cell>
          <table:table-cell table:formula="of:=INT([.B165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0">
            <text:p>1650</text:p>
          </table:table-cell>
          <table:table-cell table:formula="of:=SQRT([.A1658])" office:value-type="float" office:value="40.6201920231798">
            <text:p>40,62</text:p>
          </table:table-cell>
          <table:table-cell table:formula="of:=INT([.B165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1">
            <text:p>1651</text:p>
          </table:table-cell>
          <table:table-cell table:formula="of:=SQRT([.A1659])" office:value-type="float" office:value="40.6324993078201">
            <text:p>40,63</text:p>
          </table:table-cell>
          <table:table-cell table:formula="of:=INT([.B165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2">
            <text:p>1652</text:p>
          </table:table-cell>
          <table:table-cell table:formula="of:=SQRT([.A1660])" office:value-type="float" office:value="40.6448028658032">
            <text:p>40,64</text:p>
          </table:table-cell>
          <table:table-cell table:formula="of:=INT([.B166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3">
            <text:p>1653</text:p>
          </table:table-cell>
          <table:table-cell table:formula="of:=SQRT([.A1661])" office:value-type="float" office:value="40.6571027005123">
            <text:p>40,66</text:p>
          </table:table-cell>
          <table:table-cell table:formula="of:=INT([.B166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4">
            <text:p>1654</text:p>
          </table:table-cell>
          <table:table-cell table:formula="of:=SQRT([.A1662])" office:value-type="float" office:value="40.6693988153255">
            <text:p>40,67</text:p>
          </table:table-cell>
          <table:table-cell table:formula="of:=INT([.B166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5">
            <text:p>1655</text:p>
          </table:table-cell>
          <table:table-cell table:formula="of:=SQRT([.A1663])" office:value-type="float" office:value="40.681691213616">
            <text:p>40,68</text:p>
          </table:table-cell>
          <table:table-cell table:formula="of:=INT([.B166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6">
            <text:p>1656</text:p>
          </table:table-cell>
          <table:table-cell table:formula="of:=SQRT([.A1664])" office:value-type="float" office:value="40.6939798987516">
            <text:p>40,69</text:p>
          </table:table-cell>
          <table:table-cell table:formula="of:=INT([.B166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7">
            <text:p>1657</text:p>
          </table:table-cell>
          <table:table-cell table:formula="of:=SQRT([.A1665])" office:value-type="float" office:value="40.7062648740952">
            <text:p>40,71</text:p>
          </table:table-cell>
          <table:table-cell table:formula="of:=INT([.B166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8">
            <text:p>1658</text:p>
          </table:table-cell>
          <table:table-cell table:formula="of:=SQRT([.A1666])" office:value-type="float" office:value="40.7185461430047">
            <text:p>40,72</text:p>
          </table:table-cell>
          <table:table-cell table:formula="of:=INT([.B166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59">
            <text:p>1659</text:p>
          </table:table-cell>
          <table:table-cell table:formula="of:=SQRT([.A1667])" office:value-type="float" office:value="40.7308237088326">
            <text:p>40,73</text:p>
          </table:table-cell>
          <table:table-cell table:formula="of:=INT([.B166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0">
            <text:p>1660</text:p>
          </table:table-cell>
          <table:table-cell table:formula="of:=SQRT([.A1668])" office:value-type="float" office:value="40.7430975749267">
            <text:p>40,74</text:p>
          </table:table-cell>
          <table:table-cell table:formula="of:=INT([.B166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1">
            <text:p>1661</text:p>
          </table:table-cell>
          <table:table-cell table:formula="of:=SQRT([.A1669])" office:value-type="float" office:value="40.7553677446297">
            <text:p>40,76</text:p>
          </table:table-cell>
          <table:table-cell table:formula="of:=INT([.B166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2">
            <text:p>1662</text:p>
          </table:table-cell>
          <table:table-cell table:formula="of:=SQRT([.A1670])" office:value-type="float" office:value="40.767634221279">
            <text:p>40,77</text:p>
          </table:table-cell>
          <table:table-cell table:formula="of:=INT([.B167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3">
            <text:p>1663</text:p>
          </table:table-cell>
          <table:table-cell table:formula="of:=SQRT([.A1671])" office:value-type="float" office:value="40.7798970082074">
            <text:p>40,78</text:p>
          </table:table-cell>
          <table:table-cell table:formula="of:=INT([.B167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4">
            <text:p>1664</text:p>
          </table:table-cell>
          <table:table-cell table:formula="of:=SQRT([.A1672])" office:value-type="float" office:value="40.7921561087423">
            <text:p>40,79</text:p>
          </table:table-cell>
          <table:table-cell table:formula="of:=INT([.B167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5">
            <text:p>1665</text:p>
          </table:table-cell>
          <table:table-cell table:formula="of:=SQRT([.A1673])" office:value-type="float" office:value="40.8044115262063">
            <text:p>40,8</text:p>
          </table:table-cell>
          <table:table-cell table:formula="of:=INT([.B167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6">
            <text:p>1666</text:p>
          </table:table-cell>
          <table:table-cell table:formula="of:=SQRT([.A1674])" office:value-type="float" office:value="40.8166632639171">
            <text:p>40,82</text:p>
          </table:table-cell>
          <table:table-cell table:formula="of:=INT([.B167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7">
            <text:p>1667</text:p>
          </table:table-cell>
          <table:table-cell table:formula="of:=SQRT([.A1675])" office:value-type="float" office:value="40.8289113251872">
            <text:p>40,83</text:p>
          </table:table-cell>
          <table:table-cell table:formula="of:=INT([.B167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8">
            <text:p>1668</text:p>
          </table:table-cell>
          <table:table-cell table:formula="of:=SQRT([.A1676])" office:value-type="float" office:value="40.8411557133243">
            <text:p>40,84</text:p>
          </table:table-cell>
          <table:table-cell table:formula="of:=INT([.B167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69">
            <text:p>1669</text:p>
          </table:table-cell>
          <table:table-cell table:formula="of:=SQRT([.A1677])" office:value-type="float" office:value="40.853396431631">
            <text:p>40,85</text:p>
          </table:table-cell>
          <table:table-cell table:formula="of:=INT([.B167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0">
            <text:p>1670</text:p>
          </table:table-cell>
          <table:table-cell table:formula="of:=SQRT([.A1678])" office:value-type="float" office:value="40.8656334834051">
            <text:p>40,87</text:p>
          </table:table-cell>
          <table:table-cell table:formula="of:=INT([.B167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1">
            <text:p>1671</text:p>
          </table:table-cell>
          <table:table-cell table:formula="of:=SQRT([.A1679])" office:value-type="float" office:value="40.8778668719394">
            <text:p>40,88</text:p>
          </table:table-cell>
          <table:table-cell table:formula="of:=INT([.B1679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2">
            <text:p>1672</text:p>
          </table:table-cell>
          <table:table-cell table:formula="of:=SQRT([.A1680])" office:value-type="float" office:value="40.8900966005217">
            <text:p>40,89</text:p>
          </table:table-cell>
          <table:table-cell table:formula="of:=INT([.B1680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3">
            <text:p>1673</text:p>
          </table:table-cell>
          <table:table-cell table:formula="of:=SQRT([.A1681])" office:value-type="float" office:value="40.9023226724351">
            <text:p>40,9</text:p>
          </table:table-cell>
          <table:table-cell table:formula="of:=INT([.B168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4">
            <text:p>1674</text:p>
          </table:table-cell>
          <table:table-cell table:formula="of:=SQRT([.A1682])" office:value-type="float" office:value="40.9145450909576">
            <text:p>40,91</text:p>
          </table:table-cell>
          <table:table-cell table:formula="of:=INT([.B1682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5">
            <text:p>1675</text:p>
          </table:table-cell>
          <table:table-cell table:formula="of:=SQRT([.A1683])" office:value-type="float" office:value="40.9267638593622">
            <text:p>40,93</text:p>
          </table:table-cell>
          <table:table-cell table:formula="of:=INT([.B1683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6">
            <text:p>1676</text:p>
          </table:table-cell>
          <table:table-cell table:formula="of:=SQRT([.A1684])" office:value-type="float" office:value="40.9389789809174">
            <text:p>40,94</text:p>
          </table:table-cell>
          <table:table-cell table:formula="of:=INT([.B1684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7">
            <text:p>1677</text:p>
          </table:table-cell>
          <table:table-cell table:formula="of:=SQRT([.A1685])" office:value-type="float" office:value="40.9511904588865">
            <text:p>40,95</text:p>
          </table:table-cell>
          <table:table-cell table:formula="of:=INT([.B1685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8">
            <text:p>1678</text:p>
          </table:table-cell>
          <table:table-cell table:formula="of:=SQRT([.A1686])" office:value-type="float" office:value="40.9633982965281">
            <text:p>40,96</text:p>
          </table:table-cell>
          <table:table-cell table:formula="of:=INT([.B1686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79">
            <text:p>1679</text:p>
          </table:table-cell>
          <table:table-cell table:formula="of:=SQRT([.A1687])" office:value-type="float" office:value="40.9756024970958">
            <text:p>40,98</text:p>
          </table:table-cell>
          <table:table-cell table:formula="of:=INT([.B1687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80">
            <text:p>1680</text:p>
          </table:table-cell>
          <table:table-cell table:formula="of:=SQRT([.A1688])" office:value-type="float" office:value="40.9878030638384">
            <text:p>40,99</text:p>
          </table:table-cell>
          <table:table-cell table:formula="of:=INT([.B1688]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681">
            <text:p>1681</text:p>
          </table:table-cell>
          <table:table-cell table:formula="of:=SQRT([.A1689])" office:value-type="float" office:value="41">
            <text:p>41</text:p>
          </table:table-cell>
          <table:table-cell table:formula="of:=INT([.B168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2">
            <text:p>1682</text:p>
          </table:table-cell>
          <table:table-cell table:formula="of:=SQRT([.A1690])" office:value-type="float" office:value="41.0121933088198">
            <text:p>41,01</text:p>
          </table:table-cell>
          <table:table-cell table:formula="of:=INT([.B169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3">
            <text:p>1683</text:p>
          </table:table-cell>
          <table:table-cell table:formula="of:=SQRT([.A1691])" office:value-type="float" office:value="41.024382993532">
            <text:p>41,02</text:p>
          </table:table-cell>
          <table:table-cell table:formula="of:=INT([.B169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4">
            <text:p>1684</text:p>
          </table:table-cell>
          <table:table-cell table:formula="of:=SQRT([.A1692])" office:value-type="float" office:value="41.0365690573664">
            <text:p>41,04</text:p>
          </table:table-cell>
          <table:table-cell table:formula="of:=INT([.B169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5">
            <text:p>1685</text:p>
          </table:table-cell>
          <table:table-cell table:formula="of:=SQRT([.A1693])" office:value-type="float" office:value="41.0487515035476">
            <text:p>41,05</text:p>
          </table:table-cell>
          <table:table-cell table:formula="of:=INT([.B169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6">
            <text:p>1686</text:p>
          </table:table-cell>
          <table:table-cell table:formula="of:=SQRT([.A1694])" office:value-type="float" office:value="41.0609303352956">
            <text:p>41,06</text:p>
          </table:table-cell>
          <table:table-cell table:formula="of:=INT([.B169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7">
            <text:p>1687</text:p>
          </table:table-cell>
          <table:table-cell table:formula="of:=SQRT([.A1695])" office:value-type="float" office:value="41.0731055558257">
            <text:p>41,07</text:p>
          </table:table-cell>
          <table:table-cell table:formula="of:=INT([.B169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8">
            <text:p>1688</text:p>
          </table:table-cell>
          <table:table-cell table:formula="of:=SQRT([.A1696])" office:value-type="float" office:value="41.0852771683483">
            <text:p>41,09</text:p>
          </table:table-cell>
          <table:table-cell table:formula="of:=INT([.B169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89">
            <text:p>1689</text:p>
          </table:table-cell>
          <table:table-cell table:formula="of:=SQRT([.A1697])" office:value-type="float" office:value="41.097445176069">
            <text:p>41,1</text:p>
          </table:table-cell>
          <table:table-cell table:formula="of:=INT([.B169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0">
            <text:p>1690</text:p>
          </table:table-cell>
          <table:table-cell table:formula="of:=SQRT([.A1698])" office:value-type="float" office:value="41.1096095821889">
            <text:p>41,11</text:p>
          </table:table-cell>
          <table:table-cell table:formula="of:=INT([.B169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1">
            <text:p>1691</text:p>
          </table:table-cell>
          <table:table-cell table:formula="of:=SQRT([.A1699])" office:value-type="float" office:value="41.1217703899042">
            <text:p>41,12</text:p>
          </table:table-cell>
          <table:table-cell table:formula="of:=INT([.B169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2">
            <text:p>1692</text:p>
          </table:table-cell>
          <table:table-cell table:formula="of:=SQRT([.A1700])" office:value-type="float" office:value="41.1339276024063">
            <text:p>41,13</text:p>
          </table:table-cell>
          <table:table-cell table:formula="of:=INT([.B170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3">
            <text:p>1693</text:p>
          </table:table-cell>
          <table:table-cell table:formula="of:=SQRT([.A1701])" office:value-type="float" office:value="41.146081222882">
            <text:p>41,15</text:p>
          </table:table-cell>
          <table:table-cell table:formula="of:=INT([.B170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4">
            <text:p>1694</text:p>
          </table:table-cell>
          <table:table-cell table:formula="of:=SQRT([.A1702])" office:value-type="float" office:value="41.1582312545134">
            <text:p>41,16</text:p>
          </table:table-cell>
          <table:table-cell table:formula="of:=INT([.B170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5">
            <text:p>1695</text:p>
          </table:table-cell>
          <table:table-cell table:formula="of:=SQRT([.A1703])" office:value-type="float" office:value="41.1703777004778">
            <text:p>41,17</text:p>
          </table:table-cell>
          <table:table-cell table:formula="of:=INT([.B170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6">
            <text:p>1696</text:p>
          </table:table-cell>
          <table:table-cell table:formula="of:=SQRT([.A1704])" office:value-type="float" office:value="41.182520563948">
            <text:p>41,18</text:p>
          </table:table-cell>
          <table:table-cell table:formula="of:=INT([.B170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7">
            <text:p>1697</text:p>
          </table:table-cell>
          <table:table-cell table:formula="of:=SQRT([.A1705])" office:value-type="float" office:value="41.194659848092">
            <text:p>41,19</text:p>
          </table:table-cell>
          <table:table-cell table:formula="of:=INT([.B170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8">
            <text:p>1698</text:p>
          </table:table-cell>
          <table:table-cell table:formula="of:=SQRT([.A1706])" office:value-type="float" office:value="41.206795556073">
            <text:p>41,21</text:p>
          </table:table-cell>
          <table:table-cell table:formula="of:=INT([.B170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699">
            <text:p>1699</text:p>
          </table:table-cell>
          <table:table-cell table:formula="of:=SQRT([.A1707])" office:value-type="float" office:value="41.2189276910499">
            <text:p>41,22</text:p>
          </table:table-cell>
          <table:table-cell table:formula="of:=INT([.B170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0">
            <text:p>1700</text:p>
          </table:table-cell>
          <table:table-cell table:formula="of:=SQRT([.A1708])" office:value-type="float" office:value="41.2310562561766">
            <text:p>41,23</text:p>
          </table:table-cell>
          <table:table-cell table:formula="of:=INT([.B170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1">
            <text:p>1701</text:p>
          </table:table-cell>
          <table:table-cell table:formula="of:=SQRT([.A1709])" office:value-type="float" office:value="41.2431812546026">
            <text:p>41,24</text:p>
          </table:table-cell>
          <table:table-cell table:formula="of:=INT([.B170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2">
            <text:p>1702</text:p>
          </table:table-cell>
          <table:table-cell table:formula="of:=SQRT([.A1710])" office:value-type="float" office:value="41.2553026894725">
            <text:p>41,26</text:p>
          </table:table-cell>
          <table:table-cell table:formula="of:=INT([.B171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3">
            <text:p>1703</text:p>
          </table:table-cell>
          <table:table-cell table:formula="of:=SQRT([.A1711])" office:value-type="float" office:value="41.2674205639267">
            <text:p>41,27</text:p>
          </table:table-cell>
          <table:table-cell table:formula="of:=INT([.B171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4">
            <text:p>1704</text:p>
          </table:table-cell>
          <table:table-cell table:formula="of:=SQRT([.A1712])" office:value-type="float" office:value="41.2795348811006">
            <text:p>41,28</text:p>
          </table:table-cell>
          <table:table-cell table:formula="of:=INT([.B171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5">
            <text:p>1705</text:p>
          </table:table-cell>
          <table:table-cell table:formula="of:=SQRT([.A1713])" office:value-type="float" office:value="41.2916456441252">
            <text:p>41,29</text:p>
          </table:table-cell>
          <table:table-cell table:formula="of:=INT([.B171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6">
            <text:p>1706</text:p>
          </table:table-cell>
          <table:table-cell table:formula="of:=SQRT([.A1714])" office:value-type="float" office:value="41.3037528561268">
            <text:p>41,3</text:p>
          </table:table-cell>
          <table:table-cell table:formula="of:=INT([.B171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7">
            <text:p>1707</text:p>
          </table:table-cell>
          <table:table-cell table:formula="of:=SQRT([.A1715])" office:value-type="float" office:value="41.3158565202272">
            <text:p>41,32</text:p>
          </table:table-cell>
          <table:table-cell table:formula="of:=INT([.B171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8">
            <text:p>1708</text:p>
          </table:table-cell>
          <table:table-cell table:formula="of:=SQRT([.A1716])" office:value-type="float" office:value="41.3279566395437">
            <text:p>41,33</text:p>
          </table:table-cell>
          <table:table-cell table:formula="of:=INT([.B171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09">
            <text:p>1709</text:p>
          </table:table-cell>
          <table:table-cell table:formula="of:=SQRT([.A1717])" office:value-type="float" office:value="41.3400532171888">
            <text:p>41,34</text:p>
          </table:table-cell>
          <table:table-cell table:formula="of:=INT([.B171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0">
            <text:p>1710</text:p>
          </table:table-cell>
          <table:table-cell table:formula="of:=SQRT([.A1718])" office:value-type="float" office:value="41.3521462562707">
            <text:p>41,35</text:p>
          </table:table-cell>
          <table:table-cell table:formula="of:=INT([.B171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1">
            <text:p>1711</text:p>
          </table:table-cell>
          <table:table-cell table:formula="of:=SQRT([.A1719])" office:value-type="float" office:value="41.3642357598929">
            <text:p>41,36</text:p>
          </table:table-cell>
          <table:table-cell table:formula="of:=INT([.B171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2">
            <text:p>1712</text:p>
          </table:table-cell>
          <table:table-cell table:formula="of:=SQRT([.A1720])" office:value-type="float" office:value="41.3763217311544">
            <text:p>41,38</text:p>
          </table:table-cell>
          <table:table-cell table:formula="of:=INT([.B172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3">
            <text:p>1713</text:p>
          </table:table-cell>
          <table:table-cell table:formula="of:=SQRT([.A1721])" office:value-type="float" office:value="41.3884041731498">
            <text:p>41,39</text:p>
          </table:table-cell>
          <table:table-cell table:formula="of:=INT([.B172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4">
            <text:p>1714</text:p>
          </table:table-cell>
          <table:table-cell table:formula="of:=SQRT([.A1722])" office:value-type="float" office:value="41.4004830889689">
            <text:p>41,4</text:p>
          </table:table-cell>
          <table:table-cell table:formula="of:=INT([.B172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5">
            <text:p>1715</text:p>
          </table:table-cell>
          <table:table-cell table:formula="of:=SQRT([.A1723])" office:value-type="float" office:value="41.4125584816973">
            <text:p>41,41</text:p>
          </table:table-cell>
          <table:table-cell table:formula="of:=INT([.B172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6">
            <text:p>1716</text:p>
          </table:table-cell>
          <table:table-cell table:formula="of:=SQRT([.A1724])" office:value-type="float" office:value="41.424630354416">
            <text:p>41,42</text:p>
          </table:table-cell>
          <table:table-cell table:formula="of:=INT([.B172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7">
            <text:p>1717</text:p>
          </table:table-cell>
          <table:table-cell table:formula="of:=SQRT([.A1725])" office:value-type="float" office:value="41.4366987102013">
            <text:p>41,44</text:p>
          </table:table-cell>
          <table:table-cell table:formula="of:=INT([.B172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8">
            <text:p>1718</text:p>
          </table:table-cell>
          <table:table-cell table:formula="of:=SQRT([.A1726])" office:value-type="float" office:value="41.4487635521254">
            <text:p>41,45</text:p>
          </table:table-cell>
          <table:table-cell table:formula="of:=INT([.B172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19">
            <text:p>1719</text:p>
          </table:table-cell>
          <table:table-cell table:formula="of:=SQRT([.A1727])" office:value-type="float" office:value="41.4608248832558">
            <text:p>41,46</text:p>
          </table:table-cell>
          <table:table-cell table:formula="of:=INT([.B172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0">
            <text:p>1720</text:p>
          </table:table-cell>
          <table:table-cell table:formula="of:=SQRT([.A1728])" office:value-type="float" office:value="41.4728827066554">
            <text:p>41,47</text:p>
          </table:table-cell>
          <table:table-cell table:formula="of:=INT([.B172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1">
            <text:p>1721</text:p>
          </table:table-cell>
          <table:table-cell table:formula="of:=SQRT([.A1729])" office:value-type="float" office:value="41.4849370253831">
            <text:p>41,48</text:p>
          </table:table-cell>
          <table:table-cell table:formula="of:=INT([.B172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2">
            <text:p>1722</text:p>
          </table:table-cell>
          <table:table-cell table:formula="of:=SQRT([.A1730])" office:value-type="float" office:value="41.4969878424929">
            <text:p>41,5</text:p>
          </table:table-cell>
          <table:table-cell table:formula="of:=INT([.B173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3">
            <text:p>1723</text:p>
          </table:table-cell>
          <table:table-cell table:formula="of:=SQRT([.A1731])" office:value-type="float" office:value="41.5090351610345">
            <text:p>41,51</text:p>
          </table:table-cell>
          <table:table-cell table:formula="of:=INT([.B173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4">
            <text:p>1724</text:p>
          </table:table-cell>
          <table:table-cell table:formula="of:=SQRT([.A1732])" office:value-type="float" office:value="41.5210789840534">
            <text:p>41,52</text:p>
          </table:table-cell>
          <table:table-cell table:formula="of:=INT([.B173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5">
            <text:p>1725</text:p>
          </table:table-cell>
          <table:table-cell table:formula="of:=SQRT([.A1733])" office:value-type="float" office:value="41.5331193145904">
            <text:p>41,53</text:p>
          </table:table-cell>
          <table:table-cell table:formula="of:=INT([.B173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6">
            <text:p>1726</text:p>
          </table:table-cell>
          <table:table-cell table:formula="of:=SQRT([.A1734])" office:value-type="float" office:value="41.545156155682">
            <text:p>41,55</text:p>
          </table:table-cell>
          <table:table-cell table:formula="of:=INT([.B173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7">
            <text:p>1727</text:p>
          </table:table-cell>
          <table:table-cell table:formula="of:=SQRT([.A1735])" office:value-type="float" office:value="41.5571895103603">
            <text:p>41,56</text:p>
          </table:table-cell>
          <table:table-cell table:formula="of:=INT([.B173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8">
            <text:p>1728</text:p>
          </table:table-cell>
          <table:table-cell table:formula="of:=SQRT([.A1736])" office:value-type="float" office:value="41.5692193816531">
            <text:p>41,57</text:p>
          </table:table-cell>
          <table:table-cell table:formula="of:=INT([.B173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29">
            <text:p>1729</text:p>
          </table:table-cell>
          <table:table-cell table:formula="of:=SQRT([.A1737])" office:value-type="float" office:value="41.5812457725836">
            <text:p>41,58</text:p>
          </table:table-cell>
          <table:table-cell table:formula="of:=INT([.B173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0">
            <text:p>1730</text:p>
          </table:table-cell>
          <table:table-cell table:formula="of:=SQRT([.A1738])" office:value-type="float" office:value="41.5932686861708">
            <text:p>41,59</text:p>
          </table:table-cell>
          <table:table-cell table:formula="of:=INT([.B173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1">
            <text:p>1731</text:p>
          </table:table-cell>
          <table:table-cell table:formula="of:=SQRT([.A1739])" office:value-type="float" office:value="41.6052881254294">
            <text:p>41,61</text:p>
          </table:table-cell>
          <table:table-cell table:formula="of:=INT([.B173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2">
            <text:p>1732</text:p>
          </table:table-cell>
          <table:table-cell table:formula="of:=SQRT([.A1740])" office:value-type="float" office:value="41.6173040933696">
            <text:p>41,62</text:p>
          </table:table-cell>
          <table:table-cell table:formula="of:=INT([.B174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3">
            <text:p>1733</text:p>
          </table:table-cell>
          <table:table-cell table:formula="of:=SQRT([.A1741])" office:value-type="float" office:value="41.6293165929973">
            <text:p>41,63</text:p>
          </table:table-cell>
          <table:table-cell table:formula="of:=INT([.B174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4">
            <text:p>1734</text:p>
          </table:table-cell>
          <table:table-cell table:formula="of:=SQRT([.A1742])" office:value-type="float" office:value="41.641325627314">
            <text:p>41,64</text:p>
          </table:table-cell>
          <table:table-cell table:formula="of:=INT([.B174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5">
            <text:p>1735</text:p>
          </table:table-cell>
          <table:table-cell table:formula="of:=SQRT([.A1743])" office:value-type="float" office:value="41.6533311993171">
            <text:p>41,65</text:p>
          </table:table-cell>
          <table:table-cell table:formula="of:=INT([.B174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6">
            <text:p>1736</text:p>
          </table:table-cell>
          <table:table-cell table:formula="of:=SQRT([.A1744])" office:value-type="float" office:value="41.6653333119993">
            <text:p>41,67</text:p>
          </table:table-cell>
          <table:table-cell table:formula="of:=INT([.B174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7">
            <text:p>1737</text:p>
          </table:table-cell>
          <table:table-cell table:formula="of:=SQRT([.A1745])" office:value-type="float" office:value="41.6773319683494">
            <text:p>41,68</text:p>
          </table:table-cell>
          <table:table-cell table:formula="of:=INT([.B174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8">
            <text:p>1738</text:p>
          </table:table-cell>
          <table:table-cell table:formula="of:=SQRT([.A1746])" office:value-type="float" office:value="41.6893271713517">
            <text:p>41,69</text:p>
          </table:table-cell>
          <table:table-cell table:formula="of:=INT([.B174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39">
            <text:p>1739</text:p>
          </table:table-cell>
          <table:table-cell table:formula="of:=SQRT([.A1747])" office:value-type="float" office:value="41.7013189239861">
            <text:p>41,7</text:p>
          </table:table-cell>
          <table:table-cell table:formula="of:=INT([.B174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0">
            <text:p>1740</text:p>
          </table:table-cell>
          <table:table-cell table:formula="of:=SQRT([.A1748])" office:value-type="float" office:value="41.7133072292284">
            <text:p>41,71</text:p>
          </table:table-cell>
          <table:table-cell table:formula="of:=INT([.B174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1">
            <text:p>1741</text:p>
          </table:table-cell>
          <table:table-cell table:formula="of:=SQRT([.A1749])" office:value-type="float" office:value="41.7252920900501">
            <text:p>41,73</text:p>
          </table:table-cell>
          <table:table-cell table:formula="of:=INT([.B174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2">
            <text:p>1742</text:p>
          </table:table-cell>
          <table:table-cell table:formula="of:=SQRT([.A1750])" office:value-type="float" office:value="41.7372735094184">
            <text:p>41,74</text:p>
          </table:table-cell>
          <table:table-cell table:formula="of:=INT([.B175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3">
            <text:p>1743</text:p>
          </table:table-cell>
          <table:table-cell table:formula="of:=SQRT([.A1751])" office:value-type="float" office:value="41.7492514902962">
            <text:p>41,75</text:p>
          </table:table-cell>
          <table:table-cell table:formula="of:=INT([.B175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4">
            <text:p>1744</text:p>
          </table:table-cell>
          <table:table-cell table:formula="of:=SQRT([.A1752])" office:value-type="float" office:value="41.7612260356422">
            <text:p>41,76</text:p>
          </table:table-cell>
          <table:table-cell table:formula="of:=INT([.B175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5">
            <text:p>1745</text:p>
          </table:table-cell>
          <table:table-cell table:formula="of:=SQRT([.A1753])" office:value-type="float" office:value="41.7731971484109">
            <text:p>41,77</text:p>
          </table:table-cell>
          <table:table-cell table:formula="of:=INT([.B175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6">
            <text:p>1746</text:p>
          </table:table-cell>
          <table:table-cell table:formula="of:=SQRT([.A1754])" office:value-type="float" office:value="41.7851648315524">
            <text:p>41,79</text:p>
          </table:table-cell>
          <table:table-cell table:formula="of:=INT([.B175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7">
            <text:p>1747</text:p>
          </table:table-cell>
          <table:table-cell table:formula="of:=SQRT([.A1755])" office:value-type="float" office:value="41.7971290880127">
            <text:p>41,8</text:p>
          </table:table-cell>
          <table:table-cell table:formula="of:=INT([.B175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8">
            <text:p>1748</text:p>
          </table:table-cell>
          <table:table-cell table:formula="of:=SQRT([.A1756])" office:value-type="float" office:value="41.8090899207338">
            <text:p>41,81</text:p>
          </table:table-cell>
          <table:table-cell table:formula="of:=INT([.B175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49">
            <text:p>1749</text:p>
          </table:table-cell>
          <table:table-cell table:formula="of:=SQRT([.A1757])" office:value-type="float" office:value="41.821047332653">
            <text:p>41,82</text:p>
          </table:table-cell>
          <table:table-cell table:formula="of:=INT([.B175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0">
            <text:p>1750</text:p>
          </table:table-cell>
          <table:table-cell table:formula="of:=SQRT([.A1758])" office:value-type="float" office:value="41.8330013267038">
            <text:p>41,83</text:p>
          </table:table-cell>
          <table:table-cell table:formula="of:=INT([.B175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1">
            <text:p>1751</text:p>
          </table:table-cell>
          <table:table-cell table:formula="of:=SQRT([.A1759])" office:value-type="float" office:value="41.8449519058154">
            <text:p>41,84</text:p>
          </table:table-cell>
          <table:table-cell table:formula="of:=INT([.B175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2">
            <text:p>1752</text:p>
          </table:table-cell>
          <table:table-cell table:formula="of:=SQRT([.A1760])" office:value-type="float" office:value="41.8568990729127">
            <text:p>41,86</text:p>
          </table:table-cell>
          <table:table-cell table:formula="of:=INT([.B176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3">
            <text:p>1753</text:p>
          </table:table-cell>
          <table:table-cell table:formula="of:=SQRT([.A1761])" office:value-type="float" office:value="41.8688428309166">
            <text:p>41,87</text:p>
          </table:table-cell>
          <table:table-cell table:formula="of:=INT([.B176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4">
            <text:p>1754</text:p>
          </table:table-cell>
          <table:table-cell table:formula="of:=SQRT([.A1762])" office:value-type="float" office:value="41.8807831827438">
            <text:p>41,88</text:p>
          </table:table-cell>
          <table:table-cell table:formula="of:=INT([.B176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5">
            <text:p>1755</text:p>
          </table:table-cell>
          <table:table-cell table:formula="of:=SQRT([.A1763])" office:value-type="float" office:value="41.8927201313068">
            <text:p>41,89</text:p>
          </table:table-cell>
          <table:table-cell table:formula="of:=INT([.B1763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6">
            <text:p>1756</text:p>
          </table:table-cell>
          <table:table-cell table:formula="of:=SQRT([.A1764])" office:value-type="float" office:value="41.9046536795139">
            <text:p>41,9</text:p>
          </table:table-cell>
          <table:table-cell table:formula="of:=INT([.B176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7">
            <text:p>1757</text:p>
          </table:table-cell>
          <table:table-cell table:formula="of:=SQRT([.A1765])" office:value-type="float" office:value="41.9165838302694">
            <text:p>41,92</text:p>
          </table:table-cell>
          <table:table-cell table:formula="of:=INT([.B1765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8">
            <text:p>1758</text:p>
          </table:table-cell>
          <table:table-cell table:formula="of:=SQRT([.A1766])" office:value-type="float" office:value="41.9285105864733">
            <text:p>41,93</text:p>
          </table:table-cell>
          <table:table-cell table:formula="of:=INT([.B176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59">
            <text:p>1759</text:p>
          </table:table-cell>
          <table:table-cell table:formula="of:=SQRT([.A1767])" office:value-type="float" office:value="41.9404339510215">
            <text:p>41,94</text:p>
          </table:table-cell>
          <table:table-cell table:formula="of:=INT([.B176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60">
            <text:p>1760</text:p>
          </table:table-cell>
          <table:table-cell table:formula="of:=SQRT([.A1768])" office:value-type="float" office:value="41.9523539268061">
            <text:p>41,95</text:p>
          </table:table-cell>
          <table:table-cell table:formula="of:=INT([.B176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61">
            <text:p>1761</text:p>
          </table:table-cell>
          <table:table-cell table:formula="of:=SQRT([.A1769])" office:value-type="float" office:value="41.9642705167146">
            <text:p>41,96</text:p>
          </table:table-cell>
          <table:table-cell table:formula="of:=INT([.B1769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62">
            <text:p>1762</text:p>
          </table:table-cell>
          <table:table-cell table:formula="of:=SQRT([.A1770])" office:value-type="float" office:value="41.9761837236307">
            <text:p>41,98</text:p>
          </table:table-cell>
          <table:table-cell table:formula="of:=INT([.B1770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63">
            <text:p>1763</text:p>
          </table:table-cell>
          <table:table-cell table:formula="of:=SQRT([.A1771])" office:value-type="float" office:value="41.988093550434">
            <text:p>41,99</text:p>
          </table:table-cell>
          <table:table-cell table:formula="of:=INT([.B1771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764">
            <text:p>1764</text:p>
          </table:table-cell>
          <table:table-cell table:formula="of:=SQRT([.A1772])" office:value-type="float" office:value="42">
            <text:p>42</text:p>
          </table:table-cell>
          <table:table-cell table:formula="of:=INT([.B177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65">
            <text:p>1765</text:p>
          </table:table-cell>
          <table:table-cell table:formula="of:=SQRT([.A1773])" office:value-type="float" office:value="42.0119030752">
            <text:p>42,01</text:p>
          </table:table-cell>
          <table:table-cell table:formula="of:=INT([.B177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66">
            <text:p>1766</text:p>
          </table:table-cell>
          <table:table-cell table:formula="of:=SQRT([.A1774])" office:value-type="float" office:value="42.0238027789014">
            <text:p>42,02</text:p>
          </table:table-cell>
          <table:table-cell table:formula="of:=INT([.B177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67">
            <text:p>1767</text:p>
          </table:table-cell>
          <table:table-cell table:formula="of:=SQRT([.A1775])" office:value-type="float" office:value="42.0356991139674">
            <text:p>42,04</text:p>
          </table:table-cell>
          <table:table-cell table:formula="of:=INT([.B177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68">
            <text:p>1768</text:p>
          </table:table-cell>
          <table:table-cell table:formula="of:=SQRT([.A1776])" office:value-type="float" office:value="42.0475920832573">
            <text:p>42,05</text:p>
          </table:table-cell>
          <table:table-cell table:formula="of:=INT([.B177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69">
            <text:p>1769</text:p>
          </table:table-cell>
          <table:table-cell table:formula="of:=SQRT([.A1777])" office:value-type="float" office:value="42.0594816896262">
            <text:p>42,06</text:p>
          </table:table-cell>
          <table:table-cell table:formula="of:=INT([.B177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0">
            <text:p>1770</text:p>
          </table:table-cell>
          <table:table-cell table:formula="of:=SQRT([.A1778])" office:value-type="float" office:value="42.0713679359253">
            <text:p>42,07</text:p>
          </table:table-cell>
          <table:table-cell table:formula="of:=INT([.B177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1">
            <text:p>1771</text:p>
          </table:table-cell>
          <table:table-cell table:formula="of:=SQRT([.A1779])" office:value-type="float" office:value="42.0832508250016">
            <text:p>42,08</text:p>
          </table:table-cell>
          <table:table-cell table:formula="of:=INT([.B177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2">
            <text:p>1772</text:p>
          </table:table-cell>
          <table:table-cell table:formula="of:=SQRT([.A1780])" office:value-type="float" office:value="42.0951303596984">
            <text:p>42,1</text:p>
          </table:table-cell>
          <table:table-cell table:formula="of:=INT([.B178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3">
            <text:p>1773</text:p>
          </table:table-cell>
          <table:table-cell table:formula="of:=SQRT([.A1781])" office:value-type="float" office:value="42.1070065428546">
            <text:p>42,11</text:p>
          </table:table-cell>
          <table:table-cell table:formula="of:=INT([.B178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4">
            <text:p>1774</text:p>
          </table:table-cell>
          <table:table-cell table:formula="of:=SQRT([.A1782])" office:value-type="float" office:value="42.1188793773054">
            <text:p>42,12</text:p>
          </table:table-cell>
          <table:table-cell table:formula="of:=INT([.B178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5">
            <text:p>1775</text:p>
          </table:table-cell>
          <table:table-cell table:formula="of:=SQRT([.A1783])" office:value-type="float" office:value="42.1307488658818">
            <text:p>42,13</text:p>
          </table:table-cell>
          <table:table-cell table:formula="of:=INT([.B178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6">
            <text:p>1776</text:p>
          </table:table-cell>
          <table:table-cell table:formula="of:=SQRT([.A1784])" office:value-type="float" office:value="42.142615011411">
            <text:p>42,14</text:p>
          </table:table-cell>
          <table:table-cell table:formula="of:=INT([.B178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7">
            <text:p>1777</text:p>
          </table:table-cell>
          <table:table-cell table:formula="of:=SQRT([.A1785])" office:value-type="float" office:value="42.154477816716">
            <text:p>42,15</text:p>
          </table:table-cell>
          <table:table-cell table:formula="of:=INT([.B178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8">
            <text:p>1778</text:p>
          </table:table-cell>
          <table:table-cell table:formula="of:=SQRT([.A1786])" office:value-type="float" office:value="42.166337284616">
            <text:p>42,17</text:p>
          </table:table-cell>
          <table:table-cell table:formula="of:=INT([.B178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79">
            <text:p>1779</text:p>
          </table:table-cell>
          <table:table-cell table:formula="of:=SQRT([.A1787])" office:value-type="float" office:value="42.1781934179263">
            <text:p>42,18</text:p>
          </table:table-cell>
          <table:table-cell table:formula="of:=INT([.B178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0">
            <text:p>1780</text:p>
          </table:table-cell>
          <table:table-cell table:formula="of:=SQRT([.A1788])" office:value-type="float" office:value="42.190046219458">
            <text:p>42,19</text:p>
          </table:table-cell>
          <table:table-cell table:formula="of:=INT([.B178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1">
            <text:p>1781</text:p>
          </table:table-cell>
          <table:table-cell table:formula="of:=SQRT([.A1789])" office:value-type="float" office:value="42.2018956920184">
            <text:p>42,2</text:p>
          </table:table-cell>
          <table:table-cell table:formula="of:=INT([.B178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2">
            <text:p>1782</text:p>
          </table:table-cell>
          <table:table-cell table:formula="of:=SQRT([.A1790])" office:value-type="float" office:value="42.2137418384109">
            <text:p>42,21</text:p>
          </table:table-cell>
          <table:table-cell table:formula="of:=INT([.B179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3">
            <text:p>1783</text:p>
          </table:table-cell>
          <table:table-cell table:formula="of:=SQRT([.A1791])" office:value-type="float" office:value="42.2255846614348">
            <text:p>42,23</text:p>
          </table:table-cell>
          <table:table-cell table:formula="of:=INT([.B179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4">
            <text:p>1784</text:p>
          </table:table-cell>
          <table:table-cell table:formula="of:=SQRT([.A1792])" office:value-type="float" office:value="42.2374241638858">
            <text:p>42,24</text:p>
          </table:table-cell>
          <table:table-cell table:formula="of:=INT([.B179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5">
            <text:p>1785</text:p>
          </table:table-cell>
          <table:table-cell table:formula="of:=SQRT([.A1793])" office:value-type="float" office:value="42.2492603485552">
            <text:p>42,25</text:p>
          </table:table-cell>
          <table:table-cell table:formula="of:=INT([.B179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6">
            <text:p>1786</text:p>
          </table:table-cell>
          <table:table-cell table:formula="of:=SQRT([.A1794])" office:value-type="float" office:value="42.2610932182309">
            <text:p>42,26</text:p>
          </table:table-cell>
          <table:table-cell table:formula="of:=INT([.B179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7">
            <text:p>1787</text:p>
          </table:table-cell>
          <table:table-cell table:formula="of:=SQRT([.A1795])" office:value-type="float" office:value="42.2729227756965">
            <text:p>42,27</text:p>
          </table:table-cell>
          <table:table-cell table:formula="of:=INT([.B179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8">
            <text:p>1788</text:p>
          </table:table-cell>
          <table:table-cell table:formula="of:=SQRT([.A1796])" office:value-type="float" office:value="42.284749023732">
            <text:p>42,28</text:p>
          </table:table-cell>
          <table:table-cell table:formula="of:=INT([.B179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89">
            <text:p>1789</text:p>
          </table:table-cell>
          <table:table-cell table:formula="of:=SQRT([.A1797])" office:value-type="float" office:value="42.2965719651132">
            <text:p>42,3</text:p>
          </table:table-cell>
          <table:table-cell table:formula="of:=INT([.B179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0">
            <text:p>1790</text:p>
          </table:table-cell>
          <table:table-cell table:formula="of:=SQRT([.A1798])" office:value-type="float" office:value="42.3083916026124">
            <text:p>42,31</text:p>
          </table:table-cell>
          <table:table-cell table:formula="of:=INT([.B179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1">
            <text:p>1791</text:p>
          </table:table-cell>
          <table:table-cell table:formula="of:=SQRT([.A1799])" office:value-type="float" office:value="42.3202079389977">
            <text:p>42,32</text:p>
          </table:table-cell>
          <table:table-cell table:formula="of:=INT([.B179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2">
            <text:p>1792</text:p>
          </table:table-cell>
          <table:table-cell table:formula="of:=SQRT([.A1800])" office:value-type="float" office:value="42.3320209770335">
            <text:p>42,33</text:p>
          </table:table-cell>
          <table:table-cell table:formula="of:=INT([.B180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3">
            <text:p>1793</text:p>
          </table:table-cell>
          <table:table-cell table:formula="of:=SQRT([.A1801])" office:value-type="float" office:value="42.3438307194803">
            <text:p>42,34</text:p>
          </table:table-cell>
          <table:table-cell table:formula="of:=INT([.B180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4">
            <text:p>1794</text:p>
          </table:table-cell>
          <table:table-cell table:formula="of:=SQRT([.A1802])" office:value-type="float" office:value="42.3556371690947">
            <text:p>42,36</text:p>
          </table:table-cell>
          <table:table-cell table:formula="of:=INT([.B180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5">
            <text:p>1795</text:p>
          </table:table-cell>
          <table:table-cell table:formula="of:=SQRT([.A1803])" office:value-type="float" office:value="42.3674403286297">
            <text:p>42,37</text:p>
          </table:table-cell>
          <table:table-cell table:formula="of:=INT([.B180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6">
            <text:p>1796</text:p>
          </table:table-cell>
          <table:table-cell table:formula="of:=SQRT([.A1804])" office:value-type="float" office:value="42.3792402008342">
            <text:p>42,38</text:p>
          </table:table-cell>
          <table:table-cell table:formula="of:=INT([.B180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7">
            <text:p>1797</text:p>
          </table:table-cell>
          <table:table-cell table:formula="of:=SQRT([.A1805])" office:value-type="float" office:value="42.3910367884533">
            <text:p>42,39</text:p>
          </table:table-cell>
          <table:table-cell table:formula="of:=INT([.B180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8">
            <text:p>1798</text:p>
          </table:table-cell>
          <table:table-cell table:formula="of:=SQRT([.A1806])" office:value-type="float" office:value="42.4028300942284">
            <text:p>42,4</text:p>
          </table:table-cell>
          <table:table-cell table:formula="of:=INT([.B180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799">
            <text:p>1799</text:p>
          </table:table-cell>
          <table:table-cell table:formula="of:=SQRT([.A1807])" office:value-type="float" office:value="42.414620120897">
            <text:p>42,41</text:p>
          </table:table-cell>
          <table:table-cell table:formula="of:=INT([.B180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table:formula="of:=SQRT([.A1808])" office:value-type="float" office:value="42.4264068711929">
            <text:p>42,43</text:p>
          </table:table-cell>
          <table:table-cell table:formula="of:=INT([.B180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1">
            <text:p>1801</text:p>
          </table:table-cell>
          <table:table-cell table:formula="of:=SQRT([.A1809])" office:value-type="float" office:value="42.4381903478459">
            <text:p>42,44</text:p>
          </table:table-cell>
          <table:table-cell table:formula="of:=INT([.B180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2">
            <text:p>1802</text:p>
          </table:table-cell>
          <table:table-cell table:formula="of:=SQRT([.A1810])" office:value-type="float" office:value="42.4499705535822">
            <text:p>42,45</text:p>
          </table:table-cell>
          <table:table-cell table:formula="of:=INT([.B181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3">
            <text:p>1803</text:p>
          </table:table-cell>
          <table:table-cell table:formula="of:=SQRT([.A1811])" office:value-type="float" office:value="42.4617474911243">
            <text:p>42,46</text:p>
          </table:table-cell>
          <table:table-cell table:formula="of:=INT([.B181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4">
            <text:p>1804</text:p>
          </table:table-cell>
          <table:table-cell table:formula="of:=SQRT([.A1812])" office:value-type="float" office:value="42.4735211631906">
            <text:p>42,47</text:p>
          </table:table-cell>
          <table:table-cell table:formula="of:=INT([.B181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5">
            <text:p>1805</text:p>
          </table:table-cell>
          <table:table-cell table:formula="of:=SQRT([.A1813])" office:value-type="float" office:value="42.485291572496">
            <text:p>42,49</text:p>
          </table:table-cell>
          <table:table-cell table:formula="of:=INT([.B181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6">
            <text:p>1806</text:p>
          </table:table-cell>
          <table:table-cell table:formula="of:=SQRT([.A1814])" office:value-type="float" office:value="42.4970587217516">
            <text:p>42,5</text:p>
          </table:table-cell>
          <table:table-cell table:formula="of:=INT([.B181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7">
            <text:p>1807</text:p>
          </table:table-cell>
          <table:table-cell table:formula="of:=SQRT([.A1815])" office:value-type="float" office:value="42.5088226136646">
            <text:p>42,51</text:p>
          </table:table-cell>
          <table:table-cell table:formula="of:=INT([.B181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8">
            <text:p>1808</text:p>
          </table:table-cell>
          <table:table-cell table:formula="of:=SQRT([.A1816])" office:value-type="float" office:value="42.5205832509386">
            <text:p>42,52</text:p>
          </table:table-cell>
          <table:table-cell table:formula="of:=INT([.B181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09">
            <text:p>1809</text:p>
          </table:table-cell>
          <table:table-cell table:formula="of:=SQRT([.A1817])" office:value-type="float" office:value="42.5323406362735">
            <text:p>42,53</text:p>
          </table:table-cell>
          <table:table-cell table:formula="of:=INT([.B181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0">
            <text:p>1810</text:p>
          </table:table-cell>
          <table:table-cell table:formula="of:=SQRT([.A1818])" office:value-type="float" office:value="42.5440947723653">
            <text:p>42,54</text:p>
          </table:table-cell>
          <table:table-cell table:formula="of:=INT([.B181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1">
            <text:p>1811</text:p>
          </table:table-cell>
          <table:table-cell table:formula="of:=SQRT([.A1819])" office:value-type="float" office:value="42.5558456619064">
            <text:p>42,56</text:p>
          </table:table-cell>
          <table:table-cell table:formula="of:=INT([.B181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2">
            <text:p>1812</text:p>
          </table:table-cell>
          <table:table-cell table:formula="of:=SQRT([.A1820])" office:value-type="float" office:value="42.5675933075855">
            <text:p>42,57</text:p>
          </table:table-cell>
          <table:table-cell table:formula="of:=INT([.B182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3">
            <text:p>1813</text:p>
          </table:table-cell>
          <table:table-cell table:formula="of:=SQRT([.A1821])" office:value-type="float" office:value="42.5793377120875">
            <text:p>42,58</text:p>
          </table:table-cell>
          <table:table-cell table:formula="of:=INT([.B182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4">
            <text:p>1814</text:p>
          </table:table-cell>
          <table:table-cell table:formula="of:=SQRT([.A1822])" office:value-type="float" office:value="42.5910788780937">
            <text:p>42,59</text:p>
          </table:table-cell>
          <table:table-cell table:formula="of:=INT([.B182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5">
            <text:p>1815</text:p>
          </table:table-cell>
          <table:table-cell table:formula="of:=SQRT([.A1823])" office:value-type="float" office:value="42.6028168082816">
            <text:p>42,6</text:p>
          </table:table-cell>
          <table:table-cell table:formula="of:=INT([.B182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6">
            <text:p>1816</text:p>
          </table:table-cell>
          <table:table-cell table:formula="of:=SQRT([.A1824])" office:value-type="float" office:value="42.614551505325">
            <text:p>42,61</text:p>
          </table:table-cell>
          <table:table-cell table:formula="of:=INT([.B182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7">
            <text:p>1817</text:p>
          </table:table-cell>
          <table:table-cell table:formula="of:=SQRT([.A1825])" office:value-type="float" office:value="42.6262829718942">
            <text:p>42,63</text:p>
          </table:table-cell>
          <table:table-cell table:formula="of:=INT([.B182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8">
            <text:p>1818</text:p>
          </table:table-cell>
          <table:table-cell table:formula="of:=SQRT([.A1826])" office:value-type="float" office:value="42.6380112106557">
            <text:p>42,64</text:p>
          </table:table-cell>
          <table:table-cell table:formula="of:=INT([.B182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19">
            <text:p>1819</text:p>
          </table:table-cell>
          <table:table-cell table:formula="of:=SQRT([.A1827])" office:value-type="float" office:value="42.6497362242723">
            <text:p>42,65</text:p>
          </table:table-cell>
          <table:table-cell table:formula="of:=INT([.B182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0">
            <text:p>1820</text:p>
          </table:table-cell>
          <table:table-cell table:formula="of:=SQRT([.A1828])" office:value-type="float" office:value="42.6614580154031">
            <text:p>42,66</text:p>
          </table:table-cell>
          <table:table-cell table:formula="of:=INT([.B182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1">
            <text:p>1821</text:p>
          </table:table-cell>
          <table:table-cell table:formula="of:=SQRT([.A1829])" office:value-type="float" office:value="42.6731765867037">
            <text:p>42,67</text:p>
          </table:table-cell>
          <table:table-cell table:formula="of:=INT([.B182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2">
            <text:p>1822</text:p>
          </table:table-cell>
          <table:table-cell table:formula="of:=SQRT([.A1830])" office:value-type="float" office:value="42.6848919408261">
            <text:p>42,68</text:p>
          </table:table-cell>
          <table:table-cell table:formula="of:=INT([.B183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3">
            <text:p>1823</text:p>
          </table:table-cell>
          <table:table-cell table:formula="of:=SQRT([.A1831])" office:value-type="float" office:value="42.6966040804184">
            <text:p>42,7</text:p>
          </table:table-cell>
          <table:table-cell table:formula="of:=INT([.B183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4">
            <text:p>1824</text:p>
          </table:table-cell>
          <table:table-cell table:formula="of:=SQRT([.A1832])" office:value-type="float" office:value="42.7083130081252">
            <text:p>42,71</text:p>
          </table:table-cell>
          <table:table-cell table:formula="of:=INT([.B183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5">
            <text:p>1825</text:p>
          </table:table-cell>
          <table:table-cell table:formula="of:=SQRT([.A1833])" office:value-type="float" office:value="42.7200187265877">
            <text:p>42,72</text:p>
          </table:table-cell>
          <table:table-cell table:formula="of:=INT([.B183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6">
            <text:p>1826</text:p>
          </table:table-cell>
          <table:table-cell table:formula="of:=SQRT([.A1834])" office:value-type="float" office:value="42.731721238443">
            <text:p>42,73</text:p>
          </table:table-cell>
          <table:table-cell table:formula="of:=INT([.B183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7">
            <text:p>1827</text:p>
          </table:table-cell>
          <table:table-cell table:formula="of:=SQRT([.A1835])" office:value-type="float" office:value="42.743420546325">
            <text:p>42,74</text:p>
          </table:table-cell>
          <table:table-cell table:formula="of:=INT([.B183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8">
            <text:p>1828</text:p>
          </table:table-cell>
          <table:table-cell table:formula="of:=SQRT([.A1836])" office:value-type="float" office:value="42.7551166528639">
            <text:p>42,76</text:p>
          </table:table-cell>
          <table:table-cell table:formula="of:=INT([.B183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29">
            <text:p>1829</text:p>
          </table:table-cell>
          <table:table-cell table:formula="of:=SQRT([.A1837])" office:value-type="float" office:value="42.7668095606862">
            <text:p>42,77</text:p>
          </table:table-cell>
          <table:table-cell table:formula="of:=INT([.B183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0">
            <text:p>1830</text:p>
          </table:table-cell>
          <table:table-cell table:formula="of:=SQRT([.A1838])" office:value-type="float" office:value="42.7784992724149">
            <text:p>42,78</text:p>
          </table:table-cell>
          <table:table-cell table:formula="of:=INT([.B183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1">
            <text:p>1831</text:p>
          </table:table-cell>
          <table:table-cell table:formula="of:=SQRT([.A1839])" office:value-type="float" office:value="42.7901857906693">
            <text:p>42,79</text:p>
          </table:table-cell>
          <table:table-cell table:formula="of:=INT([.B183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2">
            <text:p>1832</text:p>
          </table:table-cell>
          <table:table-cell table:formula="of:=SQRT([.A1840])" office:value-type="float" office:value="42.8018691180654">
            <text:p>42,8</text:p>
          </table:table-cell>
          <table:table-cell table:formula="of:=INT([.B184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3">
            <text:p>1833</text:p>
          </table:table-cell>
          <table:table-cell table:formula="of:=SQRT([.A1841])" office:value-type="float" office:value="42.8135492572153">
            <text:p>42,81</text:p>
          </table:table-cell>
          <table:table-cell table:formula="of:=INT([.B184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4">
            <text:p>1834</text:p>
          </table:table-cell>
          <table:table-cell table:formula="of:=SQRT([.A1842])" office:value-type="float" office:value="42.8252262107277">
            <text:p>42,83</text:p>
          </table:table-cell>
          <table:table-cell table:formula="of:=INT([.B184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5">
            <text:p>1835</text:p>
          </table:table-cell>
          <table:table-cell table:formula="of:=SQRT([.A1843])" office:value-type="float" office:value="42.8368999812078">
            <text:p>42,84</text:p>
          </table:table-cell>
          <table:table-cell table:formula="of:=INT([.B184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6">
            <text:p>1836</text:p>
          </table:table-cell>
          <table:table-cell table:formula="of:=SQRT([.A1844])" office:value-type="float" office:value="42.8485705712571">
            <text:p>42,85</text:p>
          </table:table-cell>
          <table:table-cell table:formula="of:=INT([.B184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7">
            <text:p>1837</text:p>
          </table:table-cell>
          <table:table-cell table:formula="of:=SQRT([.A1845])" office:value-type="float" office:value="42.8602379834737">
            <text:p>42,86</text:p>
          </table:table-cell>
          <table:table-cell table:formula="of:=INT([.B184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8">
            <text:p>1838</text:p>
          </table:table-cell>
          <table:table-cell table:formula="of:=SQRT([.A1846])" office:value-type="float" office:value="42.871902220452">
            <text:p>42,87</text:p>
          </table:table-cell>
          <table:table-cell table:formula="of:=INT([.B184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39">
            <text:p>1839</text:p>
          </table:table-cell>
          <table:table-cell table:formula="of:=SQRT([.A1847])" office:value-type="float" office:value="42.8835632847831">
            <text:p>42,88</text:p>
          </table:table-cell>
          <table:table-cell table:formula="of:=INT([.B1847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0">
            <text:p>1840</text:p>
          </table:table-cell>
          <table:table-cell table:formula="of:=SQRT([.A1848])" office:value-type="float" office:value="42.8952211790544">
            <text:p>42,9</text:p>
          </table:table-cell>
          <table:table-cell table:formula="of:=INT([.B1848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1">
            <text:p>1841</text:p>
          </table:table-cell>
          <table:table-cell table:formula="of:=SQRT([.A1849])" office:value-type="float" office:value="42.9068759058499">
            <text:p>42,91</text:p>
          </table:table-cell>
          <table:table-cell table:formula="of:=INT([.B184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2">
            <text:p>1842</text:p>
          </table:table-cell>
          <table:table-cell table:formula="of:=SQRT([.A1850])" office:value-type="float" office:value="42.9185274677499">
            <text:p>42,92</text:p>
          </table:table-cell>
          <table:table-cell table:formula="of:=INT([.B185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3">
            <text:p>1843</text:p>
          </table:table-cell>
          <table:table-cell table:formula="of:=SQRT([.A1851])" office:value-type="float" office:value="42.9301758673314">
            <text:p>42,93</text:p>
          </table:table-cell>
          <table:table-cell table:formula="of:=INT([.B1851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4">
            <text:p>1844</text:p>
          </table:table-cell>
          <table:table-cell table:formula="of:=SQRT([.A1852])" office:value-type="float" office:value="42.9418211071678">
            <text:p>42,94</text:p>
          </table:table-cell>
          <table:table-cell table:formula="of:=INT([.B1852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5">
            <text:p>1845</text:p>
          </table:table-cell>
          <table:table-cell table:formula="of:=SQRT([.A1853])" office:value-type="float" office:value="42.9534631898291">
            <text:p>42,95</text:p>
          </table:table-cell>
          <table:table-cell table:formula="of:=INT([.B1853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6">
            <text:p>1846</text:p>
          </table:table-cell>
          <table:table-cell table:formula="of:=SQRT([.A1854])" office:value-type="float" office:value="42.9651021178817">
            <text:p>42,97</text:p>
          </table:table-cell>
          <table:table-cell table:formula="of:=INT([.B1854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7">
            <text:p>1847</text:p>
          </table:table-cell>
          <table:table-cell table:formula="of:=SQRT([.A1855])" office:value-type="float" office:value="42.9767378938886">
            <text:p>42,98</text:p>
          </table:table-cell>
          <table:table-cell table:formula="of:=INT([.B1855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8">
            <text:p>1848</text:p>
          </table:table-cell>
          <table:table-cell table:formula="of:=SQRT([.A1856])" office:value-type="float" office:value="42.9883705204094">
            <text:p>42,99</text:p>
          </table:table-cell>
          <table:table-cell table:formula="of:=INT([.B1856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849">
            <text:p>1849</text:p>
          </table:table-cell>
          <table:table-cell table:formula="of:=SQRT([.A1857])" office:value-type="float" office:value="43">
            <text:p>43</text:p>
          </table:table-cell>
          <table:table-cell table:formula="of:=INT([.B185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0">
            <text:p>1850</text:p>
          </table:table-cell>
          <table:table-cell table:formula="of:=SQRT([.A1858])" office:value-type="float" office:value="43.0116263352131">
            <text:p>43,01</text:p>
          </table:table-cell>
          <table:table-cell table:formula="of:=INT([.B185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1">
            <text:p>1851</text:p>
          </table:table-cell>
          <table:table-cell table:formula="of:=SQRT([.A1859])" office:value-type="float" office:value="43.0232495285979">
            <text:p>43,02</text:p>
          </table:table-cell>
          <table:table-cell table:formula="of:=INT([.B185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2">
            <text:p>1852</text:p>
          </table:table-cell>
          <table:table-cell table:formula="of:=SQRT([.A1860])" office:value-type="float" office:value="43.0348695827">
            <text:p>43,03</text:p>
          </table:table-cell>
          <table:table-cell table:formula="of:=INT([.B186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3">
            <text:p>1853</text:p>
          </table:table-cell>
          <table:table-cell table:formula="of:=SQRT([.A1861])" office:value-type="float" office:value="43.0464865000618">
            <text:p>43,05</text:p>
          </table:table-cell>
          <table:table-cell table:formula="of:=INT([.B186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4">
            <text:p>1854</text:p>
          </table:table-cell>
          <table:table-cell table:formula="of:=SQRT([.A1862])" office:value-type="float" office:value="43.058100283222">
            <text:p>43,06</text:p>
          </table:table-cell>
          <table:table-cell table:formula="of:=INT([.B186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5">
            <text:p>1855</text:p>
          </table:table-cell>
          <table:table-cell table:formula="of:=SQRT([.A1863])" office:value-type="float" office:value="43.0697109347161">
            <text:p>43,07</text:p>
          </table:table-cell>
          <table:table-cell table:formula="of:=INT([.B186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6">
            <text:p>1856</text:p>
          </table:table-cell>
          <table:table-cell table:formula="of:=SQRT([.A1864])" office:value-type="float" office:value="43.081318457076">
            <text:p>43,08</text:p>
          </table:table-cell>
          <table:table-cell table:formula="of:=INT([.B186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7">
            <text:p>1857</text:p>
          </table:table-cell>
          <table:table-cell table:formula="of:=SQRT([.A1865])" office:value-type="float" office:value="43.0929228528305">
            <text:p>43,09</text:p>
          </table:table-cell>
          <table:table-cell table:formula="of:=INT([.B186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8">
            <text:p>1858</text:p>
          </table:table-cell>
          <table:table-cell table:formula="of:=SQRT([.A1866])" office:value-type="float" office:value="43.1045241245046">
            <text:p>43,1</text:p>
          </table:table-cell>
          <table:table-cell table:formula="of:=INT([.B186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59">
            <text:p>1859</text:p>
          </table:table-cell>
          <table:table-cell table:formula="of:=SQRT([.A1867])" office:value-type="float" office:value="43.1161222746202">
            <text:p>43,12</text:p>
          </table:table-cell>
          <table:table-cell table:formula="of:=INT([.B186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0">
            <text:p>1860</text:p>
          </table:table-cell>
          <table:table-cell table:formula="of:=SQRT([.A1868])" office:value-type="float" office:value="43.1277173056956">
            <text:p>43,13</text:p>
          </table:table-cell>
          <table:table-cell table:formula="of:=INT([.B186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1">
            <text:p>1861</text:p>
          </table:table-cell>
          <table:table-cell table:formula="of:=SQRT([.A1869])" office:value-type="float" office:value="43.139309220246">
            <text:p>43,14</text:p>
          </table:table-cell>
          <table:table-cell table:formula="of:=INT([.B186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2">
            <text:p>1862</text:p>
          </table:table-cell>
          <table:table-cell table:formula="of:=SQRT([.A1870])" office:value-type="float" office:value="43.1508980207828">
            <text:p>43,15</text:p>
          </table:table-cell>
          <table:table-cell table:formula="of:=INT([.B187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3">
            <text:p>1863</text:p>
          </table:table-cell>
          <table:table-cell table:formula="of:=SQRT([.A1871])" office:value-type="float" office:value="43.1624837098145">
            <text:p>43,16</text:p>
          </table:table-cell>
          <table:table-cell table:formula="of:=INT([.B187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4">
            <text:p>1864</text:p>
          </table:table-cell>
          <table:table-cell table:formula="of:=SQRT([.A1872])" office:value-type="float" office:value="43.1740662898458">
            <text:p>43,17</text:p>
          </table:table-cell>
          <table:table-cell table:formula="of:=INT([.B187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5">
            <text:p>1865</text:p>
          </table:table-cell>
          <table:table-cell table:formula="of:=SQRT([.A1873])" office:value-type="float" office:value="43.1856457633784">
            <text:p>43,19</text:p>
          </table:table-cell>
          <table:table-cell table:formula="of:=INT([.B187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6">
            <text:p>1866</text:p>
          </table:table-cell>
          <table:table-cell table:formula="of:=SQRT([.A1874])" office:value-type="float" office:value="43.1972221329104">
            <text:p>43,2</text:p>
          </table:table-cell>
          <table:table-cell table:formula="of:=INT([.B187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7">
            <text:p>1867</text:p>
          </table:table-cell>
          <table:table-cell table:formula="of:=SQRT([.A1875])" office:value-type="float" office:value="43.2087954009366">
            <text:p>43,21</text:p>
          </table:table-cell>
          <table:table-cell table:formula="of:=INT([.B187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8">
            <text:p>1868</text:p>
          </table:table-cell>
          <table:table-cell table:formula="of:=SQRT([.A1876])" office:value-type="float" office:value="43.2203655699486">
            <text:p>43,22</text:p>
          </table:table-cell>
          <table:table-cell table:formula="of:=INT([.B187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69">
            <text:p>1869</text:p>
          </table:table-cell>
          <table:table-cell table:formula="of:=SQRT([.A1877])" office:value-type="float" office:value="43.2319326424346">
            <text:p>43,23</text:p>
          </table:table-cell>
          <table:table-cell table:formula="of:=INT([.B187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0">
            <text:p>1870</text:p>
          </table:table-cell>
          <table:table-cell table:formula="of:=SQRT([.A1878])" office:value-type="float" office:value="43.2434966208793">
            <text:p>43,24</text:p>
          </table:table-cell>
          <table:table-cell table:formula="of:=INT([.B187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1">
            <text:p>1871</text:p>
          </table:table-cell>
          <table:table-cell table:formula="of:=SQRT([.A1879])" office:value-type="float" office:value="43.2550575077643">
            <text:p>43,26</text:p>
          </table:table-cell>
          <table:table-cell table:formula="of:=INT([.B187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2">
            <text:p>1872</text:p>
          </table:table-cell>
          <table:table-cell table:formula="of:=SQRT([.A1880])" office:value-type="float" office:value="43.2666153055679">
            <text:p>43,27</text:p>
          </table:table-cell>
          <table:table-cell table:formula="of:=INT([.B188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3">
            <text:p>1873</text:p>
          </table:table-cell>
          <table:table-cell table:formula="of:=SQRT([.A1881])" office:value-type="float" office:value="43.2781700167648">
            <text:p>43,28</text:p>
          </table:table-cell>
          <table:table-cell table:formula="of:=INT([.B188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4">
            <text:p>1874</text:p>
          </table:table-cell>
          <table:table-cell table:formula="of:=SQRT([.A1882])" office:value-type="float" office:value="43.2897216438267">
            <text:p>43,29</text:p>
          </table:table-cell>
          <table:table-cell table:formula="of:=INT([.B188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5">
            <text:p>1875</text:p>
          </table:table-cell>
          <table:table-cell table:formula="of:=SQRT([.A1883])" office:value-type="float" office:value="43.3012701892219">
            <text:p>43,3</text:p>
          </table:table-cell>
          <table:table-cell table:formula="of:=INT([.B188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6">
            <text:p>1876</text:p>
          </table:table-cell>
          <table:table-cell table:formula="of:=SQRT([.A1884])" office:value-type="float" office:value="43.3128156554154">
            <text:p>43,31</text:p>
          </table:table-cell>
          <table:table-cell table:formula="of:=INT([.B188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7">
            <text:p>1877</text:p>
          </table:table-cell>
          <table:table-cell table:formula="of:=SQRT([.A1885])" office:value-type="float" office:value="43.3243580448689">
            <text:p>43,32</text:p>
          </table:table-cell>
          <table:table-cell table:formula="of:=INT([.B188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8">
            <text:p>1878</text:p>
          </table:table-cell>
          <table:table-cell table:formula="of:=SQRT([.A1886])" office:value-type="float" office:value="43.3358973600409">
            <text:p>43,34</text:p>
          </table:table-cell>
          <table:table-cell table:formula="of:=INT([.B188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79">
            <text:p>1879</text:p>
          </table:table-cell>
          <table:table-cell table:formula="of:=SQRT([.A1887])" office:value-type="float" office:value="43.3474336033865">
            <text:p>43,35</text:p>
          </table:table-cell>
          <table:table-cell table:formula="of:=INT([.B188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0">
            <text:p>1880</text:p>
          </table:table-cell>
          <table:table-cell table:formula="of:=SQRT([.A1888])" office:value-type="float" office:value="43.3589667773576">
            <text:p>43,36</text:p>
          </table:table-cell>
          <table:table-cell table:formula="of:=INT([.B188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1">
            <text:p>1881</text:p>
          </table:table-cell>
          <table:table-cell table:formula="of:=SQRT([.A1889])" office:value-type="float" office:value="43.3704968844029">
            <text:p>43,37</text:p>
          </table:table-cell>
          <table:table-cell table:formula="of:=INT([.B188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2">
            <text:p>1882</text:p>
          </table:table-cell>
          <table:table-cell table:formula="of:=SQRT([.A1890])" office:value-type="float" office:value="43.3820239269677">
            <text:p>43,38</text:p>
          </table:table-cell>
          <table:table-cell table:formula="of:=INT([.B189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3">
            <text:p>1883</text:p>
          </table:table-cell>
          <table:table-cell table:formula="of:=SQRT([.A1891])" office:value-type="float" office:value="43.3935479074943">
            <text:p>43,39</text:p>
          </table:table-cell>
          <table:table-cell table:formula="of:=INT([.B189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4">
            <text:p>1884</text:p>
          </table:table-cell>
          <table:table-cell table:formula="of:=SQRT([.A1892])" office:value-type="float" office:value="43.4050688284214">
            <text:p>43,41</text:p>
          </table:table-cell>
          <table:table-cell table:formula="of:=INT([.B189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5">
            <text:p>1885</text:p>
          </table:table-cell>
          <table:table-cell table:formula="of:=SQRT([.A1893])" office:value-type="float" office:value="43.4165866921848">
            <text:p>43,42</text:p>
          </table:table-cell>
          <table:table-cell table:formula="of:=INT([.B189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6">
            <text:p>1886</text:p>
          </table:table-cell>
          <table:table-cell table:formula="of:=SQRT([.A1894])" office:value-type="float" office:value="43.4281015012169">
            <text:p>43,43</text:p>
          </table:table-cell>
          <table:table-cell table:formula="of:=INT([.B189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7">
            <text:p>1887</text:p>
          </table:table-cell>
          <table:table-cell table:formula="of:=SQRT([.A1895])" office:value-type="float" office:value="43.4396132579469">
            <text:p>43,44</text:p>
          </table:table-cell>
          <table:table-cell table:formula="of:=INT([.B189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8">
            <text:p>1888</text:p>
          </table:table-cell>
          <table:table-cell table:formula="of:=SQRT([.A1896])" office:value-type="float" office:value="43.4511219648009">
            <text:p>43,45</text:p>
          </table:table-cell>
          <table:table-cell table:formula="of:=INT([.B189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89">
            <text:p>1889</text:p>
          </table:table-cell>
          <table:table-cell table:formula="of:=SQRT([.A1897])" office:value-type="float" office:value="43.4626276242015">
            <text:p>43,46</text:p>
          </table:table-cell>
          <table:table-cell table:formula="of:=INT([.B189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0">
            <text:p>1890</text:p>
          </table:table-cell>
          <table:table-cell table:formula="of:=SQRT([.A1898])" office:value-type="float" office:value="43.4741302385683">
            <text:p>43,47</text:p>
          </table:table-cell>
          <table:table-cell table:formula="of:=INT([.B189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1">
            <text:p>1891</text:p>
          </table:table-cell>
          <table:table-cell table:formula="of:=SQRT([.A1899])" office:value-type="float" office:value="43.4856298103178">
            <text:p>43,49</text:p>
          </table:table-cell>
          <table:table-cell table:formula="of:=INT([.B189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2">
            <text:p>1892</text:p>
          </table:table-cell>
          <table:table-cell table:formula="of:=SQRT([.A1900])" office:value-type="float" office:value="43.4971263418631">
            <text:p>43,5</text:p>
          </table:table-cell>
          <table:table-cell table:formula="of:=INT([.B190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3">
            <text:p>1893</text:p>
          </table:table-cell>
          <table:table-cell table:formula="of:=SQRT([.A1901])" office:value-type="float" office:value="43.5086198356142">
            <text:p>43,51</text:p>
          </table:table-cell>
          <table:table-cell table:formula="of:=INT([.B190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4">
            <text:p>1894</text:p>
          </table:table-cell>
          <table:table-cell table:formula="of:=SQRT([.A1902])" office:value-type="float" office:value="43.5201102939779">
            <text:p>43,52</text:p>
          </table:table-cell>
          <table:table-cell table:formula="of:=INT([.B190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5">
            <text:p>1895</text:p>
          </table:table-cell>
          <table:table-cell table:formula="of:=SQRT([.A1903])" office:value-type="float" office:value="43.5315977193578">
            <text:p>43,53</text:p>
          </table:table-cell>
          <table:table-cell table:formula="of:=INT([.B190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6">
            <text:p>1896</text:p>
          </table:table-cell>
          <table:table-cell table:formula="of:=SQRT([.A1904])" office:value-type="float" office:value="43.5430821141545">
            <text:p>43,54</text:p>
          </table:table-cell>
          <table:table-cell table:formula="of:=INT([.B190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7">
            <text:p>1897</text:p>
          </table:table-cell>
          <table:table-cell table:formula="of:=SQRT([.A1905])" office:value-type="float" office:value="43.5545634807651">
            <text:p>43,55</text:p>
          </table:table-cell>
          <table:table-cell table:formula="of:=INT([.B190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8">
            <text:p>1898</text:p>
          </table:table-cell>
          <table:table-cell table:formula="of:=SQRT([.A1906])" office:value-type="float" office:value="43.5660418215839">
            <text:p>43,57</text:p>
          </table:table-cell>
          <table:table-cell table:formula="of:=INT([.B190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899">
            <text:p>1899</text:p>
          </table:table-cell>
          <table:table-cell table:formula="of:=SQRT([.A1907])" office:value-type="float" office:value="43.5775171390019">
            <text:p>43,58</text:p>
          </table:table-cell>
          <table:table-cell table:formula="of:=INT([.B190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0">
            <text:p>1900</text:p>
          </table:table-cell>
          <table:table-cell table:formula="of:=SQRT([.A1908])" office:value-type="float" office:value="43.5889894354067">
            <text:p>43,59</text:p>
          </table:table-cell>
          <table:table-cell table:formula="of:=INT([.B190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1">
            <text:p>1901</text:p>
          </table:table-cell>
          <table:table-cell table:formula="of:=SQRT([.A1909])" office:value-type="float" office:value="43.6004587131833">
            <text:p>43,6</text:p>
          </table:table-cell>
          <table:table-cell table:formula="of:=INT([.B190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2">
            <text:p>1902</text:p>
          </table:table-cell>
          <table:table-cell table:formula="of:=SQRT([.A1910])" office:value-type="float" office:value="43.6119249747131">
            <text:p>43,61</text:p>
          </table:table-cell>
          <table:table-cell table:formula="of:=INT([.B191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3">
            <text:p>1903</text:p>
          </table:table-cell>
          <table:table-cell table:formula="of:=SQRT([.A1911])" office:value-type="float" office:value="43.6233882223745">
            <text:p>43,62</text:p>
          </table:table-cell>
          <table:table-cell table:formula="of:=INT([.B191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4">
            <text:p>1904</text:p>
          </table:table-cell>
          <table:table-cell table:formula="of:=SQRT([.A1912])" office:value-type="float" office:value="43.6348484585429">
            <text:p>43,63</text:p>
          </table:table-cell>
          <table:table-cell table:formula="of:=INT([.B191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5">
            <text:p>1905</text:p>
          </table:table-cell>
          <table:table-cell table:formula="of:=SQRT([.A1913])" office:value-type="float" office:value="43.6463056855904">
            <text:p>43,65</text:p>
          </table:table-cell>
          <table:table-cell table:formula="of:=INT([.B191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6">
            <text:p>1906</text:p>
          </table:table-cell>
          <table:table-cell table:formula="of:=SQRT([.A1914])" office:value-type="float" office:value="43.6577599058862">
            <text:p>43,66</text:p>
          </table:table-cell>
          <table:table-cell table:formula="of:=INT([.B191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7">
            <text:p>1907</text:p>
          </table:table-cell>
          <table:table-cell table:formula="of:=SQRT([.A1915])" office:value-type="float" office:value="43.6692111217961">
            <text:p>43,67</text:p>
          </table:table-cell>
          <table:table-cell table:formula="of:=INT([.B191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8">
            <text:p>1908</text:p>
          </table:table-cell>
          <table:table-cell table:formula="of:=SQRT([.A1916])" office:value-type="float" office:value="43.6806593356831">
            <text:p>43,68</text:p>
          </table:table-cell>
          <table:table-cell table:formula="of:=INT([.B191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09">
            <text:p>1909</text:p>
          </table:table-cell>
          <table:table-cell table:formula="of:=SQRT([.A1917])" office:value-type="float" office:value="43.692104549907">
            <text:p>43,69</text:p>
          </table:table-cell>
          <table:table-cell table:formula="of:=INT([.B191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0">
            <text:p>1910</text:p>
          </table:table-cell>
          <table:table-cell table:formula="of:=SQRT([.A1918])" office:value-type="float" office:value="43.7035467668243">
            <text:p>43,7</text:p>
          </table:table-cell>
          <table:table-cell table:formula="of:=INT([.B191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1">
            <text:p>1911</text:p>
          </table:table-cell>
          <table:table-cell table:formula="of:=SQRT([.A1919])" office:value-type="float" office:value="43.7149859887888">
            <text:p>43,71</text:p>
          </table:table-cell>
          <table:table-cell table:formula="of:=INT([.B191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2">
            <text:p>1912</text:p>
          </table:table-cell>
          <table:table-cell table:formula="of:=SQRT([.A1920])" office:value-type="float" office:value="43.7264222181509">
            <text:p>43,73</text:p>
          </table:table-cell>
          <table:table-cell table:formula="of:=INT([.B192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3">
            <text:p>1913</text:p>
          </table:table-cell>
          <table:table-cell table:formula="of:=SQRT([.A1921])" office:value-type="float" office:value="43.7378554572581">
            <text:p>43,74</text:p>
          </table:table-cell>
          <table:table-cell table:formula="of:=INT([.B192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4">
            <text:p>1914</text:p>
          </table:table-cell>
          <table:table-cell table:formula="of:=SQRT([.A1922])" office:value-type="float" office:value="43.7492857084547">
            <text:p>43,75</text:p>
          </table:table-cell>
          <table:table-cell table:formula="of:=INT([.B192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5">
            <text:p>1915</text:p>
          </table:table-cell>
          <table:table-cell table:formula="of:=SQRT([.A1923])" office:value-type="float" office:value="43.7607129740821">
            <text:p>43,76</text:p>
          </table:table-cell>
          <table:table-cell table:formula="of:=INT([.B192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6">
            <text:p>1916</text:p>
          </table:table-cell>
          <table:table-cell table:formula="of:=SQRT([.A1924])" office:value-type="float" office:value="43.7721372564786">
            <text:p>43,77</text:p>
          </table:table-cell>
          <table:table-cell table:formula="of:=INT([.B192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7">
            <text:p>1917</text:p>
          </table:table-cell>
          <table:table-cell table:formula="of:=SQRT([.A1925])" office:value-type="float" office:value="43.7835585579793">
            <text:p>43,78</text:p>
          </table:table-cell>
          <table:table-cell table:formula="of:=INT([.B192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8">
            <text:p>1918</text:p>
          </table:table-cell>
          <table:table-cell table:formula="of:=SQRT([.A1926])" office:value-type="float" office:value="43.7949768809164">
            <text:p>43,79</text:p>
          </table:table-cell>
          <table:table-cell table:formula="of:=INT([.B192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19">
            <text:p>1919</text:p>
          </table:table-cell>
          <table:table-cell table:formula="of:=SQRT([.A1927])" office:value-type="float" office:value="43.806392227619">
            <text:p>43,81</text:p>
          </table:table-cell>
          <table:table-cell table:formula="of:=INT([.B192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0">
            <text:p>1920</text:p>
          </table:table-cell>
          <table:table-cell table:formula="of:=SQRT([.A1928])" office:value-type="float" office:value="43.8178046004133">
            <text:p>43,82</text:p>
          </table:table-cell>
          <table:table-cell table:formula="of:=INT([.B192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1">
            <text:p>1921</text:p>
          </table:table-cell>
          <table:table-cell table:formula="of:=SQRT([.A1929])" office:value-type="float" office:value="43.8292140016223">
            <text:p>43,83</text:p>
          </table:table-cell>
          <table:table-cell table:formula="of:=INT([.B192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2">
            <text:p>1922</text:p>
          </table:table-cell>
          <table:table-cell table:formula="of:=SQRT([.A1930])" office:value-type="float" office:value="43.840620433566">
            <text:p>43,84</text:p>
          </table:table-cell>
          <table:table-cell table:formula="of:=INT([.B193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3">
            <text:p>1923</text:p>
          </table:table-cell>
          <table:table-cell table:formula="of:=SQRT([.A1931])" office:value-type="float" office:value="43.8520238985614">
            <text:p>43,85</text:p>
          </table:table-cell>
          <table:table-cell table:formula="of:=INT([.B193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4">
            <text:p>1924</text:p>
          </table:table-cell>
          <table:table-cell table:formula="of:=SQRT([.A1932])" office:value-type="float" office:value="43.8634243989226">
            <text:p>43,86</text:p>
          </table:table-cell>
          <table:table-cell table:formula="of:=INT([.B193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5">
            <text:p>1925</text:p>
          </table:table-cell>
          <table:table-cell table:formula="of:=SQRT([.A1933])" office:value-type="float" office:value="43.8748219369606">
            <text:p>43,87</text:p>
          </table:table-cell>
          <table:table-cell table:formula="of:=INT([.B193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6">
            <text:p>1926</text:p>
          </table:table-cell>
          <table:table-cell table:formula="of:=SQRT([.A1934])" office:value-type="float" office:value="43.8862165149834">
            <text:p>43,89</text:p>
          </table:table-cell>
          <table:table-cell table:formula="of:=INT([.B1934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7">
            <text:p>1927</text:p>
          </table:table-cell>
          <table:table-cell table:formula="of:=SQRT([.A1935])" office:value-type="float" office:value="43.8976081352959">
            <text:p>43,9</text:p>
          </table:table-cell>
          <table:table-cell table:formula="of:=INT([.B193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8">
            <text:p>1928</text:p>
          </table:table-cell>
          <table:table-cell table:formula="of:=SQRT([.A1936])" office:value-type="float" office:value="43.9089968002003">
            <text:p>43,91</text:p>
          </table:table-cell>
          <table:table-cell table:formula="of:=INT([.B1936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29">
            <text:p>1929</text:p>
          </table:table-cell>
          <table:table-cell table:formula="of:=SQRT([.A1937])" office:value-type="float" office:value="43.9203825119955">
            <text:p>43,92</text:p>
          </table:table-cell>
          <table:table-cell table:formula="of:=INT([.B1937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30">
            <text:p>1930</text:p>
          </table:table-cell>
          <table:table-cell table:formula="of:=SQRT([.A1938])" office:value-type="float" office:value="43.9317652729776">
            <text:p>43,93</text:p>
          </table:table-cell>
          <table:table-cell table:formula="of:=INT([.B193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31">
            <text:p>1931</text:p>
          </table:table-cell>
          <table:table-cell table:formula="of:=SQRT([.A1939])" office:value-type="float" office:value="43.9431450854397">
            <text:p>43,94</text:p>
          </table:table-cell>
          <table:table-cell table:formula="of:=INT([.B1939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32">
            <text:p>1932</text:p>
          </table:table-cell>
          <table:table-cell table:formula="of:=SQRT([.A1940])" office:value-type="float" office:value="43.9545219516718">
            <text:p>43,95</text:p>
          </table:table-cell>
          <table:table-cell table:formula="of:=INT([.B1940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33">
            <text:p>1933</text:p>
          </table:table-cell>
          <table:table-cell table:formula="of:=SQRT([.A1941])" office:value-type="float" office:value="43.9658958739612">
            <text:p>43,97</text:p>
          </table:table-cell>
          <table:table-cell table:formula="of:=INT([.B1941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34">
            <text:p>1934</text:p>
          </table:table-cell>
          <table:table-cell table:formula="of:=SQRT([.A1942])" office:value-type="float" office:value="43.977266854592">
            <text:p>43,98</text:p>
          </table:table-cell>
          <table:table-cell table:formula="of:=INT([.B1942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35">
            <text:p>1935</text:p>
          </table:table-cell>
          <table:table-cell table:formula="of:=SQRT([.A1943])" office:value-type="float" office:value="43.9886348958455">
            <text:p>43,99</text:p>
          </table:table-cell>
          <table:table-cell table:formula="of:=INT([.B194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936">
            <text:p>1936</text:p>
          </table:table-cell>
          <table:table-cell table:formula="of:=SQRT([.A1944])" office:value-type="float" office:value="44">
            <text:p>44</text:p>
          </table:table-cell>
          <table:table-cell table:formula="of:=INT([.B1944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37">
            <text:p>1937</text:p>
          </table:table-cell>
          <table:table-cell table:formula="of:=SQRT([.A1945])" office:value-type="float" office:value="44.0113621693308">
            <text:p>44,01</text:p>
          </table:table-cell>
          <table:table-cell table:formula="of:=INT([.B1945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38">
            <text:p>1938</text:p>
          </table:table-cell>
          <table:table-cell table:formula="of:=SQRT([.A1946])" office:value-type="float" office:value="44.0227214061103">
            <text:p>44,02</text:p>
          </table:table-cell>
          <table:table-cell table:formula="of:=INT([.B1946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39">
            <text:p>1939</text:p>
          </table:table-cell>
          <table:table-cell table:formula="of:=SQRT([.A1947])" office:value-type="float" office:value="44.034077712608">
            <text:p>44,03</text:p>
          </table:table-cell>
          <table:table-cell table:formula="of:=INT([.B1947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0">
            <text:p>1940</text:p>
          </table:table-cell>
          <table:table-cell table:formula="of:=SQRT([.A1948])" office:value-type="float" office:value="44.0454310910905">
            <text:p>44,05</text:p>
          </table:table-cell>
          <table:table-cell table:formula="of:=INT([.B1948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1">
            <text:p>1941</text:p>
          </table:table-cell>
          <table:table-cell table:formula="of:=SQRT([.A1949])" office:value-type="float" office:value="44.0567815438214">
            <text:p>44,06</text:p>
          </table:table-cell>
          <table:table-cell table:formula="of:=INT([.B1949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2">
            <text:p>1942</text:p>
          </table:table-cell>
          <table:table-cell table:formula="of:=SQRT([.A1950])" office:value-type="float" office:value="44.0681290730614">
            <text:p>44,07</text:p>
          </table:table-cell>
          <table:table-cell table:formula="of:=INT([.B1950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3">
            <text:p>1943</text:p>
          </table:table-cell>
          <table:table-cell table:formula="of:=SQRT([.A1951])" office:value-type="float" office:value="44.0794736810684">
            <text:p>44,08</text:p>
          </table:table-cell>
          <table:table-cell table:formula="of:=INT([.B1951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4">
            <text:p>1944</text:p>
          </table:table-cell>
          <table:table-cell table:formula="of:=SQRT([.A1952])" office:value-type="float" office:value="44.0908153700972">
            <text:p>44,09</text:p>
          </table:table-cell>
          <table:table-cell table:formula="of:=INT([.B1952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5">
            <text:p>1945</text:p>
          </table:table-cell>
          <table:table-cell table:formula="of:=SQRT([.A1953])" office:value-type="float" office:value="44.1021541423999">
            <text:p>44,1</text:p>
          </table:table-cell>
          <table:table-cell table:formula="of:=INT([.B1953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6">
            <text:p>1946</text:p>
          </table:table-cell>
          <table:table-cell table:formula="of:=SQRT([.A1954])" office:value-type="float" office:value="44.1134900002256">
            <text:p>44,11</text:p>
          </table:table-cell>
          <table:table-cell table:formula="of:=INT([.B1954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7">
            <text:p>1947</text:p>
          </table:table-cell>
          <table:table-cell table:formula="of:=SQRT([.A1955])" office:value-type="float" office:value="44.1248229458204">
            <text:p>44,12</text:p>
          </table:table-cell>
          <table:table-cell table:formula="of:=INT([.B1955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8">
            <text:p>1948</text:p>
          </table:table-cell>
          <table:table-cell table:formula="of:=SQRT([.A1956])" office:value-type="float" office:value="44.1361529814278">
            <text:p>44,14</text:p>
          </table:table-cell>
          <table:table-cell table:formula="of:=INT([.B1956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49">
            <text:p>1949</text:p>
          </table:table-cell>
          <table:table-cell table:formula="of:=SQRT([.A1957])" office:value-type="float" office:value="44.1474801092882">
            <text:p>44,15</text:p>
          </table:table-cell>
          <table:table-cell table:formula="of:=INT([.B1957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0">
            <text:p>1950</text:p>
          </table:table-cell>
          <table:table-cell table:formula="of:=SQRT([.A1958])" office:value-type="float" office:value="44.1588043316392">
            <text:p>44,16</text:p>
          </table:table-cell>
          <table:table-cell table:formula="of:=INT([.B1958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1">
            <text:p>1951</text:p>
          </table:table-cell>
          <table:table-cell table:formula="of:=SQRT([.A1959])" office:value-type="float" office:value="44.1701256507156">
            <text:p>44,17</text:p>
          </table:table-cell>
          <table:table-cell table:formula="of:=INT([.B1959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2">
            <text:p>1952</text:p>
          </table:table-cell>
          <table:table-cell table:formula="of:=SQRT([.A1960])" office:value-type="float" office:value="44.181444068749">
            <text:p>44,18</text:p>
          </table:table-cell>
          <table:table-cell table:formula="of:=INT([.B1960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3">
            <text:p>1953</text:p>
          </table:table-cell>
          <table:table-cell table:formula="of:=SQRT([.A1961])" office:value-type="float" office:value="44.1927595879687">
            <text:p>44,19</text:p>
          </table:table-cell>
          <table:table-cell table:formula="of:=INT([.B1961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4">
            <text:p>1954</text:p>
          </table:table-cell>
          <table:table-cell table:formula="of:=SQRT([.A1962])" office:value-type="float" office:value="44.2040722106007">
            <text:p>44,2</text:p>
          </table:table-cell>
          <table:table-cell table:formula="of:=INT([.B1962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5">
            <text:p>1955</text:p>
          </table:table-cell>
          <table:table-cell table:formula="of:=SQRT([.A1963])" office:value-type="float" office:value="44.2153819388683">
            <text:p>44,22</text:p>
          </table:table-cell>
          <table:table-cell table:formula="of:=INT([.B1963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6">
            <text:p>1956</text:p>
          </table:table-cell>
          <table:table-cell table:formula="of:=SQRT([.A1964])" office:value-type="float" office:value="44.226688774992">
            <text:p>44,23</text:p>
          </table:table-cell>
          <table:table-cell table:formula="of:=INT([.B1964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7">
            <text:p>1957</text:p>
          </table:table-cell>
          <table:table-cell table:formula="of:=SQRT([.A1965])" office:value-type="float" office:value="44.2379927211893">
            <text:p>44,24</text:p>
          </table:table-cell>
          <table:table-cell table:formula="of:=INT([.B1965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8">
            <text:p>1958</text:p>
          </table:table-cell>
          <table:table-cell table:formula="of:=SQRT([.A1966])" office:value-type="float" office:value="44.2492937796752">
            <text:p>44,25</text:p>
          </table:table-cell>
          <table:table-cell table:formula="of:=INT([.B1966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59">
            <text:p>1959</text:p>
          </table:table-cell>
          <table:table-cell table:formula="of:=SQRT([.A1967])" office:value-type="float" office:value="44.2605919526615">
            <text:p>44,26</text:p>
          </table:table-cell>
          <table:table-cell table:formula="of:=INT([.B1967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0">
            <text:p>1960</text:p>
          </table:table-cell>
          <table:table-cell table:formula="of:=SQRT([.A1968])" office:value-type="float" office:value="44.2718872423573">
            <text:p>44,27</text:p>
          </table:table-cell>
          <table:table-cell table:formula="of:=INT([.B1968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1">
            <text:p>1961</text:p>
          </table:table-cell>
          <table:table-cell table:formula="of:=SQRT([.A1969])" office:value-type="float" office:value="44.2831796509691">
            <text:p>44,28</text:p>
          </table:table-cell>
          <table:table-cell table:formula="of:=INT([.B1969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2">
            <text:p>1962</text:p>
          </table:table-cell>
          <table:table-cell table:formula="of:=SQRT([.A1970])" office:value-type="float" office:value="44.2944691807002">
            <text:p>44,29</text:p>
          </table:table-cell>
          <table:table-cell table:formula="of:=INT([.B1970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3">
            <text:p>1963</text:p>
          </table:table-cell>
          <table:table-cell table:formula="of:=SQRT([.A1971])" office:value-type="float" office:value="44.3057558337514">
            <text:p>44,31</text:p>
          </table:table-cell>
          <table:table-cell table:formula="of:=INT([.B1971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4">
            <text:p>1964</text:p>
          </table:table-cell>
          <table:table-cell table:formula="of:=SQRT([.A1972])" office:value-type="float" office:value="44.3170396123207">
            <text:p>44,32</text:p>
          </table:table-cell>
          <table:table-cell table:formula="of:=INT([.B1972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5">
            <text:p>1965</text:p>
          </table:table-cell>
          <table:table-cell table:formula="of:=SQRT([.A1973])" office:value-type="float" office:value="44.328320518603">
            <text:p>44,33</text:p>
          </table:table-cell>
          <table:table-cell table:formula="of:=INT([.B1973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6">
            <text:p>1966</text:p>
          </table:table-cell>
          <table:table-cell table:formula="of:=SQRT([.A1974])" office:value-type="float" office:value="44.3395985547907">
            <text:p>44,34</text:p>
          </table:table-cell>
          <table:table-cell table:formula="of:=INT([.B1974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7">
            <text:p>1967</text:p>
          </table:table-cell>
          <table:table-cell table:formula="of:=SQRT([.A1975])" office:value-type="float" office:value="44.3508737230734">
            <text:p>44,35</text:p>
          </table:table-cell>
          <table:table-cell table:formula="of:=INT([.B1975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8">
            <text:p>1968</text:p>
          </table:table-cell>
          <table:table-cell table:formula="of:=SQRT([.A1976])" office:value-type="float" office:value="44.3621460256377">
            <text:p>44,36</text:p>
          </table:table-cell>
          <table:table-cell table:formula="of:=INT([.B1976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69">
            <text:p>1969</text:p>
          </table:table-cell>
          <table:table-cell table:formula="of:=SQRT([.A1977])" office:value-type="float" office:value="44.3734154646676">
            <text:p>44,37</text:p>
          </table:table-cell>
          <table:table-cell table:formula="of:=INT([.B1977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0">
            <text:p>1970</text:p>
          </table:table-cell>
          <table:table-cell table:formula="of:=SQRT([.A1978])" office:value-type="float" office:value="44.3846820423443">
            <text:p>44,38</text:p>
          </table:table-cell>
          <table:table-cell table:formula="of:=INT([.B1978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1">
            <text:p>1971</text:p>
          </table:table-cell>
          <table:table-cell table:formula="of:=SQRT([.A1979])" office:value-type="float" office:value="44.3959457608462">
            <text:p>44,4</text:p>
          </table:table-cell>
          <table:table-cell table:formula="of:=INT([.B1979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2">
            <text:p>1972</text:p>
          </table:table-cell>
          <table:table-cell table:formula="of:=SQRT([.A1980])" office:value-type="float" office:value="44.407206622349">
            <text:p>44,41</text:p>
          </table:table-cell>
          <table:table-cell table:formula="of:=INT([.B1980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3">
            <text:p>1973</text:p>
          </table:table-cell>
          <table:table-cell table:formula="of:=SQRT([.A1981])" office:value-type="float" office:value="44.4184646290256">
            <text:p>44,42</text:p>
          </table:table-cell>
          <table:table-cell table:formula="of:=INT([.B1981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4">
            <text:p>1974</text:p>
          </table:table-cell>
          <table:table-cell table:formula="of:=SQRT([.A1982])" office:value-type="float" office:value="44.4297197830461">
            <text:p>44,43</text:p>
          </table:table-cell>
          <table:table-cell table:formula="of:=INT([.B1982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5">
            <text:p>1975</text:p>
          </table:table-cell>
          <table:table-cell table:formula="of:=SQRT([.A1983])" office:value-type="float" office:value="44.4409720865779">
            <text:p>44,44</text:p>
          </table:table-cell>
          <table:table-cell table:formula="of:=INT([.B1983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6">
            <text:p>1976</text:p>
          </table:table-cell>
          <table:table-cell table:formula="of:=SQRT([.A1984])" office:value-type="float" office:value="44.4522215417857">
            <text:p>44,45</text:p>
          </table:table-cell>
          <table:table-cell table:formula="of:=INT([.B1984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7">
            <text:p>1977</text:p>
          </table:table-cell>
          <table:table-cell table:formula="of:=SQRT([.A1985])" office:value-type="float" office:value="44.4634681508314">
            <text:p>44,46</text:p>
          </table:table-cell>
          <table:table-cell table:formula="of:=INT([.B1985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8">
            <text:p>1978</text:p>
          </table:table-cell>
          <table:table-cell table:formula="of:=SQRT([.A1986])" office:value-type="float" office:value="44.4747119158742">
            <text:p>44,47</text:p>
          </table:table-cell>
          <table:table-cell table:formula="of:=INT([.B1986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79">
            <text:p>1979</text:p>
          </table:table-cell>
          <table:table-cell table:formula="of:=SQRT([.A1987])" office:value-type="float" office:value="44.4859528390704">
            <text:p>44,49</text:p>
          </table:table-cell>
          <table:table-cell table:formula="of:=INT([.B1987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0">
            <text:p>1980</text:p>
          </table:table-cell>
          <table:table-cell table:formula="of:=SQRT([.A1988])" office:value-type="float" office:value="44.497190922574">
            <text:p>44,5</text:p>
          </table:table-cell>
          <table:table-cell table:formula="of:=INT([.B1988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1">
            <text:p>1981</text:p>
          </table:table-cell>
          <table:table-cell table:formula="of:=SQRT([.A1989])" office:value-type="float" office:value="44.5084261685358">
            <text:p>44,51</text:p>
          </table:table-cell>
          <table:table-cell table:formula="of:=INT([.B1989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2">
            <text:p>1982</text:p>
          </table:table-cell>
          <table:table-cell table:formula="of:=SQRT([.A1990])" office:value-type="float" office:value="44.5196585791041">
            <text:p>44,52</text:p>
          </table:table-cell>
          <table:table-cell table:formula="of:=INT([.B1990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3">
            <text:p>1983</text:p>
          </table:table-cell>
          <table:table-cell table:formula="of:=SQRT([.A1991])" office:value-type="float" office:value="44.5308881564246">
            <text:p>44,53</text:p>
          </table:table-cell>
          <table:table-cell table:formula="of:=INT([.B1991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4">
            <text:p>1984</text:p>
          </table:table-cell>
          <table:table-cell table:formula="of:=SQRT([.A1992])" office:value-type="float" office:value="44.5421149026402">
            <text:p>44,54</text:p>
          </table:table-cell>
          <table:table-cell table:formula="of:=INT([.B1992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5">
            <text:p>1985</text:p>
          </table:table-cell>
          <table:table-cell table:formula="of:=SQRT([.A1993])" office:value-type="float" office:value="44.5533388198909">
            <text:p>44,55</text:p>
          </table:table-cell>
          <table:table-cell table:formula="of:=INT([.B1993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6">
            <text:p>1986</text:p>
          </table:table-cell>
          <table:table-cell table:formula="of:=SQRT([.A1994])" office:value-type="float" office:value="44.5645599103144">
            <text:p>44,56</text:p>
          </table:table-cell>
          <table:table-cell table:formula="of:=INT([.B1994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7">
            <text:p>1987</text:p>
          </table:table-cell>
          <table:table-cell table:formula="of:=SQRT([.A1995])" office:value-type="float" office:value="44.5757781760453">
            <text:p>44,58</text:p>
          </table:table-cell>
          <table:table-cell table:formula="of:=INT([.B1995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8">
            <text:p>1988</text:p>
          </table:table-cell>
          <table:table-cell table:formula="of:=SQRT([.A1996])" office:value-type="float" office:value="44.5869936192159">
            <text:p>44,59</text:p>
          </table:table-cell>
          <table:table-cell table:formula="of:=INT([.B1996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89">
            <text:p>1989</text:p>
          </table:table-cell>
          <table:table-cell table:formula="of:=SQRT([.A1997])" office:value-type="float" office:value="44.5982062419555">
            <text:p>44,6</text:p>
          </table:table-cell>
          <table:table-cell table:formula="of:=INT([.B1997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90">
            <text:p>1990</text:p>
          </table:table-cell>
          <table:table-cell table:formula="of:=SQRT([.A1998])" office:value-type="float" office:value="44.6094160463909">
            <text:p>44,61</text:p>
          </table:table-cell>
          <table:table-cell table:formula="of:=INT([.B1998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91">
            <text:p>1991</text:p>
          </table:table-cell>
          <table:table-cell table:formula="of:=SQRT([.A1999])" office:value-type="float" office:value="44.6206230346462">
            <text:p>44,62</text:p>
          </table:table-cell>
          <table:table-cell table:formula="of:=INT([.B1999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992">
            <text:p>1992</text:p>
          </table:table-cell>
          <table:table-cell table:formula="of:=SQRT([.A2000])" office:value-type="float" office:value="44.6318272088428">
            <text:p>44,63</text:p>
          </table:table-cell>
          <table:table-cell table:formula="of:=INT([.B2000])" office:value-type="float" office:value="44">
            <text:p>44</text:p>
          </table:table-cell>
          <table:table-cell table:number-columns-repeated="3"/>
        </table:table-row>
      </table:table>
      <table:table table:name="mutation bias" table:style-name="ta1">
        <table:shapes>
          <draw:frame draw:z-index="0" draw:style-name="gr1" svg:width="20.773cm" svg:height="12.591cm" svg:x="35.81cm" svg:y="1.565cm">
            <draw:object draw:notify-on-update-of-ranges="'mutation bias'.C15:'mutation bias'.C115 'mutation bias'.D14:'mutation bias'.D14 'mutation bias'.D15:'mutation bias'.D115 'mutation bias'.F15:'mutation bias'.F115 'mutation bias'.G14:'mutation bias'.G14 'mutation bias'.G15:'mutation bias'.G115 'mutation bias'.I15:'mutation bias'.I115 'mutation bias'.J14:'mutation bias'.J14 'mutation bias'.J15:'mutation bias'.J1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773cm" svg:height="12.591cm" svg:x="13.445cm" svg:y="7.152cm">
            <draw:object draw:notify-on-update-of-ranges="'mutation bias'.C15:'mutation bias'.C115 'mutation bias'.C14:'mutation bias'.C14 'mutation bias'.D15:'mutation bias'.D115 'mutation bias'.F15:'mutation bias'.F115 'mutation bias'.G14:'mutation bias'.G14 'mutation bias'.G15:'mutation bias'.G115 'mutation bias'.I15:'mutation bias'.I115 'mutation bias'.J14:'mutation bias'.J14 'mutation bias'.J15:'mutation bias'.J115 'mutation bias'.M14:'mutation bias'.M14 'mutation bias'.M15:'mutation bias'.M115 'mutation bias'.L15:'mutation bias'.L1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5" table:number-rows-spanned="1">
            <text:p>Change these numbers to see the result!</text:p>
          </table:table-cell>
          <table:covered-table-cell table:number-columns-repeated="4"/>
          <table:table-cell table:style-name="ce11"/>
          <table:table-cell table:style-name="ce14"/>
          <table:table-cell table:style-name="ce17"/>
          <table:table-cell table:style-name="ce20"/>
          <table:table-cell table:number-columns-repeated="4"/>
        </table:table-row>
        <table:table-row table:style-name="ro1">
          <table:table-cell table:style-name="ce2" office:value-type="string">
            <text:p>min </text:p>
          </table:table-cell>
          <table:table-cell office:value-type="float" office:value="-10">
            <text:p>-10</text:p>
          </table:table-cell>
          <table:table-cell/>
          <table:table-cell table:style-name="ce2" office:value-type="string">
            <text:p>start</text:p>
          </table:table-cell>
          <table:table-cell table:style-name="ce9" office:value-type="float" office:value="-2">
            <text:p>-2</text:p>
          </table:table-cell>
          <table:table-cell table:style-name="ce11"/>
          <table:table-cell table:style-name="ce15" office:value-type="string">
            <text:p>STDEV MODIFIER</text:p>
          </table:table-cell>
          <table:table-cell table:style-name="ce18" table:formula="of:=[.B4]/[.E4]" office:value-type="float" office:value="0.025">
            <text:p>0,0250</text:p>
          </table:table-cell>
          <table:table-cell table:style-name="ce21" office:value-type="string">
            <text:p>use me in code!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ax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style-name="ce11"/>
          <table:table-cell table:style-name="ce16"/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2" office:value-type="string">
            <text:p>part of total</text:p>
          </table:table-cell>
          <table:table-cell office:value-type="float" office:value="0.1">
            <text:p>0,1</text:p>
          </table:table-cell>
          <table:table-cell/>
          <table:table-cell table:style-name="ce2" office:value-type="string">
            <text:p>NICE PLOT</text:p>
          </table:table-cell>
          <table:table-cell table:style-name="Default" office:value-type="float" office:value="4">
            <text:p>4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5"/>
          <table:table-cell table:style-name="ce12"/>
          <table:table-cell table:number-columns-repeated="7"/>
        </table:table-row>
        <table:table-row table:style-name="ro1">
          <table:table-cell table:style-name="ce3"/>
          <table:table-cell table:style-name="ce5" table:number-columns-repeated="2"/>
          <table:table-cell table:style-name="ce3"/>
          <table:table-cell table:style-name="ce5"/>
          <table:table-cell table:style-name="ce13"/>
          <table:table-cell table:number-columns-repeated="7"/>
        </table:table-row>
        <table:table-row table:style-name="ro1">
          <table:table-cell table:style-name="ce4" office:value-type="string" table:number-columns-spanned="6" table:number-rows-spanned="1">
            <text:p>Derived numbers! Do not change!</text:p>
          </table:table-cell>
          <table:covered-table-cell table:number-columns-repeated="4"/>
          <table:covered-table-cell table:style-name="ce11"/>
          <table:table-cell table:number-columns-repeated="7"/>
        </table:table-row>
        <table:table-row table:style-name="ro1">
          <table:table-cell office:value-type="string">
            <text:p>difference</text:p>
          </table:table-cell>
          <table:table-cell table:formula="of:=[.B3]-[.B2]" office:value-type="float" office:value="20">
            <text:p>20</text:p>
          </table:table-cell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 office:value-type="string">
            <text:p>size of part</text:p>
          </table:table-cell>
          <table:table-cell table:formula="of:=[.B8]*[.B4]" office:value-type="float" office:value="2">
            <text:p>2</text:p>
          </table:table-cell>
          <table:table-cell/>
          <table:table-cell table:style-name="ce7" office:value-type="string">
            <text:p>mean</text:p>
          </table:table-cell>
          <table:table-cell table:style-name="ce9" table:formula="of:=[.E2]" office:value-type="float" office:value="-2">
            <text:p>-2</text:p>
          </table:table-cell>
          <table:table-cell table:style-name="ce11"/>
          <table:table-cell table:number-columns-repeated="7"/>
        </table:table-row>
        <table:table-row table:style-name="ro1">
          <table:table-cell office:value-type="string">
            <text:p>parts</text:p>
          </table:table-cell>
          <table:table-cell table:formula="of:=1/[.B4]" office:value-type="float" office:value="10">
            <text:p>10</text:p>
          </table:table-cell>
          <table:table-cell/>
          <table:table-cell table:style-name="ce7" office:value-type="string">
            <text:p>STDEV</text:p>
          </table:table-cell>
          <table:table-cell table:style-name="ce9" table:formula="of:=[.B9]/[.E4]" office:value-type="float" office:value="0.5">
            <text:p>0,5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5" table:number-columns-repeated="4"/>
          <table:table-cell table:style-name="ce10"/>
          <table:table-cell table:style-name="ce1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table:number-columns-spanned="2" table:number-rows-spanned="1">
            <text:p>data span</text:p>
          </table:table-cell>
          <table:covered-table-cell/>
          <table:table-cell/>
          <table:table-cell table:style-name="ce6" office:value-type="string" table:number-columns-spanned="2" table:number-rows-spanned="1">
            <text:p>1st normal curve</text:p>
          </table:table-cell>
          <table:covered-table-cell/>
          <table:table-cell/>
          <table:table-cell table:style-name="ce6" office:value-type="string" table:number-columns-spanned="2" table:number-rows-spanned="1">
            <text:p>2nd normal curve</text:p>
          </table:table-cell>
          <table:covered-table-cell/>
          <table:table-cell/>
          <table:table-cell table:style-name="ce6" office:value-type="string" table:number-columns-spanned="2" table:number-rows-spanned="1">
            <text:p>3th <text:s/>normal curve</text:p>
          </table:table-cell>
          <table:covered-table-cell/>
        </table:table-row>
        <table:table-row table:style-name="ro1">
          <table:table-cell office:value-type="string">
            <text:p>range</text:p>
          </table:table-cell>
          <table:table-cell/>
          <table:table-cell office:value-type="string">
            <text:p>parameter range</text:p>
          </table:table-cell>
          <table:table-cell office:value-type="string">
            <text:p>zeros</text:p>
          </table:table-cell>
          <table:table-cell table:style-name="Default"/>
          <table:table-cell office:value-type="string">
            <text:p>data</text:p>
          </table:table-cell>
          <table:table-cell table:style-name="ce8" office:value-type="string">
            <text:p>normal</text:p>
          </table:table-cell>
          <table:table-cell/>
          <table:table-cell office:value-type="string">
            <text:p>data2</text:p>
          </table:table-cell>
          <table:table-cell office:value-type="string">
            <text:p>normal2</text:p>
          </table:table-cell>
          <table:table-cell/>
          <table:table-cell office:value-type="string">
            <text:p>data3</text:p>
          </table:table-cell>
          <table:table-cell office:value-type="string">
            <text:p>normal3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[.$B$2]+([.A15]*[.$B$8])"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5]*2))*[.$B$9]" office:value-type="float" office:value="-4">
            <text:p>-4</text:p>
          </table:table-cell>
          <table:table-cell table:style-name="ce8" table:formula="of:=NORMDIST([.F15];[.$E$9];[.$E$10];0)" office:value-type="float" office:value="0.000267660451529771">
            <text:p>0,0003</text:p>
          </table:table-cell>
          <table:table-cell/>
          <table:table-cell table:formula="of:=[.F15]+[.$B$9]" office:value-type="float" office:value="-2">
            <text:p>-2</text:p>
          </table:table-cell>
          <table:table-cell table:style-name="ce8" table:formula="of:=NORMDIST([.I15];[.$E$9]+[.$B$9];[.$E$10];0)" office:value-type="float" office:value="0.000267660451529771">
            <text:p>0,0003</text:p>
          </table:table-cell>
          <table:table-cell/>
          <table:table-cell table:formula="of:=[.F15]+2*[.$B$9]" office:value-type="float" office:value="0">
            <text:p>0</text:p>
          </table:table-cell>
          <table:table-cell table:style-name="ce8" table:formula="of:=NORMDIST([.L15];[.$E$9]+2*[.$B$9];[.$E$10];0)" office:value-type="float" office:value="0.000267660451529771">
            <text:p>0,0003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/>
          <table:table-cell table:formula="of:=[.$B$2]+([.A16]*[.$B$8])" office:value-type="float" office:value="-9.8">
            <text:p>-9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6]*2))*[.$B$9]" office:value-type="float" office:value="-3.96">
            <text:p>-3,96</text:p>
          </table:table-cell>
          <table:table-cell table:style-name="ce8" table:formula="of:=NORMDIST([.F16];[.$E$9];[.$E$10];0)" office:value-type="float" office:value="0.000367424996004914">
            <text:p>0,0004</text:p>
          </table:table-cell>
          <table:table-cell/>
          <table:table-cell table:formula="of:=[.F16]+[.$B$9]" office:value-type="float" office:value="-1.96">
            <text:p>-1,96</text:p>
          </table:table-cell>
          <table:table-cell table:style-name="ce8" table:formula="of:=NORMDIST([.I16];[.$E$9]+[.$B$9];[.$E$10];0)" office:value-type="float" office:value="0.000367424996004914">
            <text:p>0,0004</text:p>
          </table:table-cell>
          <table:table-cell/>
          <table:table-cell table:formula="of:=[.F16]+2*[.$B$9]" office:value-type="float" office:value="0.04">
            <text:p>0,04</text:p>
          </table:table-cell>
          <table:table-cell table:style-name="ce8" table:formula="of:=NORMDIST([.L16];[.$E$9]+2*[.$B$9];[.$E$10];0)" office:value-type="float" office:value="0.000367424996004914">
            <text:p>0,0004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/>
          <table:table-cell table:formula="of:=[.$B$2]+([.A17]*[.$B$8])" office:value-type="float" office:value="-9.6">
            <text:p>-9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7]*2))*[.$B$9]" office:value-type="float" office:value="-3.92">
            <text:p>-3,92</text:p>
          </table:table-cell>
          <table:table-cell table:style-name="ce8" table:formula="of:=NORMDIST([.F17];[.$E$9];[.$E$10];0)" office:value-type="float" office:value="0.000501156889781722">
            <text:p>0,0005</text:p>
          </table:table-cell>
          <table:table-cell/>
          <table:table-cell table:formula="of:=[.F17]+[.$B$9]" office:value-type="float" office:value="-1.92">
            <text:p>-1,92</text:p>
          </table:table-cell>
          <table:table-cell table:style-name="ce8" table:formula="of:=NORMDIST([.I17];[.$E$9]+[.$B$9];[.$E$10];0)" office:value-type="float" office:value="0.000501156889781722">
            <text:p>0,0005</text:p>
          </table:table-cell>
          <table:table-cell/>
          <table:table-cell table:formula="of:=[.F17]+2*[.$B$9]" office:value-type="float" office:value="0.0800000000000001">
            <text:p>0,08</text:p>
          </table:table-cell>
          <table:table-cell table:style-name="ce8" table:formula="of:=NORMDIST([.L17];[.$E$9]+2*[.$B$9];[.$E$10];0)" office:value-type="float" office:value="0.000501156889781722">
            <text:p>0,0005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/>
          <table:table-cell table:formula="of:=[.$B$2]+([.A18]*[.$B$8])" office:value-type="float" office:value="-9.4">
            <text:p>-9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8]*2))*[.$B$9]" office:value-type="float" office:value="-3.88">
            <text:p>-3,88</text:p>
          </table:table-cell>
          <table:table-cell table:style-name="ce8" table:formula="of:=NORMDIST([.F18];[.$E$9];[.$E$10];0)" office:value-type="float" office:value="0.00067920242496731">
            <text:p>0,0007</text:p>
          </table:table-cell>
          <table:table-cell/>
          <table:table-cell table:formula="of:=[.F18]+[.$B$9]" office:value-type="float" office:value="-1.88">
            <text:p>-1,88</text:p>
          </table:table-cell>
          <table:table-cell table:style-name="ce8" table:formula="of:=NORMDIST([.I18];[.$E$9]+[.$B$9];[.$E$10];0)" office:value-type="float" office:value="0.00067920242496731">
            <text:p>0,0007</text:p>
          </table:table-cell>
          <table:table-cell/>
          <table:table-cell table:formula="of:=[.F18]+2*[.$B$9]" office:value-type="float" office:value="0.12">
            <text:p>0,12</text:p>
          </table:table-cell>
          <table:table-cell table:style-name="ce8" table:formula="of:=NORMDIST([.L18];[.$E$9]+2*[.$B$9];[.$E$10];0)" office:value-type="float" office:value="0.00067920242496731">
            <text:p>0,0007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/>
          <table:table-cell table:formula="of:=[.$B$2]+([.A19]*[.$B$8])" office:value-type="float" office:value="-9.2">
            <text:p>-9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9]*2))*[.$B$9]" office:value-type="float" office:value="-3.84">
            <text:p>-3,84</text:p>
          </table:table-cell>
          <table:table-cell table:style-name="ce8" table:formula="of:=NORMDIST([.F19];[.$E$9];[.$E$10];0)" office:value-type="float" office:value="0.000914629628119715">
            <text:p>0,0009</text:p>
          </table:table-cell>
          <table:table-cell/>
          <table:table-cell table:formula="of:=[.F19]+[.$B$9]" office:value-type="float" office:value="-1.84">
            <text:p>-1,84</text:p>
          </table:table-cell>
          <table:table-cell table:style-name="ce8" table:formula="of:=NORMDIST([.I19];[.$E$9]+[.$B$9];[.$E$10];0)" office:value-type="float" office:value="0.000914629628119715">
            <text:p>0,0009</text:p>
          </table:table-cell>
          <table:table-cell/>
          <table:table-cell table:formula="of:=[.F19]+2*[.$B$9]" office:value-type="float" office:value="0.16">
            <text:p>0,16</text:p>
          </table:table-cell>
          <table:table-cell table:style-name="ce8" table:formula="of:=NORMDIST([.L19];[.$E$9]+2*[.$B$9];[.$E$10];0)" office:value-type="float" office:value="0.000914629628119715">
            <text:p>0,0009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/>
          <table:table-cell table:formula="of:=[.$B$2]+([.A20]*[.$B$8])" office:value-type="float" office:value="-9">
            <text:p>-9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0]*2))*[.$B$9]" office:value-type="float" office:value="-3.8">
            <text:p>-3,8</text:p>
          </table:table-cell>
          <table:table-cell table:style-name="ce8" table:formula="of:=NORMDIST([.F20];[.$E$9];[.$E$10];0)" office:value-type="float" office:value="0.00122380386022755">
            <text:p>0,0012</text:p>
          </table:table-cell>
          <table:table-cell/>
          <table:table-cell table:formula="of:=[.F20]+[.$B$9]" office:value-type="float" office:value="-1.8">
            <text:p>-1,8</text:p>
          </table:table-cell>
          <table:table-cell table:style-name="ce8" table:formula="of:=NORMDIST([.I20];[.$E$9]+[.$B$9];[.$E$10];0)" office:value-type="float" office:value="0.00122380386022755">
            <text:p>0,0012</text:p>
          </table:table-cell>
          <table:table-cell/>
          <table:table-cell table:formula="of:=[.F20]+2*[.$B$9]" office:value-type="float" office:value="0.2">
            <text:p>0,2</text:p>
          </table:table-cell>
          <table:table-cell table:style-name="ce8" table:formula="of:=NORMDIST([.L20];[.$E$9]+2*[.$B$9];[.$E$10];0)" office:value-type="float" office:value="0.00122380386022755">
            <text:p>0,0012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/>
          <table:table-cell table:formula="of:=[.$B$2]+([.A21]*[.$B$8])" office:value-type="float" office:value="-8.8">
            <text:p>-8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1]*2))*[.$B$9]" office:value-type="float" office:value="-3.76">
            <text:p>-3,76</text:p>
          </table:table-cell>
          <table:table-cell table:style-name="ce8" table:formula="of:=NORMDIST([.F21];[.$E$9];[.$E$10];0)" office:value-type="float" office:value="0.00162704246216362">
            <text:p>0,0016</text:p>
          </table:table-cell>
          <table:table-cell/>
          <table:table-cell table:formula="of:=[.F21]+[.$B$9]" office:value-type="float" office:value="-1.76">
            <text:p>-1,76</text:p>
          </table:table-cell>
          <table:table-cell table:style-name="ce8" table:formula="of:=NORMDIST([.I21];[.$E$9]+[.$B$9];[.$E$10];0)" office:value-type="float" office:value="0.00162704246216362">
            <text:p>0,0016</text:p>
          </table:table-cell>
          <table:table-cell/>
          <table:table-cell table:formula="of:=[.F21]+2*[.$B$9]" office:value-type="float" office:value="0.24">
            <text:p>0,24</text:p>
          </table:table-cell>
          <table:table-cell table:style-name="ce8" table:formula="of:=NORMDIST([.L21];[.$E$9]+2*[.$B$9];[.$E$10];0)" office:value-type="float" office:value="0.00162704246216362">
            <text:p>0,0016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/>
          <table:table-cell table:formula="of:=[.$B$2]+([.A22]*[.$B$8])" office:value-type="float" office:value="-8.6">
            <text:p>-8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2]*2))*[.$B$9]" office:value-type="float" office:value="-3.72">
            <text:p>-3,72</text:p>
          </table:table-cell>
          <table:table-cell table:style-name="ce8" table:formula="of:=NORMDIST([.F22];[.$E$9];[.$E$10];0)" office:value-type="float" office:value="0.00214934668030747">
            <text:p>0,0021</text:p>
          </table:table-cell>
          <table:table-cell/>
          <table:table-cell table:formula="of:=[.F22]+[.$B$9]" office:value-type="float" office:value="-1.72">
            <text:p>-1,72</text:p>
          </table:table-cell>
          <table:table-cell table:style-name="ce8" table:formula="of:=NORMDIST([.I22];[.$E$9]+[.$B$9];[.$E$10];0)" office:value-type="float" office:value="0.00214934668030747">
            <text:p>0,0021</text:p>
          </table:table-cell>
          <table:table-cell/>
          <table:table-cell table:formula="of:=[.F22]+2*[.$B$9]" office:value-type="float" office:value="0.28">
            <text:p>0,28</text:p>
          </table:table-cell>
          <table:table-cell table:style-name="ce8" table:formula="of:=NORMDIST([.L22];[.$E$9]+2*[.$B$9];[.$E$10];0)" office:value-type="float" office:value="0.00214934668030747">
            <text:p>0,0021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/>
          <table:table-cell table:formula="of:=[.$B$2]+([.A23]*[.$B$8])" office:value-type="float" office:value="-8.4">
            <text:p>-8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3]*2))*[.$B$9]" office:value-type="float" office:value="-3.68">
            <text:p>-3,68</text:p>
          </table:table-cell>
          <table:table-cell table:style-name="ce8" table:formula="of:=NORMDIST([.F23];[.$E$9];[.$E$10];0)" office:value-type="float" office:value="0.00282120451388277">
            <text:p>0,0028</text:p>
          </table:table-cell>
          <table:table-cell/>
          <table:table-cell table:formula="of:=[.F23]+[.$B$9]" office:value-type="float" office:value="-1.68">
            <text:p>-1,68</text:p>
          </table:table-cell>
          <table:table-cell table:style-name="ce8" table:formula="of:=NORMDIST([.I23];[.$E$9]+[.$B$9];[.$E$10];0)" office:value-type="float" office:value="0.00282120451388277">
            <text:p>0,0028</text:p>
          </table:table-cell>
          <table:table-cell/>
          <table:table-cell table:formula="of:=[.F23]+2*[.$B$9]" office:value-type="float" office:value="0.32">
            <text:p>0,32</text:p>
          </table:table-cell>
          <table:table-cell table:style-name="ce8" table:formula="of:=NORMDIST([.L23];[.$E$9]+2*[.$B$9];[.$E$10];0)" office:value-type="float" office:value="0.00282120451388277">
            <text:p>0,0028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/>
          <table:table-cell table:formula="of:=[.$B$2]+([.A24]*[.$B$8])" office:value-type="float" office:value="-8.2">
            <text:p>-8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4]*2))*[.$B$9]" office:value-type="float" office:value="-3.64">
            <text:p>-3,64</text:p>
          </table:table-cell>
          <table:table-cell table:style-name="ce8" table:formula="of:=NORMDIST([.F24];[.$E$9];[.$E$10];0)" office:value-type="float" office:value="0.00367945236164855">
            <text:p>0,0037</text:p>
          </table:table-cell>
          <table:table-cell/>
          <table:table-cell table:formula="of:=[.F24]+[.$B$9]" office:value-type="float" office:value="-1.64">
            <text:p>-1,64</text:p>
          </table:table-cell>
          <table:table-cell table:style-name="ce8" table:formula="of:=NORMDIST([.I24];[.$E$9]+[.$B$9];[.$E$10];0)" office:value-type="float" office:value="0.00367945236164855">
            <text:p>0,0037</text:p>
          </table:table-cell>
          <table:table-cell/>
          <table:table-cell table:formula="of:=[.F24]+2*[.$B$9]" office:value-type="float" office:value="0.36">
            <text:p>0,36</text:p>
          </table:table-cell>
          <table:table-cell table:style-name="ce8" table:formula="of:=NORMDIST([.L24];[.$E$9]+2*[.$B$9];[.$E$10];0)" office:value-type="float" office:value="0.00367945236164855">
            <text:p>0,0037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/>
          <table:table-cell table:formula="of:=[.$B$2]+([.A25]*[.$B$8])" office:value-type="float" office:value="-8">
            <text:p>-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5]*2))*[.$B$9]" office:value-type="float" office:value="-3.6">
            <text:p>-3,6</text:p>
          </table:table-cell>
          <table:table-cell table:style-name="ce8" table:formula="of:=NORMDIST([.F25];[.$E$9];[.$E$10];0)" office:value-type="float" office:value="0.00476817640292968">
            <text:p>0,0048</text:p>
          </table:table-cell>
          <table:table-cell/>
          <table:table-cell table:formula="of:=[.F25]+[.$B$9]" office:value-type="float" office:value="-1.6">
            <text:p>-1,6</text:p>
          </table:table-cell>
          <table:table-cell table:style-name="ce8" table:formula="of:=NORMDIST([.I25];[.$E$9]+[.$B$9];[.$E$10];0)" office:value-type="float" office:value="0.00476817640292968">
            <text:p>0,0048</text:p>
          </table:table-cell>
          <table:table-cell/>
          <table:table-cell table:formula="of:=[.F25]+2*[.$B$9]" office:value-type="float" office:value="0.4">
            <text:p>0,4</text:p>
          </table:table-cell>
          <table:table-cell table:style-name="ce8" table:formula="of:=NORMDIST([.L25];[.$E$9]+2*[.$B$9];[.$E$10];0)" office:value-type="float" office:value="0.00476817640292968">
            <text:p>0,0048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/>
          <table:table-cell table:formula="of:=[.$B$2]+([.A26]*[.$B$8])" office:value-type="float" office:value="-7.8">
            <text:p>-7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6]*2))*[.$B$9]" office:value-type="float" office:value="-3.56">
            <text:p>-3,56</text:p>
          </table:table-cell>
          <table:table-cell table:style-name="ce8" table:formula="of:=NORMDIST([.F26];[.$E$9];[.$E$10];0)" office:value-type="float" office:value="0.00613962660220948">
            <text:p>0,0061</text:p>
          </table:table-cell>
          <table:table-cell/>
          <table:table-cell table:formula="of:=[.F26]+[.$B$9]" office:value-type="float" office:value="-1.56">
            <text:p>-1,56</text:p>
          </table:table-cell>
          <table:table-cell table:style-name="ce8" table:formula="of:=NORMDIST([.I26];[.$E$9]+[.$B$9];[.$E$10];0)" office:value-type="float" office:value="0.00613962660220948">
            <text:p>0,0061</text:p>
          </table:table-cell>
          <table:table-cell/>
          <table:table-cell table:formula="of:=[.F26]+2*[.$B$9]" office:value-type="float" office:value="0.44">
            <text:p>0,44</text:p>
          </table:table-cell>
          <table:table-cell table:style-name="ce8" table:formula="of:=NORMDIST([.L26];[.$E$9]+2*[.$B$9];[.$E$10];0)" office:value-type="float" office:value="0.00613962660220948">
            <text:p>0,0061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/>
          <table:table-cell table:formula="of:=[.$B$2]+([.A27]*[.$B$8])" office:value-type="float" office:value="-7.6">
            <text:p>-7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7]*2))*[.$B$9]" office:value-type="float" office:value="-3.52">
            <text:p>-3,52</text:p>
          </table:table-cell>
          <table:table-cell table:style-name="ce8" table:formula="of:=NORMDIST([.F27];[.$E$9];[.$E$10];0)" office:value-type="float" office:value="0.00785510725784956">
            <text:p>0,0079</text:p>
          </table:table-cell>
          <table:table-cell/>
          <table:table-cell table:formula="of:=[.F27]+[.$B$9]" office:value-type="float" office:value="-1.52">
            <text:p>-1,52</text:p>
          </table:table-cell>
          <table:table-cell table:style-name="ce8" table:formula="of:=NORMDIST([.I27];[.$E$9]+[.$B$9];[.$E$10];0)" office:value-type="float" office:value="0.00785510725784956">
            <text:p>0,0079</text:p>
          </table:table-cell>
          <table:table-cell/>
          <table:table-cell table:formula="of:=[.F27]+2*[.$B$9]" office:value-type="float" office:value="0.48">
            <text:p>0,48</text:p>
          </table:table-cell>
          <table:table-cell table:style-name="ce8" table:formula="of:=NORMDIST([.L27];[.$E$9]+2*[.$B$9];[.$E$10];0)" office:value-type="float" office:value="0.00785510725784956">
            <text:p>0,0079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/>
          <table:table-cell table:formula="of:=[.$B$2]+([.A28]*[.$B$8])" office:value-type="float" office:value="-7.4">
            <text:p>-7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8]*2))*[.$B$9]" office:value-type="float" office:value="-3.48">
            <text:p>-3,48</text:p>
          </table:table-cell>
          <table:table-cell table:style-name="ce8" table:formula="of:=NORMDIST([.F28];[.$E$9];[.$E$10];0)" office:value-type="float" office:value="0.00998579842722475">
            <text:p>0,0100</text:p>
          </table:table-cell>
          <table:table-cell/>
          <table:table-cell table:formula="of:=[.F28]+[.$B$9]" office:value-type="float" office:value="-1.48">
            <text:p>-1,48</text:p>
          </table:table-cell>
          <table:table-cell table:style-name="ce8" table:formula="of:=NORMDIST([.I28];[.$E$9]+[.$B$9];[.$E$10];0)" office:value-type="float" office:value="0.00998579842722475">
            <text:p>0,0100</text:p>
          </table:table-cell>
          <table:table-cell/>
          <table:table-cell table:formula="of:=[.F28]+2*[.$B$9]" office:value-type="float" office:value="0.52">
            <text:p>0,52</text:p>
          </table:table-cell>
          <table:table-cell table:style-name="ce8" table:formula="of:=NORMDIST([.L28];[.$E$9]+2*[.$B$9];[.$E$10];0)" office:value-type="float" office:value="0.00998579842722475">
            <text:p>0,0100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/>
          <table:table-cell table:formula="of:=[.$B$2]+([.A29]*[.$B$8])" office:value-type="float" office:value="-7.2">
            <text:p>-7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29]*2))*[.$B$9]" office:value-type="float" office:value="-3.44">
            <text:p>-3,44</text:p>
          </table:table-cell>
          <table:table-cell table:style-name="ce8" table:formula="of:=NORMDIST([.F29];[.$E$9];[.$E$10];0)" office:value-type="float" office:value="0.0126134527925319">
            <text:p>0,0126</text:p>
          </table:table-cell>
          <table:table-cell/>
          <table:table-cell table:formula="of:=[.F29]+[.$B$9]" office:value-type="float" office:value="-1.44">
            <text:p>-1,44</text:p>
          </table:table-cell>
          <table:table-cell table:style-name="ce8" table:formula="of:=NORMDIST([.I29];[.$E$9]+[.$B$9];[.$E$10];0)" office:value-type="float" office:value="0.0126134527925319">
            <text:p>0,0126</text:p>
          </table:table-cell>
          <table:table-cell/>
          <table:table-cell table:formula="of:=[.F29]+2*[.$B$9]" office:value-type="float" office:value="0.56">
            <text:p>0,56</text:p>
          </table:table-cell>
          <table:table-cell table:style-name="ce8" table:formula="of:=NORMDIST([.L29];[.$E$9]+2*[.$B$9];[.$E$10];0)" office:value-type="float" office:value="0.0126134527925319">
            <text:p>0,0126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/>
          <table:table-cell table:formula="of:=[.$B$2]+([.A30]*[.$B$8])" office:value-type="float" office:value="-7">
            <text:p>-7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0]*2))*[.$B$9]" office:value-type="float" office:value="-3.4">
            <text:p>-3,4</text:p>
          </table:table-cell>
          <table:table-cell table:style-name="ce8" table:formula="of:=NORMDIST([.F30];[.$E$9];[.$E$10];0)" office:value-type="float" office:value="0.0158309031659599">
            <text:p>0,0158</text:p>
          </table:table-cell>
          <table:table-cell/>
          <table:table-cell table:formula="of:=[.F30]+[.$B$9]" office:value-type="float" office:value="-1.4">
            <text:p>-1,4</text:p>
          </table:table-cell>
          <table:table-cell table:style-name="ce8" table:formula="of:=NORMDIST([.I30];[.$E$9]+[.$B$9];[.$E$10];0)" office:value-type="float" office:value="0.0158309031659599">
            <text:p>0,0158</text:p>
          </table:table-cell>
          <table:table-cell/>
          <table:table-cell table:formula="of:=[.F30]+2*[.$B$9]" office:value-type="float" office:value="0.6">
            <text:p>0,6</text:p>
          </table:table-cell>
          <table:table-cell table:style-name="ce8" table:formula="of:=NORMDIST([.L30];[.$E$9]+2*[.$B$9];[.$E$10];0)" office:value-type="float" office:value="0.0158309031659599">
            <text:p>0,0158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/>
          <table:table-cell table:formula="of:=[.$B$2]+([.A31]*[.$B$8])" office:value-type="float" office:value="-6.8">
            <text:p>-6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1]*2))*[.$B$9]" office:value-type="float" office:value="-3.36">
            <text:p>-3,36</text:p>
          </table:table-cell>
          <table:table-cell table:style-name="ce8" table:formula="of:=NORMDIST([.F31];[.$E$9];[.$E$10];0)" office:value-type="float" office:value="0.0197423075895023">
            <text:p>0,0197</text:p>
          </table:table-cell>
          <table:table-cell/>
          <table:table-cell table:formula="of:=[.F31]+[.$B$9]" office:value-type="float" office:value="-1.36">
            <text:p>-1,36</text:p>
          </table:table-cell>
          <table:table-cell table:style-name="ce8" table:formula="of:=NORMDIST([.I31];[.$E$9]+[.$B$9];[.$E$10];0)" office:value-type="float" office:value="0.0197423075895023">
            <text:p>0,0197</text:p>
          </table:table-cell>
          <table:table-cell/>
          <table:table-cell table:formula="of:=[.F31]+2*[.$B$9]" office:value-type="float" office:value="0.64">
            <text:p>0,64</text:p>
          </table:table-cell>
          <table:table-cell table:style-name="ce8" table:formula="of:=NORMDIST([.L31];[.$E$9]+2*[.$B$9];[.$E$10];0)" office:value-type="float" office:value="0.0197423075895023">
            <text:p>0,0197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/>
          <table:table-cell table:formula="of:=[.$B$2]+([.A32]*[.$B$8])" office:value-type="float" office:value="-6.6">
            <text:p>-6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2]*2))*[.$B$9]" office:value-type="float" office:value="-3.32">
            <text:p>-3,32</text:p>
          </table:table-cell>
          <table:table-cell table:style-name="ce8" table:formula="of:=NORMDIST([.F32];[.$E$9];[.$E$10];0)" office:value-type="float" office:value="0.024463052702556">
            <text:p>0,0245</text:p>
          </table:table-cell>
          <table:table-cell/>
          <table:table-cell table:formula="of:=[.F32]+[.$B$9]" office:value-type="float" office:value="-1.32">
            <text:p>-1,32</text:p>
          </table:table-cell>
          <table:table-cell table:style-name="ce8" table:formula="of:=NORMDIST([.I32];[.$E$9]+[.$B$9];[.$E$10];0)" office:value-type="float" office:value="0.024463052702556">
            <text:p>0,0245</text:p>
          </table:table-cell>
          <table:table-cell/>
          <table:table-cell table:formula="of:=[.F32]+2*[.$B$9]" office:value-type="float" office:value="0.68">
            <text:p>0,68</text:p>
          </table:table-cell>
          <table:table-cell table:style-name="ce8" table:formula="of:=NORMDIST([.L32];[.$E$9]+2*[.$B$9];[.$E$10];0)" office:value-type="float" office:value="0.024463052702556">
            <text:p>0,0245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/>
          <table:table-cell table:formula="of:=[.$B$2]+([.A33]*[.$B$8])" office:value-type="float" office:value="-6.4">
            <text:p>-6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3]*2))*[.$B$9]" office:value-type="float" office:value="-3.28">
            <text:p>-3,28</text:p>
          </table:table-cell>
          <table:table-cell table:style-name="ce8" table:formula="of:=NORMDIST([.F33];[.$E$9];[.$E$10];0)" office:value-type="float" office:value="0.0301192326547549">
            <text:p>0,0301</text:p>
          </table:table-cell>
          <table:table-cell/>
          <table:table-cell table:formula="of:=[.F33]+[.$B$9]" office:value-type="float" office:value="-1.28">
            <text:p>-1,28</text:p>
          </table:table-cell>
          <table:table-cell table:style-name="ce8" table:formula="of:=NORMDIST([.I33];[.$E$9]+[.$B$9];[.$E$10];0)" office:value-type="float" office:value="0.0301192326547549">
            <text:p>0,0301</text:p>
          </table:table-cell>
          <table:table-cell/>
          <table:table-cell table:formula="of:=[.F33]+2*[.$B$9]" office:value-type="float" office:value="0.72">
            <text:p>0,72</text:p>
          </table:table-cell>
          <table:table-cell table:style-name="ce8" table:formula="of:=NORMDIST([.L33];[.$E$9]+2*[.$B$9];[.$E$10];0)" office:value-type="float" office:value="0.0301192326547549">
            <text:p>0,0301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/>
          <table:table-cell table:formula="of:=[.$B$2]+([.A34]*[.$B$8])" office:value-type="float" office:value="-6.2">
            <text:p>-6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4]*2))*[.$B$9]" office:value-type="float" office:value="-3.24">
            <text:p>-3,24</text:p>
          </table:table-cell>
          <table:table-cell table:style-name="ce8" table:formula="of:=NORMDIST([.F34];[.$E$9];[.$E$10];0)" office:value-type="float" office:value="0.0368466212937241">
            <text:p>0,0368</text:p>
          </table:table-cell>
          <table:table-cell/>
          <table:table-cell table:formula="of:=[.F34]+[.$B$9]" office:value-type="float" office:value="-1.24">
            <text:p>-1,24</text:p>
          </table:table-cell>
          <table:table-cell table:style-name="ce8" table:formula="of:=NORMDIST([.I34];[.$E$9]+[.$B$9];[.$E$10];0)" office:value-type="float" office:value="0.0368466212937241">
            <text:p>0,0368</text:p>
          </table:table-cell>
          <table:table-cell/>
          <table:table-cell table:formula="of:=[.F34]+2*[.$B$9]" office:value-type="float" office:value="0.76">
            <text:p>0,76</text:p>
          </table:table-cell>
          <table:table-cell table:style-name="ce8" table:formula="of:=NORMDIST([.L34];[.$E$9]+2*[.$B$9];[.$E$10];0)" office:value-type="float" office:value="0.0368466212937241">
            <text:p>0,0368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/>
          <table:table-cell table:formula="of:=[.$B$2]+([.A35]*[.$B$8])" office:value-type="float" office:value="-6">
            <text:p>-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5]*2))*[.$B$9]" office:value-type="float" office:value="-3.2">
            <text:p>-3,2</text:p>
          </table:table-cell>
          <table:table-cell table:style-name="ce8" table:formula="of:=NORMDIST([.F35];[.$E$9];[.$E$10];0)" office:value-type="float" office:value="0.0447890605896858">
            <text:p>0,0448</text:p>
          </table:table-cell>
          <table:table-cell/>
          <table:table-cell table:formula="of:=[.F35]+[.$B$9]" office:value-type="float" office:value="-1.2">
            <text:p>-1,2</text:p>
          </table:table-cell>
          <table:table-cell table:style-name="ce8" table:formula="of:=NORMDIST([.I35];[.$E$9]+[.$B$9];[.$E$10];0)" office:value-type="float" office:value="0.0447890605896858">
            <text:p>0,0448</text:p>
          </table:table-cell>
          <table:table-cell/>
          <table:table-cell table:formula="of:=[.F35]+2*[.$B$9]" office:value-type="float" office:value="0.8">
            <text:p>0,8</text:p>
          </table:table-cell>
          <table:table-cell table:style-name="ce8" table:formula="of:=NORMDIST([.L35];[.$E$9]+2*[.$B$9];[.$E$10];0)" office:value-type="float" office:value="0.0447890605896858">
            <text:p>0,0448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/>
          <table:table-cell table:formula="of:=[.$B$2]+([.A36]*[.$B$8])" office:value-type="float" office:value="-5.8">
            <text:p>-5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6]*2))*[.$B$9]" office:value-type="float" office:value="-3.16">
            <text:p>-3,16</text:p>
          </table:table-cell>
          <table:table-cell table:style-name="ce8" table:formula="of:=NORMDIST([.F36];[.$E$9];[.$E$10];0)" office:value-type="float" office:value="0.0540961990937635">
            <text:p>0,0541</text:p>
          </table:table-cell>
          <table:table-cell/>
          <table:table-cell table:formula="of:=[.F36]+[.$B$9]" office:value-type="float" office:value="-1.16">
            <text:p>-1,16</text:p>
          </table:table-cell>
          <table:table-cell table:style-name="ce8" table:formula="of:=NORMDIST([.I36];[.$E$9]+[.$B$9];[.$E$10];0)" office:value-type="float" office:value="0.0540961990937635">
            <text:p>0,0541</text:p>
          </table:table-cell>
          <table:table-cell/>
          <table:table-cell table:formula="of:=[.F36]+2*[.$B$9]" office:value-type="float" office:value="0.84">
            <text:p>0,84</text:p>
          </table:table-cell>
          <table:table-cell table:style-name="ce8" table:formula="of:=NORMDIST([.L36];[.$E$9]+2*[.$B$9];[.$E$10];0)" office:value-type="float" office:value="0.0540961990937635">
            <text:p>0,0541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/>
          <table:table-cell table:formula="of:=[.$B$2]+([.A37]*[.$B$8])" office:value-type="float" office:value="-5.6">
            <text:p>-5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7]*2))*[.$B$9]" office:value-type="float" office:value="-3.12">
            <text:p>-3,12</text:p>
          </table:table-cell>
          <table:table-cell table:style-name="ce8" table:formula="of:=NORMDIST([.F37];[.$E$9];[.$E$10];0)" office:value-type="float" office:value="0.0649205312873949">
            <text:p>0,0649</text:p>
          </table:table-cell>
          <table:table-cell/>
          <table:table-cell table:formula="of:=[.F37]+[.$B$9]" office:value-type="float" office:value="-1.12">
            <text:p>-1,12</text:p>
          </table:table-cell>
          <table:table-cell table:style-name="ce8" table:formula="of:=NORMDIST([.I37];[.$E$9]+[.$B$9];[.$E$10];0)" office:value-type="float" office:value="0.0649205312873949">
            <text:p>0,0649</text:p>
          </table:table-cell>
          <table:table-cell/>
          <table:table-cell table:formula="of:=[.F37]+2*[.$B$9]" office:value-type="float" office:value="0.88">
            <text:p>0,88</text:p>
          </table:table-cell>
          <table:table-cell table:style-name="ce8" table:formula="of:=NORMDIST([.L37];[.$E$9]+2*[.$B$9];[.$E$10];0)" office:value-type="float" office:value="0.0649205312873949">
            <text:p>0,0649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/>
          <table:table-cell table:formula="of:=[.$B$2]+([.A38]*[.$B$8])" office:value-type="float" office:value="-5.4">
            <text:p>-5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8]*2))*[.$B$9]" office:value-type="float" office:value="-3.08">
            <text:p>-3,08</text:p>
          </table:table-cell>
          <table:table-cell table:style-name="ce8" table:formula="of:=NORMDIST([.F38];[.$E$9];[.$E$10];0)" office:value-type="float" office:value="0.0774137122949112">
            <text:p>0,0774</text:p>
          </table:table-cell>
          <table:table-cell/>
          <table:table-cell table:formula="of:=[.F38]+[.$B$9]" office:value-type="float" office:value="-1.08">
            <text:p>-1,08</text:p>
          </table:table-cell>
          <table:table-cell table:style-name="ce8" table:formula="of:=NORMDIST([.I38];[.$E$9]+[.$B$9];[.$E$10];0)" office:value-type="float" office:value="0.0774137122949112">
            <text:p>0,0774</text:p>
          </table:table-cell>
          <table:table-cell/>
          <table:table-cell table:formula="of:=[.F38]+2*[.$B$9]" office:value-type="float" office:value="0.92">
            <text:p>0,92</text:p>
          </table:table-cell>
          <table:table-cell table:style-name="ce8" table:formula="of:=NORMDIST([.L38];[.$E$9]+2*[.$B$9];[.$E$10];0)" office:value-type="float" office:value="0.0774137122949112">
            <text:p>0,0774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/>
          <table:table-cell table:formula="of:=[.$B$2]+([.A39]*[.$B$8])" office:value-type="float" office:value="-5.2">
            <text:p>-5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39]*2))*[.$B$9]" office:value-type="float" office:value="-3.04">
            <text:p>-3,04</text:p>
          </table:table-cell>
          <table:table-cell table:style-name="ce8" table:formula="of:=NORMDIST([.F39];[.$E$9];[.$E$10];0)" office:value-type="float" office:value="0.0917221525421098">
            <text:p>0,0917</text:p>
          </table:table-cell>
          <table:table-cell/>
          <table:table-cell table:formula="of:=[.F39]+[.$B$9]" office:value-type="float" office:value="-1.04">
            <text:p>-1,04</text:p>
          </table:table-cell>
          <table:table-cell table:style-name="ce8" table:formula="of:=NORMDIST([.I39];[.$E$9]+[.$B$9];[.$E$10];0)" office:value-type="float" office:value="0.0917221525421098">
            <text:p>0,0917</text:p>
          </table:table-cell>
          <table:table-cell/>
          <table:table-cell table:formula="of:=[.F39]+2*[.$B$9]" office:value-type="float" office:value="0.96">
            <text:p>0,96</text:p>
          </table:table-cell>
          <table:table-cell table:style-name="ce8" table:formula="of:=NORMDIST([.L39];[.$E$9]+2*[.$B$9];[.$E$10];0)" office:value-type="float" office:value="0.0917221525421098">
            <text:p>0,0917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/>
          <table:table-cell table:formula="of:=[.$B$2]+([.A40]*[.$B$8])"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0]*2))*[.$B$9]" office:value-type="float" office:value="-3">
            <text:p>-3</text:p>
          </table:table-cell>
          <table:table-cell table:style-name="ce8" table:formula="of:=NORMDIST([.F40];[.$E$9];[.$E$10];0)" office:value-type="float" office:value="0.107981933026376">
            <text:p>0,1080</text:p>
          </table:table-cell>
          <table:table-cell/>
          <table:table-cell table:formula="of:=[.F40]+[.$B$9]" office:value-type="float" office:value="-1">
            <text:p>-1</text:p>
          </table:table-cell>
          <table:table-cell table:style-name="ce8" table:formula="of:=NORMDIST([.I40];[.$E$9]+[.$B$9];[.$E$10];0)" office:value-type="float" office:value="0.107981933026376">
            <text:p>0,1080</text:p>
          </table:table-cell>
          <table:table-cell/>
          <table:table-cell table:formula="of:=[.F40]+2*[.$B$9]" office:value-type="float" office:value="1">
            <text:p>1</text:p>
          </table:table-cell>
          <table:table-cell table:style-name="ce8" table:formula="of:=NORMDIST([.L40];[.$E$9]+2*[.$B$9];[.$E$10];0)" office:value-type="float" office:value="0.107981933026376">
            <text:p>0,1080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/>
          <table:table-cell table:formula="of:=[.$B$2]+([.A41]*[.$B$8])" office:value-type="float" office:value="-4.8">
            <text:p>-4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1]*2))*[.$B$9]" office:value-type="float" office:value="-2.96">
            <text:p>-2,96</text:p>
          </table:table-cell>
          <table:table-cell table:style-name="ce8" table:formula="of:=NORMDIST([.F41];[.$E$9];[.$E$10];0)" office:value-type="float" office:value="0.126313122870397">
            <text:p>0,1263</text:p>
          </table:table-cell>
          <table:table-cell/>
          <table:table-cell table:formula="of:=[.F41]+[.$B$9]" office:value-type="float" office:value="-0.96">
            <text:p>-0,96</text:p>
          </table:table-cell>
          <table:table-cell table:style-name="ce8" table:formula="of:=NORMDIST([.I41];[.$E$9]+[.$B$9];[.$E$10];0)" office:value-type="float" office:value="0.126313122870397">
            <text:p>0,1263</text:p>
          </table:table-cell>
          <table:table-cell/>
          <table:table-cell table:formula="of:=[.F41]+2*[.$B$9]" office:value-type="float" office:value="1.04">
            <text:p>1,04</text:p>
          </table:table-cell>
          <table:table-cell table:style-name="ce8" table:formula="of:=NORMDIST([.L41];[.$E$9]+2*[.$B$9];[.$E$10];0)" office:value-type="float" office:value="0.126313122870397">
            <text:p>0,1263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/>
          <table:table-cell table:formula="of:=[.$B$2]+([.A42]*[.$B$8])" office:value-type="float" office:value="-4.6">
            <text:p>-4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2]*2))*[.$B$9]" office:value-type="float" office:value="-2.92">
            <text:p>-2,92</text:p>
          </table:table-cell>
          <table:table-cell table:style-name="ce8" table:formula="of:=NORMDIST([.F42];[.$E$9];[.$E$10];0)" office:value-type="float" office:value="0.146813625163314">
            <text:p>0,1468</text:p>
          </table:table-cell>
          <table:table-cell/>
          <table:table-cell table:formula="of:=[.F42]+[.$B$9]" office:value-type="float" office:value="-0.92">
            <text:p>-0,92</text:p>
          </table:table-cell>
          <table:table-cell table:style-name="ce8" table:formula="of:=NORMDIST([.I42];[.$E$9]+[.$B$9];[.$E$10];0)" office:value-type="float" office:value="0.146813625163314">
            <text:p>0,1468</text:p>
          </table:table-cell>
          <table:table-cell/>
          <table:table-cell table:formula="of:=[.F42]+2*[.$B$9]" office:value-type="float" office:value="1.08">
            <text:p>1,08</text:p>
          </table:table-cell>
          <table:table-cell table:style-name="ce8" table:formula="of:=NORMDIST([.L42];[.$E$9]+2*[.$B$9];[.$E$10];0)" office:value-type="float" office:value="0.146813625163314">
            <text:p>0,1468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/>
          <table:table-cell table:formula="of:=[.$B$2]+([.A43]*[.$B$8])" office:value-type="float" office:value="-4.4">
            <text:p>-4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3]*2))*[.$B$9]" office:value-type="float" office:value="-2.88">
            <text:p>-2,88</text:p>
          </table:table-cell>
          <table:table-cell table:style-name="ce8" table:formula="of:=NORMDIST([.F43];[.$E$9];[.$E$10];0)" office:value-type="float" office:value="0.169552722616045">
            <text:p>0,1696</text:p>
          </table:table-cell>
          <table:table-cell/>
          <table:table-cell table:formula="of:=[.F43]+[.$B$9]" office:value-type="float" office:value="-0.88">
            <text:p>-0,88</text:p>
          </table:table-cell>
          <table:table-cell table:style-name="ce8" table:formula="of:=NORMDIST([.I43];[.$E$9]+[.$B$9];[.$E$10];0)" office:value-type="float" office:value="0.169552722616045">
            <text:p>0,1696</text:p>
          </table:table-cell>
          <table:table-cell/>
          <table:table-cell table:formula="of:=[.F43]+2*[.$B$9]" office:value-type="float" office:value="1.12">
            <text:p>1,12</text:p>
          </table:table-cell>
          <table:table-cell table:style-name="ce8" table:formula="of:=NORMDIST([.L43];[.$E$9]+2*[.$B$9];[.$E$10];0)" office:value-type="float" office:value="0.169552722616045">
            <text:p>0,1696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/>
          <table:table-cell table:formula="of:=[.$B$2]+([.A44]*[.$B$8])" office:value-type="float" office:value="-4.2">
            <text:p>-4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4]*2))*[.$B$9]" office:value-type="float" office:value="-2.84">
            <text:p>-2,84</text:p>
          </table:table-cell>
          <table:table-cell table:style-name="ce8" table:formula="of:=NORMDIST([.F44];[.$E$9];[.$E$10];0)" office:value-type="float" office:value="0.194564538662935">
            <text:p>0,1946</text:p>
          </table:table-cell>
          <table:table-cell/>
          <table:table-cell table:formula="of:=[.F44]+[.$B$9]" office:value-type="float" office:value="-0.84">
            <text:p>-0,84</text:p>
          </table:table-cell>
          <table:table-cell table:style-name="ce8" table:formula="of:=NORMDIST([.I44];[.$E$9]+[.$B$9];[.$E$10];0)" office:value-type="float" office:value="0.194564538662935">
            <text:p>0,1946</text:p>
          </table:table-cell>
          <table:table-cell/>
          <table:table-cell table:formula="of:=[.F44]+2*[.$B$9]" office:value-type="float" office:value="1.16">
            <text:p>1,16</text:p>
          </table:table-cell>
          <table:table-cell table:style-name="ce8" table:formula="of:=NORMDIST([.L44];[.$E$9]+2*[.$B$9];[.$E$10];0)" office:value-type="float" office:value="0.194564538662935">
            <text:p>0,1946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/>
          <table:table-cell table:formula="of:=[.$B$2]+([.A45]*[.$B$8])"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5]*2))*[.$B$9]" office:value-type="float" office:value="-2.8">
            <text:p>-2,8</text:p>
          </table:table-cell>
          <table:table-cell table:style-name="ce8" table:formula="of:=NORMDIST([.F45];[.$E$9];[.$E$10];0)" office:value-type="float" office:value="0.221841669358911">
            <text:p>0,2218</text:p>
          </table:table-cell>
          <table:table-cell/>
          <table:table-cell table:formula="of:=[.F45]+[.$B$9]" office:value-type="float" office:value="-0.8">
            <text:p>-0,8</text:p>
          </table:table-cell>
          <table:table-cell table:style-name="ce8" table:formula="of:=NORMDIST([.I45];[.$E$9]+[.$B$9];[.$E$10];0)" office:value-type="float" office:value="0.221841669358911">
            <text:p>0,2218</text:p>
          </table:table-cell>
          <table:table-cell/>
          <table:table-cell table:formula="of:=[.F45]+2*[.$B$9]" office:value-type="float" office:value="1.2">
            <text:p>1,2</text:p>
          </table:table-cell>
          <table:table-cell table:style-name="ce8" table:formula="of:=NORMDIST([.L45];[.$E$9]+2*[.$B$9];[.$E$10];0)" office:value-type="float" office:value="0.221841669358911">
            <text:p>0,2218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/>
          <table:table-cell table:formula="of:=[.$B$2]+([.A46]*[.$B$8])" office:value-type="float" office:value="-3.8">
            <text:p>-3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6]*2))*[.$B$9]" office:value-type="float" office:value="-2.76">
            <text:p>-2,76</text:p>
          </table:table-cell>
          <table:table-cell table:style-name="ce8" table:formula="of:=NORMDIST([.F46];[.$E$9];[.$E$10];0)" office:value-type="float" office:value="0.251329273578176">
            <text:p>0,2513</text:p>
          </table:table-cell>
          <table:table-cell/>
          <table:table-cell table:formula="of:=[.F46]+[.$B$9]" office:value-type="float" office:value="-0.76">
            <text:p>-0,76</text:p>
          </table:table-cell>
          <table:table-cell table:style-name="ce8" table:formula="of:=NORMDIST([.I46];[.$E$9]+[.$B$9];[.$E$10];0)" office:value-type="float" office:value="0.251329273578176">
            <text:p>0,2513</text:p>
          </table:table-cell>
          <table:table-cell/>
          <table:table-cell table:formula="of:=[.F46]+2*[.$B$9]" office:value-type="float" office:value="1.24">
            <text:p>1,24</text:p>
          </table:table-cell>
          <table:table-cell table:style-name="ce8" table:formula="of:=NORMDIST([.L46];[.$E$9]+2*[.$B$9];[.$E$10];0)" office:value-type="float" office:value="0.251329273578176">
            <text:p>0,2513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/>
          <table:table-cell table:formula="of:=[.$B$2]+([.A47]*[.$B$8])" office:value-type="float" office:value="-3.6">
            <text:p>-3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7]*2))*[.$B$9]" office:value-type="float" office:value="-2.72">
            <text:p>-2,72</text:p>
          </table:table-cell>
          <table:table-cell table:style-name="ce8" table:formula="of:=NORMDIST([.F47];[.$E$9];[.$E$10];0)" office:value-type="float" office:value="0.282919930449678">
            <text:p>0,2829</text:p>
          </table:table-cell>
          <table:table-cell/>
          <table:table-cell table:formula="of:=[.F47]+[.$B$9]" office:value-type="float" office:value="-0.72">
            <text:p>-0,72</text:p>
          </table:table-cell>
          <table:table-cell table:style-name="ce8" table:formula="of:=NORMDIST([.I47];[.$E$9]+[.$B$9];[.$E$10];0)" office:value-type="float" office:value="0.282919930449678">
            <text:p>0,2829</text:p>
          </table:table-cell>
          <table:table-cell/>
          <table:table-cell table:formula="of:=[.F47]+2*[.$B$9]" office:value-type="float" office:value="1.28">
            <text:p>1,28</text:p>
          </table:table-cell>
          <table:table-cell table:style-name="ce8" table:formula="of:=NORMDIST([.L47];[.$E$9]+2*[.$B$9];[.$E$10];0)" office:value-type="float" office:value="0.282919930449678">
            <text:p>0,2829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/>
          <table:table-cell table:formula="of:=[.$B$2]+([.A48]*[.$B$8])" office:value-type="float" office:value="-3.4">
            <text:p>-3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8]*2))*[.$B$9]" office:value-type="float" office:value="-2.68">
            <text:p>-2,68</text:p>
          </table:table-cell>
          <table:table-cell table:style-name="ce8" table:formula="of:=NORMDIST([.F48];[.$E$9];[.$E$10];0)" office:value-type="float" office:value="0.316449580740766">
            <text:p>0,3164</text:p>
          </table:table-cell>
          <table:table-cell/>
          <table:table-cell table:formula="of:=[.F48]+[.$B$9]" office:value-type="float" office:value="-0.68">
            <text:p>-0,68</text:p>
          </table:table-cell>
          <table:table-cell table:style-name="ce8" table:formula="of:=NORMDIST([.I48];[.$E$9]+[.$B$9];[.$E$10];0)" office:value-type="float" office:value="0.316449580740766">
            <text:p>0,3164</text:p>
          </table:table-cell>
          <table:table-cell/>
          <table:table-cell table:formula="of:=[.F48]+2*[.$B$9]" office:value-type="float" office:value="1.32">
            <text:p>1,32</text:p>
          </table:table-cell>
          <table:table-cell table:style-name="ce8" table:formula="of:=NORMDIST([.L48];[.$E$9]+2*[.$B$9];[.$E$10];0)" office:value-type="float" office:value="0.316449580740766">
            <text:p>0,3164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/>
          <table:table-cell table:formula="of:=[.$B$2]+([.A49]*[.$B$8])" office:value-type="float" office:value="-3.2">
            <text:p>-3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49]*2))*[.$B$9]" office:value-type="float" office:value="-2.64">
            <text:p>-2,64</text:p>
          </table:table-cell>
          <table:table-cell table:style-name="ce8" table:formula="of:=NORMDIST([.F49];[.$E$9];[.$E$10];0)" office:value-type="float" office:value="0.351694860595325">
            <text:p>0,3517</text:p>
          </table:table-cell>
          <table:table-cell/>
          <table:table-cell table:formula="of:=[.F49]+[.$B$9]" office:value-type="float" office:value="-0.64">
            <text:p>-0,64</text:p>
          </table:table-cell>
          <table:table-cell table:style-name="ce8" table:formula="of:=NORMDIST([.I49];[.$E$9]+[.$B$9];[.$E$10];0)" office:value-type="float" office:value="0.351694860595325">
            <text:p>0,3517</text:p>
          </table:table-cell>
          <table:table-cell/>
          <table:table-cell table:formula="of:=[.F49]+2*[.$B$9]" office:value-type="float" office:value="1.36">
            <text:p>1,36</text:p>
          </table:table-cell>
          <table:table-cell table:style-name="ce8" table:formula="of:=NORMDIST([.L49];[.$E$9]+2*[.$B$9];[.$E$10];0)" office:value-type="float" office:value="0.351694860595325">
            <text:p>0,3517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/>
          <table:table-cell table:formula="of:=[.$B$2]+([.A50]*[.$B$8])"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0]*2))*[.$B$9]" office:value-type="float" office:value="-2.6">
            <text:p>-2,6</text:p>
          </table:table-cell>
          <table:table-cell table:style-name="ce8" table:formula="of:=NORMDIST([.F50];[.$E$9];[.$E$10];0)" office:value-type="float" office:value="0.388372109966426">
            <text:p>0,3884</text:p>
          </table:table-cell>
          <table:table-cell/>
          <table:table-cell table:formula="of:=[.F50]+[.$B$9]" office:value-type="float" office:value="-0.6">
            <text:p>-0,6</text:p>
          </table:table-cell>
          <table:table-cell table:style-name="ce8" table:formula="of:=NORMDIST([.I50];[.$E$9]+[.$B$9];[.$E$10];0)" office:value-type="float" office:value="0.388372109966426">
            <text:p>0,3884</text:p>
          </table:table-cell>
          <table:table-cell/>
          <table:table-cell table:formula="of:=[.F50]+2*[.$B$9]" office:value-type="float" office:value="1.4">
            <text:p>1,4</text:p>
          </table:table-cell>
          <table:table-cell table:style-name="ce8" table:formula="of:=NORMDIST([.L50];[.$E$9]+2*[.$B$9];[.$E$10];0)" office:value-type="float" office:value="0.388372109966426">
            <text:p>0,3884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/>
          <table:table-cell table:formula="of:=[.$B$2]+([.A51]*[.$B$8])" office:value-type="float" office:value="-2.8">
            <text:p>-2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1]*2))*[.$B$9]" office:value-type="float" office:value="-2.56">
            <text:p>-2,56</text:p>
          </table:table-cell>
          <table:table-cell table:style-name="ce8" table:formula="of:=NORMDIST([.F51];[.$E$9];[.$E$10];0)" office:value-type="float" office:value="0.426138293551436">
            <text:p>0,4261</text:p>
          </table:table-cell>
          <table:table-cell/>
          <table:table-cell table:formula="of:=[.F51]+[.$B$9]" office:value-type="float" office:value="-0.56">
            <text:p>-0,56</text:p>
          </table:table-cell>
          <table:table-cell table:style-name="ce8" table:formula="of:=NORMDIST([.I51];[.$E$9]+[.$B$9];[.$E$10];0)" office:value-type="float" office:value="0.426138293551436">
            <text:p>0,4261</text:p>
          </table:table-cell>
          <table:table-cell/>
          <table:table-cell table:formula="of:=[.F51]+2*[.$B$9]" office:value-type="float" office:value="1.44">
            <text:p>1,44</text:p>
          </table:table-cell>
          <table:table-cell table:style-name="ce8" table:formula="of:=NORMDIST([.L51];[.$E$9]+2*[.$B$9];[.$E$10];0)" office:value-type="float" office:value="0.426138293551436">
            <text:p>0,4261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/>
          <table:table-cell table:formula="of:=[.$B$2]+([.A52]*[.$B$8])" office:value-type="float" office:value="-2.6">
            <text:p>-2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2]*2))*[.$B$9]" office:value-type="float" office:value="-2.52">
            <text:p>-2,52</text:p>
          </table:table-cell>
          <table:table-cell table:style-name="ce8" table:formula="of:=NORMDIST([.F52];[.$E$9];[.$E$10];0)" office:value-type="float" office:value="0.464594009486732">
            <text:p>0,4646</text:p>
          </table:table-cell>
          <table:table-cell/>
          <table:table-cell table:formula="of:=[.F52]+[.$B$9]" office:value-type="float" office:value="-0.52">
            <text:p>-0,52</text:p>
          </table:table-cell>
          <table:table-cell table:style-name="ce8" table:formula="of:=NORMDIST([.I52];[.$E$9]+[.$B$9];[.$E$10];0)" office:value-type="float" office:value="0.464594009486732">
            <text:p>0,4646</text:p>
          </table:table-cell>
          <table:table-cell/>
          <table:table-cell table:formula="of:=[.F52]+2*[.$B$9]" office:value-type="float" office:value="1.48">
            <text:p>1,48</text:p>
          </table:table-cell>
          <table:table-cell table:style-name="ce8" table:formula="of:=NORMDIST([.L52];[.$E$9]+2*[.$B$9];[.$E$10];0)" office:value-type="float" office:value="0.464594009486732">
            <text:p>0,4646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/>
          <table:table-cell table:formula="of:=[.$B$2]+([.A53]*[.$B$8])" office:value-type="float" office:value="-2.4">
            <text:p>-2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3]*2))*[.$B$9]" office:value-type="float" office:value="-2.48">
            <text:p>-2,48</text:p>
          </table:table-cell>
          <table:table-cell table:style-name="ce8" table:formula="of:=NORMDIST([.F53];[.$E$9];[.$E$10];0)" office:value-type="float" office:value="0.503288682196234">
            <text:p>0,5033</text:p>
          </table:table-cell>
          <table:table-cell/>
          <table:table-cell table:formula="of:=[.F53]+[.$B$9]" office:value-type="float" office:value="-0.48">
            <text:p>-0,48</text:p>
          </table:table-cell>
          <table:table-cell table:style-name="ce8" table:formula="of:=NORMDIST([.I53];[.$E$9]+[.$B$9];[.$E$10];0)" office:value-type="float" office:value="0.503288682196234">
            <text:p>0,5033</text:p>
          </table:table-cell>
          <table:table-cell/>
          <table:table-cell table:formula="of:=[.F53]+2*[.$B$9]" office:value-type="float" office:value="1.52">
            <text:p>1,52</text:p>
          </table:table-cell>
          <table:table-cell table:style-name="ce8" table:formula="of:=NORMDIST([.L53];[.$E$9]+2*[.$B$9];[.$E$10];0)" office:value-type="float" office:value="0.503288682196234">
            <text:p>0,5033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/>
          <table:table-cell table:formula="of:=[.$B$2]+([.A54]*[.$B$8])" office:value-type="float" office:value="-2.2">
            <text:p>-2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4]*2))*[.$B$9]" office:value-type="float" office:value="-2.44">
            <text:p>-2,44</text:p>
          </table:table-cell>
          <table:table-cell table:style-name="ce8" table:formula="of:=NORMDIST([.F54];[.$E$9];[.$E$10];0)" office:value-type="float" office:value="0.541727943596676">
            <text:p>0,5417</text:p>
          </table:table-cell>
          <table:table-cell/>
          <table:table-cell table:formula="of:=[.F54]+[.$B$9]" office:value-type="float" office:value="-0.44">
            <text:p>-0,44</text:p>
          </table:table-cell>
          <table:table-cell table:style-name="ce8" table:formula="of:=NORMDIST([.I54];[.$E$9]+[.$B$9];[.$E$10];0)" office:value-type="float" office:value="0.541727943596676">
            <text:p>0,5417</text:p>
          </table:table-cell>
          <table:table-cell/>
          <table:table-cell table:formula="of:=[.F54]+2*[.$B$9]" office:value-type="float" office:value="1.56">
            <text:p>1,56</text:p>
          </table:table-cell>
          <table:table-cell table:style-name="ce8" table:formula="of:=NORMDIST([.L54];[.$E$9]+2*[.$B$9];[.$E$10];0)" office:value-type="float" office:value="0.541727943596676">
            <text:p>0,5417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/>
          <table:table-cell table:formula="of:=[.$B$2]+([.A55]*[.$B$8])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5]*2))*[.$B$9]" office:value-type="float" office:value="-2.4">
            <text:p>-2,4</text:p>
          </table:table-cell>
          <table:table-cell table:style-name="ce8" table:formula="of:=NORMDIST([.F55];[.$E$9];[.$E$10];0)" office:value-type="float" office:value="0.579383105522966">
            <text:p>0,5794</text:p>
          </table:table-cell>
          <table:table-cell/>
          <table:table-cell table:formula="of:=[.F55]+[.$B$9]" office:value-type="float" office:value="-0.4">
            <text:p>-0,4</text:p>
          </table:table-cell>
          <table:table-cell table:style-name="ce8" table:formula="of:=NORMDIST([.I55];[.$E$9]+[.$B$9];[.$E$10];0)" office:value-type="float" office:value="0.579383105522966">
            <text:p>0,5794</text:p>
          </table:table-cell>
          <table:table-cell/>
          <table:table-cell table:formula="of:=[.F55]+2*[.$B$9]" office:value-type="float" office:value="1.6">
            <text:p>1,6</text:p>
          </table:table-cell>
          <table:table-cell table:style-name="ce8" table:formula="of:=NORMDIST([.L55];[.$E$9]+2*[.$B$9];[.$E$10];0)" office:value-type="float" office:value="0.579383105522966">
            <text:p>0,5794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/>
          <table:table-cell table:formula="of:=[.$B$2]+([.A56]*[.$B$8])" office:value-type="float" office:value="-1.8">
            <text:p>-1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6]*2))*[.$B$9]" office:value-type="float" office:value="-2.36">
            <text:p>-2,36</text:p>
          </table:table-cell>
          <table:table-cell table:style-name="ce8" table:formula="of:=NORMDIST([.F56];[.$E$9];[.$E$10];0)" office:value-type="float" office:value="0.615702520939706">
            <text:p>0,6157</text:p>
          </table:table-cell>
          <table:table-cell/>
          <table:table-cell table:formula="of:=[.F56]+[.$B$9]" office:value-type="float" office:value="-0.36">
            <text:p>-0,36</text:p>
          </table:table-cell>
          <table:table-cell table:style-name="ce8" table:formula="of:=NORMDIST([.I56];[.$E$9]+[.$B$9];[.$E$10];0)" office:value-type="float" office:value="0.615702520939706">
            <text:p>0,6157</text:p>
          </table:table-cell>
          <table:table-cell/>
          <table:table-cell table:formula="of:=[.F56]+2*[.$B$9]" office:value-type="float" office:value="1.64">
            <text:p>1,64</text:p>
          </table:table-cell>
          <table:table-cell table:style-name="ce8" table:formula="of:=NORMDIST([.L56];[.$E$9]+2*[.$B$9];[.$E$10];0)" office:value-type="float" office:value="0.615702520939706">
            <text:p>0,6157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/>
          <table:table-cell table:formula="of:=[.$B$2]+([.A57]*[.$B$8])" office:value-type="float" office:value="-1.6">
            <text:p>-1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7]*2))*[.$B$9]" office:value-type="float" office:value="-2.32">
            <text:p>-2,32</text:p>
          </table:table-cell>
          <table:table-cell table:style-name="ce8" table:formula="of:=NORMDIST([.F57];[.$E$9];[.$E$10];0)" office:value-type="float" office:value="0.650124528168164">
            <text:p>0,6501</text:p>
          </table:table-cell>
          <table:table-cell/>
          <table:table-cell table:formula="of:=[.F57]+[.$B$9]" office:value-type="float" office:value="-0.32">
            <text:p>-0,32</text:p>
          </table:table-cell>
          <table:table-cell table:style-name="ce8" table:formula="of:=NORMDIST([.I57];[.$E$9]+[.$B$9];[.$E$10];0)" office:value-type="float" office:value="0.650124528168164">
            <text:p>0,6501</text:p>
          </table:table-cell>
          <table:table-cell/>
          <table:table-cell table:formula="of:=[.F57]+2*[.$B$9]" office:value-type="float" office:value="1.68">
            <text:p>1,68</text:p>
          </table:table-cell>
          <table:table-cell table:style-name="ce8" table:formula="of:=NORMDIST([.L57];[.$E$9]+2*[.$B$9];[.$E$10];0)" office:value-type="float" office:value="0.650124528168164">
            <text:p>0,6501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/>
          <table:table-cell table:formula="of:=[.$B$2]+([.A58]*[.$B$8])" office:value-type="float" office:value="-1.4">
            <text:p>-1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8]*2))*[.$B$9]" office:value-type="float" office:value="-2.28">
            <text:p>-2,28</text:p>
          </table:table-cell>
          <table:table-cell table:style-name="ce8" table:formula="of:=NORMDIST([.F58];[.$E$9];[.$E$10];0)" office:value-type="float" office:value="0.682091577260705">
            <text:p>0,6821</text:p>
          </table:table-cell>
          <table:table-cell/>
          <table:table-cell table:formula="of:=[.F58]+[.$B$9]" office:value-type="float" office:value="-0.28">
            <text:p>-0,28</text:p>
          </table:table-cell>
          <table:table-cell table:style-name="ce8" table:formula="of:=NORMDIST([.I58];[.$E$9]+[.$B$9];[.$E$10];0)" office:value-type="float" office:value="0.682091577260705">
            <text:p>0,6821</text:p>
          </table:table-cell>
          <table:table-cell/>
          <table:table-cell table:formula="of:=[.F58]+2*[.$B$9]" office:value-type="float" office:value="1.72">
            <text:p>1,72</text:p>
          </table:table-cell>
          <table:table-cell table:style-name="ce8" table:formula="of:=NORMDIST([.L58];[.$E$9]+2*[.$B$9];[.$E$10];0)" office:value-type="float" office:value="0.682091577260705">
            <text:p>0,6821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/>
          <table:table-cell table:formula="of:=[.$B$2]+([.A59]*[.$B$8])" office:value-type="float" office:value="-1.2">
            <text:p>-1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59]*2))*[.$B$9]" office:value-type="float" office:value="-2.24">
            <text:p>-2,24</text:p>
          </table:table-cell>
          <table:table-cell table:style-name="ce8" table:formula="of:=NORMDIST([.F59];[.$E$9];[.$E$10];0)" office:value-type="float" office:value="0.711065057011994">
            <text:p>0,7111</text:p>
          </table:table-cell>
          <table:table-cell/>
          <table:table-cell table:formula="of:=[.F59]+[.$B$9]" office:value-type="float" office:value="-0.24">
            <text:p>-0,24</text:p>
          </table:table-cell>
          <table:table-cell table:style-name="ce8" table:formula="of:=NORMDIST([.I59];[.$E$9]+[.$B$9];[.$E$10];0)" office:value-type="float" office:value="0.711065057011994">
            <text:p>0,7111</text:p>
          </table:table-cell>
          <table:table-cell/>
          <table:table-cell table:formula="of:=[.F59]+2*[.$B$9]" office:value-type="float" office:value="1.76">
            <text:p>1,76</text:p>
          </table:table-cell>
          <table:table-cell table:style-name="ce8" table:formula="of:=NORMDIST([.L59];[.$E$9]+2*[.$B$9];[.$E$10];0)" office:value-type="float" office:value="0.711065057011994">
            <text:p>0,7111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/>
          <table:table-cell table:formula="of:=[.$B$2]+([.A60]*[.$B$8])"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0]*2))*[.$B$9]" office:value-type="float" office:value="-2.2">
            <text:p>-2,2</text:p>
          </table:table-cell>
          <table:table-cell table:style-name="ce8" table:formula="of:=NORMDIST([.F60];[.$E$9];[.$E$10];0)" office:value-type="float" office:value="0.736540280606647">
            <text:p>0,7365</text:p>
          </table:table-cell>
          <table:table-cell/>
          <table:table-cell table:formula="of:=[.F60]+[.$B$9]" office:value-type="float" office:value="-0.2">
            <text:p>-0,2</text:p>
          </table:table-cell>
          <table:table-cell table:style-name="ce8" table:formula="of:=NORMDIST([.I60];[.$E$9]+[.$B$9];[.$E$10];0)" office:value-type="float" office:value="0.736540280606647">
            <text:p>0,7365</text:p>
          </table:table-cell>
          <table:table-cell/>
          <table:table-cell table:formula="of:=[.F60]+2*[.$B$9]" office:value-type="float" office:value="1.8">
            <text:p>1,8</text:p>
          </table:table-cell>
          <table:table-cell table:style-name="ce8" table:formula="of:=NORMDIST([.L60];[.$E$9]+2*[.$B$9];[.$E$10];0)" office:value-type="float" office:value="0.736540280606647">
            <text:p>0,7365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/>
          <table:table-cell table:formula="of:=[.$B$2]+([.A61]*[.$B$8])" office:value-type="float" office:value="-0.799999999999999">
            <text:p>-0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1]*2))*[.$B$9]" office:value-type="float" office:value="-2.16">
            <text:p>-2,16</text:p>
          </table:table-cell>
          <table:table-cell table:style-name="ce8" table:formula="of:=NORMDIST([.F61];[.$E$9];[.$E$10];0)" office:value-type="float" office:value="0.758061052305403">
            <text:p>0,7581</text:p>
          </table:table-cell>
          <table:table-cell/>
          <table:table-cell table:formula="of:=[.F61]+[.$B$9]" office:value-type="float" office:value="-0.16">
            <text:p>-0,16</text:p>
          </table:table-cell>
          <table:table-cell table:style-name="ce8" table:formula="of:=NORMDIST([.I61];[.$E$9]+[.$B$9];[.$E$10];0)" office:value-type="float" office:value="0.758061052305403">
            <text:p>0,7581</text:p>
          </table:table-cell>
          <table:table-cell/>
          <table:table-cell table:formula="of:=[.F61]+2*[.$B$9]" office:value-type="float" office:value="1.84">
            <text:p>1,84</text:p>
          </table:table-cell>
          <table:table-cell table:style-name="ce8" table:formula="of:=NORMDIST([.L61];[.$E$9]+2*[.$B$9];[.$E$10];0)" office:value-type="float" office:value="0.758061052305403">
            <text:p>0,7581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/>
          <table:table-cell table:formula="of:=[.$B$2]+([.A62]*[.$B$8])" office:value-type="float" office:value="-0.6">
            <text:p>-0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2]*2))*[.$B$9]" office:value-type="float" office:value="-2.12">
            <text:p>-2,12</text:p>
          </table:table-cell>
          <table:table-cell table:style-name="ce8" table:formula="of:=NORMDIST([.F62];[.$E$9];[.$E$10];0)" office:value-type="float" office:value="0.775233230250028">
            <text:p>0,7752</text:p>
          </table:table-cell>
          <table:table-cell/>
          <table:table-cell table:formula="of:=[.F62]+[.$B$9]" office:value-type="float" office:value="-0.12">
            <text:p>-0,12</text:p>
          </table:table-cell>
          <table:table-cell table:style-name="ce8" table:formula="of:=NORMDIST([.I62];[.$E$9]+[.$B$9];[.$E$10];0)" office:value-type="float" office:value="0.775233230250028">
            <text:p>0,7752</text:p>
          </table:table-cell>
          <table:table-cell/>
          <table:table-cell table:formula="of:=[.F62]+2*[.$B$9]" office:value-type="float" office:value="1.88">
            <text:p>1,88</text:p>
          </table:table-cell>
          <table:table-cell table:style-name="ce8" table:formula="of:=NORMDIST([.L62];[.$E$9]+2*[.$B$9];[.$E$10];0)" office:value-type="float" office:value="0.775233230250028">
            <text:p>0,7752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/>
          <table:table-cell table:formula="of:=[.$B$2]+([.A63]*[.$B$8])" office:value-type="float" office:value="-0.4">
            <text:p>-0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3]*2))*[.$B$9]" office:value-type="float" office:value="-2.08">
            <text:p>-2,08</text:p>
          </table:table-cell>
          <table:table-cell table:style-name="ce8" table:formula="of:=NORMDIST([.F63];[.$E$9];[.$E$10];0)" office:value-type="float" office:value="0.787736723137082">
            <text:p>0,7877</text:p>
          </table:table-cell>
          <table:table-cell/>
          <table:table-cell table:formula="of:=[.F63]+[.$B$9]" office:value-type="float" office:value="-0.0800000000000001">
            <text:p>-0,08</text:p>
          </table:table-cell>
          <table:table-cell table:style-name="ce8" table:formula="of:=NORMDIST([.I63];[.$E$9]+[.$B$9];[.$E$10];0)" office:value-type="float" office:value="0.787736723137082">
            <text:p>0,7877</text:p>
          </table:table-cell>
          <table:table-cell/>
          <table:table-cell table:formula="of:=[.F63]+2*[.$B$9]" office:value-type="float" office:value="1.92">
            <text:p>1,92</text:p>
          </table:table-cell>
          <table:table-cell table:style-name="ce8" table:formula="of:=NORMDIST([.L63];[.$E$9]+2*[.$B$9];[.$E$10];0)" office:value-type="float" office:value="0.787736723137082">
            <text:p>0,7877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/>
          <table:table-cell table:formula="of:=[.$B$2]+([.A64]*[.$B$8])" office:value-type="float" office:value="-0.199999999999999">
            <text:p>-0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4]*2))*[.$B$9]" office:value-type="float" office:value="-2.04">
            <text:p>-2,04</text:p>
          </table:table-cell>
          <table:table-cell table:style-name="ce8" table:formula="of:=NORMDIST([.F64];[.$E$9];[.$E$10];0)" office:value-type="float" office:value="0.795335411023218">
            <text:p>0,7953</text:p>
          </table:table-cell>
          <table:table-cell/>
          <table:table-cell table:formula="of:=[.F64]+[.$B$9]" office:value-type="float" office:value="-0.04">
            <text:p>-0,04</text:p>
          </table:table-cell>
          <table:table-cell table:style-name="ce8" table:formula="of:=NORMDIST([.I64];[.$E$9]+[.$B$9];[.$E$10];0)" office:value-type="float" office:value="0.795335411023218">
            <text:p>0,7953</text:p>
          </table:table-cell>
          <table:table-cell/>
          <table:table-cell table:formula="of:=[.F64]+2*[.$B$9]" office:value-type="float" office:value="1.96">
            <text:p>1,96</text:p>
          </table:table-cell>
          <table:table-cell table:style-name="ce8" table:formula="of:=NORMDIST([.L64];[.$E$9]+2*[.$B$9];[.$E$10];0)" office:value-type="float" office:value="0.795335411023218">
            <text:p>0,7953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/>
          <table:table-cell table:formula="of:=[.$B$2]+([.A65]*[.$B$8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5]*2))*[.$B$9]" office:value-type="float" office:value="-2">
            <text:p>-2</text:p>
          </table:table-cell>
          <table:table-cell table:style-name="ce8" table:formula="of:=NORMDIST([.F65];[.$E$9];[.$E$10];0)" office:value-type="float" office:value="0.797884560802865">
            <text:p>0,7979</text:p>
          </table:table-cell>
          <table:table-cell/>
          <table:table-cell table:formula="of:=[.F65]+[.$B$9]" office:value-type="float" office:value="0">
            <text:p>0</text:p>
          </table:table-cell>
          <table:table-cell table:style-name="ce8" table:formula="of:=NORMDIST([.I65];[.$E$9]+[.$B$9];[.$E$10];0)" office:value-type="float" office:value="0.797884560802865">
            <text:p>0,7979</text:p>
          </table:table-cell>
          <table:table-cell/>
          <table:table-cell table:formula="of:=[.F65]+2*[.$B$9]" office:value-type="float" office:value="2">
            <text:p>2</text:p>
          </table:table-cell>
          <table:table-cell table:style-name="ce8" table:formula="of:=NORMDIST([.L65];[.$E$9]+2*[.$B$9];[.$E$10];0)" office:value-type="float" office:value="0.797884560802865">
            <text:p>0,7979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/>
          <table:table-cell table:formula="of:=[.$B$2]+([.A66]*[.$B$8])" office:value-type="float" office:value="0.199999999999999">
            <text:p>0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6]*2))*[.$B$9]" office:value-type="float" office:value="-1.96">
            <text:p>-1,96</text:p>
          </table:table-cell>
          <table:table-cell table:style-name="ce8" table:formula="of:=NORMDIST([.F66];[.$E$9];[.$E$10];0)" office:value-type="float" office:value="0.795335411023218">
            <text:p>0,7953</text:p>
          </table:table-cell>
          <table:table-cell/>
          <table:table-cell table:formula="of:=[.F66]+[.$B$9]" office:value-type="float" office:value="0.04">
            <text:p>0,04</text:p>
          </table:table-cell>
          <table:table-cell table:style-name="ce8" table:formula="of:=NORMDIST([.I66];[.$E$9]+[.$B$9];[.$E$10];0)" office:value-type="float" office:value="0.795335411023218">
            <text:p>0,7953</text:p>
          </table:table-cell>
          <table:table-cell/>
          <table:table-cell table:formula="of:=[.F66]+2*[.$B$9]" office:value-type="float" office:value="2.04">
            <text:p>2,04</text:p>
          </table:table-cell>
          <table:table-cell table:style-name="ce8" table:formula="of:=NORMDIST([.L66];[.$E$9]+2*[.$B$9];[.$E$10];0)" office:value-type="float" office:value="0.795335411023218">
            <text:p>0,7953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/>
          <table:table-cell table:formula="of:=[.$B$2]+([.A67]*[.$B$8])" office:value-type="float" office:value="0.4">
            <text:p>0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7]*2))*[.$B$9]" office:value-type="float" office:value="-1.92">
            <text:p>-1,92</text:p>
          </table:table-cell>
          <table:table-cell table:style-name="ce8" table:formula="of:=NORMDIST([.F67];[.$E$9];[.$E$10];0)" office:value-type="float" office:value="0.787736723137082">
            <text:p>0,7877</text:p>
          </table:table-cell>
          <table:table-cell/>
          <table:table-cell table:formula="of:=[.F67]+[.$B$9]" office:value-type="float" office:value="0.0800000000000001">
            <text:p>0,08</text:p>
          </table:table-cell>
          <table:table-cell table:style-name="ce8" table:formula="of:=NORMDIST([.I67];[.$E$9]+[.$B$9];[.$E$10];0)" office:value-type="float" office:value="0.787736723137082">
            <text:p>0,7877</text:p>
          </table:table-cell>
          <table:table-cell/>
          <table:table-cell table:formula="of:=[.F67]+2*[.$B$9]" office:value-type="float" office:value="2.08">
            <text:p>2,08</text:p>
          </table:table-cell>
          <table:table-cell table:style-name="ce8" table:formula="of:=NORMDIST([.L67];[.$E$9]+2*[.$B$9];[.$E$10];0)" office:value-type="float" office:value="0.787736723137082">
            <text:p>0,7877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/>
          <table:table-cell table:formula="of:=[.$B$2]+([.A68]*[.$B$8])" office:value-type="float" office:value="0.600000000000001">
            <text:p>0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8]*2))*[.$B$9]" office:value-type="float" office:value="-1.88">
            <text:p>-1,88</text:p>
          </table:table-cell>
          <table:table-cell table:style-name="ce8" table:formula="of:=NORMDIST([.F68];[.$E$9];[.$E$10];0)" office:value-type="float" office:value="0.775233230250028">
            <text:p>0,7752</text:p>
          </table:table-cell>
          <table:table-cell/>
          <table:table-cell table:formula="of:=[.F68]+[.$B$9]" office:value-type="float" office:value="0.12">
            <text:p>0,12</text:p>
          </table:table-cell>
          <table:table-cell table:style-name="ce8" table:formula="of:=NORMDIST([.I68];[.$E$9]+[.$B$9];[.$E$10];0)" office:value-type="float" office:value="0.775233230250028">
            <text:p>0,7752</text:p>
          </table:table-cell>
          <table:table-cell/>
          <table:table-cell table:formula="of:=[.F68]+2*[.$B$9]" office:value-type="float" office:value="2.12">
            <text:p>2,12</text:p>
          </table:table-cell>
          <table:table-cell table:style-name="ce8" table:formula="of:=NORMDIST([.L68];[.$E$9]+2*[.$B$9];[.$E$10];0)" office:value-type="float" office:value="0.775233230250028">
            <text:p>0,7752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/>
          <table:table-cell table:formula="of:=[.$B$2]+([.A69]*[.$B$8])" office:value-type="float" office:value="0.800000000000001">
            <text:p>0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69]*2))*[.$B$9]" office:value-type="float" office:value="-1.84">
            <text:p>-1,84</text:p>
          </table:table-cell>
          <table:table-cell table:style-name="ce8" table:formula="of:=NORMDIST([.F69];[.$E$9];[.$E$10];0)" office:value-type="float" office:value="0.758061052305403">
            <text:p>0,7581</text:p>
          </table:table-cell>
          <table:table-cell/>
          <table:table-cell table:formula="of:=[.F69]+[.$B$9]" office:value-type="float" office:value="0.16">
            <text:p>0,16</text:p>
          </table:table-cell>
          <table:table-cell table:style-name="ce8" table:formula="of:=NORMDIST([.I69];[.$E$9]+[.$B$9];[.$E$10];0)" office:value-type="float" office:value="0.758061052305403">
            <text:p>0,7581</text:p>
          </table:table-cell>
          <table:table-cell/>
          <table:table-cell table:formula="of:=[.F69]+2*[.$B$9]" office:value-type="float" office:value="2.16">
            <text:p>2,16</text:p>
          </table:table-cell>
          <table:table-cell table:style-name="ce8" table:formula="of:=NORMDIST([.L69];[.$E$9]+2*[.$B$9];[.$E$10];0)" office:value-type="float" office:value="0.758061052305403">
            <text:p>0,7581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/>
          <table:table-cell table:formula="of:=[.$B$2]+([.A70]*[.$B$8]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0]*2))*[.$B$9]" office:value-type="float" office:value="-1.8">
            <text:p>-1,8</text:p>
          </table:table-cell>
          <table:table-cell table:style-name="ce8" table:formula="of:=NORMDIST([.F70];[.$E$9];[.$E$10];0)" office:value-type="float" office:value="0.736540280606647">
            <text:p>0,7365</text:p>
          </table:table-cell>
          <table:table-cell/>
          <table:table-cell table:formula="of:=[.F70]+[.$B$9]" office:value-type="float" office:value="0.2">
            <text:p>0,2</text:p>
          </table:table-cell>
          <table:table-cell table:style-name="ce8" table:formula="of:=NORMDIST([.I70];[.$E$9]+[.$B$9];[.$E$10];0)" office:value-type="float" office:value="0.736540280606647">
            <text:p>0,7365</text:p>
          </table:table-cell>
          <table:table-cell/>
          <table:table-cell table:formula="of:=[.F70]+2*[.$B$9]" office:value-type="float" office:value="2.2">
            <text:p>2,2</text:p>
          </table:table-cell>
          <table:table-cell table:style-name="ce8" table:formula="of:=NORMDIST([.L70];[.$E$9]+2*[.$B$9];[.$E$10];0)" office:value-type="float" office:value="0.736540280606647">
            <text:p>0,7365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/>
          <table:table-cell table:formula="of:=[.$B$2]+([.A71]*[.$B$8])" office:value-type="float" office:value="1.2">
            <text:p>1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1]*2))*[.$B$9]" office:value-type="float" office:value="-1.76">
            <text:p>-1,76</text:p>
          </table:table-cell>
          <table:table-cell table:style-name="ce8" table:formula="of:=NORMDIST([.F71];[.$E$9];[.$E$10];0)" office:value-type="float" office:value="0.711065057011994">
            <text:p>0,7111</text:p>
          </table:table-cell>
          <table:table-cell/>
          <table:table-cell table:formula="of:=[.F71]+[.$B$9]" office:value-type="float" office:value="0.24">
            <text:p>0,24</text:p>
          </table:table-cell>
          <table:table-cell table:style-name="ce8" table:formula="of:=NORMDIST([.I71];[.$E$9]+[.$B$9];[.$E$10];0)" office:value-type="float" office:value="0.711065057011994">
            <text:p>0,7111</text:p>
          </table:table-cell>
          <table:table-cell/>
          <table:table-cell table:formula="of:=[.F71]+2*[.$B$9]" office:value-type="float" office:value="2.24">
            <text:p>2,24</text:p>
          </table:table-cell>
          <table:table-cell table:style-name="ce8" table:formula="of:=NORMDIST([.L71];[.$E$9]+2*[.$B$9];[.$E$10];0)" office:value-type="float" office:value="0.711065057011994">
            <text:p>0,7111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/>
          <table:table-cell table:formula="of:=[.$B$2]+([.A72]*[.$B$8])" office:value-type="float" office:value="1.4">
            <text:p>1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2]*2))*[.$B$9]" office:value-type="float" office:value="-1.72">
            <text:p>-1,72</text:p>
          </table:table-cell>
          <table:table-cell table:style-name="ce8" table:formula="of:=NORMDIST([.F72];[.$E$9];[.$E$10];0)" office:value-type="float" office:value="0.682091577260705">
            <text:p>0,6821</text:p>
          </table:table-cell>
          <table:table-cell/>
          <table:table-cell table:formula="of:=[.F72]+[.$B$9]" office:value-type="float" office:value="0.28">
            <text:p>0,28</text:p>
          </table:table-cell>
          <table:table-cell table:style-name="ce8" table:formula="of:=NORMDIST([.I72];[.$E$9]+[.$B$9];[.$E$10];0)" office:value-type="float" office:value="0.682091577260705">
            <text:p>0,6821</text:p>
          </table:table-cell>
          <table:table-cell/>
          <table:table-cell table:formula="of:=[.F72]+2*[.$B$9]" office:value-type="float" office:value="2.28">
            <text:p>2,28</text:p>
          </table:table-cell>
          <table:table-cell table:style-name="ce8" table:formula="of:=NORMDIST([.L72];[.$E$9]+2*[.$B$9];[.$E$10];0)" office:value-type="float" office:value="0.682091577260705">
            <text:p>0,6821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/>
          <table:table-cell table:formula="of:=[.$B$2]+([.A73]*[.$B$8])" office:value-type="float" office:value="1.6">
            <text:p>1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3]*2))*[.$B$9]" office:value-type="float" office:value="-1.68">
            <text:p>-1,68</text:p>
          </table:table-cell>
          <table:table-cell table:style-name="ce8" table:formula="of:=NORMDIST([.F73];[.$E$9];[.$E$10];0)" office:value-type="float" office:value="0.650124528168164">
            <text:p>0,6501</text:p>
          </table:table-cell>
          <table:table-cell/>
          <table:table-cell table:formula="of:=[.F73]+[.$B$9]" office:value-type="float" office:value="0.32">
            <text:p>0,32</text:p>
          </table:table-cell>
          <table:table-cell table:style-name="ce8" table:formula="of:=NORMDIST([.I73];[.$E$9]+[.$B$9];[.$E$10];0)" office:value-type="float" office:value="0.650124528168164">
            <text:p>0,6501</text:p>
          </table:table-cell>
          <table:table-cell/>
          <table:table-cell table:formula="of:=[.F73]+2*[.$B$9]" office:value-type="float" office:value="2.32">
            <text:p>2,32</text:p>
          </table:table-cell>
          <table:table-cell table:style-name="ce8" table:formula="of:=NORMDIST([.L73];[.$E$9]+2*[.$B$9];[.$E$10];0)" office:value-type="float" office:value="0.650124528168164">
            <text:p>0,6501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/>
          <table:table-cell table:formula="of:=[.$B$2]+([.A74]*[.$B$8])" office:value-type="float" office:value="1.8">
            <text:p>1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4]*2))*[.$B$9]" office:value-type="float" office:value="-1.64">
            <text:p>-1,64</text:p>
          </table:table-cell>
          <table:table-cell table:style-name="ce8" table:formula="of:=NORMDIST([.F74];[.$E$9];[.$E$10];0)" office:value-type="float" office:value="0.615702520939706">
            <text:p>0,6157</text:p>
          </table:table-cell>
          <table:table-cell/>
          <table:table-cell table:formula="of:=[.F74]+[.$B$9]" office:value-type="float" office:value="0.36">
            <text:p>0,36</text:p>
          </table:table-cell>
          <table:table-cell table:style-name="ce8" table:formula="of:=NORMDIST([.I74];[.$E$9]+[.$B$9];[.$E$10];0)" office:value-type="float" office:value="0.615702520939706">
            <text:p>0,6157</text:p>
          </table:table-cell>
          <table:table-cell/>
          <table:table-cell table:formula="of:=[.F74]+2*[.$B$9]" office:value-type="float" office:value="2.36">
            <text:p>2,36</text:p>
          </table:table-cell>
          <table:table-cell table:style-name="ce8" table:formula="of:=NORMDIST([.L74];[.$E$9]+2*[.$B$9];[.$E$10];0)" office:value-type="float" office:value="0.615702520939706">
            <text:p>0,6157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/>
          <table:table-cell table:formula="of:=[.$B$2]+([.A75]*[.$B$8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5]*2))*[.$B$9]" office:value-type="float" office:value="-1.6">
            <text:p>-1,6</text:p>
          </table:table-cell>
          <table:table-cell table:style-name="ce8" table:formula="of:=NORMDIST([.F75];[.$E$9];[.$E$10];0)" office:value-type="float" office:value="0.579383105522965">
            <text:p>0,5794</text:p>
          </table:table-cell>
          <table:table-cell/>
          <table:table-cell table:formula="of:=[.F75]+[.$B$9]" office:value-type="float" office:value="0.4">
            <text:p>0,4</text:p>
          </table:table-cell>
          <table:table-cell table:style-name="ce8" table:formula="of:=NORMDIST([.I75];[.$E$9]+[.$B$9];[.$E$10];0)" office:value-type="float" office:value="0.579383105522965">
            <text:p>0,5794</text:p>
          </table:table-cell>
          <table:table-cell/>
          <table:table-cell table:formula="of:=[.F75]+2*[.$B$9]" office:value-type="float" office:value="2.4">
            <text:p>2,4</text:p>
          </table:table-cell>
          <table:table-cell table:style-name="ce8" table:formula="of:=NORMDIST([.L75];[.$E$9]+2*[.$B$9];[.$E$10];0)" office:value-type="float" office:value="0.579383105522965">
            <text:p>0,5794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/>
          <table:table-cell table:formula="of:=[.$B$2]+([.A76]*[.$B$8])" office:value-type="float" office:value="2.2">
            <text:p>2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6]*2))*[.$B$9]" office:value-type="float" office:value="-1.56">
            <text:p>-1,56</text:p>
          </table:table-cell>
          <table:table-cell table:style-name="ce8" table:formula="of:=NORMDIST([.F76];[.$E$9];[.$E$10];0)" office:value-type="float" office:value="0.541727943596676">
            <text:p>0,5417</text:p>
          </table:table-cell>
          <table:table-cell/>
          <table:table-cell table:formula="of:=[.F76]+[.$B$9]" office:value-type="float" office:value="0.44">
            <text:p>0,44</text:p>
          </table:table-cell>
          <table:table-cell table:style-name="ce8" table:formula="of:=NORMDIST([.I76];[.$E$9]+[.$B$9];[.$E$10];0)" office:value-type="float" office:value="0.541727943596676">
            <text:p>0,5417</text:p>
          </table:table-cell>
          <table:table-cell/>
          <table:table-cell table:formula="of:=[.F76]+2*[.$B$9]" office:value-type="float" office:value="2.44">
            <text:p>2,44</text:p>
          </table:table-cell>
          <table:table-cell table:style-name="ce8" table:formula="of:=NORMDIST([.L76];[.$E$9]+2*[.$B$9];[.$E$10];0)" office:value-type="float" office:value="0.541727943596676">
            <text:p>0,5417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/>
          <table:table-cell table:formula="of:=[.$B$2]+([.A77]*[.$B$8])" office:value-type="float" office:value="2.4">
            <text:p>2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7]*2))*[.$B$9]" office:value-type="float" office:value="-1.52">
            <text:p>-1,52</text:p>
          </table:table-cell>
          <table:table-cell table:style-name="ce8" table:formula="of:=NORMDIST([.F77];[.$E$9];[.$E$10];0)" office:value-type="float" office:value="0.503288682196234">
            <text:p>0,5033</text:p>
          </table:table-cell>
          <table:table-cell/>
          <table:table-cell table:formula="of:=[.F77]+[.$B$9]" office:value-type="float" office:value="0.48">
            <text:p>0,48</text:p>
          </table:table-cell>
          <table:table-cell table:style-name="ce8" table:formula="of:=NORMDIST([.I77];[.$E$9]+[.$B$9];[.$E$10];0)" office:value-type="float" office:value="0.503288682196234">
            <text:p>0,5033</text:p>
          </table:table-cell>
          <table:table-cell/>
          <table:table-cell table:formula="of:=[.F77]+2*[.$B$9]" office:value-type="float" office:value="2.48">
            <text:p>2,48</text:p>
          </table:table-cell>
          <table:table-cell table:style-name="ce8" table:formula="of:=NORMDIST([.L77];[.$E$9]+2*[.$B$9];[.$E$10];0)" office:value-type="float" office:value="0.503288682196234">
            <text:p>0,5033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/>
          <table:table-cell table:formula="of:=[.$B$2]+([.A78]*[.$B$8])" office:value-type="float" office:value="2.6">
            <text:p>2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8]*2))*[.$B$9]" office:value-type="float" office:value="-1.48">
            <text:p>-1,48</text:p>
          </table:table-cell>
          <table:table-cell table:style-name="ce8" table:formula="of:=NORMDIST([.F78];[.$E$9];[.$E$10];0)" office:value-type="float" office:value="0.464594009486732">
            <text:p>0,4646</text:p>
          </table:table-cell>
          <table:table-cell/>
          <table:table-cell table:formula="of:=[.F78]+[.$B$9]" office:value-type="float" office:value="0.52">
            <text:p>0,52</text:p>
          </table:table-cell>
          <table:table-cell table:style-name="ce8" table:formula="of:=NORMDIST([.I78];[.$E$9]+[.$B$9];[.$E$10];0)" office:value-type="float" office:value="0.464594009486732">
            <text:p>0,4646</text:p>
          </table:table-cell>
          <table:table-cell/>
          <table:table-cell table:formula="of:=[.F78]+2*[.$B$9]" office:value-type="float" office:value="2.52">
            <text:p>2,52</text:p>
          </table:table-cell>
          <table:table-cell table:style-name="ce8" table:formula="of:=NORMDIST([.L78];[.$E$9]+2*[.$B$9];[.$E$10];0)" office:value-type="float" office:value="0.464594009486732">
            <text:p>0,4646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/>
          <table:table-cell table:formula="of:=[.$B$2]+([.A79]*[.$B$8])" office:value-type="float" office:value="2.8">
            <text:p>2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79]*2))*[.$B$9]" office:value-type="float" office:value="-1.44">
            <text:p>-1,44</text:p>
          </table:table-cell>
          <table:table-cell table:style-name="ce8" table:formula="of:=NORMDIST([.F79];[.$E$9];[.$E$10];0)" office:value-type="float" office:value="0.426138293551436">
            <text:p>0,4261</text:p>
          </table:table-cell>
          <table:table-cell/>
          <table:table-cell table:formula="of:=[.F79]+[.$B$9]" office:value-type="float" office:value="0.56">
            <text:p>0,56</text:p>
          </table:table-cell>
          <table:table-cell table:style-name="ce8" table:formula="of:=NORMDIST([.I79];[.$E$9]+[.$B$9];[.$E$10];0)" office:value-type="float" office:value="0.426138293551436">
            <text:p>0,4261</text:p>
          </table:table-cell>
          <table:table-cell/>
          <table:table-cell table:formula="of:=[.F79]+2*[.$B$9]" office:value-type="float" office:value="2.56">
            <text:p>2,56</text:p>
          </table:table-cell>
          <table:table-cell table:style-name="ce8" table:formula="of:=NORMDIST([.L79];[.$E$9]+2*[.$B$9];[.$E$10];0)" office:value-type="float" office:value="0.426138293551436">
            <text:p>0,4261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/>
          <table:table-cell table:formula="of:=[.$B$2]+([.A80]*[.$B$8])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0]*2))*[.$B$9]" office:value-type="float" office:value="-1.4">
            <text:p>-1,4</text:p>
          </table:table-cell>
          <table:table-cell table:style-name="ce8" table:formula="of:=NORMDIST([.F80];[.$E$9];[.$E$10];0)" office:value-type="float" office:value="0.388372109966426">
            <text:p>0,3884</text:p>
          </table:table-cell>
          <table:table-cell/>
          <table:table-cell table:formula="of:=[.F80]+[.$B$9]" office:value-type="float" office:value="0.6">
            <text:p>0,6</text:p>
          </table:table-cell>
          <table:table-cell table:style-name="ce8" table:formula="of:=NORMDIST([.I80];[.$E$9]+[.$B$9];[.$E$10];0)" office:value-type="float" office:value="0.388372109966426">
            <text:p>0,3884</text:p>
          </table:table-cell>
          <table:table-cell/>
          <table:table-cell table:formula="of:=[.F80]+2*[.$B$9]" office:value-type="float" office:value="2.6">
            <text:p>2,6</text:p>
          </table:table-cell>
          <table:table-cell table:style-name="ce8" table:formula="of:=NORMDIST([.L80];[.$E$9]+2*[.$B$9];[.$E$10];0)" office:value-type="float" office:value="0.388372109966426">
            <text:p>0,3884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/>
          <table:table-cell table:formula="of:=[.$B$2]+([.A81]*[.$B$8])" office:value-type="float" office:value="3.2">
            <text:p>3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1]*2))*[.$B$9]" office:value-type="float" office:value="-1.36">
            <text:p>-1,36</text:p>
          </table:table-cell>
          <table:table-cell table:style-name="ce8" table:formula="of:=NORMDIST([.F81];[.$E$9];[.$E$10];0)" office:value-type="float" office:value="0.351694860595325">
            <text:p>0,3517</text:p>
          </table:table-cell>
          <table:table-cell/>
          <table:table-cell table:formula="of:=[.F81]+[.$B$9]" office:value-type="float" office:value="0.64">
            <text:p>0,64</text:p>
          </table:table-cell>
          <table:table-cell table:style-name="ce8" table:formula="of:=NORMDIST([.I81];[.$E$9]+[.$B$9];[.$E$10];0)" office:value-type="float" office:value="0.351694860595325">
            <text:p>0,3517</text:p>
          </table:table-cell>
          <table:table-cell/>
          <table:table-cell table:formula="of:=[.F81]+2*[.$B$9]" office:value-type="float" office:value="2.64">
            <text:p>2,64</text:p>
          </table:table-cell>
          <table:table-cell table:style-name="ce8" table:formula="of:=NORMDIST([.L81];[.$E$9]+2*[.$B$9];[.$E$10];0)" office:value-type="float" office:value="0.351694860595325">
            <text:p>0,3517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/>
          <table:table-cell table:formula="of:=[.$B$2]+([.A82]*[.$B$8])" office:value-type="float" office:value="3.4">
            <text:p>3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2]*2))*[.$B$9]" office:value-type="float" office:value="-1.32">
            <text:p>-1,32</text:p>
          </table:table-cell>
          <table:table-cell table:style-name="ce8" table:formula="of:=NORMDIST([.F82];[.$E$9];[.$E$10];0)" office:value-type="float" office:value="0.316449580740766">
            <text:p>0,3164</text:p>
          </table:table-cell>
          <table:table-cell/>
          <table:table-cell table:formula="of:=[.F82]+[.$B$9]" office:value-type="float" office:value="0.68">
            <text:p>0,68</text:p>
          </table:table-cell>
          <table:table-cell table:style-name="ce8" table:formula="of:=NORMDIST([.I82];[.$E$9]+[.$B$9];[.$E$10];0)" office:value-type="float" office:value="0.316449580740766">
            <text:p>0,3164</text:p>
          </table:table-cell>
          <table:table-cell/>
          <table:table-cell table:formula="of:=[.F82]+2*[.$B$9]" office:value-type="float" office:value="2.68">
            <text:p>2,68</text:p>
          </table:table-cell>
          <table:table-cell table:style-name="ce8" table:formula="of:=NORMDIST([.L82];[.$E$9]+2*[.$B$9];[.$E$10];0)" office:value-type="float" office:value="0.316449580740766">
            <text:p>0,3164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/>
          <table:table-cell table:formula="of:=[.$B$2]+([.A83]*[.$B$8])" office:value-type="float" office:value="3.6">
            <text:p>3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3]*2))*[.$B$9]" office:value-type="float" office:value="-1.28">
            <text:p>-1,28</text:p>
          </table:table-cell>
          <table:table-cell table:style-name="ce8" table:formula="of:=NORMDIST([.F83];[.$E$9];[.$E$10];0)" office:value-type="float" office:value="0.282919930449677">
            <text:p>0,2829</text:p>
          </table:table-cell>
          <table:table-cell/>
          <table:table-cell table:formula="of:=[.F83]+[.$B$9]" office:value-type="float" office:value="0.72">
            <text:p>0,72</text:p>
          </table:table-cell>
          <table:table-cell table:style-name="ce8" table:formula="of:=NORMDIST([.I83];[.$E$9]+[.$B$9];[.$E$10];0)" office:value-type="float" office:value="0.282919930449677">
            <text:p>0,2829</text:p>
          </table:table-cell>
          <table:table-cell/>
          <table:table-cell table:formula="of:=[.F83]+2*[.$B$9]" office:value-type="float" office:value="2.72">
            <text:p>2,72</text:p>
          </table:table-cell>
          <table:table-cell table:style-name="ce8" table:formula="of:=NORMDIST([.L83];[.$E$9]+2*[.$B$9];[.$E$10];0)" office:value-type="float" office:value="0.282919930449677">
            <text:p>0,2829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/>
          <table:table-cell table:formula="of:=[.$B$2]+([.A84]*[.$B$8])" office:value-type="float" office:value="3.8">
            <text:p>3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4]*2))*[.$B$9]" office:value-type="float" office:value="-1.24">
            <text:p>-1,24</text:p>
          </table:table-cell>
          <table:table-cell table:style-name="ce8" table:formula="of:=NORMDIST([.F84];[.$E$9];[.$E$10];0)" office:value-type="float" office:value="0.251329273578176">
            <text:p>0,2513</text:p>
          </table:table-cell>
          <table:table-cell/>
          <table:table-cell table:formula="of:=[.F84]+[.$B$9]" office:value-type="float" office:value="0.76">
            <text:p>0,76</text:p>
          </table:table-cell>
          <table:table-cell table:style-name="ce8" table:formula="of:=NORMDIST([.I84];[.$E$9]+[.$B$9];[.$E$10];0)" office:value-type="float" office:value="0.251329273578176">
            <text:p>0,2513</text:p>
          </table:table-cell>
          <table:table-cell/>
          <table:table-cell table:formula="of:=[.F84]+2*[.$B$9]" office:value-type="float" office:value="2.76">
            <text:p>2,76</text:p>
          </table:table-cell>
          <table:table-cell table:style-name="ce8" table:formula="of:=NORMDIST([.L84];[.$E$9]+2*[.$B$9];[.$E$10];0)" office:value-type="float" office:value="0.251329273578176">
            <text:p>0,2513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/>
          <table:table-cell table:formula="of:=[.$B$2]+([.A85]*[.$B$8])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5]*2))*[.$B$9]" office:value-type="float" office:value="-1.2">
            <text:p>-1,2</text:p>
          </table:table-cell>
          <table:table-cell table:style-name="ce8" table:formula="of:=NORMDIST([.F85];[.$E$9];[.$E$10];0)" office:value-type="float" office:value="0.221841669358911">
            <text:p>0,2218</text:p>
          </table:table-cell>
          <table:table-cell/>
          <table:table-cell table:formula="of:=[.F85]+[.$B$9]" office:value-type="float" office:value="0.8">
            <text:p>0,8</text:p>
          </table:table-cell>
          <table:table-cell table:style-name="ce8" table:formula="of:=NORMDIST([.I85];[.$E$9]+[.$B$9];[.$E$10];0)" office:value-type="float" office:value="0.221841669358911">
            <text:p>0,2218</text:p>
          </table:table-cell>
          <table:table-cell/>
          <table:table-cell table:formula="of:=[.F85]+2*[.$B$9]" office:value-type="float" office:value="2.8">
            <text:p>2,8</text:p>
          </table:table-cell>
          <table:table-cell table:style-name="ce8" table:formula="of:=NORMDIST([.L85];[.$E$9]+2*[.$B$9];[.$E$10];0)" office:value-type="float" office:value="0.221841669358911">
            <text:p>0,2218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/>
          <table:table-cell table:formula="of:=[.$B$2]+([.A86]*[.$B$8])" office:value-type="float" office:value="4.2">
            <text:p>4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6]*2))*[.$B$9]" office:value-type="float" office:value="-1.16">
            <text:p>-1,16</text:p>
          </table:table-cell>
          <table:table-cell table:style-name="ce8" table:formula="of:=NORMDIST([.F86];[.$E$9];[.$E$10];0)" office:value-type="float" office:value="0.194564538662935">
            <text:p>0,1946</text:p>
          </table:table-cell>
          <table:table-cell/>
          <table:table-cell table:formula="of:=[.F86]+[.$B$9]" office:value-type="float" office:value="0.84">
            <text:p>0,84</text:p>
          </table:table-cell>
          <table:table-cell table:style-name="ce8" table:formula="of:=NORMDIST([.I86];[.$E$9]+[.$B$9];[.$E$10];0)" office:value-type="float" office:value="0.194564538662935">
            <text:p>0,1946</text:p>
          </table:table-cell>
          <table:table-cell/>
          <table:table-cell table:formula="of:=[.F86]+2*[.$B$9]" office:value-type="float" office:value="2.84">
            <text:p>2,84</text:p>
          </table:table-cell>
          <table:table-cell table:style-name="ce8" table:formula="of:=NORMDIST([.L86];[.$E$9]+2*[.$B$9];[.$E$10];0)" office:value-type="float" office:value="0.194564538662935">
            <text:p>0,1946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/>
          <table:table-cell table:formula="of:=[.$B$2]+([.A87]*[.$B$8])" office:value-type="float" office:value="4.4">
            <text:p>4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7]*2))*[.$B$9]" office:value-type="float" office:value="-1.12">
            <text:p>-1,12</text:p>
          </table:table-cell>
          <table:table-cell table:style-name="ce8" table:formula="of:=NORMDIST([.F87];[.$E$9];[.$E$10];0)" office:value-type="float" office:value="0.169552722616045">
            <text:p>0,1696</text:p>
          </table:table-cell>
          <table:table-cell/>
          <table:table-cell table:formula="of:=[.F87]+[.$B$9]" office:value-type="float" office:value="0.88">
            <text:p>0,88</text:p>
          </table:table-cell>
          <table:table-cell table:style-name="ce8" table:formula="of:=NORMDIST([.I87];[.$E$9]+[.$B$9];[.$E$10];0)" office:value-type="float" office:value="0.169552722616045">
            <text:p>0,1696</text:p>
          </table:table-cell>
          <table:table-cell/>
          <table:table-cell table:formula="of:=[.F87]+2*[.$B$9]" office:value-type="float" office:value="2.88">
            <text:p>2,88</text:p>
          </table:table-cell>
          <table:table-cell table:style-name="ce8" table:formula="of:=NORMDIST([.L87];[.$E$9]+2*[.$B$9];[.$E$10];0)" office:value-type="float" office:value="0.169552722616045">
            <text:p>0,1696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/>
          <table:table-cell table:formula="of:=[.$B$2]+([.A88]*[.$B$8])" office:value-type="float" office:value="4.6">
            <text:p>4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8]*2))*[.$B$9]" office:value-type="float" office:value="-1.08">
            <text:p>-1,08</text:p>
          </table:table-cell>
          <table:table-cell table:style-name="ce8" table:formula="of:=NORMDIST([.F88];[.$E$9];[.$E$10];0)" office:value-type="float" office:value="0.146813625163314">
            <text:p>0,1468</text:p>
          </table:table-cell>
          <table:table-cell/>
          <table:table-cell table:formula="of:=[.F88]+[.$B$9]" office:value-type="float" office:value="0.92">
            <text:p>0,92</text:p>
          </table:table-cell>
          <table:table-cell table:style-name="ce8" table:formula="of:=NORMDIST([.I88];[.$E$9]+[.$B$9];[.$E$10];0)" office:value-type="float" office:value="0.146813625163314">
            <text:p>0,1468</text:p>
          </table:table-cell>
          <table:table-cell/>
          <table:table-cell table:formula="of:=[.F88]+2*[.$B$9]" office:value-type="float" office:value="2.92">
            <text:p>2,92</text:p>
          </table:table-cell>
          <table:table-cell table:style-name="ce8" table:formula="of:=NORMDIST([.L88];[.$E$9]+2*[.$B$9];[.$E$10];0)" office:value-type="float" office:value="0.146813625163314">
            <text:p>0,1468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/>
          <table:table-cell table:formula="of:=[.$B$2]+([.A89]*[.$B$8])" office:value-type="float" office:value="4.8">
            <text:p>4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89]*2))*[.$B$9]" office:value-type="float" office:value="-1.04">
            <text:p>-1,04</text:p>
          </table:table-cell>
          <table:table-cell table:style-name="ce8" table:formula="of:=NORMDIST([.F89];[.$E$9];[.$E$10];0)" office:value-type="float" office:value="0.126313122870397">
            <text:p>0,1263</text:p>
          </table:table-cell>
          <table:table-cell/>
          <table:table-cell table:formula="of:=[.F89]+[.$B$9]" office:value-type="float" office:value="0.96">
            <text:p>0,96</text:p>
          </table:table-cell>
          <table:table-cell table:style-name="ce8" table:formula="of:=NORMDIST([.I89];[.$E$9]+[.$B$9];[.$E$10];0)" office:value-type="float" office:value="0.126313122870397">
            <text:p>0,1263</text:p>
          </table:table-cell>
          <table:table-cell/>
          <table:table-cell table:formula="of:=[.F89]+2*[.$B$9]" office:value-type="float" office:value="2.96">
            <text:p>2,96</text:p>
          </table:table-cell>
          <table:table-cell table:style-name="ce8" table:formula="of:=NORMDIST([.L89];[.$E$9]+2*[.$B$9];[.$E$10];0)" office:value-type="float" office:value="0.126313122870397">
            <text:p>0,1263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/>
          <table:table-cell table:formula="of:=[.$B$2]+([.A90]*[.$B$8])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0]*2))*[.$B$9]" office:value-type="float" office:value="-1">
            <text:p>-1</text:p>
          </table:table-cell>
          <table:table-cell table:style-name="ce8" table:formula="of:=NORMDIST([.F90];[.$E$9];[.$E$10];0)" office:value-type="float" office:value="0.107981933026376">
            <text:p>0,1080</text:p>
          </table:table-cell>
          <table:table-cell/>
          <table:table-cell table:formula="of:=[.F90]+[.$B$9]" office:value-type="float" office:value="1">
            <text:p>1</text:p>
          </table:table-cell>
          <table:table-cell table:style-name="ce8" table:formula="of:=NORMDIST([.I90];[.$E$9]+[.$B$9];[.$E$10];0)" office:value-type="float" office:value="0.107981933026376">
            <text:p>0,1080</text:p>
          </table:table-cell>
          <table:table-cell/>
          <table:table-cell table:formula="of:=[.F90]+2*[.$B$9]" office:value-type="float" office:value="3">
            <text:p>3</text:p>
          </table:table-cell>
          <table:table-cell table:style-name="ce8" table:formula="of:=NORMDIST([.L90];[.$E$9]+2*[.$B$9];[.$E$10];0)" office:value-type="float" office:value="0.107981933026376">
            <text:p>0,1080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/>
          <table:table-cell table:formula="of:=[.$B$2]+([.A91]*[.$B$8])" office:value-type="float" office:value="5.2">
            <text:p>5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1]*2))*[.$B$9]" office:value-type="float" office:value="-0.96">
            <text:p>-0,96</text:p>
          </table:table-cell>
          <table:table-cell table:style-name="ce8" table:formula="of:=NORMDIST([.F91];[.$E$9];[.$E$10];0)" office:value-type="float" office:value="0.0917221525421098">
            <text:p>0,0917</text:p>
          </table:table-cell>
          <table:table-cell/>
          <table:table-cell table:formula="of:=[.F91]+[.$B$9]" office:value-type="float" office:value="1.04">
            <text:p>1,04</text:p>
          </table:table-cell>
          <table:table-cell table:style-name="ce8" table:formula="of:=NORMDIST([.I91];[.$E$9]+[.$B$9];[.$E$10];0)" office:value-type="float" office:value="0.0917221525421098">
            <text:p>0,0917</text:p>
          </table:table-cell>
          <table:table-cell/>
          <table:table-cell table:formula="of:=[.F91]+2*[.$B$9]" office:value-type="float" office:value="3.04">
            <text:p>3,04</text:p>
          </table:table-cell>
          <table:table-cell table:style-name="ce8" table:formula="of:=NORMDIST([.L91];[.$E$9]+2*[.$B$9];[.$E$10];0)" office:value-type="float" office:value="0.0917221525421098">
            <text:p>0,0917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/>
          <table:table-cell table:formula="of:=[.$B$2]+([.A92]*[.$B$8])" office:value-type="float" office:value="5.4">
            <text:p>5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2]*2))*[.$B$9]" office:value-type="float" office:value="-0.92">
            <text:p>-0,92</text:p>
          </table:table-cell>
          <table:table-cell table:style-name="ce8" table:formula="of:=NORMDIST([.F92];[.$E$9];[.$E$10];0)" office:value-type="float" office:value="0.0774137122949112">
            <text:p>0,0774</text:p>
          </table:table-cell>
          <table:table-cell/>
          <table:table-cell table:formula="of:=[.F92]+[.$B$9]" office:value-type="float" office:value="1.08">
            <text:p>1,08</text:p>
          </table:table-cell>
          <table:table-cell table:style-name="ce8" table:formula="of:=NORMDIST([.I92];[.$E$9]+[.$B$9];[.$E$10];0)" office:value-type="float" office:value="0.0774137122949112">
            <text:p>0,0774</text:p>
          </table:table-cell>
          <table:table-cell/>
          <table:table-cell table:formula="of:=[.F92]+2*[.$B$9]" office:value-type="float" office:value="3.08">
            <text:p>3,08</text:p>
          </table:table-cell>
          <table:table-cell table:style-name="ce8" table:formula="of:=NORMDIST([.L92];[.$E$9]+2*[.$B$9];[.$E$10];0)" office:value-type="float" office:value="0.0774137122949112">
            <text:p>0,0774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/>
          <table:table-cell table:formula="of:=[.$B$2]+([.A93]*[.$B$8])" office:value-type="float" office:value="5.6">
            <text:p>5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3]*2))*[.$B$9]" office:value-type="float" office:value="-0.88">
            <text:p>-0,88</text:p>
          </table:table-cell>
          <table:table-cell table:style-name="ce8" table:formula="of:=NORMDIST([.F93];[.$E$9];[.$E$10];0)" office:value-type="float" office:value="0.0649205312873949">
            <text:p>0,0649</text:p>
          </table:table-cell>
          <table:table-cell/>
          <table:table-cell table:formula="of:=[.F93]+[.$B$9]" office:value-type="float" office:value="1.12">
            <text:p>1,12</text:p>
          </table:table-cell>
          <table:table-cell table:style-name="ce8" table:formula="of:=NORMDIST([.I93];[.$E$9]+[.$B$9];[.$E$10];0)" office:value-type="float" office:value="0.0649205312873949">
            <text:p>0,0649</text:p>
          </table:table-cell>
          <table:table-cell/>
          <table:table-cell table:formula="of:=[.F93]+2*[.$B$9]" office:value-type="float" office:value="3.12">
            <text:p>3,12</text:p>
          </table:table-cell>
          <table:table-cell table:style-name="ce8" table:formula="of:=NORMDIST([.L93];[.$E$9]+2*[.$B$9];[.$E$10];0)" office:value-type="float" office:value="0.0649205312873949">
            <text:p>0,0649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/>
          <table:table-cell table:formula="of:=[.$B$2]+([.A94]*[.$B$8])" office:value-type="float" office:value="5.8">
            <text:p>5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4]*2))*[.$B$9]" office:value-type="float" office:value="-0.84">
            <text:p>-0,84</text:p>
          </table:table-cell>
          <table:table-cell table:style-name="ce8" table:formula="of:=NORMDIST([.F94];[.$E$9];[.$E$10];0)" office:value-type="float" office:value="0.0540961990937635">
            <text:p>0,0541</text:p>
          </table:table-cell>
          <table:table-cell/>
          <table:table-cell table:formula="of:=[.F94]+[.$B$9]" office:value-type="float" office:value="1.16">
            <text:p>1,16</text:p>
          </table:table-cell>
          <table:table-cell table:style-name="ce8" table:formula="of:=NORMDIST([.I94];[.$E$9]+[.$B$9];[.$E$10];0)" office:value-type="float" office:value="0.0540961990937635">
            <text:p>0,0541</text:p>
          </table:table-cell>
          <table:table-cell/>
          <table:table-cell table:formula="of:=[.F94]+2*[.$B$9]" office:value-type="float" office:value="3.16">
            <text:p>3,16</text:p>
          </table:table-cell>
          <table:table-cell table:style-name="ce8" table:formula="of:=NORMDIST([.L94];[.$E$9]+2*[.$B$9];[.$E$10];0)" office:value-type="float" office:value="0.0540961990937635">
            <text:p>0,054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/>
          <table:table-cell table:formula="of:=[.$B$2]+([.A95]*[.$B$8])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5]*2))*[.$B$9]" office:value-type="float" office:value="-0.8">
            <text:p>-0,8</text:p>
          </table:table-cell>
          <table:table-cell table:style-name="ce8" table:formula="of:=NORMDIST([.F95];[.$E$9];[.$E$10];0)" office:value-type="float" office:value="0.0447890605896858">
            <text:p>0,0448</text:p>
          </table:table-cell>
          <table:table-cell/>
          <table:table-cell table:formula="of:=[.F95]+[.$B$9]" office:value-type="float" office:value="1.2">
            <text:p>1,2</text:p>
          </table:table-cell>
          <table:table-cell table:style-name="ce8" table:formula="of:=NORMDIST([.I95];[.$E$9]+[.$B$9];[.$E$10];0)" office:value-type="float" office:value="0.0447890605896858">
            <text:p>0,0448</text:p>
          </table:table-cell>
          <table:table-cell/>
          <table:table-cell table:formula="of:=[.F95]+2*[.$B$9]" office:value-type="float" office:value="3.2">
            <text:p>3,2</text:p>
          </table:table-cell>
          <table:table-cell table:style-name="ce8" table:formula="of:=NORMDIST([.L95];[.$E$9]+2*[.$B$9];[.$E$10];0)" office:value-type="float" office:value="0.0447890605896858">
            <text:p>0,0448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/>
          <table:table-cell table:formula="of:=[.$B$2]+([.A96]*[.$B$8])" office:value-type="float" office:value="6.2">
            <text:p>6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6]*2))*[.$B$9]" office:value-type="float" office:value="-0.76">
            <text:p>-0,76</text:p>
          </table:table-cell>
          <table:table-cell table:style-name="ce8" table:formula="of:=NORMDIST([.F96];[.$E$9];[.$E$10];0)" office:value-type="float" office:value="0.0368466212937241">
            <text:p>0,0368</text:p>
          </table:table-cell>
          <table:table-cell/>
          <table:table-cell table:formula="of:=[.F96]+[.$B$9]" office:value-type="float" office:value="1.24">
            <text:p>1,24</text:p>
          </table:table-cell>
          <table:table-cell table:style-name="ce8" table:formula="of:=NORMDIST([.I96];[.$E$9]+[.$B$9];[.$E$10];0)" office:value-type="float" office:value="0.0368466212937241">
            <text:p>0,0368</text:p>
          </table:table-cell>
          <table:table-cell/>
          <table:table-cell table:formula="of:=[.F96]+2*[.$B$9]" office:value-type="float" office:value="3.24">
            <text:p>3,24</text:p>
          </table:table-cell>
          <table:table-cell table:style-name="ce8" table:formula="of:=NORMDIST([.L96];[.$E$9]+2*[.$B$9];[.$E$10];0)" office:value-type="float" office:value="0.0368466212937241">
            <text:p>0,0368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/>
          <table:table-cell table:formula="of:=[.$B$2]+([.A97]*[.$B$8])" office:value-type="float" office:value="6.4">
            <text:p>6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7]*2))*[.$B$9]" office:value-type="float" office:value="-0.72">
            <text:p>-0,72</text:p>
          </table:table-cell>
          <table:table-cell table:style-name="ce8" table:formula="of:=NORMDIST([.F97];[.$E$9];[.$E$10];0)" office:value-type="float" office:value="0.0301192326547549">
            <text:p>0,0301</text:p>
          </table:table-cell>
          <table:table-cell/>
          <table:table-cell table:formula="of:=[.F97]+[.$B$9]" office:value-type="float" office:value="1.28">
            <text:p>1,28</text:p>
          </table:table-cell>
          <table:table-cell table:style-name="ce8" table:formula="of:=NORMDIST([.I97];[.$E$9]+[.$B$9];[.$E$10];0)" office:value-type="float" office:value="0.0301192326547549">
            <text:p>0,0301</text:p>
          </table:table-cell>
          <table:table-cell/>
          <table:table-cell table:formula="of:=[.F97]+2*[.$B$9]" office:value-type="float" office:value="3.28">
            <text:p>3,28</text:p>
          </table:table-cell>
          <table:table-cell table:style-name="ce8" table:formula="of:=NORMDIST([.L97];[.$E$9]+2*[.$B$9];[.$E$10];0)" office:value-type="float" office:value="0.0301192326547549">
            <text:p>0,0301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/>
          <table:table-cell table:formula="of:=[.$B$2]+([.A98]*[.$B$8])" office:value-type="float" office:value="6.6">
            <text:p>6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8]*2))*[.$B$9]" office:value-type="float" office:value="-0.68">
            <text:p>-0,68</text:p>
          </table:table-cell>
          <table:table-cell table:style-name="ce8" table:formula="of:=NORMDIST([.F98];[.$E$9];[.$E$10];0)" office:value-type="float" office:value="0.0244630527025559">
            <text:p>0,0245</text:p>
          </table:table-cell>
          <table:table-cell/>
          <table:table-cell table:formula="of:=[.F98]+[.$B$9]" office:value-type="float" office:value="1.32">
            <text:p>1,32</text:p>
          </table:table-cell>
          <table:table-cell table:style-name="ce8" table:formula="of:=NORMDIST([.I98];[.$E$9]+[.$B$9];[.$E$10];0)" office:value-type="float" office:value="0.0244630527025559">
            <text:p>0,0245</text:p>
          </table:table-cell>
          <table:table-cell/>
          <table:table-cell table:formula="of:=[.F98]+2*[.$B$9]" office:value-type="float" office:value="3.32">
            <text:p>3,32</text:p>
          </table:table-cell>
          <table:table-cell table:style-name="ce8" table:formula="of:=NORMDIST([.L98];[.$E$9]+2*[.$B$9];[.$E$10];0)" office:value-type="float" office:value="0.0244630527025559">
            <text:p>0,0245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/>
          <table:table-cell table:formula="of:=[.$B$2]+([.A99]*[.$B$8])" office:value-type="float" office:value="6.8">
            <text:p>6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99]*2))*[.$B$9]" office:value-type="float" office:value="-0.64">
            <text:p>-0,64</text:p>
          </table:table-cell>
          <table:table-cell table:style-name="ce8" table:formula="of:=NORMDIST([.F99];[.$E$9];[.$E$10];0)" office:value-type="float" office:value="0.0197423075895023">
            <text:p>0,0197</text:p>
          </table:table-cell>
          <table:table-cell/>
          <table:table-cell table:formula="of:=[.F99]+[.$B$9]" office:value-type="float" office:value="1.36">
            <text:p>1,36</text:p>
          </table:table-cell>
          <table:table-cell table:style-name="ce8" table:formula="of:=NORMDIST([.I99];[.$E$9]+[.$B$9];[.$E$10];0)" office:value-type="float" office:value="0.0197423075895023">
            <text:p>0,0197</text:p>
          </table:table-cell>
          <table:table-cell/>
          <table:table-cell table:formula="of:=[.F99]+2*[.$B$9]" office:value-type="float" office:value="3.36">
            <text:p>3,36</text:p>
          </table:table-cell>
          <table:table-cell table:style-name="ce8" table:formula="of:=NORMDIST([.L99];[.$E$9]+2*[.$B$9];[.$E$10];0)" office:value-type="float" office:value="0.0197423075895023">
            <text:p>0,0197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/>
          <table:table-cell table:formula="of:=[.$B$2]+([.A100]*[.$B$8])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0]*2))*[.$B$9]" office:value-type="float" office:value="-0.6">
            <text:p>-0,6</text:p>
          </table:table-cell>
          <table:table-cell table:style-name="ce8" table:formula="of:=NORMDIST([.F100];[.$E$9];[.$E$10];0)" office:value-type="float" office:value="0.0158309031659599">
            <text:p>0,0158</text:p>
          </table:table-cell>
          <table:table-cell/>
          <table:table-cell table:formula="of:=[.F100]+[.$B$9]" office:value-type="float" office:value="1.4">
            <text:p>1,4</text:p>
          </table:table-cell>
          <table:table-cell table:style-name="ce8" table:formula="of:=NORMDIST([.I100];[.$E$9]+[.$B$9];[.$E$10];0)" office:value-type="float" office:value="0.0158309031659599">
            <text:p>0,0158</text:p>
          </table:table-cell>
          <table:table-cell/>
          <table:table-cell table:formula="of:=[.F100]+2*[.$B$9]" office:value-type="float" office:value="3.4">
            <text:p>3,4</text:p>
          </table:table-cell>
          <table:table-cell table:style-name="ce8" table:formula="of:=NORMDIST([.L100];[.$E$9]+2*[.$B$9];[.$E$10];0)" office:value-type="float" office:value="0.0158309031659599">
            <text:p>0,0158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/>
          <table:table-cell table:formula="of:=[.$B$2]+([.A101]*[.$B$8])" office:value-type="float" office:value="7.2">
            <text:p>7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1]*2))*[.$B$9]" office:value-type="float" office:value="-0.56">
            <text:p>-0,56</text:p>
          </table:table-cell>
          <table:table-cell table:style-name="ce8" table:formula="of:=NORMDIST([.F101];[.$E$9];[.$E$10];0)" office:value-type="float" office:value="0.0126134527925319">
            <text:p>0,0126</text:p>
          </table:table-cell>
          <table:table-cell/>
          <table:table-cell table:formula="of:=[.F101]+[.$B$9]" office:value-type="float" office:value="1.44">
            <text:p>1,44</text:p>
          </table:table-cell>
          <table:table-cell table:style-name="ce8" table:formula="of:=NORMDIST([.I101];[.$E$9]+[.$B$9];[.$E$10];0)" office:value-type="float" office:value="0.0126134527925319">
            <text:p>0,0126</text:p>
          </table:table-cell>
          <table:table-cell/>
          <table:table-cell table:formula="of:=[.F101]+2*[.$B$9]" office:value-type="float" office:value="3.44">
            <text:p>3,44</text:p>
          </table:table-cell>
          <table:table-cell table:style-name="ce8" table:formula="of:=NORMDIST([.L101];[.$E$9]+2*[.$B$9];[.$E$10];0)" office:value-type="float" office:value="0.0126134527925319">
            <text:p>0,0126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/>
          <table:table-cell table:formula="of:=[.$B$2]+([.A102]*[.$B$8])" office:value-type="float" office:value="7.4">
            <text:p>7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2]*2))*[.$B$9]" office:value-type="float" office:value="-0.52">
            <text:p>-0,52</text:p>
          </table:table-cell>
          <table:table-cell table:style-name="ce8" table:formula="of:=NORMDIST([.F102];[.$E$9];[.$E$10];0)" office:value-type="float" office:value="0.00998579842722475">
            <text:p>0,0100</text:p>
          </table:table-cell>
          <table:table-cell/>
          <table:table-cell table:formula="of:=[.F102]+[.$B$9]" office:value-type="float" office:value="1.48">
            <text:p>1,48</text:p>
          </table:table-cell>
          <table:table-cell table:style-name="ce8" table:formula="of:=NORMDIST([.I102];[.$E$9]+[.$B$9];[.$E$10];0)" office:value-type="float" office:value="0.00998579842722475">
            <text:p>0,0100</text:p>
          </table:table-cell>
          <table:table-cell/>
          <table:table-cell table:formula="of:=[.F102]+2*[.$B$9]" office:value-type="float" office:value="3.48">
            <text:p>3,48</text:p>
          </table:table-cell>
          <table:table-cell table:style-name="ce8" table:formula="of:=NORMDIST([.L102];[.$E$9]+2*[.$B$9];[.$E$10];0)" office:value-type="float" office:value="0.00998579842722475">
            <text:p>0,0100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/>
          <table:table-cell table:formula="of:=[.$B$2]+([.A103]*[.$B$8])" office:value-type="float" office:value="7.6">
            <text:p>7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3]*2))*[.$B$9]" office:value-type="float" office:value="-0.48">
            <text:p>-0,48</text:p>
          </table:table-cell>
          <table:table-cell table:style-name="ce8" table:formula="of:=NORMDIST([.F103];[.$E$9];[.$E$10];0)" office:value-type="float" office:value="0.00785510725784956">
            <text:p>0,0079</text:p>
          </table:table-cell>
          <table:table-cell/>
          <table:table-cell table:formula="of:=[.F103]+[.$B$9]" office:value-type="float" office:value="1.52">
            <text:p>1,52</text:p>
          </table:table-cell>
          <table:table-cell table:style-name="ce8" table:formula="of:=NORMDIST([.I103];[.$E$9]+[.$B$9];[.$E$10];0)" office:value-type="float" office:value="0.00785510725784956">
            <text:p>0,0079</text:p>
          </table:table-cell>
          <table:table-cell/>
          <table:table-cell table:formula="of:=[.F103]+2*[.$B$9]" office:value-type="float" office:value="3.52">
            <text:p>3,52</text:p>
          </table:table-cell>
          <table:table-cell table:style-name="ce8" table:formula="of:=NORMDIST([.L103];[.$E$9]+2*[.$B$9];[.$E$10];0)" office:value-type="float" office:value="0.00785510725784956">
            <text:p>0,0079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/>
          <table:table-cell table:formula="of:=[.$B$2]+([.A104]*[.$B$8])" office:value-type="float" office:value="7.8">
            <text:p>7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4]*2))*[.$B$9]" office:value-type="float" office:value="-0.44">
            <text:p>-0,44</text:p>
          </table:table-cell>
          <table:table-cell table:style-name="ce8" table:formula="of:=NORMDIST([.F104];[.$E$9];[.$E$10];0)" office:value-type="float" office:value="0.00613962660220948">
            <text:p>0,0061</text:p>
          </table:table-cell>
          <table:table-cell/>
          <table:table-cell table:formula="of:=[.F104]+[.$B$9]" office:value-type="float" office:value="1.56">
            <text:p>1,56</text:p>
          </table:table-cell>
          <table:table-cell table:style-name="ce8" table:formula="of:=NORMDIST([.I104];[.$E$9]+[.$B$9];[.$E$10];0)" office:value-type="float" office:value="0.00613962660220948">
            <text:p>0,0061</text:p>
          </table:table-cell>
          <table:table-cell/>
          <table:table-cell table:formula="of:=[.F104]+2*[.$B$9]" office:value-type="float" office:value="3.56">
            <text:p>3,56</text:p>
          </table:table-cell>
          <table:table-cell table:style-name="ce8" table:formula="of:=NORMDIST([.L104];[.$E$9]+2*[.$B$9];[.$E$10];0)" office:value-type="float" office:value="0.00613962660220948">
            <text:p>0,0061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/>
          <table:table-cell table:formula="of:=[.$B$2]+([.A105]*[.$B$8])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5]*2))*[.$B$9]" office:value-type="float" office:value="-0.4">
            <text:p>-0,4</text:p>
          </table:table-cell>
          <table:table-cell table:style-name="ce8" table:formula="of:=NORMDIST([.F105];[.$E$9];[.$E$10];0)" office:value-type="float" office:value="0.00476817640292968">
            <text:p>0,0048</text:p>
          </table:table-cell>
          <table:table-cell/>
          <table:table-cell table:formula="of:=[.F105]+[.$B$9]" office:value-type="float" office:value="1.6">
            <text:p>1,6</text:p>
          </table:table-cell>
          <table:table-cell table:style-name="ce8" table:formula="of:=NORMDIST([.I105];[.$E$9]+[.$B$9];[.$E$10];0)" office:value-type="float" office:value="0.00476817640292968">
            <text:p>0,0048</text:p>
          </table:table-cell>
          <table:table-cell/>
          <table:table-cell table:formula="of:=[.F105]+2*[.$B$9]" office:value-type="float" office:value="3.6">
            <text:p>3,6</text:p>
          </table:table-cell>
          <table:table-cell table:style-name="ce8" table:formula="of:=NORMDIST([.L105];[.$E$9]+2*[.$B$9];[.$E$10];0)" office:value-type="float" office:value="0.00476817640292968">
            <text:p>0,0048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/>
          <table:table-cell table:formula="of:=[.$B$2]+([.A106]*[.$B$8])" office:value-type="float" office:value="8.2">
            <text:p>8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6]*2))*[.$B$9]" office:value-type="float" office:value="-0.36">
            <text:p>-0,36</text:p>
          </table:table-cell>
          <table:table-cell table:style-name="ce8" table:formula="of:=NORMDIST([.F106];[.$E$9];[.$E$10];0)" office:value-type="float" office:value="0.00367945236164855">
            <text:p>0,0037</text:p>
          </table:table-cell>
          <table:table-cell/>
          <table:table-cell table:formula="of:=[.F106]+[.$B$9]" office:value-type="float" office:value="1.64">
            <text:p>1,64</text:p>
          </table:table-cell>
          <table:table-cell table:style-name="ce8" table:formula="of:=NORMDIST([.I106];[.$E$9]+[.$B$9];[.$E$10];0)" office:value-type="float" office:value="0.00367945236164855">
            <text:p>0,0037</text:p>
          </table:table-cell>
          <table:table-cell/>
          <table:table-cell table:formula="of:=[.F106]+2*[.$B$9]" office:value-type="float" office:value="3.64">
            <text:p>3,64</text:p>
          </table:table-cell>
          <table:table-cell table:style-name="ce8" table:formula="of:=NORMDIST([.L106];[.$E$9]+2*[.$B$9];[.$E$10];0)" office:value-type="float" office:value="0.00367945236164855">
            <text:p>0,0037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/>
          <table:table-cell table:formula="of:=[.$B$2]+([.A107]*[.$B$8])" office:value-type="float" office:value="8.4">
            <text:p>8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7]*2))*[.$B$9]" office:value-type="float" office:value="-0.32">
            <text:p>-0,32</text:p>
          </table:table-cell>
          <table:table-cell table:style-name="ce8" table:formula="of:=NORMDIST([.F107];[.$E$9];[.$E$10];0)" office:value-type="float" office:value="0.00282120451388276">
            <text:p>0,0028</text:p>
          </table:table-cell>
          <table:table-cell/>
          <table:table-cell table:formula="of:=[.F107]+[.$B$9]" office:value-type="float" office:value="1.68">
            <text:p>1,68</text:p>
          </table:table-cell>
          <table:table-cell table:style-name="ce8" table:formula="of:=NORMDIST([.I107];[.$E$9]+[.$B$9];[.$E$10];0)" office:value-type="float" office:value="0.00282120451388276">
            <text:p>0,0028</text:p>
          </table:table-cell>
          <table:table-cell/>
          <table:table-cell table:formula="of:=[.F107]+2*[.$B$9]" office:value-type="float" office:value="3.68">
            <text:p>3,68</text:p>
          </table:table-cell>
          <table:table-cell table:style-name="ce8" table:formula="of:=NORMDIST([.L107];[.$E$9]+2*[.$B$9];[.$E$10];0)" office:value-type="float" office:value="0.00282120451388276">
            <text:p>0,0028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/>
          <table:table-cell table:formula="of:=[.$B$2]+([.A108]*[.$B$8])" office:value-type="float" office:value="8.6">
            <text:p>8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8]*2))*[.$B$9]" office:value-type="float" office:value="-0.28">
            <text:p>-0,28</text:p>
          </table:table-cell>
          <table:table-cell table:style-name="ce8" table:formula="of:=NORMDIST([.F108];[.$E$9];[.$E$10];0)" office:value-type="float" office:value="0.00214934668030747">
            <text:p>0,0021</text:p>
          </table:table-cell>
          <table:table-cell/>
          <table:table-cell table:formula="of:=[.F108]+[.$B$9]" office:value-type="float" office:value="1.72">
            <text:p>1,72</text:p>
          </table:table-cell>
          <table:table-cell table:style-name="ce8" table:formula="of:=NORMDIST([.I108];[.$E$9]+[.$B$9];[.$E$10];0)" office:value-type="float" office:value="0.00214934668030747">
            <text:p>0,0021</text:p>
          </table:table-cell>
          <table:table-cell/>
          <table:table-cell table:formula="of:=[.F108]+2*[.$B$9]" office:value-type="float" office:value="3.72">
            <text:p>3,72</text:p>
          </table:table-cell>
          <table:table-cell table:style-name="ce8" table:formula="of:=NORMDIST([.L108];[.$E$9]+2*[.$B$9];[.$E$10];0)" office:value-type="float" office:value="0.00214934668030747">
            <text:p>0,0021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/>
          <table:table-cell table:formula="of:=[.$B$2]+([.A109]*[.$B$8])" office:value-type="float" office:value="8.8">
            <text:p>8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09]*2))*[.$B$9]" office:value-type="float" office:value="-0.24">
            <text:p>-0,24</text:p>
          </table:table-cell>
          <table:table-cell table:style-name="ce8" table:formula="of:=NORMDIST([.F109];[.$E$9];[.$E$10];0)" office:value-type="float" office:value="0.00162704246216361">
            <text:p>0,0016</text:p>
          </table:table-cell>
          <table:table-cell/>
          <table:table-cell table:formula="of:=[.F109]+[.$B$9]" office:value-type="float" office:value="1.76">
            <text:p>1,76</text:p>
          </table:table-cell>
          <table:table-cell table:style-name="ce8" table:formula="of:=NORMDIST([.I109];[.$E$9]+[.$B$9];[.$E$10];0)" office:value-type="float" office:value="0.00162704246216361">
            <text:p>0,0016</text:p>
          </table:table-cell>
          <table:table-cell/>
          <table:table-cell table:formula="of:=[.F109]+2*[.$B$9]" office:value-type="float" office:value="3.76">
            <text:p>3,76</text:p>
          </table:table-cell>
          <table:table-cell table:style-name="ce8" table:formula="of:=NORMDIST([.L109];[.$E$9]+2*[.$B$9];[.$E$10];0)" office:value-type="float" office:value="0.00162704246216361">
            <text:p>0,0016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/>
          <table:table-cell table:formula="of:=[.$B$2]+([.A110]*[.$B$8])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10]*2))*[.$B$9]" office:value-type="float" office:value="-0.2">
            <text:p>-0,2</text:p>
          </table:table-cell>
          <table:table-cell table:style-name="ce8" table:formula="of:=NORMDIST([.F110];[.$E$9];[.$E$10];0)" office:value-type="float" office:value="0.00122380386022754">
            <text:p>0,0012</text:p>
          </table:table-cell>
          <table:table-cell/>
          <table:table-cell table:formula="of:=[.F110]+[.$B$9]" office:value-type="float" office:value="1.8">
            <text:p>1,8</text:p>
          </table:table-cell>
          <table:table-cell table:style-name="ce8" table:formula="of:=NORMDIST([.I110];[.$E$9]+[.$B$9];[.$E$10];0)" office:value-type="float" office:value="0.00122380386022754">
            <text:p>0,0012</text:p>
          </table:table-cell>
          <table:table-cell/>
          <table:table-cell table:formula="of:=[.F110]+2*[.$B$9]" office:value-type="float" office:value="3.8">
            <text:p>3,8</text:p>
          </table:table-cell>
          <table:table-cell table:style-name="ce8" table:formula="of:=NORMDIST([.L110];[.$E$9]+2*[.$B$9];[.$E$10];0)" office:value-type="float" office:value="0.00122380386022754">
            <text:p>0,0012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/>
          <table:table-cell table:formula="of:=[.$B$2]+([.A111]*[.$B$8])" office:value-type="float" office:value="9.2">
            <text:p>9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11]*2))*[.$B$9]" office:value-type="float" office:value="-0.16">
            <text:p>-0,16</text:p>
          </table:table-cell>
          <table:table-cell table:style-name="ce8" table:formula="of:=NORMDIST([.F111];[.$E$9];[.$E$10];0)" office:value-type="float" office:value="0.000914629628119715">
            <text:p>0,0009</text:p>
          </table:table-cell>
          <table:table-cell/>
          <table:table-cell table:formula="of:=[.F111]+[.$B$9]" office:value-type="float" office:value="1.84">
            <text:p>1,84</text:p>
          </table:table-cell>
          <table:table-cell table:style-name="ce8" table:formula="of:=NORMDIST([.I111];[.$E$9]+[.$B$9];[.$E$10];0)" office:value-type="float" office:value="0.000914629628119715">
            <text:p>0,0009</text:p>
          </table:table-cell>
          <table:table-cell/>
          <table:table-cell table:formula="of:=[.F111]+2*[.$B$9]" office:value-type="float" office:value="3.84">
            <text:p>3,84</text:p>
          </table:table-cell>
          <table:table-cell table:style-name="ce8" table:formula="of:=NORMDIST([.L111];[.$E$9]+2*[.$B$9];[.$E$10];0)" office:value-type="float" office:value="0.000914629628119715">
            <text:p>0,0009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/>
          <table:table-cell table:formula="of:=[.$B$2]+([.A112]*[.$B$8])" office:value-type="float" office:value="9.4">
            <text:p>9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12]*2))*[.$B$9]" office:value-type="float" office:value="-0.12">
            <text:p>-0,12</text:p>
          </table:table-cell>
          <table:table-cell table:style-name="ce8" table:formula="of:=NORMDIST([.F112];[.$E$9];[.$E$10];0)" office:value-type="float" office:value="0.00067920242496731">
            <text:p>0,0007</text:p>
          </table:table-cell>
          <table:table-cell/>
          <table:table-cell table:formula="of:=[.F112]+[.$B$9]" office:value-type="float" office:value="1.88">
            <text:p>1,88</text:p>
          </table:table-cell>
          <table:table-cell table:style-name="ce8" table:formula="of:=NORMDIST([.I112];[.$E$9]+[.$B$9];[.$E$10];0)" office:value-type="float" office:value="0.00067920242496731">
            <text:p>0,0007</text:p>
          </table:table-cell>
          <table:table-cell/>
          <table:table-cell table:formula="of:=[.F112]+2*[.$B$9]" office:value-type="float" office:value="3.88">
            <text:p>3,88</text:p>
          </table:table-cell>
          <table:table-cell table:style-name="ce8" table:formula="of:=NORMDIST([.L112];[.$E$9]+2*[.$B$9];[.$E$10];0)" office:value-type="float" office:value="0.00067920242496731">
            <text:p>0,0007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/>
          <table:table-cell table:formula="of:=[.$B$2]+([.A113]*[.$B$8])" office:value-type="float" office:value="9.6">
            <text:p>9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13]*2))*[.$B$9]" office:value-type="float" office:value="-0.0800000000000001">
            <text:p>-0,08</text:p>
          </table:table-cell>
          <table:table-cell table:style-name="ce8" table:formula="of:=NORMDIST([.F113];[.$E$9];[.$E$10];0)" office:value-type="float" office:value="0.000501156889781722">
            <text:p>0,0005</text:p>
          </table:table-cell>
          <table:table-cell/>
          <table:table-cell table:formula="of:=[.F113]+[.$B$9]" office:value-type="float" office:value="1.92">
            <text:p>1,92</text:p>
          </table:table-cell>
          <table:table-cell table:style-name="ce8" table:formula="of:=NORMDIST([.I113];[.$E$9]+[.$B$9];[.$E$10];0)" office:value-type="float" office:value="0.000501156889781722">
            <text:p>0,0005</text:p>
          </table:table-cell>
          <table:table-cell/>
          <table:table-cell table:formula="of:=[.F113]+2*[.$B$9]" office:value-type="float" office:value="3.92">
            <text:p>3,92</text:p>
          </table:table-cell>
          <table:table-cell table:style-name="ce8" table:formula="of:=NORMDIST([.L113];[.$E$9]+2*[.$B$9];[.$E$10];0)" office:value-type="float" office:value="0.000501156889781722">
            <text:p>0,0005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/>
          <table:table-cell table:formula="of:=[.$B$2]+([.A114]*[.$B$8])" office:value-type="float" office:value="9.8">
            <text:p>9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14]*2))*[.$B$9]" office:value-type="float" office:value="-0.04">
            <text:p>-0,04</text:p>
          </table:table-cell>
          <table:table-cell table:style-name="ce8" table:formula="of:=NORMDIST([.F114];[.$E$9];[.$E$10];0)" office:value-type="float" office:value="0.000367424996004914">
            <text:p>0,0004</text:p>
          </table:table-cell>
          <table:table-cell/>
          <table:table-cell table:formula="of:=[.F114]+[.$B$9]" office:value-type="float" office:value="1.96">
            <text:p>1,96</text:p>
          </table:table-cell>
          <table:table-cell table:style-name="ce8" table:formula="of:=NORMDIST([.I114];[.$E$9]+[.$B$9];[.$E$10];0)" office:value-type="float" office:value="0.000367424996004914">
            <text:p>0,0004</text:p>
          </table:table-cell>
          <table:table-cell/>
          <table:table-cell table:formula="of:=[.F114]+2*[.$B$9]" office:value-type="float" office:value="3.96">
            <text:p>3,96</text:p>
          </table:table-cell>
          <table:table-cell table:style-name="ce8" table:formula="of:=NORMDIST([.L114];[.$E$9]+2*[.$B$9];[.$E$10];0)" office:value-type="float" office:value="0.000367424996004914">
            <text:p>0,0004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.$B$2]+([.A115]*[.$B$8])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1+([.A115]*2))*[.$B$9]" office:value-type="float" office:value="0">
            <text:p>0</text:p>
          </table:table-cell>
          <table:table-cell table:style-name="ce8" table:formula="of:=NORMDIST([.F115];[.$E$9];[.$E$10];0)" office:value-type="float" office:value="0.000267660451529771">
            <text:p>0,0003</text:p>
          </table:table-cell>
          <table:table-cell/>
          <table:table-cell table:formula="of:=[.F115]+[.$B$9]" office:value-type="float" office:value="2">
            <text:p>2</text:p>
          </table:table-cell>
          <table:table-cell table:style-name="ce8" table:formula="of:=NORMDIST([.I115];[.$E$9]+[.$B$9];[.$E$10];0)" office:value-type="float" office:value="0.000267660451529771">
            <text:p>0,0003</text:p>
          </table:table-cell>
          <table:table-cell/>
          <table:table-cell table:formula="of:=[.F115]+2*[.$B$9]" office:value-type="float" office:value="4">
            <text:p>4</text:p>
          </table:table-cell>
          <table:table-cell table:style-name="ce8" table:formula="of:=NORMDIST([.L115];[.$E$9]+2*[.$B$9];[.$E$10];0)" office:value-type="float" office:value="0.000267660451529771">
            <text:p>0,0003</text:p>
          </table:table-cell>
        </table:table-row>
        <table:table-row table:style-name="ro1" table:number-rows-repeated="11">
          <table:table-cell table:number-columns-repeated="4"/>
          <table:table-cell table:style-name="Default"/>
          <table:table-cell/>
          <table:table-cell table:style-name="ce8"/>
          <table:table-cell table:number-columns-repeated="6"/>
        </table:table-row>
        <table:table-row table:style-name="ro1" table:number-rows-repeated="104844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utation bias_trial" table:style-name="ta1">
        <table:shapes>
          <draw:frame draw:z-index="0" draw:style-name="gr1" svg:width="20.773cm" svg:height="12.591cm" svg:x="31.72cm" svg:y="7.786cm">
            <draw:object draw:notify-on-update-of-ranges="'mutation bias_trial'.C15:'mutation bias_trial'.C115 'mutation bias_trial'.D14:'mutation bias_trial'.D14 'mutation bias_trial'.D15:'mutation bias_trial'.D115 'mutation bias_trial'.F15:'mutation bias_trial'.F115 'mutation bias_trial'.G14:'mutation bias_trial'.G14 'mutation bias_trial'.G15:'mutation bias_trial'.G115 'mutation bias_trial'.I15:'mutation bias_trial'.I115 'mutation bias_trial'.J14:'mutation bias_trial'.J14 'mutation bias_trial'.J15:'mutation bias_trial'.J1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773cm" svg:height="12.591cm" svg:x="15.195cm" svg:y="2.137cm">
            <draw:object draw:notify-on-update-of-ranges="'mutation bias_trial'.C15:'mutation bias_trial'.C115 'mutation bias_trial'.D14:'mutation bias_trial'.D14 'mutation bias_trial'.D15:'mutation bias_trial'.D115 'mutation bias_trial'.F15:'mutation bias_trial'.F115 'mutation bias_trial'.G14:'mutation bias_trial'.G14 'mutation bias_trial'.G15:'mutation bias_trial'.G115 'mutation bias_trial'.I15:'mutation bias_trial'.I115 'mutation bias_trial'.J14:'mutation bias_trial'.J14 'mutation bias_trial'.J15:'mutation bias_trial'.J115 'mutation bias_trial'.L15:'mutation bias_trial'.L115 'mutation bias_trial'.M14:'mutation bias_trial'.M14 'mutation bias_trial'.M15:'mutation bias_trial'.M1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2" table:number-columns-repeated="8" table:default-cell-style-name="Default"/>
        <table:table-row table:style-name="ro1">
          <table:table-cell table:style-name="ce6" office:value-type="string" table:number-columns-spanned="5" table:number-rows-spanned="1">
            <text:p>Change these numbers to see the result!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style-name="ce2" office:value-type="string">
            <text:p>min </text:p>
          </table:table-cell>
          <table:table-cell office:value-type="float" office:value="-10">
            <text:p>-10</text:p>
          </table:table-cell>
          <table:table-cell/>
          <table:table-cell table:style-name="ce2" office:value-type="string">
            <text:p>mean</text:p>
          </table:table-cell>
          <table:table-cell table:style-name="ce9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office:value-type="float" office:value="10">
            <text:p>10</text:p>
          </table:table-cell>
          <table:table-cell/>
          <table:table-cell table:style-name="ce2" office:value-type="string">
            <text:p>parts</text:p>
          </table:table-cell>
          <table:table-cell table:style-name="ce9" office:value-type="float" office:value="0.1">
            <text:p>0,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table:style-name="ce6" office:value-type="string" table:number-columns-spanned="6" table:number-rows-spanned="1">
            <text:p>Derived numbers! Do not change!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office:value-type="string">
            <text:p>difference</text:p>
          </table:table-cell>
          <table:table-cell table:formula="of:=[.B3]-[.B2]"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stdev</text:p>
          </table:table-cell>
          <table:table-cell table:formula="of:=[.E3]*[.B8]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nice grap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table:number-columns-spanned="2" table:number-rows-spanned="1">
            <text:p>data span</text:p>
          </table:table-cell>
          <table:covered-table-cell/>
          <table:table-cell/>
          <table:table-cell table:style-name="ce6" office:value-type="string" table:number-columns-spanned="2" table:number-rows-spanned="1">
            <text:p>1st normal curve</text:p>
          </table:table-cell>
          <table:covered-table-cell/>
          <table:table-cell/>
          <table:table-cell table:style-name="ce6" office:value-type="string" table:number-columns-spanned="2" table:number-rows-spanned="1">
            <text:p>2nd normal curve</text:p>
          </table:table-cell>
          <table:covered-table-cell/>
          <table:table-cell/>
          <table:table-cell table:style-name="ce6" office:value-type="string" table:number-columns-spanned="2" table:number-rows-spanned="1">
            <text:p>3th <text:s/>normal curve</text:p>
          </table:table-cell>
          <table:covered-table-cell/>
        </table:table-row>
        <table:table-row table:style-name="ro1">
          <table:table-cell office:value-type="string">
            <text:p>range</text:p>
          </table:table-cell>
          <table:table-cell/>
          <table:table-cell office:value-type="string">
            <text:p>range</text:p>
          </table:table-cell>
          <table:table-cell office:value-type="string">
            <text:p>zeros</text:p>
          </table:table-cell>
          <table:table-cell table:style-name="Default"/>
          <table:table-cell office:value-type="string">
            <text:p>data</text:p>
          </table:table-cell>
          <table:table-cell table:style-name="ce8" office:value-type="string">
            <text:p>normal</text:p>
          </table:table-cell>
          <table:table-cell/>
          <table:table-cell office:value-type="string">
            <text:p>data2</text:p>
          </table:table-cell>
          <table:table-cell office:value-type="string">
            <text:p>normal2</text:p>
          </table:table-cell>
          <table:table-cell/>
          <table:table-cell office:value-type="string">
            <text:p>data3</text:p>
          </table:table-cell>
          <table:table-cell office:value-type="string">
            <text:p>normal3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[.$B$2]+([.A15]*[.$B$8])"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5])*[.$B$9]*[.$B$11]" office:value-type="float" office:value="-6">
            <text:p>-6</text:p>
          </table:table-cell>
          <table:table-cell table:style-name="ce8" table:formula="of:=NORMDIST([.F15];[.$E$2];[.$B$9];0)" office:value-type="float" office:value="0.002215924205969">
            <text:p>0,0022</text:p>
          </table:table-cell>
          <table:table-cell/>
          <table:table-cell table:formula="of:=[.F15]+[.$B$9]" office:value-type="float" office:value="-4">
            <text:p>-4</text:p>
          </table:table-cell>
          <table:table-cell table:style-name="ce8" table:formula="of:=NORMDIST([.I15];[.$E$2]+[.$B$9];[.$B$9];0)" office:value-type="float" office:value="0.002215924205969">
            <text:p>0,0022</text:p>
          </table:table-cell>
          <table:table-cell/>
          <table:table-cell table:formula="of:=[.F15]+2*[.$B$9]" office:value-type="float" office:value="-2">
            <text:p>-2</text:p>
          </table:table-cell>
          <table:table-cell table:style-name="ce8" table:formula="of:=NORMDIST([.L15];[.$E$2]+2*[.$B$9];[.$B$9];0)" office:value-type="float" office:value="0.002215924205969">
            <text:p>0,0022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/>
          <table:table-cell table:formula="of:=[.$B$2]+([.A16]*[.$B$8])" office:value-type="float" office:value="-9.8">
            <text:p>-9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6])*[.$B$9]*[.$B$11]" office:value-type="float" office:value="-5.88">
            <text:p>-5,88</text:p>
          </table:table-cell>
          <table:table-cell table:style-name="ce8" table:formula="of:=NORMDIST([.F16];[.$E$2];[.$B$9];0)" office:value-type="float" office:value="0.00264817193265551">
            <text:p>0,0026</text:p>
          </table:table-cell>
          <table:table-cell/>
          <table:table-cell table:formula="of:=[.F16]+[.$B$9]" office:value-type="float" office:value="-3.88">
            <text:p>-3,88</text:p>
          </table:table-cell>
          <table:table-cell table:style-name="ce8" table:formula="of:=NORMDIST([.I16];[.$E$2]+[.$B$9];[.$B$9];0)" office:value-type="float" office:value="0.00264817193265551">
            <text:p>0,0026</text:p>
          </table:table-cell>
          <table:table-cell/>
          <table:table-cell table:formula="of:=[.F16]+2*[.$B$9]" office:value-type="float" office:value="-1.88">
            <text:p>-1,88</text:p>
          </table:table-cell>
          <table:table-cell table:style-name="ce8" table:formula="of:=NORMDIST([.L16];[.$E$2]+2*[.$B$9];[.$B$9];0)" office:value-type="float" office:value="0.00264817193265551">
            <text:p>0,0026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/>
          <table:table-cell table:formula="of:=[.$B$2]+([.A17]*[.$B$8])" office:value-type="float" office:value="-9.6">
            <text:p>-9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7])*[.$B$9]*[.$B$11]" office:value-type="float" office:value="-5.76">
            <text:p>-5,76</text:p>
          </table:table-cell>
          <table:table-cell table:style-name="ce8" table:formula="of:=NORMDIST([.F17];[.$E$2];[.$B$9];0)" office:value-type="float" office:value="0.00315336319813296">
            <text:p>0,0032</text:p>
          </table:table-cell>
          <table:table-cell/>
          <table:table-cell table:formula="of:=[.F17]+[.$B$9]" office:value-type="float" office:value="-3.76">
            <text:p>-3,76</text:p>
          </table:table-cell>
          <table:table-cell table:style-name="ce8" table:formula="of:=NORMDIST([.I17];[.$E$2]+[.$B$9];[.$B$9];0)" office:value-type="float" office:value="0.00315336319813296">
            <text:p>0,0032</text:p>
          </table:table-cell>
          <table:table-cell/>
          <table:table-cell table:formula="of:=[.F17]+2*[.$B$9]" office:value-type="float" office:value="-1.76">
            <text:p>-1,76</text:p>
          </table:table-cell>
          <table:table-cell table:style-name="ce8" table:formula="of:=NORMDIST([.L17];[.$E$2]+2*[.$B$9];[.$B$9];0)" office:value-type="float" office:value="0.00315336319813296">
            <text:p>0,0032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/>
          <table:table-cell table:formula="of:=[.$B$2]+([.A18]*[.$B$8])" office:value-type="float" office:value="-9.4">
            <text:p>-9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8])*[.$B$9]*[.$B$11]" office:value-type="float" office:value="-5.64">
            <text:p>-5,64</text:p>
          </table:table-cell>
          <table:table-cell table:style-name="ce8" table:formula="of:=NORMDIST([.F18];[.$E$2];[.$B$9];0)" office:value-type="float" office:value="0.00374143626289028">
            <text:p>0,0037</text:p>
          </table:table-cell>
          <table:table-cell/>
          <table:table-cell table:formula="of:=[.F18]+[.$B$9]" office:value-type="float" office:value="-3.64">
            <text:p>-3,64</text:p>
          </table:table-cell>
          <table:table-cell table:style-name="ce8" table:formula="of:=NORMDIST([.I18];[.$E$2]+[.$B$9];[.$B$9];0)" office:value-type="float" office:value="0.00374143626289028">
            <text:p>0,0037</text:p>
          </table:table-cell>
          <table:table-cell/>
          <table:table-cell table:formula="of:=[.F18]+2*[.$B$9]" office:value-type="float" office:value="-1.64">
            <text:p>-1,64</text:p>
          </table:table-cell>
          <table:table-cell table:style-name="ce8" table:formula="of:=NORMDIST([.L18];[.$E$2]+2*[.$B$9];[.$B$9];0)" office:value-type="float" office:value="0.00374143626289028">
            <text:p>0,0037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/>
          <table:table-cell table:formula="of:=[.$B$2]+([.A19]*[.$B$8])" office:value-type="float" office:value="-9.2">
            <text:p>-9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9])*[.$B$9]*[.$B$11]" office:value-type="float" office:value="-5.52">
            <text:p>-5,52</text:p>
          </table:table-cell>
          <table:table-cell table:style-name="ce8" table:formula="of:=NORMDIST([.F19];[.$E$2];[.$B$9];0)" office:value-type="float" office:value="0.00442322719911861">
            <text:p>0,0044</text:p>
          </table:table-cell>
          <table:table-cell/>
          <table:table-cell table:formula="of:=[.F19]+[.$B$9]" office:value-type="float" office:value="-3.52">
            <text:p>-3,52</text:p>
          </table:table-cell>
          <table:table-cell table:style-name="ce8" table:formula="of:=NORMDIST([.I19];[.$E$2]+[.$B$9];[.$B$9];0)" office:value-type="float" office:value="0.00442322719911861">
            <text:p>0,0044</text:p>
          </table:table-cell>
          <table:table-cell/>
          <table:table-cell table:formula="of:=[.F19]+2*[.$B$9]" office:value-type="float" office:value="-1.52">
            <text:p>-1,52</text:p>
          </table:table-cell>
          <table:table-cell table:style-name="ce8" table:formula="of:=NORMDIST([.L19];[.$E$2]+2*[.$B$9];[.$B$9];0)" office:value-type="float" office:value="0.00442322719911861">
            <text:p>0,0044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/>
          <table:table-cell table:formula="of:=[.$B$2]+([.A20]*[.$B$8])" office:value-type="float" office:value="-9">
            <text:p>-9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0])*[.$B$9]*[.$B$11]" office:value-type="float" office:value="-5.4">
            <text:p>-5,4</text:p>
          </table:table-cell>
          <table:table-cell table:style-name="ce8" table:formula="of:=NORMDIST([.F20];[.$E$2];[.$B$9];0)" office:value-type="float" office:value="0.0052104674072113">
            <text:p>0,0052</text:p>
          </table:table-cell>
          <table:table-cell/>
          <table:table-cell table:formula="of:=[.F20]+[.$B$9]" office:value-type="float" office:value="-3.4">
            <text:p>-3,4</text:p>
          </table:table-cell>
          <table:table-cell table:style-name="ce8" table:formula="of:=NORMDIST([.I20];[.$E$2]+[.$B$9];[.$B$9];0)" office:value-type="float" office:value="0.0052104674072113">
            <text:p>0,0052</text:p>
          </table:table-cell>
          <table:table-cell/>
          <table:table-cell table:formula="of:=[.F20]+2*[.$B$9]" office:value-type="float" office:value="-1.4">
            <text:p>-1,4</text:p>
          </table:table-cell>
          <table:table-cell table:style-name="ce8" table:formula="of:=NORMDIST([.L20];[.$E$2]+2*[.$B$9];[.$B$9];0)" office:value-type="float" office:value="0.0052104674072113">
            <text:p>0,0052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/>
          <table:table-cell table:formula="of:=[.$B$2]+([.A21]*[.$B$8])" office:value-type="float" office:value="-8.8">
            <text:p>-8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1])*[.$B$9]*[.$B$11]" office:value-type="float" office:value="-5.28">
            <text:p>-5,28</text:p>
          </table:table-cell>
          <table:table-cell table:style-name="ce8" table:formula="of:=NORMDIST([.F21];[.$E$2];[.$B$9];0)" office:value-type="float" office:value="0.00611576317563899">
            <text:p>0,0061</text:p>
          </table:table-cell>
          <table:table-cell/>
          <table:table-cell table:formula="of:=[.F21]+[.$B$9]" office:value-type="float" office:value="-3.28">
            <text:p>-3,28</text:p>
          </table:table-cell>
          <table:table-cell table:style-name="ce8" table:formula="of:=NORMDIST([.I21];[.$E$2]+[.$B$9];[.$B$9];0)" office:value-type="float" office:value="0.00611576317563899">
            <text:p>0,0061</text:p>
          </table:table-cell>
          <table:table-cell/>
          <table:table-cell table:formula="of:=[.F21]+2*[.$B$9]" office:value-type="float" office:value="-1.28">
            <text:p>-1,28</text:p>
          </table:table-cell>
          <table:table-cell table:style-name="ce8" table:formula="of:=NORMDIST([.L21];[.$E$2]+2*[.$B$9];[.$B$9];0)" office:value-type="float" office:value="0.00611576317563899">
            <text:p>0,0061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/>
          <table:table-cell table:formula="of:=[.$B$2]+([.A22]*[.$B$8])" office:value-type="float" office:value="-8.6">
            <text:p>-8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2])*[.$B$9]*[.$B$11]" office:value-type="float" office:value="-5.16">
            <text:p>-5,16</text:p>
          </table:table-cell>
          <table:table-cell table:style-name="ce8" table:formula="of:=NORMDIST([.F22];[.$E$2];[.$B$9];0)" office:value-type="float" office:value="0.00715255449707485">
            <text:p>0,0072</text:p>
          </table:table-cell>
          <table:table-cell/>
          <table:table-cell table:formula="of:=[.F22]+[.$B$9]" office:value-type="float" office:value="-3.16">
            <text:p>-3,16</text:p>
          </table:table-cell>
          <table:table-cell table:style-name="ce8" table:formula="of:=NORMDIST([.I22];[.$E$2]+[.$B$9];[.$B$9];0)" office:value-type="float" office:value="0.00715255449707485">
            <text:p>0,0072</text:p>
          </table:table-cell>
          <table:table-cell/>
          <table:table-cell table:formula="of:=[.F22]+2*[.$B$9]" office:value-type="float" office:value="-1.16">
            <text:p>-1,16</text:p>
          </table:table-cell>
          <table:table-cell table:style-name="ce8" table:formula="of:=NORMDIST([.L22];[.$E$2]+2*[.$B$9];[.$B$9];0)" office:value-type="float" office:value="0.00715255449707485">
            <text:p>0,0072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/>
          <table:table-cell table:formula="of:=[.$B$2]+([.A23]*[.$B$8])" office:value-type="float" office:value="-8.4">
            <text:p>-8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3])*[.$B$9]*[.$B$11]" office:value-type="float" office:value="-5.04">
            <text:p>-5,04</text:p>
          </table:table-cell>
          <table:table-cell table:style-name="ce8" table:formula="of:=NORMDIST([.F23];[.$E$2];[.$B$9];0)" office:value-type="float" office:value="0.00833505041869053">
            <text:p>0,0083</text:p>
          </table:table-cell>
          <table:table-cell/>
          <table:table-cell table:formula="of:=[.F23]+[.$B$9]" office:value-type="float" office:value="-3.04">
            <text:p>-3,04</text:p>
          </table:table-cell>
          <table:table-cell table:style-name="ce8" table:formula="of:=NORMDIST([.I23];[.$E$2]+[.$B$9];[.$B$9];0)" office:value-type="float" office:value="0.00833505041869053">
            <text:p>0,0083</text:p>
          </table:table-cell>
          <table:table-cell/>
          <table:table-cell table:formula="of:=[.F23]+2*[.$B$9]" office:value-type="float" office:value="-1.04">
            <text:p>-1,04</text:p>
          </table:table-cell>
          <table:table-cell table:style-name="ce8" table:formula="of:=NORMDIST([.L23];[.$E$2]+2*[.$B$9];[.$B$9];0)" office:value-type="float" office:value="0.00833505041869053">
            <text:p>0,0083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/>
          <table:table-cell table:formula="of:=[.$B$2]+([.A24]*[.$B$8])" office:value-type="float" office:value="-8.2">
            <text:p>-8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4])*[.$B$9]*[.$B$11]" office:value-type="float" office:value="-4.92">
            <text:p>-4,92</text:p>
          </table:table-cell>
          <table:table-cell table:style-name="ce8" table:formula="of:=NORMDIST([.F24];[.$E$2];[.$B$9];0)" office:value-type="float" office:value="0.00967813836586848">
            <text:p>0,0097</text:p>
          </table:table-cell>
          <table:table-cell/>
          <table:table-cell table:formula="of:=[.F24]+[.$B$9]" office:value-type="float" office:value="-2.92">
            <text:p>-2,92</text:p>
          </table:table-cell>
          <table:table-cell table:style-name="ce8" table:formula="of:=NORMDIST([.I24];[.$E$2]+[.$B$9];[.$B$9];0)" office:value-type="float" office:value="0.00967813836586848">
            <text:p>0,0097</text:p>
          </table:table-cell>
          <table:table-cell/>
          <table:table-cell table:formula="of:=[.F24]+2*[.$B$9]" office:value-type="float" office:value="-0.92">
            <text:p>-0,92</text:p>
          </table:table-cell>
          <table:table-cell table:style-name="ce8" table:formula="of:=NORMDIST([.L24];[.$E$2]+2*[.$B$9];[.$B$9];0)" office:value-type="float" office:value="0.00967813836586848">
            <text:p>0,0097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/>
          <table:table-cell table:formula="of:=[.$B$2]+([.A25]*[.$B$8])" office:value-type="float" office:value="-8">
            <text:p>-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5])*[.$B$9]*[.$B$11]" office:value-type="float" office:value="-4.8">
            <text:p>-4,8</text:p>
          </table:table-cell>
          <table:table-cell table:style-name="ce8" table:formula="of:=NORMDIST([.F25];[.$E$2];[.$B$9];0)" office:value-type="float" office:value="0.0111972651474214">
            <text:p>0,0112</text:p>
          </table:table-cell>
          <table:table-cell/>
          <table:table-cell table:formula="of:=[.F25]+[.$B$9]" office:value-type="float" office:value="-2.8">
            <text:p>-2,8</text:p>
          </table:table-cell>
          <table:table-cell table:style-name="ce8" table:formula="of:=NORMDIST([.I25];[.$E$2]+[.$B$9];[.$B$9];0)" office:value-type="float" office:value="0.0111972651474214">
            <text:p>0,0112</text:p>
          </table:table-cell>
          <table:table-cell/>
          <table:table-cell table:formula="of:=[.F25]+2*[.$B$9]" office:value-type="float" office:value="-0.800000000000001">
            <text:p>-0,8</text:p>
          </table:table-cell>
          <table:table-cell table:style-name="ce8" table:formula="of:=NORMDIST([.L25];[.$E$2]+2*[.$B$9];[.$B$9];0)" office:value-type="float" office:value="0.0111972651474214">
            <text:p>0,0112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/>
          <table:table-cell table:formula="of:=[.$B$2]+([.A26]*[.$B$8])" office:value-type="float" office:value="-7.8">
            <text:p>-7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6])*[.$B$9]*[.$B$11]" office:value-type="float" office:value="-4.68">
            <text:p>-4,68</text:p>
          </table:table-cell>
          <table:table-cell table:style-name="ce8" table:formula="of:=NORMDIST([.F26];[.$E$2];[.$B$9];0)" office:value-type="float" office:value="0.0129082877357938">
            <text:p>0,0129</text:p>
          </table:table-cell>
          <table:table-cell/>
          <table:table-cell table:formula="of:=[.F26]+[.$B$9]" office:value-type="float" office:value="-2.68">
            <text:p>-2,68</text:p>
          </table:table-cell>
          <table:table-cell table:style-name="ce8" table:formula="of:=NORMDIST([.I26];[.$E$2]+[.$B$9];[.$B$9];0)" office:value-type="float" office:value="0.0129082877357938">
            <text:p>0,0129</text:p>
          </table:table-cell>
          <table:table-cell/>
          <table:table-cell table:formula="of:=[.F26]+2*[.$B$9]" office:value-type="float" office:value="-0.68">
            <text:p>-0,68</text:p>
          </table:table-cell>
          <table:table-cell table:style-name="ce8" table:formula="of:=NORMDIST([.L26];[.$E$2]+2*[.$B$9];[.$B$9];0)" office:value-type="float" office:value="0.0129082877357938">
            <text:p>0,0129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/>
          <table:table-cell table:formula="of:=[.$B$2]+([.A27]*[.$B$8])" office:value-type="float" office:value="-7.6">
            <text:p>-7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7])*[.$B$9]*[.$B$11]" office:value-type="float" office:value="-4.56">
            <text:p>-4,56</text:p>
          </table:table-cell>
          <table:table-cell table:style-name="ce8" table:formula="of:=NORMDIST([.F27];[.$E$2];[.$B$9];0)" office:value-type="float" office:value="0.0148272924236706">
            <text:p>0,0148</text:p>
          </table:table-cell>
          <table:table-cell/>
          <table:table-cell table:formula="of:=[.F27]+[.$B$9]" office:value-type="float" office:value="-2.56">
            <text:p>-2,56</text:p>
          </table:table-cell>
          <table:table-cell table:style-name="ce8" table:formula="of:=NORMDIST([.I27];[.$E$2]+[.$B$9];[.$B$9];0)" office:value-type="float" office:value="0.0148272924236706">
            <text:p>0,0148</text:p>
          </table:table-cell>
          <table:table-cell/>
          <table:table-cell table:formula="of:=[.F27]+2*[.$B$9]" office:value-type="float" office:value="-0.560000000000001">
            <text:p>-0,56</text:p>
          </table:table-cell>
          <table:table-cell table:style-name="ce8" table:formula="of:=NORMDIST([.L27];[.$E$2]+2*[.$B$9];[.$B$9];0)" office:value-type="float" office:value="0.0148272924236706">
            <text:p>0,0148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/>
          <table:table-cell table:formula="of:=[.$B$2]+([.A28]*[.$B$8])" office:value-type="float" office:value="-7.4">
            <text:p>-7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8])*[.$B$9]*[.$B$11]" office:value-type="float" office:value="-4.44">
            <text:p>-4,44</text:p>
          </table:table-cell>
          <table:table-cell table:style-name="ce8" table:formula="of:=NORMDIST([.F28];[.$E$2];[.$B$9];0)" office:value-type="float" office:value="0.0169703815912246">
            <text:p>0,0170</text:p>
          </table:table-cell>
          <table:table-cell/>
          <table:table-cell table:formula="of:=[.F28]+[.$B$9]" office:value-type="float" office:value="-2.44">
            <text:p>-2,44</text:p>
          </table:table-cell>
          <table:table-cell table:style-name="ce8" table:formula="of:=NORMDIST([.I28];[.$E$2]+[.$B$9];[.$B$9];0)" office:value-type="float" office:value="0.0169703815912246">
            <text:p>0,0170</text:p>
          </table:table-cell>
          <table:table-cell/>
          <table:table-cell table:formula="of:=[.F28]+2*[.$B$9]" office:value-type="float" office:value="-0.44">
            <text:p>-0,44</text:p>
          </table:table-cell>
          <table:table-cell table:style-name="ce8" table:formula="of:=NORMDIST([.L28];[.$E$2]+2*[.$B$9];[.$B$9];0)" office:value-type="float" office:value="0.0169703815912246">
            <text:p>0,0170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/>
          <table:table-cell table:formula="of:=[.$B$2]+([.A29]*[.$B$8])" office:value-type="float" office:value="-7.2">
            <text:p>-7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29])*[.$B$9]*[.$B$11]" office:value-type="float" office:value="-4.32">
            <text:p>-4,32</text:p>
          </table:table-cell>
          <table:table-cell table:style-name="ce8" table:formula="of:=NORMDIST([.F29];[.$E$2];[.$B$9];0)" office:value-type="float" office:value="0.0193534280737278">
            <text:p>0,0194</text:p>
          </table:table-cell>
          <table:table-cell/>
          <table:table-cell table:formula="of:=[.F29]+[.$B$9]" office:value-type="float" office:value="-2.32">
            <text:p>-2,32</text:p>
          </table:table-cell>
          <table:table-cell table:style-name="ce8" table:formula="of:=NORMDIST([.I29];[.$E$2]+[.$B$9];[.$B$9];0)" office:value-type="float" office:value="0.0193534280737278">
            <text:p>0,0194</text:p>
          </table:table-cell>
          <table:table-cell/>
          <table:table-cell table:formula="of:=[.F29]+2*[.$B$9]" office:value-type="float" office:value="-0.32">
            <text:p>-0,32</text:p>
          </table:table-cell>
          <table:table-cell table:style-name="ce8" table:formula="of:=NORMDIST([.L29];[.$E$2]+2*[.$B$9];[.$B$9];0)" office:value-type="float" office:value="0.0193534280737278">
            <text:p>0,0194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/>
          <table:table-cell table:formula="of:=[.$B$2]+([.A30]*[.$B$8])" office:value-type="float" office:value="-7">
            <text:p>-7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0])*[.$B$9]*[.$B$11]" office:value-type="float" office:value="-4.2">
            <text:p>-4,2</text:p>
          </table:table-cell>
          <table:table-cell table:style-name="ce8" table:formula="of:=NORMDIST([.F30];[.$E$2];[.$B$9];0)" office:value-type="float" office:value="0.0219917979902136">
            <text:p>0,0220</text:p>
          </table:table-cell>
          <table:table-cell/>
          <table:table-cell table:formula="of:=[.F30]+[.$B$9]" office:value-type="float" office:value="-2.2">
            <text:p>-2,2</text:p>
          </table:table-cell>
          <table:table-cell table:style-name="ce8" table:formula="of:=NORMDIST([.I30];[.$E$2]+[.$B$9];[.$B$9];0)" office:value-type="float" office:value="0.0219917979902136">
            <text:p>0,0220</text:p>
          </table:table-cell>
          <table:table-cell/>
          <table:table-cell table:formula="of:=[.F30]+2*[.$B$9]" office:value-type="float" office:value="-0.199999999999999">
            <text:p>-0,2</text:p>
          </table:table-cell>
          <table:table-cell table:style-name="ce8" table:formula="of:=NORMDIST([.L30];[.$E$2]+2*[.$B$9];[.$B$9];0)" office:value-type="float" office:value="0.0219917979902136">
            <text:p>0,0220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/>
          <table:table-cell table:formula="of:=[.$B$2]+([.A31]*[.$B$8])" office:value-type="float" office:value="-6.8">
            <text:p>-6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1])*[.$B$9]*[.$B$11]" office:value-type="float" office:value="-4.08">
            <text:p>-4,08</text:p>
          </table:table-cell>
          <table:table-cell table:style-name="ce8" table:formula="of:=NORMDIST([.F31];[.$E$2];[.$B$9];0)" office:value-type="float" office:value="0.0249000438675354">
            <text:p>0,0249</text:p>
          </table:table-cell>
          <table:table-cell/>
          <table:table-cell table:formula="of:=[.F31]+[.$B$9]" office:value-type="float" office:value="-2.08">
            <text:p>-2,08</text:p>
          </table:table-cell>
          <table:table-cell table:style-name="ce8" table:formula="of:=NORMDIST([.I31];[.$E$2]+[.$B$9];[.$B$9];0)" office:value-type="float" office:value="0.0249000438675354">
            <text:p>0,0249</text:p>
          </table:table-cell>
          <table:table-cell/>
          <table:table-cell table:formula="of:=[.F31]+2*[.$B$9]" office:value-type="float" office:value="-0.0800000000000001">
            <text:p>-0,08</text:p>
          </table:table-cell>
          <table:table-cell table:style-name="ce8" table:formula="of:=NORMDIST([.L31];[.$E$2]+2*[.$B$9];[.$B$9];0)" office:value-type="float" office:value="0.0249000438675354">
            <text:p>0,0249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/>
          <table:table-cell table:formula="of:=[.$B$2]+([.A32]*[.$B$8])" office:value-type="float" office:value="-6.6">
            <text:p>-6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2])*[.$B$9]*[.$B$11]" office:value-type="float" office:value="-3.96">
            <text:p>-3,96</text:p>
          </table:table-cell>
          <table:table-cell table:style-name="ce8" table:formula="of:=NORMDIST([.F32];[.$E$2];[.$B$9];0)" office:value-type="float" office:value="0.028091570951934">
            <text:p>0,0281</text:p>
          </table:table-cell>
          <table:table-cell/>
          <table:table-cell table:formula="of:=[.F32]+[.$B$9]" office:value-type="float" office:value="-1.96">
            <text:p>-1,96</text:p>
          </table:table-cell>
          <table:table-cell table:style-name="ce8" table:formula="of:=NORMDIST([.I32];[.$E$2]+[.$B$9];[.$B$9];0)" office:value-type="float" office:value="0.028091570951934">
            <text:p>0,0281</text:p>
          </table:table-cell>
          <table:table-cell/>
          <table:table-cell table:formula="of:=[.F32]+2*[.$B$9]" office:value-type="float" office:value="0.0400000000000005">
            <text:p>0,04</text:p>
          </table:table-cell>
          <table:table-cell table:style-name="ce8" table:formula="of:=NORMDIST([.L32];[.$E$2]+2*[.$B$9];[.$B$9];0)" office:value-type="float" office:value="0.028091570951934">
            <text:p>0,0281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/>
          <table:table-cell table:formula="of:=[.$B$2]+([.A33]*[.$B$8])" office:value-type="float" office:value="-6.4">
            <text:p>-6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3])*[.$B$9]*[.$B$11]" office:value-type="float" office:value="-3.84">
            <text:p>-3,84</text:p>
          </table:table-cell>
          <table:table-cell table:style-name="ce8" table:formula="of:=NORMDIST([.F33];[.$E$2];[.$B$9];0)" office:value-type="float" office:value="0.0315782807175993">
            <text:p>0,0316</text:p>
          </table:table-cell>
          <table:table-cell/>
          <table:table-cell table:formula="of:=[.F33]+[.$B$9]" office:value-type="float" office:value="-1.84">
            <text:p>-1,84</text:p>
          </table:table-cell>
          <table:table-cell table:style-name="ce8" table:formula="of:=NORMDIST([.I33];[.$E$2]+[.$B$9];[.$B$9];0)" office:value-type="float" office:value="0.0315782807175993">
            <text:p>0,0316</text:p>
          </table:table-cell>
          <table:table-cell/>
          <table:table-cell table:formula="of:=[.F33]+2*[.$B$9]" office:value-type="float" office:value="0.16">
            <text:p>0,16</text:p>
          </table:table-cell>
          <table:table-cell table:style-name="ce8" table:formula="of:=NORMDIST([.L33];[.$E$2]+2*[.$B$9];[.$B$9];0)" office:value-type="float" office:value="0.0315782807175993">
            <text:p>0,0316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/>
          <table:table-cell table:formula="of:=[.$B$2]+([.A34]*[.$B$8])" office:value-type="float" office:value="-6.2">
            <text:p>-6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4])*[.$B$9]*[.$B$11]" office:value-type="float" office:value="-3.72">
            <text:p>-3,72</text:p>
          </table:table-cell>
          <table:table-cell table:style-name="ce8" table:formula="of:=NORMDIST([.F34];[.$E$2];[.$B$9];0)" office:value-type="float" office:value="0.0353701967284917">
            <text:p>0,0354</text:p>
          </table:table-cell>
          <table:table-cell/>
          <table:table-cell table:formula="of:=[.F34]+[.$B$9]" office:value-type="float" office:value="-1.72">
            <text:p>-1,72</text:p>
          </table:table-cell>
          <table:table-cell table:style-name="ce8" table:formula="of:=NORMDIST([.I34];[.$E$2]+[.$B$9];[.$B$9];0)" office:value-type="float" office:value="0.0353701967284917">
            <text:p>0,0354</text:p>
          </table:table-cell>
          <table:table-cell/>
          <table:table-cell table:formula="of:=[.F34]+2*[.$B$9]" office:value-type="float" office:value="0.28">
            <text:p>0,28</text:p>
          </table:table-cell>
          <table:table-cell table:style-name="ce8" table:formula="of:=NORMDIST([.L34];[.$E$2]+2*[.$B$9];[.$B$9];0)" office:value-type="float" office:value="0.0353701967284917">
            <text:p>0,0354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/>
          <table:table-cell table:formula="of:=[.$B$2]+([.A35]*[.$B$8])" office:value-type="float" office:value="-6">
            <text:p>-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5])*[.$B$9]*[.$B$11]" office:value-type="float" office:value="-3.6">
            <text:p>-3,6</text:p>
          </table:table-cell>
          <table:table-cell table:style-name="ce8" table:formula="of:=NORMDIST([.F35];[.$E$2];[.$B$9];0)" office:value-type="float" office:value="0.0394750791504471">
            <text:p>0,0395</text:p>
          </table:table-cell>
          <table:table-cell/>
          <table:table-cell table:formula="of:=[.F35]+[.$B$9]" office:value-type="float" office:value="-1.6">
            <text:p>-1,6</text:p>
          </table:table-cell>
          <table:table-cell table:style-name="ce8" table:formula="of:=NORMDIST([.I35];[.$E$2]+[.$B$9];[.$B$9];0)" office:value-type="float" office:value="0.0394750791504471">
            <text:p>0,0395</text:p>
          </table:table-cell>
          <table:table-cell/>
          <table:table-cell table:formula="of:=[.F35]+2*[.$B$9]" office:value-type="float" office:value="0.4">
            <text:p>0,4</text:p>
          </table:table-cell>
          <table:table-cell table:style-name="ce8" table:formula="of:=NORMDIST([.L35];[.$E$2]+2*[.$B$9];[.$B$9];0)" office:value-type="float" office:value="0.0394750791504471">
            <text:p>0,0395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/>
          <table:table-cell table:formula="of:=[.$B$2]+([.A36]*[.$B$8])" office:value-type="float" office:value="-5.8">
            <text:p>-5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6])*[.$B$9]*[.$B$11]" office:value-type="float" office:value="-3.48">
            <text:p>-3,48</text:p>
          </table:table-cell>
          <table:table-cell table:style-name="ce8" table:formula="of:=NORMDIST([.F36];[.$E$2];[.$B$9];0)" office:value-type="float" office:value="0.0438980353054528">
            <text:p>0,0439</text:p>
          </table:table-cell>
          <table:table-cell/>
          <table:table-cell table:formula="of:=[.F36]+[.$B$9]" office:value-type="float" office:value="-1.48">
            <text:p>-1,48</text:p>
          </table:table-cell>
          <table:table-cell table:style-name="ce8" table:formula="of:=NORMDIST([.I36];[.$E$2]+[.$B$9];[.$B$9];0)" office:value-type="float" office:value="0.0438980353054528">
            <text:p>0,0439</text:p>
          </table:table-cell>
          <table:table-cell/>
          <table:table-cell table:formula="of:=[.F36]+2*[.$B$9]" office:value-type="float" office:value="0.52">
            <text:p>0,52</text:p>
          </table:table-cell>
          <table:table-cell table:style-name="ce8" table:formula="of:=NORMDIST([.L36];[.$E$2]+2*[.$B$9];[.$B$9];0)" office:value-type="float" office:value="0.0438980353054528">
            <text:p>0,0439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/>
          <table:table-cell table:formula="of:=[.$B$2]+([.A37]*[.$B$8])" office:value-type="float" office:value="-5.6">
            <text:p>-5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7])*[.$B$9]*[.$B$11]" office:value-type="float" office:value="-3.36">
            <text:p>-3,36</text:p>
          </table:table-cell>
          <table:table-cell table:style-name="ce8" table:formula="of:=NORMDIST([.F37];[.$E$2];[.$B$9];0)" office:value-type="float" office:value="0.0486411346657337">
            <text:p>0,0486</text:p>
          </table:table-cell>
          <table:table-cell/>
          <table:table-cell table:formula="of:=[.F37]+[.$B$9]" office:value-type="float" office:value="-1.36">
            <text:p>-1,36</text:p>
          </table:table-cell>
          <table:table-cell table:style-name="ce8" table:formula="of:=NORMDIST([.I37];[.$E$2]+[.$B$9];[.$B$9];0)" office:value-type="float" office:value="0.0486411346657337">
            <text:p>0,0486</text:p>
          </table:table-cell>
          <table:table-cell/>
          <table:table-cell table:formula="of:=[.F37]+2*[.$B$9]" office:value-type="float" office:value="0.64">
            <text:p>0,64</text:p>
          </table:table-cell>
          <table:table-cell table:style-name="ce8" table:formula="of:=NORMDIST([.L37];[.$E$2]+2*[.$B$9];[.$B$9];0)" office:value-type="float" office:value="0.0486411346657337">
            <text:p>0,0486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/>
          <table:table-cell table:formula="of:=[.$B$2]+([.A38]*[.$B$8])" office:value-type="float" office:value="-5.4">
            <text:p>-5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8])*[.$B$9]*[.$B$11]" office:value-type="float" office:value="-3.24">
            <text:p>-3,24</text:p>
          </table:table-cell>
          <table:table-cell table:style-name="ce8" table:formula="of:=NORMDIST([.F38];[.$E$2];[.$B$9];0)" office:value-type="float" office:value="0.0537030375567419">
            <text:p>0,0537</text:p>
          </table:table-cell>
          <table:table-cell/>
          <table:table-cell table:formula="of:=[.F38]+[.$B$9]" office:value-type="float" office:value="-1.24">
            <text:p>-1,24</text:p>
          </table:table-cell>
          <table:table-cell table:style-name="ce8" table:formula="of:=NORMDIST([.I38];[.$E$2]+[.$B$9];[.$B$9];0)" office:value-type="float" office:value="0.0537030375567419">
            <text:p>0,0537</text:p>
          </table:table-cell>
          <table:table-cell/>
          <table:table-cell table:formula="of:=[.F38]+2*[.$B$9]" office:value-type="float" office:value="0.76">
            <text:p>0,76</text:p>
          </table:table-cell>
          <table:table-cell table:style-name="ce8" table:formula="of:=NORMDIST([.L38];[.$E$2]+2*[.$B$9];[.$B$9];0)" office:value-type="float" office:value="0.0537030375567419">
            <text:p>0,0537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/>
          <table:table-cell table:formula="of:=[.$B$2]+([.A39]*[.$B$8])" office:value-type="float" office:value="-5.2">
            <text:p>-5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39])*[.$B$9]*[.$B$11]" office:value-type="float" office:value="-3.12">
            <text:p>-3,12</text:p>
          </table:table-cell>
          <table:table-cell table:style-name="ce8" table:formula="of:=NORMDIST([.F39];[.$E$2];[.$B$9];0)" office:value-type="float" office:value="0.0590786475297911">
            <text:p>0,0591</text:p>
          </table:table-cell>
          <table:table-cell/>
          <table:table-cell table:formula="of:=[.F39]+[.$B$9]" office:value-type="float" office:value="-1.12">
            <text:p>-1,12</text:p>
          </table:table-cell>
          <table:table-cell table:style-name="ce8" table:formula="of:=NORMDIST([.I39];[.$E$2]+[.$B$9];[.$B$9];0)" office:value-type="float" office:value="0.0590786475297911">
            <text:p>0,0591</text:p>
          </table:table-cell>
          <table:table-cell/>
          <table:table-cell table:formula="of:=[.F39]+2*[.$B$9]" office:value-type="float" office:value="0.88">
            <text:p>0,88</text:p>
          </table:table-cell>
          <table:table-cell table:style-name="ce8" table:formula="of:=NORMDIST([.L39];[.$E$2]+2*[.$B$9];[.$B$9];0)" office:value-type="float" office:value="0.0590786475297911">
            <text:p>0,0591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/>
          <table:table-cell table:formula="of:=[.$B$2]+([.A40]*[.$B$8])"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0])*[.$B$9]*[.$B$11]" office:value-type="float" office:value="-3">
            <text:p>-3</text:p>
          </table:table-cell>
          <table:table-cell table:style-name="ce8" table:formula="of:=NORMDIST([.F40];[.$E$2];[.$B$9];0)" office:value-type="float" office:value="0.0647587978329459">
            <text:p>0,0648</text:p>
          </table:table-cell>
          <table:table-cell/>
          <table:table-cell table:formula="of:=[.F40]+[.$B$9]" office:value-type="float" office:value="-1">
            <text:p>-1</text:p>
          </table:table-cell>
          <table:table-cell table:style-name="ce8" table:formula="of:=NORMDIST([.I40];[.$E$2]+[.$B$9];[.$B$9];0)" office:value-type="float" office:value="0.0647587978329459">
            <text:p>0,0648</text:p>
          </table:table-cell>
          <table:table-cell/>
          <table:table-cell table:formula="of:=[.F40]+2*[.$B$9]" office:value-type="float" office:value="1">
            <text:p>1</text:p>
          </table:table-cell>
          <table:table-cell table:style-name="ce8" table:formula="of:=NORMDIST([.L40];[.$E$2]+2*[.$B$9];[.$B$9];0)" office:value-type="float" office:value="0.0647587978329459">
            <text:p>0,0648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/>
          <table:table-cell table:formula="of:=[.$B$2]+([.A41]*[.$B$8])" office:value-type="float" office:value="-4.8">
            <text:p>-4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1])*[.$B$9]*[.$B$11]" office:value-type="float" office:value="-2.88">
            <text:p>-2,88</text:p>
          </table:table-cell>
          <table:table-cell table:style-name="ce8" table:formula="of:=NORMDIST([.F41];[.$E$2];[.$B$9];0)" office:value-type="float" office:value="0.0707299826124194">
            <text:p>0,0707</text:p>
          </table:table-cell>
          <table:table-cell/>
          <table:table-cell table:formula="of:=[.F41]+[.$B$9]" office:value-type="float" office:value="-0.88">
            <text:p>-0,88</text:p>
          </table:table-cell>
          <table:table-cell table:style-name="ce8" table:formula="of:=NORMDIST([.I41];[.$E$2]+[.$B$9];[.$B$9];0)" office:value-type="float" office:value="0.0707299826124194">
            <text:p>0,0707</text:p>
          </table:table-cell>
          <table:table-cell/>
          <table:table-cell table:formula="of:=[.F41]+2*[.$B$9]" office:value-type="float" office:value="1.12">
            <text:p>1,12</text:p>
          </table:table-cell>
          <table:table-cell table:style-name="ce8" table:formula="of:=NORMDIST([.L41];[.$E$2]+2*[.$B$9];[.$B$9];0)" office:value-type="float" office:value="0.0707299826124194">
            <text:p>0,0707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/>
          <table:table-cell table:formula="of:=[.$B$2]+([.A42]*[.$B$8])" office:value-type="float" office:value="-4.6">
            <text:p>-4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2])*[.$B$9]*[.$B$11]" office:value-type="float" office:value="-2.76">
            <text:p>-2,76</text:p>
          </table:table-cell>
          <table:table-cell table:style-name="ce8" table:formula="of:=NORMDIST([.F42];[.$E$2];[.$B$9];0)" office:value-type="float" office:value="0.0769741433813169">
            <text:p>0,0770</text:p>
          </table:table-cell>
          <table:table-cell/>
          <table:table-cell table:formula="of:=[.F42]+[.$B$9]" office:value-type="float" office:value="-0.76">
            <text:p>-0,76</text:p>
          </table:table-cell>
          <table:table-cell table:style-name="ce8" table:formula="of:=NORMDIST([.I42];[.$E$2]+[.$B$9];[.$B$9];0)" office:value-type="float" office:value="0.0769741433813169">
            <text:p>0,0770</text:p>
          </table:table-cell>
          <table:table-cell/>
          <table:table-cell table:formula="of:=[.F42]+2*[.$B$9]" office:value-type="float" office:value="1.24">
            <text:p>1,24</text:p>
          </table:table-cell>
          <table:table-cell table:style-name="ce8" table:formula="of:=NORMDIST([.L42];[.$E$2]+2*[.$B$9];[.$B$9];0)" office:value-type="float" office:value="0.0769741433813169">
            <text:p>0,0770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/>
          <table:table-cell table:formula="of:=[.$B$2]+([.A43]*[.$B$8])" office:value-type="float" office:value="-4.4">
            <text:p>-4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3])*[.$B$9]*[.$B$11]" office:value-type="float" office:value="-2.64">
            <text:p>-2,64</text:p>
          </table:table-cell>
          <table:table-cell table:style-name="ce8" table:formula="of:=NORMDIST([.F43];[.$E$2];[.$B$9];0)" office:value-type="float" office:value="0.0834685208708569">
            <text:p>0,0835</text:p>
          </table:table-cell>
          <table:table-cell/>
          <table:table-cell table:formula="of:=[.F43]+[.$B$9]" office:value-type="float" office:value="-0.64">
            <text:p>-0,64</text:p>
          </table:table-cell>
          <table:table-cell table:style-name="ce8" table:formula="of:=NORMDIST([.I43];[.$E$2]+[.$B$9];[.$B$9];0)" office:value-type="float" office:value="0.0834685208708569">
            <text:p>0,0835</text:p>
          </table:table-cell>
          <table:table-cell/>
          <table:table-cell table:formula="of:=[.F43]+2*[.$B$9]" office:value-type="float" office:value="1.36">
            <text:p>1,36</text:p>
          </table:table-cell>
          <table:table-cell table:style-name="ce8" table:formula="of:=NORMDIST([.L43];[.$E$2]+2*[.$B$9];[.$B$9];0)" office:value-type="float" office:value="0.0834685208708569">
            <text:p>0,0835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/>
          <table:table-cell table:formula="of:=[.$B$2]+([.A44]*[.$B$8])" office:value-type="float" office:value="-4.2">
            <text:p>-4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4])*[.$B$9]*[.$B$11]" office:value-type="float" office:value="-2.52">
            <text:p>-2,52</text:p>
          </table:table-cell>
          <table:table-cell table:style-name="ce8" table:formula="of:=NORMDIST([.F44];[.$E$2];[.$B$9];0)" office:value-type="float" office:value="0.0901855816135401">
            <text:p>0,0902</text:p>
          </table:table-cell>
          <table:table-cell/>
          <table:table-cell table:formula="of:=[.F44]+[.$B$9]" office:value-type="float" office:value="-0.52">
            <text:p>-0,52</text:p>
          </table:table-cell>
          <table:table-cell table:style-name="ce8" table:formula="of:=NORMDIST([.I44];[.$E$2]+[.$B$9];[.$B$9];0)" office:value-type="float" office:value="0.0901855816135401">
            <text:p>0,0902</text:p>
          </table:table-cell>
          <table:table-cell/>
          <table:table-cell table:formula="of:=[.F44]+2*[.$B$9]" office:value-type="float" office:value="1.48">
            <text:p>1,48</text:p>
          </table:table-cell>
          <table:table-cell table:style-name="ce8" table:formula="of:=NORMDIST([.L44];[.$E$2]+2*[.$B$9];[.$B$9];0)" office:value-type="float" office:value="0.0901855816135401">
            <text:p>0,0902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/>
          <table:table-cell table:formula="of:=[.$B$2]+([.A45]*[.$B$8])"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5])*[.$B$9]*[.$B$11]" office:value-type="float" office:value="-2.4">
            <text:p>-2,4</text:p>
          </table:table-cell>
          <table:table-cell table:style-name="ce8" table:formula="of:=NORMDIST([.F45];[.$E$2];[.$B$9];0)" office:value-type="float" office:value="0.0970930274916065">
            <text:p>0,0971</text:p>
          </table:table-cell>
          <table:table-cell/>
          <table:table-cell table:formula="of:=[.F45]+[.$B$9]" office:value-type="float" office:value="-0.4">
            <text:p>-0,4</text:p>
          </table:table-cell>
          <table:table-cell table:style-name="ce8" table:formula="of:=NORMDIST([.I45];[.$E$2]+[.$B$9];[.$B$9];0)" office:value-type="float" office:value="0.0970930274916065">
            <text:p>0,0971</text:p>
          </table:table-cell>
          <table:table-cell/>
          <table:table-cell table:formula="of:=[.F45]+2*[.$B$9]" office:value-type="float" office:value="1.6">
            <text:p>1,6</text:p>
          </table:table-cell>
          <table:table-cell table:style-name="ce8" table:formula="of:=NORMDIST([.L45];[.$E$2]+2*[.$B$9];[.$B$9];0)" office:value-type="float" office:value="0.0970930274916065">
            <text:p>0,0971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/>
          <table:table-cell table:formula="of:=[.$B$2]+([.A46]*[.$B$8])" office:value-type="float" office:value="-3.8">
            <text:p>-3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6])*[.$B$9]*[.$B$11]" office:value-type="float" office:value="-2.28">
            <text:p>-2,28</text:p>
          </table:table-cell>
          <table:table-cell table:style-name="ce8" table:formula="of:=NORMDIST([.F46];[.$E$2];[.$B$9];0)" office:value-type="float" office:value="0.104153895023554">
            <text:p>0,1042</text:p>
          </table:table-cell>
          <table:table-cell/>
          <table:table-cell table:formula="of:=[.F46]+[.$B$9]" office:value-type="float" office:value="-0.28">
            <text:p>-0,28</text:p>
          </table:table-cell>
          <table:table-cell table:style-name="ce8" table:formula="of:=NORMDIST([.I46];[.$E$2]+[.$B$9];[.$B$9];0)" office:value-type="float" office:value="0.104153895023554">
            <text:p>0,1042</text:p>
          </table:table-cell>
          <table:table-cell/>
          <table:table-cell table:formula="of:=[.F46]+2*[.$B$9]" office:value-type="float" office:value="1.72">
            <text:p>1,72</text:p>
          </table:table-cell>
          <table:table-cell table:style-name="ce8" table:formula="of:=NORMDIST([.L46];[.$E$2]+2*[.$B$9];[.$B$9];0)" office:value-type="float" office:value="0.104153895023554">
            <text:p>0,1042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/>
          <table:table-cell table:formula="of:=[.$B$2]+([.A47]*[.$B$8])" office:value-type="float" office:value="-3.6">
            <text:p>-3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7])*[.$B$9]*[.$B$11]" office:value-type="float" office:value="-2.16">
            <text:p>-2,16</text:p>
          </table:table-cell>
          <table:table-cell table:style-name="ce8" table:formula="of:=NORMDIST([.F47];[.$E$2];[.$B$9];0)" office:value-type="float" office:value="0.111326749375881">
            <text:p>0,1113</text:p>
          </table:table-cell>
          <table:table-cell/>
          <table:table-cell table:formula="of:=[.F47]+[.$B$9]" office:value-type="float" office:value="-0.16">
            <text:p>-0,16</text:p>
          </table:table-cell>
          <table:table-cell table:style-name="ce8" table:formula="of:=NORMDIST([.I47];[.$E$2]+[.$B$9];[.$B$9];0)" office:value-type="float" office:value="0.111326749375881">
            <text:p>0,1113</text:p>
          </table:table-cell>
          <table:table-cell/>
          <table:table-cell table:formula="of:=[.F47]+2*[.$B$9]" office:value-type="float" office:value="1.84">
            <text:p>1,84</text:p>
          </table:table-cell>
          <table:table-cell table:style-name="ce8" table:formula="of:=NORMDIST([.L47];[.$E$2]+2*[.$B$9];[.$B$9];0)" office:value-type="float" office:value="0.111326749375881">
            <text:p>0,1113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/>
          <table:table-cell table:formula="of:=[.$B$2]+([.A48]*[.$B$8])" office:value-type="float" office:value="-3.4">
            <text:p>-3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8])*[.$B$9]*[.$B$11]" office:value-type="float" office:value="-2.04">
            <text:p>-2,04</text:p>
          </table:table-cell>
          <table:table-cell table:style-name="ce8" table:formula="of:=NORMDIST([.F48];[.$E$2];[.$B$9];0)" office:value-type="float" office:value="0.11856597600969">
            <text:p>0,1186</text:p>
          </table:table-cell>
          <table:table-cell/>
          <table:table-cell table:formula="of:=[.F48]+[.$B$9]" office:value-type="float" office:value="-0.04">
            <text:p>-0,04</text:p>
          </table:table-cell>
          <table:table-cell table:style-name="ce8" table:formula="of:=NORMDIST([.I48];[.$E$2]+[.$B$9];[.$B$9];0)" office:value-type="float" office:value="0.11856597600969">
            <text:p>0,1186</text:p>
          </table:table-cell>
          <table:table-cell/>
          <table:table-cell table:formula="of:=[.F48]+2*[.$B$9]" office:value-type="float" office:value="1.96">
            <text:p>1,96</text:p>
          </table:table-cell>
          <table:table-cell table:style-name="ce8" table:formula="of:=NORMDIST([.L48];[.$E$2]+2*[.$B$9];[.$B$9];0)" office:value-type="float" office:value="0.11856597600969">
            <text:p>0,1186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/>
          <table:table-cell table:formula="of:=[.$B$2]+([.A49]*[.$B$8])" office:value-type="float" office:value="-3.2">
            <text:p>-3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49])*[.$B$9]*[.$B$11]" office:value-type="float" office:value="-1.92">
            <text:p>-1,92</text:p>
          </table:table-cell>
          <table:table-cell table:style-name="ce8" table:formula="of:=NORMDIST([.F49];[.$E$2];[.$B$9];0)" office:value-type="float" office:value="0.125822170549059">
            <text:p>0,1258</text:p>
          </table:table-cell>
          <table:table-cell/>
          <table:table-cell table:formula="of:=[.F49]+[.$B$9]" office:value-type="float" office:value="0.0800000000000003">
            <text:p>0,08</text:p>
          </table:table-cell>
          <table:table-cell table:style-name="ce8" table:formula="of:=NORMDIST([.I49];[.$E$2]+[.$B$9];[.$B$9];0)" office:value-type="float" office:value="0.125822170549059">
            <text:p>0,1258</text:p>
          </table:table-cell>
          <table:table-cell/>
          <table:table-cell table:formula="of:=[.F49]+2*[.$B$9]" office:value-type="float" office:value="2.08">
            <text:p>2,08</text:p>
          </table:table-cell>
          <table:table-cell table:style-name="ce8" table:formula="of:=NORMDIST([.L49];[.$E$2]+2*[.$B$9];[.$B$9];0)" office:value-type="float" office:value="0.125822170549059">
            <text:p>0,1258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/>
          <table:table-cell table:formula="of:=[.$B$2]+([.A50]*[.$B$8])"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0])*[.$B$9]*[.$B$11]" office:value-type="float" office:value="-1.8">
            <text:p>-1,8</text:p>
          </table:table-cell>
          <table:table-cell table:style-name="ce8" table:formula="of:=NORMDIST([.F50];[.$E$2];[.$B$9];0)" office:value-type="float" office:value="0.133042624949377">
            <text:p>0,1330</text:p>
          </table:table-cell>
          <table:table-cell/>
          <table:table-cell table:formula="of:=[.F50]+[.$B$9]" office:value-type="float" office:value="0.2">
            <text:p>0,2</text:p>
          </table:table-cell>
          <table:table-cell table:style-name="ce8" table:formula="of:=NORMDIST([.I50];[.$E$2]+[.$B$9];[.$B$9];0)" office:value-type="float" office:value="0.133042624949377">
            <text:p>0,1330</text:p>
          </table:table-cell>
          <table:table-cell/>
          <table:table-cell table:formula="of:=[.F50]+2*[.$B$9]" office:value-type="float" office:value="2.2">
            <text:p>2,2</text:p>
          </table:table-cell>
          <table:table-cell table:style-name="ce8" table:formula="of:=NORMDIST([.L50];[.$E$2]+2*[.$B$9];[.$B$9];0)" office:value-type="float" office:value="0.133042624949377">
            <text:p>0,1330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/>
          <table:table-cell table:formula="of:=[.$B$2]+([.A51]*[.$B$8])" office:value-type="float" office:value="-2.8">
            <text:p>-2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1])*[.$B$9]*[.$B$11]" office:value-type="float" office:value="-1.68">
            <text:p>-1,68</text:p>
          </table:table-cell>
          <table:table-cell table:style-name="ce8" table:formula="of:=NORMDIST([.F51];[.$E$2];[.$B$9];0)" office:value-type="float" office:value="0.14017190541981">
            <text:p>0,1402</text:p>
          </table:table-cell>
          <table:table-cell/>
          <table:table-cell table:formula="of:=[.F51]+[.$B$9]" office:value-type="float" office:value="0.32">
            <text:p>0,32</text:p>
          </table:table-cell>
          <table:table-cell table:style-name="ce8" table:formula="of:=NORMDIST([.I51];[.$E$2]+[.$B$9];[.$B$9];0)" office:value-type="float" office:value="0.14017190541981">
            <text:p>0,1402</text:p>
          </table:table-cell>
          <table:table-cell/>
          <table:table-cell table:formula="of:=[.F51]+2*[.$B$9]" office:value-type="float" office:value="2.32">
            <text:p>2,32</text:p>
          </table:table-cell>
          <table:table-cell table:style-name="ce8" table:formula="of:=NORMDIST([.L51];[.$E$2]+2*[.$B$9];[.$B$9];0)" office:value-type="float" office:value="0.14017190541981">
            <text:p>0,1402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/>
          <table:table-cell table:formula="of:=[.$B$2]+([.A52]*[.$B$8])" office:value-type="float" office:value="-2.6">
            <text:p>-2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2])*[.$B$9]*[.$B$11]" office:value-type="float" office:value="-1.56">
            <text:p>-1,56</text:p>
          </table:table-cell>
          <table:table-cell table:style-name="ce8" table:formula="of:=NORMDIST([.F52];[.$E$2];[.$B$9];0)" office:value-type="float" office:value="0.147152514894163">
            <text:p>0,1472</text:p>
          </table:table-cell>
          <table:table-cell/>
          <table:table-cell table:formula="of:=[.F52]+[.$B$9]" office:value-type="float" office:value="0.44">
            <text:p>0,44</text:p>
          </table:table-cell>
          <table:table-cell table:style-name="ce8" table:formula="of:=NORMDIST([.I52];[.$E$2]+[.$B$9];[.$B$9];0)" office:value-type="float" office:value="0.147152514894163">
            <text:p>0,1472</text:p>
          </table:table-cell>
          <table:table-cell/>
          <table:table-cell table:formula="of:=[.F52]+2*[.$B$9]" office:value-type="float" office:value="2.44">
            <text:p>2,44</text:p>
          </table:table-cell>
          <table:table-cell table:style-name="ce8" table:formula="of:=NORMDIST([.L52];[.$E$2]+2*[.$B$9];[.$B$9];0)" office:value-type="float" office:value="0.147152514894163">
            <text:p>0,1472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/>
          <table:table-cell table:formula="of:=[.$B$2]+([.A53]*[.$B$8])" office:value-type="float" office:value="-2.4">
            <text:p>-2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3])*[.$B$9]*[.$B$11]" office:value-type="float" office:value="-1.44">
            <text:p>-1,44</text:p>
          </table:table-cell>
          <table:table-cell table:style-name="ce8" table:formula="of:=NORMDIST([.F53];[.$E$2];[.$B$9];0)" office:value-type="float" office:value="0.153925630234926">
            <text:p>0,1539</text:p>
          </table:table-cell>
          <table:table-cell/>
          <table:table-cell table:formula="of:=[.F53]+[.$B$9]" office:value-type="float" office:value="0.56">
            <text:p>0,56</text:p>
          </table:table-cell>
          <table:table-cell table:style-name="ce8" table:formula="of:=NORMDIST([.I53];[.$E$2]+[.$B$9];[.$B$9];0)" office:value-type="float" office:value="0.153925630234926">
            <text:p>0,1539</text:p>
          </table:table-cell>
          <table:table-cell/>
          <table:table-cell table:formula="of:=[.F53]+2*[.$B$9]" office:value-type="float" office:value="2.56">
            <text:p>2,56</text:p>
          </table:table-cell>
          <table:table-cell table:style-name="ce8" table:formula="of:=NORMDIST([.L53];[.$E$2]+2*[.$B$9];[.$B$9];0)" office:value-type="float" office:value="0.153925630234926">
            <text:p>0,1539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/>
          <table:table-cell table:formula="of:=[.$B$2]+([.A54]*[.$B$8])" office:value-type="float" office:value="-2.2">
            <text:p>-2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4])*[.$B$9]*[.$B$11]" office:value-type="float" office:value="-1.32">
            <text:p>-1,32</text:p>
          </table:table-cell>
          <table:table-cell table:style-name="ce8" table:formula="of:=NORMDIST([.F54];[.$E$2];[.$B$9];0)" office:value-type="float" office:value="0.160431901885586">
            <text:p>0,1604</text:p>
          </table:table-cell>
          <table:table-cell/>
          <table:table-cell table:formula="of:=[.F54]+[.$B$9]" office:value-type="float" office:value="0.68">
            <text:p>0,68</text:p>
          </table:table-cell>
          <table:table-cell table:style-name="ce8" table:formula="of:=NORMDIST([.I54];[.$E$2]+[.$B$9];[.$B$9];0)" office:value-type="float" office:value="0.160431901885586">
            <text:p>0,1604</text:p>
          </table:table-cell>
          <table:table-cell/>
          <table:table-cell table:formula="of:=[.F54]+2*[.$B$9]" office:value-type="float" office:value="2.68">
            <text:p>2,68</text:p>
          </table:table-cell>
          <table:table-cell table:style-name="ce8" table:formula="of:=NORMDIST([.L54];[.$E$2]+2*[.$B$9];[.$B$9];0)" office:value-type="float" office:value="0.160431901885586">
            <text:p>0,1604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/>
          <table:table-cell table:formula="of:=[.$B$2]+([.A55]*[.$B$8])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5])*[.$B$9]*[.$B$11]" office:value-type="float" office:value="-1.2">
            <text:p>-1,2</text:p>
          </table:table-cell>
          <table:table-cell table:style-name="ce8" table:formula="of:=NORMDIST([.F55];[.$E$2];[.$B$9];0)" office:value-type="float" office:value="0.1666123014459">
            <text:p>0,1666</text:p>
          </table:table-cell>
          <table:table-cell/>
          <table:table-cell table:formula="of:=[.F55]+[.$B$9]" office:value-type="float" office:value="0.8">
            <text:p>0,8</text:p>
          </table:table-cell>
          <table:table-cell table:style-name="ce8" table:formula="of:=NORMDIST([.I55];[.$E$2]+[.$B$9];[.$B$9];0)" office:value-type="float" office:value="0.1666123014459">
            <text:p>0,1666</text:p>
          </table:table-cell>
          <table:table-cell/>
          <table:table-cell table:formula="of:=[.F55]+2*[.$B$9]" office:value-type="float" office:value="2.8">
            <text:p>2,8</text:p>
          </table:table-cell>
          <table:table-cell table:style-name="ce8" table:formula="of:=NORMDIST([.L55];[.$E$2]+2*[.$B$9];[.$B$9];0)" office:value-type="float" office:value="0.1666123014459">
            <text:p>0,1666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/>
          <table:table-cell table:formula="of:=[.$B$2]+([.A56]*[.$B$8])" office:value-type="float" office:value="-1.8">
            <text:p>-1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6])*[.$B$9]*[.$B$11]" office:value-type="float" office:value="-1.08">
            <text:p>-1,08</text:p>
          </table:table-cell>
          <table:table-cell table:style-name="ce8" table:formula="of:=NORMDIST([.F56];[.$E$2];[.$B$9];0)" office:value-type="float" office:value="0.172409000719667">
            <text:p>0,1724</text:p>
          </table:table-cell>
          <table:table-cell/>
          <table:table-cell table:formula="of:=[.F56]+[.$B$9]" office:value-type="float" office:value="0.92">
            <text:p>0,92</text:p>
          </table:table-cell>
          <table:table-cell table:style-name="ce8" table:formula="of:=NORMDIST([.I56];[.$E$2]+[.$B$9];[.$B$9];0)" office:value-type="float" office:value="0.172409000719667">
            <text:p>0,1724</text:p>
          </table:table-cell>
          <table:table-cell/>
          <table:table-cell table:formula="of:=[.F56]+2*[.$B$9]" office:value-type="float" office:value="2.92">
            <text:p>2,92</text:p>
          </table:table-cell>
          <table:table-cell table:style-name="ce8" table:formula="of:=NORMDIST([.L56];[.$E$2]+2*[.$B$9];[.$B$9];0)" office:value-type="float" office:value="0.172409000719667">
            <text:p>0,1724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/>
          <table:table-cell table:formula="of:=[.$B$2]+([.A57]*[.$B$8])" office:value-type="float" office:value="-1.6">
            <text:p>-1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7])*[.$B$9]*[.$B$11]" office:value-type="float" office:value="-0.96">
            <text:p>-0,96</text:p>
          </table:table-cell>
          <table:table-cell table:style-name="ce8" table:formula="of:=NORMDIST([.F57];[.$E$2];[.$B$9];0)" office:value-type="float" office:value="0.177766264252999">
            <text:p>0,1778</text:p>
          </table:table-cell>
          <table:table-cell/>
          <table:table-cell table:formula="of:=[.F57]+[.$B$9]" office:value-type="float" office:value="1.04">
            <text:p>1,04</text:p>
          </table:table-cell>
          <table:table-cell table:style-name="ce8" table:formula="of:=NORMDIST([.I57];[.$E$2]+[.$B$9];[.$B$9];0)" office:value-type="float" office:value="0.177766264252999">
            <text:p>0,1778</text:p>
          </table:table-cell>
          <table:table-cell/>
          <table:table-cell table:formula="of:=[.F57]+2*[.$B$9]" office:value-type="float" office:value="3.04">
            <text:p>3,04</text:p>
          </table:table-cell>
          <table:table-cell table:style-name="ce8" table:formula="of:=NORMDIST([.L57];[.$E$2]+2*[.$B$9];[.$B$9];0)" office:value-type="float" office:value="0.177766264252999">
            <text:p>0,1778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/>
          <table:table-cell table:formula="of:=[.$B$2]+([.A58]*[.$B$8])" office:value-type="float" office:value="-1.4">
            <text:p>-1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8])*[.$B$9]*[.$B$11]" office:value-type="float" office:value="-0.84">
            <text:p>-0,84</text:p>
          </table:table-cell>
          <table:table-cell table:style-name="ce8" table:formula="of:=NORMDIST([.F58];[.$E$2];[.$B$9];0)" office:value-type="float" office:value="0.182631336311077">
            <text:p>0,1826</text:p>
          </table:table-cell>
          <table:table-cell/>
          <table:table-cell table:formula="of:=[.F58]+[.$B$9]" office:value-type="float" office:value="1.16">
            <text:p>1,16</text:p>
          </table:table-cell>
          <table:table-cell table:style-name="ce8" table:formula="of:=NORMDIST([.I58];[.$E$2]+[.$B$9];[.$B$9];0)" office:value-type="float" office:value="0.182631336311077">
            <text:p>0,1826</text:p>
          </table:table-cell>
          <table:table-cell/>
          <table:table-cell table:formula="of:=[.F58]+2*[.$B$9]" office:value-type="float" office:value="3.16">
            <text:p>3,16</text:p>
          </table:table-cell>
          <table:table-cell table:style-name="ce8" table:formula="of:=NORMDIST([.L58];[.$E$2]+2*[.$B$9];[.$B$9];0)" office:value-type="float" office:value="0.182631336311077">
            <text:p>0,1826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/>
          <table:table-cell table:formula="of:=[.$B$2]+([.A59]*[.$B$8])" office:value-type="float" office:value="-1.2">
            <text:p>-1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59])*[.$B$9]*[.$B$11]" office:value-type="float" office:value="-0.72">
            <text:p>-0,72</text:p>
          </table:table-cell>
          <table:table-cell table:style-name="ce8" table:formula="of:=NORMDIST([.F59];[.$E$2];[.$B$9];0)" office:value-type="float" office:value="0.186955302686564">
            <text:p>0,1870</text:p>
          </table:table-cell>
          <table:table-cell/>
          <table:table-cell table:formula="of:=[.F59]+[.$B$9]" office:value-type="float" office:value="1.28">
            <text:p>1,28</text:p>
          </table:table-cell>
          <table:table-cell table:style-name="ce8" table:formula="of:=NORMDIST([.I59];[.$E$2]+[.$B$9];[.$B$9];0)" office:value-type="float" office:value="0.186955302686564">
            <text:p>0,1870</text:p>
          </table:table-cell>
          <table:table-cell/>
          <table:table-cell table:formula="of:=[.F59]+2*[.$B$9]" office:value-type="float" office:value="3.28">
            <text:p>3,28</text:p>
          </table:table-cell>
          <table:table-cell table:style-name="ce8" table:formula="of:=NORMDIST([.L59];[.$E$2]+2*[.$B$9];[.$B$9];0)" office:value-type="float" office:value="0.186955302686564">
            <text:p>0,1870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/>
          <table:table-cell table:formula="of:=[.$B$2]+([.A60]*[.$B$8])"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0])*[.$B$9]*[.$B$11]" office:value-type="float" office:value="-0.6">
            <text:p>-0,6</text:p>
          </table:table-cell>
          <table:table-cell table:style-name="ce8" table:formula="of:=NORMDIST([.F60];[.$E$2];[.$B$9];0)" office:value-type="float" office:value="0.190693907730262">
            <text:p>0,1907</text:p>
          </table:table-cell>
          <table:table-cell/>
          <table:table-cell table:formula="of:=[.F60]+[.$B$9]" office:value-type="float" office:value="1.4">
            <text:p>1,4</text:p>
          </table:table-cell>
          <table:table-cell table:style-name="ce8" table:formula="of:=NORMDIST([.I60];[.$E$2]+[.$B$9];[.$B$9];0)" office:value-type="float" office:value="0.190693907730262">
            <text:p>0,1907</text:p>
          </table:table-cell>
          <table:table-cell/>
          <table:table-cell table:formula="of:=[.F60]+2*[.$B$9]" office:value-type="float" office:value="3.4">
            <text:p>3,4</text:p>
          </table:table-cell>
          <table:table-cell table:style-name="ce8" table:formula="of:=NORMDIST([.L60];[.$E$2]+2*[.$B$9];[.$B$9];0)" office:value-type="float" office:value="0.190693907730262">
            <text:p>0,1907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/>
          <table:table-cell table:formula="of:=[.$B$2]+([.A61]*[.$B$8])" office:value-type="float" office:value="-0.799999999999999">
            <text:p>-0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1])*[.$B$9]*[.$B$11]" office:value-type="float" office:value="-0.48">
            <text:p>-0,48</text:p>
          </table:table-cell>
          <table:table-cell table:style-name="ce8" table:formula="of:=NORMDIST([.F61];[.$E$2];[.$B$9];0)" office:value-type="float" office:value="0.193808307562507">
            <text:p>0,1938</text:p>
          </table:table-cell>
          <table:table-cell/>
          <table:table-cell table:formula="of:=[.F61]+[.$B$9]" office:value-type="float" office:value="1.52">
            <text:p>1,52</text:p>
          </table:table-cell>
          <table:table-cell table:style-name="ce8" table:formula="of:=NORMDIST([.I61];[.$E$2]+[.$B$9];[.$B$9];0)" office:value-type="float" office:value="0.193808307562507">
            <text:p>0,1938</text:p>
          </table:table-cell>
          <table:table-cell/>
          <table:table-cell table:formula="of:=[.F61]+2*[.$B$9]" office:value-type="float" office:value="3.52">
            <text:p>3,52</text:p>
          </table:table-cell>
          <table:table-cell table:style-name="ce8" table:formula="of:=NORMDIST([.L61];[.$E$2]+2*[.$B$9];[.$B$9];0)" office:value-type="float" office:value="0.193808307562507">
            <text:p>0,1938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/>
          <table:table-cell table:formula="of:=[.$B$2]+([.A62]*[.$B$8])" office:value-type="float" office:value="-0.6">
            <text:p>-0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2])*[.$B$9]*[.$B$11]" office:value-type="float" office:value="-0.36">
            <text:p>-0,36</text:p>
          </table:table-cell>
          <table:table-cell table:style-name="ce8" table:formula="of:=NORMDIST([.F62];[.$E$2];[.$B$9];0)" office:value-type="float" office:value="0.196265741560214">
            <text:p>0,1963</text:p>
          </table:table-cell>
          <table:table-cell/>
          <table:table-cell table:formula="of:=[.F62]+[.$B$9]" office:value-type="float" office:value="1.64">
            <text:p>1,64</text:p>
          </table:table-cell>
          <table:table-cell table:style-name="ce8" table:formula="of:=NORMDIST([.I62];[.$E$2]+[.$B$9];[.$B$9];0)" office:value-type="float" office:value="0.196265741560214">
            <text:p>0,1963</text:p>
          </table:table-cell>
          <table:table-cell/>
          <table:table-cell table:formula="of:=[.F62]+2*[.$B$9]" office:value-type="float" office:value="3.64">
            <text:p>3,64</text:p>
          </table:table-cell>
          <table:table-cell table:style-name="ce8" table:formula="of:=NORMDIST([.L62];[.$E$2]+2*[.$B$9];[.$B$9];0)" office:value-type="float" office:value="0.196265741560214">
            <text:p>0,1963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/>
          <table:table-cell table:formula="of:=[.$B$2]+([.A63]*[.$B$8])" office:value-type="float" office:value="-0.4">
            <text:p>-0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3])*[.$B$9]*[.$B$11]" office:value-type="float" office:value="-0.24">
            <text:p>-0,24</text:p>
          </table:table-cell>
          <table:table-cell table:style-name="ce8" table:formula="of:=NORMDIST([.F63];[.$E$2];[.$B$9];0)" office:value-type="float" office:value="0.198040105896828">
            <text:p>0,1980</text:p>
          </table:table-cell>
          <table:table-cell/>
          <table:table-cell table:formula="of:=[.F63]+[.$B$9]" office:value-type="float" office:value="1.76">
            <text:p>1,76</text:p>
          </table:table-cell>
          <table:table-cell table:style-name="ce8" table:formula="of:=NORMDIST([.I63];[.$E$2]+[.$B$9];[.$B$9];0)" office:value-type="float" office:value="0.198040105896828">
            <text:p>0,1980</text:p>
          </table:table-cell>
          <table:table-cell/>
          <table:table-cell table:formula="of:=[.F63]+2*[.$B$9]" office:value-type="float" office:value="3.76">
            <text:p>3,76</text:p>
          </table:table-cell>
          <table:table-cell table:style-name="ce8" table:formula="of:=NORMDIST([.L63];[.$E$2]+2*[.$B$9];[.$B$9];0)" office:value-type="float" office:value="0.198040105896828">
            <text:p>0,1980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/>
          <table:table-cell table:formula="of:=[.$B$2]+([.A64]*[.$B$8])" office:value-type="float" office:value="-0.199999999999999">
            <text:p>-0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4])*[.$B$9]*[.$B$11]" office:value-type="float" office:value="-0.12">
            <text:p>-0,12</text:p>
          </table:table-cell>
          <table:table-cell table:style-name="ce8" table:formula="of:=NORMDIST([.F64];[.$E$2];[.$B$9];0)" office:value-type="float" office:value="0.199112415097803">
            <text:p>0,1991</text:p>
          </table:table-cell>
          <table:table-cell/>
          <table:table-cell table:formula="of:=[.F64]+[.$B$9]" office:value-type="float" office:value="1.88">
            <text:p>1,88</text:p>
          </table:table-cell>
          <table:table-cell table:style-name="ce8" table:formula="of:=NORMDIST([.I64];[.$E$2]+[.$B$9];[.$B$9];0)" office:value-type="float" office:value="0.199112415097803">
            <text:p>0,1991</text:p>
          </table:table-cell>
          <table:table-cell/>
          <table:table-cell table:formula="of:=[.F64]+2*[.$B$9]" office:value-type="float" office:value="3.88">
            <text:p>3,88</text:p>
          </table:table-cell>
          <table:table-cell table:style-name="ce8" table:formula="of:=NORMDIST([.L64];[.$E$2]+2*[.$B$9];[.$B$9];0)" office:value-type="float" office:value="0.199112415097803">
            <text:p>0,1991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/>
          <table:table-cell table:formula="of:=[.$B$2]+([.A65]*[.$B$8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5])*[.$B$9]*[.$B$11]" office:value-type="float" office:value="0">
            <text:p>0</text:p>
          </table:table-cell>
          <table:table-cell table:style-name="ce8" table:formula="of:=NORMDIST([.F65];[.$E$2];[.$B$9];0)" office:value-type="float" office:value="0.199471140200716">
            <text:p>0,1995</text:p>
          </table:table-cell>
          <table:table-cell/>
          <table:table-cell table:formula="of:=[.F65]+[.$B$9]" office:value-type="float" office:value="2">
            <text:p>2</text:p>
          </table:table-cell>
          <table:table-cell table:style-name="ce8" table:formula="of:=NORMDIST([.I65];[.$E$2]+[.$B$9];[.$B$9];0)" office:value-type="float" office:value="0.199471140200716">
            <text:p>0,1995</text:p>
          </table:table-cell>
          <table:table-cell/>
          <table:table-cell table:formula="of:=[.F65]+2*[.$B$9]" office:value-type="float" office:value="4">
            <text:p>4</text:p>
          </table:table-cell>
          <table:table-cell table:style-name="ce8" table:formula="of:=NORMDIST([.L65];[.$E$2]+2*[.$B$9];[.$B$9];0)" office:value-type="float" office:value="0.199471140200716">
            <text:p>0,1995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/>
          <table:table-cell table:formula="of:=[.$B$2]+([.A66]*[.$B$8])" office:value-type="float" office:value="0.199999999999999">
            <text:p>0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6])*[.$B$9]*[.$B$11]" office:value-type="float" office:value="0.12">
            <text:p>0,12</text:p>
          </table:table-cell>
          <table:table-cell table:style-name="ce8" table:formula="of:=NORMDIST([.F66];[.$E$2];[.$B$9];0)" office:value-type="float" office:value="0.199112415097803">
            <text:p>0,1991</text:p>
          </table:table-cell>
          <table:table-cell/>
          <table:table-cell table:formula="of:=[.F66]+[.$B$9]" office:value-type="float" office:value="2.12">
            <text:p>2,12</text:p>
          </table:table-cell>
          <table:table-cell table:style-name="ce8" table:formula="of:=NORMDIST([.I66];[.$E$2]+[.$B$9];[.$B$9];0)" office:value-type="float" office:value="0.199112415097803">
            <text:p>0,1991</text:p>
          </table:table-cell>
          <table:table-cell/>
          <table:table-cell table:formula="of:=[.F66]+2*[.$B$9]" office:value-type="float" office:value="4.12">
            <text:p>4,12</text:p>
          </table:table-cell>
          <table:table-cell table:style-name="ce8" table:formula="of:=NORMDIST([.L66];[.$E$2]+2*[.$B$9];[.$B$9];0)" office:value-type="float" office:value="0.199112415097803">
            <text:p>0,1991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/>
          <table:table-cell table:formula="of:=[.$B$2]+([.A67]*[.$B$8])" office:value-type="float" office:value="0.4">
            <text:p>0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7])*[.$B$9]*[.$B$11]" office:value-type="float" office:value="0.24">
            <text:p>0,24</text:p>
          </table:table-cell>
          <table:table-cell table:style-name="ce8" table:formula="of:=NORMDIST([.F67];[.$E$2];[.$B$9];0)" office:value-type="float" office:value="0.198040105896828">
            <text:p>0,1980</text:p>
          </table:table-cell>
          <table:table-cell/>
          <table:table-cell table:formula="of:=[.F67]+[.$B$9]" office:value-type="float" office:value="2.24">
            <text:p>2,24</text:p>
          </table:table-cell>
          <table:table-cell table:style-name="ce8" table:formula="of:=NORMDIST([.I67];[.$E$2]+[.$B$9];[.$B$9];0)" office:value-type="float" office:value="0.198040105896828">
            <text:p>0,1980</text:p>
          </table:table-cell>
          <table:table-cell/>
          <table:table-cell table:formula="of:=[.F67]+2*[.$B$9]" office:value-type="float" office:value="4.24">
            <text:p>4,24</text:p>
          </table:table-cell>
          <table:table-cell table:style-name="ce8" table:formula="of:=NORMDIST([.L67];[.$E$2]+2*[.$B$9];[.$B$9];0)" office:value-type="float" office:value="0.198040105896828">
            <text:p>0,1980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/>
          <table:table-cell table:formula="of:=[.$B$2]+([.A68]*[.$B$8])" office:value-type="float" office:value="0.600000000000001">
            <text:p>0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8])*[.$B$9]*[.$B$11]" office:value-type="float" office:value="0.36">
            <text:p>0,36</text:p>
          </table:table-cell>
          <table:table-cell table:style-name="ce8" table:formula="of:=NORMDIST([.F68];[.$E$2];[.$B$9];0)" office:value-type="float" office:value="0.196265741560214">
            <text:p>0,1963</text:p>
          </table:table-cell>
          <table:table-cell/>
          <table:table-cell table:formula="of:=[.F68]+[.$B$9]" office:value-type="float" office:value="2.36">
            <text:p>2,36</text:p>
          </table:table-cell>
          <table:table-cell table:style-name="ce8" table:formula="of:=NORMDIST([.I68];[.$E$2]+[.$B$9];[.$B$9];0)" office:value-type="float" office:value="0.196265741560214">
            <text:p>0,1963</text:p>
          </table:table-cell>
          <table:table-cell/>
          <table:table-cell table:formula="of:=[.F68]+2*[.$B$9]" office:value-type="float" office:value="4.36">
            <text:p>4,36</text:p>
          </table:table-cell>
          <table:table-cell table:style-name="ce8" table:formula="of:=NORMDIST([.L68];[.$E$2]+2*[.$B$9];[.$B$9];0)" office:value-type="float" office:value="0.196265741560214">
            <text:p>0,1963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/>
          <table:table-cell table:formula="of:=[.$B$2]+([.A69]*[.$B$8])" office:value-type="float" office:value="0.800000000000001">
            <text:p>0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69])*[.$B$9]*[.$B$11]" office:value-type="float" office:value="0.48">
            <text:p>0,48</text:p>
          </table:table-cell>
          <table:table-cell table:style-name="ce8" table:formula="of:=NORMDIST([.F69];[.$E$2];[.$B$9];0)" office:value-type="float" office:value="0.193808307562507">
            <text:p>0,1938</text:p>
          </table:table-cell>
          <table:table-cell/>
          <table:table-cell table:formula="of:=[.F69]+[.$B$9]" office:value-type="float" office:value="2.48">
            <text:p>2,48</text:p>
          </table:table-cell>
          <table:table-cell table:style-name="ce8" table:formula="of:=NORMDIST([.I69];[.$E$2]+[.$B$9];[.$B$9];0)" office:value-type="float" office:value="0.193808307562507">
            <text:p>0,1938</text:p>
          </table:table-cell>
          <table:table-cell/>
          <table:table-cell table:formula="of:=[.F69]+2*[.$B$9]" office:value-type="float" office:value="4.48">
            <text:p>4,48</text:p>
          </table:table-cell>
          <table:table-cell table:style-name="ce8" table:formula="of:=NORMDIST([.L69];[.$E$2]+2*[.$B$9];[.$B$9];0)" office:value-type="float" office:value="0.193808307562507">
            <text:p>0,1938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/>
          <table:table-cell table:formula="of:=[.$B$2]+([.A70]*[.$B$8]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0])*[.$B$9]*[.$B$11]" office:value-type="float" office:value="0.600000000000001">
            <text:p>0,6</text:p>
          </table:table-cell>
          <table:table-cell table:style-name="ce8" table:formula="of:=NORMDIST([.F70];[.$E$2];[.$B$9];0)" office:value-type="float" office:value="0.190693907730262">
            <text:p>0,1907</text:p>
          </table:table-cell>
          <table:table-cell/>
          <table:table-cell table:formula="of:=[.F70]+[.$B$9]" office:value-type="float" office:value="2.6">
            <text:p>2,6</text:p>
          </table:table-cell>
          <table:table-cell table:style-name="ce8" table:formula="of:=NORMDIST([.I70];[.$E$2]+[.$B$9];[.$B$9];0)" office:value-type="float" office:value="0.190693907730262">
            <text:p>0,1907</text:p>
          </table:table-cell>
          <table:table-cell/>
          <table:table-cell table:formula="of:=[.F70]+2*[.$B$9]" office:value-type="float" office:value="4.6">
            <text:p>4,6</text:p>
          </table:table-cell>
          <table:table-cell table:style-name="ce8" table:formula="of:=NORMDIST([.L70];[.$E$2]+2*[.$B$9];[.$B$9];0)" office:value-type="float" office:value="0.190693907730262">
            <text:p>0,1907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/>
          <table:table-cell table:formula="of:=[.$B$2]+([.A71]*[.$B$8])" office:value-type="float" office:value="1.2">
            <text:p>1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1])*[.$B$9]*[.$B$11]" office:value-type="float" office:value="0.720000000000001">
            <text:p>0,72</text:p>
          </table:table-cell>
          <table:table-cell table:style-name="ce8" table:formula="of:=NORMDIST([.F71];[.$E$2];[.$B$9];0)" office:value-type="float" office:value="0.186955302686564">
            <text:p>0,1870</text:p>
          </table:table-cell>
          <table:table-cell/>
          <table:table-cell table:formula="of:=[.F71]+[.$B$9]" office:value-type="float" office:value="2.72">
            <text:p>2,72</text:p>
          </table:table-cell>
          <table:table-cell table:style-name="ce8" table:formula="of:=NORMDIST([.I71];[.$E$2]+[.$B$9];[.$B$9];0)" office:value-type="float" office:value="0.186955302686564">
            <text:p>0,1870</text:p>
          </table:table-cell>
          <table:table-cell/>
          <table:table-cell table:formula="of:=[.F71]+2*[.$B$9]" office:value-type="float" office:value="4.72">
            <text:p>4,72</text:p>
          </table:table-cell>
          <table:table-cell table:style-name="ce8" table:formula="of:=NORMDIST([.L71];[.$E$2]+2*[.$B$9];[.$B$9];0)" office:value-type="float" office:value="0.186955302686564">
            <text:p>0,1870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/>
          <table:table-cell table:formula="of:=[.$B$2]+([.A72]*[.$B$8])" office:value-type="float" office:value="1.4">
            <text:p>1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2])*[.$B$9]*[.$B$11]" office:value-type="float" office:value="0.840000000000001">
            <text:p>0,84</text:p>
          </table:table-cell>
          <table:table-cell table:style-name="ce8" table:formula="of:=NORMDIST([.F72];[.$E$2];[.$B$9];0)" office:value-type="float" office:value="0.182631336311077">
            <text:p>0,1826</text:p>
          </table:table-cell>
          <table:table-cell/>
          <table:table-cell table:formula="of:=[.F72]+[.$B$9]" office:value-type="float" office:value="2.84">
            <text:p>2,84</text:p>
          </table:table-cell>
          <table:table-cell table:style-name="ce8" table:formula="of:=NORMDIST([.I72];[.$E$2]+[.$B$9];[.$B$9];0)" office:value-type="float" office:value="0.182631336311077">
            <text:p>0,1826</text:p>
          </table:table-cell>
          <table:table-cell/>
          <table:table-cell table:formula="of:=[.F72]+2*[.$B$9]" office:value-type="float" office:value="4.84">
            <text:p>4,84</text:p>
          </table:table-cell>
          <table:table-cell table:style-name="ce8" table:formula="of:=NORMDIST([.L72];[.$E$2]+2*[.$B$9];[.$B$9];0)" office:value-type="float" office:value="0.182631336311077">
            <text:p>0,1826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/>
          <table:table-cell table:formula="of:=[.$B$2]+([.A73]*[.$B$8])" office:value-type="float" office:value="1.6">
            <text:p>1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3])*[.$B$9]*[.$B$11]" office:value-type="float" office:value="0.959999999999999">
            <text:p>0,96</text:p>
          </table:table-cell>
          <table:table-cell table:style-name="ce8" table:formula="of:=NORMDIST([.F73];[.$E$2];[.$B$9];0)" office:value-type="float" office:value="0.177766264252999">
            <text:p>0,1778</text:p>
          </table:table-cell>
          <table:table-cell/>
          <table:table-cell table:formula="of:=[.F73]+[.$B$9]" office:value-type="float" office:value="2.96">
            <text:p>2,96</text:p>
          </table:table-cell>
          <table:table-cell table:style-name="ce8" table:formula="of:=NORMDIST([.I73];[.$E$2]+[.$B$9];[.$B$9];0)" office:value-type="float" office:value="0.177766264252999">
            <text:p>0,1778</text:p>
          </table:table-cell>
          <table:table-cell/>
          <table:table-cell table:formula="of:=[.F73]+2*[.$B$9]" office:value-type="float" office:value="4.96">
            <text:p>4,96</text:p>
          </table:table-cell>
          <table:table-cell table:style-name="ce8" table:formula="of:=NORMDIST([.L73];[.$E$2]+2*[.$B$9];[.$B$9];0)" office:value-type="float" office:value="0.177766264252999">
            <text:p>0,1778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/>
          <table:table-cell table:formula="of:=[.$B$2]+([.A74]*[.$B$8])" office:value-type="float" office:value="1.8">
            <text:p>1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4])*[.$B$9]*[.$B$11]" office:value-type="float" office:value="1.08">
            <text:p>1,08</text:p>
          </table:table-cell>
          <table:table-cell table:style-name="ce8" table:formula="of:=NORMDIST([.F74];[.$E$2];[.$B$9];0)" office:value-type="float" office:value="0.172409000719667">
            <text:p>0,1724</text:p>
          </table:table-cell>
          <table:table-cell/>
          <table:table-cell table:formula="of:=[.F74]+[.$B$9]" office:value-type="float" office:value="3.08">
            <text:p>3,08</text:p>
          </table:table-cell>
          <table:table-cell table:style-name="ce8" table:formula="of:=NORMDIST([.I74];[.$E$2]+[.$B$9];[.$B$9];0)" office:value-type="float" office:value="0.172409000719667">
            <text:p>0,1724</text:p>
          </table:table-cell>
          <table:table-cell/>
          <table:table-cell table:formula="of:=[.F74]+2*[.$B$9]" office:value-type="float" office:value="5.08">
            <text:p>5,08</text:p>
          </table:table-cell>
          <table:table-cell table:style-name="ce8" table:formula="of:=NORMDIST([.L74];[.$E$2]+2*[.$B$9];[.$B$9];0)" office:value-type="float" office:value="0.172409000719667">
            <text:p>0,1724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/>
          <table:table-cell table:formula="of:=[.$B$2]+([.A75]*[.$B$8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5])*[.$B$9]*[.$B$11]" office:value-type="float" office:value="1.2">
            <text:p>1,2</text:p>
          </table:table-cell>
          <table:table-cell table:style-name="ce8" table:formula="of:=NORMDIST([.F75];[.$E$2];[.$B$9];0)" office:value-type="float" office:value="0.1666123014459">
            <text:p>0,1666</text:p>
          </table:table-cell>
          <table:table-cell/>
          <table:table-cell table:formula="of:=[.F75]+[.$B$9]" office:value-type="float" office:value="3.2">
            <text:p>3,2</text:p>
          </table:table-cell>
          <table:table-cell table:style-name="ce8" table:formula="of:=NORMDIST([.I75];[.$E$2]+[.$B$9];[.$B$9];0)" office:value-type="float" office:value="0.1666123014459">
            <text:p>0,1666</text:p>
          </table:table-cell>
          <table:table-cell/>
          <table:table-cell table:formula="of:=[.F75]+2*[.$B$9]" office:value-type="float" office:value="5.2">
            <text:p>5,2</text:p>
          </table:table-cell>
          <table:table-cell table:style-name="ce8" table:formula="of:=NORMDIST([.L75];[.$E$2]+2*[.$B$9];[.$B$9];0)" office:value-type="float" office:value="0.1666123014459">
            <text:p>0,1666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/>
          <table:table-cell table:formula="of:=[.$B$2]+([.A76]*[.$B$8])" office:value-type="float" office:value="2.2">
            <text:p>2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6])*[.$B$9]*[.$B$11]" office:value-type="float" office:value="1.32">
            <text:p>1,32</text:p>
          </table:table-cell>
          <table:table-cell table:style-name="ce8" table:formula="of:=NORMDIST([.F76];[.$E$2];[.$B$9];0)" office:value-type="float" office:value="0.160431901885586">
            <text:p>0,1604</text:p>
          </table:table-cell>
          <table:table-cell/>
          <table:table-cell table:formula="of:=[.F76]+[.$B$9]" office:value-type="float" office:value="3.32">
            <text:p>3,32</text:p>
          </table:table-cell>
          <table:table-cell table:style-name="ce8" table:formula="of:=NORMDIST([.I76];[.$E$2]+[.$B$9];[.$B$9];0)" office:value-type="float" office:value="0.160431901885586">
            <text:p>0,1604</text:p>
          </table:table-cell>
          <table:table-cell/>
          <table:table-cell table:formula="of:=[.F76]+2*[.$B$9]" office:value-type="float" office:value="5.32">
            <text:p>5,32</text:p>
          </table:table-cell>
          <table:table-cell table:style-name="ce8" table:formula="of:=NORMDIST([.L76];[.$E$2]+2*[.$B$9];[.$B$9];0)" office:value-type="float" office:value="0.160431901885586">
            <text:p>0,1604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/>
          <table:table-cell table:formula="of:=[.$B$2]+([.A77]*[.$B$8])" office:value-type="float" office:value="2.4">
            <text:p>2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7])*[.$B$9]*[.$B$11]" office:value-type="float" office:value="1.44">
            <text:p>1,44</text:p>
          </table:table-cell>
          <table:table-cell table:style-name="ce8" table:formula="of:=NORMDIST([.F77];[.$E$2];[.$B$9];0)" office:value-type="float" office:value="0.153925630234926">
            <text:p>0,1539</text:p>
          </table:table-cell>
          <table:table-cell/>
          <table:table-cell table:formula="of:=[.F77]+[.$B$9]" office:value-type="float" office:value="3.44">
            <text:p>3,44</text:p>
          </table:table-cell>
          <table:table-cell table:style-name="ce8" table:formula="of:=NORMDIST([.I77];[.$E$2]+[.$B$9];[.$B$9];0)" office:value-type="float" office:value="0.153925630234926">
            <text:p>0,1539</text:p>
          </table:table-cell>
          <table:table-cell/>
          <table:table-cell table:formula="of:=[.F77]+2*[.$B$9]" office:value-type="float" office:value="5.44">
            <text:p>5,44</text:p>
          </table:table-cell>
          <table:table-cell table:style-name="ce8" table:formula="of:=NORMDIST([.L77];[.$E$2]+2*[.$B$9];[.$B$9];0)" office:value-type="float" office:value="0.153925630234927">
            <text:p>0,1539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/>
          <table:table-cell table:formula="of:=[.$B$2]+([.A78]*[.$B$8])" office:value-type="float" office:value="2.6">
            <text:p>2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8])*[.$B$9]*[.$B$11]" office:value-type="float" office:value="1.56">
            <text:p>1,56</text:p>
          </table:table-cell>
          <table:table-cell table:style-name="ce8" table:formula="of:=NORMDIST([.F78];[.$E$2];[.$B$9];0)" office:value-type="float" office:value="0.147152514894163">
            <text:p>0,1472</text:p>
          </table:table-cell>
          <table:table-cell/>
          <table:table-cell table:formula="of:=[.F78]+[.$B$9]" office:value-type="float" office:value="3.56">
            <text:p>3,56</text:p>
          </table:table-cell>
          <table:table-cell table:style-name="ce8" table:formula="of:=NORMDIST([.I78];[.$E$2]+[.$B$9];[.$B$9];0)" office:value-type="float" office:value="0.147152514894163">
            <text:p>0,1472</text:p>
          </table:table-cell>
          <table:table-cell/>
          <table:table-cell table:formula="of:=[.F78]+2*[.$B$9]" office:value-type="float" office:value="5.56">
            <text:p>5,56</text:p>
          </table:table-cell>
          <table:table-cell table:style-name="ce8" table:formula="of:=NORMDIST([.L78];[.$E$2]+2*[.$B$9];[.$B$9];0)" office:value-type="float" office:value="0.147152514894163">
            <text:p>0,1472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/>
          <table:table-cell table:formula="of:=[.$B$2]+([.A79]*[.$B$8])" office:value-type="float" office:value="2.8">
            <text:p>2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79])*[.$B$9]*[.$B$11]" office:value-type="float" office:value="1.68">
            <text:p>1,68</text:p>
          </table:table-cell>
          <table:table-cell table:style-name="ce8" table:formula="of:=NORMDIST([.F79];[.$E$2];[.$B$9];0)" office:value-type="float" office:value="0.14017190541981">
            <text:p>0,1402</text:p>
          </table:table-cell>
          <table:table-cell/>
          <table:table-cell table:formula="of:=[.F79]+[.$B$9]" office:value-type="float" office:value="3.68">
            <text:p>3,68</text:p>
          </table:table-cell>
          <table:table-cell table:style-name="ce8" table:formula="of:=NORMDIST([.I79];[.$E$2]+[.$B$9];[.$B$9];0)" office:value-type="float" office:value="0.14017190541981">
            <text:p>0,1402</text:p>
          </table:table-cell>
          <table:table-cell/>
          <table:table-cell table:formula="of:=[.F79]+2*[.$B$9]" office:value-type="float" office:value="5.68">
            <text:p>5,68</text:p>
          </table:table-cell>
          <table:table-cell table:style-name="ce8" table:formula="of:=NORMDIST([.L79];[.$E$2]+2*[.$B$9];[.$B$9];0)" office:value-type="float" office:value="0.14017190541981">
            <text:p>0,1402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/>
          <table:table-cell table:formula="of:=[.$B$2]+([.A80]*[.$B$8])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0])*[.$B$9]*[.$B$11]" office:value-type="float" office:value="1.8">
            <text:p>1,8</text:p>
          </table:table-cell>
          <table:table-cell table:style-name="ce8" table:formula="of:=NORMDIST([.F80];[.$E$2];[.$B$9];0)" office:value-type="float" office:value="0.133042624949377">
            <text:p>0,1330</text:p>
          </table:table-cell>
          <table:table-cell/>
          <table:table-cell table:formula="of:=[.F80]+[.$B$9]" office:value-type="float" office:value="3.8">
            <text:p>3,8</text:p>
          </table:table-cell>
          <table:table-cell table:style-name="ce8" table:formula="of:=NORMDIST([.I80];[.$E$2]+[.$B$9];[.$B$9];0)" office:value-type="float" office:value="0.133042624949377">
            <text:p>0,1330</text:p>
          </table:table-cell>
          <table:table-cell/>
          <table:table-cell table:formula="of:=[.F80]+2*[.$B$9]" office:value-type="float" office:value="5.8">
            <text:p>5,8</text:p>
          </table:table-cell>
          <table:table-cell table:style-name="ce8" table:formula="of:=NORMDIST([.L80];[.$E$2]+2*[.$B$9];[.$B$9];0)" office:value-type="float" office:value="0.133042624949377">
            <text:p>0,1330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/>
          <table:table-cell table:formula="of:=[.$B$2]+([.A81]*[.$B$8])" office:value-type="float" office:value="3.2">
            <text:p>3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1])*[.$B$9]*[.$B$11]" office:value-type="float" office:value="1.92">
            <text:p>1,92</text:p>
          </table:table-cell>
          <table:table-cell table:style-name="ce8" table:formula="of:=NORMDIST([.F81];[.$E$2];[.$B$9];0)" office:value-type="float" office:value="0.125822170549059">
            <text:p>0,1258</text:p>
          </table:table-cell>
          <table:table-cell/>
          <table:table-cell table:formula="of:=[.F81]+[.$B$9]" office:value-type="float" office:value="3.92">
            <text:p>3,92</text:p>
          </table:table-cell>
          <table:table-cell table:style-name="ce8" table:formula="of:=NORMDIST([.I81];[.$E$2]+[.$B$9];[.$B$9];0)" office:value-type="float" office:value="0.125822170549059">
            <text:p>0,1258</text:p>
          </table:table-cell>
          <table:table-cell/>
          <table:table-cell table:formula="of:=[.F81]+2*[.$B$9]" office:value-type="float" office:value="5.92">
            <text:p>5,92</text:p>
          </table:table-cell>
          <table:table-cell table:style-name="ce8" table:formula="of:=NORMDIST([.L81];[.$E$2]+2*[.$B$9];[.$B$9];0)" office:value-type="float" office:value="0.125822170549059">
            <text:p>0,1258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/>
          <table:table-cell table:formula="of:=[.$B$2]+([.A82]*[.$B$8])" office:value-type="float" office:value="3.4">
            <text:p>3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2])*[.$B$9]*[.$B$11]" office:value-type="float" office:value="2.04">
            <text:p>2,04</text:p>
          </table:table-cell>
          <table:table-cell table:style-name="ce8" table:formula="of:=NORMDIST([.F82];[.$E$2];[.$B$9];0)" office:value-type="float" office:value="0.11856597600969">
            <text:p>0,1186</text:p>
          </table:table-cell>
          <table:table-cell/>
          <table:table-cell table:formula="of:=[.F82]+[.$B$9]" office:value-type="float" office:value="4.04">
            <text:p>4,04</text:p>
          </table:table-cell>
          <table:table-cell table:style-name="ce8" table:formula="of:=NORMDIST([.I82];[.$E$2]+[.$B$9];[.$B$9];0)" office:value-type="float" office:value="0.11856597600969">
            <text:p>0,1186</text:p>
          </table:table-cell>
          <table:table-cell/>
          <table:table-cell table:formula="of:=[.F82]+2*[.$B$9]" office:value-type="float" office:value="6.04">
            <text:p>6,04</text:p>
          </table:table-cell>
          <table:table-cell table:style-name="ce8" table:formula="of:=NORMDIST([.L82];[.$E$2]+2*[.$B$9];[.$B$9];0)" office:value-type="float" office:value="0.11856597600969">
            <text:p>0,1186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/>
          <table:table-cell table:formula="of:=[.$B$2]+([.A83]*[.$B$8])" office:value-type="float" office:value="3.6">
            <text:p>3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3])*[.$B$9]*[.$B$11]" office:value-type="float" office:value="2.16">
            <text:p>2,16</text:p>
          </table:table-cell>
          <table:table-cell table:style-name="ce8" table:formula="of:=NORMDIST([.F83];[.$E$2];[.$B$9];0)" office:value-type="float" office:value="0.111326749375881">
            <text:p>0,1113</text:p>
          </table:table-cell>
          <table:table-cell/>
          <table:table-cell table:formula="of:=[.F83]+[.$B$9]" office:value-type="float" office:value="4.16">
            <text:p>4,16</text:p>
          </table:table-cell>
          <table:table-cell table:style-name="ce8" table:formula="of:=NORMDIST([.I83];[.$E$2]+[.$B$9];[.$B$9];0)" office:value-type="float" office:value="0.111326749375881">
            <text:p>0,1113</text:p>
          </table:table-cell>
          <table:table-cell/>
          <table:table-cell table:formula="of:=[.F83]+2*[.$B$9]" office:value-type="float" office:value="6.16">
            <text:p>6,16</text:p>
          </table:table-cell>
          <table:table-cell table:style-name="ce8" table:formula="of:=NORMDIST([.L83];[.$E$2]+2*[.$B$9];[.$B$9];0)" office:value-type="float" office:value="0.111326749375881">
            <text:p>0,1113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/>
          <table:table-cell table:formula="of:=[.$B$2]+([.A84]*[.$B$8])" office:value-type="float" office:value="3.8">
            <text:p>3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4])*[.$B$9]*[.$B$11]" office:value-type="float" office:value="2.28">
            <text:p>2,28</text:p>
          </table:table-cell>
          <table:table-cell table:style-name="ce8" table:formula="of:=NORMDIST([.F84];[.$E$2];[.$B$9];0)" office:value-type="float" office:value="0.104153895023554">
            <text:p>0,1042</text:p>
          </table:table-cell>
          <table:table-cell/>
          <table:table-cell table:formula="of:=[.F84]+[.$B$9]" office:value-type="float" office:value="4.28">
            <text:p>4,28</text:p>
          </table:table-cell>
          <table:table-cell table:style-name="ce8" table:formula="of:=NORMDIST([.I84];[.$E$2]+[.$B$9];[.$B$9];0)" office:value-type="float" office:value="0.104153895023554">
            <text:p>0,1042</text:p>
          </table:table-cell>
          <table:table-cell/>
          <table:table-cell table:formula="of:=[.F84]+2*[.$B$9]" office:value-type="float" office:value="6.28">
            <text:p>6,28</text:p>
          </table:table-cell>
          <table:table-cell table:style-name="ce8" table:formula="of:=NORMDIST([.L84];[.$E$2]+2*[.$B$9];[.$B$9];0)" office:value-type="float" office:value="0.104153895023554">
            <text:p>0,1042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/>
          <table:table-cell table:formula="of:=[.$B$2]+([.A85]*[.$B$8])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5])*[.$B$9]*[.$B$11]" office:value-type="float" office:value="2.4">
            <text:p>2,4</text:p>
          </table:table-cell>
          <table:table-cell table:style-name="ce8" table:formula="of:=NORMDIST([.F85];[.$E$2];[.$B$9];0)" office:value-type="float" office:value="0.0970930274916064">
            <text:p>0,0971</text:p>
          </table:table-cell>
          <table:table-cell/>
          <table:table-cell table:formula="of:=[.F85]+[.$B$9]" office:value-type="float" office:value="4.4">
            <text:p>4,4</text:p>
          </table:table-cell>
          <table:table-cell table:style-name="ce8" table:formula="of:=NORMDIST([.I85];[.$E$2]+[.$B$9];[.$B$9];0)" office:value-type="float" office:value="0.0970930274916065">
            <text:p>0,0971</text:p>
          </table:table-cell>
          <table:table-cell/>
          <table:table-cell table:formula="of:=[.F85]+2*[.$B$9]" office:value-type="float" office:value="6.4">
            <text:p>6,4</text:p>
          </table:table-cell>
          <table:table-cell table:style-name="ce8" table:formula="of:=NORMDIST([.L85];[.$E$2]+2*[.$B$9];[.$B$9];0)" office:value-type="float" office:value="0.0970930274916065">
            <text:p>0,0971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/>
          <table:table-cell table:formula="of:=[.$B$2]+([.A86]*[.$B$8])" office:value-type="float" office:value="4.2">
            <text:p>4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6])*[.$B$9]*[.$B$11]" office:value-type="float" office:value="2.52">
            <text:p>2,52</text:p>
          </table:table-cell>
          <table:table-cell table:style-name="ce8" table:formula="of:=NORMDIST([.F86];[.$E$2];[.$B$9];0)" office:value-type="float" office:value="0.0901855816135402">
            <text:p>0,0902</text:p>
          </table:table-cell>
          <table:table-cell/>
          <table:table-cell table:formula="of:=[.F86]+[.$B$9]" office:value-type="float" office:value="4.52">
            <text:p>4,52</text:p>
          </table:table-cell>
          <table:table-cell table:style-name="ce8" table:formula="of:=NORMDIST([.I86];[.$E$2]+[.$B$9];[.$B$9];0)" office:value-type="float" office:value="0.0901855816135402">
            <text:p>0,0902</text:p>
          </table:table-cell>
          <table:table-cell/>
          <table:table-cell table:formula="of:=[.F86]+2*[.$B$9]" office:value-type="float" office:value="6.52">
            <text:p>6,52</text:p>
          </table:table-cell>
          <table:table-cell table:style-name="ce8" table:formula="of:=NORMDIST([.L86];[.$E$2]+2*[.$B$9];[.$B$9];0)" office:value-type="float" office:value="0.0901855816135402">
            <text:p>0,0902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/>
          <table:table-cell table:formula="of:=[.$B$2]+([.A87]*[.$B$8])" office:value-type="float" office:value="4.4">
            <text:p>4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7])*[.$B$9]*[.$B$11]" office:value-type="float" office:value="2.64">
            <text:p>2,64</text:p>
          </table:table-cell>
          <table:table-cell table:style-name="ce8" table:formula="of:=NORMDIST([.F87];[.$E$2];[.$B$9];0)" office:value-type="float" office:value="0.0834685208708569">
            <text:p>0,0835</text:p>
          </table:table-cell>
          <table:table-cell/>
          <table:table-cell table:formula="of:=[.F87]+[.$B$9]" office:value-type="float" office:value="4.64">
            <text:p>4,64</text:p>
          </table:table-cell>
          <table:table-cell table:style-name="ce8" table:formula="of:=NORMDIST([.I87];[.$E$2]+[.$B$9];[.$B$9];0)" office:value-type="float" office:value="0.0834685208708569">
            <text:p>0,0835</text:p>
          </table:table-cell>
          <table:table-cell/>
          <table:table-cell table:formula="of:=[.F87]+2*[.$B$9]" office:value-type="float" office:value="6.64">
            <text:p>6,64</text:p>
          </table:table-cell>
          <table:table-cell table:style-name="ce8" table:formula="of:=NORMDIST([.L87];[.$E$2]+2*[.$B$9];[.$B$9];0)" office:value-type="float" office:value="0.0834685208708569">
            <text:p>0,0835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/>
          <table:table-cell table:formula="of:=[.$B$2]+([.A88]*[.$B$8])" office:value-type="float" office:value="4.6">
            <text:p>4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8])*[.$B$9]*[.$B$11]" office:value-type="float" office:value="2.76">
            <text:p>2,76</text:p>
          </table:table-cell>
          <table:table-cell table:style-name="ce8" table:formula="of:=NORMDIST([.F88];[.$E$2];[.$B$9];0)" office:value-type="float" office:value="0.0769741433813169">
            <text:p>0,0770</text:p>
          </table:table-cell>
          <table:table-cell/>
          <table:table-cell table:formula="of:=[.F88]+[.$B$9]" office:value-type="float" office:value="4.76">
            <text:p>4,76</text:p>
          </table:table-cell>
          <table:table-cell table:style-name="ce8" table:formula="of:=NORMDIST([.I88];[.$E$2]+[.$B$9];[.$B$9];0)" office:value-type="float" office:value="0.0769741433813169">
            <text:p>0,0770</text:p>
          </table:table-cell>
          <table:table-cell/>
          <table:table-cell table:formula="of:=[.F88]+2*[.$B$9]" office:value-type="float" office:value="6.76">
            <text:p>6,76</text:p>
          </table:table-cell>
          <table:table-cell table:style-name="ce8" table:formula="of:=NORMDIST([.L88];[.$E$2]+2*[.$B$9];[.$B$9];0)" office:value-type="float" office:value="0.0769741433813169">
            <text:p>0,0770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/>
          <table:table-cell table:formula="of:=[.$B$2]+([.A89]*[.$B$8])" office:value-type="float" office:value="4.8">
            <text:p>4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89])*[.$B$9]*[.$B$11]" office:value-type="float" office:value="2.88">
            <text:p>2,88</text:p>
          </table:table-cell>
          <table:table-cell table:style-name="ce8" table:formula="of:=NORMDIST([.F89];[.$E$2];[.$B$9];0)" office:value-type="float" office:value="0.0707299826124194">
            <text:p>0,0707</text:p>
          </table:table-cell>
          <table:table-cell/>
          <table:table-cell table:formula="of:=[.F89]+[.$B$9]" office:value-type="float" office:value="4.88">
            <text:p>4,88</text:p>
          </table:table-cell>
          <table:table-cell table:style-name="ce8" table:formula="of:=NORMDIST([.I89];[.$E$2]+[.$B$9];[.$B$9];0)" office:value-type="float" office:value="0.0707299826124194">
            <text:p>0,0707</text:p>
          </table:table-cell>
          <table:table-cell/>
          <table:table-cell table:formula="of:=[.F89]+2*[.$B$9]" office:value-type="float" office:value="6.88">
            <text:p>6,88</text:p>
          </table:table-cell>
          <table:table-cell table:style-name="ce8" table:formula="of:=NORMDIST([.L89];[.$E$2]+2*[.$B$9];[.$B$9];0)" office:value-type="float" office:value="0.0707299826124194">
            <text:p>0,0707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/>
          <table:table-cell table:formula="of:=[.$B$2]+([.A90]*[.$B$8])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0])*[.$B$9]*[.$B$11]" office:value-type="float" office:value="3">
            <text:p>3</text:p>
          </table:table-cell>
          <table:table-cell table:style-name="ce8" table:formula="of:=NORMDIST([.F90];[.$E$2];[.$B$9];0)" office:value-type="float" office:value="0.0647587978329459">
            <text:p>0,0648</text:p>
          </table:table-cell>
          <table:table-cell/>
          <table:table-cell table:formula="of:=[.F90]+[.$B$9]" office:value-type="float" office:value="5">
            <text:p>5</text:p>
          </table:table-cell>
          <table:table-cell table:style-name="ce8" table:formula="of:=NORMDIST([.I90];[.$E$2]+[.$B$9];[.$B$9];0)" office:value-type="float" office:value="0.0647587978329459">
            <text:p>0,0648</text:p>
          </table:table-cell>
          <table:table-cell/>
          <table:table-cell table:formula="of:=[.F90]+2*[.$B$9]" office:value-type="float" office:value="7">
            <text:p>7</text:p>
          </table:table-cell>
          <table:table-cell table:style-name="ce8" table:formula="of:=NORMDIST([.L90];[.$E$2]+2*[.$B$9];[.$B$9];0)" office:value-type="float" office:value="0.0647587978329459">
            <text:p>0,0648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/>
          <table:table-cell table:formula="of:=[.$B$2]+([.A91]*[.$B$8])" office:value-type="float" office:value="5.2">
            <text:p>5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1])*[.$B$9]*[.$B$11]" office:value-type="float" office:value="3.12">
            <text:p>3,12</text:p>
          </table:table-cell>
          <table:table-cell table:style-name="ce8" table:formula="of:=NORMDIST([.F91];[.$E$2];[.$B$9];0)" office:value-type="float" office:value="0.0590786475297911">
            <text:p>0,0591</text:p>
          </table:table-cell>
          <table:table-cell/>
          <table:table-cell table:formula="of:=[.F91]+[.$B$9]" office:value-type="float" office:value="5.12">
            <text:p>5,12</text:p>
          </table:table-cell>
          <table:table-cell table:style-name="ce8" table:formula="of:=NORMDIST([.I91];[.$E$2]+[.$B$9];[.$B$9];0)" office:value-type="float" office:value="0.0590786475297911">
            <text:p>0,0591</text:p>
          </table:table-cell>
          <table:table-cell/>
          <table:table-cell table:formula="of:=[.F91]+2*[.$B$9]" office:value-type="float" office:value="7.12">
            <text:p>7,12</text:p>
          </table:table-cell>
          <table:table-cell table:style-name="ce8" table:formula="of:=NORMDIST([.L91];[.$E$2]+2*[.$B$9];[.$B$9];0)" office:value-type="float" office:value="0.0590786475297911">
            <text:p>0,0591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/>
          <table:table-cell table:formula="of:=[.$B$2]+([.A92]*[.$B$8])" office:value-type="float" office:value="5.4">
            <text:p>5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2])*[.$B$9]*[.$B$11]" office:value-type="float" office:value="3.24">
            <text:p>3,24</text:p>
          </table:table-cell>
          <table:table-cell table:style-name="ce8" table:formula="of:=NORMDIST([.F92];[.$E$2];[.$B$9];0)" office:value-type="float" office:value="0.0537030375567419">
            <text:p>0,0537</text:p>
          </table:table-cell>
          <table:table-cell/>
          <table:table-cell table:formula="of:=[.F92]+[.$B$9]" office:value-type="float" office:value="5.24">
            <text:p>5,24</text:p>
          </table:table-cell>
          <table:table-cell table:style-name="ce8" table:formula="of:=NORMDIST([.I92];[.$E$2]+[.$B$9];[.$B$9];0)" office:value-type="float" office:value="0.0537030375567419">
            <text:p>0,0537</text:p>
          </table:table-cell>
          <table:table-cell/>
          <table:table-cell table:formula="of:=[.F92]+2*[.$B$9]" office:value-type="float" office:value="7.24">
            <text:p>7,24</text:p>
          </table:table-cell>
          <table:table-cell table:style-name="ce8" table:formula="of:=NORMDIST([.L92];[.$E$2]+2*[.$B$9];[.$B$9];0)" office:value-type="float" office:value="0.0537030375567419">
            <text:p>0,0537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/>
          <table:table-cell table:formula="of:=[.$B$2]+([.A93]*[.$B$8])" office:value-type="float" office:value="5.6">
            <text:p>5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3])*[.$B$9]*[.$B$11]" office:value-type="float" office:value="3.36">
            <text:p>3,36</text:p>
          </table:table-cell>
          <table:table-cell table:style-name="ce8" table:formula="of:=NORMDIST([.F93];[.$E$2];[.$B$9];0)" office:value-type="float" office:value="0.0486411346657337">
            <text:p>0,0486</text:p>
          </table:table-cell>
          <table:table-cell/>
          <table:table-cell table:formula="of:=[.F93]+[.$B$9]" office:value-type="float" office:value="5.36">
            <text:p>5,36</text:p>
          </table:table-cell>
          <table:table-cell table:style-name="ce8" table:formula="of:=NORMDIST([.I93];[.$E$2]+[.$B$9];[.$B$9];0)" office:value-type="float" office:value="0.0486411346657337">
            <text:p>0,0486</text:p>
          </table:table-cell>
          <table:table-cell/>
          <table:table-cell table:formula="of:=[.F93]+2*[.$B$9]" office:value-type="float" office:value="7.36">
            <text:p>7,36</text:p>
          </table:table-cell>
          <table:table-cell table:style-name="ce8" table:formula="of:=NORMDIST([.L93];[.$E$2]+2*[.$B$9];[.$B$9];0)" office:value-type="float" office:value="0.0486411346657337">
            <text:p>0,0486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/>
          <table:table-cell table:formula="of:=[.$B$2]+([.A94]*[.$B$8])" office:value-type="float" office:value="5.8">
            <text:p>5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4])*[.$B$9]*[.$B$11]" office:value-type="float" office:value="3.48">
            <text:p>3,48</text:p>
          </table:table-cell>
          <table:table-cell table:style-name="ce8" table:formula="of:=NORMDIST([.F94];[.$E$2];[.$B$9];0)" office:value-type="float" office:value="0.0438980353054528">
            <text:p>0,0439</text:p>
          </table:table-cell>
          <table:table-cell/>
          <table:table-cell table:formula="of:=[.F94]+[.$B$9]" office:value-type="float" office:value="5.48">
            <text:p>5,48</text:p>
          </table:table-cell>
          <table:table-cell table:style-name="ce8" table:formula="of:=NORMDIST([.I94];[.$E$2]+[.$B$9];[.$B$9];0)" office:value-type="float" office:value="0.0438980353054528">
            <text:p>0,0439</text:p>
          </table:table-cell>
          <table:table-cell/>
          <table:table-cell table:formula="of:=[.F94]+2*[.$B$9]" office:value-type="float" office:value="7.48">
            <text:p>7,48</text:p>
          </table:table-cell>
          <table:table-cell table:style-name="ce8" table:formula="of:=NORMDIST([.L94];[.$E$2]+2*[.$B$9];[.$B$9];0)" office:value-type="float" office:value="0.0438980353054528">
            <text:p>0,0439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/>
          <table:table-cell table:formula="of:=[.$B$2]+([.A95]*[.$B$8])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5])*[.$B$9]*[.$B$11]" office:value-type="float" office:value="3.6">
            <text:p>3,6</text:p>
          </table:table-cell>
          <table:table-cell table:style-name="ce8" table:formula="of:=NORMDIST([.F95];[.$E$2];[.$B$9];0)" office:value-type="float" office:value="0.0394750791504471">
            <text:p>0,0395</text:p>
          </table:table-cell>
          <table:table-cell/>
          <table:table-cell table:formula="of:=[.F95]+[.$B$9]" office:value-type="float" office:value="5.6">
            <text:p>5,6</text:p>
          </table:table-cell>
          <table:table-cell table:style-name="ce8" table:formula="of:=NORMDIST([.I95];[.$E$2]+[.$B$9];[.$B$9];0)" office:value-type="float" office:value="0.0394750791504471">
            <text:p>0,0395</text:p>
          </table:table-cell>
          <table:table-cell/>
          <table:table-cell table:formula="of:=[.F95]+2*[.$B$9]" office:value-type="float" office:value="7.6">
            <text:p>7,6</text:p>
          </table:table-cell>
          <table:table-cell table:style-name="ce8" table:formula="of:=NORMDIST([.L95];[.$E$2]+2*[.$B$9];[.$B$9];0)" office:value-type="float" office:value="0.0394750791504471">
            <text:p>0,0395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/>
          <table:table-cell table:formula="of:=[.$B$2]+([.A96]*[.$B$8])" office:value-type="float" office:value="6.2">
            <text:p>6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6])*[.$B$9]*[.$B$11]" office:value-type="float" office:value="3.72">
            <text:p>3,72</text:p>
          </table:table-cell>
          <table:table-cell table:style-name="ce8" table:formula="of:=NORMDIST([.F96];[.$E$2];[.$B$9];0)" office:value-type="float" office:value="0.0353701967284917">
            <text:p>0,0354</text:p>
          </table:table-cell>
          <table:table-cell/>
          <table:table-cell table:formula="of:=[.F96]+[.$B$9]" office:value-type="float" office:value="5.72">
            <text:p>5,72</text:p>
          </table:table-cell>
          <table:table-cell table:style-name="ce8" table:formula="of:=NORMDIST([.I96];[.$E$2]+[.$B$9];[.$B$9];0)" office:value-type="float" office:value="0.0353701967284917">
            <text:p>0,0354</text:p>
          </table:table-cell>
          <table:table-cell/>
          <table:table-cell table:formula="of:=[.F96]+2*[.$B$9]" office:value-type="float" office:value="7.72">
            <text:p>7,72</text:p>
          </table:table-cell>
          <table:table-cell table:style-name="ce8" table:formula="of:=NORMDIST([.L96];[.$E$2]+2*[.$B$9];[.$B$9];0)" office:value-type="float" office:value="0.0353701967284917">
            <text:p>0,0354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/>
          <table:table-cell table:formula="of:=[.$B$2]+([.A97]*[.$B$8])" office:value-type="float" office:value="6.4">
            <text:p>6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7])*[.$B$9]*[.$B$11]" office:value-type="float" office:value="3.84">
            <text:p>3,84</text:p>
          </table:table-cell>
          <table:table-cell table:style-name="ce8" table:formula="of:=NORMDIST([.F97];[.$E$2];[.$B$9];0)" office:value-type="float" office:value="0.0315782807175993">
            <text:p>0,0316</text:p>
          </table:table-cell>
          <table:table-cell/>
          <table:table-cell table:formula="of:=[.F97]+[.$B$9]" office:value-type="float" office:value="5.84">
            <text:p>5,84</text:p>
          </table:table-cell>
          <table:table-cell table:style-name="ce8" table:formula="of:=NORMDIST([.I97];[.$E$2]+[.$B$9];[.$B$9];0)" office:value-type="float" office:value="0.0315782807175993">
            <text:p>0,0316</text:p>
          </table:table-cell>
          <table:table-cell/>
          <table:table-cell table:formula="of:=[.F97]+2*[.$B$9]" office:value-type="float" office:value="7.84">
            <text:p>7,84</text:p>
          </table:table-cell>
          <table:table-cell table:style-name="ce8" table:formula="of:=NORMDIST([.L97];[.$E$2]+2*[.$B$9];[.$B$9];0)" office:value-type="float" office:value="0.0315782807175993">
            <text:p>0,0316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/>
          <table:table-cell table:formula="of:=[.$B$2]+([.A98]*[.$B$8])" office:value-type="float" office:value="6.6">
            <text:p>6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8])*[.$B$9]*[.$B$11]" office:value-type="float" office:value="3.96">
            <text:p>3,96</text:p>
          </table:table-cell>
          <table:table-cell table:style-name="ce8" table:formula="of:=NORMDIST([.F98];[.$E$2];[.$B$9];0)" office:value-type="float" office:value="0.028091570951934">
            <text:p>0,0281</text:p>
          </table:table-cell>
          <table:table-cell/>
          <table:table-cell table:formula="of:=[.F98]+[.$B$9]" office:value-type="float" office:value="5.96">
            <text:p>5,96</text:p>
          </table:table-cell>
          <table:table-cell table:style-name="ce8" table:formula="of:=NORMDIST([.I98];[.$E$2]+[.$B$9];[.$B$9];0)" office:value-type="float" office:value="0.028091570951934">
            <text:p>0,0281</text:p>
          </table:table-cell>
          <table:table-cell/>
          <table:table-cell table:formula="of:=[.F98]+2*[.$B$9]" office:value-type="float" office:value="7.96">
            <text:p>7,96</text:p>
          </table:table-cell>
          <table:table-cell table:style-name="ce8" table:formula="of:=NORMDIST([.L98];[.$E$2]+2*[.$B$9];[.$B$9];0)" office:value-type="float" office:value="0.028091570951934">
            <text:p>0,0281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/>
          <table:table-cell table:formula="of:=[.$B$2]+([.A99]*[.$B$8])" office:value-type="float" office:value="6.8">
            <text:p>6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99])*[.$B$9]*[.$B$11]" office:value-type="float" office:value="4.08">
            <text:p>4,08</text:p>
          </table:table-cell>
          <table:table-cell table:style-name="ce8" table:formula="of:=NORMDIST([.F99];[.$E$2];[.$B$9];0)" office:value-type="float" office:value="0.0249000438675354">
            <text:p>0,0249</text:p>
          </table:table-cell>
          <table:table-cell/>
          <table:table-cell table:formula="of:=[.F99]+[.$B$9]" office:value-type="float" office:value="6.08">
            <text:p>6,08</text:p>
          </table:table-cell>
          <table:table-cell table:style-name="ce8" table:formula="of:=NORMDIST([.I99];[.$E$2]+[.$B$9];[.$B$9];0)" office:value-type="float" office:value="0.0249000438675354">
            <text:p>0,0249</text:p>
          </table:table-cell>
          <table:table-cell/>
          <table:table-cell table:formula="of:=[.F99]+2*[.$B$9]" office:value-type="float" office:value="8.08">
            <text:p>8,08</text:p>
          </table:table-cell>
          <table:table-cell table:style-name="ce8" table:formula="of:=NORMDIST([.L99];[.$E$2]+2*[.$B$9];[.$B$9];0)" office:value-type="float" office:value="0.0249000438675354">
            <text:p>0,0249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/>
          <table:table-cell table:formula="of:=[.$B$2]+([.A100]*[.$B$8])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0])*[.$B$9]*[.$B$11]" office:value-type="float" office:value="4.2">
            <text:p>4,2</text:p>
          </table:table-cell>
          <table:table-cell table:style-name="ce8" table:formula="of:=NORMDIST([.F100];[.$E$2];[.$B$9];0)" office:value-type="float" office:value="0.0219917979902136">
            <text:p>0,0220</text:p>
          </table:table-cell>
          <table:table-cell/>
          <table:table-cell table:formula="of:=[.F100]+[.$B$9]" office:value-type="float" office:value="6.2">
            <text:p>6,2</text:p>
          </table:table-cell>
          <table:table-cell table:style-name="ce8" table:formula="of:=NORMDIST([.I100];[.$E$2]+[.$B$9];[.$B$9];0)" office:value-type="float" office:value="0.0219917979902136">
            <text:p>0,0220</text:p>
          </table:table-cell>
          <table:table-cell/>
          <table:table-cell table:formula="of:=[.F100]+2*[.$B$9]" office:value-type="float" office:value="8.2">
            <text:p>8,2</text:p>
          </table:table-cell>
          <table:table-cell table:style-name="ce8" table:formula="of:=NORMDIST([.L100];[.$E$2]+2*[.$B$9];[.$B$9];0)" office:value-type="float" office:value="0.0219917979902136">
            <text:p>0,0220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/>
          <table:table-cell table:formula="of:=[.$B$2]+([.A101]*[.$B$8])" office:value-type="float" office:value="7.2">
            <text:p>7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1])*[.$B$9]*[.$B$11]" office:value-type="float" office:value="4.32">
            <text:p>4,32</text:p>
          </table:table-cell>
          <table:table-cell table:style-name="ce8" table:formula="of:=NORMDIST([.F101];[.$E$2];[.$B$9];0)" office:value-type="float" office:value="0.0193534280737278">
            <text:p>0,0194</text:p>
          </table:table-cell>
          <table:table-cell/>
          <table:table-cell table:formula="of:=[.F101]+[.$B$9]" office:value-type="float" office:value="6.32">
            <text:p>6,32</text:p>
          </table:table-cell>
          <table:table-cell table:style-name="ce8" table:formula="of:=NORMDIST([.I101];[.$E$2]+[.$B$9];[.$B$9];0)" office:value-type="float" office:value="0.0193534280737278">
            <text:p>0,0194</text:p>
          </table:table-cell>
          <table:table-cell/>
          <table:table-cell table:formula="of:=[.F101]+2*[.$B$9]" office:value-type="float" office:value="8.32">
            <text:p>8,32</text:p>
          </table:table-cell>
          <table:table-cell table:style-name="ce8" table:formula="of:=NORMDIST([.L101];[.$E$2]+2*[.$B$9];[.$B$9];0)" office:value-type="float" office:value="0.0193534280737278">
            <text:p>0,0194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/>
          <table:table-cell table:formula="of:=[.$B$2]+([.A102]*[.$B$8])" office:value-type="float" office:value="7.4">
            <text:p>7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2])*[.$B$9]*[.$B$11]" office:value-type="float" office:value="4.44">
            <text:p>4,44</text:p>
          </table:table-cell>
          <table:table-cell table:style-name="ce8" table:formula="of:=NORMDIST([.F102];[.$E$2];[.$B$9];0)" office:value-type="float" office:value="0.0169703815912246">
            <text:p>0,0170</text:p>
          </table:table-cell>
          <table:table-cell/>
          <table:table-cell table:formula="of:=[.F102]+[.$B$9]" office:value-type="float" office:value="6.44">
            <text:p>6,44</text:p>
          </table:table-cell>
          <table:table-cell table:style-name="ce8" table:formula="of:=NORMDIST([.I102];[.$E$2]+[.$B$9];[.$B$9];0)" office:value-type="float" office:value="0.0169703815912246">
            <text:p>0,0170</text:p>
          </table:table-cell>
          <table:table-cell/>
          <table:table-cell table:formula="of:=[.F102]+2*[.$B$9]" office:value-type="float" office:value="8.44">
            <text:p>8,44</text:p>
          </table:table-cell>
          <table:table-cell table:style-name="ce8" table:formula="of:=NORMDIST([.L102];[.$E$2]+2*[.$B$9];[.$B$9];0)" office:value-type="float" office:value="0.0169703815912246">
            <text:p>0,0170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/>
          <table:table-cell table:formula="of:=[.$B$2]+([.A103]*[.$B$8])" office:value-type="float" office:value="7.6">
            <text:p>7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3])*[.$B$9]*[.$B$11]" office:value-type="float" office:value="4.56">
            <text:p>4,56</text:p>
          </table:table-cell>
          <table:table-cell table:style-name="ce8" table:formula="of:=NORMDIST([.F103];[.$E$2];[.$B$9];0)" office:value-type="float" office:value="0.0148272924236706">
            <text:p>0,0148</text:p>
          </table:table-cell>
          <table:table-cell/>
          <table:table-cell table:formula="of:=[.F103]+[.$B$9]" office:value-type="float" office:value="6.56">
            <text:p>6,56</text:p>
          </table:table-cell>
          <table:table-cell table:style-name="ce8" table:formula="of:=NORMDIST([.I103];[.$E$2]+[.$B$9];[.$B$9];0)" office:value-type="float" office:value="0.0148272924236706">
            <text:p>0,0148</text:p>
          </table:table-cell>
          <table:table-cell/>
          <table:table-cell table:formula="of:=[.F103]+2*[.$B$9]" office:value-type="float" office:value="8.56">
            <text:p>8,56</text:p>
          </table:table-cell>
          <table:table-cell table:style-name="ce8" table:formula="of:=NORMDIST([.L103];[.$E$2]+2*[.$B$9];[.$B$9];0)" office:value-type="float" office:value="0.0148272924236706">
            <text:p>0,0148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/>
          <table:table-cell table:formula="of:=[.$B$2]+([.A104]*[.$B$8])" office:value-type="float" office:value="7.8">
            <text:p>7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4])*[.$B$9]*[.$B$11]" office:value-type="float" office:value="4.68">
            <text:p>4,68</text:p>
          </table:table-cell>
          <table:table-cell table:style-name="ce8" table:formula="of:=NORMDIST([.F104];[.$E$2];[.$B$9];0)" office:value-type="float" office:value="0.0129082877357938">
            <text:p>0,0129</text:p>
          </table:table-cell>
          <table:table-cell/>
          <table:table-cell table:formula="of:=[.F104]+[.$B$9]" office:value-type="float" office:value="6.68">
            <text:p>6,68</text:p>
          </table:table-cell>
          <table:table-cell table:style-name="ce8" table:formula="of:=NORMDIST([.I104];[.$E$2]+[.$B$9];[.$B$9];0)" office:value-type="float" office:value="0.0129082877357938">
            <text:p>0,0129</text:p>
          </table:table-cell>
          <table:table-cell/>
          <table:table-cell table:formula="of:=[.F104]+2*[.$B$9]" office:value-type="float" office:value="8.68">
            <text:p>8,68</text:p>
          </table:table-cell>
          <table:table-cell table:style-name="ce8" table:formula="of:=NORMDIST([.L104];[.$E$2]+2*[.$B$9];[.$B$9];0)" office:value-type="float" office:value="0.0129082877357938">
            <text:p>0,0129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/>
          <table:table-cell table:formula="of:=[.$B$2]+([.A105]*[.$B$8])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5])*[.$B$9]*[.$B$11]" office:value-type="float" office:value="4.8">
            <text:p>4,8</text:p>
          </table:table-cell>
          <table:table-cell table:style-name="ce8" table:formula="of:=NORMDIST([.F105];[.$E$2];[.$B$9];0)" office:value-type="float" office:value="0.0111972651474214">
            <text:p>0,0112</text:p>
          </table:table-cell>
          <table:table-cell/>
          <table:table-cell table:formula="of:=[.F105]+[.$B$9]" office:value-type="float" office:value="6.8">
            <text:p>6,8</text:p>
          </table:table-cell>
          <table:table-cell table:style-name="ce8" table:formula="of:=NORMDIST([.I105];[.$E$2]+[.$B$9];[.$B$9];0)" office:value-type="float" office:value="0.0111972651474214">
            <text:p>0,0112</text:p>
          </table:table-cell>
          <table:table-cell/>
          <table:table-cell table:formula="of:=[.F105]+2*[.$B$9]" office:value-type="float" office:value="8.8">
            <text:p>8,8</text:p>
          </table:table-cell>
          <table:table-cell table:style-name="ce8" table:formula="of:=NORMDIST([.L105];[.$E$2]+2*[.$B$9];[.$B$9];0)" office:value-type="float" office:value="0.0111972651474214">
            <text:p>0,0112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/>
          <table:table-cell table:formula="of:=[.$B$2]+([.A106]*[.$B$8])" office:value-type="float" office:value="8.2">
            <text:p>8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6])*[.$B$9]*[.$B$11]" office:value-type="float" office:value="4.92">
            <text:p>4,92</text:p>
          </table:table-cell>
          <table:table-cell table:style-name="ce8" table:formula="of:=NORMDIST([.F106];[.$E$2];[.$B$9];0)" office:value-type="float" office:value="0.00967813836586848">
            <text:p>0,0097</text:p>
          </table:table-cell>
          <table:table-cell/>
          <table:table-cell table:formula="of:=[.F106]+[.$B$9]" office:value-type="float" office:value="6.92">
            <text:p>6,92</text:p>
          </table:table-cell>
          <table:table-cell table:style-name="ce8" table:formula="of:=NORMDIST([.I106];[.$E$2]+[.$B$9];[.$B$9];0)" office:value-type="float" office:value="0.00967813836586848">
            <text:p>0,0097</text:p>
          </table:table-cell>
          <table:table-cell/>
          <table:table-cell table:formula="of:=[.F106]+2*[.$B$9]" office:value-type="float" office:value="8.92">
            <text:p>8,92</text:p>
          </table:table-cell>
          <table:table-cell table:style-name="ce8" table:formula="of:=NORMDIST([.L106];[.$E$2]+2*[.$B$9];[.$B$9];0)" office:value-type="float" office:value="0.00967813836586848">
            <text:p>0,0097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/>
          <table:table-cell table:formula="of:=[.$B$2]+([.A107]*[.$B$8])" office:value-type="float" office:value="8.4">
            <text:p>8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7])*[.$B$9]*[.$B$11]" office:value-type="float" office:value="5.04">
            <text:p>5,04</text:p>
          </table:table-cell>
          <table:table-cell table:style-name="ce8" table:formula="of:=NORMDIST([.F107];[.$E$2];[.$B$9];0)" office:value-type="float" office:value="0.00833505041869052">
            <text:p>0,0083</text:p>
          </table:table-cell>
          <table:table-cell/>
          <table:table-cell table:formula="of:=[.F107]+[.$B$9]" office:value-type="float" office:value="7.04">
            <text:p>7,04</text:p>
          </table:table-cell>
          <table:table-cell table:style-name="ce8" table:formula="of:=NORMDIST([.I107];[.$E$2]+[.$B$9];[.$B$9];0)" office:value-type="float" office:value="0.00833505041869052">
            <text:p>0,0083</text:p>
          </table:table-cell>
          <table:table-cell/>
          <table:table-cell table:formula="of:=[.F107]+2*[.$B$9]" office:value-type="float" office:value="9.04">
            <text:p>9,04</text:p>
          </table:table-cell>
          <table:table-cell table:style-name="ce8" table:formula="of:=NORMDIST([.L107];[.$E$2]+2*[.$B$9];[.$B$9];0)" office:value-type="float" office:value="0.00833505041869052">
            <text:p>0,0083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/>
          <table:table-cell table:formula="of:=[.$B$2]+([.A108]*[.$B$8])" office:value-type="float" office:value="8.6">
            <text:p>8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8])*[.$B$9]*[.$B$11]" office:value-type="float" office:value="5.16">
            <text:p>5,16</text:p>
          </table:table-cell>
          <table:table-cell table:style-name="ce8" table:formula="of:=NORMDIST([.F108];[.$E$2];[.$B$9];0)" office:value-type="float" office:value="0.00715255449707485">
            <text:p>0,0072</text:p>
          </table:table-cell>
          <table:table-cell/>
          <table:table-cell table:formula="of:=[.F108]+[.$B$9]" office:value-type="float" office:value="7.16">
            <text:p>7,16</text:p>
          </table:table-cell>
          <table:table-cell table:style-name="ce8" table:formula="of:=NORMDIST([.I108];[.$E$2]+[.$B$9];[.$B$9];0)" office:value-type="float" office:value="0.00715255449707485">
            <text:p>0,0072</text:p>
          </table:table-cell>
          <table:table-cell/>
          <table:table-cell table:formula="of:=[.F108]+2*[.$B$9]" office:value-type="float" office:value="9.16">
            <text:p>9,16</text:p>
          </table:table-cell>
          <table:table-cell table:style-name="ce8" table:formula="of:=NORMDIST([.L108];[.$E$2]+2*[.$B$9];[.$B$9];0)" office:value-type="float" office:value="0.00715255449707485">
            <text:p>0,0072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/>
          <table:table-cell table:formula="of:=[.$B$2]+([.A109]*[.$B$8])" office:value-type="float" office:value="8.8">
            <text:p>8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09])*[.$B$9]*[.$B$11]" office:value-type="float" office:value="5.28">
            <text:p>5,28</text:p>
          </table:table-cell>
          <table:table-cell table:style-name="ce8" table:formula="of:=NORMDIST([.F109];[.$E$2];[.$B$9];0)" office:value-type="float" office:value="0.00611576317563898">
            <text:p>0,0061</text:p>
          </table:table-cell>
          <table:table-cell/>
          <table:table-cell table:formula="of:=[.F109]+[.$B$9]" office:value-type="float" office:value="7.28">
            <text:p>7,28</text:p>
          </table:table-cell>
          <table:table-cell table:style-name="ce8" table:formula="of:=NORMDIST([.I109];[.$E$2]+[.$B$9];[.$B$9];0)" office:value-type="float" office:value="0.00611576317563898">
            <text:p>0,0061</text:p>
          </table:table-cell>
          <table:table-cell/>
          <table:table-cell table:formula="of:=[.F109]+2*[.$B$9]" office:value-type="float" office:value="9.28">
            <text:p>9,28</text:p>
          </table:table-cell>
          <table:table-cell table:style-name="ce8" table:formula="of:=NORMDIST([.L109];[.$E$2]+2*[.$B$9];[.$B$9];0)" office:value-type="float" office:value="0.00611576317563898">
            <text:p>0,0061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/>
          <table:table-cell table:formula="of:=[.$B$2]+([.A110]*[.$B$8])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10])*[.$B$9]*[.$B$11]" office:value-type="float" office:value="5.4">
            <text:p>5,4</text:p>
          </table:table-cell>
          <table:table-cell table:style-name="ce8" table:formula="of:=NORMDIST([.F110];[.$E$2];[.$B$9];0)" office:value-type="float" office:value="0.0052104674072113">
            <text:p>0,0052</text:p>
          </table:table-cell>
          <table:table-cell/>
          <table:table-cell table:formula="of:=[.F110]+[.$B$9]" office:value-type="float" office:value="7.4">
            <text:p>7,4</text:p>
          </table:table-cell>
          <table:table-cell table:style-name="ce8" table:formula="of:=NORMDIST([.I110];[.$E$2]+[.$B$9];[.$B$9];0)" office:value-type="float" office:value="0.0052104674072113">
            <text:p>0,0052</text:p>
          </table:table-cell>
          <table:table-cell/>
          <table:table-cell table:formula="of:=[.F110]+2*[.$B$9]" office:value-type="float" office:value="9.4">
            <text:p>9,4</text:p>
          </table:table-cell>
          <table:table-cell table:style-name="ce8" table:formula="of:=NORMDIST([.L110];[.$E$2]+2*[.$B$9];[.$B$9];0)" office:value-type="float" office:value="0.0052104674072113">
            <text:p>0,0052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/>
          <table:table-cell table:formula="of:=[.$B$2]+([.A111]*[.$B$8])" office:value-type="float" office:value="9.2">
            <text:p>9,2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11])*[.$B$9]*[.$B$11]" office:value-type="float" office:value="5.52">
            <text:p>5,52</text:p>
          </table:table-cell>
          <table:table-cell table:style-name="ce8" table:formula="of:=NORMDIST([.F111];[.$E$2];[.$B$9];0)" office:value-type="float" office:value="0.00442322719911862">
            <text:p>0,0044</text:p>
          </table:table-cell>
          <table:table-cell/>
          <table:table-cell table:formula="of:=[.F111]+[.$B$9]" office:value-type="float" office:value="7.52">
            <text:p>7,52</text:p>
          </table:table-cell>
          <table:table-cell table:style-name="ce8" table:formula="of:=NORMDIST([.I111];[.$E$2]+[.$B$9];[.$B$9];0)" office:value-type="float" office:value="0.00442322719911862">
            <text:p>0,0044</text:p>
          </table:table-cell>
          <table:table-cell/>
          <table:table-cell table:formula="of:=[.F111]+2*[.$B$9]" office:value-type="float" office:value="9.52">
            <text:p>9,52</text:p>
          </table:table-cell>
          <table:table-cell table:style-name="ce8" table:formula="of:=NORMDIST([.L111];[.$E$2]+2*[.$B$9];[.$B$9];0)" office:value-type="float" office:value="0.00442322719911862">
            <text:p>0,0044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/>
          <table:table-cell table:formula="of:=[.$B$2]+([.A112]*[.$B$8])" office:value-type="float" office:value="9.4">
            <text:p>9,4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12])*[.$B$9]*[.$B$11]" office:value-type="float" office:value="5.64">
            <text:p>5,64</text:p>
          </table:table-cell>
          <table:table-cell table:style-name="ce8" table:formula="of:=NORMDIST([.F112];[.$E$2];[.$B$9];0)" office:value-type="float" office:value="0.00374143626289028">
            <text:p>0,0037</text:p>
          </table:table-cell>
          <table:table-cell/>
          <table:table-cell table:formula="of:=[.F112]+[.$B$9]" office:value-type="float" office:value="7.64">
            <text:p>7,64</text:p>
          </table:table-cell>
          <table:table-cell table:style-name="ce8" table:formula="of:=NORMDIST([.I112];[.$E$2]+[.$B$9];[.$B$9];0)" office:value-type="float" office:value="0.00374143626289028">
            <text:p>0,0037</text:p>
          </table:table-cell>
          <table:table-cell/>
          <table:table-cell table:formula="of:=[.F112]+2*[.$B$9]" office:value-type="float" office:value="9.64">
            <text:p>9,64</text:p>
          </table:table-cell>
          <table:table-cell table:style-name="ce8" table:formula="of:=NORMDIST([.L112];[.$E$2]+2*[.$B$9];[.$B$9];0)" office:value-type="float" office:value="0.00374143626289028">
            <text:p>0,0037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/>
          <table:table-cell table:formula="of:=[.$B$2]+([.A113]*[.$B$8])" office:value-type="float" office:value="9.6">
            <text:p>9,6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13])*[.$B$9]*[.$B$11]" office:value-type="float" office:value="5.76">
            <text:p>5,76</text:p>
          </table:table-cell>
          <table:table-cell table:style-name="ce8" table:formula="of:=NORMDIST([.F113];[.$E$2];[.$B$9];0)" office:value-type="float" office:value="0.00315336319813296">
            <text:p>0,0032</text:p>
          </table:table-cell>
          <table:table-cell/>
          <table:table-cell table:formula="of:=[.F113]+[.$B$9]" office:value-type="float" office:value="7.76">
            <text:p>7,76</text:p>
          </table:table-cell>
          <table:table-cell table:style-name="ce8" table:formula="of:=NORMDIST([.I113];[.$E$2]+[.$B$9];[.$B$9];0)" office:value-type="float" office:value="0.00315336319813296">
            <text:p>0,0032</text:p>
          </table:table-cell>
          <table:table-cell/>
          <table:table-cell table:formula="of:=[.F113]+2*[.$B$9]" office:value-type="float" office:value="9.76">
            <text:p>9,76</text:p>
          </table:table-cell>
          <table:table-cell table:style-name="ce8" table:formula="of:=NORMDIST([.L113];[.$E$2]+2*[.$B$9];[.$B$9];0)" office:value-type="float" office:value="0.00315336319813296">
            <text:p>0,0032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/>
          <table:table-cell table:formula="of:=[.$B$2]+([.A114]*[.$B$8])" office:value-type="float" office:value="9.8">
            <text:p>9,8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14])*[.$B$9]*[.$B$11]" office:value-type="float" office:value="5.88">
            <text:p>5,88</text:p>
          </table:table-cell>
          <table:table-cell table:style-name="ce8" table:formula="of:=NORMDIST([.F114];[.$E$2];[.$B$9];0)" office:value-type="float" office:value="0.00264817193265551">
            <text:p>0,0026</text:p>
          </table:table-cell>
          <table:table-cell/>
          <table:table-cell table:formula="of:=[.F114]+[.$B$9]" office:value-type="float" office:value="7.88">
            <text:p>7,88</text:p>
          </table:table-cell>
          <table:table-cell table:style-name="ce8" table:formula="of:=NORMDIST([.I114];[.$E$2]+[.$B$9];[.$B$9];0)" office:value-type="float" office:value="0.00264817193265551">
            <text:p>0,0026</text:p>
          </table:table-cell>
          <table:table-cell/>
          <table:table-cell table:formula="of:=[.F114]+2*[.$B$9]" office:value-type="float" office:value="9.88">
            <text:p>9,88</text:p>
          </table:table-cell>
          <table:table-cell table:style-name="ce8" table:formula="of:=NORMDIST([.L114];[.$E$2]+2*[.$B$9];[.$B$9];0)" office:value-type="float" office:value="0.00264817193265551">
            <text:p>0,0026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.$B$2]+([.A115]*[.$B$8])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[.$E$2]+(-0.5+[.A115])*[.$B$9]*[.$B$11]" office:value-type="float" office:value="6">
            <text:p>6</text:p>
          </table:table-cell>
          <table:table-cell table:style-name="ce8" table:formula="of:=NORMDIST([.F115];[.$E$2];[.$B$9];0)" office:value-type="float" office:value="0.002215924205969">
            <text:p>0,0022</text:p>
          </table:table-cell>
          <table:table-cell/>
          <table:table-cell table:formula="of:=[.F115]+[.$B$9]" office:value-type="float" office:value="8">
            <text:p>8</text:p>
          </table:table-cell>
          <table:table-cell table:style-name="ce8" table:formula="of:=NORMDIST([.I115];[.$E$2]+[.$B$9];[.$B$9];0)" office:value-type="float" office:value="0.002215924205969">
            <text:p>0,0022</text:p>
          </table:table-cell>
          <table:table-cell/>
          <table:table-cell table:formula="of:=[.F115]+2*[.$B$9]" office:value-type="float" office:value="10">
            <text:p>10</text:p>
          </table:table-cell>
          <table:table-cell table:style-name="ce8" table:formula="of:=NORMDIST([.L115];[.$E$2]+2*[.$B$9];[.$B$9];0)" office:value-type="float" office:value="0.002215924205969">
            <text:p>0,0022</text:p>
          </table:table-cell>
        </table:table-row>
        <table:table-row table:style-name="ro1" table:number-rows-repeated="11">
          <table:table-cell table:number-columns-repeated="4"/>
          <table:table-cell table:style-name="Default"/>
          <table:table-cell/>
          <table:table-cell table:style-name="ce8"/>
          <table:table-cell table:number-columns-repeated="6"/>
        </table:table-row>
        <table:table-row table:style-name="ro1" table:number-rows-repeated="104844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utation bias YVES" table:style-name="ta1">
        <table:shapes>
          <draw:frame draw:z-index="0" draw:style-name="gr1" svg:width="20.773cm" svg:height="12.591cm" svg:x="2.638cm" svg:y="10.296cm">
            <draw:object draw:notify-on-update-of-ranges="'mutation bias YVES'.C15:'mutation bias YVES'.C115 'mutation bias YVES'.D14:'mutation bias YVES'.D14 'mutation bias YVES'.D15:'mutation bias YVES'.D115 'mutation bias YVES'.I15:'mutation bias YVES'.I115 'mutation bias YVES'.G14:'mutation bias YVES'.G14 'mutation bias YVES'.J15:'mutation bias YVES'.J1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2" table:number-columns-repeated="14" table:default-cell-style-name="Default"/>
        <table:table-row table:style-name="ro1">
          <table:table-cell table:style-name="ce6" office:value-type="string" table:number-columns-spanned="5" table:number-rows-spanned="1">
            <text:p>Change these numbers to see the result!</text:p>
          </table:table-cell>
          <table:covered-table-cell table:number-columns-repeated="4"/>
          <table:table-cell/>
          <table:table-cell table:style-name="ce24" office:value-type="string">
            <text:p>this is what yves has! Its the same!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min </text:p>
          </table:table-cell>
          <table:table-cell office:value-type="float" office:value="-10">
            <text:p>-10</text:p>
          </table:table-cell>
          <table:table-cell/>
          <table:table-cell table:style-name="ce2" office:value-type="string">
            <text:p>mean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parameters[i]= parameters[i]+paramStep[i] * ShareNormalRand(0,1);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max</text:p>
          </table:table-cell>
          <table:table-cell office:value-type="float" office:value="10">
            <text:p>10</text:p>
          </table:table-cell>
          <table:table-cell/>
          <table:table-cell table:style-name="ce2"/>
          <table:table-cell table:style-name="ce9"/>
          <table:table-cell/>
          <table:table-cell office:value-type="string">
            <text:p><text:s text:c="2"/>parameters[i] = <text:s/>ShareRand(esParam-&gt;lb[i], esParam-&gt;ub[i]);</text:p>
          </table:table-cell>
          <table:table-cell table:number-columns-repeated="5"/>
          <table:table-cell office:value-type="string">
            <text:p>basically STDEV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>
            <text:p><text:s text:c="2"/>paramStep[i] = (esParam-&gt;ub[i] - esParam-&gt;lb[i])/sqrt((double)nbParameters);</text:p>
          </table:table-cell>
          <table:table-cell table:number-columns-repeated="5"/>
          <table:table-cell office:value-type="string">
            <text:p>basically MEA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number-columns-repeated="1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Default"/>
          <table:table-cell/>
          <table:table-cell office:value-type="string">
            <text:p>nbParameters</text:p>
          </table:table-cell>
          <table:table-cell office:value-type="string">
            <text:p>???</text:p>
          </table:table-cell>
          <table:table-cell office:value-type="string">
            <text:p>number of parameters?</text:p>
          </table:table-cell>
          <table:table-cell table:number-columns-repeated="10"/>
        </table:table-row>
        <table:table-row table:style-name="ro1">
          <table:table-cell table:style-name="ce6" office:value-type="string" table:number-columns-spanned="6" table:number-rows-spanned="1">
            <text:p>Derived numbers! Do not change!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office:value-type="string">
            <text:p>difference</text:p>
          </table:table-cell>
          <table:table-cell table:formula="of:=([.B3]-[.B2])"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>
            <text:p>sqrt((double)nbParameters)</text:p>
          </table:table-cell>
          <table:table-cell office:value-type="float" office:value="10">
            <text:p>10</text:p>
          </table:table-cell>
          <table:table-cell office:value-type="string">
            <text:p>???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style-name="ce2" office:value-type="string">
            <text:p>nice graph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"/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table:number-columns-spanned="2" table:number-rows-spanned="1">
            <text:p>data span</text:p>
          </table:table-cell>
          <table:covered-table-cell/>
          <table:table-cell/>
          <table:table-cell table:style-name="ce6" office:value-type="string" table:number-columns-spanned="2" table:number-rows-spanned="1">
            <text:p>normal dist</text:p>
          </table:table-cell>
          <table:covered-table-cell/>
          <table:table-cell table:number-columns-repeated="7"/>
          <table:table-cell table:style-name="ce6" office:value-type="string" table:number-columns-spanned="2" table:number-rows-spanned="1">
            <text:p>2nd normal curve</text:p>
          </table:table-cell>
          <table:covered-table-cell/>
          <table:table-cell/>
          <table:table-cell table:style-name="ce6" office:value-type="string" table:number-columns-spanned="2" table:number-rows-spanned="1">
            <text:p>3th <text:s/>normal curve</text:p>
          </table:table-cell>
          <table:covered-table-cell/>
        </table:table-row>
        <table:table-row table:style-name="ro1">
          <table:table-cell office:value-type="string">
            <text:p>range</text:p>
          </table:table-cell>
          <table:table-cell/>
          <table:table-cell office:value-type="string">
            <text:p>Min/Max range</text:p>
          </table:table-cell>
          <table:table-cell office:value-type="string">
            <text:p>zeros</text:p>
          </table:table-cell>
          <table:table-cell table:style-name="Default"/>
          <table:table-cell office:value-type="string">
            <text:p>range</text:p>
          </table:table-cell>
          <table:table-cell table:style-name="ce8" office:value-type="string">
            <text:p>normal</text:p>
          </table:table-cell>
          <table:table-cell/>
          <table:table-cell office:value-type="string">
            <text:p>x</text:p>
          </table:table-cell>
          <table:table-cell office:value-type="string">
            <text:p>times</text:p>
          </table:table-cell>
          <table:table-cell table:number-columns-repeated="4"/>
          <table:table-cell office:value-type="string">
            <text:p>data2</text:p>
          </table:table-cell>
          <table:table-cell office:value-type="string">
            <text:p>normal2</text:p>
          </table:table-cell>
          <table:table-cell/>
          <table:table-cell office:value-type="string">
            <text:p>data3</text:p>
          </table:table-cell>
          <table:table-cell office:value-type="string">
            <text:p>normal3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[.$B$2]+([.A15]*[.$B$8])"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5]-0.5)*[.$B$11]" office:value-type="float" office:value="-3">
            <text:p>-3,0000</text:p>
          </table:table-cell>
          <table:table-cell table:style-name="ce8" table:formula="of:=NORMDIST([.F15];0;1;0)" office:value-type="float" office:value="0.00443184841193801">
            <text:p>0,0044</text:p>
          </table:table-cell>
          <table:table-cell/>
          <table:table-cell table:formula="of:=[.$E$2]+([.F15]*[.$B$8]/[.$B$9])" office:value-type="float" office:value="-6">
            <text:p>-6</text:p>
          </table:table-cell>
          <table:table-cell table:formula="of:=[.G15]" office:value-type="float" office:value="0.00443184841193801">
            <text:p>0</text:p>
          </table:table-cell>
          <table:table-cell table:number-columns-repeated="4"/>
          <table:table-cell table:formula="of:=[.F15]+[.$B$9]" office:value-type="float" office:value="7">
            <text:p>7</text:p>
          </table:table-cell>
          <table:table-cell table:style-name="ce8" table:formula="of:=NORMDIST([.O15];[.$E$2]+[.$B$9];[.$B$9];0)" office:value-type="float" office:value="0.0381387815460524">
            <text:p>0,0381</text:p>
          </table:table-cell>
          <table:table-cell/>
          <table:table-cell table:formula="of:=[.F15]+2*[.$B$9]" office:value-type="float" office:value="17">
            <text:p>17</text:p>
          </table:table-cell>
          <table:table-cell table:style-name="ce8" table:formula="of:=NORMDIST([.R15];[.$E$2]+2*[.$B$9];[.$B$9];0)" office:value-type="float" office:value="0.0381387815460524">
            <text:p>0,0381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/>
          <table:table-cell table:formula="of:=[.$B$2]+([.A16]*[.$B$8])" office:value-type="float" office:value="-9.8">
            <text:p>-9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6]-0.5)*[.$B$11]" office:value-type="float" office:value="-2.94">
            <text:p>-2,9400</text:p>
          </table:table-cell>
          <table:table-cell table:style-name="ce8" table:formula="of:=NORMDIST([.F16];0;1;0)" office:value-type="float" office:value="0.00529634386531102">
            <text:p>0,0053</text:p>
          </table:table-cell>
          <table:table-cell/>
          <table:table-cell table:formula="of:=[.$E$2]+([.F16]*[.$B$8]/[.$B$9])" office:value-type="float" office:value="-5.88">
            <text:p>-5,88</text:p>
          </table:table-cell>
          <table:table-cell table:formula="of:=[.G16]" office:value-type="float" office:value="0.00529634386531102">
            <text:p>0,01</text:p>
          </table:table-cell>
          <table:table-cell table:number-columns-repeated="4"/>
          <table:table-cell table:formula="of:=[.F16]+[.$B$9]" office:value-type="float" office:value="7.06">
            <text:p>7,06</text:p>
          </table:table-cell>
          <table:table-cell table:style-name="ce8" table:formula="of:=NORMDIST([.O16];[.$E$2]+[.$B$9];[.$B$9];0)" office:value-type="float" office:value="0.0382068054460614">
            <text:p>0,0382</text:p>
          </table:table-cell>
          <table:table-cell/>
          <table:table-cell table:formula="of:=[.F16]+2*[.$B$9]" office:value-type="float" office:value="17.06">
            <text:p>17,06</text:p>
          </table:table-cell>
          <table:table-cell table:style-name="ce8" table:formula="of:=NORMDIST([.R16];[.$E$2]+2*[.$B$9];[.$B$9];0)" office:value-type="float" office:value="0.0382068054460614">
            <text:p>0,0382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/>
          <table:table-cell table:formula="of:=[.$B$2]+([.A17]*[.$B$8])" office:value-type="float" office:value="-9.6">
            <text:p>-9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7]-0.5)*[.$B$11]" office:value-type="float" office:value="-2.88">
            <text:p>-2,8800</text:p>
          </table:table-cell>
          <table:table-cell table:style-name="ce8" table:formula="of:=NORMDIST([.F17];0;1;0)" office:value-type="float" office:value="0.00630672639626593">
            <text:p>0,0063</text:p>
          </table:table-cell>
          <table:table-cell/>
          <table:table-cell table:formula="of:=[.$E$2]+([.F17]*[.$B$8]/[.$B$9])" office:value-type="float" office:value="-5.76">
            <text:p>-5,76</text:p>
          </table:table-cell>
          <table:table-cell table:formula="of:=[.G17]" office:value-type="float" office:value="0.00630672639626593">
            <text:p>0,01</text:p>
          </table:table-cell>
          <table:table-cell table:number-columns-repeated="4"/>
          <table:table-cell table:formula="of:=[.F17]+[.$B$9]" office:value-type="float" office:value="7.12">
            <text:p>7,12</text:p>
          </table:table-cell>
          <table:table-cell table:style-name="ce8" table:formula="of:=NORMDIST([.O17];[.$E$2]+[.$B$9];[.$B$9];0)" office:value-type="float" office:value="0.0382735727993079">
            <text:p>0,0383</text:p>
          </table:table-cell>
          <table:table-cell/>
          <table:table-cell table:formula="of:=[.F17]+2*[.$B$9]" office:value-type="float" office:value="17.12">
            <text:p>17,12</text:p>
          </table:table-cell>
          <table:table-cell table:style-name="ce8" table:formula="of:=NORMDIST([.R17];[.$E$2]+2*[.$B$9];[.$B$9];0)" office:value-type="float" office:value="0.0382735727993079">
            <text:p>0,0383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/>
          <table:table-cell table:formula="of:=[.$B$2]+([.A18]*[.$B$8])" office:value-type="float" office:value="-9.4">
            <text:p>-9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8]-0.5)*[.$B$11]" office:value-type="float" office:value="-2.82">
            <text:p>-2,8200</text:p>
          </table:table-cell>
          <table:table-cell table:style-name="ce8" table:formula="of:=NORMDIST([.F18];0;1;0)" office:value-type="float" office:value="0.00748287252578056">
            <text:p>0,0075</text:p>
          </table:table-cell>
          <table:table-cell/>
          <table:table-cell table:formula="of:=[.$E$2]+([.F18]*[.$B$8]/[.$B$9])" office:value-type="float" office:value="-5.64">
            <text:p>-5,64</text:p>
          </table:table-cell>
          <table:table-cell table:formula="of:=[.G18]" office:value-type="float" office:value="0.00748287252578056">
            <text:p>0,01</text:p>
          </table:table-cell>
          <table:table-cell table:number-columns-repeated="4"/>
          <table:table-cell table:formula="of:=[.F18]+[.$B$9]" office:value-type="float" office:value="7.18">
            <text:p>7,18</text:p>
          </table:table-cell>
          <table:table-cell table:style-name="ce8" table:formula="of:=NORMDIST([.O18];[.$E$2]+[.$B$9];[.$B$9];0)" office:value-type="float" office:value="0.0383390765985814">
            <text:p>0,0383</text:p>
          </table:table-cell>
          <table:table-cell/>
          <table:table-cell table:formula="of:=[.F18]+2*[.$B$9]" office:value-type="float" office:value="17.18">
            <text:p>17,18</text:p>
          </table:table-cell>
          <table:table-cell table:style-name="ce8" table:formula="of:=NORMDIST([.R18];[.$E$2]+2*[.$B$9];[.$B$9];0)" office:value-type="float" office:value="0.0383390765985814">
            <text:p>0,0383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/>
          <table:table-cell table:formula="of:=[.$B$2]+([.A19]*[.$B$8])" office:value-type="float" office:value="-9.2">
            <text:p>-9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9]-0.5)*[.$B$11]" office:value-type="float" office:value="-2.76">
            <text:p>-2,7600</text:p>
          </table:table-cell>
          <table:table-cell table:style-name="ce8" table:formula="of:=NORMDIST([.F19];0;1;0)" office:value-type="float" office:value="0.00884645439823722">
            <text:p>0,0088</text:p>
          </table:table-cell>
          <table:table-cell/>
          <table:table-cell table:formula="of:=[.$E$2]+([.F19]*[.$B$8]/[.$B$9])" office:value-type="float" office:value="-5.52">
            <text:p>-5,52</text:p>
          </table:table-cell>
          <table:table-cell table:formula="of:=[.G19]" office:value-type="float" office:value="0.00884645439823722">
            <text:p>0,01</text:p>
          </table:table-cell>
          <table:table-cell table:number-columns-repeated="4"/>
          <table:table-cell table:formula="of:=[.F19]+[.$B$9]" office:value-type="float" office:value="7.24">
            <text:p>7,24</text:p>
          </table:table-cell>
          <table:table-cell table:style-name="ce8" table:formula="of:=NORMDIST([.O19];[.$E$2]+[.$B$9];[.$B$9];0)" office:value-type="float" office:value="0.0384033099611319">
            <text:p>0,0384</text:p>
          </table:table-cell>
          <table:table-cell/>
          <table:table-cell table:formula="of:=[.F19]+2*[.$B$9]" office:value-type="float" office:value="17.24">
            <text:p>17,24</text:p>
          </table:table-cell>
          <table:table-cell table:style-name="ce8" table:formula="of:=NORMDIST([.R19];[.$E$2]+2*[.$B$9];[.$B$9];0)" office:value-type="float" office:value="0.0384033099611319">
            <text:p>0,0384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/>
          <table:table-cell table:formula="of:=[.$B$2]+([.A20]*[.$B$8])" office:value-type="float" office:value="-9">
            <text:p>-9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0]-0.5)*[.$B$11]" office:value-type="float" office:value="-2.7">
            <text:p>-2,7000</text:p>
          </table:table-cell>
          <table:table-cell table:style-name="ce8" table:formula="of:=NORMDIST([.F20];0;1;0)" office:value-type="float" office:value="0.0104209348144226">
            <text:p>0,0104</text:p>
          </table:table-cell>
          <table:table-cell/>
          <table:table-cell table:formula="of:=[.$E$2]+([.F20]*[.$B$8]/[.$B$9])" office:value-type="float" office:value="-5.4">
            <text:p>-5,4</text:p>
          </table:table-cell>
          <table:table-cell table:formula="of:=[.G20]" office:value-type="float" office:value="0.0104209348144226">
            <text:p>0,01</text:p>
          </table:table-cell>
          <table:table-cell table:number-columns-repeated="4"/>
          <table:table-cell table:formula="of:=[.F20]+[.$B$9]" office:value-type="float" office:value="7.3">
            <text:p>7,3</text:p>
          </table:table-cell>
          <table:table-cell table:style-name="ce8" table:formula="of:=NORMDIST([.O20];[.$E$2]+[.$B$9];[.$B$9];0)" office:value-type="float" office:value="0.0384662661298743">
            <text:p>0,0385</text:p>
          </table:table-cell>
          <table:table-cell/>
          <table:table-cell table:formula="of:=[.F20]+2*[.$B$9]" office:value-type="float" office:value="17.3">
            <text:p>17,3</text:p>
          </table:table-cell>
          <table:table-cell table:style-name="ce8" table:formula="of:=NORMDIST([.R20];[.$E$2]+2*[.$B$9];[.$B$9];0)" office:value-type="float" office:value="0.0384662661298743">
            <text:p>0,0385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/>
          <table:table-cell table:formula="of:=[.$B$2]+([.A21]*[.$B$8])" office:value-type="float" office:value="-8.8">
            <text:p>-8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1]-0.5)*[.$B$11]" office:value-type="float" office:value="-2.64">
            <text:p>-2,6400</text:p>
          </table:table-cell>
          <table:table-cell table:style-name="ce8" table:formula="of:=NORMDIST([.F21];0;1;0)" office:value-type="float" office:value="0.012231526351278">
            <text:p>0,0122</text:p>
          </table:table-cell>
          <table:table-cell/>
          <table:table-cell table:formula="of:=[.$E$2]+([.F21]*[.$B$8]/[.$B$9])" office:value-type="float" office:value="-5.28">
            <text:p>-5,28</text:p>
          </table:table-cell>
          <table:table-cell table:formula="of:=[.G21]" office:value-type="float" office:value="0.012231526351278">
            <text:p>0,01</text:p>
          </table:table-cell>
          <table:table-cell table:number-columns-repeated="4"/>
          <table:table-cell table:formula="of:=[.F21]+[.$B$9]" office:value-type="float" office:value="7.36">
            <text:p>7,36</text:p>
          </table:table-cell>
          <table:table-cell table:style-name="ce8" table:formula="of:=NORMDIST([.O21];[.$E$2]+[.$B$9];[.$B$9];0)" office:value-type="float" office:value="0.0385279384745728">
            <text:p>0,0385</text:p>
          </table:table-cell>
          <table:table-cell/>
          <table:table-cell table:formula="of:=[.F21]+2*[.$B$9]" office:value-type="float" office:value="17.36">
            <text:p>17,36</text:p>
          </table:table-cell>
          <table:table-cell table:style-name="ce8" table:formula="of:=NORMDIST([.R21];[.$E$2]+2*[.$B$9];[.$B$9];0)" office:value-type="float" office:value="0.0385279384745728">
            <text:p>0,0385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/>
          <table:table-cell table:formula="of:=[.$B$2]+([.A22]*[.$B$8])" office:value-type="float" office:value="-8.6">
            <text:p>-8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2]-0.5)*[.$B$11]" office:value-type="float" office:value="-2.58">
            <text:p>-2,5800</text:p>
          </table:table-cell>
          <table:table-cell table:style-name="ce8" table:formula="of:=NORMDIST([.F22];0;1;0)" office:value-type="float" office:value="0.0143051089941497">
            <text:p>0,0143</text:p>
          </table:table-cell>
          <table:table-cell/>
          <table:table-cell table:formula="of:=[.$E$2]+([.F22]*[.$B$8]/[.$B$9])" office:value-type="float" office:value="-5.16">
            <text:p>-5,16</text:p>
          </table:table-cell>
          <table:table-cell table:formula="of:=[.G22]" office:value-type="float" office:value="0.0143051089941497">
            <text:p>0,01</text:p>
          </table:table-cell>
          <table:table-cell table:number-columns-repeated="4"/>
          <table:table-cell table:formula="of:=[.F22]+[.$B$9]" office:value-type="float" office:value="7.42">
            <text:p>7,42</text:p>
          </table:table-cell>
          <table:table-cell table:style-name="ce8" table:formula="of:=NORMDIST([.O22];[.$E$2]+[.$B$9];[.$B$9];0)" office:value-type="float" office:value="0.0385883204930045">
            <text:p>0,0386</text:p>
          </table:table-cell>
          <table:table-cell/>
          <table:table-cell table:formula="of:=[.F22]+2*[.$B$9]" office:value-type="float" office:value="17.42">
            <text:p>17,42</text:p>
          </table:table-cell>
          <table:table-cell table:style-name="ce8" table:formula="of:=NORMDIST([.R22];[.$E$2]+2*[.$B$9];[.$B$9];0)" office:value-type="float" office:value="0.0385883204930045">
            <text:p>0,038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/>
          <table:table-cell table:formula="of:=[.$B$2]+([.A23]*[.$B$8])" office:value-type="float" office:value="-8.4">
            <text:p>-8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3]-0.5)*[.$B$11]" office:value-type="float" office:value="-2.52">
            <text:p>-2,5200</text:p>
          </table:table-cell>
          <table:table-cell table:style-name="ce8" table:formula="of:=NORMDIST([.F23];0;1;0)" office:value-type="float" office:value="0.0166701008373811">
            <text:p>0,0167</text:p>
          </table:table-cell>
          <table:table-cell/>
          <table:table-cell table:formula="of:=[.$E$2]+([.F23]*[.$B$8]/[.$B$9])" office:value-type="float" office:value="-5.04">
            <text:p>-5,04</text:p>
          </table:table-cell>
          <table:table-cell table:formula="of:=[.G23]" office:value-type="float" office:value="0.0166701008373811">
            <text:p>0,02</text:p>
          </table:table-cell>
          <table:table-cell table:number-columns-repeated="4"/>
          <table:table-cell table:formula="of:=[.F23]+[.$B$9]" office:value-type="float" office:value="7.48">
            <text:p>7,48</text:p>
          </table:table-cell>
          <table:table-cell table:style-name="ce8" table:formula="of:=NORMDIST([.O23];[.$E$2]+[.$B$9];[.$B$9];0)" office:value-type="float" office:value="0.0386474058121019">
            <text:p>0,0386</text:p>
          </table:table-cell>
          <table:table-cell/>
          <table:table-cell table:formula="of:=[.F23]+2*[.$B$9]" office:value-type="float" office:value="17.48">
            <text:p>17,48</text:p>
          </table:table-cell>
          <table:table-cell table:style-name="ce8" table:formula="of:=NORMDIST([.R23];[.$E$2]+2*[.$B$9];[.$B$9];0)" office:value-type="float" office:value="0.0386474058121019">
            <text:p>0,0386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/>
          <table:table-cell table:formula="of:=[.$B$2]+([.A24]*[.$B$8])" office:value-type="float" office:value="-8.2">
            <text:p>-8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4]-0.5)*[.$B$11]" office:value-type="float" office:value="-2.46">
            <text:p>-2,4600</text:p>
          </table:table-cell>
          <table:table-cell table:style-name="ce8" table:formula="of:=NORMDIST([.F24];0;1;0)" office:value-type="float" office:value="0.019356276731737">
            <text:p>0,0194</text:p>
          </table:table-cell>
          <table:table-cell/>
          <table:table-cell table:formula="of:=[.$E$2]+([.F24]*[.$B$8]/[.$B$9])" office:value-type="float" office:value="-4.92">
            <text:p>-4,92</text:p>
          </table:table-cell>
          <table:table-cell table:formula="of:=[.G24]" office:value-type="float" office:value="0.019356276731737">
            <text:p>0,02</text:p>
          </table:table-cell>
          <table:table-cell table:number-columns-repeated="4"/>
          <table:table-cell table:formula="of:=[.F24]+[.$B$9]" office:value-type="float" office:value="7.54">
            <text:p>7,54</text:p>
          </table:table-cell>
          <table:table-cell table:style-name="ce8" table:formula="of:=NORMDIST([.O24];[.$E$2]+[.$B$9];[.$B$9];0)" office:value-type="float" office:value="0.038705188189073">
            <text:p>0,0387</text:p>
          </table:table-cell>
          <table:table-cell/>
          <table:table-cell table:formula="of:=[.F24]+2*[.$B$9]" office:value-type="float" office:value="17.54">
            <text:p>17,54</text:p>
          </table:table-cell>
          <table:table-cell table:style-name="ce8" table:formula="of:=NORMDIST([.R24];[.$E$2]+2*[.$B$9];[.$B$9];0)" office:value-type="float" office:value="0.038705188189073">
            <text:p>0,0387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/>
          <table:table-cell table:formula="of:=[.$B$2]+([.A25]*[.$B$8])" office:value-type="float" office:value="-8">
            <text:p>-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5]-0.5)*[.$B$11]" office:value-type="float" office:value="-2.4">
            <text:p>-2,4000</text:p>
          </table:table-cell>
          <table:table-cell table:style-name="ce8" table:formula="of:=NORMDIST([.F25];0;1;0)" office:value-type="float" office:value="0.0223945302948429">
            <text:p>0,0224</text:p>
          </table:table-cell>
          <table:table-cell/>
          <table:table-cell table:formula="of:=[.$E$2]+([.F25]*[.$B$8]/[.$B$9])" office:value-type="float" office:value="-4.8">
            <text:p>-4,8</text:p>
          </table:table-cell>
          <table:table-cell table:formula="of:=[.G25]" office:value-type="float" office:value="0.0223945302948429">
            <text:p>0,02</text:p>
          </table:table-cell>
          <table:table-cell table:number-columns-repeated="4"/>
          <table:table-cell table:formula="of:=[.F25]+[.$B$9]" office:value-type="float" office:value="7.6">
            <text:p>7,6</text:p>
          </table:table-cell>
          <table:table-cell table:style-name="ce8" table:formula="of:=NORMDIST([.O25];[.$E$2]+[.$B$9];[.$B$9];0)" office:value-type="float" office:value="0.0387616615125014">
            <text:p>0,0388</text:p>
          </table:table-cell>
          <table:table-cell/>
          <table:table-cell table:formula="of:=[.F25]+2*[.$B$9]" office:value-type="float" office:value="17.6">
            <text:p>17,6</text:p>
          </table:table-cell>
          <table:table-cell table:style-name="ce8" table:formula="of:=NORMDIST([.R25];[.$E$2]+2*[.$B$9];[.$B$9];0)" office:value-type="float" office:value="0.0387616615125014">
            <text:p>0,0388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/>
          <table:table-cell table:formula="of:=[.$B$2]+([.A26]*[.$B$8])" office:value-type="float" office:value="-7.8">
            <text:p>-7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6]-0.5)*[.$B$11]" office:value-type="float" office:value="-2.34">
            <text:p>-2,3400</text:p>
          </table:table-cell>
          <table:table-cell table:style-name="ce8" table:formula="of:=NORMDIST([.F26];0;1;0)" office:value-type="float" office:value="0.0258165754715877">
            <text:p>0,0258</text:p>
          </table:table-cell>
          <table:table-cell/>
          <table:table-cell table:formula="of:=[.$E$2]+([.F26]*[.$B$8]/[.$B$9])" office:value-type="float" office:value="-4.68">
            <text:p>-4,68</text:p>
          </table:table-cell>
          <table:table-cell table:formula="of:=[.G26]" office:value-type="float" office:value="0.0258165754715877">
            <text:p>0,03</text:p>
          </table:table-cell>
          <table:table-cell table:number-columns-repeated="4"/>
          <table:table-cell table:formula="of:=[.F26]+[.$B$9]" office:value-type="float" office:value="7.66">
            <text:p>7,66</text:p>
          </table:table-cell>
          <table:table-cell table:style-name="ce8" table:formula="of:=NORMDIST([.O26];[.$E$2]+[.$B$9];[.$B$9];0)" office:value-type="float" office:value="0.0388168198034225">
            <text:p>0,0388</text:p>
          </table:table-cell>
          <table:table-cell/>
          <table:table-cell table:formula="of:=[.F26]+2*[.$B$9]" office:value-type="float" office:value="17.66">
            <text:p>17,66</text:p>
          </table:table-cell>
          <table:table-cell table:style-name="ce8" table:formula="of:=NORMDIST([.R26];[.$E$2]+2*[.$B$9];[.$B$9];0)" office:value-type="float" office:value="0.0388168198034225">
            <text:p>0,0388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/>
          <table:table-cell table:formula="of:=[.$B$2]+([.A27]*[.$B$8])" office:value-type="float" office:value="-7.6">
            <text:p>-7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7]-0.5)*[.$B$11]" office:value-type="float" office:value="-2.28">
            <text:p>-2,2800</text:p>
          </table:table-cell>
          <table:table-cell table:style-name="ce8" table:formula="of:=NORMDIST([.F27];0;1;0)" office:value-type="float" office:value="0.0296545848473412">
            <text:p>0,0297</text:p>
          </table:table-cell>
          <table:table-cell/>
          <table:table-cell table:formula="of:=[.$E$2]+([.F27]*[.$B$8]/[.$B$9])" office:value-type="float" office:value="-4.56">
            <text:p>-4,56</text:p>
          </table:table-cell>
          <table:table-cell table:formula="of:=[.G27]" office:value-type="float" office:value="0.0296545848473412">
            <text:p>0,03</text:p>
          </table:table-cell>
          <table:table-cell table:number-columns-repeated="4"/>
          <table:table-cell table:formula="of:=[.F27]+[.$B$9]" office:value-type="float" office:value="7.72">
            <text:p>7,72</text:p>
          </table:table-cell>
          <table:table-cell table:style-name="ce8" table:formula="of:=NORMDIST([.O27];[.$E$2]+[.$B$9];[.$B$9];0)" office:value-type="float" office:value="0.0388706572163787">
            <text:p>0,0389</text:p>
          </table:table-cell>
          <table:table-cell/>
          <table:table-cell table:formula="of:=[.F27]+2*[.$B$9]" office:value-type="float" office:value="17.72">
            <text:p>17,72</text:p>
          </table:table-cell>
          <table:table-cell table:style-name="ce8" table:formula="of:=NORMDIST([.R27];[.$E$2]+2*[.$B$9];[.$B$9];0)" office:value-type="float" office:value="0.0388706572163787">
            <text:p>0,0389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/>
          <table:table-cell table:formula="of:=[.$B$2]+([.A28]*[.$B$8])" office:value-type="float" office:value="-7.4">
            <text:p>-7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8]-0.5)*[.$B$11]" office:value-type="float" office:value="-2.22">
            <text:p>-2,2200</text:p>
          </table:table-cell>
          <table:table-cell table:style-name="ce8" table:formula="of:=NORMDIST([.F28];0;1;0)" office:value-type="float" office:value="0.0339407631824492">
            <text:p>0,0339</text:p>
          </table:table-cell>
          <table:table-cell/>
          <table:table-cell table:formula="of:=[.$E$2]+([.F28]*[.$B$8]/[.$B$9])" office:value-type="float" office:value="-4.44">
            <text:p>-4,44</text:p>
          </table:table-cell>
          <table:table-cell table:formula="of:=[.G28]" office:value-type="float" office:value="0.0339407631824492">
            <text:p>0,03</text:p>
          </table:table-cell>
          <table:table-cell table:number-columns-repeated="4"/>
          <table:table-cell table:formula="of:=[.F28]+[.$B$9]" office:value-type="float" office:value="7.78">
            <text:p>7,78</text:p>
          </table:table-cell>
          <table:table-cell table:style-name="ce8" table:formula="of:=NORMDIST([.O28];[.$E$2]+[.$B$9];[.$B$9];0)" office:value-type="float" office:value="0.038923168040452">
            <text:p>0,0389</text:p>
          </table:table-cell>
          <table:table-cell/>
          <table:table-cell table:formula="of:=[.F28]+2*[.$B$9]" office:value-type="float" office:value="17.78">
            <text:p>17,78</text:p>
          </table:table-cell>
          <table:table-cell table:style-name="ce8" table:formula="of:=NORMDIST([.R28];[.$E$2]+2*[.$B$9];[.$B$9];0)" office:value-type="float" office:value="0.038923168040452">
            <text:p>0,0389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/>
          <table:table-cell table:formula="of:=[.$B$2]+([.A29]*[.$B$8])" office:value-type="float" office:value="-7.2">
            <text:p>-7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29]-0.5)*[.$B$11]" office:value-type="float" office:value="-2.16">
            <text:p>-2,1600</text:p>
          </table:table-cell>
          <table:table-cell table:style-name="ce8" table:formula="of:=NORMDIST([.F29];0;1;0)" office:value-type="float" office:value="0.0387068561474556">
            <text:p>0,0387</text:p>
          </table:table-cell>
          <table:table-cell/>
          <table:table-cell table:formula="of:=[.$E$2]+([.F29]*[.$B$8]/[.$B$9])" office:value-type="float" office:value="-4.32">
            <text:p>-4,32</text:p>
          </table:table-cell>
          <table:table-cell table:formula="of:=[.G29]" office:value-type="float" office:value="0.0387068561474556">
            <text:p>0,04</text:p>
          </table:table-cell>
          <table:table-cell table:number-columns-repeated="4"/>
          <table:table-cell table:formula="of:=[.F29]+[.$B$9]" office:value-type="float" office:value="7.84">
            <text:p>7,84</text:p>
          </table:table-cell>
          <table:table-cell table:style-name="ce8" table:formula="of:=NORMDIST([.O29];[.$E$2]+[.$B$9];[.$B$9];0)" office:value-type="float" office:value="0.0389743467002729">
            <text:p>0,0390</text:p>
          </table:table-cell>
          <table:table-cell/>
          <table:table-cell table:formula="of:=[.F29]+2*[.$B$9]" office:value-type="float" office:value="17.84">
            <text:p>17,84</text:p>
          </table:table-cell>
          <table:table-cell table:style-name="ce8" table:formula="of:=NORMDIST([.R29];[.$E$2]+2*[.$B$9];[.$B$9];0)" office:value-type="float" office:value="0.0389743467002729">
            <text:p>0,0390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/>
          <table:table-cell table:formula="of:=[.$B$2]+([.A30]*[.$B$8])" office:value-type="float" office:value="-7">
            <text:p>-7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0]-0.5)*[.$B$11]" office:value-type="float" office:value="-2.1">
            <text:p>-2,1000</text:p>
          </table:table-cell>
          <table:table-cell table:style-name="ce8" table:formula="of:=NORMDIST([.F30];0;1;0)" office:value-type="float" office:value="0.0439835959804272">
            <text:p>0,0440</text:p>
          </table:table-cell>
          <table:table-cell/>
          <table:table-cell table:formula="of:=[.$E$2]+([.F30]*[.$B$8]/[.$B$9])" office:value-type="float" office:value="-4.2">
            <text:p>-4,2</text:p>
          </table:table-cell>
          <table:table-cell table:formula="of:=[.G30]" office:value-type="float" office:value="0.0439835959804272">
            <text:p>0,04</text:p>
          </table:table-cell>
          <table:table-cell table:number-columns-repeated="4"/>
          <table:table-cell table:formula="of:=[.F30]+[.$B$9]" office:value-type="float" office:value="7.9">
            <text:p>7,9</text:p>
          </table:table-cell>
          <table:table-cell table:style-name="ce8" table:formula="of:=NORMDIST([.O30];[.$E$2]+[.$B$9];[.$B$9];0)" office:value-type="float" office:value="0.0390241877570074">
            <text:p>0,0390</text:p>
          </table:table-cell>
          <table:table-cell/>
          <table:table-cell table:formula="of:=[.F30]+2*[.$B$9]" office:value-type="float" office:value="17.9">
            <text:p>17,9</text:p>
          </table:table-cell>
          <table:table-cell table:style-name="ce8" table:formula="of:=NORMDIST([.R30];[.$E$2]+2*[.$B$9];[.$B$9];0)" office:value-type="float" office:value="0.0390241877570074">
            <text:p>0,0390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/>
          <table:table-cell table:formula="of:=[.$B$2]+([.A31]*[.$B$8])" office:value-type="float" office:value="-6.8">
            <text:p>-6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1]-0.5)*[.$B$11]" office:value-type="float" office:value="-2.04">
            <text:p>-2,0400</text:p>
          </table:table-cell>
          <table:table-cell table:style-name="ce8" table:formula="of:=NORMDIST([.F31];0;1;0)" office:value-type="float" office:value="0.0498000877350708">
            <text:p>0,0498</text:p>
          </table:table-cell>
          <table:table-cell/>
          <table:table-cell table:formula="of:=[.$E$2]+([.F31]*[.$B$8]/[.$B$9])" office:value-type="float" office:value="-4.08">
            <text:p>-4,08</text:p>
          </table:table-cell>
          <table:table-cell table:formula="of:=[.G31]" office:value-type="float" office:value="0.0498000877350708">
            <text:p>0,05</text:p>
          </table:table-cell>
          <table:table-cell table:number-columns-repeated="4"/>
          <table:table-cell table:formula="of:=[.F31]+[.$B$9]" office:value-type="float" office:value="7.96">
            <text:p>7,96</text:p>
          </table:table-cell>
          <table:table-cell table:style-name="ce8" table:formula="of:=NORMDIST([.O31];[.$E$2]+[.$B$9];[.$B$9];0)" office:value-type="float" office:value="0.0390726859093199">
            <text:p>0,0391</text:p>
          </table:table-cell>
          <table:table-cell/>
          <table:table-cell table:formula="of:=[.F31]+2*[.$B$9]" office:value-type="float" office:value="17.96">
            <text:p>17,96</text:p>
          </table:table-cell>
          <table:table-cell table:style-name="ce8" table:formula="of:=NORMDIST([.R31];[.$E$2]+2*[.$B$9];[.$B$9];0)" office:value-type="float" office:value="0.0390726859093199">
            <text:p>0,0391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/>
          <table:table-cell table:formula="of:=[.$B$2]+([.A32]*[.$B$8])" office:value-type="float" office:value="-6.6">
            <text:p>-6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2]-0.5)*[.$B$11]" office:value-type="float" office:value="-1.98">
            <text:p>-1,9800</text:p>
          </table:table-cell>
          <table:table-cell table:style-name="ce8" table:formula="of:=NORMDIST([.F32];0;1;0)" office:value-type="float" office:value="0.0561831419038681">
            <text:p>0,0562</text:p>
          </table:table-cell>
          <table:table-cell/>
          <table:table-cell table:formula="of:=[.$E$2]+([.F32]*[.$B$8]/[.$B$9])" office:value-type="float" office:value="-3.96">
            <text:p>-3,96</text:p>
          </table:table-cell>
          <table:table-cell table:formula="of:=[.G32]" office:value-type="float" office:value="0.0561831419038681">
            <text:p>0,06</text:p>
          </table:table-cell>
          <table:table-cell table:number-columns-repeated="4"/>
          <table:table-cell table:formula="of:=[.F32]+[.$B$9]" office:value-type="float" office:value="8.02">
            <text:p>8,02</text:p>
          </table:table-cell>
          <table:table-cell table:style-name="ce8" table:formula="of:=NORMDIST([.O32];[.$E$2]+[.$B$9];[.$B$9];0)" office:value-type="float" office:value="0.0391198359943131">
            <text:p>0,0391</text:p>
          </table:table-cell>
          <table:table-cell/>
          <table:table-cell table:formula="of:=[.F32]+2*[.$B$9]" office:value-type="float" office:value="18.02">
            <text:p>18,02</text:p>
          </table:table-cell>
          <table:table-cell table:style-name="ce8" table:formula="of:=NORMDIST([.R32];[.$E$2]+2*[.$B$9];[.$B$9];0)" office:value-type="float" office:value="0.0391198359943131">
            <text:p>0,0391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/>
          <table:table-cell table:formula="of:=[.$B$2]+([.A33]*[.$B$8])" office:value-type="float" office:value="-6.4">
            <text:p>-6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3]-0.5)*[.$B$11]" office:value-type="float" office:value="-1.92">
            <text:p>-1,9200</text:p>
          </table:table-cell>
          <table:table-cell table:style-name="ce8" table:formula="of:=NORMDIST([.F33];0;1;0)" office:value-type="float" office:value="0.0631565614351987">
            <text:p>0,0632</text:p>
          </table:table-cell>
          <table:table-cell/>
          <table:table-cell table:formula="of:=[.$E$2]+([.F33]*[.$B$8]/[.$B$9])" office:value-type="float" office:value="-3.84">
            <text:p>-3,84</text:p>
          </table:table-cell>
          <table:table-cell table:formula="of:=[.G33]" office:value-type="float" office:value="0.0631565614351987">
            <text:p>0,06</text:p>
          </table:table-cell>
          <table:table-cell table:number-columns-repeated="4"/>
          <table:table-cell table:formula="of:=[.F33]+[.$B$9]" office:value-type="float" office:value="8.08">
            <text:p>8,08</text:p>
          </table:table-cell>
          <table:table-cell table:style-name="ce8" table:formula="of:=NORMDIST([.O33];[.$E$2]+[.$B$9];[.$B$9];0)" office:value-type="float" office:value="0.0391656329884437">
            <text:p>0,0392</text:p>
          </table:table-cell>
          <table:table-cell/>
          <table:table-cell table:formula="of:=[.F33]+2*[.$B$9]" office:value-type="float" office:value="18.08">
            <text:p>18,08</text:p>
          </table:table-cell>
          <table:table-cell table:style-name="ce8" table:formula="of:=NORMDIST([.R33];[.$E$2]+2*[.$B$9];[.$B$9];0)" office:value-type="float" office:value="0.0391656329884437">
            <text:p>0,0392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/>
          <table:table-cell table:formula="of:=[.$B$2]+([.A34]*[.$B$8])" office:value-type="float" office:value="-6.2">
            <text:p>-6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4]-0.5)*[.$B$11]" office:value-type="float" office:value="-1.86">
            <text:p>-1,8600</text:p>
          </table:table-cell>
          <table:table-cell table:style-name="ce8" table:formula="of:=NORMDIST([.F34];0;1;0)" office:value-type="float" office:value="0.0707403934569834">
            <text:p>0,0707</text:p>
          </table:table-cell>
          <table:table-cell/>
          <table:table-cell table:formula="of:=[.$E$2]+([.F34]*[.$B$8]/[.$B$9])" office:value-type="float" office:value="-3.72">
            <text:p>-3,72</text:p>
          </table:table-cell>
          <table:table-cell table:formula="of:=[.G34]" office:value-type="float" office:value="0.0707403934569834">
            <text:p>0,07</text:p>
          </table:table-cell>
          <table:table-cell table:number-columns-repeated="4"/>
          <table:table-cell table:formula="of:=[.F34]+[.$B$9]" office:value-type="float" office:value="8.14">
            <text:p>8,14</text:p>
          </table:table-cell>
          <table:table-cell table:style-name="ce8" table:formula="of:=NORMDIST([.O34];[.$E$2]+[.$B$9];[.$B$9];0)" office:value-type="float" office:value="0.0392100720084147">
            <text:p>0,0392</text:p>
          </table:table-cell>
          <table:table-cell/>
          <table:table-cell table:formula="of:=[.F34]+2*[.$B$9]" office:value-type="float" office:value="18.14">
            <text:p>18,14</text:p>
          </table:table-cell>
          <table:table-cell table:style-name="ce8" table:formula="of:=NORMDIST([.R34];[.$E$2]+2*[.$B$9];[.$B$9];0)" office:value-type="float" office:value="0.0392100720084147">
            <text:p>0,0392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/>
          <table:table-cell table:formula="of:=[.$B$2]+([.A35]*[.$B$8])" office:value-type="float" office:value="-6">
            <text:p>-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5]-0.5)*[.$B$11]" office:value-type="float" office:value="-1.8">
            <text:p>-1,8000</text:p>
          </table:table-cell>
          <table:table-cell table:style-name="ce8" table:formula="of:=NORMDIST([.F35];0;1;0)" office:value-type="float" office:value="0.0789501583008942">
            <text:p>0,0790</text:p>
          </table:table-cell>
          <table:table-cell/>
          <table:table-cell table:formula="of:=[.$E$2]+([.F35]*[.$B$8]/[.$B$9])" office:value-type="float" office:value="-3.6">
            <text:p>-3,6</text:p>
          </table:table-cell>
          <table:table-cell table:formula="of:=[.G35]" office:value-type="float" office:value="0.0789501583008942">
            <text:p>0,08</text:p>
          </table:table-cell>
          <table:table-cell table:number-columns-repeated="4"/>
          <table:table-cell table:formula="of:=[.F35]+[.$B$9]" office:value-type="float" office:value="8.2">
            <text:p>8,2</text:p>
          </table:table-cell>
          <table:table-cell table:style-name="ce8" table:formula="of:=NORMDIST([.O35];[.$E$2]+[.$B$9];[.$B$9];0)" office:value-type="float" office:value="0.0392531483120429">
            <text:p>0,0393</text:p>
          </table:table-cell>
          <table:table-cell/>
          <table:table-cell table:formula="of:=[.F35]+2*[.$B$9]" office:value-type="float" office:value="18.2">
            <text:p>18,2</text:p>
          </table:table-cell>
          <table:table-cell table:style-name="ce8" table:formula="of:=NORMDIST([.R35];[.$E$2]+2*[.$B$9];[.$B$9];0)" office:value-type="float" office:value="0.0392531483120429">
            <text:p>0,0393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/>
          <table:table-cell table:formula="of:=[.$B$2]+([.A36]*[.$B$8])" office:value-type="float" office:value="-5.8">
            <text:p>-5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6]-0.5)*[.$B$11]" office:value-type="float" office:value="-1.74">
            <text:p>-1,7400</text:p>
          </table:table-cell>
          <table:table-cell table:style-name="ce8" table:formula="of:=NORMDIST([.F36];0;1;0)" office:value-type="float" office:value="0.0877960706109056">
            <text:p>0,0878</text:p>
          </table:table-cell>
          <table:table-cell/>
          <table:table-cell table:formula="of:=[.$E$2]+([.F36]*[.$B$8]/[.$B$9])" office:value-type="float" office:value="-3.48">
            <text:p>-3,48</text:p>
          </table:table-cell>
          <table:table-cell table:formula="of:=[.G36]" office:value-type="float" office:value="0.0877960706109056">
            <text:p>0,09</text:p>
          </table:table-cell>
          <table:table-cell table:number-columns-repeated="4"/>
          <table:table-cell table:formula="of:=[.F36]+[.$B$9]" office:value-type="float" office:value="8.26">
            <text:p>8,26</text:p>
          </table:table-cell>
          <table:table-cell table:style-name="ce8" table:formula="of:=NORMDIST([.O36];[.$E$2]+[.$B$9];[.$B$9];0)" office:value-type="float" office:value="0.0392948572991023">
            <text:p>0,0393</text:p>
          </table:table-cell>
          <table:table-cell/>
          <table:table-cell table:formula="of:=[.F36]+2*[.$B$9]" office:value-type="float" office:value="18.26">
            <text:p>18,26</text:p>
          </table:table-cell>
          <table:table-cell table:style-name="ce8" table:formula="of:=NORMDIST([.R36];[.$E$2]+2*[.$B$9];[.$B$9];0)" office:value-type="float" office:value="0.0392948572991023">
            <text:p>0,0393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/>
          <table:table-cell table:formula="of:=[.$B$2]+([.A37]*[.$B$8])" office:value-type="float" office:value="-5.6">
            <text:p>-5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7]-0.5)*[.$B$11]" office:value-type="float" office:value="-1.68">
            <text:p>-1,6800</text:p>
          </table:table-cell>
          <table:table-cell table:style-name="ce8" table:formula="of:=NORMDIST([.F37];0;1;0)" office:value-type="float" office:value="0.0972822693314675">
            <text:p>0,0973</text:p>
          </table:table-cell>
          <table:table-cell/>
          <table:table-cell table:formula="of:=[.$E$2]+([.F37]*[.$B$8]/[.$B$9])" office:value-type="float" office:value="-3.36">
            <text:p>-3,36</text:p>
          </table:table-cell>
          <table:table-cell table:formula="of:=[.G37]" office:value-type="float" office:value="0.0972822693314675">
            <text:p>0,1</text:p>
          </table:table-cell>
          <table:table-cell table:number-columns-repeated="4"/>
          <table:table-cell table:formula="of:=[.F37]+[.$B$9]" office:value-type="float" office:value="8.32">
            <text:p>8,32</text:p>
          </table:table-cell>
          <table:table-cell table:style-name="ce8" table:formula="of:=NORMDIST([.O37];[.$E$2]+[.$B$9];[.$B$9];0)" office:value-type="float" office:value="0.039335194512143">
            <text:p>0,0393</text:p>
          </table:table-cell>
          <table:table-cell/>
          <table:table-cell table:formula="of:=[.F37]+2*[.$B$9]" office:value-type="float" office:value="18.32">
            <text:p>18,32</text:p>
          </table:table-cell>
          <table:table-cell table:style-name="ce8" table:formula="of:=NORMDIST([.R37];[.$E$2]+2*[.$B$9];[.$B$9];0)" office:value-type="float" office:value="0.039335194512143">
            <text:p>0,0393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/>
          <table:table-cell table:formula="of:=[.$B$2]+([.A38]*[.$B$8])" office:value-type="float" office:value="-5.4">
            <text:p>-5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8]-0.5)*[.$B$11]" office:value-type="float" office:value="-1.62">
            <text:p>-1,6200</text:p>
          </table:table-cell>
          <table:table-cell table:style-name="ce8" table:formula="of:=NORMDIST([.F38];0;1;0)" office:value-type="float" office:value="0.107406075113484">
            <text:p>0,1074</text:p>
          </table:table-cell>
          <table:table-cell/>
          <table:table-cell table:formula="of:=[.$E$2]+([.F38]*[.$B$8]/[.$B$9])" office:value-type="float" office:value="-3.24">
            <text:p>-3,24</text:p>
          </table:table-cell>
          <table:table-cell table:formula="of:=[.G38]" office:value-type="float" office:value="0.107406075113484">
            <text:p>0,11</text:p>
          </table:table-cell>
          <table:table-cell table:number-columns-repeated="4"/>
          <table:table-cell table:formula="of:=[.F38]+[.$B$9]" office:value-type="float" office:value="8.38">
            <text:p>8,38</text:p>
          </table:table-cell>
          <table:table-cell table:style-name="ce8" table:formula="of:=NORMDIST([.O38];[.$E$2]+[.$B$9];[.$B$9];0)" office:value-type="float" office:value="0.0393741556372848">
            <text:p>0,0394</text:p>
          </table:table-cell>
          <table:table-cell/>
          <table:table-cell table:formula="of:=[.F38]+2*[.$B$9]" office:value-type="float" office:value="18.38">
            <text:p>18,38</text:p>
          </table:table-cell>
          <table:table-cell table:style-name="ce8" table:formula="of:=NORMDIST([.R38];[.$E$2]+2*[.$B$9];[.$B$9];0)" office:value-type="float" office:value="0.0393741556372848">
            <text:p>0,0394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/>
          <table:table-cell table:formula="of:=[.$B$2]+([.A39]*[.$B$8])" office:value-type="float" office:value="-5.2">
            <text:p>-5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39]-0.5)*[.$B$11]" office:value-type="float" office:value="-1.56">
            <text:p>-1,5600</text:p>
          </table:table-cell>
          <table:table-cell table:style-name="ce8" table:formula="of:=NORMDIST([.F39];0;1;0)" office:value-type="float" office:value="0.118157295059582">
            <text:p>0,1182</text:p>
          </table:table-cell>
          <table:table-cell/>
          <table:table-cell table:formula="of:=[.$E$2]+([.F39]*[.$B$8]/[.$B$9])" office:value-type="float" office:value="-3.12">
            <text:p>-3,12</text:p>
          </table:table-cell>
          <table:table-cell table:formula="of:=[.G39]" office:value-type="float" office:value="0.118157295059582">
            <text:p>0,12</text:p>
          </table:table-cell>
          <table:table-cell table:number-columns-repeated="4"/>
          <table:table-cell table:formula="of:=[.F39]+[.$B$9]" office:value-type="float" office:value="8.44">
            <text:p>8,44</text:p>
          </table:table-cell>
          <table:table-cell table:style-name="ce8" table:formula="of:=NORMDIST([.O39];[.$E$2]+[.$B$9];[.$B$9];0)" office:value-type="float" office:value="0.0394117365049864">
            <text:p>0,0394</text:p>
          </table:table-cell>
          <table:table-cell/>
          <table:table-cell table:formula="of:=[.F39]+2*[.$B$9]" office:value-type="float" office:value="18.44">
            <text:p>18,44</text:p>
          </table:table-cell>
          <table:table-cell table:style-name="ce8" table:formula="of:=NORMDIST([.R39];[.$E$2]+2*[.$B$9];[.$B$9];0)" office:value-type="float" office:value="0.0394117365049864">
            <text:p>0,0394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/>
          <table:table-cell table:formula="of:=[.$B$2]+([.A40]*[.$B$8])"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0]-0.5)*[.$B$11]" office:value-type="float" office:value="-1.5">
            <text:p>-1,5000</text:p>
          </table:table-cell>
          <table:table-cell table:style-name="ce8" table:formula="of:=NORMDIST([.F40];0;1;0)" office:value-type="float" office:value="0.129517595665892">
            <text:p>0,1295</text:p>
          </table:table-cell>
          <table:table-cell/>
          <table:table-cell table:formula="of:=[.$E$2]+([.F40]*[.$B$8]/[.$B$9])" office:value-type="float" office:value="-3">
            <text:p>-3</text:p>
          </table:table-cell>
          <table:table-cell table:formula="of:=[.G40]" office:value-type="float" office:value="0.129517595665892">
            <text:p>0,13</text:p>
          </table:table-cell>
          <table:table-cell table:number-columns-repeated="4"/>
          <table:table-cell table:formula="of:=[.F40]+[.$B$9]" office:value-type="float" office:value="8.5">
            <text:p>8,5</text:p>
          </table:table-cell>
          <table:table-cell table:style-name="ce8" table:formula="of:=NORMDIST([.O40];[.$E$2]+[.$B$9];[.$B$9];0)" office:value-type="float" office:value="0.0394479330907889">
            <text:p>0,0394</text:p>
          </table:table-cell>
          <table:table-cell/>
          <table:table-cell table:formula="of:=[.F40]+2*[.$B$9]" office:value-type="float" office:value="18.5">
            <text:p>18,5</text:p>
          </table:table-cell>
          <table:table-cell table:style-name="ce8" table:formula="of:=NORMDIST([.R40];[.$E$2]+2*[.$B$9];[.$B$9];0)" office:value-type="float" office:value="0.0394479330907889">
            <text:p>0,0394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/>
          <table:table-cell table:formula="of:=[.$B$2]+([.A41]*[.$B$8])" office:value-type="float" office:value="-4.8">
            <text:p>-4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1]-0.5)*[.$B$11]" office:value-type="float" office:value="-1.44">
            <text:p>-1,4400</text:p>
          </table:table-cell>
          <table:table-cell table:style-name="ce8" table:formula="of:=NORMDIST([.F41];0;1;0)" office:value-type="float" office:value="0.141459965224839">
            <text:p>0,1415</text:p>
          </table:table-cell>
          <table:table-cell/>
          <table:table-cell table:formula="of:=[.$E$2]+([.F41]*[.$B$8]/[.$B$9])" office:value-type="float" office:value="-2.88">
            <text:p>-2,88</text:p>
          </table:table-cell>
          <table:table-cell table:formula="of:=[.G41]" office:value-type="float" office:value="0.141459965224839">
            <text:p>0,14</text:p>
          </table:table-cell>
          <table:table-cell table:number-columns-repeated="4"/>
          <table:table-cell table:formula="of:=[.F41]+[.$B$9]" office:value-type="float" office:value="8.56">
            <text:p>8,56</text:p>
          </table:table-cell>
          <table:table-cell table:style-name="ce8" table:formula="of:=NORMDIST([.O41];[.$E$2]+[.$B$9];[.$B$9];0)" office:value-type="float" office:value="0.039482741516034">
            <text:p>0,0395</text:p>
          </table:table-cell>
          <table:table-cell/>
          <table:table-cell table:formula="of:=[.F41]+2*[.$B$9]" office:value-type="float" office:value="18.56">
            <text:p>18,56</text:p>
          </table:table-cell>
          <table:table-cell table:style-name="ce8" table:formula="of:=NORMDIST([.R41];[.$E$2]+2*[.$B$9];[.$B$9];0)" office:value-type="float" office:value="0.039482741516034">
            <text:p>0,0395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/>
          <table:table-cell table:formula="of:=[.$B$2]+([.A42]*[.$B$8])" office:value-type="float" office:value="-4.6">
            <text:p>-4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2]-0.5)*[.$B$11]" office:value-type="float" office:value="-1.38">
            <text:p>-1,3800</text:p>
          </table:table-cell>
          <table:table-cell table:style-name="ce8" table:formula="of:=NORMDIST([.F42];0;1;0)" office:value-type="float" office:value="0.153948286762634">
            <text:p>0,1539</text:p>
          </table:table-cell>
          <table:table-cell/>
          <table:table-cell table:formula="of:=[.$E$2]+([.F42]*[.$B$8]/[.$B$9])" office:value-type="float" office:value="-2.76">
            <text:p>-2,76</text:p>
          </table:table-cell>
          <table:table-cell table:formula="of:=[.G42]" office:value-type="float" office:value="0.153948286762634">
            <text:p>0,15</text:p>
          </table:table-cell>
          <table:table-cell table:number-columns-repeated="4"/>
          <table:table-cell table:formula="of:=[.F42]+[.$B$9]" office:value-type="float" office:value="8.62">
            <text:p>8,62</text:p>
          </table:table-cell>
          <table:table-cell table:style-name="ce8" table:formula="of:=NORMDIST([.O42];[.$E$2]+[.$B$9];[.$B$9];0)" office:value-type="float" office:value="0.0395161580485567">
            <text:p>0,0395</text:p>
          </table:table-cell>
          <table:table-cell/>
          <table:table-cell table:formula="of:=[.F42]+2*[.$B$9]" office:value-type="float" office:value="18.62">
            <text:p>18,62</text:p>
          </table:table-cell>
          <table:table-cell table:style-name="ce8" table:formula="of:=NORMDIST([.R42];[.$E$2]+2*[.$B$9];[.$B$9];0)" office:value-type="float" office:value="0.0395161580485567">
            <text:p>0,0395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/>
          <table:table-cell table:formula="of:=[.$B$2]+([.A43]*[.$B$8])" office:value-type="float" office:value="-4.4">
            <text:p>-4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3]-0.5)*[.$B$11]" office:value-type="float" office:value="-1.32">
            <text:p>-1,3200</text:p>
          </table:table-cell>
          <table:table-cell table:style-name="ce8" table:formula="of:=NORMDIST([.F43];0;1;0)" office:value-type="float" office:value="0.166937041741714">
            <text:p>0,1669</text:p>
          </table:table-cell>
          <table:table-cell/>
          <table:table-cell table:formula="of:=[.$E$2]+([.F43]*[.$B$8]/[.$B$9])" office:value-type="float" office:value="-2.64">
            <text:p>-2,64</text:p>
          </table:table-cell>
          <table:table-cell table:formula="of:=[.G43]" office:value-type="float" office:value="0.166937041741714">
            <text:p>0,17</text:p>
          </table:table-cell>
          <table:table-cell table:number-columns-repeated="4"/>
          <table:table-cell table:formula="of:=[.F43]+[.$B$9]" office:value-type="float" office:value="8.68">
            <text:p>8,68</text:p>
          </table:table-cell>
          <table:table-cell table:style-name="ce8" table:formula="of:=NORMDIST([.O43];[.$E$2]+[.$B$9];[.$B$9];0)" office:value-type="float" office:value="0.0395481791033525">
            <text:p>0,0395</text:p>
          </table:table-cell>
          <table:table-cell/>
          <table:table-cell table:formula="of:=[.F43]+2*[.$B$9]" office:value-type="float" office:value="18.68">
            <text:p>18,68</text:p>
          </table:table-cell>
          <table:table-cell table:style-name="ce8" table:formula="of:=NORMDIST([.R43];[.$E$2]+2*[.$B$9];[.$B$9];0)" office:value-type="float" office:value="0.0395481791033525">
            <text:p>0,0395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/>
          <table:table-cell table:formula="of:=[.$B$2]+([.A44]*[.$B$8])" office:value-type="float" office:value="-4.2">
            <text:p>-4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4]-0.5)*[.$B$11]" office:value-type="float" office:value="-1.26">
            <text:p>-1,2600</text:p>
          </table:table-cell>
          <table:table-cell table:style-name="ce8" table:formula="of:=NORMDIST([.F44];0;1;0)" office:value-type="float" office:value="0.18037116322708">
            <text:p>0,1804</text:p>
          </table:table-cell>
          <table:table-cell/>
          <table:table-cell table:formula="of:=[.$E$2]+([.F44]*[.$B$8]/[.$B$9])" office:value-type="float" office:value="-2.52">
            <text:p>-2,52</text:p>
          </table:table-cell>
          <table:table-cell table:formula="of:=[.G44]" office:value-type="float" office:value="0.18037116322708">
            <text:p>0,18</text:p>
          </table:table-cell>
          <table:table-cell table:number-columns-repeated="4"/>
          <table:table-cell table:formula="of:=[.F44]+[.$B$9]" office:value-type="float" office:value="8.74">
            <text:p>8,74</text:p>
          </table:table-cell>
          <table:table-cell table:style-name="ce8" table:formula="of:=NORMDIST([.O44];[.$E$2]+[.$B$9];[.$B$9];0)" office:value-type="float" office:value="0.0395788012432179">
            <text:p>0,0396</text:p>
          </table:table-cell>
          <table:table-cell/>
          <table:table-cell table:formula="of:=[.F44]+2*[.$B$9]" office:value-type="float" office:value="18.74">
            <text:p>18,74</text:p>
          </table:table-cell>
          <table:table-cell table:style-name="ce8" table:formula="of:=NORMDIST([.R44];[.$E$2]+2*[.$B$9];[.$B$9];0)" office:value-type="float" office:value="0.0395788012432179">
            <text:p>0,0396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/>
          <table:table-cell table:formula="of:=[.$B$2]+([.A45]*[.$B$8])"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5]-0.5)*[.$B$11]" office:value-type="float" office:value="-1.2">
            <text:p>-1,2000</text:p>
          </table:table-cell>
          <table:table-cell table:style-name="ce8" table:formula="of:=NORMDIST([.F45];0;1;0)" office:value-type="float" office:value="0.194186054983213">
            <text:p>0,1942</text:p>
          </table:table-cell>
          <table:table-cell/>
          <table:table-cell table:formula="of:=[.$E$2]+([.F45]*[.$B$8]/[.$B$9])" office:value-type="float" office:value="-2.4">
            <text:p>-2,4</text:p>
          </table:table-cell>
          <table:table-cell table:formula="of:=[.G45]" office:value-type="float" office:value="0.194186054983213">
            <text:p>0,19</text:p>
          </table:table-cell>
          <table:table-cell table:number-columns-repeated="4"/>
          <table:table-cell table:formula="of:=[.F45]+[.$B$9]" office:value-type="float" office:value="8.8">
            <text:p>8,8</text:p>
          </table:table-cell>
          <table:table-cell table:style-name="ce8" table:formula="of:=NORMDIST([.O45];[.$E$2]+[.$B$9];[.$B$9];0)" office:value-type="float" office:value="0.0396080211793656">
            <text:p>0,0396</text:p>
          </table:table-cell>
          <table:table-cell/>
          <table:table-cell table:formula="of:=[.F45]+2*[.$B$9]" office:value-type="float" office:value="18.8">
            <text:p>18,8</text:p>
          </table:table-cell>
          <table:table-cell table:style-name="ce8" table:formula="of:=NORMDIST([.R45];[.$E$2]+2*[.$B$9];[.$B$9];0)" office:value-type="float" office:value="0.0396080211793656">
            <text:p>0,0396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/>
          <table:table-cell table:formula="of:=[.$B$2]+([.A46]*[.$B$8])" office:value-type="float" office:value="-3.8">
            <text:p>-3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6]-0.5)*[.$B$11]" office:value-type="float" office:value="-1.14">
            <text:p>-1,1400</text:p>
          </table:table-cell>
          <table:table-cell table:style-name="ce8" table:formula="of:=NORMDIST([.F46];0;1;0)" office:value-type="float" office:value="0.208307790047108">
            <text:p>0,2083</text:p>
          </table:table-cell>
          <table:table-cell/>
          <table:table-cell table:formula="of:=[.$E$2]+([.F46]*[.$B$8]/[.$B$9])" office:value-type="float" office:value="-2.28">
            <text:p>-2,28</text:p>
          </table:table-cell>
          <table:table-cell table:formula="of:=[.G46]" office:value-type="float" office:value="0.208307790047108">
            <text:p>0,21</text:p>
          </table:table-cell>
          <table:table-cell table:number-columns-repeated="4"/>
          <table:table-cell table:formula="of:=[.F46]+[.$B$9]" office:value-type="float" office:value="8.86">
            <text:p>8,86</text:p>
          </table:table-cell>
          <table:table-cell table:style-name="ce8" table:formula="of:=NORMDIST([.O46];[.$E$2]+[.$B$9];[.$B$9];0)" office:value-type="float" office:value="0.0396358357720133">
            <text:p>0,0396</text:p>
          </table:table-cell>
          <table:table-cell/>
          <table:table-cell table:formula="of:=[.F46]+2*[.$B$9]" office:value-type="float" office:value="18.86">
            <text:p>18,86</text:p>
          </table:table-cell>
          <table:table-cell table:style-name="ce8" table:formula="of:=NORMDIST([.R46];[.$E$2]+2*[.$B$9];[.$B$9];0)" office:value-type="float" office:value="0.0396358357720133">
            <text:p>0,0396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/>
          <table:table-cell table:formula="of:=[.$B$2]+([.A47]*[.$B$8])" office:value-type="float" office:value="-3.6">
            <text:p>-3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7]-0.5)*[.$B$11]" office:value-type="float" office:value="-1.08">
            <text:p>-1,0800</text:p>
          </table:table-cell>
          <table:table-cell table:style-name="ce8" table:formula="of:=NORMDIST([.F47];0;1;0)" office:value-type="float" office:value="0.222653498751761">
            <text:p>0,2227</text:p>
          </table:table-cell>
          <table:table-cell/>
          <table:table-cell table:formula="of:=[.$E$2]+([.F47]*[.$B$8]/[.$B$9])" office:value-type="float" office:value="-2.16">
            <text:p>-2,16</text:p>
          </table:table-cell>
          <table:table-cell table:formula="of:=[.G47]" office:value-type="float" office:value="0.222653498751761">
            <text:p>0,22</text:p>
          </table:table-cell>
          <table:table-cell table:number-columns-repeated="4"/>
          <table:table-cell table:formula="of:=[.F47]+[.$B$9]" office:value-type="float" office:value="8.92">
            <text:p>8,92</text:p>
          </table:table-cell>
          <table:table-cell table:style-name="ce8" table:formula="of:=NORMDIST([.O47];[.$E$2]+[.$B$9];[.$B$9];0)" office:value-type="float" office:value="0.0396622420309456">
            <text:p>0,0397</text:p>
          </table:table-cell>
          <table:table-cell/>
          <table:table-cell table:formula="of:=[.F47]+2*[.$B$9]" office:value-type="float" office:value="18.92">
            <text:p>18,92</text:p>
          </table:table-cell>
          <table:table-cell table:style-name="ce8" table:formula="of:=NORMDIST([.R47];[.$E$2]+2*[.$B$9];[.$B$9];0)" office:value-type="float" office:value="0.0396622420309456">
            <text:p>0,0397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/>
          <table:table-cell table:formula="of:=[.$B$2]+([.A48]*[.$B$8])" office:value-type="float" office:value="-3.4">
            <text:p>-3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8]-0.5)*[.$B$11]" office:value-type="float" office:value="-1.02">
            <text:p>-1,0200</text:p>
          </table:table-cell>
          <table:table-cell table:style-name="ce8" table:formula="of:=NORMDIST([.F48];0;1;0)" office:value-type="float" office:value="0.23713195201938">
            <text:p>0,2371</text:p>
          </table:table-cell>
          <table:table-cell/>
          <table:table-cell table:formula="of:=[.$E$2]+([.F48]*[.$B$8]/[.$B$9])" office:value-type="float" office:value="-2.04">
            <text:p>-2,04</text:p>
          </table:table-cell>
          <table:table-cell table:formula="of:=[.G48]" office:value-type="float" office:value="0.23713195201938">
            <text:p>0,24</text:p>
          </table:table-cell>
          <table:table-cell table:number-columns-repeated="4"/>
          <table:table-cell table:formula="of:=[.F48]+[.$B$9]" office:value-type="float" office:value="8.98">
            <text:p>8,98</text:p>
          </table:table-cell>
          <table:table-cell table:style-name="ce8" table:formula="of:=NORMDIST([.O48];[.$E$2]+[.$B$9];[.$B$9];0)" office:value-type="float" office:value="0.0396872371160502">
            <text:p>0,0397</text:p>
          </table:table-cell>
          <table:table-cell/>
          <table:table-cell table:formula="of:=[.F48]+2*[.$B$9]" office:value-type="float" office:value="18.98">
            <text:p>18,98</text:p>
          </table:table-cell>
          <table:table-cell table:style-name="ce8" table:formula="of:=NORMDIST([.R48];[.$E$2]+2*[.$B$9];[.$B$9];0)" office:value-type="float" office:value="0.0396872371160502">
            <text:p>0,0397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/>
          <table:table-cell table:formula="of:=[.$B$2]+([.A49]*[.$B$8])" office:value-type="float" office:value="-3.2">
            <text:p>-3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49]-0.5)*[.$B$11]" office:value-type="float" office:value="-0.96">
            <text:p>-0,9600</text:p>
          </table:table-cell>
          <table:table-cell table:style-name="ce8" table:formula="of:=NORMDIST([.F49];0;1;0)" office:value-type="float" office:value="0.251644341098117">
            <text:p>0,2516</text:p>
          </table:table-cell>
          <table:table-cell/>
          <table:table-cell table:formula="of:=[.$E$2]+([.F49]*[.$B$8]/[.$B$9])" office:value-type="float" office:value="-1.92">
            <text:p>-1,92</text:p>
          </table:table-cell>
          <table:table-cell table:formula="of:=[.G49]" office:value-type="float" office:value="0.251644341098117">
            <text:p>0,25</text:p>
          </table:table-cell>
          <table:table-cell table:number-columns-repeated="4"/>
          <table:table-cell table:formula="of:=[.F49]+[.$B$9]" office:value-type="float" office:value="9.04">
            <text:p>9,04</text:p>
          </table:table-cell>
          <table:table-cell table:style-name="ce8" table:formula="of:=NORMDIST([.O49];[.$E$2]+[.$B$9];[.$B$9];0)" office:value-type="float" office:value="0.0397108183378266">
            <text:p>0,0397</text:p>
          </table:table-cell>
          <table:table-cell/>
          <table:table-cell table:formula="of:=[.F49]+2*[.$B$9]" office:value-type="float" office:value="19.04">
            <text:p>19,04</text:p>
          </table:table-cell>
          <table:table-cell table:style-name="ce8" table:formula="of:=NORMDIST([.R49];[.$E$2]+2*[.$B$9];[.$B$9];0)" office:value-type="float" office:value="0.0397108183378266">
            <text:p>0,0397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/>
          <table:table-cell table:formula="of:=[.$B$2]+([.A50]*[.$B$8])"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0]-0.5)*[.$B$11]" office:value-type="float" office:value="-0.9">
            <text:p>-0,9000</text:p>
          </table:table-cell>
          <table:table-cell table:style-name="ce8" table:formula="of:=NORMDIST([.F50];0;1;0)" office:value-type="float" office:value="0.266085249898755">
            <text:p>0,2661</text:p>
          </table:table-cell>
          <table:table-cell/>
          <table:table-cell table:formula="of:=[.$E$2]+([.F50]*[.$B$8]/[.$B$9])" office:value-type="float" office:value="-1.8">
            <text:p>-1,8</text:p>
          </table:table-cell>
          <table:table-cell table:formula="of:=[.G50]" office:value-type="float" office:value="0.266085249898755">
            <text:p>0,27</text:p>
          </table:table-cell>
          <table:table-cell table:number-columns-repeated="4"/>
          <table:table-cell table:formula="of:=[.F50]+[.$B$9]" office:value-type="float" office:value="9.1">
            <text:p>9,1</text:p>
          </table:table-cell>
          <table:table-cell table:style-name="ce8" table:formula="of:=NORMDIST([.O50];[.$E$2]+[.$B$9];[.$B$9];0)" office:value-type="float" office:value="0.0397329831578688">
            <text:p>0,0397</text:p>
          </table:table-cell>
          <table:table-cell/>
          <table:table-cell table:formula="of:=[.F50]+2*[.$B$9]" office:value-type="float" office:value="19.1">
            <text:p>19,1</text:p>
          </table:table-cell>
          <table:table-cell table:style-name="ce8" table:formula="of:=NORMDIST([.R50];[.$E$2]+2*[.$B$9];[.$B$9];0)" office:value-type="float" office:value="0.0397329831578688">
            <text:p>0,0397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/>
          <table:table-cell table:formula="of:=[.$B$2]+([.A51]*[.$B$8])" office:value-type="float" office:value="-2.8">
            <text:p>-2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1]-0.5)*[.$B$11]" office:value-type="float" office:value="-0.84">
            <text:p>-0,8400</text:p>
          </table:table-cell>
          <table:table-cell table:style-name="ce8" table:formula="of:=NORMDIST([.F51];0;1;0)" office:value-type="float" office:value="0.280343810839621">
            <text:p>0,2803</text:p>
          </table:table-cell>
          <table:table-cell/>
          <table:table-cell table:formula="of:=[.$E$2]+([.F51]*[.$B$8]/[.$B$9])" office:value-type="float" office:value="-1.68">
            <text:p>-1,68</text:p>
          </table:table-cell>
          <table:table-cell table:formula="of:=[.G51]" office:value-type="float" office:value="0.280343810839621">
            <text:p>0,28</text:p>
          </table:table-cell>
          <table:table-cell table:number-columns-repeated="4"/>
          <table:table-cell table:formula="of:=[.F51]+[.$B$9]" office:value-type="float" office:value="9.16">
            <text:p>9,16</text:p>
          </table:table-cell>
          <table:table-cell table:style-name="ce8" table:formula="of:=NORMDIST([.O51];[.$E$2]+[.$B$9];[.$B$9];0)" office:value-type="float" office:value="0.0397537291893204">
            <text:p>0,0398</text:p>
          </table:table-cell>
          <table:table-cell/>
          <table:table-cell table:formula="of:=[.F51]+2*[.$B$9]" office:value-type="float" office:value="19.16">
            <text:p>19,16</text:p>
          </table:table-cell>
          <table:table-cell table:style-name="ce8" table:formula="of:=NORMDIST([.R51];[.$E$2]+2*[.$B$9];[.$B$9];0)" office:value-type="float" office:value="0.0397537291893204">
            <text:p>0,0398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/>
          <table:table-cell table:formula="of:=[.$B$2]+([.A52]*[.$B$8])" office:value-type="float" office:value="-2.6">
            <text:p>-2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2]-0.5)*[.$B$11]" office:value-type="float" office:value="-0.78">
            <text:p>-0,7800</text:p>
          </table:table-cell>
          <table:table-cell table:style-name="ce8" table:formula="of:=NORMDIST([.F52];0;1;0)" office:value-type="float" office:value="0.294305029788325">
            <text:p>0,2943</text:p>
          </table:table-cell>
          <table:table-cell/>
          <table:table-cell table:formula="of:=[.$E$2]+([.F52]*[.$B$8]/[.$B$9])" office:value-type="float" office:value="-1.56">
            <text:p>-1,56</text:p>
          </table:table-cell>
          <table:table-cell table:formula="of:=[.G52]" office:value-type="float" office:value="0.294305029788325">
            <text:p>0,29</text:p>
          </table:table-cell>
          <table:table-cell table:number-columns-repeated="4"/>
          <table:table-cell table:formula="of:=[.F52]+[.$B$9]" office:value-type="float" office:value="9.22">
            <text:p>9,22</text:p>
          </table:table-cell>
          <table:table-cell table:style-name="ce8" table:formula="of:=NORMDIST([.O52];[.$E$2]+[.$B$9];[.$B$9];0)" office:value-type="float" office:value="0.0397730541973029">
            <text:p>0,0398</text:p>
          </table:table-cell>
          <table:table-cell/>
          <table:table-cell table:formula="of:=[.F52]+2*[.$B$9]" office:value-type="float" office:value="19.22">
            <text:p>19,22</text:p>
          </table:table-cell>
          <table:table-cell table:style-name="ce8" table:formula="of:=NORMDIST([.R52];[.$E$2]+2*[.$B$9];[.$B$9];0)" office:value-type="float" office:value="0.0397730541973029">
            <text:p>0,0398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/>
          <table:table-cell table:formula="of:=[.$B$2]+([.A53]*[.$B$8])" office:value-type="float" office:value="-2.4">
            <text:p>-2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3]-0.5)*[.$B$11]" office:value-type="float" office:value="-0.72">
            <text:p>-0,7200</text:p>
          </table:table-cell>
          <table:table-cell table:style-name="ce8" table:formula="of:=NORMDIST([.F53];0;1;0)" office:value-type="float" office:value="0.307851260469853">
            <text:p>0,3079</text:p>
          </table:table-cell>
          <table:table-cell/>
          <table:table-cell table:formula="of:=[.$E$2]+([.F53]*[.$B$8]/[.$B$9])" office:value-type="float" office:value="-1.44">
            <text:p>-1,44</text:p>
          </table:table-cell>
          <table:table-cell table:formula="of:=[.G53]" office:value-type="float" office:value="0.307851260469853">
            <text:p>0,31</text:p>
          </table:table-cell>
          <table:table-cell table:number-columns-repeated="4"/>
          <table:table-cell table:formula="of:=[.F53]+[.$B$9]" office:value-type="float" office:value="9.28">
            <text:p>9,28</text:p>
          </table:table-cell>
          <table:table-cell table:style-name="ce8" table:formula="of:=NORMDIST([.O53];[.$E$2]+[.$B$9];[.$B$9];0)" office:value-type="float" office:value="0.0397909560993176">
            <text:p>0,0398</text:p>
          </table:table-cell>
          <table:table-cell/>
          <table:table-cell table:formula="of:=[.F53]+2*[.$B$9]" office:value-type="float" office:value="19.28">
            <text:p>19,28</text:p>
          </table:table-cell>
          <table:table-cell table:style-name="ce8" table:formula="of:=NORMDIST([.R53];[.$E$2]+2*[.$B$9];[.$B$9];0)" office:value-type="float" office:value="0.0397909560993176">
            <text:p>0,0398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/>
          <table:table-cell table:formula="of:=[.$B$2]+([.A54]*[.$B$8])" office:value-type="float" office:value="-2.2">
            <text:p>-2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4]-0.5)*[.$B$11]" office:value-type="float" office:value="-0.66">
            <text:p>-0,6600</text:p>
          </table:table-cell>
          <table:table-cell table:style-name="ce8" table:formula="of:=NORMDIST([.F54];0;1;0)" office:value-type="float" office:value="0.320863803771172">
            <text:p>0,3209</text:p>
          </table:table-cell>
          <table:table-cell/>
          <table:table-cell table:formula="of:=[.$E$2]+([.F54]*[.$B$8]/[.$B$9])" office:value-type="float" office:value="-1.32">
            <text:p>-1,32</text:p>
          </table:table-cell>
          <table:table-cell table:formula="of:=[.G54]" office:value-type="float" office:value="0.320863803771172">
            <text:p>0,32</text:p>
          </table:table-cell>
          <table:table-cell table:number-columns-repeated="4"/>
          <table:table-cell table:formula="of:=[.F54]+[.$B$9]" office:value-type="float" office:value="9.34">
            <text:p>9,34</text:p>
          </table:table-cell>
          <table:table-cell table:style-name="ce8" table:formula="of:=NORMDIST([.O54];[.$E$2]+[.$B$9];[.$B$9];0)" office:value-type="float" office:value="0.0398074329656187">
            <text:p>0,0398</text:p>
          </table:table-cell>
          <table:table-cell/>
          <table:table-cell table:formula="of:=[.F54]+2*[.$B$9]" office:value-type="float" office:value="19.34">
            <text:p>19,34</text:p>
          </table:table-cell>
          <table:table-cell table:style-name="ce8" table:formula="of:=NORMDIST([.R54];[.$E$2]+2*[.$B$9];[.$B$9];0)" office:value-type="float" office:value="0.0398074329656187">
            <text:p>0,0398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/>
          <table:table-cell table:formula="of:=[.$B$2]+([.A55]*[.$B$8])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5]-0.5)*[.$B$11]" office:value-type="float" office:value="-0.6">
            <text:p>-0,6000</text:p>
          </table:table-cell>
          <table:table-cell table:style-name="ce8" table:formula="of:=NORMDIST([.F55];0;1;0)" office:value-type="float" office:value="0.3332246028918">
            <text:p>0,3332</text:p>
          </table:table-cell>
          <table:table-cell/>
          <table:table-cell table:formula="of:=[.$E$2]+([.F55]*[.$B$8]/[.$B$9])" office:value-type="float" office:value="-1.2">
            <text:p>-1,2</text:p>
          </table:table-cell>
          <table:table-cell table:formula="of:=[.G55]" office:value-type="float" office:value="0.3332246028918">
            <text:p>0,33</text:p>
          </table:table-cell>
          <table:table-cell table:number-columns-repeated="4"/>
          <table:table-cell table:formula="of:=[.F55]+[.$B$9]" office:value-type="float" office:value="9.4">
            <text:p>9,4</text:p>
          </table:table-cell>
          <table:table-cell table:style-name="ce8" table:formula="of:=NORMDIST([.O55];[.$E$2]+[.$B$9];[.$B$9];0)" office:value-type="float" office:value="0.0398224830195607">
            <text:p>0,0398</text:p>
          </table:table-cell>
          <table:table-cell/>
          <table:table-cell table:formula="of:=[.F55]+2*[.$B$9]" office:value-type="float" office:value="19.4">
            <text:p>19,4</text:p>
          </table:table-cell>
          <table:table-cell table:style-name="ce8" table:formula="of:=NORMDIST([.R55];[.$E$2]+2*[.$B$9];[.$B$9];0)" office:value-type="float" office:value="0.0398224830195607">
            <text:p>0,0398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/>
          <table:table-cell table:formula="of:=[.$B$2]+([.A56]*[.$B$8])" office:value-type="float" office:value="-1.8">
            <text:p>-1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6]-0.5)*[.$B$11]" office:value-type="float" office:value="-0.54">
            <text:p>-0,5400</text:p>
          </table:table-cell>
          <table:table-cell table:style-name="ce8" table:formula="of:=NORMDIST([.F56];0;1;0)" office:value-type="float" office:value="0.344818001439333">
            <text:p>0,3448</text:p>
          </table:table-cell>
          <table:table-cell/>
          <table:table-cell table:formula="of:=[.$E$2]+([.F56]*[.$B$8]/[.$B$9])" office:value-type="float" office:value="-1.08">
            <text:p>-1,08</text:p>
          </table:table-cell>
          <table:table-cell table:formula="of:=[.G56]" office:value-type="float" office:value="0.344818001439333">
            <text:p>0,34</text:p>
          </table:table-cell>
          <table:table-cell table:number-columns-repeated="4"/>
          <table:table-cell table:formula="of:=[.F56]+[.$B$9]" office:value-type="float" office:value="9.46">
            <text:p>9,46</text:p>
          </table:table-cell>
          <table:table-cell table:style-name="ce8" table:formula="of:=NORMDIST([.O56];[.$E$2]+[.$B$9];[.$B$9];0)" office:value-type="float" office:value="0.0398361046379174">
            <text:p>0,0398</text:p>
          </table:table-cell>
          <table:table-cell/>
          <table:table-cell table:formula="of:=[.F56]+2*[.$B$9]" office:value-type="float" office:value="19.46">
            <text:p>19,46</text:p>
          </table:table-cell>
          <table:table-cell table:style-name="ce8" table:formula="of:=NORMDIST([.R56];[.$E$2]+2*[.$B$9];[.$B$9];0)" office:value-type="float" office:value="0.0398361046379174">
            <text:p>0,0398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/>
          <table:table-cell table:formula="of:=[.$B$2]+([.A57]*[.$B$8])" office:value-type="float" office:value="-1.6">
            <text:p>-1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7]-0.5)*[.$B$11]" office:value-type="float" office:value="-0.48">
            <text:p>-0,4800</text:p>
          </table:table-cell>
          <table:table-cell table:style-name="ce8" table:formula="of:=NORMDIST([.F57];0;1;0)" office:value-type="float" office:value="0.355532528505997">
            <text:p>0,3555</text:p>
          </table:table-cell>
          <table:table-cell/>
          <table:table-cell table:formula="of:=[.$E$2]+([.F57]*[.$B$8]/[.$B$9])" office:value-type="float" office:value="-0.96">
            <text:p>-0,96</text:p>
          </table:table-cell>
          <table:table-cell table:formula="of:=[.G57]" office:value-type="float" office:value="0.355532528505997">
            <text:p>0,36</text:p>
          </table:table-cell>
          <table:table-cell table:number-columns-repeated="4"/>
          <table:table-cell table:formula="of:=[.F57]+[.$B$9]" office:value-type="float" office:value="9.52">
            <text:p>9,52</text:p>
          </table:table-cell>
          <table:table-cell table:style-name="ce8" table:formula="of:=NORMDIST([.O57];[.$E$2]+[.$B$9];[.$B$9];0)" office:value-type="float" office:value="0.0398482963511735">
            <text:p>0,0398</text:p>
          </table:table-cell>
          <table:table-cell/>
          <table:table-cell table:formula="of:=[.F57]+2*[.$B$9]" office:value-type="float" office:value="19.52">
            <text:p>19,52</text:p>
          </table:table-cell>
          <table:table-cell table:style-name="ce8" table:formula="of:=NORMDIST([.R57];[.$E$2]+2*[.$B$9];[.$B$9];0)" office:value-type="float" office:value="0.0398482963511735">
            <text:p>0,0398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/>
          <table:table-cell table:formula="of:=[.$B$2]+([.A58]*[.$B$8])" office:value-type="float" office:value="-1.4">
            <text:p>-1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8]-0.5)*[.$B$11]" office:value-type="float" office:value="-0.42">
            <text:p>-0,4200</text:p>
          </table:table-cell>
          <table:table-cell table:style-name="ce8" table:formula="of:=NORMDIST([.F58];0;1;0)" office:value-type="float" office:value="0.365262672622154">
            <text:p>0,3653</text:p>
          </table:table-cell>
          <table:table-cell/>
          <table:table-cell table:formula="of:=[.$E$2]+([.F58]*[.$B$8]/[.$B$9])" office:value-type="float" office:value="-0.84">
            <text:p>-0,84</text:p>
          </table:table-cell>
          <table:table-cell table:formula="of:=[.G58]" office:value-type="float" office:value="0.365262672622154">
            <text:p>0,37</text:p>
          </table:table-cell>
          <table:table-cell table:number-columns-repeated="4"/>
          <table:table-cell table:formula="of:=[.F58]+[.$B$9]" office:value-type="float" office:value="9.58">
            <text:p>9,58</text:p>
          </table:table-cell>
          <table:table-cell table:style-name="ce8" table:formula="of:=NORMDIST([.O58];[.$E$2]+[.$B$9];[.$B$9];0)" office:value-type="float" office:value="0.0398590568437895">
            <text:p>0,0399</text:p>
          </table:table-cell>
          <table:table-cell/>
          <table:table-cell table:formula="of:=[.F58]+2*[.$B$9]" office:value-type="float" office:value="19.58">
            <text:p>19,58</text:p>
          </table:table-cell>
          <table:table-cell table:style-name="ce8" table:formula="of:=NORMDIST([.R58];[.$E$2]+2*[.$B$9];[.$B$9];0)" office:value-type="float" office:value="0.0398590568437895">
            <text:p>0,0399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/>
          <table:table-cell table:formula="of:=[.$B$2]+([.A59]*[.$B$8])" office:value-type="float" office:value="-1.2">
            <text:p>-1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59]-0.5)*[.$B$11]" office:value-type="float" office:value="-0.36">
            <text:p>-0,3600</text:p>
          </table:table-cell>
          <table:table-cell table:style-name="ce8" table:formula="of:=NORMDIST([.F59];0;1;0)" office:value-type="float" office:value="0.373910605373128">
            <text:p>0,3739</text:p>
          </table:table-cell>
          <table:table-cell/>
          <table:table-cell table:formula="of:=[.$E$2]+([.F59]*[.$B$8]/[.$B$9])" office:value-type="float" office:value="-0.72">
            <text:p>-0,72</text:p>
          </table:table-cell>
          <table:table-cell table:formula="of:=[.G59]" office:value-type="float" office:value="0.373910605373128">
            <text:p>0,37</text:p>
          </table:table-cell>
          <table:table-cell table:number-columns-repeated="4"/>
          <table:table-cell table:formula="of:=[.F59]+[.$B$9]" office:value-type="float" office:value="9.64">
            <text:p>9,64</text:p>
          </table:table-cell>
          <table:table-cell table:style-name="ce8" table:formula="of:=NORMDIST([.O59];[.$E$2]+[.$B$9];[.$B$9];0)" office:value-type="float" office:value="0.0398683849544373">
            <text:p>0,0399</text:p>
          </table:table-cell>
          <table:table-cell/>
          <table:table-cell table:formula="of:=[.F59]+2*[.$B$9]" office:value-type="float" office:value="19.64">
            <text:p>19,64</text:p>
          </table:table-cell>
          <table:table-cell table:style-name="ce8" table:formula="of:=NORMDIST([.R59];[.$E$2]+2*[.$B$9];[.$B$9];0)" office:value-type="float" office:value="0.0398683849544373">
            <text:p>0,0399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/>
          <table:table-cell table:formula="of:=[.$B$2]+([.A60]*[.$B$8])"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0]-0.5)*[.$B$11]" office:value-type="float" office:value="-0.3">
            <text:p>-0,3000</text:p>
          </table:table-cell>
          <table:table-cell table:style-name="ce8" table:formula="of:=NORMDIST([.F60];0;1;0)" office:value-type="float" office:value="0.381387815460524">
            <text:p>0,3814</text:p>
          </table:table-cell>
          <table:table-cell/>
          <table:table-cell table:formula="of:=[.$E$2]+([.F60]*[.$B$8]/[.$B$9])" office:value-type="float" office:value="-0.6">
            <text:p>-0,6</text:p>
          </table:table-cell>
          <table:table-cell table:formula="of:=[.G60]" office:value-type="float" office:value="0.381387815460524">
            <text:p>0,38</text:p>
          </table:table-cell>
          <table:table-cell table:number-columns-repeated="4"/>
          <table:table-cell table:formula="of:=[.F60]+[.$B$9]" office:value-type="float" office:value="9.7">
            <text:p>9,7</text:p>
          </table:table-cell>
          <table:table-cell table:style-name="ce8" table:formula="of:=NORMDIST([.O60];[.$E$2]+[.$B$9];[.$B$9];0)" office:value-type="float" office:value="0.03987627967621">
            <text:p>0,0399</text:p>
          </table:table-cell>
          <table:table-cell/>
          <table:table-cell table:formula="of:=[.F60]+2*[.$B$9]" office:value-type="float" office:value="19.7">
            <text:p>19,7</text:p>
          </table:table-cell>
          <table:table-cell table:style-name="ce8" table:formula="of:=NORMDIST([.R60];[.$E$2]+2*[.$B$9];[.$B$9];0)" office:value-type="float" office:value="0.03987627967621">
            <text:p>0,0399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/>
          <table:table-cell table:formula="of:=[.$B$2]+([.A61]*[.$B$8])" office:value-type="float" office:value="-0.799999999999999">
            <text:p>-0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1]-0.5)*[.$B$11]" office:value-type="float" office:value="-0.24">
            <text:p>-0,2400</text:p>
          </table:table-cell>
          <table:table-cell table:style-name="ce8" table:formula="of:=NORMDIST([.F61];0;1;0)" office:value-type="float" office:value="0.387616615125014">
            <text:p>0,3876</text:p>
          </table:table-cell>
          <table:table-cell/>
          <table:table-cell table:formula="of:=[.$E$2]+([.F61]*[.$B$8]/[.$B$9])" office:value-type="float" office:value="-0.48">
            <text:p>-0,48</text:p>
          </table:table-cell>
          <table:table-cell table:formula="of:=[.G61]" office:value-type="float" office:value="0.387616615125014">
            <text:p>0,39</text:p>
          </table:table-cell>
          <table:table-cell table:number-columns-repeated="4"/>
          <table:table-cell table:formula="of:=[.F61]+[.$B$9]" office:value-type="float" office:value="9.76">
            <text:p>9,76</text:p>
          </table:table-cell>
          <table:table-cell table:style-name="ce8" table:formula="of:=NORMDIST([.O61];[.$E$2]+[.$B$9];[.$B$9];0)" office:value-type="float" office:value="0.0398827401568023">
            <text:p>0,0399</text:p>
          </table:table-cell>
          <table:table-cell/>
          <table:table-cell table:formula="of:=[.F61]+2*[.$B$9]" office:value-type="float" office:value="19.76">
            <text:p>19,76</text:p>
          </table:table-cell>
          <table:table-cell table:style-name="ce8" table:formula="of:=NORMDIST([.R61];[.$E$2]+2*[.$B$9];[.$B$9];0)" office:value-type="float" office:value="0.0398827401568023">
            <text:p>0,0399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/>
          <table:table-cell table:formula="of:=[.$B$2]+([.A62]*[.$B$8])" office:value-type="float" office:value="-0.6">
            <text:p>-0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2]-0.5)*[.$B$11]" office:value-type="float" office:value="-0.18">
            <text:p>-0,1800</text:p>
          </table:table-cell>
          <table:table-cell table:style-name="ce8" table:formula="of:=NORMDIST([.F62];0;1;0)" office:value-type="float" office:value="0.392531483120429">
            <text:p>0,3925</text:p>
          </table:table-cell>
          <table:table-cell/>
          <table:table-cell table:formula="of:=[.$E$2]+([.F62]*[.$B$8]/[.$B$9])" office:value-type="float" office:value="-0.36">
            <text:p>-0,36</text:p>
          </table:table-cell>
          <table:table-cell table:formula="of:=[.G62]" office:value-type="float" office:value="0.392531483120429">
            <text:p>0,39</text:p>
          </table:table-cell>
          <table:table-cell table:number-columns-repeated="4"/>
          <table:table-cell table:formula="of:=[.F62]+[.$B$9]" office:value-type="float" office:value="9.82">
            <text:p>9,82</text:p>
          </table:table-cell>
          <table:table-cell table:style-name="ce8" table:formula="of:=NORMDIST([.O62];[.$E$2]+[.$B$9];[.$B$9];0)" office:value-type="float" office:value="0.0398877656986646">
            <text:p>0,0399</text:p>
          </table:table-cell>
          <table:table-cell/>
          <table:table-cell table:formula="of:=[.F62]+2*[.$B$9]" office:value-type="float" office:value="19.82">
            <text:p>19,82</text:p>
          </table:table-cell>
          <table:table-cell table:style-name="ce8" table:formula="of:=NORMDIST([.R62];[.$E$2]+2*[.$B$9];[.$B$9];0)" office:value-type="float" office:value="0.0398877656986646">
            <text:p>0,0399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/>
          <table:table-cell table:formula="of:=[.$B$2]+([.A63]*[.$B$8])" office:value-type="float" office:value="-0.4">
            <text:p>-0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3]-0.5)*[.$B$11]" office:value-type="float" office:value="-0.12">
            <text:p>-0,1200</text:p>
          </table:table-cell>
          <table:table-cell table:style-name="ce8" table:formula="of:=NORMDIST([.F63];0;1;0)" office:value-type="float" office:value="0.396080211793656">
            <text:p>0,3961</text:p>
          </table:table-cell>
          <table:table-cell/>
          <table:table-cell table:formula="of:=[.$E$2]+([.F63]*[.$B$8]/[.$B$9])" office:value-type="float" office:value="-0.24">
            <text:p>-0,24</text:p>
          </table:table-cell>
          <table:table-cell table:formula="of:=[.G63]" office:value-type="float" office:value="0.396080211793656">
            <text:p>0,4</text:p>
          </table:table-cell>
          <table:table-cell table:number-columns-repeated="4"/>
          <table:table-cell table:formula="of:=[.F63]+[.$B$9]" office:value-type="float" office:value="9.88">
            <text:p>9,88</text:p>
          </table:table-cell>
          <table:table-cell table:style-name="ce8" table:formula="of:=NORMDIST([.O63];[.$E$2]+[.$B$9];[.$B$9];0)" office:value-type="float" office:value="0.0398913557591277">
            <text:p>0,0399</text:p>
          </table:table-cell>
          <table:table-cell/>
          <table:table-cell table:formula="of:=[.F63]+2*[.$B$9]" office:value-type="float" office:value="19.88">
            <text:p>19,88</text:p>
          </table:table-cell>
          <table:table-cell table:style-name="ce8" table:formula="of:=NORMDIST([.R63];[.$E$2]+2*[.$B$9];[.$B$9];0)" office:value-type="float" office:value="0.0398913557591277">
            <text:p>0,0399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/>
          <table:table-cell table:formula="of:=[.$B$2]+([.A64]*[.$B$8])" office:value-type="float" office:value="-0.199999999999999">
            <text:p>-0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4]-0.5)*[.$B$11]" office:value-type="float" office:value="-0.0600000000000001">
            <text:p>-0,0600</text:p>
          </table:table-cell>
          <table:table-cell table:style-name="ce8" table:formula="of:=NORMDIST([.F64];0;1;0)" office:value-type="float" office:value="0.398224830195607">
            <text:p>0,3982</text:p>
          </table:table-cell>
          <table:table-cell/>
          <table:table-cell table:formula="of:=[.$E$2]+([.F64]*[.$B$8]/[.$B$9])" office:value-type="float" office:value="-0.12">
            <text:p>-0,12</text:p>
          </table:table-cell>
          <table:table-cell table:formula="of:=[.G64]" office:value-type="float" office:value="0.398224830195607">
            <text:p>0,4</text:p>
          </table:table-cell>
          <table:table-cell table:number-columns-repeated="4"/>
          <table:table-cell table:formula="of:=[.F64]+[.$B$9]" office:value-type="float" office:value="9.94">
            <text:p>9,94</text:p>
          </table:table-cell>
          <table:table-cell table:style-name="ce8" table:formula="of:=NORMDIST([.O64];[.$E$2]+[.$B$9];[.$B$9];0)" office:value-type="float" office:value="0.0398935099505014">
            <text:p>0,0399</text:p>
          </table:table-cell>
          <table:table-cell/>
          <table:table-cell table:formula="of:=[.F64]+2*[.$B$9]" office:value-type="float" office:value="19.94">
            <text:p>19,94</text:p>
          </table:table-cell>
          <table:table-cell table:style-name="ce8" table:formula="of:=NORMDIST([.R64];[.$E$2]+2*[.$B$9];[.$B$9];0)" office:value-type="float" office:value="0.0398935099505014">
            <text:p>0,0399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/>
          <table:table-cell table:formula="of:=[.$B$2]+([.A65]*[.$B$8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5]-0.5)*[.$B$11]" office:value-type="float" office:value="0">
            <text:p>0,0000</text:p>
          </table:table-cell>
          <table:table-cell table:style-name="ce8" table:formula="of:=NORMDIST([.F65];0;1;0)" office:value-type="float" office:value="0.398942280401433">
            <text:p>0,3989</text:p>
          </table:table-cell>
          <table:table-cell/>
          <table:table-cell table:formula="of:=[.$E$2]+([.F65]*[.$B$8]/[.$B$9])" office:value-type="float" office:value="0">
            <text:p>0</text:p>
          </table:table-cell>
          <table:table-cell table:formula="of:=[.G65]" office:value-type="float" office:value="0.398942280401433">
            <text:p>0,4</text:p>
          </table:table-cell>
          <table:table-cell table:number-columns-repeated="4"/>
          <table:table-cell table:formula="of:=[.F65]+[.$B$9]" office:value-type="float" office:value="10">
            <text:p>10</text:p>
          </table:table-cell>
          <table:table-cell table:style-name="ce8" table:formula="of:=NORMDIST([.O65];[.$E$2]+[.$B$9];[.$B$9];0)" office:value-type="float" office:value="0.0398942280401433">
            <text:p>0,0399</text:p>
          </table:table-cell>
          <table:table-cell/>
          <table:table-cell table:formula="of:=[.F65]+2*[.$B$9]" office:value-type="float" office:value="20">
            <text:p>20</text:p>
          </table:table-cell>
          <table:table-cell table:style-name="ce8" table:formula="of:=NORMDIST([.R65];[.$E$2]+2*[.$B$9];[.$B$9];0)" office:value-type="float" office:value="0.0398942280401433">
            <text:p>0,0399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/>
          <table:table-cell table:formula="of:=[.$B$2]+([.A66]*[.$B$8])" office:value-type="float" office:value="0.199999999999999">
            <text:p>0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6]-0.5)*[.$B$11]" office:value-type="float" office:value="0.0600000000000001">
            <text:p>0,0600</text:p>
          </table:table-cell>
          <table:table-cell table:style-name="ce8" table:formula="of:=NORMDIST([.F66];0;1;0)" office:value-type="float" office:value="0.398224830195607">
            <text:p>0,3982</text:p>
          </table:table-cell>
          <table:table-cell/>
          <table:table-cell table:formula="of:=[.$E$2]+([.F66]*[.$B$8]/[.$B$9])" office:value-type="float" office:value="0.12">
            <text:p>0,12</text:p>
          </table:table-cell>
          <table:table-cell table:formula="of:=[.G66]" office:value-type="float" office:value="0.398224830195607">
            <text:p>0,4</text:p>
          </table:table-cell>
          <table:table-cell table:number-columns-repeated="4"/>
          <table:table-cell table:formula="of:=[.F66]+[.$B$9]" office:value-type="float" office:value="10.06">
            <text:p>10,06</text:p>
          </table:table-cell>
          <table:table-cell table:style-name="ce8" table:formula="of:=NORMDIST([.O66];[.$E$2]+[.$B$9];[.$B$9];0)" office:value-type="float" office:value="0.0398935099505014">
            <text:p>0,0399</text:p>
          </table:table-cell>
          <table:table-cell/>
          <table:table-cell table:formula="of:=[.F66]+2*[.$B$9]" office:value-type="float" office:value="20.06">
            <text:p>20,06</text:p>
          </table:table-cell>
          <table:table-cell table:style-name="ce8" table:formula="of:=NORMDIST([.R66];[.$E$2]+2*[.$B$9];[.$B$9];0)" office:value-type="float" office:value="0.0398935099505014">
            <text:p>0,0399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/>
          <table:table-cell table:formula="of:=[.$B$2]+([.A67]*[.$B$8])" office:value-type="float" office:value="0.4">
            <text:p>0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7]-0.5)*[.$B$11]" office:value-type="float" office:value="0.12">
            <text:p>0,1200</text:p>
          </table:table-cell>
          <table:table-cell table:style-name="ce8" table:formula="of:=NORMDIST([.F67];0;1;0)" office:value-type="float" office:value="0.396080211793656">
            <text:p>0,3961</text:p>
          </table:table-cell>
          <table:table-cell/>
          <table:table-cell table:formula="of:=[.$E$2]+([.F67]*[.$B$8]/[.$B$9])" office:value-type="float" office:value="0.24">
            <text:p>0,24</text:p>
          </table:table-cell>
          <table:table-cell table:formula="of:=[.G67]" office:value-type="float" office:value="0.396080211793656">
            <text:p>0,4</text:p>
          </table:table-cell>
          <table:table-cell table:number-columns-repeated="4"/>
          <table:table-cell table:formula="of:=[.F67]+[.$B$9]" office:value-type="float" office:value="10.12">
            <text:p>10,12</text:p>
          </table:table-cell>
          <table:table-cell table:style-name="ce8" table:formula="of:=NORMDIST([.O67];[.$E$2]+[.$B$9];[.$B$9];0)" office:value-type="float" office:value="0.0398913557591277">
            <text:p>0,0399</text:p>
          </table:table-cell>
          <table:table-cell/>
          <table:table-cell table:formula="of:=[.F67]+2*[.$B$9]" office:value-type="float" office:value="20.12">
            <text:p>20,12</text:p>
          </table:table-cell>
          <table:table-cell table:style-name="ce8" table:formula="of:=NORMDIST([.R67];[.$E$2]+2*[.$B$9];[.$B$9];0)" office:value-type="float" office:value="0.0398913557591277">
            <text:p>0,0399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/>
          <table:table-cell table:formula="of:=[.$B$2]+([.A68]*[.$B$8])" office:value-type="float" office:value="0.600000000000001">
            <text:p>0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8]-0.5)*[.$B$11]" office:value-type="float" office:value="0.18">
            <text:p>0,1800</text:p>
          </table:table-cell>
          <table:table-cell table:style-name="ce8" table:formula="of:=NORMDIST([.F68];0;1;0)" office:value-type="float" office:value="0.392531483120429">
            <text:p>0,3925</text:p>
          </table:table-cell>
          <table:table-cell/>
          <table:table-cell table:formula="of:=[.$E$2]+([.F68]*[.$B$8]/[.$B$9])" office:value-type="float" office:value="0.36">
            <text:p>0,36</text:p>
          </table:table-cell>
          <table:table-cell table:formula="of:=[.G68]" office:value-type="float" office:value="0.392531483120429">
            <text:p>0,39</text:p>
          </table:table-cell>
          <table:table-cell table:number-columns-repeated="4"/>
          <table:table-cell table:formula="of:=[.F68]+[.$B$9]" office:value-type="float" office:value="10.18">
            <text:p>10,18</text:p>
          </table:table-cell>
          <table:table-cell table:style-name="ce8" table:formula="of:=NORMDIST([.O68];[.$E$2]+[.$B$9];[.$B$9];0)" office:value-type="float" office:value="0.0398877656986646">
            <text:p>0,0399</text:p>
          </table:table-cell>
          <table:table-cell/>
          <table:table-cell table:formula="of:=[.F68]+2*[.$B$9]" office:value-type="float" office:value="20.18">
            <text:p>20,18</text:p>
          </table:table-cell>
          <table:table-cell table:style-name="ce8" table:formula="of:=NORMDIST([.R68];[.$E$2]+2*[.$B$9];[.$B$9];0)" office:value-type="float" office:value="0.0398877656986646">
            <text:p>0,0399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/>
          <table:table-cell table:formula="of:=[.$B$2]+([.A69]*[.$B$8])" office:value-type="float" office:value="0.800000000000001">
            <text:p>0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69]-0.5)*[.$B$11]" office:value-type="float" office:value="0.24">
            <text:p>0,2400</text:p>
          </table:table-cell>
          <table:table-cell table:style-name="ce8" table:formula="of:=NORMDIST([.F69];0;1;0)" office:value-type="float" office:value="0.387616615125014">
            <text:p>0,3876</text:p>
          </table:table-cell>
          <table:table-cell/>
          <table:table-cell table:formula="of:=[.$E$2]+([.F69]*[.$B$8]/[.$B$9])" office:value-type="float" office:value="0.48">
            <text:p>0,48</text:p>
          </table:table-cell>
          <table:table-cell table:formula="of:=[.G69]" office:value-type="float" office:value="0.387616615125014">
            <text:p>0,39</text:p>
          </table:table-cell>
          <table:table-cell table:number-columns-repeated="4"/>
          <table:table-cell table:formula="of:=[.F69]+[.$B$9]" office:value-type="float" office:value="10.24">
            <text:p>10,24</text:p>
          </table:table-cell>
          <table:table-cell table:style-name="ce8" table:formula="of:=NORMDIST([.O69];[.$E$2]+[.$B$9];[.$B$9];0)" office:value-type="float" office:value="0.0398827401568023">
            <text:p>0,0399</text:p>
          </table:table-cell>
          <table:table-cell/>
          <table:table-cell table:formula="of:=[.F69]+2*[.$B$9]" office:value-type="float" office:value="20.24">
            <text:p>20,24</text:p>
          </table:table-cell>
          <table:table-cell table:style-name="ce8" table:formula="of:=NORMDIST([.R69];[.$E$2]+2*[.$B$9];[.$B$9];0)" office:value-type="float" office:value="0.0398827401568023">
            <text:p>0,0399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/>
          <table:table-cell table:formula="of:=[.$B$2]+([.A70]*[.$B$8]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0]-0.5)*[.$B$11]" office:value-type="float" office:value="0.3">
            <text:p>0,3000</text:p>
          </table:table-cell>
          <table:table-cell table:style-name="ce8" table:formula="of:=NORMDIST([.F70];0;1;0)" office:value-type="float" office:value="0.381387815460524">
            <text:p>0,3814</text:p>
          </table:table-cell>
          <table:table-cell/>
          <table:table-cell table:formula="of:=[.$E$2]+([.F70]*[.$B$8]/[.$B$9])" office:value-type="float" office:value="0.600000000000001">
            <text:p>0,6</text:p>
          </table:table-cell>
          <table:table-cell table:formula="of:=[.G70]" office:value-type="float" office:value="0.381387815460524">
            <text:p>0,38</text:p>
          </table:table-cell>
          <table:table-cell table:number-columns-repeated="4"/>
          <table:table-cell table:formula="of:=[.F70]+[.$B$9]" office:value-type="float" office:value="10.3">
            <text:p>10,3</text:p>
          </table:table-cell>
          <table:table-cell table:style-name="ce8" table:formula="of:=NORMDIST([.O70];[.$E$2]+[.$B$9];[.$B$9];0)" office:value-type="float" office:value="0.03987627967621">
            <text:p>0,0399</text:p>
          </table:table-cell>
          <table:table-cell/>
          <table:table-cell table:formula="of:=[.F70]+2*[.$B$9]" office:value-type="float" office:value="20.3">
            <text:p>20,3</text:p>
          </table:table-cell>
          <table:table-cell table:style-name="ce8" table:formula="of:=NORMDIST([.R70];[.$E$2]+2*[.$B$9];[.$B$9];0)" office:value-type="float" office:value="0.03987627967621">
            <text:p>0,0399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/>
          <table:table-cell table:formula="of:=[.$B$2]+([.A71]*[.$B$8])" office:value-type="float" office:value="1.2">
            <text:p>1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1]-0.5)*[.$B$11]" office:value-type="float" office:value="0.36">
            <text:p>0,3600</text:p>
          </table:table-cell>
          <table:table-cell table:style-name="ce8" table:formula="of:=NORMDIST([.F71];0;1;0)" office:value-type="float" office:value="0.373910605373128">
            <text:p>0,3739</text:p>
          </table:table-cell>
          <table:table-cell/>
          <table:table-cell table:formula="of:=[.$E$2]+([.F71]*[.$B$8]/[.$B$9])" office:value-type="float" office:value="0.720000000000001">
            <text:p>0,72</text:p>
          </table:table-cell>
          <table:table-cell table:formula="of:=[.G71]" office:value-type="float" office:value="0.373910605373128">
            <text:p>0,37</text:p>
          </table:table-cell>
          <table:table-cell table:number-columns-repeated="4"/>
          <table:table-cell table:formula="of:=[.F71]+[.$B$9]" office:value-type="float" office:value="10.36">
            <text:p>10,36</text:p>
          </table:table-cell>
          <table:table-cell table:style-name="ce8" table:formula="of:=NORMDIST([.O71];[.$E$2]+[.$B$9];[.$B$9];0)" office:value-type="float" office:value="0.0398683849544373">
            <text:p>0,0399</text:p>
          </table:table-cell>
          <table:table-cell/>
          <table:table-cell table:formula="of:=[.F71]+2*[.$B$9]" office:value-type="float" office:value="20.36">
            <text:p>20,36</text:p>
          </table:table-cell>
          <table:table-cell table:style-name="ce8" table:formula="of:=NORMDIST([.R71];[.$E$2]+2*[.$B$9];[.$B$9];0)" office:value-type="float" office:value="0.0398683849544373">
            <text:p>0,0399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/>
          <table:table-cell table:formula="of:=[.$B$2]+([.A72]*[.$B$8])" office:value-type="float" office:value="1.4">
            <text:p>1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2]-0.5)*[.$B$11]" office:value-type="float" office:value="0.42">
            <text:p>0,4200</text:p>
          </table:table-cell>
          <table:table-cell table:style-name="ce8" table:formula="of:=NORMDIST([.F72];0;1;0)" office:value-type="float" office:value="0.365262672622154">
            <text:p>0,3653</text:p>
          </table:table-cell>
          <table:table-cell/>
          <table:table-cell table:formula="of:=[.$E$2]+([.F72]*[.$B$8]/[.$B$9])" office:value-type="float" office:value="0.840000000000001">
            <text:p>0,84</text:p>
          </table:table-cell>
          <table:table-cell table:formula="of:=[.G72]" office:value-type="float" office:value="0.365262672622154">
            <text:p>0,37</text:p>
          </table:table-cell>
          <table:table-cell table:number-columns-repeated="4"/>
          <table:table-cell table:formula="of:=[.F72]+[.$B$9]" office:value-type="float" office:value="10.42">
            <text:p>10,42</text:p>
          </table:table-cell>
          <table:table-cell table:style-name="ce8" table:formula="of:=NORMDIST([.O72];[.$E$2]+[.$B$9];[.$B$9];0)" office:value-type="float" office:value="0.0398590568437895">
            <text:p>0,0399</text:p>
          </table:table-cell>
          <table:table-cell/>
          <table:table-cell table:formula="of:=[.F72]+2*[.$B$9]" office:value-type="float" office:value="20.42">
            <text:p>20,42</text:p>
          </table:table-cell>
          <table:table-cell table:style-name="ce8" table:formula="of:=NORMDIST([.R72];[.$E$2]+2*[.$B$9];[.$B$9];0)" office:value-type="float" office:value="0.0398590568437895">
            <text:p>0,0399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/>
          <table:table-cell table:formula="of:=[.$B$2]+([.A73]*[.$B$8])" office:value-type="float" office:value="1.6">
            <text:p>1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3]-0.5)*[.$B$11]" office:value-type="float" office:value="0.48">
            <text:p>0,4800</text:p>
          </table:table-cell>
          <table:table-cell table:style-name="ce8" table:formula="of:=NORMDIST([.F73];0;1;0)" office:value-type="float" office:value="0.355532528505997">
            <text:p>0,3555</text:p>
          </table:table-cell>
          <table:table-cell/>
          <table:table-cell table:formula="of:=[.$E$2]+([.F73]*[.$B$8]/[.$B$9])" office:value-type="float" office:value="0.959999999999999">
            <text:p>0,96</text:p>
          </table:table-cell>
          <table:table-cell table:formula="of:=[.G73]" office:value-type="float" office:value="0.355532528505997">
            <text:p>0,36</text:p>
          </table:table-cell>
          <table:table-cell table:number-columns-repeated="4"/>
          <table:table-cell table:formula="of:=[.F73]+[.$B$9]" office:value-type="float" office:value="10.48">
            <text:p>10,48</text:p>
          </table:table-cell>
          <table:table-cell table:style-name="ce8" table:formula="of:=NORMDIST([.O73];[.$E$2]+[.$B$9];[.$B$9];0)" office:value-type="float" office:value="0.0398482963511735">
            <text:p>0,0398</text:p>
          </table:table-cell>
          <table:table-cell/>
          <table:table-cell table:formula="of:=[.F73]+2*[.$B$9]" office:value-type="float" office:value="20.48">
            <text:p>20,48</text:p>
          </table:table-cell>
          <table:table-cell table:style-name="ce8" table:formula="of:=NORMDIST([.R73];[.$E$2]+2*[.$B$9];[.$B$9];0)" office:value-type="float" office:value="0.0398482963511735">
            <text:p>0,0398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/>
          <table:table-cell table:formula="of:=[.$B$2]+([.A74]*[.$B$8])" office:value-type="float" office:value="1.8">
            <text:p>1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4]-0.5)*[.$B$11]" office:value-type="float" office:value="0.54">
            <text:p>0,5400</text:p>
          </table:table-cell>
          <table:table-cell table:style-name="ce8" table:formula="of:=NORMDIST([.F74];0;1;0)" office:value-type="float" office:value="0.344818001439333">
            <text:p>0,3448</text:p>
          </table:table-cell>
          <table:table-cell/>
          <table:table-cell table:formula="of:=[.$E$2]+([.F74]*[.$B$8]/[.$B$9])" office:value-type="float" office:value="1.08">
            <text:p>1,08</text:p>
          </table:table-cell>
          <table:table-cell table:formula="of:=[.G74]" office:value-type="float" office:value="0.344818001439333">
            <text:p>0,34</text:p>
          </table:table-cell>
          <table:table-cell table:number-columns-repeated="4"/>
          <table:table-cell table:formula="of:=[.F74]+[.$B$9]" office:value-type="float" office:value="10.54">
            <text:p>10,54</text:p>
          </table:table-cell>
          <table:table-cell table:style-name="ce8" table:formula="of:=NORMDIST([.O74];[.$E$2]+[.$B$9];[.$B$9];0)" office:value-type="float" office:value="0.0398361046379174">
            <text:p>0,0398</text:p>
          </table:table-cell>
          <table:table-cell/>
          <table:table-cell table:formula="of:=[.F74]+2*[.$B$9]" office:value-type="float" office:value="20.54">
            <text:p>20,54</text:p>
          </table:table-cell>
          <table:table-cell table:style-name="ce8" table:formula="of:=NORMDIST([.R74];[.$E$2]+2*[.$B$9];[.$B$9];0)" office:value-type="float" office:value="0.0398361046379174">
            <text:p>0,0398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/>
          <table:table-cell table:formula="of:=[.$B$2]+([.A75]*[.$B$8]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5]-0.5)*[.$B$11]" office:value-type="float" office:value="0.600000000000001">
            <text:p>0,6000</text:p>
          </table:table-cell>
          <table:table-cell table:style-name="ce8" table:formula="of:=NORMDIST([.F75];0;1;0)" office:value-type="float" office:value="0.3332246028918">
            <text:p>0,3332</text:p>
          </table:table-cell>
          <table:table-cell/>
          <table:table-cell table:formula="of:=[.$E$2]+([.F75]*[.$B$8]/[.$B$9])" office:value-type="float" office:value="1.2">
            <text:p>1,2</text:p>
          </table:table-cell>
          <table:table-cell table:formula="of:=[.G75]" office:value-type="float" office:value="0.3332246028918">
            <text:p>0,33</text:p>
          </table:table-cell>
          <table:table-cell table:number-columns-repeated="4"/>
          <table:table-cell table:formula="of:=[.F75]+[.$B$9]" office:value-type="float" office:value="10.6">
            <text:p>10,6</text:p>
          </table:table-cell>
          <table:table-cell table:style-name="ce8" table:formula="of:=NORMDIST([.O75];[.$E$2]+[.$B$9];[.$B$9];0)" office:value-type="float" office:value="0.0398224830195607">
            <text:p>0,0398</text:p>
          </table:table-cell>
          <table:table-cell/>
          <table:table-cell table:formula="of:=[.F75]+2*[.$B$9]" office:value-type="float" office:value="20.6">
            <text:p>20,6</text:p>
          </table:table-cell>
          <table:table-cell table:style-name="ce8" table:formula="of:=NORMDIST([.R75];[.$E$2]+2*[.$B$9];[.$B$9];0)" office:value-type="float" office:value="0.0398224830195607">
            <text:p>0,0398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/>
          <table:table-cell table:formula="of:=[.$B$2]+([.A76]*[.$B$8])" office:value-type="float" office:value="2.2">
            <text:p>2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6]-0.5)*[.$B$11]" office:value-type="float" office:value="0.66">
            <text:p>0,6600</text:p>
          </table:table-cell>
          <table:table-cell table:style-name="ce8" table:formula="of:=NORMDIST([.F76];0;1;0)" office:value-type="float" office:value="0.320863803771172">
            <text:p>0,3209</text:p>
          </table:table-cell>
          <table:table-cell/>
          <table:table-cell table:formula="of:=[.$E$2]+([.F76]*[.$B$8]/[.$B$9])" office:value-type="float" office:value="1.32">
            <text:p>1,32</text:p>
          </table:table-cell>
          <table:table-cell table:formula="of:=[.G76]" office:value-type="float" office:value="0.320863803771172">
            <text:p>0,32</text:p>
          </table:table-cell>
          <table:table-cell table:number-columns-repeated="4"/>
          <table:table-cell table:formula="of:=[.F76]+[.$B$9]" office:value-type="float" office:value="10.66">
            <text:p>10,66</text:p>
          </table:table-cell>
          <table:table-cell table:style-name="ce8" table:formula="of:=NORMDIST([.O76];[.$E$2]+[.$B$9];[.$B$9];0)" office:value-type="float" office:value="0.0398074329656187">
            <text:p>0,0398</text:p>
          </table:table-cell>
          <table:table-cell/>
          <table:table-cell table:formula="of:=[.F76]+2*[.$B$9]" office:value-type="float" office:value="20.66">
            <text:p>20,66</text:p>
          </table:table-cell>
          <table:table-cell table:style-name="ce8" table:formula="of:=NORMDIST([.R76];[.$E$2]+2*[.$B$9];[.$B$9];0)" office:value-type="float" office:value="0.0398074329656187">
            <text:p>0,0398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/>
          <table:table-cell table:formula="of:=[.$B$2]+([.A77]*[.$B$8])" office:value-type="float" office:value="2.4">
            <text:p>2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7]-0.5)*[.$B$11]" office:value-type="float" office:value="0.72">
            <text:p>0,7200</text:p>
          </table:table-cell>
          <table:table-cell table:style-name="ce8" table:formula="of:=NORMDIST([.F77];0;1;0)" office:value-type="float" office:value="0.307851260469853">
            <text:p>0,3079</text:p>
          </table:table-cell>
          <table:table-cell/>
          <table:table-cell table:formula="of:=[.$E$2]+([.F77]*[.$B$8]/[.$B$9])" office:value-type="float" office:value="1.44">
            <text:p>1,44</text:p>
          </table:table-cell>
          <table:table-cell table:formula="of:=[.G77]" office:value-type="float" office:value="0.307851260469853">
            <text:p>0,31</text:p>
          </table:table-cell>
          <table:table-cell table:number-columns-repeated="4"/>
          <table:table-cell table:formula="of:=[.F77]+[.$B$9]" office:value-type="float" office:value="10.72">
            <text:p>10,72</text:p>
          </table:table-cell>
          <table:table-cell table:style-name="ce8" table:formula="of:=NORMDIST([.O77];[.$E$2]+[.$B$9];[.$B$9];0)" office:value-type="float" office:value="0.0397909560993176">
            <text:p>0,0398</text:p>
          </table:table-cell>
          <table:table-cell/>
          <table:table-cell table:formula="of:=[.F77]+2*[.$B$9]" office:value-type="float" office:value="20.72">
            <text:p>20,72</text:p>
          </table:table-cell>
          <table:table-cell table:style-name="ce8" table:formula="of:=NORMDIST([.R77];[.$E$2]+2*[.$B$9];[.$B$9];0)" office:value-type="float" office:value="0.0397909560993176">
            <text:p>0,0398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/>
          <table:table-cell table:formula="of:=[.$B$2]+([.A78]*[.$B$8])" office:value-type="float" office:value="2.6">
            <text:p>2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8]-0.5)*[.$B$11]" office:value-type="float" office:value="0.78">
            <text:p>0,7800</text:p>
          </table:table-cell>
          <table:table-cell table:style-name="ce8" table:formula="of:=NORMDIST([.F78];0;1;0)" office:value-type="float" office:value="0.294305029788325">
            <text:p>0,2943</text:p>
          </table:table-cell>
          <table:table-cell/>
          <table:table-cell table:formula="of:=[.$E$2]+([.F78]*[.$B$8]/[.$B$9])" office:value-type="float" office:value="1.56">
            <text:p>1,56</text:p>
          </table:table-cell>
          <table:table-cell table:formula="of:=[.G78]" office:value-type="float" office:value="0.294305029788325">
            <text:p>0,29</text:p>
          </table:table-cell>
          <table:table-cell table:number-columns-repeated="4"/>
          <table:table-cell table:formula="of:=[.F78]+[.$B$9]" office:value-type="float" office:value="10.78">
            <text:p>10,78</text:p>
          </table:table-cell>
          <table:table-cell table:style-name="ce8" table:formula="of:=NORMDIST([.O78];[.$E$2]+[.$B$9];[.$B$9];0)" office:value-type="float" office:value="0.0397730541973029">
            <text:p>0,0398</text:p>
          </table:table-cell>
          <table:table-cell/>
          <table:table-cell table:formula="of:=[.F78]+2*[.$B$9]" office:value-type="float" office:value="20.78">
            <text:p>20,78</text:p>
          </table:table-cell>
          <table:table-cell table:style-name="ce8" table:formula="of:=NORMDIST([.R78];[.$E$2]+2*[.$B$9];[.$B$9];0)" office:value-type="float" office:value="0.0397730541973029">
            <text:p>0,0398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/>
          <table:table-cell table:formula="of:=[.$B$2]+([.A79]*[.$B$8])" office:value-type="float" office:value="2.8">
            <text:p>2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79]-0.5)*[.$B$11]" office:value-type="float" office:value="0.84">
            <text:p>0,8400</text:p>
          </table:table-cell>
          <table:table-cell table:style-name="ce8" table:formula="of:=NORMDIST([.F79];0;1;0)" office:value-type="float" office:value="0.280343810839621">
            <text:p>0,2803</text:p>
          </table:table-cell>
          <table:table-cell/>
          <table:table-cell table:formula="of:=[.$E$2]+([.F79]*[.$B$8]/[.$B$9])" office:value-type="float" office:value="1.68">
            <text:p>1,68</text:p>
          </table:table-cell>
          <table:table-cell table:formula="of:=[.G79]" office:value-type="float" office:value="0.280343810839621">
            <text:p>0,28</text:p>
          </table:table-cell>
          <table:table-cell table:number-columns-repeated="4"/>
          <table:table-cell table:formula="of:=[.F79]+[.$B$9]" office:value-type="float" office:value="10.84">
            <text:p>10,84</text:p>
          </table:table-cell>
          <table:table-cell table:style-name="ce8" table:formula="of:=NORMDIST([.O79];[.$E$2]+[.$B$9];[.$B$9];0)" office:value-type="float" office:value="0.0397537291893204">
            <text:p>0,0398</text:p>
          </table:table-cell>
          <table:table-cell/>
          <table:table-cell table:formula="of:=[.F79]+2*[.$B$9]" office:value-type="float" office:value="20.84">
            <text:p>20,84</text:p>
          </table:table-cell>
          <table:table-cell table:style-name="ce8" table:formula="of:=NORMDIST([.R79];[.$E$2]+2*[.$B$9];[.$B$9];0)" office:value-type="float" office:value="0.0397537291893204">
            <text:p>0,0398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/>
          <table:table-cell table:formula="of:=[.$B$2]+([.A80]*[.$B$8])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0]-0.5)*[.$B$11]" office:value-type="float" office:value="0.9">
            <text:p>0,9000</text:p>
          </table:table-cell>
          <table:table-cell table:style-name="ce8" table:formula="of:=NORMDIST([.F80];0;1;0)" office:value-type="float" office:value="0.266085249898755">
            <text:p>0,2661</text:p>
          </table:table-cell>
          <table:table-cell/>
          <table:table-cell table:formula="of:=[.$E$2]+([.F80]*[.$B$8]/[.$B$9])" office:value-type="float" office:value="1.8">
            <text:p>1,8</text:p>
          </table:table-cell>
          <table:table-cell table:formula="of:=[.G80]" office:value-type="float" office:value="0.266085249898755">
            <text:p>0,27</text:p>
          </table:table-cell>
          <table:table-cell table:number-columns-repeated="4"/>
          <table:table-cell table:formula="of:=[.F80]+[.$B$9]" office:value-type="float" office:value="10.9">
            <text:p>10,9</text:p>
          </table:table-cell>
          <table:table-cell table:style-name="ce8" table:formula="of:=NORMDIST([.O80];[.$E$2]+[.$B$9];[.$B$9];0)" office:value-type="float" office:value="0.0397329831578688">
            <text:p>0,0397</text:p>
          </table:table-cell>
          <table:table-cell/>
          <table:table-cell table:formula="of:=[.F80]+2*[.$B$9]" office:value-type="float" office:value="20.9">
            <text:p>20,9</text:p>
          </table:table-cell>
          <table:table-cell table:style-name="ce8" table:formula="of:=NORMDIST([.R80];[.$E$2]+2*[.$B$9];[.$B$9];0)" office:value-type="float" office:value="0.0397329831578688">
            <text:p>0,0397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/>
          <table:table-cell table:formula="of:=[.$B$2]+([.A81]*[.$B$8])" office:value-type="float" office:value="3.2">
            <text:p>3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1]-0.5)*[.$B$11]" office:value-type="float" office:value="0.96">
            <text:p>0,9600</text:p>
          </table:table-cell>
          <table:table-cell table:style-name="ce8" table:formula="of:=NORMDIST([.F81];0;1;0)" office:value-type="float" office:value="0.251644341098117">
            <text:p>0,2516</text:p>
          </table:table-cell>
          <table:table-cell/>
          <table:table-cell table:formula="of:=[.$E$2]+([.F81]*[.$B$8]/[.$B$9])" office:value-type="float" office:value="1.92">
            <text:p>1,92</text:p>
          </table:table-cell>
          <table:table-cell table:formula="of:=[.G81]" office:value-type="float" office:value="0.251644341098117">
            <text:p>0,25</text:p>
          </table:table-cell>
          <table:table-cell table:number-columns-repeated="4"/>
          <table:table-cell table:formula="of:=[.F81]+[.$B$9]" office:value-type="float" office:value="10.96">
            <text:p>10,96</text:p>
          </table:table-cell>
          <table:table-cell table:style-name="ce8" table:formula="of:=NORMDIST([.O81];[.$E$2]+[.$B$9];[.$B$9];0)" office:value-type="float" office:value="0.0397108183378266">
            <text:p>0,0397</text:p>
          </table:table-cell>
          <table:table-cell/>
          <table:table-cell table:formula="of:=[.F81]+2*[.$B$9]" office:value-type="float" office:value="20.96">
            <text:p>20,96</text:p>
          </table:table-cell>
          <table:table-cell table:style-name="ce8" table:formula="of:=NORMDIST([.R81];[.$E$2]+2*[.$B$9];[.$B$9];0)" office:value-type="float" office:value="0.0397108183378266">
            <text:p>0,0397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/>
          <table:table-cell table:formula="of:=[.$B$2]+([.A82]*[.$B$8])" office:value-type="float" office:value="3.4">
            <text:p>3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2]-0.5)*[.$B$11]" office:value-type="float" office:value="1.02">
            <text:p>1,0200</text:p>
          </table:table-cell>
          <table:table-cell table:style-name="ce8" table:formula="of:=NORMDIST([.F82];0;1;0)" office:value-type="float" office:value="0.23713195201938">
            <text:p>0,2371</text:p>
          </table:table-cell>
          <table:table-cell/>
          <table:table-cell table:formula="of:=[.$E$2]+([.F82]*[.$B$8]/[.$B$9])" office:value-type="float" office:value="2.04">
            <text:p>2,04</text:p>
          </table:table-cell>
          <table:table-cell table:formula="of:=[.G82]" office:value-type="float" office:value="0.23713195201938">
            <text:p>0,24</text:p>
          </table:table-cell>
          <table:table-cell table:number-columns-repeated="4"/>
          <table:table-cell table:formula="of:=[.F82]+[.$B$9]" office:value-type="float" office:value="11.02">
            <text:p>11,02</text:p>
          </table:table-cell>
          <table:table-cell table:style-name="ce8" table:formula="of:=NORMDIST([.O82];[.$E$2]+[.$B$9];[.$B$9];0)" office:value-type="float" office:value="0.0396872371160502">
            <text:p>0,0397</text:p>
          </table:table-cell>
          <table:table-cell/>
          <table:table-cell table:formula="of:=[.F82]+2*[.$B$9]" office:value-type="float" office:value="21.02">
            <text:p>21,02</text:p>
          </table:table-cell>
          <table:table-cell table:style-name="ce8" table:formula="of:=NORMDIST([.R82];[.$E$2]+2*[.$B$9];[.$B$9];0)" office:value-type="float" office:value="0.0396872371160502">
            <text:p>0,0397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/>
          <table:table-cell table:formula="of:=[.$B$2]+([.A83]*[.$B$8])" office:value-type="float" office:value="3.6">
            <text:p>3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3]-0.5)*[.$B$11]" office:value-type="float" office:value="1.08">
            <text:p>1,0800</text:p>
          </table:table-cell>
          <table:table-cell table:style-name="ce8" table:formula="of:=NORMDIST([.F83];0;1;0)" office:value-type="float" office:value="0.222653498751761">
            <text:p>0,2227</text:p>
          </table:table-cell>
          <table:table-cell/>
          <table:table-cell table:formula="of:=[.$E$2]+([.F83]*[.$B$8]/[.$B$9])" office:value-type="float" office:value="2.16">
            <text:p>2,16</text:p>
          </table:table-cell>
          <table:table-cell table:formula="of:=[.G83]" office:value-type="float" office:value="0.222653498751761">
            <text:p>0,22</text:p>
          </table:table-cell>
          <table:table-cell table:number-columns-repeated="4"/>
          <table:table-cell table:formula="of:=[.F83]+[.$B$9]" office:value-type="float" office:value="11.08">
            <text:p>11,08</text:p>
          </table:table-cell>
          <table:table-cell table:style-name="ce8" table:formula="of:=NORMDIST([.O83];[.$E$2]+[.$B$9];[.$B$9];0)" office:value-type="float" office:value="0.0396622420309456">
            <text:p>0,0397</text:p>
          </table:table-cell>
          <table:table-cell/>
          <table:table-cell table:formula="of:=[.F83]+2*[.$B$9]" office:value-type="float" office:value="21.08">
            <text:p>21,08</text:p>
          </table:table-cell>
          <table:table-cell table:style-name="ce8" table:formula="of:=NORMDIST([.R83];[.$E$2]+2*[.$B$9];[.$B$9];0)" office:value-type="float" office:value="0.0396622420309456">
            <text:p>0,0397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/>
          <table:table-cell table:formula="of:=[.$B$2]+([.A84]*[.$B$8])" office:value-type="float" office:value="3.8">
            <text:p>3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4]-0.5)*[.$B$11]" office:value-type="float" office:value="1.14">
            <text:p>1,1400</text:p>
          </table:table-cell>
          <table:table-cell table:style-name="ce8" table:formula="of:=NORMDIST([.F84];0;1;0)" office:value-type="float" office:value="0.208307790047108">
            <text:p>0,2083</text:p>
          </table:table-cell>
          <table:table-cell/>
          <table:table-cell table:formula="of:=[.$E$2]+([.F84]*[.$B$8]/[.$B$9])" office:value-type="float" office:value="2.28">
            <text:p>2,28</text:p>
          </table:table-cell>
          <table:table-cell table:formula="of:=[.G84]" office:value-type="float" office:value="0.208307790047108">
            <text:p>0,21</text:p>
          </table:table-cell>
          <table:table-cell table:number-columns-repeated="4"/>
          <table:table-cell table:formula="of:=[.F84]+[.$B$9]" office:value-type="float" office:value="11.14">
            <text:p>11,14</text:p>
          </table:table-cell>
          <table:table-cell table:style-name="ce8" table:formula="of:=NORMDIST([.O84];[.$E$2]+[.$B$9];[.$B$9];0)" office:value-type="float" office:value="0.0396358357720133">
            <text:p>0,0396</text:p>
          </table:table-cell>
          <table:table-cell/>
          <table:table-cell table:formula="of:=[.F84]+2*[.$B$9]" office:value-type="float" office:value="21.14">
            <text:p>21,14</text:p>
          </table:table-cell>
          <table:table-cell table:style-name="ce8" table:formula="of:=NORMDIST([.R84];[.$E$2]+2*[.$B$9];[.$B$9];0)" office:value-type="float" office:value="0.0396358357720133">
            <text:p>0,0396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/>
          <table:table-cell table:formula="of:=[.$B$2]+([.A85]*[.$B$8])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5]-0.5)*[.$B$11]" office:value-type="float" office:value="1.2">
            <text:p>1,2000</text:p>
          </table:table-cell>
          <table:table-cell table:style-name="ce8" table:formula="of:=NORMDIST([.F85];0;1;0)" office:value-type="float" office:value="0.194186054983213">
            <text:p>0,1942</text:p>
          </table:table-cell>
          <table:table-cell/>
          <table:table-cell table:formula="of:=[.$E$2]+([.F85]*[.$B$8]/[.$B$9])" office:value-type="float" office:value="2.4">
            <text:p>2,4</text:p>
          </table:table-cell>
          <table:table-cell table:formula="of:=[.G85]" office:value-type="float" office:value="0.194186054983213">
            <text:p>0,19</text:p>
          </table:table-cell>
          <table:table-cell table:number-columns-repeated="4"/>
          <table:table-cell table:formula="of:=[.F85]+[.$B$9]" office:value-type="float" office:value="11.2">
            <text:p>11,2</text:p>
          </table:table-cell>
          <table:table-cell table:style-name="ce8" table:formula="of:=NORMDIST([.O85];[.$E$2]+[.$B$9];[.$B$9];0)" office:value-type="float" office:value="0.0396080211793656">
            <text:p>0,0396</text:p>
          </table:table-cell>
          <table:table-cell/>
          <table:table-cell table:formula="of:=[.F85]+2*[.$B$9]" office:value-type="float" office:value="21.2">
            <text:p>21,2</text:p>
          </table:table-cell>
          <table:table-cell table:style-name="ce8" table:formula="of:=NORMDIST([.R85];[.$E$2]+2*[.$B$9];[.$B$9];0)" office:value-type="float" office:value="0.0396080211793656">
            <text:p>0,0396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/>
          <table:table-cell table:formula="of:=[.$B$2]+([.A86]*[.$B$8])" office:value-type="float" office:value="4.2">
            <text:p>4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6]-0.5)*[.$B$11]" office:value-type="float" office:value="1.26">
            <text:p>1,2600</text:p>
          </table:table-cell>
          <table:table-cell table:style-name="ce8" table:formula="of:=NORMDIST([.F86];0;1;0)" office:value-type="float" office:value="0.18037116322708">
            <text:p>0,1804</text:p>
          </table:table-cell>
          <table:table-cell/>
          <table:table-cell table:formula="of:=[.$E$2]+([.F86]*[.$B$8]/[.$B$9])" office:value-type="float" office:value="2.52">
            <text:p>2,52</text:p>
          </table:table-cell>
          <table:table-cell table:formula="of:=[.G86]" office:value-type="float" office:value="0.18037116322708">
            <text:p>0,18</text:p>
          </table:table-cell>
          <table:table-cell table:number-columns-repeated="4"/>
          <table:table-cell table:formula="of:=[.F86]+[.$B$9]" office:value-type="float" office:value="11.26">
            <text:p>11,26</text:p>
          </table:table-cell>
          <table:table-cell table:style-name="ce8" table:formula="of:=NORMDIST([.O86];[.$E$2]+[.$B$9];[.$B$9];0)" office:value-type="float" office:value="0.0395788012432179">
            <text:p>0,0396</text:p>
          </table:table-cell>
          <table:table-cell/>
          <table:table-cell table:formula="of:=[.F86]+2*[.$B$9]" office:value-type="float" office:value="21.26">
            <text:p>21,26</text:p>
          </table:table-cell>
          <table:table-cell table:style-name="ce8" table:formula="of:=NORMDIST([.R86];[.$E$2]+2*[.$B$9];[.$B$9];0)" office:value-type="float" office:value="0.0395788012432179">
            <text:p>0,0396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/>
          <table:table-cell table:formula="of:=[.$B$2]+([.A87]*[.$B$8])" office:value-type="float" office:value="4.4">
            <text:p>4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7]-0.5)*[.$B$11]" office:value-type="float" office:value="1.32">
            <text:p>1,3200</text:p>
          </table:table-cell>
          <table:table-cell table:style-name="ce8" table:formula="of:=NORMDIST([.F87];0;1;0)" office:value-type="float" office:value="0.166937041741714">
            <text:p>0,1669</text:p>
          </table:table-cell>
          <table:table-cell/>
          <table:table-cell table:formula="of:=[.$E$2]+([.F87]*[.$B$8]/[.$B$9])" office:value-type="float" office:value="2.64">
            <text:p>2,64</text:p>
          </table:table-cell>
          <table:table-cell table:formula="of:=[.G87]" office:value-type="float" office:value="0.166937041741714">
            <text:p>0,17</text:p>
          </table:table-cell>
          <table:table-cell table:number-columns-repeated="4"/>
          <table:table-cell table:formula="of:=[.F87]+[.$B$9]" office:value-type="float" office:value="11.32">
            <text:p>11,32</text:p>
          </table:table-cell>
          <table:table-cell table:style-name="ce8" table:formula="of:=NORMDIST([.O87];[.$E$2]+[.$B$9];[.$B$9];0)" office:value-type="float" office:value="0.0395481791033525">
            <text:p>0,0395</text:p>
          </table:table-cell>
          <table:table-cell/>
          <table:table-cell table:formula="of:=[.F87]+2*[.$B$9]" office:value-type="float" office:value="21.32">
            <text:p>21,32</text:p>
          </table:table-cell>
          <table:table-cell table:style-name="ce8" table:formula="of:=NORMDIST([.R87];[.$E$2]+2*[.$B$9];[.$B$9];0)" office:value-type="float" office:value="0.0395481791033525">
            <text:p>0,0395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/>
          <table:table-cell table:formula="of:=[.$B$2]+([.A88]*[.$B$8])" office:value-type="float" office:value="4.6">
            <text:p>4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8]-0.5)*[.$B$11]" office:value-type="float" office:value="1.38">
            <text:p>1,3800</text:p>
          </table:table-cell>
          <table:table-cell table:style-name="ce8" table:formula="of:=NORMDIST([.F88];0;1;0)" office:value-type="float" office:value="0.153948286762634">
            <text:p>0,1539</text:p>
          </table:table-cell>
          <table:table-cell/>
          <table:table-cell table:formula="of:=[.$E$2]+([.F88]*[.$B$8]/[.$B$9])" office:value-type="float" office:value="2.76">
            <text:p>2,76</text:p>
          </table:table-cell>
          <table:table-cell table:formula="of:=[.G88]" office:value-type="float" office:value="0.153948286762634">
            <text:p>0,15</text:p>
          </table:table-cell>
          <table:table-cell table:number-columns-repeated="4"/>
          <table:table-cell table:formula="of:=[.F88]+[.$B$9]" office:value-type="float" office:value="11.38">
            <text:p>11,38</text:p>
          </table:table-cell>
          <table:table-cell table:style-name="ce8" table:formula="of:=NORMDIST([.O88];[.$E$2]+[.$B$9];[.$B$9];0)" office:value-type="float" office:value="0.0395161580485567">
            <text:p>0,0395</text:p>
          </table:table-cell>
          <table:table-cell/>
          <table:table-cell table:formula="of:=[.F88]+2*[.$B$9]" office:value-type="float" office:value="21.38">
            <text:p>21,38</text:p>
          </table:table-cell>
          <table:table-cell table:style-name="ce8" table:formula="of:=NORMDIST([.R88];[.$E$2]+2*[.$B$9];[.$B$9];0)" office:value-type="float" office:value="0.0395161580485567">
            <text:p>0,0395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/>
          <table:table-cell table:formula="of:=[.$B$2]+([.A89]*[.$B$8])" office:value-type="float" office:value="4.8">
            <text:p>4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89]-0.5)*[.$B$11]" office:value-type="float" office:value="1.44">
            <text:p>1,4400</text:p>
          </table:table-cell>
          <table:table-cell table:style-name="ce8" table:formula="of:=NORMDIST([.F89];0;1;0)" office:value-type="float" office:value="0.141459965224839">
            <text:p>0,1415</text:p>
          </table:table-cell>
          <table:table-cell/>
          <table:table-cell table:formula="of:=[.$E$2]+([.F89]*[.$B$8]/[.$B$9])" office:value-type="float" office:value="2.88">
            <text:p>2,88</text:p>
          </table:table-cell>
          <table:table-cell table:formula="of:=[.G89]" office:value-type="float" office:value="0.141459965224839">
            <text:p>0,14</text:p>
          </table:table-cell>
          <table:table-cell table:number-columns-repeated="4"/>
          <table:table-cell table:formula="of:=[.F89]+[.$B$9]" office:value-type="float" office:value="11.44">
            <text:p>11,44</text:p>
          </table:table-cell>
          <table:table-cell table:style-name="ce8" table:formula="of:=NORMDIST([.O89];[.$E$2]+[.$B$9];[.$B$9];0)" office:value-type="float" office:value="0.039482741516034">
            <text:p>0,0395</text:p>
          </table:table-cell>
          <table:table-cell/>
          <table:table-cell table:formula="of:=[.F89]+2*[.$B$9]" office:value-type="float" office:value="21.44">
            <text:p>21,44</text:p>
          </table:table-cell>
          <table:table-cell table:style-name="ce8" table:formula="of:=NORMDIST([.R89];[.$E$2]+2*[.$B$9];[.$B$9];0)" office:value-type="float" office:value="0.039482741516034">
            <text:p>0,0395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/>
          <table:table-cell table:formula="of:=[.$B$2]+([.A90]*[.$B$8])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0]-0.5)*[.$B$11]" office:value-type="float" office:value="1.5">
            <text:p>1,5000</text:p>
          </table:table-cell>
          <table:table-cell table:style-name="ce8" table:formula="of:=NORMDIST([.F90];0;1;0)" office:value-type="float" office:value="0.129517595665892">
            <text:p>0,1295</text:p>
          </table:table-cell>
          <table:table-cell/>
          <table:table-cell table:formula="of:=[.$E$2]+([.F90]*[.$B$8]/[.$B$9])" office:value-type="float" office:value="3">
            <text:p>3</text:p>
          </table:table-cell>
          <table:table-cell table:formula="of:=[.G90]" office:value-type="float" office:value="0.129517595665892">
            <text:p>0,13</text:p>
          </table:table-cell>
          <table:table-cell table:number-columns-repeated="4"/>
          <table:table-cell table:formula="of:=[.F90]+[.$B$9]" office:value-type="float" office:value="11.5">
            <text:p>11,5</text:p>
          </table:table-cell>
          <table:table-cell table:style-name="ce8" table:formula="of:=NORMDIST([.O90];[.$E$2]+[.$B$9];[.$B$9];0)" office:value-type="float" office:value="0.0394479330907889">
            <text:p>0,0394</text:p>
          </table:table-cell>
          <table:table-cell/>
          <table:table-cell table:formula="of:=[.F90]+2*[.$B$9]" office:value-type="float" office:value="21.5">
            <text:p>21,5</text:p>
          </table:table-cell>
          <table:table-cell table:style-name="ce8" table:formula="of:=NORMDIST([.R90];[.$E$2]+2*[.$B$9];[.$B$9];0)" office:value-type="float" office:value="0.0394479330907889">
            <text:p>0,0394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/>
          <table:table-cell table:formula="of:=[.$B$2]+([.A91]*[.$B$8])" office:value-type="float" office:value="5.2">
            <text:p>5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1]-0.5)*[.$B$11]" office:value-type="float" office:value="1.56">
            <text:p>1,5600</text:p>
          </table:table-cell>
          <table:table-cell table:style-name="ce8" table:formula="of:=NORMDIST([.F91];0;1;0)" office:value-type="float" office:value="0.118157295059582">
            <text:p>0,1182</text:p>
          </table:table-cell>
          <table:table-cell/>
          <table:table-cell table:formula="of:=[.$E$2]+([.F91]*[.$B$8]/[.$B$9])" office:value-type="float" office:value="3.12">
            <text:p>3,12</text:p>
          </table:table-cell>
          <table:table-cell table:formula="of:=[.G91]" office:value-type="float" office:value="0.118157295059582">
            <text:p>0,12</text:p>
          </table:table-cell>
          <table:table-cell table:number-columns-repeated="4"/>
          <table:table-cell table:formula="of:=[.F91]+[.$B$9]" office:value-type="float" office:value="11.56">
            <text:p>11,56</text:p>
          </table:table-cell>
          <table:table-cell table:style-name="ce8" table:formula="of:=NORMDIST([.O91];[.$E$2]+[.$B$9];[.$B$9];0)" office:value-type="float" office:value="0.0394117365049864">
            <text:p>0,0394</text:p>
          </table:table-cell>
          <table:table-cell/>
          <table:table-cell table:formula="of:=[.F91]+2*[.$B$9]" office:value-type="float" office:value="21.56">
            <text:p>21,56</text:p>
          </table:table-cell>
          <table:table-cell table:style-name="ce8" table:formula="of:=NORMDIST([.R91];[.$E$2]+2*[.$B$9];[.$B$9];0)" office:value-type="float" office:value="0.0394117365049864">
            <text:p>0,0394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/>
          <table:table-cell table:formula="of:=[.$B$2]+([.A92]*[.$B$8])" office:value-type="float" office:value="5.4">
            <text:p>5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2]-0.5)*[.$B$11]" office:value-type="float" office:value="1.62">
            <text:p>1,6200</text:p>
          </table:table-cell>
          <table:table-cell table:style-name="ce8" table:formula="of:=NORMDIST([.F92];0;1;0)" office:value-type="float" office:value="0.107406075113484">
            <text:p>0,1074</text:p>
          </table:table-cell>
          <table:table-cell/>
          <table:table-cell table:formula="of:=[.$E$2]+([.F92]*[.$B$8]/[.$B$9])" office:value-type="float" office:value="3.24">
            <text:p>3,24</text:p>
          </table:table-cell>
          <table:table-cell table:formula="of:=[.G92]" office:value-type="float" office:value="0.107406075113484">
            <text:p>0,11</text:p>
          </table:table-cell>
          <table:table-cell table:number-columns-repeated="4"/>
          <table:table-cell table:formula="of:=[.F92]+[.$B$9]" office:value-type="float" office:value="11.62">
            <text:p>11,62</text:p>
          </table:table-cell>
          <table:table-cell table:style-name="ce8" table:formula="of:=NORMDIST([.O92];[.$E$2]+[.$B$9];[.$B$9];0)" office:value-type="float" office:value="0.0393741556372848">
            <text:p>0,0394</text:p>
          </table:table-cell>
          <table:table-cell/>
          <table:table-cell table:formula="of:=[.F92]+2*[.$B$9]" office:value-type="float" office:value="21.62">
            <text:p>21,62</text:p>
          </table:table-cell>
          <table:table-cell table:style-name="ce8" table:formula="of:=NORMDIST([.R92];[.$E$2]+2*[.$B$9];[.$B$9];0)" office:value-type="float" office:value="0.0393741556372848">
            <text:p>0,0394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/>
          <table:table-cell table:formula="of:=[.$B$2]+([.A93]*[.$B$8])" office:value-type="float" office:value="5.6">
            <text:p>5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3]-0.5)*[.$B$11]" office:value-type="float" office:value="1.68">
            <text:p>1,6800</text:p>
          </table:table-cell>
          <table:table-cell table:style-name="ce8" table:formula="of:=NORMDIST([.F93];0;1;0)" office:value-type="float" office:value="0.0972822693314675">
            <text:p>0,0973</text:p>
          </table:table-cell>
          <table:table-cell/>
          <table:table-cell table:formula="of:=[.$E$2]+([.F93]*[.$B$8]/[.$B$9])" office:value-type="float" office:value="3.36">
            <text:p>3,36</text:p>
          </table:table-cell>
          <table:table-cell table:formula="of:=[.G93]" office:value-type="float" office:value="0.0972822693314675">
            <text:p>0,1</text:p>
          </table:table-cell>
          <table:table-cell table:number-columns-repeated="4"/>
          <table:table-cell table:formula="of:=[.F93]+[.$B$9]" office:value-type="float" office:value="11.68">
            <text:p>11,68</text:p>
          </table:table-cell>
          <table:table-cell table:style-name="ce8" table:formula="of:=NORMDIST([.O93];[.$E$2]+[.$B$9];[.$B$9];0)" office:value-type="float" office:value="0.039335194512143">
            <text:p>0,0393</text:p>
          </table:table-cell>
          <table:table-cell/>
          <table:table-cell table:formula="of:=[.F93]+2*[.$B$9]" office:value-type="float" office:value="21.68">
            <text:p>21,68</text:p>
          </table:table-cell>
          <table:table-cell table:style-name="ce8" table:formula="of:=NORMDIST([.R93];[.$E$2]+2*[.$B$9];[.$B$9];0)" office:value-type="float" office:value="0.039335194512143">
            <text:p>0,0393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/>
          <table:table-cell table:formula="of:=[.$B$2]+([.A94]*[.$B$8])" office:value-type="float" office:value="5.8">
            <text:p>5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4]-0.5)*[.$B$11]" office:value-type="float" office:value="1.74">
            <text:p>1,7400</text:p>
          </table:table-cell>
          <table:table-cell table:style-name="ce8" table:formula="of:=NORMDIST([.F94];0;1;0)" office:value-type="float" office:value="0.0877960706109056">
            <text:p>0,0878</text:p>
          </table:table-cell>
          <table:table-cell/>
          <table:table-cell table:formula="of:=[.$E$2]+([.F94]*[.$B$8]/[.$B$9])" office:value-type="float" office:value="3.48">
            <text:p>3,48</text:p>
          </table:table-cell>
          <table:table-cell table:formula="of:=[.G94]" office:value-type="float" office:value="0.0877960706109056">
            <text:p>0,09</text:p>
          </table:table-cell>
          <table:table-cell table:number-columns-repeated="4"/>
          <table:table-cell table:formula="of:=[.F94]+[.$B$9]" office:value-type="float" office:value="11.74">
            <text:p>11,74</text:p>
          </table:table-cell>
          <table:table-cell table:style-name="ce8" table:formula="of:=NORMDIST([.O94];[.$E$2]+[.$B$9];[.$B$9];0)" office:value-type="float" office:value="0.0392948572991023">
            <text:p>0,0393</text:p>
          </table:table-cell>
          <table:table-cell/>
          <table:table-cell table:formula="of:=[.F94]+2*[.$B$9]" office:value-type="float" office:value="21.74">
            <text:p>21,74</text:p>
          </table:table-cell>
          <table:table-cell table:style-name="ce8" table:formula="of:=NORMDIST([.R94];[.$E$2]+2*[.$B$9];[.$B$9];0)" office:value-type="float" office:value="0.0392948572991023">
            <text:p>0,0393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/>
          <table:table-cell table:formula="of:=[.$B$2]+([.A95]*[.$B$8])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5]-0.5)*[.$B$11]" office:value-type="float" office:value="1.8">
            <text:p>1,8000</text:p>
          </table:table-cell>
          <table:table-cell table:style-name="ce8" table:formula="of:=NORMDIST([.F95];0;1;0)" office:value-type="float" office:value="0.0789501583008941">
            <text:p>0,0790</text:p>
          </table:table-cell>
          <table:table-cell/>
          <table:table-cell table:formula="of:=[.$E$2]+([.F95]*[.$B$8]/[.$B$9])" office:value-type="float" office:value="3.6">
            <text:p>3,6</text:p>
          </table:table-cell>
          <table:table-cell table:formula="of:=[.G95]" office:value-type="float" office:value="0.0789501583008941">
            <text:p>0,08</text:p>
          </table:table-cell>
          <table:table-cell table:number-columns-repeated="4"/>
          <table:table-cell table:formula="of:=[.F95]+[.$B$9]" office:value-type="float" office:value="11.8">
            <text:p>11,8</text:p>
          </table:table-cell>
          <table:table-cell table:style-name="ce8" table:formula="of:=NORMDIST([.O95];[.$E$2]+[.$B$9];[.$B$9];0)" office:value-type="float" office:value="0.0392531483120429">
            <text:p>0,0393</text:p>
          </table:table-cell>
          <table:table-cell/>
          <table:table-cell table:formula="of:=[.F95]+2*[.$B$9]" office:value-type="float" office:value="21.8">
            <text:p>21,8</text:p>
          </table:table-cell>
          <table:table-cell table:style-name="ce8" table:formula="of:=NORMDIST([.R95];[.$E$2]+2*[.$B$9];[.$B$9];0)" office:value-type="float" office:value="0.0392531483120429">
            <text:p>0,0393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/>
          <table:table-cell table:formula="of:=[.$B$2]+([.A96]*[.$B$8])" office:value-type="float" office:value="6.2">
            <text:p>6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6]-0.5)*[.$B$11]" office:value-type="float" office:value="1.86">
            <text:p>1,8600</text:p>
          </table:table-cell>
          <table:table-cell table:style-name="ce8" table:formula="of:=NORMDIST([.F96];0;1;0)" office:value-type="float" office:value="0.0707403934569833">
            <text:p>0,0707</text:p>
          </table:table-cell>
          <table:table-cell/>
          <table:table-cell table:formula="of:=[.$E$2]+([.F96]*[.$B$8]/[.$B$9])" office:value-type="float" office:value="3.72">
            <text:p>3,72</text:p>
          </table:table-cell>
          <table:table-cell table:formula="of:=[.G96]" office:value-type="float" office:value="0.0707403934569833">
            <text:p>0,07</text:p>
          </table:table-cell>
          <table:table-cell table:number-columns-repeated="4"/>
          <table:table-cell table:formula="of:=[.F96]+[.$B$9]" office:value-type="float" office:value="11.86">
            <text:p>11,86</text:p>
          </table:table-cell>
          <table:table-cell table:style-name="ce8" table:formula="of:=NORMDIST([.O96];[.$E$2]+[.$B$9];[.$B$9];0)" office:value-type="float" office:value="0.0392100720084147">
            <text:p>0,0392</text:p>
          </table:table-cell>
          <table:table-cell/>
          <table:table-cell table:formula="of:=[.F96]+2*[.$B$9]" office:value-type="float" office:value="21.86">
            <text:p>21,86</text:p>
          </table:table-cell>
          <table:table-cell table:style-name="ce8" table:formula="of:=NORMDIST([.R96];[.$E$2]+2*[.$B$9];[.$B$9];0)" office:value-type="float" office:value="0.0392100720084147">
            <text:p>0,0392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/>
          <table:table-cell table:formula="of:=[.$B$2]+([.A97]*[.$B$8])" office:value-type="float" office:value="6.4">
            <text:p>6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7]-0.5)*[.$B$11]" office:value-type="float" office:value="1.92">
            <text:p>1,9200</text:p>
          </table:table-cell>
          <table:table-cell table:style-name="ce8" table:formula="of:=NORMDIST([.F97];0;1;0)" office:value-type="float" office:value="0.0631565614351986">
            <text:p>0,0632</text:p>
          </table:table-cell>
          <table:table-cell/>
          <table:table-cell table:formula="of:=[.$E$2]+([.F97]*[.$B$8]/[.$B$9])" office:value-type="float" office:value="3.84">
            <text:p>3,84</text:p>
          </table:table-cell>
          <table:table-cell table:formula="of:=[.G97]" office:value-type="float" office:value="0.0631565614351986">
            <text:p>0,06</text:p>
          </table:table-cell>
          <table:table-cell table:number-columns-repeated="4"/>
          <table:table-cell table:formula="of:=[.F97]+[.$B$9]" office:value-type="float" office:value="11.92">
            <text:p>11,92</text:p>
          </table:table-cell>
          <table:table-cell table:style-name="ce8" table:formula="of:=NORMDIST([.O97];[.$E$2]+[.$B$9];[.$B$9];0)" office:value-type="float" office:value="0.0391656329884437">
            <text:p>0,0392</text:p>
          </table:table-cell>
          <table:table-cell/>
          <table:table-cell table:formula="of:=[.F97]+2*[.$B$9]" office:value-type="float" office:value="21.92">
            <text:p>21,92</text:p>
          </table:table-cell>
          <table:table-cell table:style-name="ce8" table:formula="of:=NORMDIST([.R97];[.$E$2]+2*[.$B$9];[.$B$9];0)" office:value-type="float" office:value="0.0391656329884437">
            <text:p>0,0392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/>
          <table:table-cell table:formula="of:=[.$B$2]+([.A98]*[.$B$8])" office:value-type="float" office:value="6.6">
            <text:p>6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8]-0.5)*[.$B$11]" office:value-type="float" office:value="1.98">
            <text:p>1,9800</text:p>
          </table:table-cell>
          <table:table-cell table:style-name="ce8" table:formula="of:=NORMDIST([.F98];0;1;0)" office:value-type="float" office:value="0.056183141903868">
            <text:p>0,0562</text:p>
          </table:table-cell>
          <table:table-cell/>
          <table:table-cell table:formula="of:=[.$E$2]+([.F98]*[.$B$8]/[.$B$9])" office:value-type="float" office:value="3.96">
            <text:p>3,96</text:p>
          </table:table-cell>
          <table:table-cell table:formula="of:=[.G98]" office:value-type="float" office:value="0.056183141903868">
            <text:p>0,06</text:p>
          </table:table-cell>
          <table:table-cell table:number-columns-repeated="4"/>
          <table:table-cell table:formula="of:=[.F98]+[.$B$9]" office:value-type="float" office:value="11.98">
            <text:p>11,98</text:p>
          </table:table-cell>
          <table:table-cell table:style-name="ce8" table:formula="of:=NORMDIST([.O98];[.$E$2]+[.$B$9];[.$B$9];0)" office:value-type="float" office:value="0.0391198359943131">
            <text:p>0,0391</text:p>
          </table:table-cell>
          <table:table-cell/>
          <table:table-cell table:formula="of:=[.F98]+2*[.$B$9]" office:value-type="float" office:value="21.98">
            <text:p>21,98</text:p>
          </table:table-cell>
          <table:table-cell table:style-name="ce8" table:formula="of:=NORMDIST([.R98];[.$E$2]+2*[.$B$9];[.$B$9];0)" office:value-type="float" office:value="0.0391198359943131">
            <text:p>0,0391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/>
          <table:table-cell table:formula="of:=[.$B$2]+([.A99]*[.$B$8])" office:value-type="float" office:value="6.8">
            <text:p>6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99]-0.5)*[.$B$11]" office:value-type="float" office:value="2.04">
            <text:p>2,0400</text:p>
          </table:table-cell>
          <table:table-cell table:style-name="ce8" table:formula="of:=NORMDIST([.F99];0;1;0)" office:value-type="float" office:value="0.0498000877350708">
            <text:p>0,0498</text:p>
          </table:table-cell>
          <table:table-cell/>
          <table:table-cell table:formula="of:=[.$E$2]+([.F99]*[.$B$8]/[.$B$9])" office:value-type="float" office:value="4.08">
            <text:p>4,08</text:p>
          </table:table-cell>
          <table:table-cell table:formula="of:=[.G99]" office:value-type="float" office:value="0.0498000877350708">
            <text:p>0,05</text:p>
          </table:table-cell>
          <table:table-cell table:number-columns-repeated="4"/>
          <table:table-cell table:formula="of:=[.F99]+[.$B$9]" office:value-type="float" office:value="12.04">
            <text:p>12,04</text:p>
          </table:table-cell>
          <table:table-cell table:style-name="ce8" table:formula="of:=NORMDIST([.O99];[.$E$2]+[.$B$9];[.$B$9];0)" office:value-type="float" office:value="0.0390726859093199">
            <text:p>0,0391</text:p>
          </table:table-cell>
          <table:table-cell/>
          <table:table-cell table:formula="of:=[.F99]+2*[.$B$9]" office:value-type="float" office:value="22.04">
            <text:p>22,04</text:p>
          </table:table-cell>
          <table:table-cell table:style-name="ce8" table:formula="of:=NORMDIST([.R99];[.$E$2]+2*[.$B$9];[.$B$9];0)" office:value-type="float" office:value="0.0390726859093199">
            <text:p>0,0391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/>
          <table:table-cell table:formula="of:=[.$B$2]+([.A100]*[.$B$8])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0]-0.5)*[.$B$11]" office:value-type="float" office:value="2.1">
            <text:p>2,1000</text:p>
          </table:table-cell>
          <table:table-cell table:style-name="ce8" table:formula="of:=NORMDIST([.F100];0;1;0)" office:value-type="float" office:value="0.0439835959804272">
            <text:p>0,0440</text:p>
          </table:table-cell>
          <table:table-cell/>
          <table:table-cell table:formula="of:=[.$E$2]+([.F100]*[.$B$8]/[.$B$9])" office:value-type="float" office:value="4.2">
            <text:p>4,2</text:p>
          </table:table-cell>
          <table:table-cell table:formula="of:=[.G100]" office:value-type="float" office:value="0.0439835959804272">
            <text:p>0,04</text:p>
          </table:table-cell>
          <table:table-cell table:number-columns-repeated="4"/>
          <table:table-cell table:formula="of:=[.F100]+[.$B$9]" office:value-type="float" office:value="12.1">
            <text:p>12,1</text:p>
          </table:table-cell>
          <table:table-cell table:style-name="ce8" table:formula="of:=NORMDIST([.O100];[.$E$2]+[.$B$9];[.$B$9];0)" office:value-type="float" office:value="0.0390241877570074">
            <text:p>0,0390</text:p>
          </table:table-cell>
          <table:table-cell/>
          <table:table-cell table:formula="of:=[.F100]+2*[.$B$9]" office:value-type="float" office:value="22.1">
            <text:p>22,1</text:p>
          </table:table-cell>
          <table:table-cell table:style-name="ce8" table:formula="of:=NORMDIST([.R100];[.$E$2]+2*[.$B$9];[.$B$9];0)" office:value-type="float" office:value="0.0390241877570074">
            <text:p>0,0390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/>
          <table:table-cell table:formula="of:=[.$B$2]+([.A101]*[.$B$8])" office:value-type="float" office:value="7.2">
            <text:p>7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1]-0.5)*[.$B$11]" office:value-type="float" office:value="2.16">
            <text:p>2,1600</text:p>
          </table:table-cell>
          <table:table-cell table:style-name="ce8" table:formula="of:=NORMDIST([.F101];0;1;0)" office:value-type="float" office:value="0.0387068561474556">
            <text:p>0,0387</text:p>
          </table:table-cell>
          <table:table-cell/>
          <table:table-cell table:formula="of:=[.$E$2]+([.F101]*[.$B$8]/[.$B$9])" office:value-type="float" office:value="4.32">
            <text:p>4,32</text:p>
          </table:table-cell>
          <table:table-cell table:formula="of:=[.G101]" office:value-type="float" office:value="0.0387068561474556">
            <text:p>0,04</text:p>
          </table:table-cell>
          <table:table-cell table:number-columns-repeated="4"/>
          <table:table-cell table:formula="of:=[.F101]+[.$B$9]" office:value-type="float" office:value="12.16">
            <text:p>12,16</text:p>
          </table:table-cell>
          <table:table-cell table:style-name="ce8" table:formula="of:=NORMDIST([.O101];[.$E$2]+[.$B$9];[.$B$9];0)" office:value-type="float" office:value="0.0389743467002729">
            <text:p>0,0390</text:p>
          </table:table-cell>
          <table:table-cell/>
          <table:table-cell table:formula="of:=[.F101]+2*[.$B$9]" office:value-type="float" office:value="22.16">
            <text:p>22,16</text:p>
          </table:table-cell>
          <table:table-cell table:style-name="ce8" table:formula="of:=NORMDIST([.R101];[.$E$2]+2*[.$B$9];[.$B$9];0)" office:value-type="float" office:value="0.0389743467002729">
            <text:p>0,0390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/>
          <table:table-cell table:formula="of:=[.$B$2]+([.A102]*[.$B$8])" office:value-type="float" office:value="7.4">
            <text:p>7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2]-0.5)*[.$B$11]" office:value-type="float" office:value="2.22">
            <text:p>2,2200</text:p>
          </table:table-cell>
          <table:table-cell table:style-name="ce8" table:formula="of:=NORMDIST([.F102];0;1;0)" office:value-type="float" office:value="0.0339407631824492">
            <text:p>0,0339</text:p>
          </table:table-cell>
          <table:table-cell/>
          <table:table-cell table:formula="of:=[.$E$2]+([.F102]*[.$B$8]/[.$B$9])" office:value-type="float" office:value="4.44">
            <text:p>4,44</text:p>
          </table:table-cell>
          <table:table-cell table:formula="of:=[.G102]" office:value-type="float" office:value="0.0339407631824492">
            <text:p>0,03</text:p>
          </table:table-cell>
          <table:table-cell table:number-columns-repeated="4"/>
          <table:table-cell table:formula="of:=[.F102]+[.$B$9]" office:value-type="float" office:value="12.22">
            <text:p>12,22</text:p>
          </table:table-cell>
          <table:table-cell table:style-name="ce8" table:formula="of:=NORMDIST([.O102];[.$E$2]+[.$B$9];[.$B$9];0)" office:value-type="float" office:value="0.038923168040452">
            <text:p>0,0389</text:p>
          </table:table-cell>
          <table:table-cell/>
          <table:table-cell table:formula="of:=[.F102]+2*[.$B$9]" office:value-type="float" office:value="22.22">
            <text:p>22,22</text:p>
          </table:table-cell>
          <table:table-cell table:style-name="ce8" table:formula="of:=NORMDIST([.R102];[.$E$2]+2*[.$B$9];[.$B$9];0)" office:value-type="float" office:value="0.038923168040452">
            <text:p>0,0389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/>
          <table:table-cell table:formula="of:=[.$B$2]+([.A103]*[.$B$8])" office:value-type="float" office:value="7.6">
            <text:p>7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3]-0.5)*[.$B$11]" office:value-type="float" office:value="2.28">
            <text:p>2,2800</text:p>
          </table:table-cell>
          <table:table-cell table:style-name="ce8" table:formula="of:=NORMDIST([.F103];0;1;0)" office:value-type="float" office:value="0.0296545848473412">
            <text:p>0,0297</text:p>
          </table:table-cell>
          <table:table-cell/>
          <table:table-cell table:formula="of:=[.$E$2]+([.F103]*[.$B$8]/[.$B$9])" office:value-type="float" office:value="4.56">
            <text:p>4,56</text:p>
          </table:table-cell>
          <table:table-cell table:formula="of:=[.G103]" office:value-type="float" office:value="0.0296545848473412">
            <text:p>0,03</text:p>
          </table:table-cell>
          <table:table-cell table:number-columns-repeated="4"/>
          <table:table-cell table:formula="of:=[.F103]+[.$B$9]" office:value-type="float" office:value="12.28">
            <text:p>12,28</text:p>
          </table:table-cell>
          <table:table-cell table:style-name="ce8" table:formula="of:=NORMDIST([.O103];[.$E$2]+[.$B$9];[.$B$9];0)" office:value-type="float" office:value="0.0388706572163787">
            <text:p>0,0389</text:p>
          </table:table-cell>
          <table:table-cell/>
          <table:table-cell table:formula="of:=[.F103]+2*[.$B$9]" office:value-type="float" office:value="22.28">
            <text:p>22,28</text:p>
          </table:table-cell>
          <table:table-cell table:style-name="ce8" table:formula="of:=NORMDIST([.R103];[.$E$2]+2*[.$B$9];[.$B$9];0)" office:value-type="float" office:value="0.0388706572163787">
            <text:p>0,0389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/>
          <table:table-cell table:formula="of:=[.$B$2]+([.A104]*[.$B$8])" office:value-type="float" office:value="7.8">
            <text:p>7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4]-0.5)*[.$B$11]" office:value-type="float" office:value="2.34">
            <text:p>2,3400</text:p>
          </table:table-cell>
          <table:table-cell table:style-name="ce8" table:formula="of:=NORMDIST([.F104];0;1;0)" office:value-type="float" office:value="0.0258165754715877">
            <text:p>0,0258</text:p>
          </table:table-cell>
          <table:table-cell/>
          <table:table-cell table:formula="of:=[.$E$2]+([.F104]*[.$B$8]/[.$B$9])" office:value-type="float" office:value="4.68">
            <text:p>4,68</text:p>
          </table:table-cell>
          <table:table-cell table:formula="of:=[.G104]" office:value-type="float" office:value="0.0258165754715877">
            <text:p>0,03</text:p>
          </table:table-cell>
          <table:table-cell table:number-columns-repeated="4"/>
          <table:table-cell table:formula="of:=[.F104]+[.$B$9]" office:value-type="float" office:value="12.34">
            <text:p>12,34</text:p>
          </table:table-cell>
          <table:table-cell table:style-name="ce8" table:formula="of:=NORMDIST([.O104];[.$E$2]+[.$B$9];[.$B$9];0)" office:value-type="float" office:value="0.0388168198034225">
            <text:p>0,0388</text:p>
          </table:table-cell>
          <table:table-cell/>
          <table:table-cell table:formula="of:=[.F104]+2*[.$B$9]" office:value-type="float" office:value="22.34">
            <text:p>22,34</text:p>
          </table:table-cell>
          <table:table-cell table:style-name="ce8" table:formula="of:=NORMDIST([.R104];[.$E$2]+2*[.$B$9];[.$B$9];0)" office:value-type="float" office:value="0.0388168198034225">
            <text:p>0,0388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/>
          <table:table-cell table:formula="of:=[.$B$2]+([.A105]*[.$B$8])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5]-0.5)*[.$B$11]" office:value-type="float" office:value="2.4">
            <text:p>2,4000</text:p>
          </table:table-cell>
          <table:table-cell table:style-name="ce8" table:formula="of:=NORMDIST([.F105];0;1;0)" office:value-type="float" office:value="0.0223945302948429">
            <text:p>0,0224</text:p>
          </table:table-cell>
          <table:table-cell/>
          <table:table-cell table:formula="of:=[.$E$2]+([.F105]*[.$B$8]/[.$B$9])" office:value-type="float" office:value="4.8">
            <text:p>4,8</text:p>
          </table:table-cell>
          <table:table-cell table:formula="of:=[.G105]" office:value-type="float" office:value="0.0223945302948429">
            <text:p>0,02</text:p>
          </table:table-cell>
          <table:table-cell table:number-columns-repeated="4"/>
          <table:table-cell table:formula="of:=[.F105]+[.$B$9]" office:value-type="float" office:value="12.4">
            <text:p>12,4</text:p>
          </table:table-cell>
          <table:table-cell table:style-name="ce8" table:formula="of:=NORMDIST([.O105];[.$E$2]+[.$B$9];[.$B$9];0)" office:value-type="float" office:value="0.0387616615125014">
            <text:p>0,0388</text:p>
          </table:table-cell>
          <table:table-cell/>
          <table:table-cell table:formula="of:=[.F105]+2*[.$B$9]" office:value-type="float" office:value="22.4">
            <text:p>22,4</text:p>
          </table:table-cell>
          <table:table-cell table:style-name="ce8" table:formula="of:=NORMDIST([.R105];[.$E$2]+2*[.$B$9];[.$B$9];0)" office:value-type="float" office:value="0.0387616615125014">
            <text:p>0,0388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/>
          <table:table-cell table:formula="of:=[.$B$2]+([.A106]*[.$B$8])" office:value-type="float" office:value="8.2">
            <text:p>8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6]-0.5)*[.$B$11]" office:value-type="float" office:value="2.46">
            <text:p>2,4600</text:p>
          </table:table-cell>
          <table:table-cell table:style-name="ce8" table:formula="of:=NORMDIST([.F106];0;1;0)" office:value-type="float" office:value="0.019356276731737">
            <text:p>0,0194</text:p>
          </table:table-cell>
          <table:table-cell/>
          <table:table-cell table:formula="of:=[.$E$2]+([.F106]*[.$B$8]/[.$B$9])" office:value-type="float" office:value="4.92">
            <text:p>4,92</text:p>
          </table:table-cell>
          <table:table-cell table:formula="of:=[.G106]" office:value-type="float" office:value="0.019356276731737">
            <text:p>0,02</text:p>
          </table:table-cell>
          <table:table-cell table:number-columns-repeated="4"/>
          <table:table-cell table:formula="of:=[.F106]+[.$B$9]" office:value-type="float" office:value="12.46">
            <text:p>12,46</text:p>
          </table:table-cell>
          <table:table-cell table:style-name="ce8" table:formula="of:=NORMDIST([.O106];[.$E$2]+[.$B$9];[.$B$9];0)" office:value-type="float" office:value="0.038705188189073">
            <text:p>0,0387</text:p>
          </table:table-cell>
          <table:table-cell/>
          <table:table-cell table:formula="of:=[.F106]+2*[.$B$9]" office:value-type="float" office:value="22.46">
            <text:p>22,46</text:p>
          </table:table-cell>
          <table:table-cell table:style-name="ce8" table:formula="of:=NORMDIST([.R106];[.$E$2]+2*[.$B$9];[.$B$9];0)" office:value-type="float" office:value="0.038705188189073">
            <text:p>0,0387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/>
          <table:table-cell table:formula="of:=[.$B$2]+([.A107]*[.$B$8])" office:value-type="float" office:value="8.4">
            <text:p>8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7]-0.5)*[.$B$11]" office:value-type="float" office:value="2.52">
            <text:p>2,5200</text:p>
          </table:table-cell>
          <table:table-cell table:style-name="ce8" table:formula="of:=NORMDIST([.F107];0;1;0)" office:value-type="float" office:value="0.016670100837381">
            <text:p>0,0167</text:p>
          </table:table-cell>
          <table:table-cell/>
          <table:table-cell table:formula="of:=[.$E$2]+([.F107]*[.$B$8]/[.$B$9])" office:value-type="float" office:value="5.04">
            <text:p>5,04</text:p>
          </table:table-cell>
          <table:table-cell table:formula="of:=[.G107]" office:value-type="float" office:value="0.016670100837381">
            <text:p>0,02</text:p>
          </table:table-cell>
          <table:table-cell table:number-columns-repeated="4"/>
          <table:table-cell table:formula="of:=[.F107]+[.$B$9]" office:value-type="float" office:value="12.52">
            <text:p>12,52</text:p>
          </table:table-cell>
          <table:table-cell table:style-name="ce8" table:formula="of:=NORMDIST([.O107];[.$E$2]+[.$B$9];[.$B$9];0)" office:value-type="float" office:value="0.0386474058121019">
            <text:p>0,0386</text:p>
          </table:table-cell>
          <table:table-cell/>
          <table:table-cell table:formula="of:=[.F107]+2*[.$B$9]" office:value-type="float" office:value="22.52">
            <text:p>22,52</text:p>
          </table:table-cell>
          <table:table-cell table:style-name="ce8" table:formula="of:=NORMDIST([.R107];[.$E$2]+2*[.$B$9];[.$B$9];0)" office:value-type="float" office:value="0.0386474058121019">
            <text:p>0,0386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/>
          <table:table-cell table:formula="of:=[.$B$2]+([.A108]*[.$B$8])" office:value-type="float" office:value="8.6">
            <text:p>8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8]-0.5)*[.$B$11]" office:value-type="float" office:value="2.58">
            <text:p>2,5800</text:p>
          </table:table-cell>
          <table:table-cell table:style-name="ce8" table:formula="of:=NORMDIST([.F108];0;1;0)" office:value-type="float" office:value="0.0143051089941497">
            <text:p>0,0143</text:p>
          </table:table-cell>
          <table:table-cell/>
          <table:table-cell table:formula="of:=[.$E$2]+([.F108]*[.$B$8]/[.$B$9])" office:value-type="float" office:value="5.16">
            <text:p>5,16</text:p>
          </table:table-cell>
          <table:table-cell table:formula="of:=[.G108]" office:value-type="float" office:value="0.0143051089941497">
            <text:p>0,01</text:p>
          </table:table-cell>
          <table:table-cell table:number-columns-repeated="4"/>
          <table:table-cell table:formula="of:=[.F108]+[.$B$9]" office:value-type="float" office:value="12.58">
            <text:p>12,58</text:p>
          </table:table-cell>
          <table:table-cell table:style-name="ce8" table:formula="of:=NORMDIST([.O108];[.$E$2]+[.$B$9];[.$B$9];0)" office:value-type="float" office:value="0.0385883204930045">
            <text:p>0,0386</text:p>
          </table:table-cell>
          <table:table-cell/>
          <table:table-cell table:formula="of:=[.F108]+2*[.$B$9]" office:value-type="float" office:value="22.58">
            <text:p>22,58</text:p>
          </table:table-cell>
          <table:table-cell table:style-name="ce8" table:formula="of:=NORMDIST([.R108];[.$E$2]+2*[.$B$9];[.$B$9];0)" office:value-type="float" office:value="0.0385883204930045">
            <text:p>0,0386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/>
          <table:table-cell table:formula="of:=[.$B$2]+([.A109]*[.$B$8])" office:value-type="float" office:value="8.8">
            <text:p>8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09]-0.5)*[.$B$11]" office:value-type="float" office:value="2.64">
            <text:p>2,6400</text:p>
          </table:table-cell>
          <table:table-cell table:style-name="ce8" table:formula="of:=NORMDIST([.F109];0;1;0)" office:value-type="float" office:value="0.012231526351278">
            <text:p>0,0122</text:p>
          </table:table-cell>
          <table:table-cell/>
          <table:table-cell table:formula="of:=[.$E$2]+([.F109]*[.$B$8]/[.$B$9])" office:value-type="float" office:value="5.28">
            <text:p>5,28</text:p>
          </table:table-cell>
          <table:table-cell table:formula="of:=[.G109]" office:value-type="float" office:value="0.012231526351278">
            <text:p>0,01</text:p>
          </table:table-cell>
          <table:table-cell table:number-columns-repeated="4"/>
          <table:table-cell table:formula="of:=[.F109]+[.$B$9]" office:value-type="float" office:value="12.64">
            <text:p>12,64</text:p>
          </table:table-cell>
          <table:table-cell table:style-name="ce8" table:formula="of:=NORMDIST([.O109];[.$E$2]+[.$B$9];[.$B$9];0)" office:value-type="float" office:value="0.0385279384745728">
            <text:p>0,0385</text:p>
          </table:table-cell>
          <table:table-cell/>
          <table:table-cell table:formula="of:=[.F109]+2*[.$B$9]" office:value-type="float" office:value="22.64">
            <text:p>22,64</text:p>
          </table:table-cell>
          <table:table-cell table:style-name="ce8" table:formula="of:=NORMDIST([.R109];[.$E$2]+2*[.$B$9];[.$B$9];0)" office:value-type="float" office:value="0.0385279384745728">
            <text:p>0,0385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/>
          <table:table-cell table:formula="of:=[.$B$2]+([.A110]*[.$B$8])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10]-0.5)*[.$B$11]" office:value-type="float" office:value="2.7">
            <text:p>2,7000</text:p>
          </table:table-cell>
          <table:table-cell table:style-name="ce8" table:formula="of:=NORMDIST([.F110];0;1;0)" office:value-type="float" office:value="0.0104209348144226">
            <text:p>0,0104</text:p>
          </table:table-cell>
          <table:table-cell/>
          <table:table-cell table:formula="of:=[.$E$2]+([.F110]*[.$B$8]/[.$B$9])" office:value-type="float" office:value="5.4">
            <text:p>5,4</text:p>
          </table:table-cell>
          <table:table-cell table:formula="of:=[.G110]" office:value-type="float" office:value="0.0104209348144226">
            <text:p>0,01</text:p>
          </table:table-cell>
          <table:table-cell table:number-columns-repeated="4"/>
          <table:table-cell table:formula="of:=[.F110]+[.$B$9]" office:value-type="float" office:value="12.7">
            <text:p>12,7</text:p>
          </table:table-cell>
          <table:table-cell table:style-name="ce8" table:formula="of:=NORMDIST([.O110];[.$E$2]+[.$B$9];[.$B$9];0)" office:value-type="float" office:value="0.0384662661298743">
            <text:p>0,0385</text:p>
          </table:table-cell>
          <table:table-cell/>
          <table:table-cell table:formula="of:=[.F110]+2*[.$B$9]" office:value-type="float" office:value="22.7">
            <text:p>22,7</text:p>
          </table:table-cell>
          <table:table-cell table:style-name="ce8" table:formula="of:=NORMDIST([.R110];[.$E$2]+2*[.$B$9];[.$B$9];0)" office:value-type="float" office:value="0.0384662661298743">
            <text:p>0,0385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/>
          <table:table-cell table:formula="of:=[.$B$2]+([.A111]*[.$B$8])" office:value-type="float" office:value="9.2">
            <text:p>9,2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11]-0.5)*[.$B$11]" office:value-type="float" office:value="2.76">
            <text:p>2,7600</text:p>
          </table:table-cell>
          <table:table-cell table:style-name="ce8" table:formula="of:=NORMDIST([.F111];0;1;0)" office:value-type="float" office:value="0.00884645439823723">
            <text:p>0,0088</text:p>
          </table:table-cell>
          <table:table-cell/>
          <table:table-cell table:formula="of:=[.$E$2]+([.F111]*[.$B$8]/[.$B$9])" office:value-type="float" office:value="5.52">
            <text:p>5,52</text:p>
          </table:table-cell>
          <table:table-cell table:formula="of:=[.G111]" office:value-type="float" office:value="0.00884645439823723">
            <text:p>0,01</text:p>
          </table:table-cell>
          <table:table-cell table:number-columns-repeated="4"/>
          <table:table-cell table:formula="of:=[.F111]+[.$B$9]" office:value-type="float" office:value="12.76">
            <text:p>12,76</text:p>
          </table:table-cell>
          <table:table-cell table:style-name="ce8" table:formula="of:=NORMDIST([.O111];[.$E$2]+[.$B$9];[.$B$9];0)" office:value-type="float" office:value="0.0384033099611319">
            <text:p>0,0384</text:p>
          </table:table-cell>
          <table:table-cell/>
          <table:table-cell table:formula="of:=[.F111]+2*[.$B$9]" office:value-type="float" office:value="22.76">
            <text:p>22,76</text:p>
          </table:table-cell>
          <table:table-cell table:style-name="ce8" table:formula="of:=NORMDIST([.R111];[.$E$2]+2*[.$B$9];[.$B$9];0)" office:value-type="float" office:value="0.0384033099611319">
            <text:p>0,0384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/>
          <table:table-cell table:formula="of:=[.$B$2]+([.A112]*[.$B$8])" office:value-type="float" office:value="9.4">
            <text:p>9,4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12]-0.5)*[.$B$11]" office:value-type="float" office:value="2.82">
            <text:p>2,8200</text:p>
          </table:table-cell>
          <table:table-cell table:style-name="ce8" table:formula="of:=NORMDIST([.F112];0;1;0)" office:value-type="float" office:value="0.00748287252578056">
            <text:p>0,0075</text:p>
          </table:table-cell>
          <table:table-cell/>
          <table:table-cell table:formula="of:=[.$E$2]+([.F112]*[.$B$8]/[.$B$9])" office:value-type="float" office:value="5.64">
            <text:p>5,64</text:p>
          </table:table-cell>
          <table:table-cell table:formula="of:=[.G112]" office:value-type="float" office:value="0.00748287252578056">
            <text:p>0,01</text:p>
          </table:table-cell>
          <table:table-cell table:number-columns-repeated="4"/>
          <table:table-cell table:formula="of:=[.F112]+[.$B$9]" office:value-type="float" office:value="12.82">
            <text:p>12,82</text:p>
          </table:table-cell>
          <table:table-cell table:style-name="ce8" table:formula="of:=NORMDIST([.O112];[.$E$2]+[.$B$9];[.$B$9];0)" office:value-type="float" office:value="0.0383390765985814">
            <text:p>0,0383</text:p>
          </table:table-cell>
          <table:table-cell/>
          <table:table-cell table:formula="of:=[.F112]+2*[.$B$9]" office:value-type="float" office:value="22.82">
            <text:p>22,82</text:p>
          </table:table-cell>
          <table:table-cell table:style-name="ce8" table:formula="of:=NORMDIST([.R112];[.$E$2]+2*[.$B$9];[.$B$9];0)" office:value-type="float" office:value="0.0383390765985814">
            <text:p>0,0383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/>
          <table:table-cell table:formula="of:=[.$B$2]+([.A113]*[.$B$8])" office:value-type="float" office:value="9.6">
            <text:p>9,6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13]-0.5)*[.$B$11]" office:value-type="float" office:value="2.88">
            <text:p>2,8800</text:p>
          </table:table-cell>
          <table:table-cell table:style-name="ce8" table:formula="of:=NORMDIST([.F113];0;1;0)" office:value-type="float" office:value="0.00630672639626593">
            <text:p>0,0063</text:p>
          </table:table-cell>
          <table:table-cell/>
          <table:table-cell table:formula="of:=[.$E$2]+([.F113]*[.$B$8]/[.$B$9])" office:value-type="float" office:value="5.76">
            <text:p>5,76</text:p>
          </table:table-cell>
          <table:table-cell table:formula="of:=[.G113]" office:value-type="float" office:value="0.00630672639626593">
            <text:p>0,01</text:p>
          </table:table-cell>
          <table:table-cell table:number-columns-repeated="4"/>
          <table:table-cell table:formula="of:=[.F113]+[.$B$9]" office:value-type="float" office:value="12.88">
            <text:p>12,88</text:p>
          </table:table-cell>
          <table:table-cell table:style-name="ce8" table:formula="of:=NORMDIST([.O113];[.$E$2]+[.$B$9];[.$B$9];0)" office:value-type="float" office:value="0.0382735727993079">
            <text:p>0,0383</text:p>
          </table:table-cell>
          <table:table-cell/>
          <table:table-cell table:formula="of:=[.F113]+2*[.$B$9]" office:value-type="float" office:value="22.88">
            <text:p>22,88</text:p>
          </table:table-cell>
          <table:table-cell table:style-name="ce8" table:formula="of:=NORMDIST([.R113];[.$E$2]+2*[.$B$9];[.$B$9];0)" office:value-type="float" office:value="0.0382735727993079">
            <text:p>0,0383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/>
          <table:table-cell table:formula="of:=[.$B$2]+([.A114]*[.$B$8])" office:value-type="float" office:value="9.8">
            <text:p>9,8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14]-0.5)*[.$B$11]" office:value-type="float" office:value="2.94">
            <text:p>2,9400</text:p>
          </table:table-cell>
          <table:table-cell table:style-name="ce8" table:formula="of:=NORMDIST([.F114];0;1;0)" office:value-type="float" office:value="0.00529634386531102">
            <text:p>0,0053</text:p>
          </table:table-cell>
          <table:table-cell/>
          <table:table-cell table:formula="of:=[.$E$2]+([.F114]*[.$B$8]/[.$B$9])" office:value-type="float" office:value="5.88">
            <text:p>5,88</text:p>
          </table:table-cell>
          <table:table-cell table:formula="of:=[.G114]" office:value-type="float" office:value="0.00529634386531102">
            <text:p>0,01</text:p>
          </table:table-cell>
          <table:table-cell table:number-columns-repeated="4"/>
          <table:table-cell table:formula="of:=[.F114]+[.$B$9]" office:value-type="float" office:value="12.94">
            <text:p>12,94</text:p>
          </table:table-cell>
          <table:table-cell table:style-name="ce8" table:formula="of:=NORMDIST([.O114];[.$E$2]+[.$B$9];[.$B$9];0)" office:value-type="float" office:value="0.0382068054460614">
            <text:p>0,0382</text:p>
          </table:table-cell>
          <table:table-cell/>
          <table:table-cell table:formula="of:=[.F114]+2*[.$B$9]" office:value-type="float" office:value="22.94">
            <text:p>22,94</text:p>
          </table:table-cell>
          <table:table-cell table:style-name="ce8" table:formula="of:=NORMDIST([.R114];[.$E$2]+2*[.$B$9];[.$B$9];0)" office:value-type="float" office:value="0.0382068054460614">
            <text:p>0,0382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.$B$2]+([.A115]*[.$B$8])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style-name="ce8" table:formula="of:=([.A115]-0.5)*[.$B$11]" office:value-type="float" office:value="3">
            <text:p>3,0000</text:p>
          </table:table-cell>
          <table:table-cell table:style-name="ce8" table:formula="of:=NORMDIST([.F115];0;1;0)" office:value-type="float" office:value="0.00443184841193801">
            <text:p>0,0044</text:p>
          </table:table-cell>
          <table:table-cell/>
          <table:table-cell table:formula="of:=[.$E$2]+([.F115]*[.$B$8]/[.$B$9])" office:value-type="float" office:value="6">
            <text:p>6</text:p>
          </table:table-cell>
          <table:table-cell table:formula="of:=[.G115]" office:value-type="float" office:value="0.00443184841193801">
            <text:p>0</text:p>
          </table:table-cell>
          <table:table-cell table:number-columns-repeated="4"/>
          <table:table-cell table:formula="of:=[.F115]+[.$B$9]" office:value-type="float" office:value="13">
            <text:p>13</text:p>
          </table:table-cell>
          <table:table-cell table:style-name="ce8" table:formula="of:=NORMDIST([.O115];[.$E$2]+[.$B$9];[.$B$9];0)" office:value-type="float" office:value="0.0381387815460524">
            <text:p>0,0381</text:p>
          </table:table-cell>
          <table:table-cell/>
          <table:table-cell table:formula="of:=[.F115]+2*[.$B$9]" office:value-type="float" office:value="23">
            <text:p>23</text:p>
          </table:table-cell>
          <table:table-cell table:style-name="ce8" table:formula="of:=NORMDIST([.R115];[.$E$2]+2*[.$B$9];[.$B$9];0)" office:value-type="float" office:value="0.0381387815460524">
            <text:p>0,0381</text:p>
          </table:table-cell>
        </table:table-row>
        <table:table-row table:style-name="ro1" table:number-rows-repeated="11">
          <table:table-cell table:number-columns-repeated="4"/>
          <table:table-cell table:style-name="Default"/>
          <table:table-cell/>
          <table:table-cell table:style-name="ce8"/>
          <table:table-cell table:number-columns-repeated="12"/>
        </table:table-row>
        <table:table-row table:style-name="ro1" table:number-rows-repeated="104844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number-style style:name="N113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53M20S</meta:editing-duration>
    <meta:editing-cycles>9</meta:editing-cycles>
    <meta:generator>LibreOffice/3.5$Windows_x86 LibreOffice_project/165a79a-7059095-e13bb37-fef39a4-9503d18</meta:generator>
    <dc:date>2013-04-25T21:22:29.70</dc:date>
    <meta:document-statistic meta:table-count="5" meta:cell-count="9497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>
        <chart:symbol-image xlink:href="Pictures/20000011000000DF000000DFF364E8A8.svm" xlink:type="simple" xlink:actuate="onLoad"/>
      </style:chart-properties>
      <style:graphic-properties svg:stroke-width="0.18cm" svg:stroke-color="#ff420e" draw:fill-color="#ff420e"/>
      <style:text-properties fo:font-size="10pt" style:font-size-asian="10pt" style:font-size-complex="10pt"/>
    </style:style>
    <style:style style:name="ch11" style:family="chart" style:data-style-name="N113">
      <style:chart-properties chart:symbol-type="none">
        <chart:symbol-image xlink:href="Pictures/2000000D000000FD000000FDE4AE83B0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3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74cm" svg:height="12.592cm" xlink:href=".." xlink:type="simple" chart:class="chart:scatter" chart:style-name="ch1">
        <chart:title svg:x="9.629cm" svg:y="0.387cm" chart:style-name="ch2">
          <text:p>Normal</text:p>
        </chart:title>
        <chart:legend chart:legend-position="end" svg:x="18.213cm" svg:y="5.46cm" style:legend-expansion="high" chart:style-name="ch3"/>
        <chart:plot-area chart:style-name="ch4" table:cell-range-address="'mutation bias'.C15:'mutation bias'.D115 'mutation bias'.D14:'mutation bias'.D14 'mutation bias'.G14:'mutation bias'.G115 'mutation bias'.J14:'mutation bias'.J115" chart:data-source-has-labels="row" svg:x="1.453cm" svg:y="1.919cm" svg:width="15.93cm" svg:height="9.414cm">
          <chartooo:coordinate-region svg:x="2.736cm" svg:y="2.132cm" svg:width="14.46cm" svg:height="8.528cm"/>
          <chart:axis chart:dimension="x" chart:name="primary-x" chart:style-name="ch5">
            <chart:title svg:x="9.295cm" svg:y="11.585cm" chart:style-name="ch6">
              <text:p>x</text:p>
            </chart:title>
          </chart:axis>
          <chart:axis chart:dimension="y" chart:name="primary-y" chart:style-name="ch7">
            <chart:title svg:x="0.451cm" svg:y="6.749cm" chart:style-name="ch8">
              <text:p>y</text:p>
            </chart:title>
            <chart:grid chart:style-name="ch9" chart:class="major"/>
          </chart:axis>
          <chart:series chart:style-name="ch10" chart:values-cell-range-address="'mutation bias'.D15:'mutation bias'.D115" chart:label-cell-address="'mutation bias'.D14:'mutation bias'.D14" chart:class="chart:scatter">
            <chart:domain table:cell-range-address="'mutation bias'.C15:'mutation bias'.C115"/>
            <chart:data-point chart:repeated="101"/>
          </chart:series>
          <chart:series chart:style-name="ch11" chart:values-cell-range-address="'mutation bias'.G15:'mutation bias'.G115" chart:label-cell-address="'mutation bias'.G14:'mutation bias'.G14" chart:class="chart:scatter">
            <chart:domain table:cell-range-address="'mutation bias'.F15:'mutation bias'.F115"/>
            <chart:data-point chart:repeated="101"/>
          </chart:series>
          <chart:series chart:style-name="ch12" chart:values-cell-range-address="'mutation bias'.J15:'mutation bias'.J115" chart:label-cell-address="'mutation bias'.J14:'mutation bias'.J14" chart:class="chart:scatter">
            <chart:domain table:cell-range-address="'mutation bias'.I15:'mutation bias'.I115"/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eros</text:p>
                <draw:g>
                  <svg:desc>'mutation bias'.D14:'mutation bias'.D1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normal1</text:p>
                <draw:g>
                  <svg:desc>'mutation bias'.G14:'mutation bias'.G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normal2</text:p>
                <draw:g>
                  <svg:desc>'mutation bias'.J14:'mutation bias'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mutation bias'.C15:'mutation bias'.C115</svg:desc>
                </draw:g>
              </table:table-cell>
              <table:table-cell office:value-type="float" office:value="0">
                <text:p>0</text:p>
                <draw:g>
                  <svg:desc>'mutation bias'.D15:'mutation bias'.D115</svg:desc>
                </draw:g>
              </table:table-cell>
              <table:table-cell office:value-type="float" office:value="-4">
                <text:p>-4</text:p>
                <draw:g>
                  <svg:desc>'mutation bias'.F15:'mutation bias'.F115</svg:desc>
                </draw:g>
              </table:table-cell>
              <table:table-cell office:value-type="float" office:value="0.000267660451529771">
                <text:p>0.000267660451529771</text:p>
                <draw:g>
                  <svg:desc>'mutation bias'.G15:'mutation bias'.G115</svg:desc>
                </draw:g>
              </table:table-cell>
              <table:table-cell office:value-type="float" office:value="-2">
                <text:p>-2</text:p>
                <draw:g>
                  <svg:desc>'mutation bias'.I15:'mutation bias'.I115</svg:desc>
                </draw:g>
              </table:table-cell>
              <table:table-cell office:value-type="float" office:value="0.000267660451529771">
                <text:p>0.000267660451529771</text:p>
                <draw:g>
                  <svg:desc>'mutation bias'.J15:'mutation bias'.J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  <table:table-cell office:value-type="float" office:value="0.000367424996004914">
                <text:p>0.000367424996004914</text:p>
              </table:table-cell>
              <table:table-cell office:value-type="float" office:value="-1.96">
                <text:p>-1.96</text:p>
              </table:table-cell>
              <table:table-cell office:value-type="float" office:value="0.000367424996004914">
                <text:p>0.000367424996004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-3.92">
                <text:p>-3.92</text:p>
              </table:table-cell>
              <table:table-cell office:value-type="float" office:value="0.000501156889781722">
                <text:p>0.000501156889781722</text:p>
              </table:table-cell>
              <table:table-cell office:value-type="float" office:value="-1.92">
                <text:p>-1.92</text:p>
              </table:table-cell>
              <table:table-cell office:value-type="float" office:value="0.000501156889781722">
                <text:p>0.000501156889781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3.88">
                <text:p>-3.88</text:p>
              </table:table-cell>
              <table:table-cell office:value-type="float" office:value="0.00067920242496731">
                <text:p>0.00067920242496731</text:p>
              </table:table-cell>
              <table:table-cell office:value-type="float" office:value="-1.88">
                <text:p>-1.88</text:p>
              </table:table-cell>
              <table:table-cell office:value-type="float" office:value="0.00067920242496731">
                <text:p>0.00067920242496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-3.84">
                <text:p>-3.84</text:p>
              </table:table-cell>
              <table:table-cell office:value-type="float" office:value="0.000914629628119715">
                <text:p>0.000914629628119715</text:p>
              </table:table-cell>
              <table:table-cell office:value-type="float" office:value="-1.84">
                <text:p>-1.84</text:p>
              </table:table-cell>
              <table:table-cell office:value-type="float" office:value="0.000914629628119715">
                <text:p>0.00091462962811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3.8">
                <text:p>-3.8</text:p>
              </table:table-cell>
              <table:table-cell office:value-type="float" office:value="0.00122380386022755">
                <text:p>0.00122380386022755</text:p>
              </table:table-cell>
              <table:table-cell office:value-type="float" office:value="-1.8">
                <text:p>-1.8</text:p>
              </table:table-cell>
              <table:table-cell office:value-type="float" office:value="0.00122380386022755">
                <text:p>0.00122380386022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-3.76">
                <text:p>-3.76</text:p>
              </table:table-cell>
              <table:table-cell office:value-type="float" office:value="0.00162704246216362">
                <text:p>0.00162704246216362</text:p>
              </table:table-cell>
              <table:table-cell office:value-type="float" office:value="-1.76">
                <text:p>-1.76</text:p>
              </table:table-cell>
              <table:table-cell office:value-type="float" office:value="0.00162704246216362">
                <text:p>0.00162704246216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-3.72">
                <text:p>-3.72</text:p>
              </table:table-cell>
              <table:table-cell office:value-type="float" office:value="0.00214934668030747">
                <text:p>0.00214934668030747</text:p>
              </table:table-cell>
              <table:table-cell office:value-type="float" office:value="-1.72">
                <text:p>-1.72</text:p>
              </table:table-cell>
              <table:table-cell office:value-type="float" office:value="0.00214934668030747">
                <text:p>0.00214934668030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  <table:table-cell office:value-type="float" office:value="-3.68">
                <text:p>-3.68</text:p>
              </table:table-cell>
              <table:table-cell office:value-type="float" office:value="0.00282120451388277">
                <text:p>0.00282120451388277</text:p>
              </table:table-cell>
              <table:table-cell office:value-type="float" office:value="-1.68">
                <text:p>-1.68</text:p>
              </table:table-cell>
              <table:table-cell office:value-type="float" office:value="0.00282120451388277">
                <text:p>0.00282120451388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  <table:table-cell office:value-type="float" office:value="-3.64">
                <text:p>-3.64</text:p>
              </table:table-cell>
              <table:table-cell office:value-type="float" office:value="0.00367945236164855">
                <text:p>0.00367945236164855</text:p>
              </table:table-cell>
              <table:table-cell office:value-type="float" office:value="-1.64">
                <text:p>-1.64</text:p>
              </table:table-cell>
              <table:table-cell office:value-type="float" office:value="0.00367945236164855">
                <text:p>0.00367945236164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.6">
                <text:p>-3.6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-1.6">
                <text:p>-1.6</text:p>
              </table:table-cell>
              <table:table-cell office:value-type="float" office:value="0.00476817640292968">
                <text:p>0.0047681764029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-3.56">
                <text:p>-3.56</text:p>
              </table:table-cell>
              <table:table-cell office:value-type="float" office:value="0.00613962660220948">
                <text:p>0.00613962660220948</text:p>
              </table:table-cell>
              <table:table-cell office:value-type="float" office:value="-1.56">
                <text:p>-1.56</text:p>
              </table:table-cell>
              <table:table-cell office:value-type="float" office:value="0.00613962660220948">
                <text:p>0.0061396266022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  <table:table-cell office:value-type="float" office:value="-3.52">
                <text:p>-3.52</text:p>
              </table:table-cell>
              <table:table-cell office:value-type="float" office:value="0.00785510725784956">
                <text:p>0.00785510725784956</text:p>
              </table:table-cell>
              <table:table-cell office:value-type="float" office:value="-1.52">
                <text:p>-1.52</text:p>
              </table:table-cell>
              <table:table-cell office:value-type="float" office:value="0.00785510725784956">
                <text:p>0.00785510725784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  <table:table-cell office:value-type="float" office:value="-3.48">
                <text:p>-3.48</text:p>
              </table:table-cell>
              <table:table-cell office:value-type="float" office:value="0.00998579842722475">
                <text:p>0.00998579842722475</text:p>
              </table:table-cell>
              <table:table-cell office:value-type="float" office:value="-1.48">
                <text:p>-1.48</text:p>
              </table:table-cell>
              <table:table-cell office:value-type="float" office:value="0.00998579842722475">
                <text:p>0.00998579842722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-3.44">
                <text:p>-3.44</text:p>
              </table:table-cell>
              <table:table-cell office:value-type="float" office:value="0.0126134527925319">
                <text:p>0.0126134527925319</text:p>
              </table:table-cell>
              <table:table-cell office:value-type="float" office:value="-1.44">
                <text:p>-1.44</text:p>
              </table:table-cell>
              <table:table-cell office:value-type="float" office:value="0.0126134527925319">
                <text:p>0.0126134527925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.4">
                <text:p>-3.4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-1.4">
                <text:p>-1.4</text:p>
              </table:table-cell>
              <table:table-cell office:value-type="float" office:value="0.0158309031659599">
                <text:p>0.0158309031659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3.36">
                <text:p>-3.36</text:p>
              </table:table-cell>
              <table:table-cell office:value-type="float" office:value="0.0197423075895023">
                <text:p>0.0197423075895023</text:p>
              </table:table-cell>
              <table:table-cell office:value-type="float" office:value="-1.36">
                <text:p>-1.36</text:p>
              </table:table-cell>
              <table:table-cell office:value-type="float" office:value="0.0197423075895023">
                <text:p>0.0197423075895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-3.32">
                <text:p>-3.32</text:p>
              </table:table-cell>
              <table:table-cell office:value-type="float" office:value="0.024463052702556">
                <text:p>0.024463052702556</text:p>
              </table:table-cell>
              <table:table-cell office:value-type="float" office:value="-1.32">
                <text:p>-1.32</text:p>
              </table:table-cell>
              <table:table-cell office:value-type="float" office:value="0.024463052702556">
                <text:p>0.024463052702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-3.28">
                <text:p>-3.28</text:p>
              </table:table-cell>
              <table:table-cell office:value-type="float" office:value="0.0301192326547549">
                <text:p>0.0301192326547549</text:p>
              </table:table-cell>
              <table:table-cell office:value-type="float" office:value="-1.28">
                <text:p>-1.28</text:p>
              </table:table-cell>
              <table:table-cell office:value-type="float" office:value="0.0301192326547549">
                <text:p>0.0301192326547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-3.24">
                <text:p>-3.24</text:p>
              </table:table-cell>
              <table:table-cell office:value-type="float" office:value="0.0368466212937241">
                <text:p>0.0368466212937241</text:p>
              </table:table-cell>
              <table:table-cell office:value-type="float" office:value="-1.24">
                <text:p>-1.24</text:p>
              </table:table-cell>
              <table:table-cell office:value-type="float" office:value="0.0368466212937241">
                <text:p>0.0368466212937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3.2">
                <text:p>-3.2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-1.2">
                <text:p>-1.2</text:p>
              </table:table-cell>
              <table:table-cell office:value-type="float" office:value="0.0447890605896858">
                <text:p>0.0447890605896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-3.16">
                <text:p>-3.16</text:p>
              </table:table-cell>
              <table:table-cell office:value-type="float" office:value="0.0540961990937635">
                <text:p>0.0540961990937635</text:p>
              </table:table-cell>
              <table:table-cell office:value-type="float" office:value="-1.16">
                <text:p>-1.16</text:p>
              </table:table-cell>
              <table:table-cell office:value-type="float" office:value="0.0540961990937635">
                <text:p>0.0540961990937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  <table:table-cell office:value-type="float" office:value="-3.12">
                <text:p>-3.12</text:p>
              </table:table-cell>
              <table:table-cell office:value-type="float" office:value="0.0649205312873949">
                <text:p>0.0649205312873949</text:p>
              </table:table-cell>
              <table:table-cell office:value-type="float" office:value="-1.12">
                <text:p>-1.12</text:p>
              </table:table-cell>
              <table:table-cell office:value-type="float" office:value="0.0649205312873949">
                <text:p>0.0649205312873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-3.08">
                <text:p>-3.08</text:p>
              </table:table-cell>
              <table:table-cell office:value-type="float" office:value="0.0774137122949112">
                <text:p>0.0774137122949112</text:p>
              </table:table-cell>
              <table:table-cell office:value-type="float" office:value="-1.08">
                <text:p>-1.08</text:p>
              </table:table-cell>
              <table:table-cell office:value-type="float" office:value="0.0774137122949112">
                <text:p>0.0774137122949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-3.04">
                <text:p>-3.04</text:p>
              </table:table-cell>
              <table:table-cell office:value-type="float" office:value="0.0917221525421098">
                <text:p>0.0917221525421098</text:p>
              </table:table-cell>
              <table:table-cell office:value-type="float" office:value="-1.04">
                <text:p>-1.04</text:p>
              </table:table-cell>
              <table:table-cell office:value-type="float" office:value="0.0917221525421098">
                <text:p>0.0917221525421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-1">
                <text:p>-1</text:p>
              </table:table-cell>
              <table:table-cell office:value-type="float" office:value="0.107981933026376">
                <text:p>0.107981933026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  <table:table-cell office:value-type="float" office:value="-2.96">
                <text:p>-2.96</text:p>
              </table:table-cell>
              <table:table-cell office:value-type="float" office:value="0.126313122870397">
                <text:p>0.126313122870397</text:p>
              </table:table-cell>
              <table:table-cell office:value-type="float" office:value="-0.96">
                <text:p>-0.96</text:p>
              </table:table-cell>
              <table:table-cell office:value-type="float" office:value="0.126313122870397">
                <text:p>0.126313122870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-2.92">
                <text:p>-2.92</text:p>
              </table:table-cell>
              <table:table-cell office:value-type="float" office:value="0.146813625163314">
                <text:p>0.146813625163314</text:p>
              </table:table-cell>
              <table:table-cell office:value-type="float" office:value="-0.92">
                <text:p>-0.92</text:p>
              </table:table-cell>
              <table:table-cell office:value-type="float" office:value="0.146813625163314">
                <text:p>0.146813625163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-2.88">
                <text:p>-2.88</text:p>
              </table:table-cell>
              <table:table-cell office:value-type="float" office:value="0.169552722616045">
                <text:p>0.169552722616045</text:p>
              </table:table-cell>
              <table:table-cell office:value-type="float" office:value="-0.88">
                <text:p>-0.88</text:p>
              </table:table-cell>
              <table:table-cell office:value-type="float" office:value="0.169552722616045">
                <text:p>0.169552722616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-2.84">
                <text:p>-2.84</text:p>
              </table:table-cell>
              <table:table-cell office:value-type="float" office:value="0.194564538662935">
                <text:p>0.194564538662935</text:p>
              </table:table-cell>
              <table:table-cell office:value-type="float" office:value="-0.84">
                <text:p>-0.84</text:p>
              </table:table-cell>
              <table:table-cell office:value-type="float" office:value="0.194564538662935">
                <text:p>0.194564538662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2.8">
                <text:p>-2.8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-0.8">
                <text:p>-0.8</text:p>
              </table:table-cell>
              <table:table-cell office:value-type="float" office:value="0.221841669358911">
                <text:p>0.221841669358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  <table:table-cell office:value-type="float" office:value="-2.76">
                <text:p>-2.76</text:p>
              </table:table-cell>
              <table:table-cell office:value-type="float" office:value="0.251329273578176">
                <text:p>0.251329273578176</text:p>
              </table:table-cell>
              <table:table-cell office:value-type="float" office:value="-0.76">
                <text:p>-0.76</text:p>
              </table:table-cell>
              <table:table-cell office:value-type="float" office:value="0.251329273578176">
                <text:p>0.251329273578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  <table:table-cell office:value-type="float" office:value="0.282919930449678">
                <text:p>0.282919930449678</text:p>
              </table:table-cell>
              <table:table-cell office:value-type="float" office:value="-0.72">
                <text:p>-0.72</text:p>
              </table:table-cell>
              <table:table-cell office:value-type="float" office:value="0.282919930449678">
                <text:p>0.282919930449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  <table:table-cell office:value-type="float" office:value="-2.68">
                <text:p>-2.68</text:p>
              </table:table-cell>
              <table:table-cell office:value-type="float" office:value="0.316449580740766">
                <text:p>0.316449580740766</text:p>
              </table:table-cell>
              <table:table-cell office:value-type="float" office:value="-0.68">
                <text:p>-0.68</text:p>
              </table:table-cell>
              <table:table-cell office:value-type="float" office:value="0.316449580740766">
                <text:p>0.3164495807407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-2.64">
                <text:p>-2.64</text:p>
              </table:table-cell>
              <table:table-cell office:value-type="float" office:value="0.351694860595325">
                <text:p>0.351694860595325</text:p>
              </table:table-cell>
              <table:table-cell office:value-type="float" office:value="-0.64">
                <text:p>-0.64</text:p>
              </table:table-cell>
              <table:table-cell office:value-type="float" office:value="0.351694860595325">
                <text:p>0.351694860595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2.6">
                <text:p>-2.6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-0.6">
                <text:p>-0.6</text:p>
              </table:table-cell>
              <table:table-cell office:value-type="float" office:value="0.388372109966426">
                <text:p>0.388372109966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-2.56">
                <text:p>-2.56</text:p>
              </table:table-cell>
              <table:table-cell office:value-type="float" office:value="0.426138293551436">
                <text:p>0.426138293551436</text:p>
              </table:table-cell>
              <table:table-cell office:value-type="float" office:value="-0.56">
                <text:p>-0.56</text:p>
              </table:table-cell>
              <table:table-cell office:value-type="float" office:value="0.426138293551436">
                <text:p>0.426138293551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-2.52">
                <text:p>-2.52</text:p>
              </table:table-cell>
              <table:table-cell office:value-type="float" office:value="0.464594009486732">
                <text:p>0.464594009486732</text:p>
              </table:table-cell>
              <table:table-cell office:value-type="float" office:value="-0.52">
                <text:p>-0.52</text:p>
              </table:table-cell>
              <table:table-cell office:value-type="float" office:value="0.464594009486732">
                <text:p>0.464594009486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  <table:table-cell office:value-type="float" office:value="0.503288682196234">
                <text:p>0.503288682196234</text:p>
              </table:table-cell>
              <table:table-cell office:value-type="float" office:value="-0.48">
                <text:p>-0.48</text:p>
              </table:table-cell>
              <table:table-cell office:value-type="float" office:value="0.503288682196234">
                <text:p>0.503288682196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-2.44">
                <text:p>-2.44</text:p>
              </table:table-cell>
              <table:table-cell office:value-type="float" office:value="0.541727943596676">
                <text:p>0.541727943596676</text:p>
              </table:table-cell>
              <table:table-cell office:value-type="float" office:value="-0.44">
                <text:p>-0.44</text:p>
              </table:table-cell>
              <table:table-cell office:value-type="float" office:value="0.541727943596676">
                <text:p>0.541727943596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0.579383105522966">
                <text:p>0.579383105522966</text:p>
              </table:table-cell>
              <table:table-cell office:value-type="float" office:value="-0.4">
                <text:p>-0.4</text:p>
              </table:table-cell>
              <table:table-cell office:value-type="float" office:value="0.579383105522966">
                <text:p>0.579383105522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  <table:table-cell office:value-type="float" office:value="-2.36">
                <text:p>-2.36</text:p>
              </table:table-cell>
              <table:table-cell office:value-type="float" office:value="0.615702520939706">
                <text:p>0.615702520939706</text:p>
              </table:table-cell>
              <table:table-cell office:value-type="float" office:value="-0.36">
                <text:p>-0.36</text:p>
              </table:table-cell>
              <table:table-cell office:value-type="float" office:value="0.615702520939706">
                <text:p>0.615702520939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  <table:table-cell office:value-type="float" office:value="-2.32">
                <text:p>-2.32</text:p>
              </table:table-cell>
              <table:table-cell office:value-type="float" office:value="0.650124528168164">
                <text:p>0.650124528168164</text:p>
              </table:table-cell>
              <table:table-cell office:value-type="float" office:value="-0.32">
                <text:p>-0.32</text:p>
              </table:table-cell>
              <table:table-cell office:value-type="float" office:value="0.650124528168164">
                <text:p>0.650124528168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">
                <text:p>-1.4</text:p>
              </table:table-cell>
              <table:table-cell office:value-type="float" office:value="0">
                <text:p>0</text:p>
              </table:table-cell>
              <table:table-cell office:value-type="float" office:value="-2.28">
                <text:p>-2.28</text:p>
              </table:table-cell>
              <table:table-cell office:value-type="float" office:value="0.682091577260705">
                <text:p>0.682091577260705</text:p>
              </table:table-cell>
              <table:table-cell office:value-type="float" office:value="-0.28">
                <text:p>-0.28</text:p>
              </table:table-cell>
              <table:table-cell office:value-type="float" office:value="0.682091577260705">
                <text:p>0.682091577260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">
                <text:p>-1.2</text:p>
              </table:table-cell>
              <table:table-cell office:value-type="float" office:value="0">
                <text:p>0</text:p>
              </table:table-cell>
              <table:table-cell office:value-type="float" office:value="-2.24">
                <text:p>-2.24</text:p>
              </table:table-cell>
              <table:table-cell office:value-type="float" office:value="0.711065057011994">
                <text:p>0.711065057011994</text:p>
              </table:table-cell>
              <table:table-cell office:value-type="float" office:value="-0.24">
                <text:p>-0.24</text:p>
              </table:table-cell>
              <table:table-cell office:value-type="float" office:value="0.711065057011994">
                <text:p>0.711065057011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.2">
                <text:p>-2.2</text:p>
              </table:table-cell>
              <table:table-cell office:value-type="float" office:value="0.736540280606647">
                <text:p>0.736540280606647</text:p>
              </table:table-cell>
              <table:table-cell office:value-type="float" office:value="-0.2">
                <text:p>-0.2</text:p>
              </table:table-cell>
              <table:table-cell office:value-type="float" office:value="0.736540280606647">
                <text:p>0.736540280606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">
                <text:p>0</text:p>
              </table:table-cell>
              <table:table-cell office:value-type="float" office:value="-2.16">
                <text:p>-2.16</text:p>
              </table:table-cell>
              <table:table-cell office:value-type="float" office:value="0.758061052305403">
                <text:p>0.758061052305403</text:p>
              </table:table-cell>
              <table:table-cell office:value-type="float" office:value="-0.16">
                <text:p>-0.16</text:p>
              </table:table-cell>
              <table:table-cell office:value-type="float" office:value="0.758061052305403">
                <text:p>0.758061052305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2.12">
                <text:p>-2.12</text:p>
              </table:table-cell>
              <table:table-cell office:value-type="float" office:value="0.775233230250028">
                <text:p>0.775233230250028</text:p>
              </table:table-cell>
              <table:table-cell office:value-type="float" office:value="-0.12">
                <text:p>-0.12</text:p>
              </table:table-cell>
              <table:table-cell office:value-type="float" office:value="0.775233230250028">
                <text:p>0.775233230250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-2.08">
                <text:p>-2.08</text:p>
              </table:table-cell>
              <table:table-cell office:value-type="float" office:value="0.787736723137082">
                <text:p>0.787736723137082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787736723137082">
                <text:p>0.787736723137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  <table:table-cell office:value-type="float" office:value="-2.04">
                <text:p>-2.04</text:p>
              </table:table-cell>
              <table:table-cell office:value-type="float" office:value="0.795335411023218">
                <text:p>0.795335411023218</text:p>
              </table:table-cell>
              <table:table-cell office:value-type="float" office:value="-0.04">
                <text:p>-0.04</text:p>
              </table:table-cell>
              <table:table-cell office:value-type="float" office:value="0.795335411023218">
                <text:p>0.7953354110232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797884560802865">
                <text:p>0.797884560802865</text:p>
              </table:table-cell>
              <table:table-cell office:value-type="float" office:value="0">
                <text:p>0</text:p>
              </table:table-cell>
              <table:table-cell office:value-type="float" office:value="0.797884560802865">
                <text:p>0.797884560802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  <table:table-cell office:value-type="float" office:value="-1.96">
                <text:p>-1.96</text:p>
              </table:table-cell>
              <table:table-cell office:value-type="float" office:value="0.795335411023218">
                <text:p>0.795335411023218</text:p>
              </table:table-cell>
              <table:table-cell office:value-type="float" office:value="0.04">
                <text:p>0.04</text:p>
              </table:table-cell>
              <table:table-cell office:value-type="float" office:value="0.795335411023218">
                <text:p>0.795335411023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-1.92">
                <text:p>-1.92</text:p>
              </table:table-cell>
              <table:table-cell office:value-type="float" office:value="0.787736723137082">
                <text:p>0.787736723137082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787736723137082">
                <text:p>0.787736723137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">
                <text:p>0</text:p>
              </table:table-cell>
              <table:table-cell office:value-type="float" office:value="-1.88">
                <text:p>-1.88</text:p>
              </table:table-cell>
              <table:table-cell office:value-type="float" office:value="0.775233230250028">
                <text:p>0.775233230250028</text:p>
              </table:table-cell>
              <table:table-cell office:value-type="float" office:value="0.12">
                <text:p>0.12</text:p>
              </table:table-cell>
              <table:table-cell office:value-type="float" office:value="0.775233230250028">
                <text:p>0.775233230250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  <table:table-cell office:value-type="float" office:value="-1.84">
                <text:p>-1.84</text:p>
              </table:table-cell>
              <table:table-cell office:value-type="float" office:value="0.758061052305403">
                <text:p>0.758061052305403</text:p>
              </table:table-cell>
              <table:table-cell office:value-type="float" office:value="0.16">
                <text:p>0.16</text:p>
              </table:table-cell>
              <table:table-cell office:value-type="float" office:value="0.758061052305403">
                <text:p>0.758061052305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8">
                <text:p>-1.8</text:p>
              </table:table-cell>
              <table:table-cell office:value-type="float" office:value="0.736540280606647">
                <text:p>0.736540280606647</text:p>
              </table:table-cell>
              <table:table-cell office:value-type="float" office:value="0.2">
                <text:p>0.2</text:p>
              </table:table-cell>
              <table:table-cell office:value-type="float" office:value="0.736540280606647">
                <text:p>0.736540280606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-1.76">
                <text:p>-1.76</text:p>
              </table:table-cell>
              <table:table-cell office:value-type="float" office:value="0.711065057011994">
                <text:p>0.711065057011994</text:p>
              </table:table-cell>
              <table:table-cell office:value-type="float" office:value="0.24">
                <text:p>0.24</text:p>
              </table:table-cell>
              <table:table-cell office:value-type="float" office:value="0.711065057011994">
                <text:p>0.711065057011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-1.72">
                <text:p>-1.72</text:p>
              </table:table-cell>
              <table:table-cell office:value-type="float" office:value="0.682091577260705">
                <text:p>0.682091577260705</text:p>
              </table:table-cell>
              <table:table-cell office:value-type="float" office:value="0.28">
                <text:p>0.28</text:p>
              </table:table-cell>
              <table:table-cell office:value-type="float" office:value="0.682091577260705">
                <text:p>0.6820915772607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-1.68">
                <text:p>-1.68</text:p>
              </table:table-cell>
              <table:table-cell office:value-type="float" office:value="0.650124528168164">
                <text:p>0.650124528168164</text:p>
              </table:table-cell>
              <table:table-cell office:value-type="float" office:value="0.32">
                <text:p>0.32</text:p>
              </table:table-cell>
              <table:table-cell office:value-type="float" office:value="0.650124528168164">
                <text:p>0.650124528168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1.64">
                <text:p>-1.64</text:p>
              </table:table-cell>
              <table:table-cell office:value-type="float" office:value="0.615702520939706">
                <text:p>0.615702520939706</text:p>
              </table:table-cell>
              <table:table-cell office:value-type="float" office:value="0.36">
                <text:p>0.36</text:p>
              </table:table-cell>
              <table:table-cell office:value-type="float" office:value="0.615702520939706">
                <text:p>0.6157025209397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.579383105522965">
                <text:p>0.579383105522965</text:p>
              </table:table-cell>
              <table:table-cell office:value-type="float" office:value="0.4">
                <text:p>0.4</text:p>
              </table:table-cell>
              <table:table-cell office:value-type="float" office:value="0.579383105522965">
                <text:p>0.5793831055229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-1.56">
                <text:p>-1.56</text:p>
              </table:table-cell>
              <table:table-cell office:value-type="float" office:value="0.541727943596676">
                <text:p>0.541727943596676</text:p>
              </table:table-cell>
              <table:table-cell office:value-type="float" office:value="0.44">
                <text:p>0.44</text:p>
              </table:table-cell>
              <table:table-cell office:value-type="float" office:value="0.541727943596676">
                <text:p>0.54172794359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-1.52">
                <text:p>-1.52</text:p>
              </table:table-cell>
              <table:table-cell office:value-type="float" office:value="0.503288682196234">
                <text:p>0.503288682196234</text:p>
              </table:table-cell>
              <table:table-cell office:value-type="float" office:value="0.48">
                <text:p>0.48</text:p>
              </table:table-cell>
              <table:table-cell office:value-type="float" office:value="0.503288682196234">
                <text:p>0.503288682196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-1.48">
                <text:p>-1.48</text:p>
              </table:table-cell>
              <table:table-cell office:value-type="float" office:value="0.464594009486732">
                <text:p>0.464594009486732</text:p>
              </table:table-cell>
              <table:table-cell office:value-type="float" office:value="0.52">
                <text:p>0.52</text:p>
              </table:table-cell>
              <table:table-cell office:value-type="float" office:value="0.464594009486732">
                <text:p>0.464594009486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-1.44">
                <text:p>-1.44</text:p>
              </table:table-cell>
              <table:table-cell office:value-type="float" office:value="0.426138293551436">
                <text:p>0.426138293551436</text:p>
              </table:table-cell>
              <table:table-cell office:value-type="float" office:value="0.56">
                <text:p>0.56</text:p>
              </table:table-cell>
              <table:table-cell office:value-type="float" office:value="0.426138293551436">
                <text:p>0.426138293551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.4">
                <text:p>-1.4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0.6">
                <text:p>0.6</text:p>
              </table:table-cell>
              <table:table-cell office:value-type="float" office:value="0.388372109966426">
                <text:p>0.3883721099664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-1.36">
                <text:p>-1.36</text:p>
              </table:table-cell>
              <table:table-cell office:value-type="float" office:value="0.351694860595325">
                <text:p>0.351694860595325</text:p>
              </table:table-cell>
              <table:table-cell office:value-type="float" office:value="0.64">
                <text:p>0.64</text:p>
              </table:table-cell>
              <table:table-cell office:value-type="float" office:value="0.351694860595325">
                <text:p>0.351694860595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-1.32">
                <text:p>-1.32</text:p>
              </table:table-cell>
              <table:table-cell office:value-type="float" office:value="0.316449580740766">
                <text:p>0.316449580740766</text:p>
              </table:table-cell>
              <table:table-cell office:value-type="float" office:value="0.68">
                <text:p>0.68</text:p>
              </table:table-cell>
              <table:table-cell office:value-type="float" office:value="0.316449580740766">
                <text:p>0.316449580740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-1.28">
                <text:p>-1.28</text:p>
              </table:table-cell>
              <table:table-cell office:value-type="float" office:value="0.282919930449677">
                <text:p>0.282919930449677</text:p>
              </table:table-cell>
              <table:table-cell office:value-type="float" office:value="0.72">
                <text:p>0.72</text:p>
              </table:table-cell>
              <table:table-cell office:value-type="float" office:value="0.282919930449677">
                <text:p>0.282919930449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-1.24">
                <text:p>-1.24</text:p>
              </table:table-cell>
              <table:table-cell office:value-type="float" office:value="0.251329273578176">
                <text:p>0.251329273578176</text:p>
              </table:table-cell>
              <table:table-cell office:value-type="float" office:value="0.76">
                <text:p>0.76</text:p>
              </table:table-cell>
              <table:table-cell office:value-type="float" office:value="0.251329273578176">
                <text:p>0.251329273578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0.8">
                <text:p>0.8</text:p>
              </table:table-cell>
              <table:table-cell office:value-type="float" office:value="0.221841669358911">
                <text:p>0.2218416693589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-1.16">
                <text:p>-1.16</text:p>
              </table:table-cell>
              <table:table-cell office:value-type="float" office:value="0.194564538662935">
                <text:p>0.194564538662935</text:p>
              </table:table-cell>
              <table:table-cell office:value-type="float" office:value="0.84">
                <text:p>0.84</text:p>
              </table:table-cell>
              <table:table-cell office:value-type="float" office:value="0.194564538662935">
                <text:p>0.194564538662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-1.12">
                <text:p>-1.12</text:p>
              </table:table-cell>
              <table:table-cell office:value-type="float" office:value="0.169552722616045">
                <text:p>0.169552722616045</text:p>
              </table:table-cell>
              <table:table-cell office:value-type="float" office:value="0.88">
                <text:p>0.88</text:p>
              </table:table-cell>
              <table:table-cell office:value-type="float" office:value="0.169552722616045">
                <text:p>0.1695527226160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-1.08">
                <text:p>-1.08</text:p>
              </table:table-cell>
              <table:table-cell office:value-type="float" office:value="0.146813625163314">
                <text:p>0.146813625163314</text:p>
              </table:table-cell>
              <table:table-cell office:value-type="float" office:value="0.92">
                <text:p>0.92</text:p>
              </table:table-cell>
              <table:table-cell office:value-type="float" office:value="0.146813625163314">
                <text:p>0.14681362516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-1.04">
                <text:p>-1.04</text:p>
              </table:table-cell>
              <table:table-cell office:value-type="float" office:value="0.126313122870397">
                <text:p>0.126313122870397</text:p>
              </table:table-cell>
              <table:table-cell office:value-type="float" office:value="0.96">
                <text:p>0.96</text:p>
              </table:table-cell>
              <table:table-cell office:value-type="float" office:value="0.126313122870397">
                <text:p>0.12631312287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1">
                <text:p>1</text:p>
              </table:table-cell>
              <table:table-cell office:value-type="float" office:value="0.107981933026376">
                <text:p>0.107981933026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-0.96">
                <text:p>-0.96</text:p>
              </table:table-cell>
              <table:table-cell office:value-type="float" office:value="0.0917221525421098">
                <text:p>0.0917221525421098</text:p>
              </table:table-cell>
              <table:table-cell office:value-type="float" office:value="1.04">
                <text:p>1.04</text:p>
              </table:table-cell>
              <table:table-cell office:value-type="float" office:value="0.0917221525421098">
                <text:p>0.0917221525421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  <table:table-cell office:value-type="float" office:value="0.0774137122949112">
                <text:p>0.0774137122949112</text:p>
              </table:table-cell>
              <table:table-cell office:value-type="float" office:value="1.08">
                <text:p>1.08</text:p>
              </table:table-cell>
              <table:table-cell office:value-type="float" office:value="0.0774137122949112">
                <text:p>0.0774137122949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-0.88">
                <text:p>-0.88</text:p>
              </table:table-cell>
              <table:table-cell office:value-type="float" office:value="0.0649205312873949">
                <text:p>0.0649205312873949</text:p>
              </table:table-cell>
              <table:table-cell office:value-type="float" office:value="1.12">
                <text:p>1.12</text:p>
              </table:table-cell>
              <table:table-cell office:value-type="float" office:value="0.0649205312873949">
                <text:p>0.0649205312873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-0.84">
                <text:p>-0.84</text:p>
              </table:table-cell>
              <table:table-cell office:value-type="float" office:value="0.0540961990937635">
                <text:p>0.0540961990937635</text:p>
              </table:table-cell>
              <table:table-cell office:value-type="float" office:value="1.16">
                <text:p>1.16</text:p>
              </table:table-cell>
              <table:table-cell office:value-type="float" office:value="0.0540961990937635">
                <text:p>0.0540961990937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1.2">
                <text:p>1.2</text:p>
              </table:table-cell>
              <table:table-cell office:value-type="float" office:value="0.0447890605896858">
                <text:p>0.0447890605896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-0.76">
                <text:p>-0.76</text:p>
              </table:table-cell>
              <table:table-cell office:value-type="float" office:value="0.0368466212937241">
                <text:p>0.0368466212937241</text:p>
              </table:table-cell>
              <table:table-cell office:value-type="float" office:value="1.24">
                <text:p>1.24</text:p>
              </table:table-cell>
              <table:table-cell office:value-type="float" office:value="0.0368466212937241">
                <text:p>0.0368466212937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-0.72">
                <text:p>-0.72</text:p>
              </table:table-cell>
              <table:table-cell office:value-type="float" office:value="0.0301192326547549">
                <text:p>0.0301192326547549</text:p>
              </table:table-cell>
              <table:table-cell office:value-type="float" office:value="1.28">
                <text:p>1.28</text:p>
              </table:table-cell>
              <table:table-cell office:value-type="float" office:value="0.0301192326547549">
                <text:p>0.0301192326547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-0.68">
                <text:p>-0.68</text:p>
              </table:table-cell>
              <table:table-cell office:value-type="float" office:value="0.0244630527025559">
                <text:p>0.0244630527025559</text:p>
              </table:table-cell>
              <table:table-cell office:value-type="float" office:value="1.32">
                <text:p>1.32</text:p>
              </table:table-cell>
              <table:table-cell office:value-type="float" office:value="0.0244630527025559">
                <text:p>0.0244630527025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-0.64">
                <text:p>-0.64</text:p>
              </table:table-cell>
              <table:table-cell office:value-type="float" office:value="0.0197423075895023">
                <text:p>0.0197423075895023</text:p>
              </table:table-cell>
              <table:table-cell office:value-type="float" office:value="1.36">
                <text:p>1.36</text:p>
              </table:table-cell>
              <table:table-cell office:value-type="float" office:value="0.0197423075895023">
                <text:p>0.01974230758950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1.4">
                <text:p>1.4</text:p>
              </table:table-cell>
              <table:table-cell office:value-type="float" office:value="0.0158309031659599">
                <text:p>0.0158309031659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-0.56">
                <text:p>-0.56</text:p>
              </table:table-cell>
              <table:table-cell office:value-type="float" office:value="0.0126134527925319">
                <text:p>0.0126134527925319</text:p>
              </table:table-cell>
              <table:table-cell office:value-type="float" office:value="1.44">
                <text:p>1.44</text:p>
              </table:table-cell>
              <table:table-cell office:value-type="float" office:value="0.0126134527925319">
                <text:p>0.0126134527925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-0.52">
                <text:p>-0.52</text:p>
              </table:table-cell>
              <table:table-cell office:value-type="float" office:value="0.00998579842722475">
                <text:p>0.00998579842722475</text:p>
              </table:table-cell>
              <table:table-cell office:value-type="float" office:value="1.48">
                <text:p>1.48</text:p>
              </table:table-cell>
              <table:table-cell office:value-type="float" office:value="0.00998579842722475">
                <text:p>0.00998579842722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0.00785510725784956">
                <text:p>0.00785510725784956</text:p>
              </table:table-cell>
              <table:table-cell office:value-type="float" office:value="1.52">
                <text:p>1.52</text:p>
              </table:table-cell>
              <table:table-cell office:value-type="float" office:value="0.00785510725784956">
                <text:p>0.007855107257849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-0.44">
                <text:p>-0.44</text:p>
              </table:table-cell>
              <table:table-cell office:value-type="float" office:value="0.00613962660220948">
                <text:p>0.00613962660220948</text:p>
              </table:table-cell>
              <table:table-cell office:value-type="float" office:value="1.56">
                <text:p>1.56</text:p>
              </table:table-cell>
              <table:table-cell office:value-type="float" office:value="0.00613962660220948">
                <text:p>0.006139626602209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1.6">
                <text:p>1.6</text:p>
              </table:table-cell>
              <table:table-cell office:value-type="float" office:value="0.00476817640292968">
                <text:p>0.00476817640292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-0.36">
                <text:p>-0.36</text:p>
              </table:table-cell>
              <table:table-cell office:value-type="float" office:value="0.00367945236164855">
                <text:p>0.00367945236164855</text:p>
              </table:table-cell>
              <table:table-cell office:value-type="float" office:value="1.64">
                <text:p>1.64</text:p>
              </table:table-cell>
              <table:table-cell office:value-type="float" office:value="0.00367945236164855">
                <text:p>0.00367945236164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  <table:table-cell office:value-type="float" office:value="0.00282120451388276">
                <text:p>0.00282120451388276</text:p>
              </table:table-cell>
              <table:table-cell office:value-type="float" office:value="1.68">
                <text:p>1.68</text:p>
              </table:table-cell>
              <table:table-cell office:value-type="float" office:value="0.00282120451388276">
                <text:p>0.00282120451388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-0.28">
                <text:p>-0.28</text:p>
              </table:table-cell>
              <table:table-cell office:value-type="float" office:value="0.00214934668030747">
                <text:p>0.00214934668030747</text:p>
              </table:table-cell>
              <table:table-cell office:value-type="float" office:value="1.72">
                <text:p>1.72</text:p>
              </table:table-cell>
              <table:table-cell office:value-type="float" office:value="0.00214934668030747">
                <text:p>0.00214934668030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  <table:table-cell office:value-type="float" office:value="0.00162704246216361">
                <text:p>0.00162704246216361</text:p>
              </table:table-cell>
              <table:table-cell office:value-type="float" office:value="1.76">
                <text:p>1.76</text:p>
              </table:table-cell>
              <table:table-cell office:value-type="float" office:value="0.00162704246216361">
                <text:p>0.00162704246216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00122380386022754">
                <text:p>0.00122380386022754</text:p>
              </table:table-cell>
              <table:table-cell office:value-type="float" office:value="1.8">
                <text:p>1.8</text:p>
              </table:table-cell>
              <table:table-cell office:value-type="float" office:value="0.00122380386022754">
                <text:p>0.00122380386022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.000914629628119715">
                <text:p>0.000914629628119715</text:p>
              </table:table-cell>
              <table:table-cell office:value-type="float" office:value="1.84">
                <text:p>1.84</text:p>
              </table:table-cell>
              <table:table-cell office:value-type="float" office:value="0.000914629628119715">
                <text:p>0.0009146296281197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-0.12">
                <text:p>-0.12</text:p>
              </table:table-cell>
              <table:table-cell office:value-type="float" office:value="0.00067920242496731">
                <text:p>0.00067920242496731</text:p>
              </table:table-cell>
              <table:table-cell office:value-type="float" office:value="1.88">
                <text:p>1.88</text:p>
              </table:table-cell>
              <table:table-cell office:value-type="float" office:value="0.00067920242496731">
                <text:p>0.00067920242496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000501156889781722">
                <text:p>0.000501156889781722</text:p>
              </table:table-cell>
              <table:table-cell office:value-type="float" office:value="1.92">
                <text:p>1.92</text:p>
              </table:table-cell>
              <table:table-cell office:value-type="float" office:value="0.000501156889781722">
                <text:p>0.0005011568897817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0.000367424996004914">
                <text:p>0.000367424996004914</text:p>
              </table:table-cell>
              <table:table-cell office:value-type="float" office:value="1.96">
                <text:p>1.96</text:p>
              </table:table-cell>
              <table:table-cell office:value-type="float" office:value="0.000367424996004914">
                <text:p>0.000367424996004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660451529771">
                <text:p>0.000267660451529771</text:p>
              </table:table-cell>
              <table:table-cell office:value-type="float" office:value="2">
                <text:p>2</text:p>
              </table:table-cell>
              <table:table-cell office:value-type="float" office:value="0.000267660451529771">
                <text:p>0.000267660451529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>
        <chart:symbol-image xlink:href="Pictures/20000011000000DF000000DFF364E8A8.svm" xlink:type="simple" xlink:actuate="onLoad"/>
      </style:chart-properties>
      <style:graphic-properties svg:stroke-width="0.18cm" svg:stroke-color="#ff420e" draw:fill-color="#ff420e"/>
      <style:text-properties fo:font-size="10pt" style:font-size-asian="10pt" style:font-size-complex="10pt"/>
    </style:style>
    <style:style style:name="ch11" style:family="chart" style:data-style-name="N113">
      <style:chart-properties chart:symbol-type="none">
        <chart:symbol-image xlink:href="Pictures/2000000D000000FD000000FDE4AE83B0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3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74cm" svg:height="12.592cm" xlink:href=".." xlink:type="simple" chart:class="chart:scatter" chart:style-name="ch1">
        <chart:title svg:x="9.629cm" svg:y="0.387cm" chart:style-name="ch2">
          <text:p>Normal</text:p>
        </chart:title>
        <chart:legend chart:legend-position="end" svg:x="18.213cm" svg:y="5.46cm" style:legend-expansion="high" chart:style-name="ch3"/>
        <chart:plot-area chart:style-name="ch4" table:cell-range-address="'mutation bias_trial'.C15:'mutation bias_trial'.D115 'mutation bias_trial'.D14:'mutation bias_trial'.D14 'mutation bias_trial'.G14:'mutation bias_trial'.G115 'mutation bias_trial'.J14:'mutation bias_trial'.J115" chart:data-source-has-labels="row" svg:x="1.453cm" svg:y="1.919cm" svg:width="15.93cm" svg:height="9.414cm">
          <chartooo:coordinate-region svg:x="2.736cm" svg:y="2.131cm" svg:width="14.46cm" svg:height="8.529cm"/>
          <chart:axis chart:dimension="x" chart:name="primary-x" chart:style-name="ch5">
            <chart:title svg:x="9.295cm" svg:y="11.585cm" chart:style-name="ch6">
              <text:p>x</text:p>
            </chart:title>
          </chart:axis>
          <chart:axis chart:dimension="y" chart:name="primary-y" chart:style-name="ch7">
            <chart:title svg:x="0.451cm" svg:y="6.749cm" chart:style-name="ch8">
              <text:p>y</text:p>
            </chart:title>
            <chart:grid chart:style-name="ch9" chart:class="major"/>
          </chart:axis>
          <chart:series chart:style-name="ch10" chart:values-cell-range-address="'mutation bias_trial'.D15:'mutation bias_trial'.D115" chart:label-cell-address="'mutation bias_trial'.D14:'mutation bias_trial'.D14" chart:class="chart:scatter">
            <chart:domain table:cell-range-address="'mutation bias_trial'.C15:'mutation bias_trial'.C115"/>
            <chart:data-point chart:repeated="101"/>
          </chart:series>
          <chart:series chart:style-name="ch11" chart:values-cell-range-address="'mutation bias_trial'.G15:'mutation bias_trial'.G115" chart:label-cell-address="'mutation bias_trial'.G14:'mutation bias_trial'.G14" chart:class="chart:scatter">
            <chart:domain table:cell-range-address="'mutation bias_trial'.F15:'mutation bias_trial'.F115"/>
            <chart:data-point chart:repeated="101"/>
          </chart:series>
          <chart:series chart:style-name="ch12" chart:values-cell-range-address="'mutation bias_trial'.J15:'mutation bias_trial'.J115" chart:label-cell-address="'mutation bias_trial'.J14:'mutation bias_trial'.J14" chart:class="chart:scatter">
            <chart:domain table:cell-range-address="'mutation bias_trial'.I15:'mutation bias_trial'.I115"/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eros</text:p>
                <draw:g>
                  <svg:desc>'mutation bias_trial'.D14:'mutation bias_trial'.D1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normal</text:p>
                <draw:g>
                  <svg:desc>'mutation bias_trial'.G14:'mutation bias_trial'.G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normal2</text:p>
                <draw:g>
                  <svg:desc>'mutation bias_trial'.J14:'mutation bias_trial'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mutation bias_trial'.C15:'mutation bias_trial'.C115</svg:desc>
                </draw:g>
              </table:table-cell>
              <table:table-cell office:value-type="float" office:value="0">
                <text:p>0</text:p>
                <draw:g>
                  <svg:desc>'mutation bias_trial'.D15:'mutation bias_trial'.D115</svg:desc>
                </draw:g>
              </table:table-cell>
              <table:table-cell office:value-type="float" office:value="-6">
                <text:p>-6</text:p>
                <draw:g>
                  <svg:desc>'mutation bias_trial'.F15:'mutation bias_trial'.F115</svg:desc>
                </draw:g>
              </table:table-cell>
              <table:table-cell office:value-type="float" office:value="0.002215924205969">
                <text:p>0.002215924205969</text:p>
                <draw:g>
                  <svg:desc>'mutation bias_trial'.G15:'mutation bias_trial'.G115</svg:desc>
                </draw:g>
              </table:table-cell>
              <table:table-cell office:value-type="float" office:value="-4">
                <text:p>-4</text:p>
                <draw:g>
                  <svg:desc>'mutation bias_trial'.I15:'mutation bias_trial'.I115</svg:desc>
                </draw:g>
              </table:table-cell>
              <table:table-cell office:value-type="float" office:value="0.002215924205969">
                <text:p>0.002215924205969</text:p>
                <draw:g>
                  <svg:desc>'mutation bias_trial'.J15:'mutation bias_trial'.J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  <table:table-cell office:value-type="float" office:value="-5.88">
                <text:p>-5.88</text:p>
              </table:table-cell>
              <table:table-cell office:value-type="float" office:value="0.00264817193265551">
                <text:p>0.00264817193265551</text:p>
              </table:table-cell>
              <table:table-cell office:value-type="float" office:value="-3.88">
                <text:p>-3.88</text:p>
              </table:table-cell>
              <table:table-cell office:value-type="float" office:value="0.00264817193265551">
                <text:p>0.00264817193265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-5.76">
                <text:p>-5.76</text:p>
              </table:table-cell>
              <table:table-cell office:value-type="float" office:value="0.00315336319813296">
                <text:p>0.00315336319813296</text:p>
              </table:table-cell>
              <table:table-cell office:value-type="float" office:value="-3.76">
                <text:p>-3.76</text:p>
              </table:table-cell>
              <table:table-cell office:value-type="float" office:value="0.00315336319813296">
                <text:p>0.00315336319813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5.64">
                <text:p>-5.64</text:p>
              </table:table-cell>
              <table:table-cell office:value-type="float" office:value="0.00374143626289028">
                <text:p>0.00374143626289028</text:p>
              </table:table-cell>
              <table:table-cell office:value-type="float" office:value="-3.64">
                <text:p>-3.64</text:p>
              </table:table-cell>
              <table:table-cell office:value-type="float" office:value="0.00374143626289028">
                <text:p>0.00374143626289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-5.52">
                <text:p>-5.52</text:p>
              </table:table-cell>
              <table:table-cell office:value-type="float" office:value="0.00442322719911861">
                <text:p>0.00442322719911861</text:p>
              </table:table-cell>
              <table:table-cell office:value-type="float" office:value="-3.52">
                <text:p>-3.52</text:p>
              </table:table-cell>
              <table:table-cell office:value-type="float" office:value="0.00442322719911861">
                <text:p>0.00442322719911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5.4">
                <text:p>-5.4</text:p>
              </table:table-cell>
              <table:table-cell office:value-type="float" office:value="0.0052104674072113">
                <text:p>0.0052104674072113</text:p>
              </table:table-cell>
              <table:table-cell office:value-type="float" office:value="-3.4">
                <text:p>-3.4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-5.28">
                <text:p>-5.28</text:p>
              </table:table-cell>
              <table:table-cell office:value-type="float" office:value="0.00611576317563899">
                <text:p>0.00611576317563899</text:p>
              </table:table-cell>
              <table:table-cell office:value-type="float" office:value="-3.28">
                <text:p>-3.28</text:p>
              </table:table-cell>
              <table:table-cell office:value-type="float" office:value="0.00611576317563899">
                <text:p>0.00611576317563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-5.16">
                <text:p>-5.16</text:p>
              </table:table-cell>
              <table:table-cell office:value-type="float" office:value="0.00715255449707485">
                <text:p>0.00715255449707485</text:p>
              </table:table-cell>
              <table:table-cell office:value-type="float" office:value="-3.16">
                <text:p>-3.16</text:p>
              </table:table-cell>
              <table:table-cell office:value-type="float" office:value="0.00715255449707485">
                <text:p>0.00715255449707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  <table:table-cell office:value-type="float" office:value="-5.04">
                <text:p>-5.04</text:p>
              </table:table-cell>
              <table:table-cell office:value-type="float" office:value="0.00833505041869053">
                <text:p>0.00833505041869053</text:p>
              </table:table-cell>
              <table:table-cell office:value-type="float" office:value="-3.04">
                <text:p>-3.04</text:p>
              </table:table-cell>
              <table:table-cell office:value-type="float" office:value="0.00833505041869053">
                <text:p>0.00833505041869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  <table:table-cell office:value-type="float" office:value="-4.92">
                <text:p>-4.92</text:p>
              </table:table-cell>
              <table:table-cell office:value-type="float" office:value="0.00967813836586848">
                <text:p>0.00967813836586848</text:p>
              </table:table-cell>
              <table:table-cell office:value-type="float" office:value="-2.92">
                <text:p>-2.92</text:p>
              </table:table-cell>
              <table:table-cell office:value-type="float" office:value="0.00967813836586848">
                <text:p>0.00967813836586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4.8">
                <text:p>-4.8</text:p>
              </table:table-cell>
              <table:table-cell office:value-type="float" office:value="0.0111972651474214">
                <text:p>0.0111972651474214</text:p>
              </table:table-cell>
              <table:table-cell office:value-type="float" office:value="-2.8">
                <text:p>-2.8</text:p>
              </table:table-cell>
              <table:table-cell office:value-type="float" office:value="0.0111972651474214">
                <text:p>0.0111972651474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-4.68">
                <text:p>-4.68</text:p>
              </table:table-cell>
              <table:table-cell office:value-type="float" office:value="0.0129082877357938">
                <text:p>0.0129082877357938</text:p>
              </table:table-cell>
              <table:table-cell office:value-type="float" office:value="-2.68">
                <text:p>-2.68</text:p>
              </table:table-cell>
              <table:table-cell office:value-type="float" office:value="0.0129082877357938">
                <text:p>0.0129082877357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  <table:table-cell office:value-type="float" office:value="-4.56">
                <text:p>-4.56</text:p>
              </table:table-cell>
              <table:table-cell office:value-type="float" office:value="0.0148272924236706">
                <text:p>0.0148272924236706</text:p>
              </table:table-cell>
              <table:table-cell office:value-type="float" office:value="-2.56">
                <text:p>-2.56</text:p>
              </table:table-cell>
              <table:table-cell office:value-type="float" office:value="0.0148272924236706">
                <text:p>0.0148272924236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  <table:table-cell office:value-type="float" office:value="-4.44">
                <text:p>-4.44</text:p>
              </table:table-cell>
              <table:table-cell office:value-type="float" office:value="0.0169703815912246">
                <text:p>0.0169703815912246</text:p>
              </table:table-cell>
              <table:table-cell office:value-type="float" office:value="-2.44">
                <text:p>-2.44</text:p>
              </table:table-cell>
              <table:table-cell office:value-type="float" office:value="0.0169703815912246">
                <text:p>0.0169703815912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-4.32">
                <text:p>-4.32</text:p>
              </table:table-cell>
              <table:table-cell office:value-type="float" office:value="0.0193534280737278">
                <text:p>0.0193534280737278</text:p>
              </table:table-cell>
              <table:table-cell office:value-type="float" office:value="-2.32">
                <text:p>-2.32</text:p>
              </table:table-cell>
              <table:table-cell office:value-type="float" office:value="0.0193534280737278">
                <text:p>0.0193534280737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.2">
                <text:p>-4.2</text:p>
              </table:table-cell>
              <table:table-cell office:value-type="float" office:value="0.0219917979902136">
                <text:p>0.0219917979902136</text:p>
              </table:table-cell>
              <table:table-cell office:value-type="float" office:value="-2.2">
                <text:p>-2.2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4.08">
                <text:p>-4.08</text:p>
              </table:table-cell>
              <table:table-cell office:value-type="float" office:value="0.0249000438675354">
                <text:p>0.0249000438675354</text:p>
              </table:table-cell>
              <table:table-cell office:value-type="float" office:value="-2.08">
                <text:p>-2.08</text:p>
              </table:table-cell>
              <table:table-cell office:value-type="float" office:value="0.0249000438675354">
                <text:p>0.0249000438675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  <table:table-cell office:value-type="float" office:value="0.028091570951934">
                <text:p>0.028091570951934</text:p>
              </table:table-cell>
              <table:table-cell office:value-type="float" office:value="-1.96">
                <text:p>-1.96</text:p>
              </table:table-cell>
              <table:table-cell office:value-type="float" office:value="0.028091570951934">
                <text:p>0.028091570951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-3.84">
                <text:p>-3.84</text:p>
              </table:table-cell>
              <table:table-cell office:value-type="float" office:value="0.0315782807175993">
                <text:p>0.0315782807175993</text:p>
              </table:table-cell>
              <table:table-cell office:value-type="float" office:value="-1.84">
                <text:p>-1.84</text:p>
              </table:table-cell>
              <table:table-cell office:value-type="float" office:value="0.0315782807175993">
                <text:p>0.0315782807175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-3.72">
                <text:p>-3.72</text:p>
              </table:table-cell>
              <table:table-cell office:value-type="float" office:value="0.0353701967284917">
                <text:p>0.0353701967284917</text:p>
              </table:table-cell>
              <table:table-cell office:value-type="float" office:value="-1.72">
                <text:p>-1.72</text:p>
              </table:table-cell>
              <table:table-cell office:value-type="float" office:value="0.0353701967284917">
                <text:p>0.0353701967284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3.6">
                <text:p>-3.6</text:p>
              </table:table-cell>
              <table:table-cell office:value-type="float" office:value="0.0394750791504471">
                <text:p>0.0394750791504471</text:p>
              </table:table-cell>
              <table:table-cell office:value-type="float" office:value="-1.6">
                <text:p>-1.6</text:p>
              </table:table-cell>
              <table:table-cell office:value-type="float" office:value="0.0394750791504471">
                <text:p>0.0394750791504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-3.48">
                <text:p>-3.48</text:p>
              </table:table-cell>
              <table:table-cell office:value-type="float" office:value="0.0438980353054528">
                <text:p>0.0438980353054528</text:p>
              </table:table-cell>
              <table:table-cell office:value-type="float" office:value="-1.48">
                <text:p>-1.48</text:p>
              </table:table-cell>
              <table:table-cell office:value-type="float" office:value="0.0438980353054528">
                <text:p>0.0438980353054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  <table:table-cell office:value-type="float" office:value="-3.36">
                <text:p>-3.36</text:p>
              </table:table-cell>
              <table:table-cell office:value-type="float" office:value="0.0486411346657337">
                <text:p>0.0486411346657337</text:p>
              </table:table-cell>
              <table:table-cell office:value-type="float" office:value="-1.36">
                <text:p>-1.36</text:p>
              </table:table-cell>
              <table:table-cell office:value-type="float" office:value="0.0486411346657337">
                <text:p>0.0486411346657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-3.24">
                <text:p>-3.24</text:p>
              </table:table-cell>
              <table:table-cell office:value-type="float" office:value="0.0537030375567419">
                <text:p>0.0537030375567419</text:p>
              </table:table-cell>
              <table:table-cell office:value-type="float" office:value="-1.24">
                <text:p>-1.24</text:p>
              </table:table-cell>
              <table:table-cell office:value-type="float" office:value="0.0537030375567419">
                <text:p>0.0537030375567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-3.12">
                <text:p>-3.12</text:p>
              </table:table-cell>
              <table:table-cell office:value-type="float" office:value="0.0590786475297911">
                <text:p>0.0590786475297911</text:p>
              </table:table-cell>
              <table:table-cell office:value-type="float" office:value="-1.12">
                <text:p>-1.12</text:p>
              </table:table-cell>
              <table:table-cell office:value-type="float" office:value="0.0590786475297911">
                <text:p>0.0590786475297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-1">
                <text:p>-1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  <table:table-cell office:value-type="float" office:value="-2.88">
                <text:p>-2.88</text:p>
              </table:table-cell>
              <table:table-cell office:value-type="float" office:value="0.0707299826124194">
                <text:p>0.0707299826124194</text:p>
              </table:table-cell>
              <table:table-cell office:value-type="float" office:value="-0.88">
                <text:p>-0.88</text:p>
              </table:table-cell>
              <table:table-cell office:value-type="float" office:value="0.0707299826124194">
                <text:p>0.070729982612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-2.76">
                <text:p>-2.76</text:p>
              </table:table-cell>
              <table:table-cell office:value-type="float" office:value="0.0769741433813169">
                <text:p>0.0769741433813169</text:p>
              </table:table-cell>
              <table:table-cell office:value-type="float" office:value="-0.76">
                <text:p>-0.76</text:p>
              </table:table-cell>
              <table:table-cell office:value-type="float" office:value="0.0769741433813169">
                <text:p>0.0769741433813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-2.64">
                <text:p>-2.64</text:p>
              </table:table-cell>
              <table:table-cell office:value-type="float" office:value="0.0834685208708569">
                <text:p>0.0834685208708569</text:p>
              </table:table-cell>
              <table:table-cell office:value-type="float" office:value="-0.64">
                <text:p>-0.64</text:p>
              </table:table-cell>
              <table:table-cell office:value-type="float" office:value="0.0834685208708569">
                <text:p>0.0834685208708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-2.52">
                <text:p>-2.52</text:p>
              </table:table-cell>
              <table:table-cell office:value-type="float" office:value="0.0901855816135401">
                <text:p>0.0901855816135401</text:p>
              </table:table-cell>
              <table:table-cell office:value-type="float" office:value="-0.52">
                <text:p>-0.52</text:p>
              </table:table-cell>
              <table:table-cell office:value-type="float" office:value="0.0901855816135401">
                <text:p>0.0901855816135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0.0970930274916065">
                <text:p>0.0970930274916065</text:p>
              </table:table-cell>
              <table:table-cell office:value-type="float" office:value="-0.4">
                <text:p>-0.4</text:p>
              </table:table-cell>
              <table:table-cell office:value-type="float" office:value="0.0970930274916065">
                <text:p>0.0970930274916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  <table:table-cell office:value-type="float" office:value="-2.28">
                <text:p>-2.28</text:p>
              </table:table-cell>
              <table:table-cell office:value-type="float" office:value="0.104153895023554">
                <text:p>0.104153895023554</text:p>
              </table:table-cell>
              <table:table-cell office:value-type="float" office:value="-0.28">
                <text:p>-0.28</text:p>
              </table:table-cell>
              <table:table-cell office:value-type="float" office:value="0.104153895023554">
                <text:p>0.104153895023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-2.16">
                <text:p>-2.16</text:p>
              </table:table-cell>
              <table:table-cell office:value-type="float" office:value="0.111326749375881">
                <text:p>0.111326749375881</text:p>
              </table:table-cell>
              <table:table-cell office:value-type="float" office:value="-0.16">
                <text:p>-0.16</text:p>
              </table:table-cell>
              <table:table-cell office:value-type="float" office:value="0.111326749375881">
                <text:p>0.111326749375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  <table:table-cell office:value-type="float" office:value="-2.04">
                <text:p>-2.04</text:p>
              </table:table-cell>
              <table:table-cell office:value-type="float" office:value="0.11856597600969">
                <text:p>0.11856597600969</text:p>
              </table:table-cell>
              <table:table-cell office:value-type="float" office:value="-0.04">
                <text:p>-0.04</text:p>
              </table:table-cell>
              <table:table-cell office:value-type="float" office:value="0.11856597600969">
                <text:p>0.11856597600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-1.92">
                <text:p>-1.92</text:p>
              </table:table-cell>
              <table:table-cell office:value-type="float" office:value="0.125822170549059">
                <text:p>0.125822170549059</text:p>
              </table:table-cell>
              <table:table-cell office:value-type="float" office:value="0.0800000000000003">
                <text:p>0.0800000000000003</text:p>
              </table:table-cell>
              <table:table-cell office:value-type="float" office:value="0.125822170549059">
                <text:p>0.125822170549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1.8">
                <text:p>-1.8</text:p>
              </table:table-cell>
              <table:table-cell office:value-type="float" office:value="0.133042624949377">
                <text:p>0.133042624949377</text:p>
              </table:table-cell>
              <table:table-cell office:value-type="float" office:value="0.2">
                <text:p>0.2</text:p>
              </table:table-cell>
              <table:table-cell office:value-type="float" office:value="0.133042624949377">
                <text:p>0.133042624949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-1.68">
                <text:p>-1.68</text:p>
              </table:table-cell>
              <table:table-cell office:value-type="float" office:value="0.14017190541981">
                <text:p>0.14017190541981</text:p>
              </table:table-cell>
              <table:table-cell office:value-type="float" office:value="0.32">
                <text:p>0.32</text:p>
              </table:table-cell>
              <table:table-cell office:value-type="float" office:value="0.14017190541981">
                <text:p>0.14017190541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-1.56">
                <text:p>-1.56</text:p>
              </table:table-cell>
              <table:table-cell office:value-type="float" office:value="0.147152514894163">
                <text:p>0.147152514894163</text:p>
              </table:table-cell>
              <table:table-cell office:value-type="float" office:value="0.44">
                <text:p>0.44</text:p>
              </table:table-cell>
              <table:table-cell office:value-type="float" office:value="0.147152514894163">
                <text:p>0.147152514894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  <table:table-cell office:value-type="float" office:value="-1.44">
                <text:p>-1.44</text:p>
              </table:table-cell>
              <table:table-cell office:value-type="float" office:value="0.153925630234926">
                <text:p>0.153925630234926</text:p>
              </table:table-cell>
              <table:table-cell office:value-type="float" office:value="0.56">
                <text:p>0.56</text:p>
              </table:table-cell>
              <table:table-cell office:value-type="float" office:value="0.153925630234926">
                <text:p>0.153925630234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-1.32">
                <text:p>-1.32</text:p>
              </table:table-cell>
              <table:table-cell office:value-type="float" office:value="0.160431901885586">
                <text:p>0.160431901885586</text:p>
              </table:table-cell>
              <table:table-cell office:value-type="float" office:value="0.68">
                <text:p>0.68</text:p>
              </table:table-cell>
              <table:table-cell office:value-type="float" office:value="0.160431901885586">
                <text:p>0.160431901885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1666123014459">
                <text:p>0.1666123014459</text:p>
              </table:table-cell>
              <table:table-cell office:value-type="float" office:value="0.8">
                <text:p>0.8</text:p>
              </table:table-cell>
              <table:table-cell office:value-type="float" office:value="0.1666123014459">
                <text:p>0.1666123014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  <table:table-cell office:value-type="float" office:value="-1.08">
                <text:p>-1.08</text:p>
              </table:table-cell>
              <table:table-cell office:value-type="float" office:value="0.172409000719667">
                <text:p>0.172409000719667</text:p>
              </table:table-cell>
              <table:table-cell office:value-type="float" office:value="0.92">
                <text:p>0.92</text:p>
              </table:table-cell>
              <table:table-cell office:value-type="float" office:value="0.172409000719667">
                <text:p>0.172409000719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  <table:table-cell office:value-type="float" office:value="-0.96">
                <text:p>-0.96</text:p>
              </table:table-cell>
              <table:table-cell office:value-type="float" office:value="0.177766264252999">
                <text:p>0.177766264252999</text:p>
              </table:table-cell>
              <table:table-cell office:value-type="float" office:value="1.04">
                <text:p>1.04</text:p>
              </table:table-cell>
              <table:table-cell office:value-type="float" office:value="0.177766264252999">
                <text:p>0.177766264252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">
                <text:p>-1.4</text:p>
              </table:table-cell>
              <table:table-cell office:value-type="float" office:value="0">
                <text:p>0</text:p>
              </table:table-cell>
              <table:table-cell office:value-type="float" office:value="-0.84">
                <text:p>-0.84</text:p>
              </table:table-cell>
              <table:table-cell office:value-type="float" office:value="0.182631336311077">
                <text:p>0.182631336311077</text:p>
              </table:table-cell>
              <table:table-cell office:value-type="float" office:value="1.16">
                <text:p>1.16</text:p>
              </table:table-cell>
              <table:table-cell office:value-type="float" office:value="0.182631336311077">
                <text:p>0.182631336311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">
                <text:p>-1.2</text:p>
              </table:table-cell>
              <table:table-cell office:value-type="float" office:value="0">
                <text:p>0</text:p>
              </table:table-cell>
              <table:table-cell office:value-type="float" office:value="-0.72">
                <text:p>-0.72</text:p>
              </table:table-cell>
              <table:table-cell office:value-type="float" office:value="0.186955302686564">
                <text:p>0.186955302686564</text:p>
              </table:table-cell>
              <table:table-cell office:value-type="float" office:value="1.28">
                <text:p>1.28</text:p>
              </table:table-cell>
              <table:table-cell office:value-type="float" office:value="0.186955302686564">
                <text:p>0.186955302686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0.190693907730262">
                <text:p>0.190693907730262</text:p>
              </table:table-cell>
              <table:table-cell office:value-type="float" office:value="1.4">
                <text:p>1.4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0.193808307562507">
                <text:p>0.193808307562507</text:p>
              </table:table-cell>
              <table:table-cell office:value-type="float" office:value="1.52">
                <text:p>1.52</text:p>
              </table:table-cell>
              <table:table-cell office:value-type="float" office:value="0.193808307562507">
                <text:p>0.193808307562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0.36">
                <text:p>-0.36</text:p>
              </table:table-cell>
              <table:table-cell office:value-type="float" office:value="0.196265741560214">
                <text:p>0.196265741560214</text:p>
              </table:table-cell>
              <table:table-cell office:value-type="float" office:value="1.64">
                <text:p>1.64</text:p>
              </table:table-cell>
              <table:table-cell office:value-type="float" office:value="0.196265741560214">
                <text:p>0.196265741560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  <table:table-cell office:value-type="float" office:value="0.198040105896828">
                <text:p>0.198040105896828</text:p>
              </table:table-cell>
              <table:table-cell office:value-type="float" office:value="1.76">
                <text:p>1.76</text:p>
              </table:table-cell>
              <table:table-cell office:value-type="float" office:value="0.198040105896828">
                <text:p>0.198040105896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  <table:table-cell office:value-type="float" office:value="-0.12">
                <text:p>-0.12</text:p>
              </table:table-cell>
              <table:table-cell office:value-type="float" office:value="0.199112415097803">
                <text:p>0.199112415097803</text:p>
              </table:table-cell>
              <table:table-cell office:value-type="float" office:value="1.88">
                <text:p>1.88</text:p>
              </table:table-cell>
              <table:table-cell office:value-type="float" office:value="0.199112415097803">
                <text:p>0.199112415097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9471140200716">
                <text:p>0.199471140200716</text:p>
              </table:table-cell>
              <table:table-cell office:value-type="float" office:value="2">
                <text:p>2</text:p>
              </table:table-cell>
              <table:table-cell office:value-type="float" office:value="0.199471140200716">
                <text:p>0.199471140200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99112415097803">
                <text:p>0.199112415097803</text:p>
              </table:table-cell>
              <table:table-cell office:value-type="float" office:value="2.12">
                <text:p>2.12</text:p>
              </table:table-cell>
              <table:table-cell office:value-type="float" office:value="0.199112415097803">
                <text:p>0.199112415097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198040105896828">
                <text:p>0.198040105896828</text:p>
              </table:table-cell>
              <table:table-cell office:value-type="float" office:value="2.24">
                <text:p>2.24</text:p>
              </table:table-cell>
              <table:table-cell office:value-type="float" office:value="0.198040105896828">
                <text:p>0.198040105896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96265741560214">
                <text:p>0.196265741560214</text:p>
              </table:table-cell>
              <table:table-cell office:value-type="float" office:value="2.36">
                <text:p>2.36</text:p>
              </table:table-cell>
              <table:table-cell office:value-type="float" office:value="0.196265741560214">
                <text:p>0.196265741560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193808307562507">
                <text:p>0.193808307562507</text:p>
              </table:table-cell>
              <table:table-cell office:value-type="float" office:value="2.48">
                <text:p>2.48</text:p>
              </table:table-cell>
              <table:table-cell office:value-type="float" office:value="0.193808307562507">
                <text:p>0.193808307562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190693907730262">
                <text:p>0.190693907730262</text:p>
              </table:table-cell>
              <table:table-cell office:value-type="float" office:value="2.6">
                <text:p>2.6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186955302686564">
                <text:p>0.186955302686564</text:p>
              </table:table-cell>
              <table:table-cell office:value-type="float" office:value="2.72">
                <text:p>2.72</text:p>
              </table:table-cell>
              <table:table-cell office:value-type="float" office:value="0.186955302686564">
                <text:p>0.186955302686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182631336311077">
                <text:p>0.182631336311077</text:p>
              </table:table-cell>
              <table:table-cell office:value-type="float" office:value="2.84">
                <text:p>2.84</text:p>
              </table:table-cell>
              <table:table-cell office:value-type="float" office:value="0.182631336311077">
                <text:p>0.1826313363110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0.177766264252999">
                <text:p>0.177766264252999</text:p>
              </table:table-cell>
              <table:table-cell office:value-type="float" office:value="2.96">
                <text:p>2.96</text:p>
              </table:table-cell>
              <table:table-cell office:value-type="float" office:value="0.177766264252999">
                <text:p>0.177766264252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08">
                <text:p>1.08</text:p>
              </table:table-cell>
              <table:table-cell office:value-type="float" office:value="0.172409000719667">
                <text:p>0.172409000719667</text:p>
              </table:table-cell>
              <table:table-cell office:value-type="float" office:value="3.08">
                <text:p>3.08</text:p>
              </table:table-cell>
              <table:table-cell office:value-type="float" office:value="0.172409000719667">
                <text:p>0.172409000719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1666123014459">
                <text:p>0.1666123014459</text:p>
              </table:table-cell>
              <table:table-cell office:value-type="float" office:value="3.2">
                <text:p>3.2</text:p>
              </table:table-cell>
              <table:table-cell office:value-type="float" office:value="0.1666123014459">
                <text:p>0.1666123014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0.160431901885586">
                <text:p>0.160431901885586</text:p>
              </table:table-cell>
              <table:table-cell office:value-type="float" office:value="3.32">
                <text:p>3.32</text:p>
              </table:table-cell>
              <table:table-cell office:value-type="float" office:value="0.160431901885586">
                <text:p>0.160431901885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0.153925630234926">
                <text:p>0.153925630234926</text:p>
              </table:table-cell>
              <table:table-cell office:value-type="float" office:value="3.44">
                <text:p>3.44</text:p>
              </table:table-cell>
              <table:table-cell office:value-type="float" office:value="0.153925630234926">
                <text:p>0.1539256302349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0.147152514894163">
                <text:p>0.147152514894163</text:p>
              </table:table-cell>
              <table:table-cell office:value-type="float" office:value="3.56">
                <text:p>3.56</text:p>
              </table:table-cell>
              <table:table-cell office:value-type="float" office:value="0.147152514894163">
                <text:p>0.147152514894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0.14017190541981">
                <text:p>0.14017190541981</text:p>
              </table:table-cell>
              <table:table-cell office:value-type="float" office:value="3.68">
                <text:p>3.68</text:p>
              </table:table-cell>
              <table:table-cell office:value-type="float" office:value="0.14017190541981">
                <text:p>0.14017190541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133042624949377">
                <text:p>0.133042624949377</text:p>
              </table:table-cell>
              <table:table-cell office:value-type="float" office:value="3.8">
                <text:p>3.8</text:p>
              </table:table-cell>
              <table:table-cell office:value-type="float" office:value="0.133042624949377">
                <text:p>0.133042624949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  <table:table-cell office:value-type="float" office:value="0.125822170549059">
                <text:p>0.125822170549059</text:p>
              </table:table-cell>
              <table:table-cell office:value-type="float" office:value="3.92">
                <text:p>3.92</text:p>
              </table:table-cell>
              <table:table-cell office:value-type="float" office:value="0.125822170549059">
                <text:p>0.125822170549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.04">
                <text:p>2.04</text:p>
              </table:table-cell>
              <table:table-cell office:value-type="float" office:value="0.11856597600969">
                <text:p>0.11856597600969</text:p>
              </table:table-cell>
              <table:table-cell office:value-type="float" office:value="4.04">
                <text:p>4.04</text:p>
              </table:table-cell>
              <table:table-cell office:value-type="float" office:value="0.11856597600969">
                <text:p>0.11856597600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0.111326749375881">
                <text:p>0.111326749375881</text:p>
              </table:table-cell>
              <table:table-cell office:value-type="float" office:value="4.16">
                <text:p>4.16</text:p>
              </table:table-cell>
              <table:table-cell office:value-type="float" office:value="0.111326749375881">
                <text:p>0.1113267493758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0.104153895023554">
                <text:p>0.104153895023554</text:p>
              </table:table-cell>
              <table:table-cell office:value-type="float" office:value="4.28">
                <text:p>4.28</text:p>
              </table:table-cell>
              <table:table-cell office:value-type="float" office:value="0.104153895023554">
                <text:p>0.104153895023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0970930274916064">
                <text:p>0.0970930274916064</text:p>
              </table:table-cell>
              <table:table-cell office:value-type="float" office:value="4.4">
                <text:p>4.4</text:p>
              </table:table-cell>
              <table:table-cell office:value-type="float" office:value="0.0970930274916065">
                <text:p>0.0970930274916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.52">
                <text:p>2.52</text:p>
              </table:table-cell>
              <table:table-cell office:value-type="float" office:value="0.0901855816135402">
                <text:p>0.0901855816135402</text:p>
              </table:table-cell>
              <table:table-cell office:value-type="float" office:value="4.52">
                <text:p>4.52</text:p>
              </table:table-cell>
              <table:table-cell office:value-type="float" office:value="0.0901855816135402">
                <text:p>0.09018558161354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2.64">
                <text:p>2.64</text:p>
              </table:table-cell>
              <table:table-cell office:value-type="float" office:value="0.0834685208708569">
                <text:p>0.0834685208708569</text:p>
              </table:table-cell>
              <table:table-cell office:value-type="float" office:value="4.64">
                <text:p>4.64</text:p>
              </table:table-cell>
              <table:table-cell office:value-type="float" office:value="0.0834685208708569">
                <text:p>0.0834685208708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0.0769741433813169">
                <text:p>0.0769741433813169</text:p>
              </table:table-cell>
              <table:table-cell office:value-type="float" office:value="4.76">
                <text:p>4.76</text:p>
              </table:table-cell>
              <table:table-cell office:value-type="float" office:value="0.0769741433813169">
                <text:p>0.0769741433813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2.88">
                <text:p>2.88</text:p>
              </table:table-cell>
              <table:table-cell office:value-type="float" office:value="0.0707299826124194">
                <text:p>0.0707299826124194</text:p>
              </table:table-cell>
              <table:table-cell office:value-type="float" office:value="4.88">
                <text:p>4.88</text:p>
              </table:table-cell>
              <table:table-cell office:value-type="float" office:value="0.0707299826124194">
                <text:p>0.0707299826124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5">
                <text:p>5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  <table:table-cell office:value-type="float" office:value="0.0590786475297911">
                <text:p>0.0590786475297911</text:p>
              </table:table-cell>
              <table:table-cell office:value-type="float" office:value="5.12">
                <text:p>5.12</text:p>
              </table:table-cell>
              <table:table-cell office:value-type="float" office:value="0.0590786475297911">
                <text:p>0.0590786475297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0537030375567419">
                <text:p>0.0537030375567419</text:p>
              </table:table-cell>
              <table:table-cell office:value-type="float" office:value="5.24">
                <text:p>5.24</text:p>
              </table:table-cell>
              <table:table-cell office:value-type="float" office:value="0.0537030375567419">
                <text:p>0.0537030375567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3.36">
                <text:p>3.36</text:p>
              </table:table-cell>
              <table:table-cell office:value-type="float" office:value="0.0486411346657337">
                <text:p>0.0486411346657337</text:p>
              </table:table-cell>
              <table:table-cell office:value-type="float" office:value="5.36">
                <text:p>5.36</text:p>
              </table:table-cell>
              <table:table-cell office:value-type="float" office:value="0.0486411346657337">
                <text:p>0.0486411346657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  <table:table-cell office:value-type="float" office:value="0.0438980353054528">
                <text:p>0.0438980353054528</text:p>
              </table:table-cell>
              <table:table-cell office:value-type="float" office:value="5.48">
                <text:p>5.48</text:p>
              </table:table-cell>
              <table:table-cell office:value-type="float" office:value="0.0438980353054528">
                <text:p>0.0438980353054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0394750791504471">
                <text:p>0.0394750791504471</text:p>
              </table:table-cell>
              <table:table-cell office:value-type="float" office:value="5.6">
                <text:p>5.6</text:p>
              </table:table-cell>
              <table:table-cell office:value-type="float" office:value="0.0394750791504471">
                <text:p>0.0394750791504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0.0353701967284917">
                <text:p>0.0353701967284917</text:p>
              </table:table-cell>
              <table:table-cell office:value-type="float" office:value="5.72">
                <text:p>5.72</text:p>
              </table:table-cell>
              <table:table-cell office:value-type="float" office:value="0.0353701967284917">
                <text:p>0.0353701967284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0.0315782807175993">
                <text:p>0.0315782807175993</text:p>
              </table:table-cell>
              <table:table-cell office:value-type="float" office:value="5.84">
                <text:p>5.84</text:p>
              </table:table-cell>
              <table:table-cell office:value-type="float" office:value="0.0315782807175993">
                <text:p>0.0315782807175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028091570951934">
                <text:p>0.028091570951934</text:p>
              </table:table-cell>
              <table:table-cell office:value-type="float" office:value="5.96">
                <text:p>5.96</text:p>
              </table:table-cell>
              <table:table-cell office:value-type="float" office:value="0.028091570951934">
                <text:p>0.028091570951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0.0249000438675354">
                <text:p>0.0249000438675354</text:p>
              </table:table-cell>
              <table:table-cell office:value-type="float" office:value="6.08">
                <text:p>6.08</text:p>
              </table:table-cell>
              <table:table-cell office:value-type="float" office:value="0.0249000438675354">
                <text:p>0.02490004386753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.0219917979902136">
                <text:p>0.0219917979902136</text:p>
              </table:table-cell>
              <table:table-cell office:value-type="float" office:value="6.2">
                <text:p>6.2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4.32">
                <text:p>4.32</text:p>
              </table:table-cell>
              <table:table-cell office:value-type="float" office:value="0.0193534280737278">
                <text:p>0.0193534280737278</text:p>
              </table:table-cell>
              <table:table-cell office:value-type="float" office:value="6.32">
                <text:p>6.32</text:p>
              </table:table-cell>
              <table:table-cell office:value-type="float" office:value="0.0193534280737278">
                <text:p>0.01935342807372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4.44">
                <text:p>4.44</text:p>
              </table:table-cell>
              <table:table-cell office:value-type="float" office:value="0.0169703815912246">
                <text:p>0.0169703815912246</text:p>
              </table:table-cell>
              <table:table-cell office:value-type="float" office:value="6.44">
                <text:p>6.44</text:p>
              </table:table-cell>
              <table:table-cell office:value-type="float" office:value="0.0169703815912246">
                <text:p>0.01697038159122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4.56">
                <text:p>4.56</text:p>
              </table:table-cell>
              <table:table-cell office:value-type="float" office:value="0.0148272924236706">
                <text:p>0.0148272924236706</text:p>
              </table:table-cell>
              <table:table-cell office:value-type="float" office:value="6.56">
                <text:p>6.56</text:p>
              </table:table-cell>
              <table:table-cell office:value-type="float" office:value="0.0148272924236706">
                <text:p>0.0148272924236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4.68">
                <text:p>4.68</text:p>
              </table:table-cell>
              <table:table-cell office:value-type="float" office:value="0.0129082877357938">
                <text:p>0.0129082877357938</text:p>
              </table:table-cell>
              <table:table-cell office:value-type="float" office:value="6.68">
                <text:p>6.68</text:p>
              </table:table-cell>
              <table:table-cell office:value-type="float" office:value="0.0129082877357938">
                <text:p>0.01290828773579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0.0111972651474214">
                <text:p>0.0111972651474214</text:p>
              </table:table-cell>
              <table:table-cell office:value-type="float" office:value="6.8">
                <text:p>6.8</text:p>
              </table:table-cell>
              <table:table-cell office:value-type="float" office:value="0.0111972651474214">
                <text:p>0.0111972651474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4.92">
                <text:p>4.92</text:p>
              </table:table-cell>
              <table:table-cell office:value-type="float" office:value="0.00967813836586848">
                <text:p>0.00967813836586848</text:p>
              </table:table-cell>
              <table:table-cell office:value-type="float" office:value="6.92">
                <text:p>6.92</text:p>
              </table:table-cell>
              <table:table-cell office:value-type="float" office:value="0.00967813836586848">
                <text:p>0.00967813836586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5.04">
                <text:p>5.04</text:p>
              </table:table-cell>
              <table:table-cell office:value-type="float" office:value="0.00833505041869052">
                <text:p>0.00833505041869052</text:p>
              </table:table-cell>
              <table:table-cell office:value-type="float" office:value="7.04">
                <text:p>7.04</text:p>
              </table:table-cell>
              <table:table-cell office:value-type="float" office:value="0.00833505041869052">
                <text:p>0.00833505041869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5.16">
                <text:p>5.16</text:p>
              </table:table-cell>
              <table:table-cell office:value-type="float" office:value="0.00715255449707485">
                <text:p>0.00715255449707485</text:p>
              </table:table-cell>
              <table:table-cell office:value-type="float" office:value="7.16">
                <text:p>7.16</text:p>
              </table:table-cell>
              <table:table-cell office:value-type="float" office:value="0.00715255449707485">
                <text:p>0.00715255449707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00611576317563898">
                <text:p>0.00611576317563898</text:p>
              </table:table-cell>
              <table:table-cell office:value-type="float" office:value="7.28">
                <text:p>7.28</text:p>
              </table:table-cell>
              <table:table-cell office:value-type="float" office:value="0.00611576317563898">
                <text:p>0.00611576317563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0052104674072113">
                <text:p>0.0052104674072113</text:p>
              </table:table-cell>
              <table:table-cell office:value-type="float" office:value="7.4">
                <text:p>7.4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5.52">
                <text:p>5.52</text:p>
              </table:table-cell>
              <table:table-cell office:value-type="float" office:value="0.00442322719911862">
                <text:p>0.00442322719911862</text:p>
              </table:table-cell>
              <table:table-cell office:value-type="float" office:value="7.52">
                <text:p>7.52</text:p>
              </table:table-cell>
              <table:table-cell office:value-type="float" office:value="0.00442322719911862">
                <text:p>0.004423227199118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5.64">
                <text:p>5.64</text:p>
              </table:table-cell>
              <table:table-cell office:value-type="float" office:value="0.00374143626289028">
                <text:p>0.00374143626289028</text:p>
              </table:table-cell>
              <table:table-cell office:value-type="float" office:value="7.64">
                <text:p>7.64</text:p>
              </table:table-cell>
              <table:table-cell office:value-type="float" office:value="0.00374143626289028">
                <text:p>0.00374143626289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5.76">
                <text:p>5.76</text:p>
              </table:table-cell>
              <table:table-cell office:value-type="float" office:value="0.00315336319813296">
                <text:p>0.00315336319813296</text:p>
              </table:table-cell>
              <table:table-cell office:value-type="float" office:value="7.76">
                <text:p>7.76</text:p>
              </table:table-cell>
              <table:table-cell office:value-type="float" office:value="0.00315336319813296">
                <text:p>0.00315336319813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5.88">
                <text:p>5.88</text:p>
              </table:table-cell>
              <table:table-cell office:value-type="float" office:value="0.00264817193265551">
                <text:p>0.00264817193265551</text:p>
              </table:table-cell>
              <table:table-cell office:value-type="float" office:value="7.88">
                <text:p>7.88</text:p>
              </table:table-cell>
              <table:table-cell office:value-type="float" office:value="0.00264817193265551">
                <text:p>0.002648171932655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02215924205969">
                <text:p>0.002215924205969</text:p>
              </table:table-cell>
              <table:table-cell office:value-type="float" office:value="8">
                <text:p>8</text:p>
              </table:table-cell>
              <table:table-cell office:value-type="float" office:value="0.002215924205969">
                <text:p>0.002215924205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>
        <chart:symbol-image xlink:href="Pictures/20000011000000DF000000DFF364E8A8.svm" xlink:type="simple" xlink:actuate="onLoad"/>
      </style:chart-properties>
      <style:graphic-properties svg:stroke-width="0.18cm" svg:stroke-color="#ff420e" draw:fill-color="#ff420e"/>
      <style:text-properties fo:font-size="10pt" style:font-size-asian="10pt" style:font-size-complex="10pt"/>
    </style:style>
    <style:style style:name="ch11" style:family="chart" style:data-style-name="N113">
      <style:chart-properties chart:symbol-type="none">
        <chart:symbol-image xlink:href="Pictures/2000000D000000FD000000FDE4AE83B0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3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74cm" svg:height="12.592cm" xlink:href=".." xlink:type="simple" chart:class="chart:scatter" chart:style-name="ch1">
        <chart:title svg:x="8.875cm" svg:y="0.387cm" chart:style-name="ch2">
          <text:p>Mutation range</text:p>
        </chart:title>
        <chart:legend chart:legend-position="end" svg:x="16.943cm" svg:y="5.198cm" style:legend-expansion="high" chart:style-name="ch3"/>
        <chart:plot-area chart:style-name="ch4" table:cell-range-address="'mutation bias'.C14:'mutation bias'.C115 'mutation bias'.D15:'mutation bias'.D115 'mutation bias'.G14:'mutation bias'.G115 'mutation bias'.J14:'mutation bias'.J115 'mutation bias'.M14:'mutation bias'.M115" chart:data-source-has-labels="row" svg:x="1.453cm" svg:y="1.919cm" svg:width="14.66cm" svg:height="9.414cm">
          <chartooo:coordinate-region svg:x="2.736cm" svg:y="2.132cm" svg:width="13.19cm" svg:height="8.528cm"/>
          <chart:axis chart:dimension="x" chart:name="primary-x" chart:style-name="ch5">
            <chart:title svg:x="7.548cm" svg:y="11.585cm" chart:style-name="ch6">
              <text:p>parameter value</text:p>
            </chart:title>
          </chart:axis>
          <chart:axis chart:dimension="y" chart:name="primary-y" chart:style-name="ch7">
            <chart:title svg:x="0.451cm" svg:y="8.125cm" chart:style-name="ch8">
              <text:p>chance to be picked</text:p>
            </chart:title>
            <chart:grid chart:style-name="ch9" chart:class="major"/>
          </chart:axis>
          <chart:series chart:style-name="ch10" chart:values-cell-range-address="'mutation bias'.D15:'mutation bias'.D115" chart:label-cell-address="'mutation bias'.C14:'mutation bias'.C14" chart:class="chart:scatter">
            <chart:domain table:cell-range-address="'mutation bias'.C15:'mutation bias'.C115"/>
            <chart:data-point chart:repeated="101"/>
          </chart:series>
          <chart:series chart:style-name="ch11" chart:values-cell-range-address="'mutation bias'.G15:'mutation bias'.G115" chart:label-cell-address="'mutation bias'.G14:'mutation bias'.G14" chart:class="chart:scatter">
            <chart:domain table:cell-range-address="'mutation bias'.F15:'mutation bias'.F115"/>
            <chart:data-point chart:repeated="101"/>
          </chart:series>
          <chart:series chart:style-name="ch12" chart:values-cell-range-address="'mutation bias'.J15:'mutation bias'.J115" chart:label-cell-address="'mutation bias'.J14:'mutation bias'.J14" chart:class="chart:scatter">
            <chart:domain table:cell-range-address="'mutation bias'.I15:'mutation bias'.I115"/>
            <chart:data-point chart:repeated="101"/>
          </chart:series>
          <chart:series chart:style-name="ch13" chart:values-cell-range-address="'mutation bias'.M15:'mutation bias'.M115" chart:label-cell-address="'mutation bias'.M14:'mutation bias'.M14" chart:class="chart:scatter">
            <chart:domain table:cell-range-address="'mutation bias'.L15:'mutation bias'.L115"/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ameter range</text:p>
                <draw:g>
                  <svg:desc>'mutation bias'.C14:'mutation bias'.C1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normal1</text:p>
                <draw:g>
                  <svg:desc>'mutation bias'.G14:'mutation bias'.G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normal2</text:p>
                <draw:g>
                  <svg:desc>'mutation bias'.J14:'mutation bias'.J1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normal3</text:p>
                <draw:g>
                  <svg:desc>'mutation bias'.M14:'mutation bias'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mutation bias'.C15:'mutation bias'.C115</svg:desc>
                </draw:g>
              </table:table-cell>
              <table:table-cell office:value-type="float" office:value="0">
                <text:p>0</text:p>
                <draw:g>
                  <svg:desc>'mutation bias'.D15:'mutation bias'.D115</svg:desc>
                </draw:g>
              </table:table-cell>
              <table:table-cell office:value-type="float" office:value="-4">
                <text:p>-4</text:p>
                <draw:g>
                  <svg:desc>'mutation bias'.F15:'mutation bias'.F115</svg:desc>
                </draw:g>
              </table:table-cell>
              <table:table-cell office:value-type="float" office:value="0.000267660451529771">
                <text:p>0.000267660451529771</text:p>
                <draw:g>
                  <svg:desc>'mutation bias'.G15:'mutation bias'.G115</svg:desc>
                </draw:g>
              </table:table-cell>
              <table:table-cell office:value-type="float" office:value="-2">
                <text:p>-2</text:p>
                <draw:g>
                  <svg:desc>'mutation bias'.I15:'mutation bias'.I115</svg:desc>
                </draw:g>
              </table:table-cell>
              <table:table-cell office:value-type="float" office:value="0.000267660451529771">
                <text:p>0.000267660451529771</text:p>
                <draw:g>
                  <svg:desc>'mutation bias'.J15:'mutation bias'.J115</svg:desc>
                </draw:g>
              </table:table-cell>
              <table:table-cell office:value-type="float" office:value="0">
                <text:p>0</text:p>
                <draw:g>
                  <svg:desc>'mutation bias'.L15:'mutation bias'.L115</svg:desc>
                </draw:g>
              </table:table-cell>
              <table:table-cell office:value-type="float" office:value="0.000267660451529771">
                <text:p>0.000267660451529771</text:p>
                <draw:g>
                  <svg:desc>'mutation bias'.M15:'mutation bias'.M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  <table:table-cell office:value-type="float" office:value="0.000367424996004914">
                <text:p>0.000367424996004914</text:p>
              </table:table-cell>
              <table:table-cell office:value-type="float" office:value="-1.96">
                <text:p>-1.96</text:p>
              </table:table-cell>
              <table:table-cell office:value-type="float" office:value="0.000367424996004914">
                <text:p>0.000367424996004914</text:p>
              </table:table-cell>
              <table:table-cell office:value-type="float" office:value="0.04">
                <text:p>0.04</text:p>
              </table:table-cell>
              <table:table-cell office:value-type="float" office:value="0.000367424996004914">
                <text:p>0.000367424996004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-3.92">
                <text:p>-3.92</text:p>
              </table:table-cell>
              <table:table-cell office:value-type="float" office:value="0.000501156889781722">
                <text:p>0.000501156889781722</text:p>
              </table:table-cell>
              <table:table-cell office:value-type="float" office:value="-1.92">
                <text:p>-1.92</text:p>
              </table:table-cell>
              <table:table-cell office:value-type="float" office:value="0.000501156889781722">
                <text:p>0.000501156889781722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00501156889781722">
                <text:p>0.000501156889781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3.88">
                <text:p>-3.88</text:p>
              </table:table-cell>
              <table:table-cell office:value-type="float" office:value="0.00067920242496731">
                <text:p>0.00067920242496731</text:p>
              </table:table-cell>
              <table:table-cell office:value-type="float" office:value="-1.88">
                <text:p>-1.88</text:p>
              </table:table-cell>
              <table:table-cell office:value-type="float" office:value="0.00067920242496731">
                <text:p>0.00067920242496731</text:p>
              </table:table-cell>
              <table:table-cell office:value-type="float" office:value="0.12">
                <text:p>0.12</text:p>
              </table:table-cell>
              <table:table-cell office:value-type="float" office:value="0.00067920242496731">
                <text:p>0.00067920242496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-3.84">
                <text:p>-3.84</text:p>
              </table:table-cell>
              <table:table-cell office:value-type="float" office:value="0.000914629628119715">
                <text:p>0.000914629628119715</text:p>
              </table:table-cell>
              <table:table-cell office:value-type="float" office:value="-1.84">
                <text:p>-1.84</text:p>
              </table:table-cell>
              <table:table-cell office:value-type="float" office:value="0.000914629628119715">
                <text:p>0.000914629628119715</text:p>
              </table:table-cell>
              <table:table-cell office:value-type="float" office:value="0.16">
                <text:p>0.16</text:p>
              </table:table-cell>
              <table:table-cell office:value-type="float" office:value="0.000914629628119715">
                <text:p>0.00091462962811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3.8">
                <text:p>-3.8</text:p>
              </table:table-cell>
              <table:table-cell office:value-type="float" office:value="0.00122380386022755">
                <text:p>0.00122380386022755</text:p>
              </table:table-cell>
              <table:table-cell office:value-type="float" office:value="-1.8">
                <text:p>-1.8</text:p>
              </table:table-cell>
              <table:table-cell office:value-type="float" office:value="0.00122380386022755">
                <text:p>0.00122380386022755</text:p>
              </table:table-cell>
              <table:table-cell office:value-type="float" office:value="0.2">
                <text:p>0.2</text:p>
              </table:table-cell>
              <table:table-cell office:value-type="float" office:value="0.00122380386022755">
                <text:p>0.00122380386022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-3.76">
                <text:p>-3.76</text:p>
              </table:table-cell>
              <table:table-cell office:value-type="float" office:value="0.00162704246216362">
                <text:p>0.00162704246216362</text:p>
              </table:table-cell>
              <table:table-cell office:value-type="float" office:value="-1.76">
                <text:p>-1.76</text:p>
              </table:table-cell>
              <table:table-cell office:value-type="float" office:value="0.00162704246216362">
                <text:p>0.00162704246216362</text:p>
              </table:table-cell>
              <table:table-cell office:value-type="float" office:value="0.24">
                <text:p>0.24</text:p>
              </table:table-cell>
              <table:table-cell office:value-type="float" office:value="0.00162704246216362">
                <text:p>0.00162704246216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-3.72">
                <text:p>-3.72</text:p>
              </table:table-cell>
              <table:table-cell office:value-type="float" office:value="0.00214934668030747">
                <text:p>0.00214934668030747</text:p>
              </table:table-cell>
              <table:table-cell office:value-type="float" office:value="-1.72">
                <text:p>-1.72</text:p>
              </table:table-cell>
              <table:table-cell office:value-type="float" office:value="0.00214934668030747">
                <text:p>0.00214934668030747</text:p>
              </table:table-cell>
              <table:table-cell office:value-type="float" office:value="0.28">
                <text:p>0.28</text:p>
              </table:table-cell>
              <table:table-cell office:value-type="float" office:value="0.00214934668030747">
                <text:p>0.00214934668030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  <table:table-cell office:value-type="float" office:value="-3.68">
                <text:p>-3.68</text:p>
              </table:table-cell>
              <table:table-cell office:value-type="float" office:value="0.00282120451388277">
                <text:p>0.00282120451388277</text:p>
              </table:table-cell>
              <table:table-cell office:value-type="float" office:value="-1.68">
                <text:p>-1.68</text:p>
              </table:table-cell>
              <table:table-cell office:value-type="float" office:value="0.00282120451388277">
                <text:p>0.00282120451388277</text:p>
              </table:table-cell>
              <table:table-cell office:value-type="float" office:value="0.32">
                <text:p>0.32</text:p>
              </table:table-cell>
              <table:table-cell office:value-type="float" office:value="0.00282120451388277">
                <text:p>0.00282120451388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  <table:table-cell office:value-type="float" office:value="-3.64">
                <text:p>-3.64</text:p>
              </table:table-cell>
              <table:table-cell office:value-type="float" office:value="0.00367945236164855">
                <text:p>0.00367945236164855</text:p>
              </table:table-cell>
              <table:table-cell office:value-type="float" office:value="-1.64">
                <text:p>-1.64</text:p>
              </table:table-cell>
              <table:table-cell office:value-type="float" office:value="0.00367945236164855">
                <text:p>0.00367945236164855</text:p>
              </table:table-cell>
              <table:table-cell office:value-type="float" office:value="0.36">
                <text:p>0.36</text:p>
              </table:table-cell>
              <table:table-cell office:value-type="float" office:value="0.00367945236164855">
                <text:p>0.00367945236164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.6">
                <text:p>-3.6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-1.6">
                <text:p>-1.6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0.4">
                <text:p>0.4</text:p>
              </table:table-cell>
              <table:table-cell office:value-type="float" office:value="0.00476817640292968">
                <text:p>0.0047681764029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-3.56">
                <text:p>-3.56</text:p>
              </table:table-cell>
              <table:table-cell office:value-type="float" office:value="0.00613962660220948">
                <text:p>0.00613962660220948</text:p>
              </table:table-cell>
              <table:table-cell office:value-type="float" office:value="-1.56">
                <text:p>-1.56</text:p>
              </table:table-cell>
              <table:table-cell office:value-type="float" office:value="0.00613962660220948">
                <text:p>0.00613962660220948</text:p>
              </table:table-cell>
              <table:table-cell office:value-type="float" office:value="0.44">
                <text:p>0.44</text:p>
              </table:table-cell>
              <table:table-cell office:value-type="float" office:value="0.00613962660220948">
                <text:p>0.00613962660220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  <table:table-cell office:value-type="float" office:value="-3.52">
                <text:p>-3.52</text:p>
              </table:table-cell>
              <table:table-cell office:value-type="float" office:value="0.00785510725784956">
                <text:p>0.00785510725784956</text:p>
              </table:table-cell>
              <table:table-cell office:value-type="float" office:value="-1.52">
                <text:p>-1.52</text:p>
              </table:table-cell>
              <table:table-cell office:value-type="float" office:value="0.00785510725784956">
                <text:p>0.00785510725784956</text:p>
              </table:table-cell>
              <table:table-cell office:value-type="float" office:value="0.48">
                <text:p>0.48</text:p>
              </table:table-cell>
              <table:table-cell office:value-type="float" office:value="0.00785510725784956">
                <text:p>0.00785510725784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  <table:table-cell office:value-type="float" office:value="-3.48">
                <text:p>-3.48</text:p>
              </table:table-cell>
              <table:table-cell office:value-type="float" office:value="0.00998579842722475">
                <text:p>0.00998579842722475</text:p>
              </table:table-cell>
              <table:table-cell office:value-type="float" office:value="-1.48">
                <text:p>-1.48</text:p>
              </table:table-cell>
              <table:table-cell office:value-type="float" office:value="0.00998579842722475">
                <text:p>0.00998579842722475</text:p>
              </table:table-cell>
              <table:table-cell office:value-type="float" office:value="0.52">
                <text:p>0.52</text:p>
              </table:table-cell>
              <table:table-cell office:value-type="float" office:value="0.00998579842722475">
                <text:p>0.00998579842722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-3.44">
                <text:p>-3.44</text:p>
              </table:table-cell>
              <table:table-cell office:value-type="float" office:value="0.0126134527925319">
                <text:p>0.0126134527925319</text:p>
              </table:table-cell>
              <table:table-cell office:value-type="float" office:value="-1.44">
                <text:p>-1.44</text:p>
              </table:table-cell>
              <table:table-cell office:value-type="float" office:value="0.0126134527925319">
                <text:p>0.0126134527925319</text:p>
              </table:table-cell>
              <table:table-cell office:value-type="float" office:value="0.56">
                <text:p>0.56</text:p>
              </table:table-cell>
              <table:table-cell office:value-type="float" office:value="0.0126134527925319">
                <text:p>0.0126134527925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.4">
                <text:p>-3.4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-1.4">
                <text:p>-1.4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0.6">
                <text:p>0.6</text:p>
              </table:table-cell>
              <table:table-cell office:value-type="float" office:value="0.0158309031659599">
                <text:p>0.0158309031659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3.36">
                <text:p>-3.36</text:p>
              </table:table-cell>
              <table:table-cell office:value-type="float" office:value="0.0197423075895023">
                <text:p>0.0197423075895023</text:p>
              </table:table-cell>
              <table:table-cell office:value-type="float" office:value="-1.36">
                <text:p>-1.36</text:p>
              </table:table-cell>
              <table:table-cell office:value-type="float" office:value="0.0197423075895023">
                <text:p>0.0197423075895023</text:p>
              </table:table-cell>
              <table:table-cell office:value-type="float" office:value="0.64">
                <text:p>0.64</text:p>
              </table:table-cell>
              <table:table-cell office:value-type="float" office:value="0.0197423075895023">
                <text:p>0.0197423075895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-3.32">
                <text:p>-3.32</text:p>
              </table:table-cell>
              <table:table-cell office:value-type="float" office:value="0.024463052702556">
                <text:p>0.024463052702556</text:p>
              </table:table-cell>
              <table:table-cell office:value-type="float" office:value="-1.32">
                <text:p>-1.32</text:p>
              </table:table-cell>
              <table:table-cell office:value-type="float" office:value="0.024463052702556">
                <text:p>0.024463052702556</text:p>
              </table:table-cell>
              <table:table-cell office:value-type="float" office:value="0.68">
                <text:p>0.68</text:p>
              </table:table-cell>
              <table:table-cell office:value-type="float" office:value="0.024463052702556">
                <text:p>0.024463052702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-3.28">
                <text:p>-3.28</text:p>
              </table:table-cell>
              <table:table-cell office:value-type="float" office:value="0.0301192326547549">
                <text:p>0.0301192326547549</text:p>
              </table:table-cell>
              <table:table-cell office:value-type="float" office:value="-1.28">
                <text:p>-1.28</text:p>
              </table:table-cell>
              <table:table-cell office:value-type="float" office:value="0.0301192326547549">
                <text:p>0.0301192326547549</text:p>
              </table:table-cell>
              <table:table-cell office:value-type="float" office:value="0.72">
                <text:p>0.72</text:p>
              </table:table-cell>
              <table:table-cell office:value-type="float" office:value="0.0301192326547549">
                <text:p>0.0301192326547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-3.24">
                <text:p>-3.24</text:p>
              </table:table-cell>
              <table:table-cell office:value-type="float" office:value="0.0368466212937241">
                <text:p>0.0368466212937241</text:p>
              </table:table-cell>
              <table:table-cell office:value-type="float" office:value="-1.24">
                <text:p>-1.24</text:p>
              </table:table-cell>
              <table:table-cell office:value-type="float" office:value="0.0368466212937241">
                <text:p>0.0368466212937241</text:p>
              </table:table-cell>
              <table:table-cell office:value-type="float" office:value="0.76">
                <text:p>0.76</text:p>
              </table:table-cell>
              <table:table-cell office:value-type="float" office:value="0.0368466212937241">
                <text:p>0.0368466212937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3.2">
                <text:p>-3.2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-1.2">
                <text:p>-1.2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0.8">
                <text:p>0.8</text:p>
              </table:table-cell>
              <table:table-cell office:value-type="float" office:value="0.0447890605896858">
                <text:p>0.0447890605896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-3.16">
                <text:p>-3.16</text:p>
              </table:table-cell>
              <table:table-cell office:value-type="float" office:value="0.0540961990937635">
                <text:p>0.0540961990937635</text:p>
              </table:table-cell>
              <table:table-cell office:value-type="float" office:value="-1.16">
                <text:p>-1.16</text:p>
              </table:table-cell>
              <table:table-cell office:value-type="float" office:value="0.0540961990937635">
                <text:p>0.0540961990937635</text:p>
              </table:table-cell>
              <table:table-cell office:value-type="float" office:value="0.84">
                <text:p>0.84</text:p>
              </table:table-cell>
              <table:table-cell office:value-type="float" office:value="0.0540961990937635">
                <text:p>0.0540961990937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  <table:table-cell office:value-type="float" office:value="-3.12">
                <text:p>-3.12</text:p>
              </table:table-cell>
              <table:table-cell office:value-type="float" office:value="0.0649205312873949">
                <text:p>0.0649205312873949</text:p>
              </table:table-cell>
              <table:table-cell office:value-type="float" office:value="-1.12">
                <text:p>-1.12</text:p>
              </table:table-cell>
              <table:table-cell office:value-type="float" office:value="0.0649205312873949">
                <text:p>0.0649205312873949</text:p>
              </table:table-cell>
              <table:table-cell office:value-type="float" office:value="0.88">
                <text:p>0.88</text:p>
              </table:table-cell>
              <table:table-cell office:value-type="float" office:value="0.0649205312873949">
                <text:p>0.0649205312873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-3.08">
                <text:p>-3.08</text:p>
              </table:table-cell>
              <table:table-cell office:value-type="float" office:value="0.0774137122949112">
                <text:p>0.0774137122949112</text:p>
              </table:table-cell>
              <table:table-cell office:value-type="float" office:value="-1.08">
                <text:p>-1.08</text:p>
              </table:table-cell>
              <table:table-cell office:value-type="float" office:value="0.0774137122949112">
                <text:p>0.0774137122949112</text:p>
              </table:table-cell>
              <table:table-cell office:value-type="float" office:value="0.92">
                <text:p>0.92</text:p>
              </table:table-cell>
              <table:table-cell office:value-type="float" office:value="0.0774137122949112">
                <text:p>0.0774137122949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-3.04">
                <text:p>-3.04</text:p>
              </table:table-cell>
              <table:table-cell office:value-type="float" office:value="0.0917221525421098">
                <text:p>0.0917221525421098</text:p>
              </table:table-cell>
              <table:table-cell office:value-type="float" office:value="-1.04">
                <text:p>-1.04</text:p>
              </table:table-cell>
              <table:table-cell office:value-type="float" office:value="0.0917221525421098">
                <text:p>0.0917221525421098</text:p>
              </table:table-cell>
              <table:table-cell office:value-type="float" office:value="0.96">
                <text:p>0.96</text:p>
              </table:table-cell>
              <table:table-cell office:value-type="float" office:value="0.0917221525421098">
                <text:p>0.0917221525421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-1">
                <text:p>-1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1">
                <text:p>1</text:p>
              </table:table-cell>
              <table:table-cell office:value-type="float" office:value="0.107981933026376">
                <text:p>0.107981933026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  <table:table-cell office:value-type="float" office:value="-2.96">
                <text:p>-2.96</text:p>
              </table:table-cell>
              <table:table-cell office:value-type="float" office:value="0.126313122870397">
                <text:p>0.126313122870397</text:p>
              </table:table-cell>
              <table:table-cell office:value-type="float" office:value="-0.96">
                <text:p>-0.96</text:p>
              </table:table-cell>
              <table:table-cell office:value-type="float" office:value="0.126313122870397">
                <text:p>0.126313122870397</text:p>
              </table:table-cell>
              <table:table-cell office:value-type="float" office:value="1.04">
                <text:p>1.04</text:p>
              </table:table-cell>
              <table:table-cell office:value-type="float" office:value="0.126313122870397">
                <text:p>0.126313122870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-2.92">
                <text:p>-2.92</text:p>
              </table:table-cell>
              <table:table-cell office:value-type="float" office:value="0.146813625163314">
                <text:p>0.146813625163314</text:p>
              </table:table-cell>
              <table:table-cell office:value-type="float" office:value="-0.92">
                <text:p>-0.92</text:p>
              </table:table-cell>
              <table:table-cell office:value-type="float" office:value="0.146813625163314">
                <text:p>0.146813625163314</text:p>
              </table:table-cell>
              <table:table-cell office:value-type="float" office:value="1.08">
                <text:p>1.08</text:p>
              </table:table-cell>
              <table:table-cell office:value-type="float" office:value="0.146813625163314">
                <text:p>0.146813625163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-2.88">
                <text:p>-2.88</text:p>
              </table:table-cell>
              <table:table-cell office:value-type="float" office:value="0.169552722616045">
                <text:p>0.169552722616045</text:p>
              </table:table-cell>
              <table:table-cell office:value-type="float" office:value="-0.88">
                <text:p>-0.88</text:p>
              </table:table-cell>
              <table:table-cell office:value-type="float" office:value="0.169552722616045">
                <text:p>0.169552722616045</text:p>
              </table:table-cell>
              <table:table-cell office:value-type="float" office:value="1.12">
                <text:p>1.12</text:p>
              </table:table-cell>
              <table:table-cell office:value-type="float" office:value="0.169552722616045">
                <text:p>0.169552722616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-2.84">
                <text:p>-2.84</text:p>
              </table:table-cell>
              <table:table-cell office:value-type="float" office:value="0.194564538662935">
                <text:p>0.194564538662935</text:p>
              </table:table-cell>
              <table:table-cell office:value-type="float" office:value="-0.84">
                <text:p>-0.84</text:p>
              </table:table-cell>
              <table:table-cell office:value-type="float" office:value="0.194564538662935">
                <text:p>0.194564538662935</text:p>
              </table:table-cell>
              <table:table-cell office:value-type="float" office:value="1.16">
                <text:p>1.16</text:p>
              </table:table-cell>
              <table:table-cell office:value-type="float" office:value="0.194564538662935">
                <text:p>0.194564538662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2.8">
                <text:p>-2.8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-0.8">
                <text:p>-0.8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1.2">
                <text:p>1.2</text:p>
              </table:table-cell>
              <table:table-cell office:value-type="float" office:value="0.221841669358911">
                <text:p>0.221841669358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  <table:table-cell office:value-type="float" office:value="-2.76">
                <text:p>-2.76</text:p>
              </table:table-cell>
              <table:table-cell office:value-type="float" office:value="0.251329273578176">
                <text:p>0.251329273578176</text:p>
              </table:table-cell>
              <table:table-cell office:value-type="float" office:value="-0.76">
                <text:p>-0.76</text:p>
              </table:table-cell>
              <table:table-cell office:value-type="float" office:value="0.251329273578176">
                <text:p>0.251329273578176</text:p>
              </table:table-cell>
              <table:table-cell office:value-type="float" office:value="1.24">
                <text:p>1.24</text:p>
              </table:table-cell>
              <table:table-cell office:value-type="float" office:value="0.251329273578176">
                <text:p>0.251329273578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  <table:table-cell office:value-type="float" office:value="0.282919930449678">
                <text:p>0.282919930449678</text:p>
              </table:table-cell>
              <table:table-cell office:value-type="float" office:value="-0.72">
                <text:p>-0.72</text:p>
              </table:table-cell>
              <table:table-cell office:value-type="float" office:value="0.282919930449678">
                <text:p>0.282919930449678</text:p>
              </table:table-cell>
              <table:table-cell office:value-type="float" office:value="1.28">
                <text:p>1.28</text:p>
              </table:table-cell>
              <table:table-cell office:value-type="float" office:value="0.282919930449678">
                <text:p>0.282919930449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  <table:table-cell office:value-type="float" office:value="-2.68">
                <text:p>-2.68</text:p>
              </table:table-cell>
              <table:table-cell office:value-type="float" office:value="0.316449580740766">
                <text:p>0.316449580740766</text:p>
              </table:table-cell>
              <table:table-cell office:value-type="float" office:value="-0.68">
                <text:p>-0.68</text:p>
              </table:table-cell>
              <table:table-cell office:value-type="float" office:value="0.316449580740766">
                <text:p>0.316449580740766</text:p>
              </table:table-cell>
              <table:table-cell office:value-type="float" office:value="1.32">
                <text:p>1.32</text:p>
              </table:table-cell>
              <table:table-cell office:value-type="float" office:value="0.316449580740766">
                <text:p>0.3164495807407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-2.64">
                <text:p>-2.64</text:p>
              </table:table-cell>
              <table:table-cell office:value-type="float" office:value="0.351694860595325">
                <text:p>0.351694860595325</text:p>
              </table:table-cell>
              <table:table-cell office:value-type="float" office:value="-0.64">
                <text:p>-0.64</text:p>
              </table:table-cell>
              <table:table-cell office:value-type="float" office:value="0.351694860595325">
                <text:p>0.351694860595325</text:p>
              </table:table-cell>
              <table:table-cell office:value-type="float" office:value="1.36">
                <text:p>1.36</text:p>
              </table:table-cell>
              <table:table-cell office:value-type="float" office:value="0.351694860595325">
                <text:p>0.351694860595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2.6">
                <text:p>-2.6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-0.6">
                <text:p>-0.6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1.4">
                <text:p>1.4</text:p>
              </table:table-cell>
              <table:table-cell office:value-type="float" office:value="0.388372109966426">
                <text:p>0.388372109966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-2.56">
                <text:p>-2.56</text:p>
              </table:table-cell>
              <table:table-cell office:value-type="float" office:value="0.426138293551436">
                <text:p>0.426138293551436</text:p>
              </table:table-cell>
              <table:table-cell office:value-type="float" office:value="-0.56">
                <text:p>-0.56</text:p>
              </table:table-cell>
              <table:table-cell office:value-type="float" office:value="0.426138293551436">
                <text:p>0.426138293551436</text:p>
              </table:table-cell>
              <table:table-cell office:value-type="float" office:value="1.44">
                <text:p>1.44</text:p>
              </table:table-cell>
              <table:table-cell office:value-type="float" office:value="0.426138293551436">
                <text:p>0.426138293551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-2.52">
                <text:p>-2.52</text:p>
              </table:table-cell>
              <table:table-cell office:value-type="float" office:value="0.464594009486732">
                <text:p>0.464594009486732</text:p>
              </table:table-cell>
              <table:table-cell office:value-type="float" office:value="-0.52">
                <text:p>-0.52</text:p>
              </table:table-cell>
              <table:table-cell office:value-type="float" office:value="0.464594009486732">
                <text:p>0.464594009486732</text:p>
              </table:table-cell>
              <table:table-cell office:value-type="float" office:value="1.48">
                <text:p>1.48</text:p>
              </table:table-cell>
              <table:table-cell office:value-type="float" office:value="0.464594009486732">
                <text:p>0.464594009486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  <table:table-cell office:value-type="float" office:value="0.503288682196234">
                <text:p>0.503288682196234</text:p>
              </table:table-cell>
              <table:table-cell office:value-type="float" office:value="-0.48">
                <text:p>-0.48</text:p>
              </table:table-cell>
              <table:table-cell office:value-type="float" office:value="0.503288682196234">
                <text:p>0.503288682196234</text:p>
              </table:table-cell>
              <table:table-cell office:value-type="float" office:value="1.52">
                <text:p>1.52</text:p>
              </table:table-cell>
              <table:table-cell office:value-type="float" office:value="0.503288682196234">
                <text:p>0.503288682196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-2.44">
                <text:p>-2.44</text:p>
              </table:table-cell>
              <table:table-cell office:value-type="float" office:value="0.541727943596676">
                <text:p>0.541727943596676</text:p>
              </table:table-cell>
              <table:table-cell office:value-type="float" office:value="-0.44">
                <text:p>-0.44</text:p>
              </table:table-cell>
              <table:table-cell office:value-type="float" office:value="0.541727943596676">
                <text:p>0.541727943596676</text:p>
              </table:table-cell>
              <table:table-cell office:value-type="float" office:value="1.56">
                <text:p>1.56</text:p>
              </table:table-cell>
              <table:table-cell office:value-type="float" office:value="0.541727943596676">
                <text:p>0.541727943596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0.579383105522966">
                <text:p>0.579383105522966</text:p>
              </table:table-cell>
              <table:table-cell office:value-type="float" office:value="-0.4">
                <text:p>-0.4</text:p>
              </table:table-cell>
              <table:table-cell office:value-type="float" office:value="0.579383105522966">
                <text:p>0.579383105522966</text:p>
              </table:table-cell>
              <table:table-cell office:value-type="float" office:value="1.6">
                <text:p>1.6</text:p>
              </table:table-cell>
              <table:table-cell office:value-type="float" office:value="0.579383105522966">
                <text:p>0.579383105522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  <table:table-cell office:value-type="float" office:value="-2.36">
                <text:p>-2.36</text:p>
              </table:table-cell>
              <table:table-cell office:value-type="float" office:value="0.615702520939706">
                <text:p>0.615702520939706</text:p>
              </table:table-cell>
              <table:table-cell office:value-type="float" office:value="-0.36">
                <text:p>-0.36</text:p>
              </table:table-cell>
              <table:table-cell office:value-type="float" office:value="0.615702520939706">
                <text:p>0.615702520939706</text:p>
              </table:table-cell>
              <table:table-cell office:value-type="float" office:value="1.64">
                <text:p>1.64</text:p>
              </table:table-cell>
              <table:table-cell office:value-type="float" office:value="0.615702520939706">
                <text:p>0.615702520939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  <table:table-cell office:value-type="float" office:value="-2.32">
                <text:p>-2.32</text:p>
              </table:table-cell>
              <table:table-cell office:value-type="float" office:value="0.650124528168164">
                <text:p>0.650124528168164</text:p>
              </table:table-cell>
              <table:table-cell office:value-type="float" office:value="-0.32">
                <text:p>-0.32</text:p>
              </table:table-cell>
              <table:table-cell office:value-type="float" office:value="0.650124528168164">
                <text:p>0.650124528168164</text:p>
              </table:table-cell>
              <table:table-cell office:value-type="float" office:value="1.68">
                <text:p>1.68</text:p>
              </table:table-cell>
              <table:table-cell office:value-type="float" office:value="0.650124528168164">
                <text:p>0.650124528168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">
                <text:p>-1.4</text:p>
              </table:table-cell>
              <table:table-cell office:value-type="float" office:value="0">
                <text:p>0</text:p>
              </table:table-cell>
              <table:table-cell office:value-type="float" office:value="-2.28">
                <text:p>-2.28</text:p>
              </table:table-cell>
              <table:table-cell office:value-type="float" office:value="0.682091577260705">
                <text:p>0.682091577260705</text:p>
              </table:table-cell>
              <table:table-cell office:value-type="float" office:value="-0.28">
                <text:p>-0.28</text:p>
              </table:table-cell>
              <table:table-cell office:value-type="float" office:value="0.682091577260705">
                <text:p>0.682091577260705</text:p>
              </table:table-cell>
              <table:table-cell office:value-type="float" office:value="1.72">
                <text:p>1.72</text:p>
              </table:table-cell>
              <table:table-cell office:value-type="float" office:value="0.682091577260705">
                <text:p>0.682091577260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">
                <text:p>-1.2</text:p>
              </table:table-cell>
              <table:table-cell office:value-type="float" office:value="0">
                <text:p>0</text:p>
              </table:table-cell>
              <table:table-cell office:value-type="float" office:value="-2.24">
                <text:p>-2.24</text:p>
              </table:table-cell>
              <table:table-cell office:value-type="float" office:value="0.711065057011994">
                <text:p>0.711065057011994</text:p>
              </table:table-cell>
              <table:table-cell office:value-type="float" office:value="-0.24">
                <text:p>-0.24</text:p>
              </table:table-cell>
              <table:table-cell office:value-type="float" office:value="0.711065057011994">
                <text:p>0.711065057011994</text:p>
              </table:table-cell>
              <table:table-cell office:value-type="float" office:value="1.76">
                <text:p>1.76</text:p>
              </table:table-cell>
              <table:table-cell office:value-type="float" office:value="0.711065057011994">
                <text:p>0.711065057011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.2">
                <text:p>-2.2</text:p>
              </table:table-cell>
              <table:table-cell office:value-type="float" office:value="0.736540280606647">
                <text:p>0.736540280606647</text:p>
              </table:table-cell>
              <table:table-cell office:value-type="float" office:value="-0.2">
                <text:p>-0.2</text:p>
              </table:table-cell>
              <table:table-cell office:value-type="float" office:value="0.736540280606647">
                <text:p>0.736540280606647</text:p>
              </table:table-cell>
              <table:table-cell office:value-type="float" office:value="1.8">
                <text:p>1.8</text:p>
              </table:table-cell>
              <table:table-cell office:value-type="float" office:value="0.736540280606647">
                <text:p>0.736540280606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">
                <text:p>0</text:p>
              </table:table-cell>
              <table:table-cell office:value-type="float" office:value="-2.16">
                <text:p>-2.16</text:p>
              </table:table-cell>
              <table:table-cell office:value-type="float" office:value="0.758061052305403">
                <text:p>0.758061052305403</text:p>
              </table:table-cell>
              <table:table-cell office:value-type="float" office:value="-0.16">
                <text:p>-0.16</text:p>
              </table:table-cell>
              <table:table-cell office:value-type="float" office:value="0.758061052305403">
                <text:p>0.758061052305403</text:p>
              </table:table-cell>
              <table:table-cell office:value-type="float" office:value="1.84">
                <text:p>1.84</text:p>
              </table:table-cell>
              <table:table-cell office:value-type="float" office:value="0.758061052305403">
                <text:p>0.758061052305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2.12">
                <text:p>-2.12</text:p>
              </table:table-cell>
              <table:table-cell office:value-type="float" office:value="0.775233230250028">
                <text:p>0.775233230250028</text:p>
              </table:table-cell>
              <table:table-cell office:value-type="float" office:value="-0.12">
                <text:p>-0.12</text:p>
              </table:table-cell>
              <table:table-cell office:value-type="float" office:value="0.775233230250028">
                <text:p>0.775233230250028</text:p>
              </table:table-cell>
              <table:table-cell office:value-type="float" office:value="1.88">
                <text:p>1.88</text:p>
              </table:table-cell>
              <table:table-cell office:value-type="float" office:value="0.775233230250028">
                <text:p>0.775233230250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-2.08">
                <text:p>-2.08</text:p>
              </table:table-cell>
              <table:table-cell office:value-type="float" office:value="0.787736723137082">
                <text:p>0.787736723137082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787736723137082">
                <text:p>0.787736723137082</text:p>
              </table:table-cell>
              <table:table-cell office:value-type="float" office:value="1.92">
                <text:p>1.92</text:p>
              </table:table-cell>
              <table:table-cell office:value-type="float" office:value="0.787736723137082">
                <text:p>0.787736723137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  <table:table-cell office:value-type="float" office:value="-2.04">
                <text:p>-2.04</text:p>
              </table:table-cell>
              <table:table-cell office:value-type="float" office:value="0.795335411023218">
                <text:p>0.795335411023218</text:p>
              </table:table-cell>
              <table:table-cell office:value-type="float" office:value="-0.04">
                <text:p>-0.04</text:p>
              </table:table-cell>
              <table:table-cell office:value-type="float" office:value="0.795335411023218">
                <text:p>0.795335411023218</text:p>
              </table:table-cell>
              <table:table-cell office:value-type="float" office:value="1.96">
                <text:p>1.96</text:p>
              </table:table-cell>
              <table:table-cell office:value-type="float" office:value="0.795335411023218">
                <text:p>0.7953354110232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797884560802865">
                <text:p>0.797884560802865</text:p>
              </table:table-cell>
              <table:table-cell office:value-type="float" office:value="0">
                <text:p>0</text:p>
              </table:table-cell>
              <table:table-cell office:value-type="float" office:value="0.797884560802865">
                <text:p>0.797884560802865</text:p>
              </table:table-cell>
              <table:table-cell office:value-type="float" office:value="2">
                <text:p>2</text:p>
              </table:table-cell>
              <table:table-cell office:value-type="float" office:value="0.797884560802865">
                <text:p>0.797884560802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  <table:table-cell office:value-type="float" office:value="-1.96">
                <text:p>-1.96</text:p>
              </table:table-cell>
              <table:table-cell office:value-type="float" office:value="0.795335411023218">
                <text:p>0.795335411023218</text:p>
              </table:table-cell>
              <table:table-cell office:value-type="float" office:value="0.04">
                <text:p>0.04</text:p>
              </table:table-cell>
              <table:table-cell office:value-type="float" office:value="0.795335411023218">
                <text:p>0.795335411023218</text:p>
              </table:table-cell>
              <table:table-cell office:value-type="float" office:value="2.04">
                <text:p>2.04</text:p>
              </table:table-cell>
              <table:table-cell office:value-type="float" office:value="0.795335411023218">
                <text:p>0.795335411023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-1.92">
                <text:p>-1.92</text:p>
              </table:table-cell>
              <table:table-cell office:value-type="float" office:value="0.787736723137082">
                <text:p>0.787736723137082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787736723137082">
                <text:p>0.787736723137082</text:p>
              </table:table-cell>
              <table:table-cell office:value-type="float" office:value="2.08">
                <text:p>2.08</text:p>
              </table:table-cell>
              <table:table-cell office:value-type="float" office:value="0.787736723137082">
                <text:p>0.787736723137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">
                <text:p>0</text:p>
              </table:table-cell>
              <table:table-cell office:value-type="float" office:value="-1.88">
                <text:p>-1.88</text:p>
              </table:table-cell>
              <table:table-cell office:value-type="float" office:value="0.775233230250028">
                <text:p>0.775233230250028</text:p>
              </table:table-cell>
              <table:table-cell office:value-type="float" office:value="0.12">
                <text:p>0.12</text:p>
              </table:table-cell>
              <table:table-cell office:value-type="float" office:value="0.775233230250028">
                <text:p>0.775233230250028</text:p>
              </table:table-cell>
              <table:table-cell office:value-type="float" office:value="2.12">
                <text:p>2.12</text:p>
              </table:table-cell>
              <table:table-cell office:value-type="float" office:value="0.775233230250028">
                <text:p>0.775233230250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  <table:table-cell office:value-type="float" office:value="-1.84">
                <text:p>-1.84</text:p>
              </table:table-cell>
              <table:table-cell office:value-type="float" office:value="0.758061052305403">
                <text:p>0.758061052305403</text:p>
              </table:table-cell>
              <table:table-cell office:value-type="float" office:value="0.16">
                <text:p>0.16</text:p>
              </table:table-cell>
              <table:table-cell office:value-type="float" office:value="0.758061052305403">
                <text:p>0.758061052305403</text:p>
              </table:table-cell>
              <table:table-cell office:value-type="float" office:value="2.16">
                <text:p>2.16</text:p>
              </table:table-cell>
              <table:table-cell office:value-type="float" office:value="0.758061052305403">
                <text:p>0.758061052305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8">
                <text:p>-1.8</text:p>
              </table:table-cell>
              <table:table-cell office:value-type="float" office:value="0.736540280606647">
                <text:p>0.736540280606647</text:p>
              </table:table-cell>
              <table:table-cell office:value-type="float" office:value="0.2">
                <text:p>0.2</text:p>
              </table:table-cell>
              <table:table-cell office:value-type="float" office:value="0.736540280606647">
                <text:p>0.736540280606647</text:p>
              </table:table-cell>
              <table:table-cell office:value-type="float" office:value="2.2">
                <text:p>2.2</text:p>
              </table:table-cell>
              <table:table-cell office:value-type="float" office:value="0.736540280606647">
                <text:p>0.736540280606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-1.76">
                <text:p>-1.76</text:p>
              </table:table-cell>
              <table:table-cell office:value-type="float" office:value="0.711065057011994">
                <text:p>0.711065057011994</text:p>
              </table:table-cell>
              <table:table-cell office:value-type="float" office:value="0.24">
                <text:p>0.24</text:p>
              </table:table-cell>
              <table:table-cell office:value-type="float" office:value="0.711065057011994">
                <text:p>0.711065057011994</text:p>
              </table:table-cell>
              <table:table-cell office:value-type="float" office:value="2.24">
                <text:p>2.24</text:p>
              </table:table-cell>
              <table:table-cell office:value-type="float" office:value="0.711065057011994">
                <text:p>0.711065057011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-1.72">
                <text:p>-1.72</text:p>
              </table:table-cell>
              <table:table-cell office:value-type="float" office:value="0.682091577260705">
                <text:p>0.682091577260705</text:p>
              </table:table-cell>
              <table:table-cell office:value-type="float" office:value="0.28">
                <text:p>0.28</text:p>
              </table:table-cell>
              <table:table-cell office:value-type="float" office:value="0.682091577260705">
                <text:p>0.682091577260705</text:p>
              </table:table-cell>
              <table:table-cell office:value-type="float" office:value="2.28">
                <text:p>2.28</text:p>
              </table:table-cell>
              <table:table-cell office:value-type="float" office:value="0.682091577260705">
                <text:p>0.6820915772607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-1.68">
                <text:p>-1.68</text:p>
              </table:table-cell>
              <table:table-cell office:value-type="float" office:value="0.650124528168164">
                <text:p>0.650124528168164</text:p>
              </table:table-cell>
              <table:table-cell office:value-type="float" office:value="0.32">
                <text:p>0.32</text:p>
              </table:table-cell>
              <table:table-cell office:value-type="float" office:value="0.650124528168164">
                <text:p>0.650124528168164</text:p>
              </table:table-cell>
              <table:table-cell office:value-type="float" office:value="2.32">
                <text:p>2.32</text:p>
              </table:table-cell>
              <table:table-cell office:value-type="float" office:value="0.650124528168164">
                <text:p>0.650124528168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1.64">
                <text:p>-1.64</text:p>
              </table:table-cell>
              <table:table-cell office:value-type="float" office:value="0.615702520939706">
                <text:p>0.615702520939706</text:p>
              </table:table-cell>
              <table:table-cell office:value-type="float" office:value="0.36">
                <text:p>0.36</text:p>
              </table:table-cell>
              <table:table-cell office:value-type="float" office:value="0.615702520939706">
                <text:p>0.615702520939706</text:p>
              </table:table-cell>
              <table:table-cell office:value-type="float" office:value="2.36">
                <text:p>2.36</text:p>
              </table:table-cell>
              <table:table-cell office:value-type="float" office:value="0.615702520939706">
                <text:p>0.6157025209397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.579383105522965">
                <text:p>0.579383105522965</text:p>
              </table:table-cell>
              <table:table-cell office:value-type="float" office:value="0.4">
                <text:p>0.4</text:p>
              </table:table-cell>
              <table:table-cell office:value-type="float" office:value="0.579383105522965">
                <text:p>0.579383105522965</text:p>
              </table:table-cell>
              <table:table-cell office:value-type="float" office:value="2.4">
                <text:p>2.4</text:p>
              </table:table-cell>
              <table:table-cell office:value-type="float" office:value="0.579383105522965">
                <text:p>0.5793831055229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-1.56">
                <text:p>-1.56</text:p>
              </table:table-cell>
              <table:table-cell office:value-type="float" office:value="0.541727943596676">
                <text:p>0.541727943596676</text:p>
              </table:table-cell>
              <table:table-cell office:value-type="float" office:value="0.44">
                <text:p>0.44</text:p>
              </table:table-cell>
              <table:table-cell office:value-type="float" office:value="0.541727943596676">
                <text:p>0.541727943596676</text:p>
              </table:table-cell>
              <table:table-cell office:value-type="float" office:value="2.44">
                <text:p>2.44</text:p>
              </table:table-cell>
              <table:table-cell office:value-type="float" office:value="0.541727943596676">
                <text:p>0.54172794359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-1.52">
                <text:p>-1.52</text:p>
              </table:table-cell>
              <table:table-cell office:value-type="float" office:value="0.503288682196234">
                <text:p>0.503288682196234</text:p>
              </table:table-cell>
              <table:table-cell office:value-type="float" office:value="0.48">
                <text:p>0.48</text:p>
              </table:table-cell>
              <table:table-cell office:value-type="float" office:value="0.503288682196234">
                <text:p>0.503288682196234</text:p>
              </table:table-cell>
              <table:table-cell office:value-type="float" office:value="2.48">
                <text:p>2.48</text:p>
              </table:table-cell>
              <table:table-cell office:value-type="float" office:value="0.503288682196234">
                <text:p>0.503288682196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-1.48">
                <text:p>-1.48</text:p>
              </table:table-cell>
              <table:table-cell office:value-type="float" office:value="0.464594009486732">
                <text:p>0.464594009486732</text:p>
              </table:table-cell>
              <table:table-cell office:value-type="float" office:value="0.52">
                <text:p>0.52</text:p>
              </table:table-cell>
              <table:table-cell office:value-type="float" office:value="0.464594009486732">
                <text:p>0.464594009486732</text:p>
              </table:table-cell>
              <table:table-cell office:value-type="float" office:value="2.52">
                <text:p>2.52</text:p>
              </table:table-cell>
              <table:table-cell office:value-type="float" office:value="0.464594009486732">
                <text:p>0.464594009486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-1.44">
                <text:p>-1.44</text:p>
              </table:table-cell>
              <table:table-cell office:value-type="float" office:value="0.426138293551436">
                <text:p>0.426138293551436</text:p>
              </table:table-cell>
              <table:table-cell office:value-type="float" office:value="0.56">
                <text:p>0.56</text:p>
              </table:table-cell>
              <table:table-cell office:value-type="float" office:value="0.426138293551436">
                <text:p>0.426138293551436</text:p>
              </table:table-cell>
              <table:table-cell office:value-type="float" office:value="2.56">
                <text:p>2.56</text:p>
              </table:table-cell>
              <table:table-cell office:value-type="float" office:value="0.426138293551436">
                <text:p>0.426138293551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.4">
                <text:p>-1.4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0.6">
                <text:p>0.6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2.6">
                <text:p>2.6</text:p>
              </table:table-cell>
              <table:table-cell office:value-type="float" office:value="0.388372109966426">
                <text:p>0.3883721099664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-1.36">
                <text:p>-1.36</text:p>
              </table:table-cell>
              <table:table-cell office:value-type="float" office:value="0.351694860595325">
                <text:p>0.351694860595325</text:p>
              </table:table-cell>
              <table:table-cell office:value-type="float" office:value="0.64">
                <text:p>0.64</text:p>
              </table:table-cell>
              <table:table-cell office:value-type="float" office:value="0.351694860595325">
                <text:p>0.351694860595325</text:p>
              </table:table-cell>
              <table:table-cell office:value-type="float" office:value="2.64">
                <text:p>2.64</text:p>
              </table:table-cell>
              <table:table-cell office:value-type="float" office:value="0.351694860595325">
                <text:p>0.351694860595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-1.32">
                <text:p>-1.32</text:p>
              </table:table-cell>
              <table:table-cell office:value-type="float" office:value="0.316449580740766">
                <text:p>0.316449580740766</text:p>
              </table:table-cell>
              <table:table-cell office:value-type="float" office:value="0.68">
                <text:p>0.68</text:p>
              </table:table-cell>
              <table:table-cell office:value-type="float" office:value="0.316449580740766">
                <text:p>0.316449580740766</text:p>
              </table:table-cell>
              <table:table-cell office:value-type="float" office:value="2.68">
                <text:p>2.68</text:p>
              </table:table-cell>
              <table:table-cell office:value-type="float" office:value="0.316449580740766">
                <text:p>0.316449580740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-1.28">
                <text:p>-1.28</text:p>
              </table:table-cell>
              <table:table-cell office:value-type="float" office:value="0.282919930449677">
                <text:p>0.282919930449677</text:p>
              </table:table-cell>
              <table:table-cell office:value-type="float" office:value="0.72">
                <text:p>0.72</text:p>
              </table:table-cell>
              <table:table-cell office:value-type="float" office:value="0.282919930449677">
                <text:p>0.282919930449677</text:p>
              </table:table-cell>
              <table:table-cell office:value-type="float" office:value="2.72">
                <text:p>2.72</text:p>
              </table:table-cell>
              <table:table-cell office:value-type="float" office:value="0.282919930449677">
                <text:p>0.282919930449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-1.24">
                <text:p>-1.24</text:p>
              </table:table-cell>
              <table:table-cell office:value-type="float" office:value="0.251329273578176">
                <text:p>0.251329273578176</text:p>
              </table:table-cell>
              <table:table-cell office:value-type="float" office:value="0.76">
                <text:p>0.76</text:p>
              </table:table-cell>
              <table:table-cell office:value-type="float" office:value="0.251329273578176">
                <text:p>0.251329273578176</text:p>
              </table:table-cell>
              <table:table-cell office:value-type="float" office:value="2.76">
                <text:p>2.76</text:p>
              </table:table-cell>
              <table:table-cell office:value-type="float" office:value="0.251329273578176">
                <text:p>0.251329273578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0.8">
                <text:p>0.8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2.8">
                <text:p>2.8</text:p>
              </table:table-cell>
              <table:table-cell office:value-type="float" office:value="0.221841669358911">
                <text:p>0.2218416693589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-1.16">
                <text:p>-1.16</text:p>
              </table:table-cell>
              <table:table-cell office:value-type="float" office:value="0.194564538662935">
                <text:p>0.194564538662935</text:p>
              </table:table-cell>
              <table:table-cell office:value-type="float" office:value="0.84">
                <text:p>0.84</text:p>
              </table:table-cell>
              <table:table-cell office:value-type="float" office:value="0.194564538662935">
                <text:p>0.194564538662935</text:p>
              </table:table-cell>
              <table:table-cell office:value-type="float" office:value="2.84">
                <text:p>2.84</text:p>
              </table:table-cell>
              <table:table-cell office:value-type="float" office:value="0.194564538662935">
                <text:p>0.194564538662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-1.12">
                <text:p>-1.12</text:p>
              </table:table-cell>
              <table:table-cell office:value-type="float" office:value="0.169552722616045">
                <text:p>0.169552722616045</text:p>
              </table:table-cell>
              <table:table-cell office:value-type="float" office:value="0.88">
                <text:p>0.88</text:p>
              </table:table-cell>
              <table:table-cell office:value-type="float" office:value="0.169552722616045">
                <text:p>0.169552722616045</text:p>
              </table:table-cell>
              <table:table-cell office:value-type="float" office:value="2.88">
                <text:p>2.88</text:p>
              </table:table-cell>
              <table:table-cell office:value-type="float" office:value="0.169552722616045">
                <text:p>0.1695527226160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-1.08">
                <text:p>-1.08</text:p>
              </table:table-cell>
              <table:table-cell office:value-type="float" office:value="0.146813625163314">
                <text:p>0.146813625163314</text:p>
              </table:table-cell>
              <table:table-cell office:value-type="float" office:value="0.92">
                <text:p>0.92</text:p>
              </table:table-cell>
              <table:table-cell office:value-type="float" office:value="0.146813625163314">
                <text:p>0.146813625163314</text:p>
              </table:table-cell>
              <table:table-cell office:value-type="float" office:value="2.92">
                <text:p>2.92</text:p>
              </table:table-cell>
              <table:table-cell office:value-type="float" office:value="0.146813625163314">
                <text:p>0.14681362516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-1.04">
                <text:p>-1.04</text:p>
              </table:table-cell>
              <table:table-cell office:value-type="float" office:value="0.126313122870397">
                <text:p>0.126313122870397</text:p>
              </table:table-cell>
              <table:table-cell office:value-type="float" office:value="0.96">
                <text:p>0.96</text:p>
              </table:table-cell>
              <table:table-cell office:value-type="float" office:value="0.126313122870397">
                <text:p>0.126313122870397</text:p>
              </table:table-cell>
              <table:table-cell office:value-type="float" office:value="2.96">
                <text:p>2.96</text:p>
              </table:table-cell>
              <table:table-cell office:value-type="float" office:value="0.126313122870397">
                <text:p>0.12631312287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1">
                <text:p>1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3">
                <text:p>3</text:p>
              </table:table-cell>
              <table:table-cell office:value-type="float" office:value="0.107981933026376">
                <text:p>0.107981933026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-0.96">
                <text:p>-0.96</text:p>
              </table:table-cell>
              <table:table-cell office:value-type="float" office:value="0.0917221525421098">
                <text:p>0.0917221525421098</text:p>
              </table:table-cell>
              <table:table-cell office:value-type="float" office:value="1.04">
                <text:p>1.04</text:p>
              </table:table-cell>
              <table:table-cell office:value-type="float" office:value="0.0917221525421098">
                <text:p>0.0917221525421098</text:p>
              </table:table-cell>
              <table:table-cell office:value-type="float" office:value="3.04">
                <text:p>3.04</text:p>
              </table:table-cell>
              <table:table-cell office:value-type="float" office:value="0.0917221525421098">
                <text:p>0.0917221525421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  <table:table-cell office:value-type="float" office:value="0.0774137122949112">
                <text:p>0.0774137122949112</text:p>
              </table:table-cell>
              <table:table-cell office:value-type="float" office:value="1.08">
                <text:p>1.08</text:p>
              </table:table-cell>
              <table:table-cell office:value-type="float" office:value="0.0774137122949112">
                <text:p>0.0774137122949112</text:p>
              </table:table-cell>
              <table:table-cell office:value-type="float" office:value="3.08">
                <text:p>3.08</text:p>
              </table:table-cell>
              <table:table-cell office:value-type="float" office:value="0.0774137122949112">
                <text:p>0.0774137122949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-0.88">
                <text:p>-0.88</text:p>
              </table:table-cell>
              <table:table-cell office:value-type="float" office:value="0.0649205312873949">
                <text:p>0.0649205312873949</text:p>
              </table:table-cell>
              <table:table-cell office:value-type="float" office:value="1.12">
                <text:p>1.12</text:p>
              </table:table-cell>
              <table:table-cell office:value-type="float" office:value="0.0649205312873949">
                <text:p>0.0649205312873949</text:p>
              </table:table-cell>
              <table:table-cell office:value-type="float" office:value="3.12">
                <text:p>3.12</text:p>
              </table:table-cell>
              <table:table-cell office:value-type="float" office:value="0.0649205312873949">
                <text:p>0.0649205312873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-0.84">
                <text:p>-0.84</text:p>
              </table:table-cell>
              <table:table-cell office:value-type="float" office:value="0.0540961990937635">
                <text:p>0.0540961990937635</text:p>
              </table:table-cell>
              <table:table-cell office:value-type="float" office:value="1.16">
                <text:p>1.16</text:p>
              </table:table-cell>
              <table:table-cell office:value-type="float" office:value="0.0540961990937635">
                <text:p>0.0540961990937635</text:p>
              </table:table-cell>
              <table:table-cell office:value-type="float" office:value="3.16">
                <text:p>3.16</text:p>
              </table:table-cell>
              <table:table-cell office:value-type="float" office:value="0.0540961990937635">
                <text:p>0.0540961990937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1.2">
                <text:p>1.2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3.2">
                <text:p>3.2</text:p>
              </table:table-cell>
              <table:table-cell office:value-type="float" office:value="0.0447890605896858">
                <text:p>0.0447890605896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-0.76">
                <text:p>-0.76</text:p>
              </table:table-cell>
              <table:table-cell office:value-type="float" office:value="0.0368466212937241">
                <text:p>0.0368466212937241</text:p>
              </table:table-cell>
              <table:table-cell office:value-type="float" office:value="1.24">
                <text:p>1.24</text:p>
              </table:table-cell>
              <table:table-cell office:value-type="float" office:value="0.0368466212937241">
                <text:p>0.0368466212937241</text:p>
              </table:table-cell>
              <table:table-cell office:value-type="float" office:value="3.24">
                <text:p>3.24</text:p>
              </table:table-cell>
              <table:table-cell office:value-type="float" office:value="0.0368466212937241">
                <text:p>0.0368466212937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-0.72">
                <text:p>-0.72</text:p>
              </table:table-cell>
              <table:table-cell office:value-type="float" office:value="0.0301192326547549">
                <text:p>0.0301192326547549</text:p>
              </table:table-cell>
              <table:table-cell office:value-type="float" office:value="1.28">
                <text:p>1.28</text:p>
              </table:table-cell>
              <table:table-cell office:value-type="float" office:value="0.0301192326547549">
                <text:p>0.0301192326547549</text:p>
              </table:table-cell>
              <table:table-cell office:value-type="float" office:value="3.28">
                <text:p>3.28</text:p>
              </table:table-cell>
              <table:table-cell office:value-type="float" office:value="0.0301192326547549">
                <text:p>0.0301192326547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-0.68">
                <text:p>-0.68</text:p>
              </table:table-cell>
              <table:table-cell office:value-type="float" office:value="0.0244630527025559">
                <text:p>0.0244630527025559</text:p>
              </table:table-cell>
              <table:table-cell office:value-type="float" office:value="1.32">
                <text:p>1.32</text:p>
              </table:table-cell>
              <table:table-cell office:value-type="float" office:value="0.0244630527025559">
                <text:p>0.0244630527025559</text:p>
              </table:table-cell>
              <table:table-cell office:value-type="float" office:value="3.32">
                <text:p>3.32</text:p>
              </table:table-cell>
              <table:table-cell office:value-type="float" office:value="0.0244630527025559">
                <text:p>0.0244630527025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-0.64">
                <text:p>-0.64</text:p>
              </table:table-cell>
              <table:table-cell office:value-type="float" office:value="0.0197423075895023">
                <text:p>0.0197423075895023</text:p>
              </table:table-cell>
              <table:table-cell office:value-type="float" office:value="1.36">
                <text:p>1.36</text:p>
              </table:table-cell>
              <table:table-cell office:value-type="float" office:value="0.0197423075895023">
                <text:p>0.0197423075895023</text:p>
              </table:table-cell>
              <table:table-cell office:value-type="float" office:value="3.36">
                <text:p>3.36</text:p>
              </table:table-cell>
              <table:table-cell office:value-type="float" office:value="0.0197423075895023">
                <text:p>0.01974230758950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1.4">
                <text:p>1.4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3.4">
                <text:p>3.4</text:p>
              </table:table-cell>
              <table:table-cell office:value-type="float" office:value="0.0158309031659599">
                <text:p>0.0158309031659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-0.56">
                <text:p>-0.56</text:p>
              </table:table-cell>
              <table:table-cell office:value-type="float" office:value="0.0126134527925319">
                <text:p>0.0126134527925319</text:p>
              </table:table-cell>
              <table:table-cell office:value-type="float" office:value="1.44">
                <text:p>1.44</text:p>
              </table:table-cell>
              <table:table-cell office:value-type="float" office:value="0.0126134527925319">
                <text:p>0.0126134527925319</text:p>
              </table:table-cell>
              <table:table-cell office:value-type="float" office:value="3.44">
                <text:p>3.44</text:p>
              </table:table-cell>
              <table:table-cell office:value-type="float" office:value="0.0126134527925319">
                <text:p>0.0126134527925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-0.52">
                <text:p>-0.52</text:p>
              </table:table-cell>
              <table:table-cell office:value-type="float" office:value="0.00998579842722475">
                <text:p>0.00998579842722475</text:p>
              </table:table-cell>
              <table:table-cell office:value-type="float" office:value="1.48">
                <text:p>1.48</text:p>
              </table:table-cell>
              <table:table-cell office:value-type="float" office:value="0.00998579842722475">
                <text:p>0.00998579842722475</text:p>
              </table:table-cell>
              <table:table-cell office:value-type="float" office:value="3.48">
                <text:p>3.48</text:p>
              </table:table-cell>
              <table:table-cell office:value-type="float" office:value="0.00998579842722475">
                <text:p>0.00998579842722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0.00785510725784956">
                <text:p>0.00785510725784956</text:p>
              </table:table-cell>
              <table:table-cell office:value-type="float" office:value="1.52">
                <text:p>1.52</text:p>
              </table:table-cell>
              <table:table-cell office:value-type="float" office:value="0.00785510725784956">
                <text:p>0.00785510725784956</text:p>
              </table:table-cell>
              <table:table-cell office:value-type="float" office:value="3.52">
                <text:p>3.52</text:p>
              </table:table-cell>
              <table:table-cell office:value-type="float" office:value="0.00785510725784956">
                <text:p>0.007855107257849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-0.44">
                <text:p>-0.44</text:p>
              </table:table-cell>
              <table:table-cell office:value-type="float" office:value="0.00613962660220948">
                <text:p>0.00613962660220948</text:p>
              </table:table-cell>
              <table:table-cell office:value-type="float" office:value="1.56">
                <text:p>1.56</text:p>
              </table:table-cell>
              <table:table-cell office:value-type="float" office:value="0.00613962660220948">
                <text:p>0.00613962660220948</text:p>
              </table:table-cell>
              <table:table-cell office:value-type="float" office:value="3.56">
                <text:p>3.56</text:p>
              </table:table-cell>
              <table:table-cell office:value-type="float" office:value="0.00613962660220948">
                <text:p>0.006139626602209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1.6">
                <text:p>1.6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3.6">
                <text:p>3.6</text:p>
              </table:table-cell>
              <table:table-cell office:value-type="float" office:value="0.00476817640292968">
                <text:p>0.00476817640292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-0.36">
                <text:p>-0.36</text:p>
              </table:table-cell>
              <table:table-cell office:value-type="float" office:value="0.00367945236164855">
                <text:p>0.00367945236164855</text:p>
              </table:table-cell>
              <table:table-cell office:value-type="float" office:value="1.64">
                <text:p>1.64</text:p>
              </table:table-cell>
              <table:table-cell office:value-type="float" office:value="0.00367945236164855">
                <text:p>0.00367945236164855</text:p>
              </table:table-cell>
              <table:table-cell office:value-type="float" office:value="3.64">
                <text:p>3.64</text:p>
              </table:table-cell>
              <table:table-cell office:value-type="float" office:value="0.00367945236164855">
                <text:p>0.00367945236164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  <table:table-cell office:value-type="float" office:value="0.00282120451388276">
                <text:p>0.00282120451388276</text:p>
              </table:table-cell>
              <table:table-cell office:value-type="float" office:value="1.68">
                <text:p>1.68</text:p>
              </table:table-cell>
              <table:table-cell office:value-type="float" office:value="0.00282120451388276">
                <text:p>0.00282120451388276</text:p>
              </table:table-cell>
              <table:table-cell office:value-type="float" office:value="3.68">
                <text:p>3.68</text:p>
              </table:table-cell>
              <table:table-cell office:value-type="float" office:value="0.00282120451388276">
                <text:p>0.00282120451388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-0.28">
                <text:p>-0.28</text:p>
              </table:table-cell>
              <table:table-cell office:value-type="float" office:value="0.00214934668030747">
                <text:p>0.00214934668030747</text:p>
              </table:table-cell>
              <table:table-cell office:value-type="float" office:value="1.72">
                <text:p>1.72</text:p>
              </table:table-cell>
              <table:table-cell office:value-type="float" office:value="0.00214934668030747">
                <text:p>0.00214934668030747</text:p>
              </table:table-cell>
              <table:table-cell office:value-type="float" office:value="3.72">
                <text:p>3.72</text:p>
              </table:table-cell>
              <table:table-cell office:value-type="float" office:value="0.00214934668030747">
                <text:p>0.00214934668030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  <table:table-cell office:value-type="float" office:value="0.00162704246216361">
                <text:p>0.00162704246216361</text:p>
              </table:table-cell>
              <table:table-cell office:value-type="float" office:value="1.76">
                <text:p>1.76</text:p>
              </table:table-cell>
              <table:table-cell office:value-type="float" office:value="0.00162704246216361">
                <text:p>0.00162704246216361</text:p>
              </table:table-cell>
              <table:table-cell office:value-type="float" office:value="3.76">
                <text:p>3.76</text:p>
              </table:table-cell>
              <table:table-cell office:value-type="float" office:value="0.00162704246216361">
                <text:p>0.00162704246216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00122380386022754">
                <text:p>0.00122380386022754</text:p>
              </table:table-cell>
              <table:table-cell office:value-type="float" office:value="1.8">
                <text:p>1.8</text:p>
              </table:table-cell>
              <table:table-cell office:value-type="float" office:value="0.00122380386022754">
                <text:p>0.00122380386022754</text:p>
              </table:table-cell>
              <table:table-cell office:value-type="float" office:value="3.8">
                <text:p>3.8</text:p>
              </table:table-cell>
              <table:table-cell office:value-type="float" office:value="0.00122380386022754">
                <text:p>0.00122380386022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.000914629628119715">
                <text:p>0.000914629628119715</text:p>
              </table:table-cell>
              <table:table-cell office:value-type="float" office:value="1.84">
                <text:p>1.84</text:p>
              </table:table-cell>
              <table:table-cell office:value-type="float" office:value="0.000914629628119715">
                <text:p>0.000914629628119715</text:p>
              </table:table-cell>
              <table:table-cell office:value-type="float" office:value="3.84">
                <text:p>3.84</text:p>
              </table:table-cell>
              <table:table-cell office:value-type="float" office:value="0.000914629628119715">
                <text:p>0.0009146296281197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-0.12">
                <text:p>-0.12</text:p>
              </table:table-cell>
              <table:table-cell office:value-type="float" office:value="0.00067920242496731">
                <text:p>0.00067920242496731</text:p>
              </table:table-cell>
              <table:table-cell office:value-type="float" office:value="1.88">
                <text:p>1.88</text:p>
              </table:table-cell>
              <table:table-cell office:value-type="float" office:value="0.00067920242496731">
                <text:p>0.00067920242496731</text:p>
              </table:table-cell>
              <table:table-cell office:value-type="float" office:value="3.88">
                <text:p>3.88</text:p>
              </table:table-cell>
              <table:table-cell office:value-type="float" office:value="0.00067920242496731">
                <text:p>0.00067920242496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000501156889781722">
                <text:p>0.000501156889781722</text:p>
              </table:table-cell>
              <table:table-cell office:value-type="float" office:value="1.92">
                <text:p>1.92</text:p>
              </table:table-cell>
              <table:table-cell office:value-type="float" office:value="0.000501156889781722">
                <text:p>0.000501156889781722</text:p>
              </table:table-cell>
              <table:table-cell office:value-type="float" office:value="3.92">
                <text:p>3.92</text:p>
              </table:table-cell>
              <table:table-cell office:value-type="float" office:value="0.000501156889781722">
                <text:p>0.0005011568897817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0.000367424996004914">
                <text:p>0.000367424996004914</text:p>
              </table:table-cell>
              <table:table-cell office:value-type="float" office:value="1.96">
                <text:p>1.96</text:p>
              </table:table-cell>
              <table:table-cell office:value-type="float" office:value="0.000367424996004914">
                <text:p>0.000367424996004914</text:p>
              </table:table-cell>
              <table:table-cell office:value-type="float" office:value="3.96">
                <text:p>3.96</text:p>
              </table:table-cell>
              <table:table-cell office:value-type="float" office:value="0.000367424996004914">
                <text:p>0.000367424996004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660451529771">
                <text:p>0.000267660451529771</text:p>
              </table:table-cell>
              <table:table-cell office:value-type="float" office:value="2">
                <text:p>2</text:p>
              </table:table-cell>
              <table:table-cell office:value-type="float" office:value="0.000267660451529771">
                <text:p>0.000267660451529771</text:p>
              </table:table-cell>
              <table:table-cell office:value-type="float" office:value="4">
                <text:p>4</text:p>
              </table:table-cell>
              <table:table-cell office:value-type="float" office:value="0.000267660451529771">
                <text:p>0.000267660451529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>
        <chart:symbol-image xlink:href="Pictures/20000011000000DF000000DFF364E8A8.svm" xlink:type="simple" xlink:actuate="onLoad"/>
      </style:chart-properties>
      <style:graphic-properties svg:stroke-width="0.18cm" svg:stroke-color="#ff420e" draw:fill-color="#ff420e"/>
      <style:text-properties fo:font-size="10pt" style:font-size-asian="10pt" style:font-size-complex="10pt"/>
    </style:style>
    <style:style style:name="ch11" style:family="chart" style:data-style-name="N113">
      <style:chart-properties chart:symbol-type="none">
        <chart:symbol-image xlink:href="Pictures/2000000D000000FD000000FDE4AE83B0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3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74cm" svg:height="12.592cm" xlink:href=".." xlink:type="simple" chart:class="chart:scatter" chart:style-name="ch1">
        <chart:title svg:x="9.629cm" svg:y="0.387cm" chart:style-name="ch2">
          <text:p>Normal</text:p>
        </chart:title>
        <chart:legend chart:legend-position="end" svg:x="18.213cm" svg:y="5.198cm" style:legend-expansion="high" chart:style-name="ch3"/>
        <chart:plot-area chart:style-name="ch4" table:cell-range-address="'mutation bias_trial'.C15:'mutation bias_trial'.D115 'mutation bias_trial'.D14:'mutation bias_trial'.D14 'mutation bias_trial'.G14:'mutation bias_trial'.G115 'mutation bias_trial'.J14:'mutation bias_trial'.J115 'mutation bias_trial'.M14:'mutation bias_trial'.M115" chart:data-source-has-labels="row" svg:x="1.453cm" svg:y="1.919cm" svg:width="15.93cm" svg:height="9.414cm">
          <chartooo:coordinate-region svg:x="2.736cm" svg:y="2.131cm" svg:width="14.46cm" svg:height="8.529cm"/>
          <chart:axis chart:dimension="x" chart:name="primary-x" chart:style-name="ch5">
            <chart:title svg:x="9.295cm" svg:y="11.585cm" chart:style-name="ch6">
              <text:p>x</text:p>
            </chart:title>
          </chart:axis>
          <chart:axis chart:dimension="y" chart:name="primary-y" chart:style-name="ch7">
            <chart:title svg:x="0.451cm" svg:y="6.749cm" chart:style-name="ch8">
              <text:p>y</text:p>
            </chart:title>
            <chart:grid chart:style-name="ch9" chart:class="major"/>
          </chart:axis>
          <chart:series chart:style-name="ch10" chart:values-cell-range-address="'mutation bias_trial'.D15:'mutation bias_trial'.D115" chart:label-cell-address="'mutation bias_trial'.D14:'mutation bias_trial'.D14" chart:class="chart:scatter">
            <chart:domain table:cell-range-address="'mutation bias_trial'.C15:'mutation bias_trial'.C115"/>
            <chart:data-point chart:repeated="101"/>
          </chart:series>
          <chart:series chart:style-name="ch11" chart:values-cell-range-address="'mutation bias_trial'.G15:'mutation bias_trial'.G115" chart:label-cell-address="'mutation bias_trial'.G14:'mutation bias_trial'.G14" chart:class="chart:scatter">
            <chart:domain table:cell-range-address="'mutation bias_trial'.F15:'mutation bias_trial'.F115"/>
            <chart:data-point chart:repeated="101"/>
          </chart:series>
          <chart:series chart:style-name="ch12" chart:values-cell-range-address="'mutation bias_trial'.J15:'mutation bias_trial'.J115" chart:label-cell-address="'mutation bias_trial'.J14:'mutation bias_trial'.J14" chart:class="chart:scatter">
            <chart:domain table:cell-range-address="'mutation bias_trial'.I15:'mutation bias_trial'.I115"/>
            <chart:data-point chart:repeated="101"/>
          </chart:series>
          <chart:series chart:style-name="ch13" chart:values-cell-range-address="'mutation bias_trial'.M15:'mutation bias_trial'.M115" chart:label-cell-address="'mutation bias_trial'.M14:'mutation bias_trial'.M14" chart:class="chart:scatter">
            <chart:domain table:cell-range-address="'mutation bias_trial'.L15:'mutation bias_trial'.L115"/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eros</text:p>
                <draw:g>
                  <svg:desc>'mutation bias_trial'.D14:'mutation bias_trial'.D1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normal</text:p>
                <draw:g>
                  <svg:desc>'mutation bias_trial'.G14:'mutation bias_trial'.G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normal2</text:p>
                <draw:g>
                  <svg:desc>'mutation bias_trial'.J14:'mutation bias_trial'.J1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normal3</text:p>
                <draw:g>
                  <svg:desc>'mutation bias_trial'.M14:'mutation bias_trial'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mutation bias_trial'.C15:'mutation bias_trial'.C115</svg:desc>
                </draw:g>
              </table:table-cell>
              <table:table-cell office:value-type="float" office:value="0">
                <text:p>0</text:p>
                <draw:g>
                  <svg:desc>'mutation bias_trial'.D15:'mutation bias_trial'.D115</svg:desc>
                </draw:g>
              </table:table-cell>
              <table:table-cell office:value-type="float" office:value="-6">
                <text:p>-6</text:p>
                <draw:g>
                  <svg:desc>'mutation bias_trial'.F15:'mutation bias_trial'.F115</svg:desc>
                </draw:g>
              </table:table-cell>
              <table:table-cell office:value-type="float" office:value="0.002215924205969">
                <text:p>0.002215924205969</text:p>
                <draw:g>
                  <svg:desc>'mutation bias_trial'.G15:'mutation bias_trial'.G115</svg:desc>
                </draw:g>
              </table:table-cell>
              <table:table-cell office:value-type="float" office:value="-4">
                <text:p>-4</text:p>
                <draw:g>
                  <svg:desc>'mutation bias_trial'.I15:'mutation bias_trial'.I115</svg:desc>
                </draw:g>
              </table:table-cell>
              <table:table-cell office:value-type="float" office:value="0.002215924205969">
                <text:p>0.002215924205969</text:p>
                <draw:g>
                  <svg:desc>'mutation bias_trial'.J15:'mutation bias_trial'.J115</svg:desc>
                </draw:g>
              </table:table-cell>
              <table:table-cell office:value-type="float" office:value="-2">
                <text:p>-2</text:p>
                <draw:g>
                  <svg:desc>'mutation bias_trial'.L15:'mutation bias_trial'.L115</svg:desc>
                </draw:g>
              </table:table-cell>
              <table:table-cell office:value-type="float" office:value="0.002215924205969">
                <text:p>0.002215924205969</text:p>
                <draw:g>
                  <svg:desc>'mutation bias_trial'.M15:'mutation bias_trial'.M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  <table:table-cell office:value-type="float" office:value="-5.88">
                <text:p>-5.88</text:p>
              </table:table-cell>
              <table:table-cell office:value-type="float" office:value="0.00264817193265551">
                <text:p>0.00264817193265551</text:p>
              </table:table-cell>
              <table:table-cell office:value-type="float" office:value="-3.88">
                <text:p>-3.88</text:p>
              </table:table-cell>
              <table:table-cell office:value-type="float" office:value="0.00264817193265551">
                <text:p>0.00264817193265551</text:p>
              </table:table-cell>
              <table:table-cell office:value-type="float" office:value="-1.88">
                <text:p>-1.88</text:p>
              </table:table-cell>
              <table:table-cell office:value-type="float" office:value="0.00264817193265551">
                <text:p>0.00264817193265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-5.76">
                <text:p>-5.76</text:p>
              </table:table-cell>
              <table:table-cell office:value-type="float" office:value="0.00315336319813296">
                <text:p>0.00315336319813296</text:p>
              </table:table-cell>
              <table:table-cell office:value-type="float" office:value="-3.76">
                <text:p>-3.76</text:p>
              </table:table-cell>
              <table:table-cell office:value-type="float" office:value="0.00315336319813296">
                <text:p>0.00315336319813296</text:p>
              </table:table-cell>
              <table:table-cell office:value-type="float" office:value="-1.76">
                <text:p>-1.76</text:p>
              </table:table-cell>
              <table:table-cell office:value-type="float" office:value="0.00315336319813296">
                <text:p>0.00315336319813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5.64">
                <text:p>-5.64</text:p>
              </table:table-cell>
              <table:table-cell office:value-type="float" office:value="0.00374143626289028">
                <text:p>0.00374143626289028</text:p>
              </table:table-cell>
              <table:table-cell office:value-type="float" office:value="-3.64">
                <text:p>-3.64</text:p>
              </table:table-cell>
              <table:table-cell office:value-type="float" office:value="0.00374143626289028">
                <text:p>0.00374143626289028</text:p>
              </table:table-cell>
              <table:table-cell office:value-type="float" office:value="-1.64">
                <text:p>-1.64</text:p>
              </table:table-cell>
              <table:table-cell office:value-type="float" office:value="0.00374143626289028">
                <text:p>0.00374143626289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-5.52">
                <text:p>-5.52</text:p>
              </table:table-cell>
              <table:table-cell office:value-type="float" office:value="0.00442322719911861">
                <text:p>0.00442322719911861</text:p>
              </table:table-cell>
              <table:table-cell office:value-type="float" office:value="-3.52">
                <text:p>-3.52</text:p>
              </table:table-cell>
              <table:table-cell office:value-type="float" office:value="0.00442322719911861">
                <text:p>0.00442322719911861</text:p>
              </table:table-cell>
              <table:table-cell office:value-type="float" office:value="-1.52">
                <text:p>-1.52</text:p>
              </table:table-cell>
              <table:table-cell office:value-type="float" office:value="0.00442322719911861">
                <text:p>0.00442322719911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5.4">
                <text:p>-5.4</text:p>
              </table:table-cell>
              <table:table-cell office:value-type="float" office:value="0.0052104674072113">
                <text:p>0.0052104674072113</text:p>
              </table:table-cell>
              <table:table-cell office:value-type="float" office:value="-3.4">
                <text:p>-3.4</text:p>
              </table:table-cell>
              <table:table-cell office:value-type="float" office:value="0.0052104674072113">
                <text:p>0.0052104674072113</text:p>
              </table:table-cell>
              <table:table-cell office:value-type="float" office:value="-1.4">
                <text:p>-1.4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-5.28">
                <text:p>-5.28</text:p>
              </table:table-cell>
              <table:table-cell office:value-type="float" office:value="0.00611576317563899">
                <text:p>0.00611576317563899</text:p>
              </table:table-cell>
              <table:table-cell office:value-type="float" office:value="-3.28">
                <text:p>-3.28</text:p>
              </table:table-cell>
              <table:table-cell office:value-type="float" office:value="0.00611576317563899">
                <text:p>0.00611576317563899</text:p>
              </table:table-cell>
              <table:table-cell office:value-type="float" office:value="-1.28">
                <text:p>-1.28</text:p>
              </table:table-cell>
              <table:table-cell office:value-type="float" office:value="0.00611576317563899">
                <text:p>0.00611576317563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-5.16">
                <text:p>-5.16</text:p>
              </table:table-cell>
              <table:table-cell office:value-type="float" office:value="0.00715255449707485">
                <text:p>0.00715255449707485</text:p>
              </table:table-cell>
              <table:table-cell office:value-type="float" office:value="-3.16">
                <text:p>-3.16</text:p>
              </table:table-cell>
              <table:table-cell office:value-type="float" office:value="0.00715255449707485">
                <text:p>0.00715255449707485</text:p>
              </table:table-cell>
              <table:table-cell office:value-type="float" office:value="-1.16">
                <text:p>-1.16</text:p>
              </table:table-cell>
              <table:table-cell office:value-type="float" office:value="0.00715255449707485">
                <text:p>0.00715255449707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  <table:table-cell office:value-type="float" office:value="-5.04">
                <text:p>-5.04</text:p>
              </table:table-cell>
              <table:table-cell office:value-type="float" office:value="0.00833505041869053">
                <text:p>0.00833505041869053</text:p>
              </table:table-cell>
              <table:table-cell office:value-type="float" office:value="-3.04">
                <text:p>-3.04</text:p>
              </table:table-cell>
              <table:table-cell office:value-type="float" office:value="0.00833505041869053">
                <text:p>0.00833505041869053</text:p>
              </table:table-cell>
              <table:table-cell office:value-type="float" office:value="-1.04">
                <text:p>-1.04</text:p>
              </table:table-cell>
              <table:table-cell office:value-type="float" office:value="0.00833505041869053">
                <text:p>0.00833505041869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  <table:table-cell office:value-type="float" office:value="-4.92">
                <text:p>-4.92</text:p>
              </table:table-cell>
              <table:table-cell office:value-type="float" office:value="0.00967813836586848">
                <text:p>0.00967813836586848</text:p>
              </table:table-cell>
              <table:table-cell office:value-type="float" office:value="-2.92">
                <text:p>-2.92</text:p>
              </table:table-cell>
              <table:table-cell office:value-type="float" office:value="0.00967813836586848">
                <text:p>0.00967813836586848</text:p>
              </table:table-cell>
              <table:table-cell office:value-type="float" office:value="-0.92">
                <text:p>-0.92</text:p>
              </table:table-cell>
              <table:table-cell office:value-type="float" office:value="0.00967813836586848">
                <text:p>0.00967813836586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4.8">
                <text:p>-4.8</text:p>
              </table:table-cell>
              <table:table-cell office:value-type="float" office:value="0.0111972651474214">
                <text:p>0.0111972651474214</text:p>
              </table:table-cell>
              <table:table-cell office:value-type="float" office:value="-2.8">
                <text:p>-2.8</text:p>
              </table:table-cell>
              <table:table-cell office:value-type="float" office:value="0.0111972651474214">
                <text:p>0.0111972651474214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0111972651474214">
                <text:p>0.0111972651474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-4.68">
                <text:p>-4.68</text:p>
              </table:table-cell>
              <table:table-cell office:value-type="float" office:value="0.0129082877357938">
                <text:p>0.0129082877357938</text:p>
              </table:table-cell>
              <table:table-cell office:value-type="float" office:value="-2.68">
                <text:p>-2.68</text:p>
              </table:table-cell>
              <table:table-cell office:value-type="float" office:value="0.0129082877357938">
                <text:p>0.0129082877357938</text:p>
              </table:table-cell>
              <table:table-cell office:value-type="float" office:value="-0.68">
                <text:p>-0.68</text:p>
              </table:table-cell>
              <table:table-cell office:value-type="float" office:value="0.0129082877357938">
                <text:p>0.0129082877357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  <table:table-cell office:value-type="float" office:value="-4.56">
                <text:p>-4.56</text:p>
              </table:table-cell>
              <table:table-cell office:value-type="float" office:value="0.0148272924236706">
                <text:p>0.0148272924236706</text:p>
              </table:table-cell>
              <table:table-cell office:value-type="float" office:value="-2.56">
                <text:p>-2.56</text:p>
              </table:table-cell>
              <table:table-cell office:value-type="float" office:value="0.0148272924236706">
                <text:p>0.0148272924236706</text:p>
              </table:table-cell>
              <table:table-cell office:value-type="float" office:value="-0.560000000000001">
                <text:p>-0.560000000000001</text:p>
              </table:table-cell>
              <table:table-cell office:value-type="float" office:value="0.0148272924236706">
                <text:p>0.0148272924236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  <table:table-cell office:value-type="float" office:value="-4.44">
                <text:p>-4.44</text:p>
              </table:table-cell>
              <table:table-cell office:value-type="float" office:value="0.0169703815912246">
                <text:p>0.0169703815912246</text:p>
              </table:table-cell>
              <table:table-cell office:value-type="float" office:value="-2.44">
                <text:p>-2.44</text:p>
              </table:table-cell>
              <table:table-cell office:value-type="float" office:value="0.0169703815912246">
                <text:p>0.0169703815912246</text:p>
              </table:table-cell>
              <table:table-cell office:value-type="float" office:value="-0.44">
                <text:p>-0.44</text:p>
              </table:table-cell>
              <table:table-cell office:value-type="float" office:value="0.0169703815912246">
                <text:p>0.0169703815912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-4.32">
                <text:p>-4.32</text:p>
              </table:table-cell>
              <table:table-cell office:value-type="float" office:value="0.0193534280737278">
                <text:p>0.0193534280737278</text:p>
              </table:table-cell>
              <table:table-cell office:value-type="float" office:value="-2.32">
                <text:p>-2.32</text:p>
              </table:table-cell>
              <table:table-cell office:value-type="float" office:value="0.0193534280737278">
                <text:p>0.0193534280737278</text:p>
              </table:table-cell>
              <table:table-cell office:value-type="float" office:value="-0.32">
                <text:p>-0.32</text:p>
              </table:table-cell>
              <table:table-cell office:value-type="float" office:value="0.0193534280737278">
                <text:p>0.0193534280737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.2">
                <text:p>-4.2</text:p>
              </table:table-cell>
              <table:table-cell office:value-type="float" office:value="0.0219917979902136">
                <text:p>0.0219917979902136</text:p>
              </table:table-cell>
              <table:table-cell office:value-type="float" office:value="-2.2">
                <text:p>-2.2</text:p>
              </table:table-cell>
              <table:table-cell office:value-type="float" office:value="0.0219917979902136">
                <text:p>0.0219917979902136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4.08">
                <text:p>-4.08</text:p>
              </table:table-cell>
              <table:table-cell office:value-type="float" office:value="0.0249000438675354">
                <text:p>0.0249000438675354</text:p>
              </table:table-cell>
              <table:table-cell office:value-type="float" office:value="-2.08">
                <text:p>-2.08</text:p>
              </table:table-cell>
              <table:table-cell office:value-type="float" office:value="0.0249000438675354">
                <text:p>0.0249000438675354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0249000438675354">
                <text:p>0.0249000438675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  <table:table-cell office:value-type="float" office:value="0.028091570951934">
                <text:p>0.028091570951934</text:p>
              </table:table-cell>
              <table:table-cell office:value-type="float" office:value="-1.96">
                <text:p>-1.96</text:p>
              </table:table-cell>
              <table:table-cell office:value-type="float" office:value="0.028091570951934">
                <text:p>0.028091570951934</text:p>
              </table:table-cell>
              <table:table-cell office:value-type="float" office:value="0.0400000000000005">
                <text:p>0.0400000000000005</text:p>
              </table:table-cell>
              <table:table-cell office:value-type="float" office:value="0.028091570951934">
                <text:p>0.028091570951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-3.84">
                <text:p>-3.84</text:p>
              </table:table-cell>
              <table:table-cell office:value-type="float" office:value="0.0315782807175993">
                <text:p>0.0315782807175993</text:p>
              </table:table-cell>
              <table:table-cell office:value-type="float" office:value="-1.84">
                <text:p>-1.84</text:p>
              </table:table-cell>
              <table:table-cell office:value-type="float" office:value="0.0315782807175993">
                <text:p>0.0315782807175993</text:p>
              </table:table-cell>
              <table:table-cell office:value-type="float" office:value="0.16">
                <text:p>0.16</text:p>
              </table:table-cell>
              <table:table-cell office:value-type="float" office:value="0.0315782807175993">
                <text:p>0.0315782807175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-3.72">
                <text:p>-3.72</text:p>
              </table:table-cell>
              <table:table-cell office:value-type="float" office:value="0.0353701967284917">
                <text:p>0.0353701967284917</text:p>
              </table:table-cell>
              <table:table-cell office:value-type="float" office:value="-1.72">
                <text:p>-1.72</text:p>
              </table:table-cell>
              <table:table-cell office:value-type="float" office:value="0.0353701967284917">
                <text:p>0.0353701967284917</text:p>
              </table:table-cell>
              <table:table-cell office:value-type="float" office:value="0.28">
                <text:p>0.28</text:p>
              </table:table-cell>
              <table:table-cell office:value-type="float" office:value="0.0353701967284917">
                <text:p>0.0353701967284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3.6">
                <text:p>-3.6</text:p>
              </table:table-cell>
              <table:table-cell office:value-type="float" office:value="0.0394750791504471">
                <text:p>0.0394750791504471</text:p>
              </table:table-cell>
              <table:table-cell office:value-type="float" office:value="-1.6">
                <text:p>-1.6</text:p>
              </table:table-cell>
              <table:table-cell office:value-type="float" office:value="0.0394750791504471">
                <text:p>0.0394750791504471</text:p>
              </table:table-cell>
              <table:table-cell office:value-type="float" office:value="0.4">
                <text:p>0.4</text:p>
              </table:table-cell>
              <table:table-cell office:value-type="float" office:value="0.0394750791504471">
                <text:p>0.0394750791504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-3.48">
                <text:p>-3.48</text:p>
              </table:table-cell>
              <table:table-cell office:value-type="float" office:value="0.0438980353054528">
                <text:p>0.0438980353054528</text:p>
              </table:table-cell>
              <table:table-cell office:value-type="float" office:value="-1.48">
                <text:p>-1.48</text:p>
              </table:table-cell>
              <table:table-cell office:value-type="float" office:value="0.0438980353054528">
                <text:p>0.0438980353054528</text:p>
              </table:table-cell>
              <table:table-cell office:value-type="float" office:value="0.52">
                <text:p>0.52</text:p>
              </table:table-cell>
              <table:table-cell office:value-type="float" office:value="0.0438980353054528">
                <text:p>0.0438980353054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  <table:table-cell office:value-type="float" office:value="-3.36">
                <text:p>-3.36</text:p>
              </table:table-cell>
              <table:table-cell office:value-type="float" office:value="0.0486411346657337">
                <text:p>0.0486411346657337</text:p>
              </table:table-cell>
              <table:table-cell office:value-type="float" office:value="-1.36">
                <text:p>-1.36</text:p>
              </table:table-cell>
              <table:table-cell office:value-type="float" office:value="0.0486411346657337">
                <text:p>0.0486411346657337</text:p>
              </table:table-cell>
              <table:table-cell office:value-type="float" office:value="0.64">
                <text:p>0.64</text:p>
              </table:table-cell>
              <table:table-cell office:value-type="float" office:value="0.0486411346657337">
                <text:p>0.0486411346657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-3.24">
                <text:p>-3.24</text:p>
              </table:table-cell>
              <table:table-cell office:value-type="float" office:value="0.0537030375567419">
                <text:p>0.0537030375567419</text:p>
              </table:table-cell>
              <table:table-cell office:value-type="float" office:value="-1.24">
                <text:p>-1.24</text:p>
              </table:table-cell>
              <table:table-cell office:value-type="float" office:value="0.0537030375567419">
                <text:p>0.0537030375567419</text:p>
              </table:table-cell>
              <table:table-cell office:value-type="float" office:value="0.76">
                <text:p>0.76</text:p>
              </table:table-cell>
              <table:table-cell office:value-type="float" office:value="0.0537030375567419">
                <text:p>0.0537030375567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-3.12">
                <text:p>-3.12</text:p>
              </table:table-cell>
              <table:table-cell office:value-type="float" office:value="0.0590786475297911">
                <text:p>0.0590786475297911</text:p>
              </table:table-cell>
              <table:table-cell office:value-type="float" office:value="-1.12">
                <text:p>-1.12</text:p>
              </table:table-cell>
              <table:table-cell office:value-type="float" office:value="0.0590786475297911">
                <text:p>0.0590786475297911</text:p>
              </table:table-cell>
              <table:table-cell office:value-type="float" office:value="0.88">
                <text:p>0.88</text:p>
              </table:table-cell>
              <table:table-cell office:value-type="float" office:value="0.0590786475297911">
                <text:p>0.0590786475297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-1">
                <text:p>-1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1">
                <text:p>1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  <table:table-cell office:value-type="float" office:value="-2.88">
                <text:p>-2.88</text:p>
              </table:table-cell>
              <table:table-cell office:value-type="float" office:value="0.0707299826124194">
                <text:p>0.0707299826124194</text:p>
              </table:table-cell>
              <table:table-cell office:value-type="float" office:value="-0.88">
                <text:p>-0.88</text:p>
              </table:table-cell>
              <table:table-cell office:value-type="float" office:value="0.0707299826124194">
                <text:p>0.0707299826124194</text:p>
              </table:table-cell>
              <table:table-cell office:value-type="float" office:value="1.12">
                <text:p>1.12</text:p>
              </table:table-cell>
              <table:table-cell office:value-type="float" office:value="0.0707299826124194">
                <text:p>0.070729982612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-2.76">
                <text:p>-2.76</text:p>
              </table:table-cell>
              <table:table-cell office:value-type="float" office:value="0.0769741433813169">
                <text:p>0.0769741433813169</text:p>
              </table:table-cell>
              <table:table-cell office:value-type="float" office:value="-0.76">
                <text:p>-0.76</text:p>
              </table:table-cell>
              <table:table-cell office:value-type="float" office:value="0.0769741433813169">
                <text:p>0.0769741433813169</text:p>
              </table:table-cell>
              <table:table-cell office:value-type="float" office:value="1.24">
                <text:p>1.24</text:p>
              </table:table-cell>
              <table:table-cell office:value-type="float" office:value="0.0769741433813169">
                <text:p>0.0769741433813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-2.64">
                <text:p>-2.64</text:p>
              </table:table-cell>
              <table:table-cell office:value-type="float" office:value="0.0834685208708569">
                <text:p>0.0834685208708569</text:p>
              </table:table-cell>
              <table:table-cell office:value-type="float" office:value="-0.64">
                <text:p>-0.64</text:p>
              </table:table-cell>
              <table:table-cell office:value-type="float" office:value="0.0834685208708569">
                <text:p>0.0834685208708569</text:p>
              </table:table-cell>
              <table:table-cell office:value-type="float" office:value="1.36">
                <text:p>1.36</text:p>
              </table:table-cell>
              <table:table-cell office:value-type="float" office:value="0.0834685208708569">
                <text:p>0.0834685208708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-2.52">
                <text:p>-2.52</text:p>
              </table:table-cell>
              <table:table-cell office:value-type="float" office:value="0.0901855816135401">
                <text:p>0.0901855816135401</text:p>
              </table:table-cell>
              <table:table-cell office:value-type="float" office:value="-0.52">
                <text:p>-0.52</text:p>
              </table:table-cell>
              <table:table-cell office:value-type="float" office:value="0.0901855816135401">
                <text:p>0.0901855816135401</text:p>
              </table:table-cell>
              <table:table-cell office:value-type="float" office:value="1.48">
                <text:p>1.48</text:p>
              </table:table-cell>
              <table:table-cell office:value-type="float" office:value="0.0901855816135401">
                <text:p>0.0901855816135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0.0970930274916065">
                <text:p>0.0970930274916065</text:p>
              </table:table-cell>
              <table:table-cell office:value-type="float" office:value="-0.4">
                <text:p>-0.4</text:p>
              </table:table-cell>
              <table:table-cell office:value-type="float" office:value="0.0970930274916065">
                <text:p>0.0970930274916065</text:p>
              </table:table-cell>
              <table:table-cell office:value-type="float" office:value="1.6">
                <text:p>1.6</text:p>
              </table:table-cell>
              <table:table-cell office:value-type="float" office:value="0.0970930274916065">
                <text:p>0.0970930274916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  <table:table-cell office:value-type="float" office:value="-2.28">
                <text:p>-2.28</text:p>
              </table:table-cell>
              <table:table-cell office:value-type="float" office:value="0.104153895023554">
                <text:p>0.104153895023554</text:p>
              </table:table-cell>
              <table:table-cell office:value-type="float" office:value="-0.28">
                <text:p>-0.28</text:p>
              </table:table-cell>
              <table:table-cell office:value-type="float" office:value="0.104153895023554">
                <text:p>0.104153895023554</text:p>
              </table:table-cell>
              <table:table-cell office:value-type="float" office:value="1.72">
                <text:p>1.72</text:p>
              </table:table-cell>
              <table:table-cell office:value-type="float" office:value="0.104153895023554">
                <text:p>0.104153895023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-2.16">
                <text:p>-2.16</text:p>
              </table:table-cell>
              <table:table-cell office:value-type="float" office:value="0.111326749375881">
                <text:p>0.111326749375881</text:p>
              </table:table-cell>
              <table:table-cell office:value-type="float" office:value="-0.16">
                <text:p>-0.16</text:p>
              </table:table-cell>
              <table:table-cell office:value-type="float" office:value="0.111326749375881">
                <text:p>0.111326749375881</text:p>
              </table:table-cell>
              <table:table-cell office:value-type="float" office:value="1.84">
                <text:p>1.84</text:p>
              </table:table-cell>
              <table:table-cell office:value-type="float" office:value="0.111326749375881">
                <text:p>0.111326749375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  <table:table-cell office:value-type="float" office:value="-2.04">
                <text:p>-2.04</text:p>
              </table:table-cell>
              <table:table-cell office:value-type="float" office:value="0.11856597600969">
                <text:p>0.11856597600969</text:p>
              </table:table-cell>
              <table:table-cell office:value-type="float" office:value="-0.04">
                <text:p>-0.04</text:p>
              </table:table-cell>
              <table:table-cell office:value-type="float" office:value="0.11856597600969">
                <text:p>0.11856597600969</text:p>
              </table:table-cell>
              <table:table-cell office:value-type="float" office:value="1.96">
                <text:p>1.96</text:p>
              </table:table-cell>
              <table:table-cell office:value-type="float" office:value="0.11856597600969">
                <text:p>0.11856597600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-1.92">
                <text:p>-1.92</text:p>
              </table:table-cell>
              <table:table-cell office:value-type="float" office:value="0.125822170549059">
                <text:p>0.125822170549059</text:p>
              </table:table-cell>
              <table:table-cell office:value-type="float" office:value="0.0800000000000003">
                <text:p>0.0800000000000003</text:p>
              </table:table-cell>
              <table:table-cell office:value-type="float" office:value="0.125822170549059">
                <text:p>0.125822170549059</text:p>
              </table:table-cell>
              <table:table-cell office:value-type="float" office:value="2.08">
                <text:p>2.08</text:p>
              </table:table-cell>
              <table:table-cell office:value-type="float" office:value="0.125822170549059">
                <text:p>0.125822170549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1.8">
                <text:p>-1.8</text:p>
              </table:table-cell>
              <table:table-cell office:value-type="float" office:value="0.133042624949377">
                <text:p>0.133042624949377</text:p>
              </table:table-cell>
              <table:table-cell office:value-type="float" office:value="0.2">
                <text:p>0.2</text:p>
              </table:table-cell>
              <table:table-cell office:value-type="float" office:value="0.133042624949377">
                <text:p>0.133042624949377</text:p>
              </table:table-cell>
              <table:table-cell office:value-type="float" office:value="2.2">
                <text:p>2.2</text:p>
              </table:table-cell>
              <table:table-cell office:value-type="float" office:value="0.133042624949377">
                <text:p>0.133042624949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-1.68">
                <text:p>-1.68</text:p>
              </table:table-cell>
              <table:table-cell office:value-type="float" office:value="0.14017190541981">
                <text:p>0.14017190541981</text:p>
              </table:table-cell>
              <table:table-cell office:value-type="float" office:value="0.32">
                <text:p>0.32</text:p>
              </table:table-cell>
              <table:table-cell office:value-type="float" office:value="0.14017190541981">
                <text:p>0.14017190541981</text:p>
              </table:table-cell>
              <table:table-cell office:value-type="float" office:value="2.32">
                <text:p>2.32</text:p>
              </table:table-cell>
              <table:table-cell office:value-type="float" office:value="0.14017190541981">
                <text:p>0.14017190541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-1.56">
                <text:p>-1.56</text:p>
              </table:table-cell>
              <table:table-cell office:value-type="float" office:value="0.147152514894163">
                <text:p>0.147152514894163</text:p>
              </table:table-cell>
              <table:table-cell office:value-type="float" office:value="0.44">
                <text:p>0.44</text:p>
              </table:table-cell>
              <table:table-cell office:value-type="float" office:value="0.147152514894163">
                <text:p>0.147152514894163</text:p>
              </table:table-cell>
              <table:table-cell office:value-type="float" office:value="2.44">
                <text:p>2.44</text:p>
              </table:table-cell>
              <table:table-cell office:value-type="float" office:value="0.147152514894163">
                <text:p>0.147152514894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  <table:table-cell office:value-type="float" office:value="-1.44">
                <text:p>-1.44</text:p>
              </table:table-cell>
              <table:table-cell office:value-type="float" office:value="0.153925630234926">
                <text:p>0.153925630234926</text:p>
              </table:table-cell>
              <table:table-cell office:value-type="float" office:value="0.56">
                <text:p>0.56</text:p>
              </table:table-cell>
              <table:table-cell office:value-type="float" office:value="0.153925630234926">
                <text:p>0.153925630234926</text:p>
              </table:table-cell>
              <table:table-cell office:value-type="float" office:value="2.56">
                <text:p>2.56</text:p>
              </table:table-cell>
              <table:table-cell office:value-type="float" office:value="0.153925630234926">
                <text:p>0.153925630234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-1.32">
                <text:p>-1.32</text:p>
              </table:table-cell>
              <table:table-cell office:value-type="float" office:value="0.160431901885586">
                <text:p>0.160431901885586</text:p>
              </table:table-cell>
              <table:table-cell office:value-type="float" office:value="0.68">
                <text:p>0.68</text:p>
              </table:table-cell>
              <table:table-cell office:value-type="float" office:value="0.160431901885586">
                <text:p>0.160431901885586</text:p>
              </table:table-cell>
              <table:table-cell office:value-type="float" office:value="2.68">
                <text:p>2.68</text:p>
              </table:table-cell>
              <table:table-cell office:value-type="float" office:value="0.160431901885586">
                <text:p>0.160431901885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1666123014459">
                <text:p>0.1666123014459</text:p>
              </table:table-cell>
              <table:table-cell office:value-type="float" office:value="0.8">
                <text:p>0.8</text:p>
              </table:table-cell>
              <table:table-cell office:value-type="float" office:value="0.1666123014459">
                <text:p>0.1666123014459</text:p>
              </table:table-cell>
              <table:table-cell office:value-type="float" office:value="2.8">
                <text:p>2.8</text:p>
              </table:table-cell>
              <table:table-cell office:value-type="float" office:value="0.1666123014459">
                <text:p>0.1666123014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  <table:table-cell office:value-type="float" office:value="-1.08">
                <text:p>-1.08</text:p>
              </table:table-cell>
              <table:table-cell office:value-type="float" office:value="0.172409000719667">
                <text:p>0.172409000719667</text:p>
              </table:table-cell>
              <table:table-cell office:value-type="float" office:value="0.92">
                <text:p>0.92</text:p>
              </table:table-cell>
              <table:table-cell office:value-type="float" office:value="0.172409000719667">
                <text:p>0.172409000719667</text:p>
              </table:table-cell>
              <table:table-cell office:value-type="float" office:value="2.92">
                <text:p>2.92</text:p>
              </table:table-cell>
              <table:table-cell office:value-type="float" office:value="0.172409000719667">
                <text:p>0.172409000719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  <table:table-cell office:value-type="float" office:value="-0.96">
                <text:p>-0.96</text:p>
              </table:table-cell>
              <table:table-cell office:value-type="float" office:value="0.177766264252999">
                <text:p>0.177766264252999</text:p>
              </table:table-cell>
              <table:table-cell office:value-type="float" office:value="1.04">
                <text:p>1.04</text:p>
              </table:table-cell>
              <table:table-cell office:value-type="float" office:value="0.177766264252999">
                <text:p>0.177766264252999</text:p>
              </table:table-cell>
              <table:table-cell office:value-type="float" office:value="3.04">
                <text:p>3.04</text:p>
              </table:table-cell>
              <table:table-cell office:value-type="float" office:value="0.177766264252999">
                <text:p>0.177766264252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">
                <text:p>-1.4</text:p>
              </table:table-cell>
              <table:table-cell office:value-type="float" office:value="0">
                <text:p>0</text:p>
              </table:table-cell>
              <table:table-cell office:value-type="float" office:value="-0.84">
                <text:p>-0.84</text:p>
              </table:table-cell>
              <table:table-cell office:value-type="float" office:value="0.182631336311077">
                <text:p>0.182631336311077</text:p>
              </table:table-cell>
              <table:table-cell office:value-type="float" office:value="1.16">
                <text:p>1.16</text:p>
              </table:table-cell>
              <table:table-cell office:value-type="float" office:value="0.182631336311077">
                <text:p>0.182631336311077</text:p>
              </table:table-cell>
              <table:table-cell office:value-type="float" office:value="3.16">
                <text:p>3.16</text:p>
              </table:table-cell>
              <table:table-cell office:value-type="float" office:value="0.182631336311077">
                <text:p>0.182631336311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">
                <text:p>-1.2</text:p>
              </table:table-cell>
              <table:table-cell office:value-type="float" office:value="0">
                <text:p>0</text:p>
              </table:table-cell>
              <table:table-cell office:value-type="float" office:value="-0.72">
                <text:p>-0.72</text:p>
              </table:table-cell>
              <table:table-cell office:value-type="float" office:value="0.186955302686564">
                <text:p>0.186955302686564</text:p>
              </table:table-cell>
              <table:table-cell office:value-type="float" office:value="1.28">
                <text:p>1.28</text:p>
              </table:table-cell>
              <table:table-cell office:value-type="float" office:value="0.186955302686564">
                <text:p>0.186955302686564</text:p>
              </table:table-cell>
              <table:table-cell office:value-type="float" office:value="3.28">
                <text:p>3.28</text:p>
              </table:table-cell>
              <table:table-cell office:value-type="float" office:value="0.186955302686564">
                <text:p>0.186955302686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0.190693907730262">
                <text:p>0.190693907730262</text:p>
              </table:table-cell>
              <table:table-cell office:value-type="float" office:value="1.4">
                <text:p>1.4</text:p>
              </table:table-cell>
              <table:table-cell office:value-type="float" office:value="0.190693907730262">
                <text:p>0.190693907730262</text:p>
              </table:table-cell>
              <table:table-cell office:value-type="float" office:value="3.4">
                <text:p>3.4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0.193808307562507">
                <text:p>0.193808307562507</text:p>
              </table:table-cell>
              <table:table-cell office:value-type="float" office:value="1.52">
                <text:p>1.52</text:p>
              </table:table-cell>
              <table:table-cell office:value-type="float" office:value="0.193808307562507">
                <text:p>0.193808307562507</text:p>
              </table:table-cell>
              <table:table-cell office:value-type="float" office:value="3.52">
                <text:p>3.52</text:p>
              </table:table-cell>
              <table:table-cell office:value-type="float" office:value="0.193808307562507">
                <text:p>0.193808307562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0.36">
                <text:p>-0.36</text:p>
              </table:table-cell>
              <table:table-cell office:value-type="float" office:value="0.196265741560214">
                <text:p>0.196265741560214</text:p>
              </table:table-cell>
              <table:table-cell office:value-type="float" office:value="1.64">
                <text:p>1.64</text:p>
              </table:table-cell>
              <table:table-cell office:value-type="float" office:value="0.196265741560214">
                <text:p>0.196265741560214</text:p>
              </table:table-cell>
              <table:table-cell office:value-type="float" office:value="3.64">
                <text:p>3.64</text:p>
              </table:table-cell>
              <table:table-cell office:value-type="float" office:value="0.196265741560214">
                <text:p>0.196265741560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  <table:table-cell office:value-type="float" office:value="0.198040105896828">
                <text:p>0.198040105896828</text:p>
              </table:table-cell>
              <table:table-cell office:value-type="float" office:value="1.76">
                <text:p>1.76</text:p>
              </table:table-cell>
              <table:table-cell office:value-type="float" office:value="0.198040105896828">
                <text:p>0.198040105896828</text:p>
              </table:table-cell>
              <table:table-cell office:value-type="float" office:value="3.76">
                <text:p>3.76</text:p>
              </table:table-cell>
              <table:table-cell office:value-type="float" office:value="0.198040105896828">
                <text:p>0.198040105896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  <table:table-cell office:value-type="float" office:value="-0.12">
                <text:p>-0.12</text:p>
              </table:table-cell>
              <table:table-cell office:value-type="float" office:value="0.199112415097803">
                <text:p>0.199112415097803</text:p>
              </table:table-cell>
              <table:table-cell office:value-type="float" office:value="1.88">
                <text:p>1.88</text:p>
              </table:table-cell>
              <table:table-cell office:value-type="float" office:value="0.199112415097803">
                <text:p>0.199112415097803</text:p>
              </table:table-cell>
              <table:table-cell office:value-type="float" office:value="3.88">
                <text:p>3.88</text:p>
              </table:table-cell>
              <table:table-cell office:value-type="float" office:value="0.199112415097803">
                <text:p>0.199112415097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9471140200716">
                <text:p>0.199471140200716</text:p>
              </table:table-cell>
              <table:table-cell office:value-type="float" office:value="2">
                <text:p>2</text:p>
              </table:table-cell>
              <table:table-cell office:value-type="float" office:value="0.199471140200716">
                <text:p>0.199471140200716</text:p>
              </table:table-cell>
              <table:table-cell office:value-type="float" office:value="4">
                <text:p>4</text:p>
              </table:table-cell>
              <table:table-cell office:value-type="float" office:value="0.199471140200716">
                <text:p>0.199471140200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99112415097803">
                <text:p>0.199112415097803</text:p>
              </table:table-cell>
              <table:table-cell office:value-type="float" office:value="2.12">
                <text:p>2.12</text:p>
              </table:table-cell>
              <table:table-cell office:value-type="float" office:value="0.199112415097803">
                <text:p>0.199112415097803</text:p>
              </table:table-cell>
              <table:table-cell office:value-type="float" office:value="4.12">
                <text:p>4.12</text:p>
              </table:table-cell>
              <table:table-cell office:value-type="float" office:value="0.199112415097803">
                <text:p>0.199112415097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198040105896828">
                <text:p>0.198040105896828</text:p>
              </table:table-cell>
              <table:table-cell office:value-type="float" office:value="2.24">
                <text:p>2.24</text:p>
              </table:table-cell>
              <table:table-cell office:value-type="float" office:value="0.198040105896828">
                <text:p>0.198040105896828</text:p>
              </table:table-cell>
              <table:table-cell office:value-type="float" office:value="4.24">
                <text:p>4.24</text:p>
              </table:table-cell>
              <table:table-cell office:value-type="float" office:value="0.198040105896828">
                <text:p>0.198040105896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96265741560214">
                <text:p>0.196265741560214</text:p>
              </table:table-cell>
              <table:table-cell office:value-type="float" office:value="2.36">
                <text:p>2.36</text:p>
              </table:table-cell>
              <table:table-cell office:value-type="float" office:value="0.196265741560214">
                <text:p>0.196265741560214</text:p>
              </table:table-cell>
              <table:table-cell office:value-type="float" office:value="4.36">
                <text:p>4.36</text:p>
              </table:table-cell>
              <table:table-cell office:value-type="float" office:value="0.196265741560214">
                <text:p>0.196265741560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193808307562507">
                <text:p>0.193808307562507</text:p>
              </table:table-cell>
              <table:table-cell office:value-type="float" office:value="2.48">
                <text:p>2.48</text:p>
              </table:table-cell>
              <table:table-cell office:value-type="float" office:value="0.193808307562507">
                <text:p>0.193808307562507</text:p>
              </table:table-cell>
              <table:table-cell office:value-type="float" office:value="4.48">
                <text:p>4.48</text:p>
              </table:table-cell>
              <table:table-cell office:value-type="float" office:value="0.193808307562507">
                <text:p>0.193808307562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190693907730262">
                <text:p>0.190693907730262</text:p>
              </table:table-cell>
              <table:table-cell office:value-type="float" office:value="2.6">
                <text:p>2.6</text:p>
              </table:table-cell>
              <table:table-cell office:value-type="float" office:value="0.190693907730262">
                <text:p>0.190693907730262</text:p>
              </table:table-cell>
              <table:table-cell office:value-type="float" office:value="4.6">
                <text:p>4.6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186955302686564">
                <text:p>0.186955302686564</text:p>
              </table:table-cell>
              <table:table-cell office:value-type="float" office:value="2.72">
                <text:p>2.72</text:p>
              </table:table-cell>
              <table:table-cell office:value-type="float" office:value="0.186955302686564">
                <text:p>0.186955302686564</text:p>
              </table:table-cell>
              <table:table-cell office:value-type="float" office:value="4.72">
                <text:p>4.72</text:p>
              </table:table-cell>
              <table:table-cell office:value-type="float" office:value="0.186955302686564">
                <text:p>0.186955302686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182631336311077">
                <text:p>0.182631336311077</text:p>
              </table:table-cell>
              <table:table-cell office:value-type="float" office:value="2.84">
                <text:p>2.84</text:p>
              </table:table-cell>
              <table:table-cell office:value-type="float" office:value="0.182631336311077">
                <text:p>0.182631336311077</text:p>
              </table:table-cell>
              <table:table-cell office:value-type="float" office:value="4.84">
                <text:p>4.84</text:p>
              </table:table-cell>
              <table:table-cell office:value-type="float" office:value="0.182631336311077">
                <text:p>0.1826313363110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0.177766264252999">
                <text:p>0.177766264252999</text:p>
              </table:table-cell>
              <table:table-cell office:value-type="float" office:value="2.96">
                <text:p>2.96</text:p>
              </table:table-cell>
              <table:table-cell office:value-type="float" office:value="0.177766264252999">
                <text:p>0.177766264252999</text:p>
              </table:table-cell>
              <table:table-cell office:value-type="float" office:value="4.96">
                <text:p>4.96</text:p>
              </table:table-cell>
              <table:table-cell office:value-type="float" office:value="0.177766264252999">
                <text:p>0.177766264252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08">
                <text:p>1.08</text:p>
              </table:table-cell>
              <table:table-cell office:value-type="float" office:value="0.172409000719667">
                <text:p>0.172409000719667</text:p>
              </table:table-cell>
              <table:table-cell office:value-type="float" office:value="3.08">
                <text:p>3.08</text:p>
              </table:table-cell>
              <table:table-cell office:value-type="float" office:value="0.172409000719667">
                <text:p>0.172409000719667</text:p>
              </table:table-cell>
              <table:table-cell office:value-type="float" office:value="5.08">
                <text:p>5.08</text:p>
              </table:table-cell>
              <table:table-cell office:value-type="float" office:value="0.172409000719667">
                <text:p>0.172409000719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1666123014459">
                <text:p>0.1666123014459</text:p>
              </table:table-cell>
              <table:table-cell office:value-type="float" office:value="3.2">
                <text:p>3.2</text:p>
              </table:table-cell>
              <table:table-cell office:value-type="float" office:value="0.1666123014459">
                <text:p>0.1666123014459</text:p>
              </table:table-cell>
              <table:table-cell office:value-type="float" office:value="5.2">
                <text:p>5.2</text:p>
              </table:table-cell>
              <table:table-cell office:value-type="float" office:value="0.1666123014459">
                <text:p>0.1666123014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0.160431901885586">
                <text:p>0.160431901885586</text:p>
              </table:table-cell>
              <table:table-cell office:value-type="float" office:value="3.32">
                <text:p>3.32</text:p>
              </table:table-cell>
              <table:table-cell office:value-type="float" office:value="0.160431901885586">
                <text:p>0.160431901885586</text:p>
              </table:table-cell>
              <table:table-cell office:value-type="float" office:value="5.32">
                <text:p>5.32</text:p>
              </table:table-cell>
              <table:table-cell office:value-type="float" office:value="0.160431901885586">
                <text:p>0.160431901885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0.153925630234926">
                <text:p>0.153925630234926</text:p>
              </table:table-cell>
              <table:table-cell office:value-type="float" office:value="3.44">
                <text:p>3.44</text:p>
              </table:table-cell>
              <table:table-cell office:value-type="float" office:value="0.153925630234926">
                <text:p>0.153925630234926</text:p>
              </table:table-cell>
              <table:table-cell office:value-type="float" office:value="5.44">
                <text:p>5.44</text:p>
              </table:table-cell>
              <table:table-cell office:value-type="float" office:value="0.153925630234927">
                <text:p>0.153925630234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0.147152514894163">
                <text:p>0.147152514894163</text:p>
              </table:table-cell>
              <table:table-cell office:value-type="float" office:value="3.56">
                <text:p>3.56</text:p>
              </table:table-cell>
              <table:table-cell office:value-type="float" office:value="0.147152514894163">
                <text:p>0.147152514894163</text:p>
              </table:table-cell>
              <table:table-cell office:value-type="float" office:value="5.56">
                <text:p>5.56</text:p>
              </table:table-cell>
              <table:table-cell office:value-type="float" office:value="0.147152514894163">
                <text:p>0.147152514894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0.14017190541981">
                <text:p>0.14017190541981</text:p>
              </table:table-cell>
              <table:table-cell office:value-type="float" office:value="3.68">
                <text:p>3.68</text:p>
              </table:table-cell>
              <table:table-cell office:value-type="float" office:value="0.14017190541981">
                <text:p>0.14017190541981</text:p>
              </table:table-cell>
              <table:table-cell office:value-type="float" office:value="5.68">
                <text:p>5.68</text:p>
              </table:table-cell>
              <table:table-cell office:value-type="float" office:value="0.14017190541981">
                <text:p>0.14017190541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133042624949377">
                <text:p>0.133042624949377</text:p>
              </table:table-cell>
              <table:table-cell office:value-type="float" office:value="3.8">
                <text:p>3.8</text:p>
              </table:table-cell>
              <table:table-cell office:value-type="float" office:value="0.133042624949377">
                <text:p>0.133042624949377</text:p>
              </table:table-cell>
              <table:table-cell office:value-type="float" office:value="5.8">
                <text:p>5.8</text:p>
              </table:table-cell>
              <table:table-cell office:value-type="float" office:value="0.133042624949377">
                <text:p>0.133042624949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  <table:table-cell office:value-type="float" office:value="0.125822170549059">
                <text:p>0.125822170549059</text:p>
              </table:table-cell>
              <table:table-cell office:value-type="float" office:value="3.92">
                <text:p>3.92</text:p>
              </table:table-cell>
              <table:table-cell office:value-type="float" office:value="0.125822170549059">
                <text:p>0.125822170549059</text:p>
              </table:table-cell>
              <table:table-cell office:value-type="float" office:value="5.92">
                <text:p>5.92</text:p>
              </table:table-cell>
              <table:table-cell office:value-type="float" office:value="0.125822170549059">
                <text:p>0.125822170549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.04">
                <text:p>2.04</text:p>
              </table:table-cell>
              <table:table-cell office:value-type="float" office:value="0.11856597600969">
                <text:p>0.11856597600969</text:p>
              </table:table-cell>
              <table:table-cell office:value-type="float" office:value="4.04">
                <text:p>4.04</text:p>
              </table:table-cell>
              <table:table-cell office:value-type="float" office:value="0.11856597600969">
                <text:p>0.11856597600969</text:p>
              </table:table-cell>
              <table:table-cell office:value-type="float" office:value="6.04">
                <text:p>6.04</text:p>
              </table:table-cell>
              <table:table-cell office:value-type="float" office:value="0.11856597600969">
                <text:p>0.11856597600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0.111326749375881">
                <text:p>0.111326749375881</text:p>
              </table:table-cell>
              <table:table-cell office:value-type="float" office:value="4.16">
                <text:p>4.16</text:p>
              </table:table-cell>
              <table:table-cell office:value-type="float" office:value="0.111326749375881">
                <text:p>0.111326749375881</text:p>
              </table:table-cell>
              <table:table-cell office:value-type="float" office:value="6.16">
                <text:p>6.16</text:p>
              </table:table-cell>
              <table:table-cell office:value-type="float" office:value="0.111326749375881">
                <text:p>0.1113267493758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0.104153895023554">
                <text:p>0.104153895023554</text:p>
              </table:table-cell>
              <table:table-cell office:value-type="float" office:value="4.28">
                <text:p>4.28</text:p>
              </table:table-cell>
              <table:table-cell office:value-type="float" office:value="0.104153895023554">
                <text:p>0.104153895023554</text:p>
              </table:table-cell>
              <table:table-cell office:value-type="float" office:value="6.28">
                <text:p>6.28</text:p>
              </table:table-cell>
              <table:table-cell office:value-type="float" office:value="0.104153895023554">
                <text:p>0.104153895023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0970930274916064">
                <text:p>0.0970930274916064</text:p>
              </table:table-cell>
              <table:table-cell office:value-type="float" office:value="4.4">
                <text:p>4.4</text:p>
              </table:table-cell>
              <table:table-cell office:value-type="float" office:value="0.0970930274916065">
                <text:p>0.0970930274916065</text:p>
              </table:table-cell>
              <table:table-cell office:value-type="float" office:value="6.4">
                <text:p>6.4</text:p>
              </table:table-cell>
              <table:table-cell office:value-type="float" office:value="0.0970930274916065">
                <text:p>0.0970930274916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.52">
                <text:p>2.52</text:p>
              </table:table-cell>
              <table:table-cell office:value-type="float" office:value="0.0901855816135402">
                <text:p>0.0901855816135402</text:p>
              </table:table-cell>
              <table:table-cell office:value-type="float" office:value="4.52">
                <text:p>4.52</text:p>
              </table:table-cell>
              <table:table-cell office:value-type="float" office:value="0.0901855816135402">
                <text:p>0.0901855816135402</text:p>
              </table:table-cell>
              <table:table-cell office:value-type="float" office:value="6.52">
                <text:p>6.52</text:p>
              </table:table-cell>
              <table:table-cell office:value-type="float" office:value="0.0901855816135402">
                <text:p>0.09018558161354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2.64">
                <text:p>2.64</text:p>
              </table:table-cell>
              <table:table-cell office:value-type="float" office:value="0.0834685208708569">
                <text:p>0.0834685208708569</text:p>
              </table:table-cell>
              <table:table-cell office:value-type="float" office:value="4.64">
                <text:p>4.64</text:p>
              </table:table-cell>
              <table:table-cell office:value-type="float" office:value="0.0834685208708569">
                <text:p>0.0834685208708569</text:p>
              </table:table-cell>
              <table:table-cell office:value-type="float" office:value="6.64">
                <text:p>6.64</text:p>
              </table:table-cell>
              <table:table-cell office:value-type="float" office:value="0.0834685208708569">
                <text:p>0.0834685208708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0.0769741433813169">
                <text:p>0.0769741433813169</text:p>
              </table:table-cell>
              <table:table-cell office:value-type="float" office:value="4.76">
                <text:p>4.76</text:p>
              </table:table-cell>
              <table:table-cell office:value-type="float" office:value="0.0769741433813169">
                <text:p>0.0769741433813169</text:p>
              </table:table-cell>
              <table:table-cell office:value-type="float" office:value="6.76">
                <text:p>6.76</text:p>
              </table:table-cell>
              <table:table-cell office:value-type="float" office:value="0.0769741433813169">
                <text:p>0.0769741433813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2.88">
                <text:p>2.88</text:p>
              </table:table-cell>
              <table:table-cell office:value-type="float" office:value="0.0707299826124194">
                <text:p>0.0707299826124194</text:p>
              </table:table-cell>
              <table:table-cell office:value-type="float" office:value="4.88">
                <text:p>4.88</text:p>
              </table:table-cell>
              <table:table-cell office:value-type="float" office:value="0.0707299826124194">
                <text:p>0.0707299826124194</text:p>
              </table:table-cell>
              <table:table-cell office:value-type="float" office:value="6.88">
                <text:p>6.88</text:p>
              </table:table-cell>
              <table:table-cell office:value-type="float" office:value="0.0707299826124194">
                <text:p>0.0707299826124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5">
                <text:p>5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7">
                <text:p>7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  <table:table-cell office:value-type="float" office:value="0.0590786475297911">
                <text:p>0.0590786475297911</text:p>
              </table:table-cell>
              <table:table-cell office:value-type="float" office:value="5.12">
                <text:p>5.12</text:p>
              </table:table-cell>
              <table:table-cell office:value-type="float" office:value="0.0590786475297911">
                <text:p>0.0590786475297911</text:p>
              </table:table-cell>
              <table:table-cell office:value-type="float" office:value="7.12">
                <text:p>7.12</text:p>
              </table:table-cell>
              <table:table-cell office:value-type="float" office:value="0.0590786475297911">
                <text:p>0.0590786475297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0537030375567419">
                <text:p>0.0537030375567419</text:p>
              </table:table-cell>
              <table:table-cell office:value-type="float" office:value="5.24">
                <text:p>5.24</text:p>
              </table:table-cell>
              <table:table-cell office:value-type="float" office:value="0.0537030375567419">
                <text:p>0.0537030375567419</text:p>
              </table:table-cell>
              <table:table-cell office:value-type="float" office:value="7.24">
                <text:p>7.24</text:p>
              </table:table-cell>
              <table:table-cell office:value-type="float" office:value="0.0537030375567419">
                <text:p>0.0537030375567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3.36">
                <text:p>3.36</text:p>
              </table:table-cell>
              <table:table-cell office:value-type="float" office:value="0.0486411346657337">
                <text:p>0.0486411346657337</text:p>
              </table:table-cell>
              <table:table-cell office:value-type="float" office:value="5.36">
                <text:p>5.36</text:p>
              </table:table-cell>
              <table:table-cell office:value-type="float" office:value="0.0486411346657337">
                <text:p>0.0486411346657337</text:p>
              </table:table-cell>
              <table:table-cell office:value-type="float" office:value="7.36">
                <text:p>7.36</text:p>
              </table:table-cell>
              <table:table-cell office:value-type="float" office:value="0.0486411346657337">
                <text:p>0.0486411346657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  <table:table-cell office:value-type="float" office:value="0.0438980353054528">
                <text:p>0.0438980353054528</text:p>
              </table:table-cell>
              <table:table-cell office:value-type="float" office:value="5.48">
                <text:p>5.48</text:p>
              </table:table-cell>
              <table:table-cell office:value-type="float" office:value="0.0438980353054528">
                <text:p>0.0438980353054528</text:p>
              </table:table-cell>
              <table:table-cell office:value-type="float" office:value="7.48">
                <text:p>7.48</text:p>
              </table:table-cell>
              <table:table-cell office:value-type="float" office:value="0.0438980353054528">
                <text:p>0.0438980353054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0394750791504471">
                <text:p>0.0394750791504471</text:p>
              </table:table-cell>
              <table:table-cell office:value-type="float" office:value="5.6">
                <text:p>5.6</text:p>
              </table:table-cell>
              <table:table-cell office:value-type="float" office:value="0.0394750791504471">
                <text:p>0.0394750791504471</text:p>
              </table:table-cell>
              <table:table-cell office:value-type="float" office:value="7.6">
                <text:p>7.6</text:p>
              </table:table-cell>
              <table:table-cell office:value-type="float" office:value="0.0394750791504471">
                <text:p>0.0394750791504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0.0353701967284917">
                <text:p>0.0353701967284917</text:p>
              </table:table-cell>
              <table:table-cell office:value-type="float" office:value="5.72">
                <text:p>5.72</text:p>
              </table:table-cell>
              <table:table-cell office:value-type="float" office:value="0.0353701967284917">
                <text:p>0.0353701967284917</text:p>
              </table:table-cell>
              <table:table-cell office:value-type="float" office:value="7.72">
                <text:p>7.72</text:p>
              </table:table-cell>
              <table:table-cell office:value-type="float" office:value="0.0353701967284917">
                <text:p>0.0353701967284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0.0315782807175993">
                <text:p>0.0315782807175993</text:p>
              </table:table-cell>
              <table:table-cell office:value-type="float" office:value="5.84">
                <text:p>5.84</text:p>
              </table:table-cell>
              <table:table-cell office:value-type="float" office:value="0.0315782807175993">
                <text:p>0.0315782807175993</text:p>
              </table:table-cell>
              <table:table-cell office:value-type="float" office:value="7.84">
                <text:p>7.84</text:p>
              </table:table-cell>
              <table:table-cell office:value-type="float" office:value="0.0315782807175993">
                <text:p>0.0315782807175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028091570951934">
                <text:p>0.028091570951934</text:p>
              </table:table-cell>
              <table:table-cell office:value-type="float" office:value="5.96">
                <text:p>5.96</text:p>
              </table:table-cell>
              <table:table-cell office:value-type="float" office:value="0.028091570951934">
                <text:p>0.028091570951934</text:p>
              </table:table-cell>
              <table:table-cell office:value-type="float" office:value="7.96">
                <text:p>7.96</text:p>
              </table:table-cell>
              <table:table-cell office:value-type="float" office:value="0.028091570951934">
                <text:p>0.028091570951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0.0249000438675354">
                <text:p>0.0249000438675354</text:p>
              </table:table-cell>
              <table:table-cell office:value-type="float" office:value="6.08">
                <text:p>6.08</text:p>
              </table:table-cell>
              <table:table-cell office:value-type="float" office:value="0.0249000438675354">
                <text:p>0.0249000438675354</text:p>
              </table:table-cell>
              <table:table-cell office:value-type="float" office:value="8.08">
                <text:p>8.08</text:p>
              </table:table-cell>
              <table:table-cell office:value-type="float" office:value="0.0249000438675354">
                <text:p>0.02490004386753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.0219917979902136">
                <text:p>0.0219917979902136</text:p>
              </table:table-cell>
              <table:table-cell office:value-type="float" office:value="6.2">
                <text:p>6.2</text:p>
              </table:table-cell>
              <table:table-cell office:value-type="float" office:value="0.0219917979902136">
                <text:p>0.0219917979902136</text:p>
              </table:table-cell>
              <table:table-cell office:value-type="float" office:value="8.2">
                <text:p>8.2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4.32">
                <text:p>4.32</text:p>
              </table:table-cell>
              <table:table-cell office:value-type="float" office:value="0.0193534280737278">
                <text:p>0.0193534280737278</text:p>
              </table:table-cell>
              <table:table-cell office:value-type="float" office:value="6.32">
                <text:p>6.32</text:p>
              </table:table-cell>
              <table:table-cell office:value-type="float" office:value="0.0193534280737278">
                <text:p>0.0193534280737278</text:p>
              </table:table-cell>
              <table:table-cell office:value-type="float" office:value="8.32">
                <text:p>8.32</text:p>
              </table:table-cell>
              <table:table-cell office:value-type="float" office:value="0.0193534280737278">
                <text:p>0.01935342807372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4.44">
                <text:p>4.44</text:p>
              </table:table-cell>
              <table:table-cell office:value-type="float" office:value="0.0169703815912246">
                <text:p>0.0169703815912246</text:p>
              </table:table-cell>
              <table:table-cell office:value-type="float" office:value="6.44">
                <text:p>6.44</text:p>
              </table:table-cell>
              <table:table-cell office:value-type="float" office:value="0.0169703815912246">
                <text:p>0.0169703815912246</text:p>
              </table:table-cell>
              <table:table-cell office:value-type="float" office:value="8.44">
                <text:p>8.44</text:p>
              </table:table-cell>
              <table:table-cell office:value-type="float" office:value="0.0169703815912246">
                <text:p>0.01697038159122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4.56">
                <text:p>4.56</text:p>
              </table:table-cell>
              <table:table-cell office:value-type="float" office:value="0.0148272924236706">
                <text:p>0.0148272924236706</text:p>
              </table:table-cell>
              <table:table-cell office:value-type="float" office:value="6.56">
                <text:p>6.56</text:p>
              </table:table-cell>
              <table:table-cell office:value-type="float" office:value="0.0148272924236706">
                <text:p>0.0148272924236706</text:p>
              </table:table-cell>
              <table:table-cell office:value-type="float" office:value="8.56">
                <text:p>8.56</text:p>
              </table:table-cell>
              <table:table-cell office:value-type="float" office:value="0.0148272924236706">
                <text:p>0.0148272924236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4.68">
                <text:p>4.68</text:p>
              </table:table-cell>
              <table:table-cell office:value-type="float" office:value="0.0129082877357938">
                <text:p>0.0129082877357938</text:p>
              </table:table-cell>
              <table:table-cell office:value-type="float" office:value="6.68">
                <text:p>6.68</text:p>
              </table:table-cell>
              <table:table-cell office:value-type="float" office:value="0.0129082877357938">
                <text:p>0.0129082877357938</text:p>
              </table:table-cell>
              <table:table-cell office:value-type="float" office:value="8.68">
                <text:p>8.68</text:p>
              </table:table-cell>
              <table:table-cell office:value-type="float" office:value="0.0129082877357938">
                <text:p>0.01290828773579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0.0111972651474214">
                <text:p>0.0111972651474214</text:p>
              </table:table-cell>
              <table:table-cell office:value-type="float" office:value="6.8">
                <text:p>6.8</text:p>
              </table:table-cell>
              <table:table-cell office:value-type="float" office:value="0.0111972651474214">
                <text:p>0.0111972651474214</text:p>
              </table:table-cell>
              <table:table-cell office:value-type="float" office:value="8.8">
                <text:p>8.8</text:p>
              </table:table-cell>
              <table:table-cell office:value-type="float" office:value="0.0111972651474214">
                <text:p>0.0111972651474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4.92">
                <text:p>4.92</text:p>
              </table:table-cell>
              <table:table-cell office:value-type="float" office:value="0.00967813836586848">
                <text:p>0.00967813836586848</text:p>
              </table:table-cell>
              <table:table-cell office:value-type="float" office:value="6.92">
                <text:p>6.92</text:p>
              </table:table-cell>
              <table:table-cell office:value-type="float" office:value="0.00967813836586848">
                <text:p>0.00967813836586848</text:p>
              </table:table-cell>
              <table:table-cell office:value-type="float" office:value="8.92">
                <text:p>8.92</text:p>
              </table:table-cell>
              <table:table-cell office:value-type="float" office:value="0.00967813836586848">
                <text:p>0.00967813836586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5.04">
                <text:p>5.04</text:p>
              </table:table-cell>
              <table:table-cell office:value-type="float" office:value="0.00833505041869052">
                <text:p>0.00833505041869052</text:p>
              </table:table-cell>
              <table:table-cell office:value-type="float" office:value="7.04">
                <text:p>7.04</text:p>
              </table:table-cell>
              <table:table-cell office:value-type="float" office:value="0.00833505041869052">
                <text:p>0.00833505041869052</text:p>
              </table:table-cell>
              <table:table-cell office:value-type="float" office:value="9.04">
                <text:p>9.04</text:p>
              </table:table-cell>
              <table:table-cell office:value-type="float" office:value="0.00833505041869052">
                <text:p>0.00833505041869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5.16">
                <text:p>5.16</text:p>
              </table:table-cell>
              <table:table-cell office:value-type="float" office:value="0.00715255449707485">
                <text:p>0.00715255449707485</text:p>
              </table:table-cell>
              <table:table-cell office:value-type="float" office:value="7.16">
                <text:p>7.16</text:p>
              </table:table-cell>
              <table:table-cell office:value-type="float" office:value="0.00715255449707485">
                <text:p>0.00715255449707485</text:p>
              </table:table-cell>
              <table:table-cell office:value-type="float" office:value="9.16">
                <text:p>9.16</text:p>
              </table:table-cell>
              <table:table-cell office:value-type="float" office:value="0.00715255449707485">
                <text:p>0.00715255449707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00611576317563898">
                <text:p>0.00611576317563898</text:p>
              </table:table-cell>
              <table:table-cell office:value-type="float" office:value="7.28">
                <text:p>7.28</text:p>
              </table:table-cell>
              <table:table-cell office:value-type="float" office:value="0.00611576317563898">
                <text:p>0.00611576317563898</text:p>
              </table:table-cell>
              <table:table-cell office:value-type="float" office:value="9.28">
                <text:p>9.28</text:p>
              </table:table-cell>
              <table:table-cell office:value-type="float" office:value="0.00611576317563898">
                <text:p>0.00611576317563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0052104674072113">
                <text:p>0.0052104674072113</text:p>
              </table:table-cell>
              <table:table-cell office:value-type="float" office:value="7.4">
                <text:p>7.4</text:p>
              </table:table-cell>
              <table:table-cell office:value-type="float" office:value="0.0052104674072113">
                <text:p>0.0052104674072113</text:p>
              </table:table-cell>
              <table:table-cell office:value-type="float" office:value="9.4">
                <text:p>9.4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5.52">
                <text:p>5.52</text:p>
              </table:table-cell>
              <table:table-cell office:value-type="float" office:value="0.00442322719911862">
                <text:p>0.00442322719911862</text:p>
              </table:table-cell>
              <table:table-cell office:value-type="float" office:value="7.52">
                <text:p>7.52</text:p>
              </table:table-cell>
              <table:table-cell office:value-type="float" office:value="0.00442322719911862">
                <text:p>0.00442322719911862</text:p>
              </table:table-cell>
              <table:table-cell office:value-type="float" office:value="9.52">
                <text:p>9.52</text:p>
              </table:table-cell>
              <table:table-cell office:value-type="float" office:value="0.00442322719911862">
                <text:p>0.004423227199118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5.64">
                <text:p>5.64</text:p>
              </table:table-cell>
              <table:table-cell office:value-type="float" office:value="0.00374143626289028">
                <text:p>0.00374143626289028</text:p>
              </table:table-cell>
              <table:table-cell office:value-type="float" office:value="7.64">
                <text:p>7.64</text:p>
              </table:table-cell>
              <table:table-cell office:value-type="float" office:value="0.00374143626289028">
                <text:p>0.00374143626289028</text:p>
              </table:table-cell>
              <table:table-cell office:value-type="float" office:value="9.64">
                <text:p>9.64</text:p>
              </table:table-cell>
              <table:table-cell office:value-type="float" office:value="0.00374143626289028">
                <text:p>0.00374143626289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5.76">
                <text:p>5.76</text:p>
              </table:table-cell>
              <table:table-cell office:value-type="float" office:value="0.00315336319813296">
                <text:p>0.00315336319813296</text:p>
              </table:table-cell>
              <table:table-cell office:value-type="float" office:value="7.76">
                <text:p>7.76</text:p>
              </table:table-cell>
              <table:table-cell office:value-type="float" office:value="0.00315336319813296">
                <text:p>0.00315336319813296</text:p>
              </table:table-cell>
              <table:table-cell office:value-type="float" office:value="9.76">
                <text:p>9.76</text:p>
              </table:table-cell>
              <table:table-cell office:value-type="float" office:value="0.00315336319813296">
                <text:p>0.00315336319813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5.88">
                <text:p>5.88</text:p>
              </table:table-cell>
              <table:table-cell office:value-type="float" office:value="0.00264817193265551">
                <text:p>0.00264817193265551</text:p>
              </table:table-cell>
              <table:table-cell office:value-type="float" office:value="7.88">
                <text:p>7.88</text:p>
              </table:table-cell>
              <table:table-cell office:value-type="float" office:value="0.00264817193265551">
                <text:p>0.00264817193265551</text:p>
              </table:table-cell>
              <table:table-cell office:value-type="float" office:value="9.88">
                <text:p>9.88</text:p>
              </table:table-cell>
              <table:table-cell office:value-type="float" office:value="0.00264817193265551">
                <text:p>0.002648171932655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02215924205969">
                <text:p>0.002215924205969</text:p>
              </table:table-cell>
              <table:table-cell office:value-type="float" office:value="8">
                <text:p>8</text:p>
              </table:table-cell>
              <table:table-cell office:value-type="float" office:value="0.002215924205969">
                <text:p>0.002215924205969</text:p>
              </table:table-cell>
              <table:table-cell office:value-type="float" office:value="10">
                <text:p>10</text:p>
              </table:table-cell>
              <table:table-cell office:value-type="float" office:value="0.002215924205969">
                <text:p>0.0022159242059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>
        <chart:symbol-image xlink:href="Pictures/20000011000000DF000000DFF364E8A8.svm" xlink:type="simple" xlink:actuate="onLoad"/>
      </style:chart-properties>
      <style:graphic-properties svg:stroke-width="0.1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D000000FD000000FDE4AE83B0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74cm" svg:height="12.592cm" xlink:href=".." xlink:type="simple" chart:class="chart:scatter" chart:style-name="ch1">
        <chart:title svg:x="9.629cm" svg:y="0.387cm" chart:style-name="ch2">
          <text:p>Normal</text:p>
        </chart:title>
        <chart:legend chart:legend-position="end" svg:x="18.398cm" svg:y="5.722cm" style:legend-expansion="high" chart:style-name="ch3"/>
        <chart:plot-area chart:style-name="ch4" table:cell-range-address="'mutation bias YVES'.C15:'mutation bias YVES'.D115 'mutation bias YVES'.D14:'mutation bias YVES'.D14 'mutation bias YVES'.G14:'mutation bias YVES'.G14 'mutation bias YVES'.J15:'mutation bias YVES'.J115" chart:data-source-has-labels="row" svg:x="1.453cm" svg:y="1.919cm" svg:width="16.115cm" svg:height="9.414cm">
          <chartooo:coordinate-region svg:x="2.365cm" svg:y="2.132cm" svg:width="15.016cm" svg:height="8.528cm"/>
          <chart:axis chart:dimension="x" chart:name="primary-x" chart:style-name="ch5">
            <chart:title svg:x="9.387cm" svg:y="11.585cm" chart:style-name="ch6">
              <text:p>x</text:p>
            </chart:title>
          </chart:axis>
          <chart:axis chart:dimension="y" chart:name="primary-y" chart:style-name="ch5">
            <chart:title svg:x="0.451cm" svg:y="6.749cm" chart:style-name="ch7">
              <text:p>y</text:p>
            </chart:title>
            <chart:grid chart:style-name="ch8" chart:class="major"/>
          </chart:axis>
          <chart:series chart:style-name="ch9" chart:values-cell-range-address="'mutation bias YVES'.D15:'mutation bias YVES'.D115" chart:label-cell-address="'mutation bias YVES'.D14:'mutation bias YVES'.D14" chart:class="chart:scatter">
            <chart:domain table:cell-range-address="'mutation bias YVES'.C15:'mutation bias YVES'.C115"/>
            <chart:data-point chart:repeated="101"/>
          </chart:series>
          <chart:series chart:style-name="ch10" chart:values-cell-range-address="'mutation bias YVES'.J15:'mutation bias YVES'.J115" chart:label-cell-address="'mutation bias YVES'.G14:'mutation bias YVES'.G14" chart:class="chart:scatter">
            <chart:domain table:cell-range-address="'mutation bias YVES'.I15:'mutation bias YVES'.I115"/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eros</text:p>
                <draw:g>
                  <svg:desc>'mutation bias YVES'.D14:'mutation bias YVES'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normal</text:p>
                <draw:g>
                  <svg:desc>'mutation bias YVES'.G14:'mutation bias YVES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mutation bias YVES'.C15:'mutation bias YVES'.C115</svg:desc>
                </draw:g>
              </table:table-cell>
              <table:table-cell office:value-type="float" office:value="0">
                <text:p>0</text:p>
                <draw:g>
                  <svg:desc>'mutation bias YVES'.D15:'mutation bias YVES'.D115</svg:desc>
                </draw:g>
              </table:table-cell>
              <table:table-cell office:value-type="float" office:value="-6">
                <text:p>-6</text:p>
                <draw:g>
                  <svg:desc>'mutation bias YVES'.I15:'mutation bias YVES'.I115</svg:desc>
                </draw:g>
              </table:table-cell>
              <table:table-cell office:value-type="float" office:value="0.00443184841193801">
                <text:p>0.00443184841193801</text:p>
                <draw:g>
                  <svg:desc>'mutation bias YVES'.J15:'mutation bias YVES'.J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  <table:table-cell office:value-type="float" office:value="-5.88">
                <text:p>-5.88</text:p>
              </table:table-cell>
              <table:table-cell office:value-type="float" office:value="0.00529634386531102">
                <text:p>0.00529634386531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-5.76">
                <text:p>-5.76</text:p>
              </table:table-cell>
              <table:table-cell office:value-type="float" office:value="0.00630672639626593">
                <text:p>0.00630672639626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5.64">
                <text:p>-5.64</text:p>
              </table:table-cell>
              <table:table-cell office:value-type="float" office:value="0.00748287252578056">
                <text:p>0.00748287252578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-5.52">
                <text:p>-5.52</text:p>
              </table:table-cell>
              <table:table-cell office:value-type="float" office:value="0.00884645439823722">
                <text:p>0.00884645439823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5.4">
                <text:p>-5.4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-5.28">
                <text:p>-5.28</text:p>
              </table:table-cell>
              <table:table-cell office:value-type="float" office:value="0.012231526351278">
                <text:p>0.012231526351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-5.16">
                <text:p>-5.16</text:p>
              </table:table-cell>
              <table:table-cell office:value-type="float" office:value="0.0143051089941497">
                <text:p>0.0143051089941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  <table:table-cell office:value-type="float" office:value="-5.04">
                <text:p>-5.04</text:p>
              </table:table-cell>
              <table:table-cell office:value-type="float" office:value="0.0166701008373811">
                <text:p>0.0166701008373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  <table:table-cell office:value-type="float" office:value="-4.92">
                <text:p>-4.92</text:p>
              </table:table-cell>
              <table:table-cell office:value-type="float" office:value="0.019356276731737">
                <text:p>0.019356276731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4.8">
                <text:p>-4.8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-4.68">
                <text:p>-4.68</text:p>
              </table:table-cell>
              <table:table-cell office:value-type="float" office:value="0.0258165754715877">
                <text:p>0.0258165754715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  <table:table-cell office:value-type="float" office:value="-4.56">
                <text:p>-4.56</text:p>
              </table:table-cell>
              <table:table-cell office:value-type="float" office:value="0.0296545848473412">
                <text:p>0.0296545848473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  <table:table-cell office:value-type="float" office:value="-4.44">
                <text:p>-4.44</text:p>
              </table:table-cell>
              <table:table-cell office:value-type="float" office:value="0.0339407631824492">
                <text:p>0.0339407631824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-4.32">
                <text:p>-4.32</text:p>
              </table:table-cell>
              <table:table-cell office:value-type="float" office:value="0.0387068561474556">
                <text:p>0.0387068561474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.2">
                <text:p>-4.2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4.08">
                <text:p>-4.08</text:p>
              </table:table-cell>
              <table:table-cell office:value-type="float" office:value="0.0498000877350708">
                <text:p>0.0498000877350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  <table:table-cell office:value-type="float" office:value="0.0561831419038681">
                <text:p>0.0561831419038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-3.84">
                <text:p>-3.84</text:p>
              </table:table-cell>
              <table:table-cell office:value-type="float" office:value="0.0631565614351987">
                <text:p>0.0631565614351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-3.72">
                <text:p>-3.72</text:p>
              </table:table-cell>
              <table:table-cell office:value-type="float" office:value="0.0707403934569834">
                <text:p>0.0707403934569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3.6">
                <text:p>-3.6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-3.48">
                <text:p>-3.48</text:p>
              </table:table-cell>
              <table:table-cell office:value-type="float" office:value="0.0877960706109056">
                <text:p>0.0877960706109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  <table:table-cell office:value-type="float" office:value="-3.36">
                <text:p>-3.36</text:p>
              </table:table-cell>
              <table:table-cell office:value-type="float" office:value="0.0972822693314675">
                <text:p>0.0972822693314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-3.24">
                <text:p>-3.24</text:p>
              </table:table-cell>
              <table:table-cell office:value-type="float" office:value="0.107406075113484">
                <text:p>0.107406075113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-3.12">
                <text:p>-3.12</text:p>
              </table:table-cell>
              <table:table-cell office:value-type="float" office:value="0.118157295059582">
                <text:p>0.1181572950595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  <table:table-cell office:value-type="float" office:value="-2.88">
                <text:p>-2.88</text:p>
              </table:table-cell>
              <table:table-cell office:value-type="float" office:value="0.141459965224839">
                <text:p>0.141459965224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-2.76">
                <text:p>-2.76</text:p>
              </table:table-cell>
              <table:table-cell office:value-type="float" office:value="0.153948286762634">
                <text:p>0.153948286762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-2.64">
                <text:p>-2.64</text:p>
              </table:table-cell>
              <table:table-cell office:value-type="float" office:value="0.166937041741714">
                <text:p>0.166937041741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-2.52">
                <text:p>-2.52</text:p>
              </table:table-cell>
              <table:table-cell office:value-type="float" office:value="0.18037116322708">
                <text:p>0.18037116322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  <table:table-cell office:value-type="float" office:value="-2.28">
                <text:p>-2.28</text:p>
              </table:table-cell>
              <table:table-cell office:value-type="float" office:value="0.208307790047108">
                <text:p>0.208307790047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-2.16">
                <text:p>-2.16</text:p>
              </table:table-cell>
              <table:table-cell office:value-type="float" office:value="0.222653498751761">
                <text:p>0.222653498751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  <table:table-cell office:value-type="float" office:value="-2.04">
                <text:p>-2.04</text:p>
              </table:table-cell>
              <table:table-cell office:value-type="float" office:value="0.23713195201938">
                <text:p>0.23713195201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-1.92">
                <text:p>-1.92</text:p>
              </table:table-cell>
              <table:table-cell office:value-type="float" office:value="0.251644341098117">
                <text:p>0.251644341098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1.8">
                <text:p>-1.8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-1.68">
                <text:p>-1.68</text:p>
              </table:table-cell>
              <table:table-cell office:value-type="float" office:value="0.280343810839621">
                <text:p>0.280343810839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-1.56">
                <text:p>-1.56</text:p>
              </table:table-cell>
              <table:table-cell office:value-type="float" office:value="0.294305029788325">
                <text:p>0.294305029788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  <table:table-cell office:value-type="float" office:value="-1.44">
                <text:p>-1.44</text:p>
              </table:table-cell>
              <table:table-cell office:value-type="float" office:value="0.307851260469853">
                <text:p>0.307851260469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-1.32">
                <text:p>-1.32</text:p>
              </table:table-cell>
              <table:table-cell office:value-type="float" office:value="0.320863803771172">
                <text:p>0.320863803771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  <table:table-cell office:value-type="float" office:value="-1.08">
                <text:p>-1.08</text:p>
              </table:table-cell>
              <table:table-cell office:value-type="float" office:value="0.344818001439333">
                <text:p>0.344818001439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  <table:table-cell office:value-type="float" office:value="-0.96">
                <text:p>-0.96</text:p>
              </table:table-cell>
              <table:table-cell office:value-type="float" office:value="0.355532528505997">
                <text:p>0.355532528505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">
                <text:p>-1.4</text:p>
              </table:table-cell>
              <table:table-cell office:value-type="float" office:value="0">
                <text:p>0</text:p>
              </table:table-cell>
              <table:table-cell office:value-type="float" office:value="-0.84">
                <text:p>-0.84</text:p>
              </table:table-cell>
              <table:table-cell office:value-type="float" office:value="0.365262672622154">
                <text:p>0.365262672622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">
                <text:p>-1.2</text:p>
              </table:table-cell>
              <table:table-cell office:value-type="float" office:value="0">
                <text:p>0</text:p>
              </table:table-cell>
              <table:table-cell office:value-type="float" office:value="-0.72">
                <text:p>-0.72</text:p>
              </table:table-cell>
              <table:table-cell office:value-type="float" office:value="0.373910605373128">
                <text:p>0.373910605373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0.387616615125014">
                <text:p>0.3876166151250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0.36">
                <text:p>-0.36</text:p>
              </table:table-cell>
              <table:table-cell office:value-type="float" office:value="0.392531483120429">
                <text:p>0.392531483120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  <table:table-cell office:value-type="float" office:value="0.396080211793656">
                <text:p>0.396080211793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  <table:table-cell office:value-type="float" office:value="-0.12">
                <text:p>-0.12</text:p>
              </table:table-cell>
              <table:table-cell office:value-type="float" office:value="0.398224830195607">
                <text:p>0.398224830195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398224830195607">
                <text:p>0.398224830195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396080211793656">
                <text:p>0.396080211793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392531483120429">
                <text:p>0.392531483120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387616615125014">
                <text:p>0.387616615125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373910605373128">
                <text:p>0.373910605373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365262672622154">
                <text:p>0.365262672622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0.355532528505997">
                <text:p>0.355532528505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08">
                <text:p>1.08</text:p>
              </table:table-cell>
              <table:table-cell office:value-type="float" office:value="0.344818001439333">
                <text:p>0.344818001439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0.320863803771172">
                <text:p>0.320863803771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0.307851260469853">
                <text:p>0.307851260469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0.294305029788325">
                <text:p>0.294305029788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0.280343810839621">
                <text:p>0.280343810839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  <table:table-cell office:value-type="float" office:value="0.251644341098117">
                <text:p>0.251644341098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.04">
                <text:p>2.04</text:p>
              </table:table-cell>
              <table:table-cell office:value-type="float" office:value="0.23713195201938">
                <text:p>0.23713195201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0.222653498751761">
                <text:p>0.222653498751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0.208307790047108">
                <text:p>0.208307790047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.52">
                <text:p>2.52</text:p>
              </table:table-cell>
              <table:table-cell office:value-type="float" office:value="0.18037116322708">
                <text:p>0.180371163227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2.64">
                <text:p>2.64</text:p>
              </table:table-cell>
              <table:table-cell office:value-type="float" office:value="0.166937041741714">
                <text:p>0.166937041741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0.153948286762634">
                <text:p>0.153948286762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2.88">
                <text:p>2.88</text:p>
              </table:table-cell>
              <table:table-cell office:value-type="float" office:value="0.141459965224839">
                <text:p>0.141459965224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  <table:table-cell office:value-type="float" office:value="0.118157295059582">
                <text:p>0.118157295059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107406075113484">
                <text:p>0.107406075113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3.36">
                <text:p>3.36</text:p>
              </table:table-cell>
              <table:table-cell office:value-type="float" office:value="0.0972822693314675">
                <text:p>0.0972822693314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  <table:table-cell office:value-type="float" office:value="0.0877960706109056">
                <text:p>0.0877960706109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0789501583008941">
                <text:p>0.0789501583008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0.0707403934569833">
                <text:p>0.07074039345698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0.0631565614351986">
                <text:p>0.0631565614351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056183141903868">
                <text:p>0.0561831419038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0.0498000877350708">
                <text:p>0.0498000877350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4.32">
                <text:p>4.32</text:p>
              </table:table-cell>
              <table:table-cell office:value-type="float" office:value="0.0387068561474556">
                <text:p>0.0387068561474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4.44">
                <text:p>4.44</text:p>
              </table:table-cell>
              <table:table-cell office:value-type="float" office:value="0.0339407631824492">
                <text:p>0.03394076318244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4.56">
                <text:p>4.56</text:p>
              </table:table-cell>
              <table:table-cell office:value-type="float" office:value="0.0296545848473412">
                <text:p>0.02965458484734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4.68">
                <text:p>4.68</text:p>
              </table:table-cell>
              <table:table-cell office:value-type="float" office:value="0.0258165754715877">
                <text:p>0.0258165754715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4.92">
                <text:p>4.92</text:p>
              </table:table-cell>
              <table:table-cell office:value-type="float" office:value="0.019356276731737">
                <text:p>0.019356276731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5.04">
                <text:p>5.04</text:p>
              </table:table-cell>
              <table:table-cell office:value-type="float" office:value="0.016670100837381">
                <text:p>0.016670100837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5.16">
                <text:p>5.16</text:p>
              </table:table-cell>
              <table:table-cell office:value-type="float" office:value="0.0143051089941497">
                <text:p>0.01430510899414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012231526351278">
                <text:p>0.0122315263512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5.52">
                <text:p>5.52</text:p>
              </table:table-cell>
              <table:table-cell office:value-type="float" office:value="0.00884645439823723">
                <text:p>0.008846454398237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5.64">
                <text:p>5.64</text:p>
              </table:table-cell>
              <table:table-cell office:value-type="float" office:value="0.00748287252578056">
                <text:p>0.00748287252578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5.76">
                <text:p>5.76</text:p>
              </table:table-cell>
              <table:table-cell office:value-type="float" office:value="0.00630672639626593">
                <text:p>0.00630672639626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5.88">
                <text:p>5.88</text:p>
              </table:table-cell>
              <table:table-cell office:value-type="float" office:value="0.00529634386531102">
                <text:p>0.00529634386531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0443184841193801">
                <text:p>0.004431848411938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